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72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x_best_result" table:style-name="ta1">
        <table:shapes>
          <draw:frame draw:z-index="0" draw:style-name="gr1" draw:text-style-name="P1" svg:width="8.8972in" svg:height="7.6969in" svg:x="7.8488in" svg:y="0.8051in">
            <draw:object draw:notify-on-update-of-ranges="cx_best_result.A13:cx_best_result.A1173 cx_best_result.C13:cx_best_result.C13 cx_best_result.C14:cx_best_result.C1173 cx_best_result.E13:cx_best_result.E13 cx_best_result.E14:cx_best_result.E11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irframe: Cessna_Citation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p: 0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: 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d: 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u: 0.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Min: 0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Max: 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LimMin: 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LimMax: 0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dSpeed: 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: 0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oint: 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etpo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0.196289" calcext:value-type="float">
            <text:p>0.196289</text:p>
          </table:table-cell>
          <table:table-cell office:value-type="float" office:value="5.32472" calcext:value-type="float">
            <text:p>5.32472</text:p>
          </table:table-cell>
          <table:table-cell office:value-type="float" office:value="239.675" calcext:value-type="float">
            <text:p>239.675</text:p>
          </table:table-cell>
          <table:table-cell office:value-type="float" office:value="0.15" calcext:value-type="float">
            <text:p>0.15</text:p>
          </table:table-cell>
          <table:table-cell office:value-type="float" office:value="245" calcext:value-type="float">
            <text:p>245</text:p>
          </table:table-cell>
          <table:table-cell office:value-type="float" office:value="0.087176" calcext:value-type="float">
            <text:p>0.087176</text:p>
          </table:table-cell>
          <table:table-cell office:value-type="float" office:value="-47.1552" calcext:value-type="float">
            <text:p>-47.1552</text:p>
          </table:table-cell>
        </table:table-row>
        <table:table-row table:style-name="ro1">
          <table:table-cell office:value-type="float" office:value="0.322998" calcext:value-type="float">
            <text:p>0.322998</text:p>
          </table:table-cell>
          <table:table-cell office:value-type="float" office:value="5.26262" calcext:value-type="float">
            <text:p>5.26262</text:p>
          </table:table-cell>
          <table:table-cell office:value-type="float" office:value="239.737" calcext:value-type="float">
            <text:p>239.737</text:p>
          </table:table-cell>
          <table:table-cell office:value-type="float" office:value="0.15" calcext:value-type="float">
            <text:p>0.15</text:p>
          </table:table-cell>
          <table:table-cell office:value-type="float" office:value="245" calcext:value-type="float">
            <text:p>245</text:p>
          </table:table-cell>
          <table:table-cell office:value-type="float" office:value="0.120714" calcext:value-type="float">
            <text:p>0.120714</text:p>
          </table:table-cell>
          <table:table-cell office:value-type="float" office:value="-25.0933" calcext:value-type="float">
            <text:p>-25.0933</text:p>
          </table:table-cell>
        </table:table-row>
        <table:table-row table:style-name="ro1">
          <table:table-cell office:value-type="float" office:value="0.449951" calcext:value-type="float">
            <text:p>0.449951</text:p>
          </table:table-cell>
          <table:table-cell office:value-type="float" office:value="5.19928" calcext:value-type="float">
            <text:p>5.19928</text:p>
          </table:table-cell>
          <table:table-cell office:value-type="float" office:value="239.801" calcext:value-type="float">
            <text:p>239.801</text:p>
          </table:table-cell>
          <table:table-cell office:value-type="float" office:value="0.15" calcext:value-type="float">
            <text:p>0.15</text:p>
          </table:table-cell>
          <table:table-cell office:value-type="float" office:value="245" calcext:value-type="float">
            <text:p>245</text:p>
          </table:table-cell>
          <table:table-cell office:value-type="float" office:value="0.153919" calcext:value-type="float">
            <text:p>0.153919</text:p>
          </table:table-cell>
          <table:table-cell office:value-type="float" office:value="-13.4397" calcext:value-type="float">
            <text:p>-13.4397</text:p>
          </table:table-cell>
        </table:table-row>
        <table:table-row table:style-name="ro1">
          <table:table-cell office:value-type="float" office:value="0.575562" calcext:value-type="float">
            <text:p>0.575562</text:p>
          </table:table-cell>
          <table:table-cell office:value-type="float" office:value="5.1357" calcext:value-type="float">
            <text:p>5.1357</text:p>
          </table:table-cell>
          <table:table-cell office:value-type="float" office:value="239.864" calcext:value-type="float">
            <text:p>239.864</text:p>
          </table:table-cell>
          <table:table-cell office:value-type="float" office:value="0.15" calcext:value-type="float">
            <text:p>0.15</text:p>
          </table:table-cell>
          <table:table-cell office:value-type="float" office:value="245" calcext:value-type="float">
            <text:p>245</text:p>
          </table:table-cell>
          <table:table-cell office:value-type="float" office:value="0.186374" calcext:value-type="float">
            <text:p>0.186374</text:p>
          </table:table-cell>
          <table:table-cell office:value-type="float" office:value="-7.22057" calcext:value-type="float">
            <text:p>-7.22057</text:p>
          </table:table-cell>
        </table:table-row>
        <table:table-row table:style-name="ro1">
          <table:table-cell office:value-type="float" office:value="0.70166" calcext:value-type="float">
            <text:p>0.70166</text:p>
          </table:table-cell>
          <table:table-cell office:value-type="float" office:value="5.07172" calcext:value-type="float">
            <text:p>5.07172</text:p>
          </table:table-cell>
          <table:table-cell office:value-type="float" office:value="239.928" calcext:value-type="float">
            <text:p>239.928</text:p>
          </table:table-cell>
          <table:table-cell office:value-type="float" office:value="0.15" calcext:value-type="float">
            <text:p>0.15</text:p>
          </table:table-cell>
          <table:table-cell office:value-type="float" office:value="245" calcext:value-type="float">
            <text:p>245</text:p>
          </table:table-cell>
          <table:table-cell office:value-type="float" office:value="0.218552" calcext:value-type="float">
            <text:p>0.218552</text:p>
          </table:table-cell>
          <table:table-cell office:value-type="float" office:value="-3.95914" calcext:value-type="float">
            <text:p>-3.95914</text:p>
          </table:table-cell>
        </table:table-row>
        <table:table-row table:style-name="ro1">
          <table:table-cell office:value-type="float" office:value="0.829102" calcext:value-type="float">
            <text:p>0.829102</text:p>
          </table:table-cell>
          <table:table-cell office:value-type="float" office:value="5.00795" calcext:value-type="float">
            <text:p>5.00795</text:p>
          </table:table-cell>
          <table:table-cell office:value-type="float" office:value="239.992" calcext:value-type="float">
            <text:p>239.992</text:p>
          </table:table-cell>
          <table:table-cell office:value-type="float" office:value="0.15" calcext:value-type="float">
            <text:p>0.15</text:p>
          </table:table-cell>
          <table:table-cell office:value-type="float" office:value="245" calcext:value-type="float">
            <text:p>245</text:p>
          </table:table-cell>
          <table:table-cell office:value-type="float" office:value="0.250666" calcext:value-type="float">
            <text:p>0.250666</text:p>
          </table:table-cell>
          <table:table-cell office:value-type="float" office:value="-2.25185" calcext:value-type="float">
            <text:p>-2.25185</text:p>
          </table:table-cell>
        </table:table-row>
        <table:table-row table:style-name="ro1">
          <table:table-cell office:value-type="float" office:value="0.944092" calcext:value-type="float">
            <text:p>0.944092</text:p>
          </table:table-cell>
          <table:table-cell office:value-type="float" office:value="4.95241" calcext:value-type="float">
            <text:p>4.95241</text:p>
          </table:table-cell>
          <table:table-cell office:value-type="float" office:value="240.048" calcext:value-type="float">
            <text:p>240.048</text:p>
          </table:table-cell>
          <table:table-cell office:value-type="float" office:value="0.271637" calcext:value-type="float">
            <text:p>0.271637</text:p>
          </table:table-cell>
          <table:table-cell office:value-type="float" office:value="245" calcext:value-type="float">
            <text:p>245</text:p>
          </table:table-cell>
          <table:table-cell office:value-type="float" office:value="0.279298" calcext:value-type="float">
            <text:p>0.279298</text:p>
          </table:table-cell>
          <table:table-cell office:value-type="float" office:value="-1.24576" calcext:value-type="float">
            <text:p>-1.24576</text:p>
          </table:table-cell>
        </table:table-row>
        <table:table-row table:style-name="ro1">
          <table:table-cell office:value-type="float" office:value="1.07178" calcext:value-type="float">
            <text:p>1.07178</text:p>
          </table:table-cell>
          <table:table-cell office:value-type="float" office:value="4.89424" calcext:value-type="float">
            <text:p>4.89424</text:p>
          </table:table-cell>
          <table:table-cell office:value-type="float" office:value="240.106" calcext:value-type="float">
            <text:p>240.106</text:p>
          </table:table-cell>
          <table:table-cell office:value-type="float" office:value="0.736517" calcext:value-type="float">
            <text:p>0.736517</text:p>
          </table:table-cell>
          <table:table-cell office:value-type="float" office:value="245" calcext:value-type="float">
            <text:p>245</text:p>
          </table:table-cell>
          <table:table-cell office:value-type="float" office:value="0.310728" calcext:value-type="float">
            <text:p>0.310728</text:p>
          </table:table-cell>
          <table:table-cell office:value-type="float" office:value="-0.797772" calcext:value-type="float">
            <text:p>-0.797772</text:p>
          </table:table-cell>
        </table:table-row>
        <table:table-row table:style-name="ro1">
          <table:table-cell office:value-type="float" office:value="1.20251" calcext:value-type="float">
            <text:p>1.20251</text:p>
          </table:table-cell>
          <table:table-cell office:value-type="float" office:value="4.84032" calcext:value-type="float">
            <text:p>4.84032</text:p>
          </table:table-cell>
          <table:table-cell office:value-type="float" office:value="240.16" calcext:value-type="float">
            <text:p>240.16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342543" calcext:value-type="float">
            <text:p>0.342543</text:p>
          </table:table-cell>
          <table:table-cell office:value-type="float" office:value="-0.554352" calcext:value-type="float">
            <text:p>-0.554352</text:p>
          </table:table-cell>
        </table:table-row>
        <table:table-row table:style-name="ro1">
          <table:table-cell office:value-type="float" office:value="1.31885" calcext:value-type="float">
            <text:p>1.31885</text:p>
          </table:table-cell>
          <table:table-cell office:value-type="float" office:value="4.79817" calcext:value-type="float">
            <text:p>4.79817</text:p>
          </table:table-cell>
          <table:table-cell office:value-type="float" office:value="240.202" calcext:value-type="float">
            <text:p>240.202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370572" calcext:value-type="float">
            <text:p>0.370572</text:p>
          </table:table-cell>
          <table:table-cell office:value-type="float" office:value="-0.38043" calcext:value-type="float">
            <text:p>-0.38043</text:p>
          </table:table-cell>
        </table:table-row>
        <table:table-row table:style-name="ro1">
          <table:table-cell office:value-type="float" office:value="1.43726" calcext:value-type="float">
            <text:p>1.43726</text:p>
          </table:table-cell>
          <table:table-cell office:value-type="float" office:value="4.76231" calcext:value-type="float">
            <text:p>4.76231</text:p>
          </table:table-cell>
          <table:table-cell office:value-type="float" office:value="240.238" calcext:value-type="float">
            <text:p>240.238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39887" calcext:value-type="float">
            <text:p>0.39887</text:p>
          </table:table-cell>
          <table:table-cell office:value-type="float" office:value="-0.280223" calcext:value-type="float">
            <text:p>-0.280223</text:p>
          </table:table-cell>
        </table:table-row>
        <table:table-row table:style-name="ro1">
          <table:table-cell office:value-type="float" office:value="1.5426" calcext:value-type="float">
            <text:p>1.5426</text:p>
          </table:table-cell>
          <table:table-cell office:value-type="float" office:value="4.73685" calcext:value-type="float">
            <text:p>4.73685</text:p>
          </table:table-cell>
          <table:table-cell office:value-type="float" office:value="240.263" calcext:value-type="float">
            <text:p>240.263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423886" calcext:value-type="float">
            <text:p>0.423886</text:p>
          </table:table-cell>
          <table:table-cell office:value-type="float" office:value="-0.197435" calcext:value-type="float">
            <text:p>-0.197435</text:p>
          </table:table-cell>
        </table:table-row>
        <table:table-row table:style-name="ro1">
          <table:table-cell office:value-type="float" office:value="1.67053" calcext:value-type="float">
            <text:p>1.67053</text:p>
          </table:table-cell>
          <table:table-cell office:value-type="float" office:value="4.71471" calcext:value-type="float">
            <text:p>4.71471</text:p>
          </table:table-cell>
          <table:table-cell office:value-type="float" office:value="240.285" calcext:value-type="float">
            <text:p>240.28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454111" calcext:value-type="float">
            <text:p>0.454111</text:p>
          </table:table-cell>
          <table:table-cell office:value-type="float" office:value="-0.156018" calcext:value-type="float">
            <text:p>-0.156018</text:p>
          </table:table-cell>
        </table:table-row>
        <table:table-row table:style-name="ro1">
          <table:table-cell office:value-type="float" office:value="1.7981" calcext:value-type="float">
            <text:p>1.7981</text:p>
          </table:table-cell>
          <table:table-cell office:value-type="float" office:value="4.70204" calcext:value-type="float">
            <text:p>4.70204</text:p>
          </table:table-cell>
          <table:table-cell office:value-type="float" office:value="240.298" calcext:value-type="float">
            <text:p>240.298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484138" calcext:value-type="float">
            <text:p>0.484138</text:p>
          </table:table-cell>
          <table:table-cell office:value-type="float" office:value="-0.111696" calcext:value-type="float">
            <text:p>-0.111696</text:p>
          </table:table-cell>
        </table:table-row>
        <table:table-row table:style-name="ro1">
          <table:table-cell office:value-type="float" office:value="1.91565" calcext:value-type="float">
            <text:p>1.91565</text:p>
          </table:table-cell>
          <table:table-cell office:value-type="float" office:value="4.69846" calcext:value-type="float">
            <text:p>4.69846</text:p>
          </table:table-cell>
          <table:table-cell office:value-type="float" office:value="240.302" calcext:value-type="float">
            <text:p>240.302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511762" calcext:value-type="float">
            <text:p>0.511762</text:p>
          </table:table-cell>
          <table:table-cell office:value-type="float" office:value="-0.0634459" calcext:value-type="float">
            <text:p>-0.0634459</text:p>
          </table:table-cell>
        </table:table-row>
        <table:table-row table:style-name="ro1">
          <table:table-cell office:value-type="float" office:value="2.03979" calcext:value-type="float">
            <text:p>2.03979</text:p>
          </table:table-cell>
          <table:table-cell office:value-type="float" office:value="4.7021" calcext:value-type="float">
            <text:p>4.7021</text:p>
          </table:table-cell>
          <table:table-cell office:value-type="float" office:value="240.298" calcext:value-type="float">
            <text:p>240.298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540935" calcext:value-type="float">
            <text:p>0.540935</text:p>
          </table:table-cell>
          <table:table-cell office:value-type="float" office:value="-0.023688" calcext:value-type="float">
            <text:p>-0.023688</text:p>
          </table:table-cell>
        </table:table-row>
        <table:table-row table:style-name="ro1">
          <table:table-cell office:value-type="float" office:value="2.16382" calcext:value-type="float">
            <text:p>2.16382</text:p>
          </table:table-cell>
          <table:table-cell office:value-type="float" office:value="4.71252" calcext:value-type="float">
            <text:p>4.71252</text:p>
          </table:table-cell>
          <table:table-cell office:value-type="float" office:value="240.287" calcext:value-type="float">
            <text:p>240.287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570123" calcext:value-type="float">
            <text:p>0.570123</text:p>
          </table:table-cell>
          <table:table-cell office:value-type="float" office:value="0.0131301" calcext:value-type="float">
            <text:p>0.0131301</text:p>
          </table:table-cell>
        </table:table-row>
        <table:table-row table:style-name="ro1">
          <table:table-cell office:value-type="float" office:value="2.28772" calcext:value-type="float">
            <text:p>2.28772</text:p>
          </table:table-cell>
          <table:table-cell office:value-type="float" office:value="4.72842" calcext:value-type="float">
            <text:p>4.72842</text:p>
          </table:table-cell>
          <table:table-cell office:value-type="float" office:value="240.272" calcext:value-type="float">
            <text:p>240.272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599365" calcext:value-type="float">
            <text:p>0.599365</text:p>
          </table:table-cell>
          <table:table-cell office:value-type="float" office:value="0.0453482" calcext:value-type="float">
            <text:p>0.0453482</text:p>
          </table:table-cell>
        </table:table-row>
        <table:table-row table:style-name="ro1">
          <table:table-cell office:value-type="float" office:value="2.41687" calcext:value-type="float">
            <text:p>2.41687</text:p>
          </table:table-cell>
          <table:table-cell office:value-type="float" office:value="4.7494" calcext:value-type="float">
            <text:p>4.7494</text:p>
          </table:table-cell>
          <table:table-cell office:value-type="float" office:value="240.251" calcext:value-type="float">
            <text:p>240.251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629965" calcext:value-type="float">
            <text:p>0.629965</text:p>
          </table:table-cell>
          <table:table-cell office:value-type="float" office:value="0.0734788" calcext:value-type="float">
            <text:p>0.0734788</text:p>
          </table:table-cell>
        </table:table-row>
        <table:table-row table:style-name="ro1">
          <table:table-cell office:value-type="float" office:value="2.55029" calcext:value-type="float">
            <text:p>2.55029</text:p>
          </table:table-cell>
          <table:table-cell office:value-type="float" office:value="4.77409" calcext:value-type="float">
            <text:p>4.77409</text:p>
          </table:table-cell>
          <table:table-cell office:value-type="float" office:value="240.226" calcext:value-type="float">
            <text:p>240.226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66173" calcext:value-type="float">
            <text:p>0.66173</text:p>
          </table:table-cell>
          <table:table-cell office:value-type="float" office:value="0.0961973" calcext:value-type="float">
            <text:p>0.0961973</text:p>
          </table:table-cell>
        </table:table-row>
        <table:table-row table:style-name="ro1">
          <table:table-cell office:value-type="float" office:value="2.68335" calcext:value-type="float">
            <text:p>2.68335</text:p>
          </table:table-cell>
          <table:table-cell office:value-type="float" office:value="4.8002" calcext:value-type="float">
            <text:p>4.8002</text:p>
          </table:table-cell>
          <table:table-cell office:value-type="float" office:value="240.2" calcext:value-type="float">
            <text:p>240.2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693578" calcext:value-type="float">
            <text:p>0.693578</text:p>
          </table:table-cell>
          <table:table-cell office:value-type="float" office:value="0.111907" calcext:value-type="float">
            <text:p>0.111907</text:p>
          </table:table-cell>
        </table:table-row>
        <table:table-row table:style-name="ro1">
          <table:table-cell office:value-type="float" office:value="2.79956" calcext:value-type="float">
            <text:p>2.79956</text:p>
          </table:table-cell>
          <table:table-cell office:value-type="float" office:value="4.823" calcext:value-type="float">
            <text:p>4.823</text:p>
          </table:table-cell>
          <table:table-cell office:value-type="float" office:value="240.177" calcext:value-type="float">
            <text:p>240.177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113276" calcext:value-type="float">
            <text:p>0.113276</text:p>
          </table:table-cell>
        </table:table-row>
        <table:table-row table:style-name="ro1">
          <table:table-cell office:value-type="float" office:value="2.91626" calcext:value-type="float">
            <text:p>2.91626</text:p>
          </table:table-cell>
          <table:table-cell office:value-type="float" office:value="4.84499" calcext:value-type="float">
            <text:p>4.84499</text:p>
          </table:table-cell>
          <table:table-cell office:value-type="float" office:value="240.155" calcext:value-type="float">
            <text:p>240.15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109137" calcext:value-type="float">
            <text:p>0.109137</text:p>
          </table:table-cell>
        </table:table-row>
        <table:table-row table:style-name="ro1">
          <table:table-cell office:value-type="float" office:value="3.03589" calcext:value-type="float">
            <text:p>3.03589</text:p>
          </table:table-cell>
          <table:table-cell office:value-type="float" office:value="4.86577" calcext:value-type="float">
            <text:p>4.86577</text:p>
          </table:table-cell>
          <table:table-cell office:value-type="float" office:value="240.134" calcext:value-type="float">
            <text:p>240.134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106791" calcext:value-type="float">
            <text:p>0.106791</text:p>
          </table:table-cell>
        </table:table-row>
        <table:table-row table:style-name="ro1">
          <table:table-cell office:value-type="float" office:value="3.1665" calcext:value-type="float">
            <text:p>3.1665</text:p>
          </table:table-cell>
          <table:table-cell office:value-type="float" office:value="4.8855" calcext:value-type="float">
            <text:p>4.8855</text:p>
          </table:table-cell>
          <table:table-cell office:value-type="float" office:value="240.115" calcext:value-type="float">
            <text:p>240.11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102838" calcext:value-type="float">
            <text:p>0.102838</text:p>
          </table:table-cell>
        </table:table-row>
        <table:table-row table:style-name="ro1">
          <table:table-cell office:value-type="float" office:value="3.26819" calcext:value-type="float">
            <text:p>3.26819</text:p>
          </table:table-cell>
          <table:table-cell office:value-type="float" office:value="4.89813" calcext:value-type="float">
            <text:p>4.89813</text:p>
          </table:table-cell>
          <table:table-cell office:value-type="float" office:value="240.102" calcext:value-type="float">
            <text:p>240.102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807509" calcext:value-type="float">
            <text:p>0.0807509</text:p>
          </table:table-cell>
        </table:table-row>
        <table:table-row table:style-name="ro1">
          <table:table-cell office:value-type="float" office:value="3.40002" calcext:value-type="float">
            <text:p>3.40002</text:p>
          </table:table-cell>
          <table:table-cell office:value-type="float" office:value="4.91017" calcext:value-type="float">
            <text:p>4.91017</text:p>
          </table:table-cell>
          <table:table-cell office:value-type="float" office:value="240.09" calcext:value-type="float">
            <text:p>240.09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708083" calcext:value-type="float">
            <text:p>0.0708083</text:p>
          </table:table-cell>
        </table:table-row>
        <table:table-row table:style-name="ro1">
          <table:table-cell office:value-type="float" office:value="3.51807" calcext:value-type="float">
            <text:p>3.51807</text:p>
          </table:table-cell>
          <table:table-cell office:value-type="float" office:value="4.91629" calcext:value-type="float">
            <text:p>4.91629</text:p>
          </table:table-cell>
          <table:table-cell office:value-type="float" office:value="240.084" calcext:value-type="float">
            <text:p>240.084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492402" calcext:value-type="float">
            <text:p>0.0492402</text:p>
          </table:table-cell>
        </table:table-row>
        <table:table-row table:style-name="ro1">
          <table:table-cell office:value-type="float" office:value="3.64905" calcext:value-type="float">
            <text:p>3.64905</text:p>
          </table:table-cell>
          <table:table-cell office:value-type="float" office:value="4.91731" calcext:value-type="float">
            <text:p>4.91731</text:p>
          </table:table-cell>
          <table:table-cell office:value-type="float" office:value="240.083" calcext:value-type="float">
            <text:p>240.083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284045" calcext:value-type="float">
            <text:p>0.0284045</text:p>
          </table:table-cell>
        </table:table-row>
        <table:table-row table:style-name="ro1">
          <table:table-cell office:value-type="float" office:value="3.76611" calcext:value-type="float">
            <text:p>3.76611</text:p>
          </table:table-cell>
          <table:table-cell office:value-type="float" office:value="4.91277" calcext:value-type="float">
            <text:p>4.91277</text:p>
          </table:table-cell>
          <table:table-cell office:value-type="float" office:value="240.087" calcext:value-type="float">
            <text:p>240.087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10558" calcext:value-type="float">
            <text:p>0.00210558</text:p>
          </table:table-cell>
        </table:table-row>
        <table:table-row table:style-name="ro1">
          <table:table-cell office:value-type="float" office:value="3.87073" calcext:value-type="float">
            <text:p>3.87073</text:p>
          </table:table-cell>
          <table:table-cell office:value-type="float" office:value="4.90404" calcext:value-type="float">
            <text:p>4.90404</text:p>
          </table:table-cell>
          <table:table-cell office:value-type="float" office:value="240.096" calcext:value-type="float">
            <text:p>240.096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231713" calcext:value-type="float">
            <text:p>-0.0231713</text:p>
          </table:table-cell>
        </table:table-row>
        <table:table-row table:style-name="ro1">
          <table:table-cell office:value-type="float" office:value="3.99036" calcext:value-type="float">
            <text:p>3.99036</text:p>
          </table:table-cell>
          <table:table-cell office:value-type="float" office:value="4.88834" calcext:value-type="float">
            <text:p>4.88834</text:p>
          </table:table-cell>
          <table:table-cell office:value-type="float" office:value="240.112" calcext:value-type="float">
            <text:p>240.112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510278" calcext:value-type="float">
            <text:p>-0.0510278</text:p>
          </table:table-cell>
        </table:table-row>
        <table:table-row table:style-name="ro1">
          <table:table-cell office:value-type="float" office:value="4.11621" calcext:value-type="float">
            <text:p>4.11621</text:p>
          </table:table-cell>
          <table:table-cell office:value-type="float" office:value="4.86505" calcext:value-type="float">
            <text:p>4.86505</text:p>
          </table:table-cell>
          <table:table-cell office:value-type="float" office:value="240.135" calcext:value-type="float">
            <text:p>240.13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82629" calcext:value-type="float">
            <text:p>-0.082629</text:p>
          </table:table-cell>
        </table:table-row>
        <table:table-row table:style-name="ro1">
          <table:table-cell office:value-type="float" office:value="4.24268" calcext:value-type="float">
            <text:p>4.24268</text:p>
          </table:table-cell>
          <table:table-cell office:value-type="float" office:value="4.8343" calcext:value-type="float">
            <text:p>4.8343</text:p>
          </table:table-cell>
          <table:table-cell office:value-type="float" office:value="240.166" calcext:value-type="float">
            <text:p>240.166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116955" calcext:value-type="float">
            <text:p>-0.116955</text:p>
          </table:table-cell>
        </table:table-row>
        <table:table-row table:style-name="ro1">
          <table:table-cell office:value-type="float" office:value="4.35852" calcext:value-type="float">
            <text:p>4.35852</text:p>
          </table:table-cell>
          <table:table-cell office:value-type="float" office:value="4.79991" calcext:value-type="float">
            <text:p>4.79991</text:p>
          </table:table-cell>
          <table:table-cell office:value-type="float" office:value="240.2" calcext:value-type="float">
            <text:p>240.2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14561" calcext:value-type="float">
            <text:p>-0.14561</text:p>
          </table:table-cell>
        </table:table-row>
        <table:table-row table:style-name="ro1">
          <table:table-cell office:value-type="float" office:value="4.47546" calcext:value-type="float">
            <text:p>4.47546</text:p>
          </table:table-cell>
          <table:table-cell office:value-type="float" office:value="4.75874" calcext:value-type="float">
            <text:p>4.75874</text:p>
          </table:table-cell>
          <table:table-cell office:value-type="float" office:value="240.241" calcext:value-type="float">
            <text:p>240.241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176763" calcext:value-type="float">
            <text:p>-0.176763</text:p>
          </table:table-cell>
        </table:table-row>
        <table:table-row table:style-name="ro1">
          <table:table-cell office:value-type="float" office:value="4.59143" calcext:value-type="float">
            <text:p>4.59143</text:p>
          </table:table-cell>
          <table:table-cell office:value-type="float" office:value="4.71158" calcext:value-type="float">
            <text:p>4.71158</text:p>
          </table:table-cell>
          <table:table-cell office:value-type="float" office:value="240.288" calcext:value-type="float">
            <text:p>240.288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202933" calcext:value-type="float">
            <text:p>-0.202933</text:p>
          </table:table-cell>
        </table:table-row>
        <table:table-row table:style-name="ro1">
          <table:table-cell office:value-type="float" office:value="4.724" calcext:value-type="float">
            <text:p>4.724</text:p>
          </table:table-cell>
          <table:table-cell office:value-type="float" office:value="4.64986" calcext:value-type="float">
            <text:p>4.64986</text:p>
          </table:table-cell>
          <table:table-cell office:value-type="float" office:value="240.35" calcext:value-type="float">
            <text:p>240.3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251906" calcext:value-type="float">
            <text:p>-0.251906</text:p>
          </table:table-cell>
        </table:table-row>
        <table:table-row table:style-name="ro1">
          <table:table-cell office:value-type="float" office:value="4.84338" calcext:value-type="float">
            <text:p>4.84338</text:p>
          </table:table-cell>
          <table:table-cell office:value-type="float" office:value="4.58722" calcext:value-type="float">
            <text:p>4.58722</text:p>
          </table:table-cell>
          <table:table-cell office:value-type="float" office:value="240.413" calcext:value-type="float">
            <text:p>240.413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283613" calcext:value-type="float">
            <text:p>-0.283613</text:p>
          </table:table-cell>
        </table:table-row>
        <table:table-row table:style-name="ro1">
          <table:table-cell office:value-type="float" office:value="4.97314" calcext:value-type="float">
            <text:p>4.97314</text:p>
          </table:table-cell>
          <table:table-cell office:value-type="float" office:value="4.5116" calcext:value-type="float">
            <text:p>4.5116</text:p>
          </table:table-cell>
          <table:table-cell office:value-type="float" office:value="240.488" calcext:value-type="float">
            <text:p>240.488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328164" calcext:value-type="float">
            <text:p>-0.328164</text:p>
          </table:table-cell>
        </table:table-row>
        <table:table-row table:style-name="ro1">
          <table:table-cell office:value-type="float" office:value="5.10498" calcext:value-type="float">
            <text:p>5.10498</text:p>
          </table:table-cell>
          <table:table-cell office:value-type="float" office:value="4.42685" calcext:value-type="float">
            <text:p>4.42685</text:p>
          </table:table-cell>
          <table:table-cell office:value-type="float" office:value="240.573" calcext:value-type="float">
            <text:p>240.573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372725" calcext:value-type="float">
            <text:p>-0.372725</text:p>
          </table:table-cell>
        </table:table-row>
        <table:table-row table:style-name="ro1">
          <table:table-cell office:value-type="float" office:value="5.23755" calcext:value-type="float">
            <text:p>5.23755</text:p>
          </table:table-cell>
          <table:table-cell office:value-type="float" office:value="4.33344" calcext:value-type="float">
            <text:p>4.33344</text:p>
          </table:table-cell>
          <table:table-cell office:value-type="float" office:value="240.667" calcext:value-type="float">
            <text:p>240.667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416611" calcext:value-type="float">
            <text:p>-0.416611</text:p>
          </table:table-cell>
        </table:table-row>
        <table:table-row table:style-name="ro1">
          <table:table-cell office:value-type="float" office:value="5.35303" calcext:value-type="float">
            <text:p>5.35303</text:p>
          </table:table-cell>
          <table:table-cell office:value-type="float" office:value="4.24553" calcext:value-type="float">
            <text:p>4.24553</text:p>
          </table:table-cell>
          <table:table-cell office:value-type="float" office:value="240.754" calcext:value-type="float">
            <text:p>240.754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429719" calcext:value-type="float">
            <text:p>-0.429719</text:p>
          </table:table-cell>
        </table:table-row>
        <table:table-row table:style-name="ro1">
          <table:table-cell office:value-type="float" office:value="5.48364" calcext:value-type="float">
            <text:p>5.48364</text:p>
          </table:table-cell>
          <table:table-cell office:value-type="float" office:value="4.13916" calcext:value-type="float">
            <text:p>4.13916</text:p>
          </table:table-cell>
          <table:table-cell office:value-type="float" office:value="240.861" calcext:value-type="float">
            <text:p>240.861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47713" calcext:value-type="float">
            <text:p>-0.47713</text:p>
          </table:table-cell>
        </table:table-row>
        <table:table-row table:style-name="ro1">
          <table:table-cell office:value-type="float" office:value="5.61499" calcext:value-type="float">
            <text:p>5.61499</text:p>
          </table:table-cell>
          <table:table-cell office:value-type="float" office:value="4.0247" calcext:value-type="float">
            <text:p>4.0247</text:p>
          </table:table-cell>
          <table:table-cell office:value-type="float" office:value="240.975" calcext:value-type="float">
            <text:p>240.97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521718" calcext:value-type="float">
            <text:p>-0.521718</text:p>
          </table:table-cell>
        </table:table-row>
        <table:table-row table:style-name="ro1">
          <table:table-cell office:value-type="float" office:value="5.73157" calcext:value-type="float">
            <text:p>5.73157</text:p>
          </table:table-cell>
          <table:table-cell office:value-type="float" office:value="3.91707" calcext:value-type="float">
            <text:p>3.91707</text:p>
          </table:table-cell>
          <table:table-cell office:value-type="float" office:value="241.083" calcext:value-type="float">
            <text:p>241.083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531392" calcext:value-type="float">
            <text:p>-0.531392</text:p>
          </table:table-cell>
        </table:table-row>
        <table:table-row table:style-name="ro1">
          <table:table-cell office:value-type="float" office:value="5.86292" calcext:value-type="float">
            <text:p>5.86292</text:p>
          </table:table-cell>
          <table:table-cell office:value-type="float" office:value="3.7892" calcext:value-type="float">
            <text:p>3.7892</text:p>
          </table:table-cell>
          <table:table-cell office:value-type="float" office:value="241.211" calcext:value-type="float">
            <text:p>241.211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581777" calcext:value-type="float">
            <text:p>-0.581777</text:p>
          </table:table-cell>
        </table:table-row>
        <table:table-row table:style-name="ro1">
          <table:table-cell office:value-type="float" office:value="5.98621" calcext:value-type="float">
            <text:p>5.98621</text:p>
          </table:table-cell>
          <table:table-cell office:value-type="float" office:value="3.66277" calcext:value-type="float">
            <text:p>3.66277</text:p>
          </table:table-cell>
          <table:table-cell office:value-type="float" office:value="241.337" calcext:value-type="float">
            <text:p>241.337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591228" calcext:value-type="float">
            <text:p>-0.591228</text:p>
          </table:table-cell>
        </table:table-row>
        <table:table-row table:style-name="ro1">
          <table:table-cell office:value-type="float" office:value="6.08716" calcext:value-type="float">
            <text:p>6.08716</text:p>
          </table:table-cell>
          <table:table-cell office:value-type="float" office:value="3.55499" calcext:value-type="float">
            <text:p>3.55499</text:p>
          </table:table-cell>
          <table:table-cell office:value-type="float" office:value="241.445" calcext:value-type="float">
            <text:p>241.44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563137" calcext:value-type="float">
            <text:p>-0.563137</text:p>
          </table:table-cell>
        </table:table-row>
        <table:table-row table:style-name="ro1">
          <table:table-cell office:value-type="float" office:value="6.1875" calcext:value-type="float">
            <text:p>6.1875</text:p>
          </table:table-cell>
          <table:table-cell office:value-type="float" office:value="3.44408" calcext:value-type="float">
            <text:p>3.44408</text:p>
          </table:table-cell>
          <table:table-cell office:value-type="float" office:value="241.556" calcext:value-type="float">
            <text:p>241.556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559052" calcext:value-type="float">
            <text:p>-0.559052</text:p>
          </table:table-cell>
        </table:table-row>
        <table:table-row table:style-name="ro1">
          <table:table-cell office:value-type="float" office:value="6.30359" calcext:value-type="float">
            <text:p>6.30359</text:p>
          </table:table-cell>
          <table:table-cell office:value-type="float" office:value="3.31139" calcext:value-type="float">
            <text:p>3.31139</text:p>
          </table:table-cell>
          <table:table-cell office:value-type="float" office:value="241.689" calcext:value-type="float">
            <text:p>241.689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613839" calcext:value-type="float">
            <text:p>-0.613839</text:p>
          </table:table-cell>
        </table:table-row>
        <table:table-row table:style-name="ro1">
          <table:table-cell office:value-type="float" office:value="6.41968" calcext:value-type="float">
            <text:p>6.41968</text:p>
          </table:table-cell>
          <table:table-cell office:value-type="float" office:value="3.1738" calcext:value-type="float">
            <text:p>3.1738</text:p>
          </table:table-cell>
          <table:table-cell office:value-type="float" office:value="241.826" calcext:value-type="float">
            <text:p>241.826</text:p>
          </table:table-cell>
          <table:table-cell office:value-type="float" office:value="0.839816" calcext:value-type="float">
            <text:p>0.83981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653633" calcext:value-type="float">
            <text:p>-0.653633</text:p>
          </table:table-cell>
        </table:table-row>
        <table:table-row table:style-name="ro1">
          <table:table-cell office:value-type="float" office:value="6.52551" calcext:value-type="float">
            <text:p>6.52551</text:p>
          </table:table-cell>
          <table:table-cell office:value-type="float" office:value="3.04442" calcext:value-type="float">
            <text:p>3.04442</text:p>
          </table:table-cell>
          <table:table-cell office:value-type="float" office:value="241.956" calcext:value-type="float">
            <text:p>241.956</text:p>
          </table:table-cell>
          <table:table-cell office:value-type="float" office:value="0.809186" calcext:value-type="float">
            <text:p>0.80918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651919" calcext:value-type="float">
            <text:p>-0.651919</text:p>
          </table:table-cell>
        </table:table-row>
        <table:table-row table:style-name="ro1">
          <table:table-cell office:value-type="float" office:value="6.65381" calcext:value-type="float">
            <text:p>6.65381</text:p>
          </table:table-cell>
          <table:table-cell office:value-type="float" office:value="2.88272" calcext:value-type="float">
            <text:p>2.88272</text:p>
          </table:table-cell>
          <table:table-cell office:value-type="float" office:value="242.117" calcext:value-type="float">
            <text:p>242.117</text:p>
          </table:table-cell>
          <table:table-cell office:value-type="float" office:value="0.695915" calcext:value-type="float">
            <text:p>0.69591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724765" calcext:value-type="float">
            <text:p>-0.724765</text:p>
          </table:table-cell>
        </table:table-row>
        <table:table-row table:style-name="ro1">
          <table:table-cell office:value-type="float" office:value="6.77917" calcext:value-type="float">
            <text:p>6.77917</text:p>
          </table:table-cell>
          <table:table-cell office:value-type="float" office:value="2.72011" calcext:value-type="float">
            <text:p>2.72011</text:p>
          </table:table-cell>
          <table:table-cell office:value-type="float" office:value="242.28" calcext:value-type="float">
            <text:p>242.28</text:p>
          </table:table-cell>
          <table:table-cell office:value-type="float" office:value="0.61318" calcext:value-type="float">
            <text:p>0.6131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766847" calcext:value-type="float">
            <text:p>-0.766847</text:p>
          </table:table-cell>
        </table:table-row>
        <table:table-row table:style-name="ro1">
          <table:table-cell office:value-type="float" office:value="6.90796" calcext:value-type="float">
            <text:p>6.90796</text:p>
          </table:table-cell>
          <table:table-cell office:value-type="float" office:value="2.54903" calcext:value-type="float">
            <text:p>2.54903</text:p>
          </table:table-cell>
          <table:table-cell office:value-type="float" office:value="242.451" calcext:value-type="float">
            <text:p>242.451</text:p>
          </table:table-cell>
          <table:table-cell office:value-type="float" office:value="0.528959" calcext:value-type="float">
            <text:p>0.52895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808298" calcext:value-type="float">
            <text:p>-0.808298</text:p>
          </table:table-cell>
        </table:table-row>
        <table:table-row table:style-name="ro1">
          <table:table-cell office:value-type="float" office:value="7.02429" calcext:value-type="float">
            <text:p>7.02429</text:p>
          </table:table-cell>
          <table:table-cell office:value-type="float" office:value="2.39186" calcext:value-type="float">
            <text:p>2.39186</text:p>
          </table:table-cell>
          <table:table-cell office:value-type="float" office:value="242.608" calcext:value-type="float">
            <text:p>242.608</text:p>
          </table:table-cell>
          <table:table-cell office:value-type="float" office:value="0.498617" calcext:value-type="float">
            <text:p>0.49861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799348" calcext:value-type="float">
            <text:p>-0.799348</text:p>
          </table:table-cell>
        </table:table-row>
        <table:table-row table:style-name="ro1">
          <table:table-cell office:value-type="float" office:value="7.15491" calcext:value-type="float">
            <text:p>7.15491</text:p>
          </table:table-cell>
          <table:table-cell office:value-type="float" office:value="2.21378" calcext:value-type="float">
            <text:p>2.21378</text:p>
          </table:table-cell>
          <table:table-cell office:value-type="float" office:value="242.786" calcext:value-type="float">
            <text:p>242.786</text:p>
          </table:table-cell>
          <table:table-cell office:value-type="float" office:value="0.412938" calcext:value-type="float">
            <text:p>0.41293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840506" calcext:value-type="float">
            <text:p>-0.840506</text:p>
          </table:table-cell>
        </table:table-row>
        <table:table-row table:style-name="ro1">
          <table:table-cell office:value-type="float" office:value="7.28491" calcext:value-type="float">
            <text:p>7.28491</text:p>
          </table:table-cell>
          <table:table-cell office:value-type="float" office:value="2.03653" calcext:value-type="float">
            <text:p>2.03653</text:p>
          </table:table-cell>
          <table:table-cell office:value-type="float" office:value="242.963" calcext:value-type="float">
            <text:p>242.963</text:p>
          </table:table-cell>
          <table:table-cell office:value-type="float" office:value="0.347849" calcext:value-type="float">
            <text:p>0.34784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861283" calcext:value-type="float">
            <text:p>-0.861283</text:p>
          </table:table-cell>
        </table:table-row>
        <table:table-row table:style-name="ro1">
          <table:table-cell office:value-type="float" office:value="7.41431" calcext:value-type="float">
            <text:p>7.41431</text:p>
          </table:table-cell>
          <table:table-cell office:value-type="float" office:value="1.86198" calcext:value-type="float">
            <text:p>1.86198</text:p>
          </table:table-cell>
          <table:table-cell office:value-type="float" office:value="243.138" calcext:value-type="float">
            <text:p>243.138</text:p>
          </table:table-cell>
          <table:table-cell office:value-type="float" office:value="0.299108" calcext:value-type="float">
            <text:p>0.29910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866388" calcext:value-type="float">
            <text:p>-0.866388</text:p>
          </table:table-cell>
        </table:table-row>
        <table:table-row table:style-name="ro1">
          <table:table-cell office:value-type="float" office:value="7.54382" calcext:value-type="float">
            <text:p>7.54382</text:p>
          </table:table-cell>
          <table:table-cell office:value-type="float" office:value="1.69107" calcext:value-type="float">
            <text:p>1.69107</text:p>
          </table:table-cell>
          <table:table-cell office:value-type="float" office:value="243.309" calcext:value-type="float">
            <text:p>243.309</text:p>
          </table:table-cell>
          <table:table-cell office:value-type="float" office:value="0.26608" calcext:value-type="float">
            <text:p>0.2660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856688" calcext:value-type="float">
            <text:p>-0.856688</text:p>
          </table:table-cell>
        </table:table-row>
        <table:table-row table:style-name="ro1">
          <table:table-cell office:value-type="float" office:value="7.66833" calcext:value-type="float">
            <text:p>7.66833</text:p>
          </table:table-cell>
          <table:table-cell office:value-type="float" office:value="1.53209" calcext:value-type="float">
            <text:p>1.53209</text:p>
          </table:table-cell>
          <table:table-cell office:value-type="float" office:value="243.468" calcext:value-type="float">
            <text:p>243.468</text:p>
          </table:table-cell>
          <table:table-cell office:value-type="float" office:value="0.256381" calcext:value-type="float">
            <text:p>0.25638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826641" calcext:value-type="float">
            <text:p>-0.826641</text:p>
          </table:table-cell>
        </table:table-row>
        <table:table-row table:style-name="ro1">
          <table:table-cell office:value-type="float" office:value="7.79907" calcext:value-type="float">
            <text:p>7.79907</text:p>
          </table:table-cell>
          <table:table-cell office:value-type="float" office:value="1.3728" calcext:value-type="float">
            <text:p>1.3728</text:p>
          </table:table-cell>
          <table:table-cell office:value-type="float" office:value="243.627" calcext:value-type="float">
            <text:p>243.627</text:p>
          </table:table-cell>
          <table:table-cell office:value-type="float" office:value="0.230789" calcext:value-type="float">
            <text:p>0.23078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812412" calcext:value-type="float">
            <text:p>-0.812412</text:p>
          </table:table-cell>
        </table:table-row>
        <table:table-row table:style-name="ro1">
          <table:table-cell office:value-type="float" office:value="7.91406" calcext:value-type="float">
            <text:p>7.91406</text:p>
          </table:table-cell>
          <table:table-cell office:value-type="float" office:value="1.24046" calcext:value-type="float">
            <text:p>1.24046</text:p>
          </table:table-cell>
          <table:table-cell office:value-type="float" office:value="243.76" calcext:value-type="float">
            <text:p>243.76</text:p>
          </table:table-cell>
          <table:table-cell office:value-type="float" office:value="0.272767" calcext:value-type="float">
            <text:p>0.27276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737349" calcext:value-type="float">
            <text:p>-0.737349</text:p>
          </table:table-cell>
        </table:table-row>
        <table:table-row table:style-name="ro1">
          <table:table-cell office:value-type="float" office:value="8.03088" calcext:value-type="float">
            <text:p>8.03088</text:p>
          </table:table-cell>
          <table:table-cell office:value-type="float" office:value="1.11473" calcext:value-type="float">
            <text:p>1.11473</text:p>
          </table:table-cell>
          <table:table-cell office:value-type="float" office:value="243.885" calcext:value-type="float">
            <text:p>243.885</text:p>
          </table:table-cell>
          <table:table-cell office:value-type="float" office:value="0.29408" calcext:value-type="float">
            <text:p>0.2940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684602" calcext:value-type="float">
            <text:p>-0.684602</text:p>
          </table:table-cell>
        </table:table-row>
        <table:table-row table:style-name="ro1">
          <table:table-cell office:value-type="float" office:value="8.15588" calcext:value-type="float">
            <text:p>8.15588</text:p>
          </table:table-cell>
          <table:table-cell office:value-type="float" office:value="0.99118" calcext:value-type="float">
            <text:p>0.99118</text:p>
          </table:table-cell>
          <table:table-cell office:value-type="float" office:value="244.009" calcext:value-type="float">
            <text:p>244.009</text:p>
          </table:table-cell>
          <table:table-cell office:value-type="float" office:value="0.296015" calcext:value-type="float">
            <text:p>0.29601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65178" calcext:value-type="float">
            <text:p>-0.65178</text:p>
          </table:table-cell>
        </table:table-row>
        <table:table-row table:style-name="ro1">
          <table:table-cell office:value-type="float" office:value="8.28271" calcext:value-type="float">
            <text:p>8.28271</text:p>
          </table:table-cell>
          <table:table-cell office:value-type="float" office:value="0.878174" calcext:value-type="float">
            <text:p>0.878174</text:p>
          </table:table-cell>
          <table:table-cell office:value-type="float" office:value="244.122" calcext:value-type="float">
            <text:p>244.122</text:p>
          </table:table-cell>
          <table:table-cell office:value-type="float" office:value="0.309115" calcext:value-type="float">
            <text:p>0.30911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610428" calcext:value-type="float">
            <text:p>-0.610428</text:p>
          </table:table-cell>
        </table:table-row>
        <table:table-row table:style-name="ro1">
          <table:table-cell office:value-type="float" office:value="8.40723" calcext:value-type="float">
            <text:p>8.40723</text:p>
          </table:table-cell>
          <table:table-cell office:value-type="float" office:value="0.779831" calcext:value-type="float">
            <text:p>0.779831</text:p>
          </table:table-cell>
          <table:table-cell office:value-type="float" office:value="244.22" calcext:value-type="float">
            <text:p>244.22</text:p>
          </table:table-cell>
          <table:table-cell office:value-type="float" office:value="0.34146" calcext:value-type="float">
            <text:p>0.3414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553497" calcext:value-type="float">
            <text:p>-0.553497</text:p>
          </table:table-cell>
        </table:table-row>
        <table:table-row table:style-name="ro1">
          <table:table-cell office:value-type="float" office:value="8.53137" calcext:value-type="float">
            <text:p>8.53137</text:p>
          </table:table-cell>
          <table:table-cell office:value-type="float" office:value="0.694336" calcext:value-type="float">
            <text:p>0.694336</text:p>
          </table:table-cell>
          <table:table-cell office:value-type="float" office:value="244.306" calcext:value-type="float">
            <text:p>244.306</text:p>
          </table:table-cell>
          <table:table-cell office:value-type="float" office:value="0.381647" calcext:value-type="float">
            <text:p>0.38164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491937" calcext:value-type="float">
            <text:p>-0.491937</text:p>
          </table:table-cell>
        </table:table-row>
        <table:table-row table:style-name="ro1">
          <table:table-cell office:value-type="float" office:value="8.6571" calcext:value-type="float">
            <text:p>8.6571</text:p>
          </table:table-cell>
          <table:table-cell office:value-type="float" office:value="0.620621" calcext:value-type="float">
            <text:p>0.620621</text:p>
          </table:table-cell>
          <table:table-cell office:value-type="float" office:value="244.379" calcext:value-type="float">
            <text:p>244.379</text:p>
          </table:table-cell>
          <table:table-cell office:value-type="float" office:value="0.422669" calcext:value-type="float">
            <text:p>0.42266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432486" calcext:value-type="float">
            <text:p>-0.432486</text:p>
          </table:table-cell>
        </table:table-row>
        <table:table-row table:style-name="ro1">
          <table:table-cell office:value-type="float" office:value="8.78162" calcext:value-type="float">
            <text:p>8.78162</text:p>
          </table:table-cell>
          <table:table-cell office:value-type="float" office:value="0.560104" calcext:value-type="float">
            <text:p>0.560104</text:p>
          </table:table-cell>
          <table:table-cell office:value-type="float" office:value="244.44" calcext:value-type="float">
            <text:p>244.44</text:p>
          </table:table-cell>
          <table:table-cell office:value-type="float" office:value="0.470527" calcext:value-type="float">
            <text:p>0.47052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369499" calcext:value-type="float">
            <text:p>-0.369499</text:p>
          </table:table-cell>
        </table:table-row>
        <table:table-row table:style-name="ro1">
          <table:table-cell office:value-type="float" office:value="8.90649" calcext:value-type="float">
            <text:p>8.90649</text:p>
          </table:table-cell>
          <table:table-cell office:value-type="float" office:value="0.511459" calcext:value-type="float">
            <text:p>0.511459</text:p>
          </table:table-cell>
          <table:table-cell office:value-type="float" office:value="244.489" calcext:value-type="float">
            <text:p>244.489</text:p>
          </table:table-cell>
          <table:table-cell office:value-type="float" office:value="0.519427" calcext:value-type="float">
            <text:p>0.51942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308438" calcext:value-type="float">
            <text:p>-0.308438</text:p>
          </table:table-cell>
        </table:table-row>
        <table:table-row table:style-name="ro1">
          <table:table-cell office:value-type="float" office:value="9.0304" calcext:value-type="float">
            <text:p>9.0304</text:p>
          </table:table-cell>
          <table:table-cell office:value-type="float" office:value="0.474716" calcext:value-type="float">
            <text:p>0.474716</text:p>
          </table:table-cell>
          <table:table-cell office:value-type="float" office:value="244.525" calcext:value-type="float">
            <text:p>244.525</text:p>
          </table:table-cell>
          <table:table-cell office:value-type="float" office:value="0.570915" calcext:value-type="float">
            <text:p>0.57091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247764" calcext:value-type="float">
            <text:p>-0.247764</text:p>
          </table:table-cell>
        </table:table-row>
        <table:table-row table:style-name="ro1">
          <table:table-cell office:value-type="float" office:value="9.15576" calcext:value-type="float">
            <text:p>9.15576</text:p>
          </table:table-cell>
          <table:table-cell office:value-type="float" office:value="0.448105" calcext:value-type="float">
            <text:p>0.448105</text:p>
          </table:table-cell>
          <table:table-cell office:value-type="float" office:value="244.552" calcext:value-type="float">
            <text:p>244.552</text:p>
          </table:table-cell>
          <table:table-cell office:value-type="float" office:value="0.61968" calcext:value-type="float">
            <text:p>0.6196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192346" calcext:value-type="float">
            <text:p>-0.192346</text:p>
          </table:table-cell>
        </table:table-row>
        <table:table-row table:style-name="ro1">
          <table:table-cell office:value-type="float" office:value="9.28088" calcext:value-type="float">
            <text:p>9.28088</text:p>
          </table:table-cell>
          <table:table-cell office:value-type="float" office:value="0.431366" calcext:value-type="float">
            <text:p>0.431366</text:p>
          </table:table-cell>
          <table:table-cell office:value-type="float" office:value="244.569" calcext:value-type="float">
            <text:p>244.569</text:p>
          </table:table-cell>
          <table:table-cell office:value-type="float" office:value="0.668006" calcext:value-type="float">
            <text:p>0.66800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139835" calcext:value-type="float">
            <text:p>-0.139835</text:p>
          </table:table-cell>
        </table:table-row>
        <table:table-row table:style-name="ro1">
          <table:table-cell office:value-type="float" office:value="9.40979" calcext:value-type="float">
            <text:p>9.40979</text:p>
          </table:table-cell>
          <table:table-cell office:value-type="float" office:value="0.423508" calcext:value-type="float">
            <text:p>0.423508</text:p>
          </table:table-cell>
          <table:table-cell office:value-type="float" office:value="244.576" calcext:value-type="float">
            <text:p>244.576</text:p>
          </table:table-cell>
          <table:table-cell office:value-type="float" office:value="0.713517" calcext:value-type="float">
            <text:p>0.71351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923595" calcext:value-type="float">
            <text:p>-0.0923595</text:p>
          </table:table-cell>
        </table:table-row>
        <table:table-row table:style-name="ro1">
          <table:table-cell office:value-type="float" office:value="9.53638" calcext:value-type="float">
            <text:p>9.53638</text:p>
          </table:table-cell>
          <table:table-cell office:value-type="float" office:value="0.424026" calcext:value-type="float">
            <text:p>0.424026</text:p>
          </table:table-cell>
          <table:table-cell office:value-type="float" office:value="244.576" calcext:value-type="float">
            <text:p>244.576</text:p>
          </table:table-cell>
          <table:table-cell office:value-type="float" office:value="0.759179" calcext:value-type="float">
            <text:p>0.75917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468272" calcext:value-type="float">
            <text:p>-0.0468272</text:p>
          </table:table-cell>
        </table:table-row>
        <table:table-row table:style-name="ro1">
          <table:table-cell office:value-type="float" office:value="9.6637" calcext:value-type="float">
            <text:p>9.6637</text:p>
          </table:table-cell>
          <table:table-cell office:value-type="float" office:value="0.431519" calcext:value-type="float">
            <text:p>0.431519</text:p>
          </table:table-cell>
          <table:table-cell office:value-type="float" office:value="244.568" calcext:value-type="float">
            <text:p>244.568</text:p>
          </table:table-cell>
          <table:table-cell office:value-type="float" office:value="0.801247" calcext:value-type="float">
            <text:p>0.80124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663263" calcext:value-type="float">
            <text:p>-0.00663263</text:p>
          </table:table-cell>
        </table:table-row>
        <table:table-row table:style-name="ro1">
          <table:table-cell office:value-type="float" office:value="9.78894" calcext:value-type="float">
            <text:p>9.78894</text:p>
          </table:table-cell>
          <table:table-cell office:value-type="float" office:value="0.444534" calcext:value-type="float">
            <text:p>0.444534</text:p>
          </table:table-cell>
          <table:table-cell office:value-type="float" office:value="244.555" calcext:value-type="float">
            <text:p>244.555</text:p>
          </table:table-cell>
          <table:table-cell office:value-type="float" office:value="0.838994" calcext:value-type="float">
            <text:p>0.83899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2786" calcext:value-type="float">
            <text:p>0.02786</text:p>
          </table:table-cell>
        </table:table-row>
        <table:table-row table:style-name="ro1">
          <table:table-cell office:value-type="float" office:value="9.91724" calcext:value-type="float">
            <text:p>9.91724</text:p>
          </table:table-cell>
          <table:table-cell office:value-type="float" office:value="0.46228" calcext:value-type="float">
            <text:p>0.46228</text:p>
          </table:table-cell>
          <table:table-cell office:value-type="float" office:value="244.538" calcext:value-type="float">
            <text:p>244.538</text:p>
          </table:table-cell>
          <table:table-cell office:value-type="float" office:value="0.87221" calcext:value-type="float">
            <text:p>0.8722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566402" calcext:value-type="float">
            <text:p>0.0566402</text:p>
          </table:table-cell>
        </table:table-row>
        <table:table-row table:style-name="ro1">
          <table:table-cell office:value-type="float" office:value="10.0195" calcext:value-type="float">
            <text:p>10.0195</text:p>
          </table:table-cell>
          <table:table-cell office:value-type="float" office:value="0.47879" calcext:value-type="float">
            <text:p>0.47879</text:p>
          </table:table-cell>
          <table:table-cell office:value-type="float" office:value="244.521" calcext:value-type="float">
            <text:p>244.521</text:p>
          </table:table-cell>
          <table:table-cell office:value-type="float" office:value="0.890898" calcext:value-type="float">
            <text:p>0.89089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712" calcext:value-type="float">
            <text:p>0.0712</text:p>
          </table:table-cell>
        </table:table-row>
        <table:table-row table:style-name="ro1">
          <table:table-cell office:value-type="float" office:value="10.1451" calcext:value-type="float">
            <text:p>10.1451</text:p>
          </table:table-cell>
          <table:table-cell office:value-type="float" office:value="0.501053" calcext:value-type="float">
            <text:p>0.501053</text:p>
          </table:table-cell>
          <table:table-cell office:value-type="float" office:value="244.499" calcext:value-type="float">
            <text:p>244.499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90343" calcext:value-type="float">
            <text:p>0.090343</text:p>
          </table:table-cell>
        </table:table-row>
        <table:table-row table:style-name="ro1">
          <table:table-cell office:value-type="float" office:value="10.275" calcext:value-type="float">
            <text:p>10.275</text:p>
          </table:table-cell>
          <table:table-cell office:value-type="float" office:value="0.524918" calcext:value-type="float">
            <text:p>0.524918</text:p>
          </table:table-cell>
          <table:table-cell office:value-type="float" office:value="244.475" calcext:value-type="float">
            <text:p>244.47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10398" calcext:value-type="float">
            <text:p>0.10398</text:p>
          </table:table-cell>
        </table:table-row>
        <table:table-row table:style-name="ro1">
          <table:table-cell office:value-type="float" office:value="10.3901" calcext:value-type="float">
            <text:p>10.3901</text:p>
          </table:table-cell>
          <table:table-cell office:value-type="float" office:value="0.546112" calcext:value-type="float">
            <text:p>0.546112</text:p>
          </table:table-cell>
          <table:table-cell office:value-type="float" office:value="244.454" calcext:value-type="float">
            <text:p>244.454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102765" calcext:value-type="float">
            <text:p>0.102765</text:p>
          </table:table-cell>
        </table:table-row>
        <table:table-row table:style-name="ro1">
          <table:table-cell office:value-type="float" office:value="10.5216" calcext:value-type="float">
            <text:p>10.5216</text:p>
          </table:table-cell>
          <table:table-cell office:value-type="float" office:value="0.569168" calcext:value-type="float">
            <text:p>0.569168</text:p>
          </table:table-cell>
          <table:table-cell office:value-type="float" office:value="244.431" calcext:value-type="float">
            <text:p>244.431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10834" calcext:value-type="float">
            <text:p>0.10834</text:p>
          </table:table-cell>
        </table:table-row>
        <table:table-row table:style-name="ro1">
          <table:table-cell office:value-type="float" office:value="10.6528" calcext:value-type="float">
            <text:p>10.6528</text:p>
          </table:table-cell>
          <table:table-cell office:value-type="float" office:value="0.589828" calcext:value-type="float">
            <text:p>0.589828</text:p>
          </table:table-cell>
          <table:table-cell office:value-type="float" office:value="244.41" calcext:value-type="float">
            <text:p>244.41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105708" calcext:value-type="float">
            <text:p>0.105708</text:p>
          </table:table-cell>
        </table:table-row>
        <table:table-row table:style-name="ro1">
          <table:table-cell office:value-type="float" office:value="10.7699" calcext:value-type="float">
            <text:p>10.7699</text:p>
          </table:table-cell>
          <table:table-cell office:value-type="float" office:value="0.605301" calcext:value-type="float">
            <text:p>0.605301</text:p>
          </table:table-cell>
          <table:table-cell office:value-type="float" office:value="244.395" calcext:value-type="float">
            <text:p>244.39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915043" calcext:value-type="float">
            <text:p>0.0915043</text:p>
          </table:table-cell>
        </table:table-row>
        <table:table-row table:style-name="ro1">
          <table:table-cell office:value-type="float" office:value="10.8965" calcext:value-type="float">
            <text:p>10.8965</text:p>
          </table:table-cell>
          <table:table-cell office:value-type="float" office:value="0.617935" calcext:value-type="float">
            <text:p>0.617935</text:p>
          </table:table-cell>
          <table:table-cell office:value-type="float" office:value="244.382" calcext:value-type="float">
            <text:p>244.382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775631" calcext:value-type="float">
            <text:p>0.0775631</text:p>
          </table:table-cell>
        </table:table-row>
        <table:table-row table:style-name="ro1">
          <table:table-cell office:value-type="float" office:value="11.0226" calcext:value-type="float">
            <text:p>11.0226</text:p>
          </table:table-cell>
          <table:table-cell office:value-type="float" office:value="0.62561" calcext:value-type="float">
            <text:p>0.62561</text:p>
          </table:table-cell>
          <table:table-cell office:value-type="float" office:value="244.374" calcext:value-type="float">
            <text:p>244.374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584706" calcext:value-type="float">
            <text:p>0.0584706</text:p>
          </table:table-cell>
        </table:table-row>
        <table:table-row table:style-name="ro1">
          <table:table-cell office:value-type="float" office:value="11.1493" calcext:value-type="float">
            <text:p>11.1493</text:p>
          </table:table-cell>
          <table:table-cell office:value-type="float" office:value="0.627579" calcext:value-type="float">
            <text:p>0.627579</text:p>
          </table:table-cell>
          <table:table-cell office:value-type="float" office:value="244.372" calcext:value-type="float">
            <text:p>244.372</text:p>
          </table:table-cell>
          <table:table-cell office:value-type="float" office:value="0.891941" calcext:value-type="float">
            <text:p>0.89194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35046" calcext:value-type="float">
            <text:p>0.035046</text:p>
          </table:table-cell>
        </table:table-row>
        <table:table-row table:style-name="ro1">
          <table:table-cell office:value-type="float" office:value="11.2776" calcext:value-type="float">
            <text:p>11.2776</text:p>
          </table:table-cell>
          <table:table-cell office:value-type="float" office:value="0.623169" calcext:value-type="float">
            <text:p>0.623169</text:p>
          </table:table-cell>
          <table:table-cell office:value-type="float" office:value="244.377" calcext:value-type="float">
            <text:p>244.377</text:p>
          </table:table-cell>
          <table:table-cell office:value-type="float" office:value="0.863628" calcext:value-type="float">
            <text:p>0.86362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783549" calcext:value-type="float">
            <text:p>0.00783549</text:p>
          </table:table-cell>
        </table:table-row>
        <table:table-row table:style-name="ro1">
          <table:table-cell office:value-type="float" office:value="11.3925" calcext:value-type="float">
            <text:p>11.3925</text:p>
          </table:table-cell>
          <table:table-cell office:value-type="float" office:value="0.613434" calcext:value-type="float">
            <text:p>0.613434</text:p>
          </table:table-cell>
          <table:table-cell office:value-type="float" office:value="244.387" calcext:value-type="float">
            <text:p>244.387</text:p>
          </table:table-cell>
          <table:table-cell office:value-type="float" office:value="0.832008" calcext:value-type="float">
            <text:p>0.83200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2135" calcext:value-type="float">
            <text:p>-0.02135</text:p>
          </table:table-cell>
        </table:table-row>
        <table:table-row table:style-name="ro1">
          <table:table-cell office:value-type="float" office:value="11.5204" calcext:value-type="float">
            <text:p>11.5204</text:p>
          </table:table-cell>
          <table:table-cell office:value-type="float" office:value="0.596024" calcext:value-type="float">
            <text:p>0.596024</text:p>
          </table:table-cell>
          <table:table-cell office:value-type="float" office:value="244.404" calcext:value-type="float">
            <text:p>244.404</text:p>
          </table:table-cell>
          <table:table-cell office:value-type="float" office:value="0.796302" calcext:value-type="float">
            <text:p>0.79630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527035" calcext:value-type="float">
            <text:p>-0.0527035</text:p>
          </table:table-cell>
        </table:table-row>
        <table:table-row table:style-name="ro1">
          <table:table-cell office:value-type="float" office:value="11.6458" calcext:value-type="float">
            <text:p>11.6458</text:p>
          </table:table-cell>
          <table:table-cell office:value-type="float" office:value="0.572403" calcext:value-type="float">
            <text:p>0.572403</text:p>
          </table:table-cell>
          <table:table-cell office:value-type="float" office:value="244.428" calcext:value-type="float">
            <text:p>244.428</text:p>
          </table:table-cell>
          <table:table-cell office:value-type="float" office:value="0.75873" calcext:value-type="float">
            <text:p>0.7587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843711" calcext:value-type="float">
            <text:p>-0.0843711</text:p>
          </table:table-cell>
        </table:table-row>
        <table:table-row table:style-name="ro1">
          <table:table-cell office:value-type="float" office:value="11.7614" calcext:value-type="float">
            <text:p>11.7614</text:p>
          </table:table-cell>
          <table:table-cell office:value-type="float" office:value="0.545059" calcext:value-type="float">
            <text:p>0.545059</text:p>
          </table:table-cell>
          <table:table-cell office:value-type="float" office:value="244.455" calcext:value-type="float">
            <text:p>244.455</text:p>
          </table:table-cell>
          <table:table-cell office:value-type="float" office:value="0.726471" calcext:value-type="float">
            <text:p>0.72647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109794" calcext:value-type="float">
            <text:p>-0.109794</text:p>
          </table:table-cell>
        </table:table-row>
        <table:table-row table:style-name="ro1">
          <table:table-cell office:value-type="float" office:value="11.8674" calcext:value-type="float">
            <text:p>11.8674</text:p>
          </table:table-cell>
          <table:table-cell office:value-type="float" office:value="0.515549" calcext:value-type="float">
            <text:p>0.515549</text:p>
          </table:table-cell>
          <table:table-cell office:value-type="float" office:value="244.484" calcext:value-type="float">
            <text:p>244.484</text:p>
          </table:table-cell>
          <table:table-cell office:value-type="float" office:value="0.69906" calcext:value-type="float">
            <text:p>0.6990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129827" calcext:value-type="float">
            <text:p>-0.129827</text:p>
          </table:table-cell>
        </table:table-row>
        <table:table-row table:style-name="ro1">
          <table:table-cell office:value-type="float" office:value="11.9985" calcext:value-type="float">
            <text:p>11.9985</text:p>
          </table:table-cell>
          <table:table-cell office:value-type="float" office:value="0.473877" calcext:value-type="float">
            <text:p>0.473877</text:p>
          </table:table-cell>
          <table:table-cell office:value-type="float" office:value="244.526" calcext:value-type="float">
            <text:p>244.526</text:p>
          </table:table-cell>
          <table:table-cell office:value-type="float" office:value="0.65181" calcext:value-type="float">
            <text:p>0.6518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166659" calcext:value-type="float">
            <text:p>-0.166659</text:p>
          </table:table-cell>
        </table:table-row>
        <table:table-row table:style-name="ro1">
          <table:table-cell office:value-type="float" office:value="12.1285" calcext:value-type="float">
            <text:p>12.1285</text:p>
          </table:table-cell>
          <table:table-cell office:value-type="float" office:value="0.427261" calcext:value-type="float">
            <text:p>0.427261</text:p>
          </table:table-cell>
          <table:table-cell office:value-type="float" office:value="244.573" calcext:value-type="float">
            <text:p>244.573</text:p>
          </table:table-cell>
          <table:table-cell office:value-type="float" office:value="0.609194" calcext:value-type="float">
            <text:p>0.60919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197622" calcext:value-type="float">
            <text:p>-0.197622</text:p>
          </table:table-cell>
        </table:table-row>
        <table:table-row table:style-name="ro1">
          <table:table-cell office:value-type="float" office:value="12.2563" calcext:value-type="float">
            <text:p>12.2563</text:p>
          </table:table-cell>
          <table:table-cell office:value-type="float" office:value="0.376938" calcext:value-type="float">
            <text:p>0.376938</text:p>
          </table:table-cell>
          <table:table-cell office:value-type="float" office:value="244.623" calcext:value-type="float">
            <text:p>244.623</text:p>
          </table:table-cell>
          <table:table-cell office:value-type="float" office:value="0.571046" calcext:value-type="float">
            <text:p>0.57104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223188" calcext:value-type="float">
            <text:p>-0.223188</text:p>
          </table:table-cell>
        </table:table-row>
        <table:table-row table:style-name="ro1">
          <table:table-cell office:value-type="float" office:value="12.3848" calcext:value-type="float">
            <text:p>12.3848</text:p>
          </table:table-cell>
          <table:table-cell office:value-type="float" office:value="0.322693" calcext:value-type="float">
            <text:p>0.322693</text:p>
          </table:table-cell>
          <table:table-cell office:value-type="float" office:value="244.677" calcext:value-type="float">
            <text:p>244.677</text:p>
          </table:table-cell>
          <table:table-cell office:value-type="float" office:value="0.534552" calcext:value-type="float">
            <text:p>0.53455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246121" calcext:value-type="float">
            <text:p>-0.246121</text:p>
          </table:table-cell>
        </table:table-row>
        <table:table-row table:style-name="ro1">
          <table:table-cell office:value-type="float" office:value="12.5122" calcext:value-type="float">
            <text:p>12.5122</text:p>
          </table:table-cell>
          <table:table-cell office:value-type="float" office:value="0.265793" calcext:value-type="float">
            <text:p>0.265793</text:p>
          </table:table-cell>
          <table:table-cell office:value-type="float" office:value="244.734" calcext:value-type="float">
            <text:p>244.734</text:p>
          </table:table-cell>
          <table:table-cell office:value-type="float" office:value="0.501987" calcext:value-type="float">
            <text:p>0.50198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264461" calcext:value-type="float">
            <text:p>-0.264461</text:p>
          </table:table-cell>
        </table:table-row>
        <table:table-row table:style-name="ro1">
          <table:table-cell office:value-type="float" office:value="12.6398" calcext:value-type="float">
            <text:p>12.6398</text:p>
          </table:table-cell>
          <table:table-cell office:value-type="float" office:value="0.206512" calcext:value-type="float">
            <text:p>0.206512</text:p>
          </table:table-cell>
          <table:table-cell office:value-type="float" office:value="244.793" calcext:value-type="float">
            <text:p>244.793</text:p>
          </table:table-cell>
          <table:table-cell office:value-type="float" office:value="0.472157" calcext:value-type="float">
            <text:p>0.47215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279471" calcext:value-type="float">
            <text:p>-0.279471</text:p>
          </table:table-cell>
        </table:table-row>
        <table:table-row table:style-name="ro1">
          <table:table-cell office:value-type="float" office:value="12.7688" calcext:value-type="float">
            <text:p>12.7688</text:p>
          </table:table-cell>
          <table:table-cell office:value-type="float" office:value="0.145233" calcext:value-type="float">
            <text:p>0.145233</text:p>
          </table:table-cell>
          <table:table-cell office:value-type="float" office:value="244.855" calcext:value-type="float">
            <text:p>244.855</text:p>
          </table:table-cell>
          <table:table-cell office:value-type="float" office:value="0.444414" calcext:value-type="float">
            <text:p>0.44441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291894" calcext:value-type="float">
            <text:p>-0.291894</text:p>
          </table:table-cell>
        </table:table-row>
        <table:table-row table:style-name="ro1">
          <table:table-cell office:value-type="float" office:value="12.8966" calcext:value-type="float">
            <text:p>12.8966</text:p>
          </table:table-cell>
          <table:table-cell office:value-type="float" office:value="0.0837708" calcext:value-type="float">
            <text:p>0.0837708</text:p>
          </table:table-cell>
          <table:table-cell office:value-type="float" office:value="244.916" calcext:value-type="float">
            <text:p>244.916</text:p>
          </table:table-cell>
          <table:table-cell office:value-type="float" office:value="0.42189" calcext:value-type="float">
            <text:p>0.4218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299052" calcext:value-type="float">
            <text:p>-0.299052</text:p>
          </table:table-cell>
        </table:table-row>
        <table:table-row table:style-name="ro1">
          <table:table-cell office:value-type="float" office:value="13.0139" calcext:value-type="float">
            <text:p>13.0139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244.972" calcext:value-type="float">
            <text:p>244.972</text:p>
          </table:table-cell>
          <table:table-cell office:value-type="float" office:value="0.42154" calcext:value-type="float">
            <text:p>0.4215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285388" calcext:value-type="float">
            <text:p>-0.285388</text:p>
          </table:table-cell>
        </table:table-row>
        <table:table-row table:style-name="ro1">
          <table:table-cell office:value-type="float" office:value="13.1299" calcext:value-type="float">
            <text:p>13.1299</text:p>
          </table:table-cell>
          <table:table-cell office:value-type="float" office:value="-0.0268097" calcext:value-type="float">
            <text:p>-0.0268097</text:p>
          </table:table-cell>
          <table:table-cell office:value-type="float" office:value="245.027" calcext:value-type="float">
            <text:p>245.027</text:p>
          </table:table-cell>
          <table:table-cell office:value-type="float" office:value="0.413588" calcext:value-type="float">
            <text:p>0.413588</text:p>
          </table:table-cell>
          <table:table-cell office:value-type="float" office:value="245" calcext:value-type="float">
            <text:p>245</text:p>
          </table:table-cell>
          <table:table-cell office:value-type="float" office:value="0.699962" calcext:value-type="float">
            <text:p>0.699962</text:p>
          </table:table-cell>
          <table:table-cell office:value-type="float" office:value="-0.279672" calcext:value-type="float">
            <text:p>-0.279672</text:p>
          </table:table-cell>
        </table:table-row>
        <table:table-row table:style-name="ro1">
          <table:table-cell office:value-type="float" office:value="13.2623" calcext:value-type="float">
            <text:p>13.2623</text:p>
          </table:table-cell>
          <table:table-cell office:value-type="float" office:value="-0.0870056" calcext:value-type="float">
            <text:p>-0.0870056</text:p>
          </table:table-cell>
          <table:table-cell office:value-type="float" office:value="245.087" calcext:value-type="float">
            <text:p>245.087</text:p>
          </table:table-cell>
          <table:table-cell office:value-type="float" office:value="0.388604" calcext:value-type="float">
            <text:p>0.388604</text:p>
          </table:table-cell>
          <table:table-cell office:value-type="float" office:value="245" calcext:value-type="float">
            <text:p>245</text:p>
          </table:table-cell>
          <table:table-cell office:value-type="float" office:value="0.699584" calcext:value-type="float">
            <text:p>0.699584</text:p>
          </table:table-cell>
          <table:table-cell office:value-type="float" office:value="-0.289229" calcext:value-type="float">
            <text:p>-0.289229</text:p>
          </table:table-cell>
        </table:table-row>
        <table:table-row table:style-name="ro1">
          <table:table-cell office:value-type="float" office:value="13.3638" calcext:value-type="float">
            <text:p>13.3638</text:p>
          </table:table-cell>
          <table:table-cell office:value-type="float" office:value="-0.131287" calcext:value-type="float">
            <text:p>-0.131287</text:p>
          </table:table-cell>
          <table:table-cell office:value-type="float" office:value="245.131" calcext:value-type="float">
            <text:p>245.131</text:p>
          </table:table-cell>
          <table:table-cell office:value-type="float" office:value="0.414677" calcext:value-type="float">
            <text:p>0.414677</text:p>
          </table:table-cell>
          <table:table-cell office:value-type="float" office:value="245" calcext:value-type="float">
            <text:p>245</text:p>
          </table:table-cell>
          <table:table-cell office:value-type="float" office:value="0.69903" calcext:value-type="float">
            <text:p>0.69903</text:p>
          </table:table-cell>
          <table:table-cell office:value-type="float" office:value="-0.251531" calcext:value-type="float">
            <text:p>-0.251531</text:p>
          </table:table-cell>
        </table:table-row>
        <table:table-row table:style-name="ro1">
          <table:table-cell office:value-type="float" office:value="13.4945" calcext:value-type="float">
            <text:p>13.4945</text:p>
          </table:table-cell>
          <table:table-cell office:value-type="float" office:value="-0.185196" calcext:value-type="float">
            <text:p>-0.185196</text:p>
          </table:table-cell>
          <table:table-cell office:value-type="float" office:value="245.185" calcext:value-type="float">
            <text:p>245.185</text:p>
          </table:table-cell>
          <table:table-cell office:value-type="float" office:value="0.392491" calcext:value-type="float">
            <text:p>0.392491</text:p>
          </table:table-cell>
          <table:table-cell office:value-type="float" office:value="245" calcext:value-type="float">
            <text:p>245</text:p>
          </table:table-cell>
          <table:table-cell office:value-type="float" office:value="0.697994" calcext:value-type="float">
            <text:p>0.697994</text:p>
          </table:table-cell>
          <table:table-cell office:value-type="float" office:value="-0.259204" calcext:value-type="float">
            <text:p>-0.259204</text:p>
          </table:table-cell>
        </table:table-row>
        <table:table-row table:style-name="ro1">
          <table:table-cell office:value-type="float" office:value="13.6243" calcext:value-type="float">
            <text:p>13.6243</text:p>
          </table:table-cell>
          <table:table-cell office:value-type="float" office:value="-0.234848" calcext:value-type="float">
            <text:p>-0.234848</text:p>
          </table:table-cell>
          <table:table-cell office:value-type="float" office:value="245.235" calcext:value-type="float">
            <text:p>245.235</text:p>
          </table:table-cell>
          <table:table-cell office:value-type="float" office:value="0.384211" calcext:value-type="float">
            <text:p>0.384211</text:p>
          </table:table-cell>
          <table:table-cell office:value-type="float" office:value="245" calcext:value-type="float">
            <text:p>245</text:p>
          </table:table-cell>
          <table:table-cell office:value-type="float" office:value="0.69663" calcext:value-type="float">
            <text:p>0.69663</text:p>
          </table:table-cell>
          <table:table-cell office:value-type="float" office:value="-0.253707" calcext:value-type="float">
            <text:p>-0.253707</text:p>
          </table:table-cell>
        </table:table-row>
        <table:table-row table:style-name="ro1">
          <table:table-cell office:value-type="float" office:value="13.7532" calcext:value-type="float">
            <text:p>13.7532</text:p>
          </table:table-cell>
          <table:table-cell office:value-type="float" office:value="-0.279816" calcext:value-type="float">
            <text:p>-0.279816</text:p>
          </table:table-cell>
          <table:table-cell office:value-type="float" office:value="245.28" calcext:value-type="float">
            <text:p>245.28</text:p>
          </table:table-cell>
          <table:table-cell office:value-type="float" office:value="0.385104" calcext:value-type="float">
            <text:p>0.385104</text:p>
          </table:table-cell>
          <table:table-cell office:value-type="float" office:value="245" calcext:value-type="float">
            <text:p>245</text:p>
          </table:table-cell>
          <table:table-cell office:value-type="float" office:value="0.694969" calcext:value-type="float">
            <text:p>0.694969</text:p>
          </table:table-cell>
          <table:table-cell office:value-type="float" office:value="-0.239911" calcext:value-type="float">
            <text:p>-0.239911</text:p>
          </table:table-cell>
        </table:table-row>
        <table:table-row table:style-name="ro1">
          <table:table-cell office:value-type="float" office:value="13.8838" calcext:value-type="float">
            <text:p>13.8838</text:p>
          </table:table-cell>
          <table:table-cell office:value-type="float" office:value="-0.320496" calcext:value-type="float">
            <text:p>-0.320496</text:p>
          </table:table-cell>
          <table:table-cell office:value-type="float" office:value="245.32" calcext:value-type="float">
            <text:p>245.32</text:p>
          </table:table-cell>
          <table:table-cell office:value-type="float" office:value="0.390708" calcext:value-type="float">
            <text:p>0.390708</text:p>
          </table:table-cell>
          <table:table-cell office:value-type="float" office:value="245" calcext:value-type="float">
            <text:p>245</text:p>
          </table:table-cell>
          <table:table-cell office:value-type="float" office:value="0.693007" calcext:value-type="float">
            <text:p>0.693007</text:p>
          </table:table-cell>
          <table:table-cell office:value-type="float" office:value="-0.222175" calcext:value-type="float">
            <text:p>-0.222175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-0.356415" calcext:value-type="float">
            <text:p>-0.356415</text:p>
          </table:table-cell>
          <table:table-cell office:value-type="float" office:value="245.356" calcext:value-type="float">
            <text:p>245.356</text:p>
          </table:table-cell>
          <table:table-cell office:value-type="float" office:value="0.399136" calcext:value-type="float">
            <text:p>0.399136</text:p>
          </table:table-cell>
          <table:table-cell office:value-type="float" office:value="245" calcext:value-type="float">
            <text:p>245</text:p>
          </table:table-cell>
          <table:table-cell office:value-type="float" office:value="0.690768" calcext:value-type="float">
            <text:p>0.690768</text:p>
          </table:table-cell>
          <table:table-cell office:value-type="float" office:value="-0.202528" calcext:value-type="float">
            <text:p>-0.202528</text:p>
          </table:table-cell>
        </table:table-row>
        <table:table-row table:style-name="ro1">
          <table:table-cell office:value-type="float" office:value="14.1295" calcext:value-type="float">
            <text:p>14.1295</text:p>
          </table:table-cell>
          <table:table-cell office:value-type="float" office:value="-0.382935" calcext:value-type="float">
            <text:p>-0.382935</text:p>
          </table:table-cell>
          <table:table-cell office:value-type="float" office:value="245.383" calcext:value-type="float">
            <text:p>245.383</text:p>
          </table:table-cell>
          <table:table-cell office:value-type="float" office:value="0.426074" calcext:value-type="float">
            <text:p>0.426074</text:p>
          </table:table-cell>
          <table:table-cell office:value-type="float" office:value="245" calcext:value-type="float">
            <text:p>245</text:p>
          </table:table-cell>
          <table:table-cell office:value-type="float" office:value="0.688668" calcext:value-type="float">
            <text:p>0.688668</text:p>
          </table:table-cell>
          <table:table-cell office:value-type="float" office:value="-0.166861" calcext:value-type="float">
            <text:p>-0.166861</text:p>
          </table:table-cell>
        </table:table-row>
        <table:table-row table:style-name="ro1">
          <table:table-cell office:value-type="float" office:value="14.2618" calcext:value-type="float">
            <text:p>14.2618</text:p>
          </table:table-cell>
          <table:table-cell office:value-type="float" office:value="-0.408615" calcext:value-type="float">
            <text:p>-0.408615</text:p>
          </table:table-cell>
          <table:table-cell office:value-type="float" office:value="245.409" calcext:value-type="float">
            <text:p>245.409</text:p>
          </table:table-cell>
          <table:table-cell office:value-type="float" office:value="0.434835" calcext:value-type="float">
            <text:p>0.434835</text:p>
          </table:table-cell>
          <table:table-cell office:value-type="float" office:value="245" calcext:value-type="float">
            <text:p>245</text:p>
          </table:table-cell>
          <table:table-cell office:value-type="float" office:value="0.686047" calcext:value-type="float">
            <text:p>0.686047</text:p>
          </table:table-cell>
          <table:table-cell office:value-type="float" office:value="-0.149059" calcext:value-type="float">
            <text:p>-0.149059</text:p>
          </table:table-cell>
        </table:table-row>
        <table:table-row table:style-name="ro1">
          <table:table-cell office:value-type="float" office:value="14.3646" calcext:value-type="float">
            <text:p>14.3646</text:p>
          </table:table-cell>
          <table:table-cell office:value-type="float" office:value="-0.424698" calcext:value-type="float">
            <text:p>-0.424698</text:p>
          </table:table-cell>
          <table:table-cell office:value-type="float" office:value="245.425" calcext:value-type="float">
            <text:p>245.425</text:p>
          </table:table-cell>
          <table:table-cell office:value-type="float" office:value="0.466403" calcext:value-type="float">
            <text:p>0.466403</text:p>
          </table:table-cell>
          <table:table-cell office:value-type="float" office:value="245" calcext:value-type="float">
            <text:p>245</text:p>
          </table:table-cell>
          <table:table-cell office:value-type="float" office:value="0.683905" calcext:value-type="float">
            <text:p>0.683905</text:p>
          </table:table-cell>
          <table:table-cell office:value-type="float" office:value="-0.111328" calcext:value-type="float">
            <text:p>-0.111328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0.43866" calcext:value-type="float">
            <text:p>-0.43866</text:p>
          </table:table-cell>
          <table:table-cell office:value-type="float" office:value="245.439" calcext:value-type="float">
            <text:p>245.439</text:p>
          </table:table-cell>
          <table:table-cell office:value-type="float" office:value="0.483589" calcext:value-type="float">
            <text:p>0.483589</text:p>
          </table:table-cell>
          <table:table-cell office:value-type="float" office:value="245" calcext:value-type="float">
            <text:p>245</text:p>
          </table:table-cell>
          <table:table-cell office:value-type="float" office:value="0.681413" calcext:value-type="float">
            <text:p>0.681413</text:p>
          </table:table-cell>
          <table:table-cell office:value-type="float" office:value="-0.0881594" calcext:value-type="float">
            <text:p>-0.0881594</text:p>
          </table:table-cell>
        </table:table-row>
        <table:table-row table:style-name="ro1">
          <table:table-cell office:value-type="float" office:value="14.6113" calcext:value-type="float">
            <text:p>14.6113</text:p>
          </table:table-cell>
          <table:table-cell office:value-type="float" office:value="-0.4496" calcext:value-type="float">
            <text:p>-0.4496</text:p>
          </table:table-cell>
          <table:table-cell office:value-type="float" office:value="245.45" calcext:value-type="float">
            <text:p>245.45</text:p>
          </table:table-cell>
          <table:table-cell office:value-type="float" office:value="0.493659" calcext:value-type="float">
            <text:p>0.493659</text:p>
          </table:table-cell>
          <table:table-cell office:value-type="float" office:value="245" calcext:value-type="float">
            <text:p>245</text:p>
          </table:table-cell>
          <table:table-cell office:value-type="float" office:value="0.678495" calcext:value-type="float">
            <text:p>0.678495</text:p>
          </table:table-cell>
          <table:table-cell office:value-type="float" office:value="-0.0724354" calcext:value-type="float">
            <text:p>-0.0724354</text:p>
          </table:table-cell>
        </table:table-row>
        <table:table-row table:style-name="ro1">
          <table:table-cell office:value-type="float" office:value="14.7421" calcext:value-type="float">
            <text:p>14.7421</text:p>
          </table:table-cell>
          <table:table-cell office:value-type="float" office:value="-0.455276" calcext:value-type="float">
            <text:p>-0.455276</text:p>
          </table:table-cell>
          <table:table-cell office:value-type="float" office:value="245.455" calcext:value-type="float">
            <text:p>245.455</text:p>
          </table:table-cell>
          <table:table-cell office:value-type="float" office:value="0.510047" calcext:value-type="float">
            <text:p>0.510047</text:p>
          </table:table-cell>
          <table:table-cell office:value-type="float" office:value="245" calcext:value-type="float">
            <text:p>245</text:p>
          </table:table-cell>
          <table:table-cell office:value-type="float" office:value="0.675535" calcext:value-type="float">
            <text:p>0.675535</text:p>
          </table:table-cell>
          <table:table-cell office:value-type="float" office:value="-0.0516685" calcext:value-type="float">
            <text:p>-0.0516685</text:p>
          </table:table-cell>
        </table:table-row>
        <table:table-row table:style-name="ro1">
          <table:table-cell office:value-type="float" office:value="14.8588" calcext:value-type="float">
            <text:p>14.8588</text:p>
          </table:table-cell>
          <table:table-cell office:value-type="float" office:value="-0.456314" calcext:value-type="float">
            <text:p>-0.456314</text:p>
          </table:table-cell>
          <table:table-cell office:value-type="float" office:value="245.456" calcext:value-type="float">
            <text:p>245.456</text:p>
          </table:table-cell>
          <table:table-cell office:value-type="float" office:value="0.530683" calcext:value-type="float">
            <text:p>0.530683</text:p>
          </table:table-cell>
          <table:table-cell office:value-type="float" office:value="245" calcext:value-type="float">
            <text:p>245</text:p>
          </table:table-cell>
          <table:table-cell office:value-type="float" office:value="0.672874" calcext:value-type="float">
            <text:p>0.672874</text:p>
          </table:table-cell>
          <table:table-cell office:value-type="float" office:value="-0.028112" calcext:value-type="float">
            <text:p>-0.028112</text:p>
          </table:table-cell>
        </table:table-row>
        <table:table-row table:style-name="ro1">
          <table:table-cell office:value-type="float" office:value="14.9899" calcext:value-type="float">
            <text:p>14.9899</text:p>
          </table:table-cell>
          <table:table-cell office:value-type="float" office:value="-0.453278" calcext:value-type="float">
            <text:p>-0.453278</text:p>
          </table:table-cell>
          <table:table-cell office:value-type="float" office:value="245.453" calcext:value-type="float">
            <text:p>245.453</text:p>
          </table:table-cell>
          <table:table-cell office:value-type="float" office:value="0.548701" calcext:value-type="float">
            <text:p>0.548701</text:p>
          </table:table-cell>
          <table:table-cell office:value-type="float" office:value="245" calcext:value-type="float">
            <text:p>245</text:p>
          </table:table-cell>
          <table:table-cell office:value-type="float" office:value="0.669891" calcext:value-type="float">
            <text:p>0.669891</text:p>
          </table:table-cell>
          <table:table-cell office:value-type="float" office:value="-0.00787047" calcext:value-type="float">
            <text:p>-0.00787047</text:p>
          </table:table-cell>
        </table:table-row>
        <table:table-row table:style-name="ro1">
          <table:table-cell office:value-type="float" office:value="15.1067" calcext:value-type="float">
            <text:p>15.1067</text:p>
          </table:table-cell>
          <table:table-cell office:value-type="float" office:value="-0.447083" calcext:value-type="float">
            <text:p>-0.447083</text:p>
          </table:table-cell>
          <table:table-cell office:value-type="float" office:value="245.447" calcext:value-type="float">
            <text:p>245.447</text:p>
          </table:table-cell>
          <table:table-cell office:value-type="float" office:value="0.567419" calcext:value-type="float">
            <text:p>0.567419</text:p>
          </table:table-cell>
          <table:table-cell office:value-type="float" office:value="245" calcext:value-type="float">
            <text:p>245</text:p>
          </table:table-cell>
          <table:table-cell office:value-type="float" office:value="0.66726" calcext:value-type="float">
            <text:p>0.66726</text:p>
          </table:table-cell>
          <table:table-cell office:value-type="float" office:value="0.0119292" calcext:value-type="float">
            <text:p>0.0119292</text:p>
          </table:table-cell>
        </table:table-row>
        <table:table-row table:style-name="ro1">
          <table:table-cell office:value-type="float" office:value="15.207" calcext:value-type="float">
            <text:p>15.207</text:p>
          </table:table-cell>
          <table:table-cell office:value-type="float" office:value="-0.439606" calcext:value-type="float">
            <text:p>-0.439606</text:p>
          </table:table-cell>
          <table:table-cell office:value-type="float" office:value="245.44" calcext:value-type="float">
            <text:p>245.44</text:p>
          </table:table-cell>
          <table:table-cell office:value-type="float" office:value="0.581472" calcext:value-type="float">
            <text:p>0.581472</text:p>
          </table:table-cell>
          <table:table-cell office:value-type="float" office:value="245" calcext:value-type="float">
            <text:p>245</text:p>
          </table:table-cell>
          <table:table-cell office:value-type="float" office:value="0.665035" calcext:value-type="float">
            <text:p>0.665035</text:p>
          </table:table-cell>
          <table:table-cell office:value-type="float" office:value="0.0263384" calcext:value-type="float">
            <text:p>0.0263384</text:p>
          </table:table-cell>
        </table:table-row>
        <table:table-row table:style-name="ro1">
          <table:table-cell office:value-type="float" office:value="15.3088" calcext:value-type="float">
            <text:p>15.3088</text:p>
          </table:table-cell>
          <table:table-cell office:value-type="float" office:value="-0.429977" calcext:value-type="float">
            <text:p>-0.429977</text:p>
          </table:table-cell>
          <table:table-cell office:value-type="float" office:value="245.43" calcext:value-type="float">
            <text:p>245.43</text:p>
          </table:table-cell>
          <table:table-cell office:value-type="float" office:value="0.593845" calcext:value-type="float">
            <text:p>0.593845</text:p>
          </table:table-cell>
          <table:table-cell office:value-type="float" office:value="245" calcext:value-type="float">
            <text:p>245</text:p>
          </table:table-cell>
          <table:table-cell office:value-type="float" office:value="0.662822" calcext:value-type="float">
            <text:p>0.662822</text:p>
          </table:table-cell>
          <table:table-cell office:value-type="float" office:value="0.0385179" calcext:value-type="float">
            <text:p>0.0385179</text:p>
          </table:table-cell>
        </table:table-row>
        <table:table-row table:style-name="ro1">
          <table:table-cell office:value-type="float" office:value="15.4241" calcext:value-type="float">
            <text:p>15.4241</text:p>
          </table:table-cell>
          <table:table-cell office:value-type="float" office:value="-0.417191" calcext:value-type="float">
            <text:p>-0.417191</text:p>
          </table:table-cell>
          <table:table-cell office:value-type="float" office:value="245.417" calcext:value-type="float">
            <text:p>245.417</text:p>
          </table:table-cell>
          <table:table-cell office:value-type="float" office:value="0.607807" calcext:value-type="float">
            <text:p>0.607807</text:p>
          </table:table-cell>
          <table:table-cell office:value-type="float" office:value="245" calcext:value-type="float">
            <text:p>245</text:p>
          </table:table-cell>
          <table:table-cell office:value-type="float" office:value="0.660381" calcext:value-type="float">
            <text:p>0.660381</text:p>
          </table:table-cell>
          <table:table-cell office:value-type="float" office:value="0.051724" calcext:value-type="float">
            <text:p>0.051724</text:p>
          </table:table-cell>
        </table:table-row>
        <table:table-row table:style-name="ro1">
          <table:table-cell office:value-type="float" office:value="15.5411" calcext:value-type="float">
            <text:p>15.5411</text:p>
          </table:table-cell>
          <table:table-cell office:value-type="float" office:value="-0.402191" calcext:value-type="float">
            <text:p>-0.402191</text:p>
          </table:table-cell>
          <table:table-cell office:value-type="float" office:value="245.402" calcext:value-type="float">
            <text:p>245.402</text:p>
          </table:table-cell>
          <table:table-cell office:value-type="float" office:value="0.621126" calcext:value-type="float">
            <text:p>0.621126</text:p>
          </table:table-cell>
          <table:table-cell office:value-type="float" office:value="245" calcext:value-type="float">
            <text:p>245</text:p>
          </table:table-cell>
          <table:table-cell office:value-type="float" office:value="0.657982" calcext:value-type="float">
            <text:p>0.657982</text:p>
          </table:table-cell>
          <table:table-cell office:value-type="float" office:value="0.0636918" calcext:value-type="float">
            <text:p>0.0636918</text:p>
          </table:table-cell>
        </table:table-row>
        <table:table-row table:style-name="ro1">
          <table:table-cell office:value-type="float" office:value="15.6577" calcext:value-type="float">
            <text:p>15.6577</text:p>
          </table:table-cell>
          <table:table-cell office:value-type="float" office:value="-0.385773" calcext:value-type="float">
            <text:p>-0.385773</text:p>
          </table:table-cell>
          <table:table-cell office:value-type="float" office:value="245.386" calcext:value-type="float">
            <text:p>245.386</text:p>
          </table:table-cell>
          <table:table-cell office:value-type="float" office:value="0.632492" calcext:value-type="float">
            <text:p>0.632492</text:p>
          </table:table-cell>
          <table:table-cell office:value-type="float" office:value="245" calcext:value-type="float">
            <text:p>245</text:p>
          </table:table-cell>
          <table:table-cell office:value-type="float" office:value="0.655685" calcext:value-type="float">
            <text:p>0.655685</text:p>
          </table:table-cell>
          <table:table-cell office:value-type="float" office:value="0.0732502" calcext:value-type="float">
            <text:p>0.0732502</text:p>
          </table:table-cell>
        </table:table-row>
        <table:table-row table:style-name="ro1">
          <table:table-cell office:value-type="float" office:value="15.7594" calcext:value-type="float">
            <text:p>15.7594</text:p>
          </table:table-cell>
          <table:table-cell office:value-type="float" office:value="-0.370453" calcext:value-type="float">
            <text:p>-0.370453</text:p>
          </table:table-cell>
          <table:table-cell office:value-type="float" office:value="245.37" calcext:value-type="float">
            <text:p>245.37</text:p>
          </table:table-cell>
          <table:table-cell office:value-type="float" office:value="0.636239" calcext:value-type="float">
            <text:p>0.636239</text:p>
          </table:table-cell>
          <table:table-cell office:value-type="float" office:value="245" calcext:value-type="float">
            <text:p>245</text:p>
          </table:table-cell>
          <table:table-cell office:value-type="float" office:value="0.653762" calcext:value-type="float">
            <text:p>0.653762</text:p>
          </table:table-cell>
          <table:table-cell office:value-type="float" office:value="0.0750903" calcext:value-type="float">
            <text:p>0.0750903</text:p>
          </table:table-cell>
        </table:table-row>
        <table:table-row table:style-name="ro1">
          <table:table-cell office:value-type="float" office:value="15.8734" calcext:value-type="float">
            <text:p>15.8734</text:p>
          </table:table-cell>
          <table:table-cell office:value-type="float" office:value="-0.352768" calcext:value-type="float">
            <text:p>-0.352768</text:p>
          </table:table-cell>
          <table:table-cell office:value-type="float" office:value="245.353" calcext:value-type="float">
            <text:p>245.353</text:p>
          </table:table-cell>
          <table:table-cell office:value-type="float" office:value="0.645761" calcext:value-type="float">
            <text:p>0.645761</text:p>
          </table:table-cell>
          <table:table-cell office:value-type="float" office:value="245" calcext:value-type="float">
            <text:p>245</text:p>
          </table:table-cell>
          <table:table-cell office:value-type="float" office:value="0.651701" calcext:value-type="float">
            <text:p>0.651701</text:p>
          </table:table-cell>
          <table:table-cell office:value-type="float" office:value="0.0822518" calcext:value-type="float">
            <text:p>0.0822518</text:p>
          </table:table-cell>
        </table:table-row>
        <table:table-row table:style-name="ro1">
          <table:table-cell office:value-type="float" office:value="16.0039" calcext:value-type="float">
            <text:p>16.0039</text:p>
          </table:table-cell>
          <table:table-cell office:value-type="float" office:value="-0.332062" calcext:value-type="float">
            <text:p>-0.332062</text:p>
          </table:table-cell>
          <table:table-cell office:value-type="float" office:value="245.332" calcext:value-type="float">
            <text:p>245.332</text:p>
          </table:table-cell>
          <table:table-cell office:value-type="float" office:value="0.658472" calcext:value-type="float">
            <text:p>0.658472</text:p>
          </table:table-cell>
          <table:table-cell office:value-type="float" office:value="245" calcext:value-type="float">
            <text:p>245</text:p>
          </table:table-cell>
          <table:table-cell office:value-type="float" office:value="0.649466" calcext:value-type="float">
            <text:p>0.649466</text:p>
          </table:table-cell>
          <table:table-cell office:value-type="float" office:value="0.0920207" calcext:value-type="float">
            <text:p>0.0920207</text:p>
          </table:table-cell>
        </table:table-row>
        <table:table-row table:style-name="ro1">
          <table:table-cell office:value-type="float" office:value="16.1057" calcext:value-type="float">
            <text:p>16.1057</text:p>
          </table:table-cell>
          <table:table-cell office:value-type="float" office:value="-0.315857" calcext:value-type="float">
            <text:p>-0.315857</text:p>
          </table:table-cell>
          <table:table-cell office:value-type="float" office:value="245.316" calcext:value-type="float">
            <text:p>245.316</text:p>
          </table:table-cell>
          <table:table-cell office:value-type="float" office:value="0.654716" calcext:value-type="float">
            <text:p>0.654716</text:p>
          </table:table-cell>
          <table:table-cell office:value-type="float" office:value="245" calcext:value-type="float">
            <text:p>245</text:p>
          </table:table-cell>
          <table:table-cell office:value-type="float" office:value="0.647817" calcext:value-type="float">
            <text:p>0.647817</text:p>
          </table:table-cell>
          <table:table-cell office:value-type="float" office:value="0.0858631" calcext:value-type="float">
            <text:p>0.0858631</text:p>
          </table:table-cell>
        </table:table-row>
        <table:table-row table:style-name="ro1">
          <table:table-cell office:value-type="float" office:value="16.235" calcext:value-type="float">
            <text:p>16.235</text:p>
          </table:table-cell>
          <table:table-cell office:value-type="float" office:value="-0.295654" calcext:value-type="float">
            <text:p>-0.295654</text:p>
          </table:table-cell>
          <table:table-cell office:value-type="float" office:value="245.296" calcext:value-type="float">
            <text:p>245.296</text:p>
          </table:table-cell>
          <table:table-cell office:value-type="float" office:value="0.66472" calcext:value-type="float">
            <text:p>0.66472</text:p>
          </table:table-cell>
          <table:table-cell office:value-type="float" office:value="245" calcext:value-type="float">
            <text:p>245</text:p>
          </table:table-cell>
          <table:table-cell office:value-type="float" office:value="0.645841" calcext:value-type="float">
            <text:p>0.645841</text:p>
          </table:table-cell>
          <table:table-cell office:value-type="float" office:value="0.0927921" calcext:value-type="float">
            <text:p>0.0927921</text:p>
          </table:table-cell>
        </table:table-row>
        <table:table-row table:style-name="ro1">
          <table:table-cell office:value-type="float" office:value="16.3639" calcext:value-type="float">
            <text:p>16.3639</text:p>
          </table:table-cell>
          <table:table-cell office:value-type="float" office:value="-0.276566" calcext:value-type="float">
            <text:p>-0.276566</text:p>
          </table:table-cell>
          <table:table-cell office:value-type="float" office:value="245.277" calcext:value-type="float">
            <text:p>245.277</text:p>
          </table:table-cell>
          <table:table-cell office:value-type="float" office:value="0.668658" calcext:value-type="float">
            <text:p>0.668658</text:p>
          </table:table-cell>
          <table:table-cell office:value-type="float" office:value="245" calcext:value-type="float">
            <text:p>245</text:p>
          </table:table-cell>
          <table:table-cell office:value-type="float" office:value="0.643998" calcext:value-type="float">
            <text:p>0.643998</text:p>
          </table:table-cell>
          <table:table-cell office:value-type="float" office:value="0.0938019" calcext:value-type="float">
            <text:p>0.0938019</text:p>
          </table:table-cell>
        </table:table-row>
        <table:table-row table:style-name="ro1">
          <table:table-cell office:value-type="float" office:value="16.495" calcext:value-type="float">
            <text:p>16.495</text:p>
          </table:table-cell>
          <table:table-cell office:value-type="float" office:value="-0.258377" calcext:value-type="float">
            <text:p>-0.258377</text:p>
          </table:table-cell>
          <table:table-cell office:value-type="float" office:value="245.258" calcext:value-type="float">
            <text:p>245.258</text:p>
          </table:table-cell>
          <table:table-cell office:value-type="float" office:value="0.670148" calcext:value-type="float">
            <text:p>0.670148</text:p>
          </table:table-cell>
          <table:table-cell office:value-type="float" office:value="245" calcext:value-type="float">
            <text:p>245</text:p>
          </table:table-cell>
          <table:table-cell office:value-type="float" office:value="0.642245" calcext:value-type="float">
            <text:p>0.642245</text:p>
          </table:table-cell>
          <table:table-cell office:value-type="float" office:value="0.0924978" calcext:value-type="float">
            <text:p>0.0924978</text:p>
          </table:table-cell>
        </table:table-row>
        <table:table-row table:style-name="ro1">
          <table:table-cell office:value-type="float" office:value="16.611" calcext:value-type="float">
            <text:p>16.611</text:p>
          </table:table-cell>
          <table:table-cell office:value-type="float" office:value="-0.243637" calcext:value-type="float">
            <text:p>-0.243637</text:p>
          </table:table-cell>
          <table:table-cell office:value-type="float" office:value="245.244" calcext:value-type="float">
            <text:p>245.244</text:p>
          </table:table-cell>
          <table:table-cell office:value-type="float" office:value="0.662949" calcext:value-type="float">
            <text:p>0.662949</text:p>
          </table:table-cell>
          <table:table-cell office:value-type="float" office:value="245" calcext:value-type="float">
            <text:p>245</text:p>
          </table:table-cell>
          <table:table-cell office:value-type="float" office:value="0.64079" calcext:value-type="float">
            <text:p>0.64079</text:p>
          </table:table-cell>
          <table:table-cell office:value-type="float" office:value="0.083068" calcext:value-type="float">
            <text:p>0.083068</text:p>
          </table:table-cell>
        </table:table-row>
        <table:table-row table:style-name="ro1">
          <table:table-cell office:value-type="float" office:value="16.7417" calcext:value-type="float">
            <text:p>16.7417</text:p>
          </table:table-cell>
          <table:table-cell office:value-type="float" office:value="-0.229004" calcext:value-type="float">
            <text:p>-0.229004</text:p>
          </table:table-cell>
          <table:table-cell office:value-type="float" office:value="245.229" calcext:value-type="float">
            <text:p>245.229</text:p>
          </table:table-cell>
          <table:table-cell office:value-type="float" office:value="0.660294" calcext:value-type="float">
            <text:p>0.660294</text:p>
          </table:table-cell>
          <table:table-cell office:value-type="float" office:value="245" calcext:value-type="float">
            <text:p>245</text:p>
          </table:table-cell>
          <table:table-cell office:value-type="float" office:value="0.639246" calcext:value-type="float">
            <text:p>0.639246</text:p>
          </table:table-cell>
          <table:table-cell office:value-type="float" office:value="0.0782992" calcext:value-type="float">
            <text:p>0.0782992</text:p>
          </table:table-cell>
        </table:table-row>
        <table:table-row table:style-name="ro1">
          <table:table-cell office:value-type="float" office:value="16.871" calcext:value-type="float">
            <text:p>16.871</text:p>
          </table:table-cell>
          <table:table-cell office:value-type="float" office:value="-0.216675" calcext:value-type="float">
            <text:p>-0.216675</text:p>
          </table:table-cell>
          <table:table-cell office:value-type="float" office:value="245.217" calcext:value-type="float">
            <text:p>245.217</text:p>
          </table:table-cell>
          <table:table-cell office:value-type="float" office:value="0.653943" calcext:value-type="float">
            <text:p>0.653943</text:p>
          </table:table-cell>
          <table:table-cell office:value-type="float" office:value="245" calcext:value-type="float">
            <text:p>245</text:p>
          </table:table-cell>
          <table:table-cell office:value-type="float" office:value="0.637806" calcext:value-type="float">
            <text:p>0.637806</text:p>
          </table:table-cell>
          <table:table-cell office:value-type="float" office:value="0.0703055" calcext:value-type="float">
            <text:p>0.0703055</text:p>
          </table:table-cell>
        </table:table-row>
        <table:table-row table:style-name="ro1">
          <table:table-cell office:value-type="float" office:value="17.0006" calcext:value-type="float">
            <text:p>17.0006</text:p>
          </table:table-cell>
          <table:table-cell office:value-type="float" office:value="-0.20668" calcext:value-type="float">
            <text:p>-0.20668</text:p>
          </table:table-cell>
          <table:table-cell office:value-type="float" office:value="245.207" calcext:value-type="float">
            <text:p>245.207</text:p>
          </table:table-cell>
          <table:table-cell office:value-type="float" office:value="0.645419" calcext:value-type="float">
            <text:p>0.645419</text:p>
          </table:table-cell>
          <table:table-cell office:value-type="float" office:value="245" calcext:value-type="float">
            <text:p>245</text:p>
          </table:table-cell>
          <table:table-cell office:value-type="float" office:value="0.636435" calcext:value-type="float">
            <text:p>0.636435</text:p>
          </table:table-cell>
          <table:table-cell office:value-type="float" office:value="0.0606535" calcext:value-type="float">
            <text:p>0.0606535</text:p>
          </table:table-cell>
        </table:table-row>
        <table:table-row table:style-name="ro1">
          <table:table-cell office:value-type="float" office:value="17.1284" calcext:value-type="float">
            <text:p>17.1284</text:p>
          </table:table-cell>
          <table:table-cell office:value-type="float" office:value="-0.199341" calcext:value-type="float">
            <text:p>-0.199341</text:p>
          </table:table-cell>
          <table:table-cell office:value-type="float" office:value="245.199" calcext:value-type="float">
            <text:p>245.199</text:p>
          </table:table-cell>
          <table:table-cell office:value-type="float" office:value="0.634524" calcext:value-type="float">
            <text:p>0.634524</text:p>
          </table:table-cell>
          <table:table-cell office:value-type="float" office:value="245" calcext:value-type="float">
            <text:p>245</text:p>
          </table:table-cell>
          <table:table-cell office:value-type="float" office:value="0.635139" calcext:value-type="float">
            <text:p>0.635139</text:p>
          </table:table-cell>
          <table:table-cell office:value-type="float" office:value="0.0492196" calcext:value-type="float">
            <text:p>0.0492196</text:p>
          </table:table-cell>
        </table:table-row>
        <table:table-row table:style-name="ro1">
          <table:table-cell office:value-type="float" office:value="17.2579" calcext:value-type="float">
            <text:p>17.2579</text:p>
          </table:table-cell>
          <table:table-cell office:value-type="float" office:value="-0.194641" calcext:value-type="float">
            <text:p>-0.194641</text:p>
          </table:table-cell>
          <table:table-cell office:value-type="float" office:value="245.195" calcext:value-type="float">
            <text:p>245.195</text:p>
          </table:table-cell>
          <table:table-cell office:value-type="float" office:value="0.622291" calcext:value-type="float">
            <text:p>0.622291</text:p>
          </table:table-cell>
          <table:table-cell office:value-type="float" office:value="245" calcext:value-type="float">
            <text:p>245</text:p>
          </table:table-cell>
          <table:table-cell office:value-type="float" office:value="0.633865" calcext:value-type="float">
            <text:p>0.633865</text:p>
          </table:table-cell>
          <table:table-cell office:value-type="float" office:value="0.0370863" calcext:value-type="float">
            <text:p>0.0370863</text:p>
          </table:table-cell>
        </table:table-row>
        <table:table-row table:style-name="ro1">
          <table:table-cell office:value-type="float" office:value="17.3744" calcext:value-type="float">
            <text:p>17.3744</text:p>
          </table:table-cell>
          <table:table-cell office:value-type="float" office:value="-0.192551" calcext:value-type="float">
            <text:p>-0.192551</text:p>
          </table:table-cell>
          <table:table-cell office:value-type="float" office:value="245.193" calcext:value-type="float">
            <text:p>245.193</text:p>
          </table:table-cell>
          <table:table-cell office:value-type="float" office:value="0.607558" calcext:value-type="float">
            <text:p>0.607558</text:p>
          </table:table-cell>
          <table:table-cell office:value-type="float" office:value="245" calcext:value-type="float">
            <text:p>245</text:p>
          </table:table-cell>
          <table:table-cell office:value-type="float" office:value="0.632738" calcext:value-type="float">
            <text:p>0.632738</text:p>
          </table:table-cell>
          <table:table-cell office:value-type="float" office:value="0.0229572" calcext:value-type="float">
            <text:p>0.0229572</text:p>
          </table:table-cell>
        </table:table-row>
        <table:table-row table:style-name="ro1">
          <table:table-cell office:value-type="float" office:value="17.5051" calcext:value-type="float">
            <text:p>17.5051</text:p>
          </table:table-cell>
          <table:table-cell office:value-type="float" office:value="-0.192734" calcext:value-type="float">
            <text:p>-0.192734</text:p>
          </table:table-cell>
          <table:table-cell office:value-type="float" office:value="245.193" calcext:value-type="float">
            <text:p>245.193</text:p>
          </table:table-cell>
          <table:table-cell office:value-type="float" office:value="0.595109" calcext:value-type="float">
            <text:p>0.595109</text:p>
          </table:table-cell>
          <table:table-cell office:value-type="float" office:value="245" calcext:value-type="float">
            <text:p>245</text:p>
          </table:table-cell>
          <table:table-cell office:value-type="float" office:value="0.63148" calcext:value-type="float">
            <text:p>0.63148</text:p>
          </table:table-cell>
          <table:table-cell office:value-type="float" office:value="0.0118122" calcext:value-type="float">
            <text:p>0.0118122</text:p>
          </table:table-cell>
        </table:table-row>
        <table:table-row table:style-name="ro1">
          <table:table-cell office:value-type="float" office:value="17.6223" calcext:value-type="float">
            <text:p>17.6223</text:p>
          </table:table-cell>
          <table:table-cell office:value-type="float" office:value="-0.195053" calcext:value-type="float">
            <text:p>-0.195053</text:p>
          </table:table-cell>
          <table:table-cell office:value-type="float" office:value="245.195" calcext:value-type="float">
            <text:p>245.195</text:p>
          </table:table-cell>
          <table:table-cell office:value-type="float" office:value="0.581401" calcext:value-type="float">
            <text:p>0.581401</text:p>
          </table:table-cell>
          <table:table-cell office:value-type="float" office:value="245" calcext:value-type="float">
            <text:p>245</text:p>
          </table:table-cell>
          <table:table-cell office:value-type="float" office:value="0.630345" calcext:value-type="float">
            <text:p>0.630345</text:p>
          </table:table-cell>
          <table:table-cell office:value-type="float" office:value="-0.000180139" calcext:value-type="float">
            <text:p>-0.000180139</text:p>
          </table:table-cell>
        </table:table-row>
        <table:table-row table:style-name="ro1">
          <table:table-cell office:value-type="float" office:value="17.7272" calcext:value-type="float">
            <text:p>17.7272</text:p>
          </table:table-cell>
          <table:table-cell office:value-type="float" office:value="-0.198746" calcext:value-type="float">
            <text:p>-0.198746</text:p>
          </table:table-cell>
          <table:table-cell office:value-type="float" office:value="245.199" calcext:value-type="float">
            <text:p>245.199</text:p>
          </table:table-cell>
          <table:table-cell office:value-type="float" office:value="0.569442" calcext:value-type="float">
            <text:p>0.569442</text:p>
          </table:table-cell>
          <table:table-cell office:value-type="float" office:value="245" calcext:value-type="float">
            <text:p>245</text:p>
          </table:table-cell>
          <table:table-cell office:value-type="float" office:value="0.629313" calcext:value-type="float">
            <text:p>0.629313</text:p>
          </table:table-cell>
          <table:table-cell office:value-type="float" office:value="-0.0101839" calcext:value-type="float">
            <text:p>-0.0101839</text:p>
          </table:table-cell>
        </table:table-row>
        <table:table-row table:style-name="ro1">
          <table:table-cell office:value-type="float" office:value="17.8599" calcext:value-type="float">
            <text:p>17.8599</text:p>
          </table:table-cell>
          <table:table-cell office:value-type="float" office:value="-0.205643" calcext:value-type="float">
            <text:p>-0.205643</text:p>
          </table:table-cell>
          <table:table-cell office:value-type="float" office:value="245.206" calcext:value-type="float">
            <text:p>245.206</text:p>
          </table:table-cell>
          <table:table-cell office:value-type="float" office:value="0.555064" calcext:value-type="float">
            <text:p>0.555064</text:p>
          </table:table-cell>
          <table:table-cell office:value-type="float" office:value="245" calcext:value-type="float">
            <text:p>245</text:p>
          </table:table-cell>
          <table:table-cell office:value-type="float" office:value="0.627972" calcext:value-type="float">
            <text:p>0.627972</text:p>
          </table:table-cell>
          <table:table-cell office:value-type="float" office:value="-0.0214981" calcext:value-type="float">
            <text:p>-0.0214981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-0.21347" calcext:value-type="float">
            <text:p>-0.21347</text:p>
          </table:table-cell>
          <table:table-cell office:value-type="float" office:value="245.213" calcext:value-type="float">
            <text:p>245.213</text:p>
          </table:table-cell>
          <table:table-cell office:value-type="float" office:value="0.54278" calcext:value-type="float">
            <text:p>0.54278</text:p>
          </table:table-cell>
          <table:table-cell office:value-type="float" office:value="245" calcext:value-type="float">
            <text:p>245</text:p>
          </table:table-cell>
          <table:table-cell office:value-type="float" office:value="0.626757" calcext:value-type="float">
            <text:p>0.626757</text:p>
          </table:table-cell>
          <table:table-cell office:value-type="float" office:value="-0.0306088" calcext:value-type="float">
            <text:p>-0.0306088</text:p>
          </table:table-cell>
        </table:table-row>
        <table:table-row table:style-name="ro1">
          <table:table-cell office:value-type="float" office:value="18.0961" calcext:value-type="float">
            <text:p>18.0961</text:p>
          </table:table-cell>
          <table:table-cell office:value-type="float" office:value="-0.223251" calcext:value-type="float">
            <text:p>-0.223251</text:p>
          </table:table-cell>
          <table:table-cell office:value-type="float" office:value="245.223" calcext:value-type="float">
            <text:p>245.223</text:p>
          </table:table-cell>
          <table:table-cell office:value-type="float" office:value="0.530241" calcext:value-type="float">
            <text:p>0.530241</text:p>
          </table:table-cell>
          <table:table-cell office:value-type="float" office:value="245" calcext:value-type="float">
            <text:p>245</text:p>
          </table:table-cell>
          <table:table-cell office:value-type="float" office:value="0.625446" calcext:value-type="float">
            <text:p>0.625446</text:p>
          </table:table-cell>
          <table:table-cell office:value-type="float" office:value="-0.0393922" calcext:value-type="float">
            <text:p>-0.0393922</text:p>
          </table:table-cell>
        </table:table-row>
        <table:table-row table:style-name="ro1">
          <table:table-cell office:value-type="float" office:value="18.2256" calcext:value-type="float">
            <text:p>18.2256</text:p>
          </table:table-cell>
          <table:table-cell office:value-type="float" office:value="-0.235504" calcext:value-type="float">
            <text:p>-0.235504</text:p>
          </table:table-cell>
          <table:table-cell office:value-type="float" office:value="245.236" calcext:value-type="float">
            <text:p>245.236</text:p>
          </table:table-cell>
          <table:table-cell office:value-type="float" office:value="0.515368" calcext:value-type="float">
            <text:p>0.515368</text:p>
          </table:table-cell>
          <table:table-cell office:value-type="float" office:value="245" calcext:value-type="float">
            <text:p>245</text:p>
          </table:table-cell>
          <table:table-cell office:value-type="float" office:value="0.623961" calcext:value-type="float">
            <text:p>0.623961</text:p>
          </table:table-cell>
          <table:table-cell office:value-type="float" office:value="-0.0497167" calcext:value-type="float">
            <text:p>-0.0497167</text:p>
          </table:table-cell>
        </table:table-row>
        <table:table-row table:style-name="ro1">
          <table:table-cell office:value-type="float" office:value="18.3541" calcext:value-type="float">
            <text:p>18.3541</text:p>
          </table:table-cell>
          <table:table-cell office:value-type="float" office:value="-0.249069" calcext:value-type="float">
            <text:p>-0.249069</text:p>
          </table:table-cell>
          <table:table-cell office:value-type="float" office:value="245.249" calcext:value-type="float">
            <text:p>245.249</text:p>
          </table:table-cell>
          <table:table-cell office:value-type="float" office:value="0.501864" calcext:value-type="float">
            <text:p>0.501864</text:p>
          </table:table-cell>
          <table:table-cell office:value-type="float" office:value="245" calcext:value-type="float">
            <text:p>245</text:p>
          </table:table-cell>
          <table:table-cell office:value-type="float" office:value="0.622404" calcext:value-type="float">
            <text:p>0.622404</text:p>
          </table:table-cell>
          <table:table-cell office:value-type="float" office:value="-0.0582733" calcext:value-type="float">
            <text:p>-0.0582733</text:p>
          </table:table-cell>
        </table:table-row>
        <table:table-row table:style-name="ro1">
          <table:table-cell office:value-type="float" office:value="18.4828" calcext:value-type="float">
            <text:p>18.4828</text:p>
          </table:table-cell>
          <table:table-cell office:value-type="float" office:value="-0.26387" calcext:value-type="float">
            <text:p>-0.26387</text:p>
          </table:table-cell>
          <table:table-cell office:value-type="float" office:value="245.264" calcext:value-type="float">
            <text:p>245.264</text:p>
          </table:table-cell>
          <table:table-cell office:value-type="float" office:value="0.48902" calcext:value-type="float">
            <text:p>0.48902</text:p>
          </table:table-cell>
          <table:table-cell office:value-type="float" office:value="245" calcext:value-type="float">
            <text:p>245</text:p>
          </table:table-cell>
          <table:table-cell office:value-type="float" office:value="0.620755" calcext:value-type="float">
            <text:p>0.620755</text:p>
          </table:table-cell>
          <table:table-cell office:value-type="float" office:value="-0.0657671" calcext:value-type="float">
            <text:p>-0.0657671</text:p>
          </table:table-cell>
        </table:table-row>
        <table:table-row table:style-name="ro1">
          <table:table-cell office:value-type="float" office:value="18.6116" calcext:value-type="float">
            <text:p>18.6116</text:p>
          </table:table-cell>
          <table:table-cell office:value-type="float" office:value="-0.279236" calcext:value-type="float">
            <text:p>-0.279236</text:p>
          </table:table-cell>
          <table:table-cell office:value-type="float" office:value="245.279" calcext:value-type="float">
            <text:p>245.279</text:p>
          </table:table-cell>
          <table:table-cell office:value-type="float" office:value="0.478243" calcext:value-type="float">
            <text:p>0.478243</text:p>
          </table:table-cell>
          <table:table-cell office:value-type="float" office:value="245" calcext:value-type="float">
            <text:p>245</text:p>
          </table:table-cell>
          <table:table-cell office:value-type="float" office:value="0.619006" calcext:value-type="float">
            <text:p>0.619006</text:p>
          </table:table-cell>
          <table:table-cell office:value-type="float" office:value="-0.0709549" calcext:value-type="float">
            <text:p>-0.0709549</text:p>
          </table:table-cell>
        </table:table-row>
        <table:table-row table:style-name="ro1">
          <table:table-cell office:value-type="float" office:value="18.7408" calcext:value-type="float">
            <text:p>18.7408</text:p>
          </table:table-cell>
          <table:table-cell office:value-type="float" office:value="-0.295364" calcext:value-type="float">
            <text:p>-0.295364</text:p>
          </table:table-cell>
          <table:table-cell office:value-type="float" office:value="245.295" calcext:value-type="float">
            <text:p>245.295</text:p>
          </table:table-cell>
          <table:table-cell office:value-type="float" office:value="0.467798" calcext:value-type="float">
            <text:p>0.467798</text:p>
          </table:table-cell>
          <table:table-cell office:value-type="float" office:value="245" calcext:value-type="float">
            <text:p>245</text:p>
          </table:table-cell>
          <table:table-cell office:value-type="float" office:value="0.61715" calcext:value-type="float">
            <text:p>0.61715</text:p>
          </table:table-cell>
          <table:table-cell office:value-type="float" office:value="-0.0755104" calcext:value-type="float">
            <text:p>-0.0755104</text:p>
          </table:table-cell>
        </table:table-row>
        <table:table-row table:style-name="ro1">
          <table:table-cell office:value-type="float" office:value="18.8704" calcext:value-type="float">
            <text:p>18.8704</text:p>
          </table:table-cell>
          <table:table-cell office:value-type="float" office:value="-0.311615" calcext:value-type="float">
            <text:p>-0.311615</text:p>
          </table:table-cell>
          <table:table-cell office:value-type="float" office:value="245.312" calcext:value-type="float">
            <text:p>245.312</text:p>
          </table:table-cell>
          <table:table-cell office:value-type="float" office:value="0.459148" calcext:value-type="float">
            <text:p>0.459148</text:p>
          </table:table-cell>
          <table:table-cell office:value-type="float" office:value="245" calcext:value-type="float">
            <text:p>245</text:p>
          </table:table-cell>
          <table:table-cell office:value-type="float" office:value="0.615184" calcext:value-type="float">
            <text:p>0.615184</text:p>
          </table:table-cell>
          <table:table-cell office:value-type="float" office:value="-0.0781323" calcext:value-type="float">
            <text:p>-0.0781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327698" calcext:value-type="float">
            <text:p>-0.327698</text:p>
          </table:table-cell>
          <table:table-cell office:value-type="float" office:value="245.328" calcext:value-type="float">
            <text:p>245.328</text:p>
          </table:table-cell>
          <table:table-cell office:value-type="float" office:value="0.452066" calcext:value-type="float">
            <text:p>0.452066</text:p>
          </table:table-cell>
          <table:table-cell office:value-type="float" office:value="245" calcext:value-type="float">
            <text:p>245</text:p>
          </table:table-cell>
          <table:table-cell office:value-type="float" office:value="0.613112" calcext:value-type="float">
            <text:p>0.613112</text:p>
          </table:table-cell>
          <table:table-cell office:value-type="float" office:value="-0.0791212" calcext:value-type="float">
            <text:p>-0.0791212</text:p>
          </table:table-cell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-0.343246" calcext:value-type="float">
            <text:p>-0.343246</text:p>
          </table:table-cell>
          <table:table-cell office:value-type="float" office:value="245.343" calcext:value-type="float">
            <text:p>245.343</text:p>
          </table:table-cell>
          <table:table-cell office:value-type="float" office:value="0.446641" calcext:value-type="float">
            <text:p>0.446641</text:p>
          </table:table-cell>
          <table:table-cell office:value-type="float" office:value="245" calcext:value-type="float">
            <text:p>245</text:p>
          </table:table-cell>
          <table:table-cell office:value-type="float" office:value="0.610931" calcext:value-type="float">
            <text:p>0.610931</text:p>
          </table:table-cell>
          <table:table-cell office:value-type="float" office:value="-0.0784791" calcext:value-type="float">
            <text:p>-0.0784791</text:p>
          </table:table-cell>
        </table:table-row>
        <table:table-row table:style-name="ro1">
          <table:table-cell office:value-type="float" office:value="19.2596" calcext:value-type="float">
            <text:p>19.2596</text:p>
          </table:table-cell>
          <table:table-cell office:value-type="float" office:value="-0.358063" calcext:value-type="float">
            <text:p>-0.358063</text:p>
          </table:table-cell>
          <table:table-cell office:value-type="float" office:value="245.358" calcext:value-type="float">
            <text:p>245.358</text:p>
          </table:table-cell>
          <table:table-cell office:value-type="float" office:value="0.442833" calcext:value-type="float">
            <text:p>0.442833</text:p>
          </table:table-cell>
          <table:table-cell office:value-type="float" office:value="245" calcext:value-type="float">
            <text:p>245</text:p>
          </table:table-cell>
          <table:table-cell office:value-type="float" office:value="0.608658" calcext:value-type="float">
            <text:p>0.608658</text:p>
          </table:table-cell>
          <table:table-cell office:value-type="float" office:value="-0.0763091" calcext:value-type="float">
            <text:p>-0.0763091</text:p>
          </table:table-cell>
        </table:table-row>
        <table:table-row table:style-name="ro1">
          <table:table-cell office:value-type="float" office:value="19.3894" calcext:value-type="float">
            <text:p>19.3894</text:p>
          </table:table-cell>
          <table:table-cell office:value-type="float" office:value="-0.371719" calcext:value-type="float">
            <text:p>-0.371719</text:p>
          </table:table-cell>
          <table:table-cell office:value-type="float" office:value="245.372" calcext:value-type="float">
            <text:p>245.372</text:p>
          </table:table-cell>
          <table:table-cell office:value-type="float" office:value="0.441037" calcext:value-type="float">
            <text:p>0.441037</text:p>
          </table:table-cell>
          <table:table-cell office:value-type="float" office:value="245" calcext:value-type="float">
            <text:p>245</text:p>
          </table:table-cell>
          <table:table-cell office:value-type="float" office:value="0.60629" calcext:value-type="float">
            <text:p>0.60629</text:p>
          </table:table-cell>
          <table:table-cell office:value-type="float" office:value="-0.0723229" calcext:value-type="float">
            <text:p>-0.0723229</text:p>
          </table:table-cell>
        </table:table-row>
        <table:table-row table:style-name="ro1">
          <table:table-cell office:value-type="float" office:value="19.5209" calcext:value-type="float">
            <text:p>19.5209</text:p>
          </table:table-cell>
          <table:table-cell office:value-type="float" office:value="-0.384171" calcext:value-type="float">
            <text:p>-0.384171</text:p>
          </table:table-cell>
          <table:table-cell office:value-type="float" office:value="245.384" calcext:value-type="float">
            <text:p>245.384</text:p>
          </table:table-cell>
          <table:table-cell office:value-type="float" office:value="0.440174" calcext:value-type="float">
            <text:p>0.440174</text:p>
          </table:table-cell>
          <table:table-cell office:value-type="float" office:value="245" calcext:value-type="float">
            <text:p>245</text:p>
          </table:table-cell>
          <table:table-cell office:value-type="float" office:value="0.603805" calcext:value-type="float">
            <text:p>0.603805</text:p>
          </table:table-cell>
          <table:table-cell office:value-type="float" office:value="-0.0675887" calcext:value-type="float">
            <text:p>-0.0675887</text:p>
          </table:table-cell>
        </table:table-row>
        <table:table-row table:style-name="ro1">
          <table:table-cell office:value-type="float" office:value="19.6381" calcext:value-type="float">
            <text:p>19.6381</text:p>
          </table:table-cell>
          <table:table-cell office:value-type="float" office:value="-0.39386" calcext:value-type="float">
            <text:p>-0.39386</text:p>
          </table:table-cell>
          <table:table-cell office:value-type="float" office:value="245.394" calcext:value-type="float">
            <text:p>245.394</text:p>
          </table:table-cell>
          <table:table-cell office:value-type="float" office:value="0.444998" calcext:value-type="float">
            <text:p>0.444998</text:p>
          </table:table-cell>
          <table:table-cell office:value-type="float" office:value="245" calcext:value-type="float">
            <text:p>245</text:p>
          </table:table-cell>
          <table:table-cell office:value-type="float" office:value="0.601525" calcext:value-type="float">
            <text:p>0.601525</text:p>
          </table:table-cell>
          <table:table-cell office:value-type="float" office:value="-0.0580624" calcext:value-type="float">
            <text:p>-0.0580624</text:p>
          </table:table-cell>
        </table:table-row>
        <table:table-row table:style-name="ro1">
          <table:table-cell office:value-type="float" office:value="19.7701" calcext:value-type="float">
            <text:p>19.7701</text:p>
          </table:table-cell>
          <table:table-cell office:value-type="float" office:value="-0.403015" calcext:value-type="float">
            <text:p>-0.403015</text:p>
          </table:table-cell>
          <table:table-cell office:value-type="float" office:value="245.403" calcext:value-type="float">
            <text:p>245.403</text:p>
          </table:table-cell>
          <table:table-cell office:value-type="float" office:value="0.445843" calcext:value-type="float">
            <text:p>0.445843</text:p>
          </table:table-cell>
          <table:table-cell office:value-type="float" office:value="245" calcext:value-type="float">
            <text:p>245</text:p>
          </table:table-cell>
          <table:table-cell office:value-type="float" office:value="0.598893" calcext:value-type="float">
            <text:p>0.598893</text:p>
          </table:table-cell>
          <table:table-cell office:value-type="float" office:value="-0.0522968" calcext:value-type="float">
            <text:p>-0.0522968</text:p>
          </table:table-cell>
        </table:table-row>
        <table:table-row table:style-name="ro1">
          <table:table-cell office:value-type="float" office:value="19.8877" calcext:value-type="float">
            <text:p>19.8877</text:p>
          </table:table-cell>
          <table:table-cell office:value-type="float" office:value="-0.409454" calcext:value-type="float">
            <text:p>-0.409454</text:p>
          </table:table-cell>
          <table:table-cell office:value-type="float" office:value="245.409" calcext:value-type="float">
            <text:p>245.409</text:p>
          </table:table-cell>
          <table:table-cell office:value-type="float" office:value="0.451883" calcext:value-type="float">
            <text:p>0.451883</text:p>
          </table:table-cell>
          <table:table-cell office:value-type="float" office:value="245" calcext:value-type="float">
            <text:p>245</text:p>
          </table:table-cell>
          <table:table-cell office:value-type="float" office:value="0.596505" calcext:value-type="float">
            <text:p>0.596505</text:p>
          </table:table-cell>
          <table:table-cell office:value-type="float" office:value="-0.0422577" calcext:value-type="float">
            <text:p>-0.0422577</text:p>
          </table:table-cell>
        </table:table-row>
        <table:table-row table:style-name="ro1">
          <table:table-cell office:value-type="float" office:value="20.0114" calcext:value-type="float">
            <text:p>20.0114</text:p>
          </table:table-cell>
          <table:table-cell office:value-type="float" office:value="-0.414505" calcext:value-type="float">
            <text:p>-0.414505</text:p>
          </table:table-cell>
          <table:table-cell office:value-type="float" office:value="245.415" calcext:value-type="float">
            <text:p>245.415</text:p>
          </table:table-cell>
          <table:table-cell office:value-type="float" office:value="0.456432" calcext:value-type="float">
            <text:p>0.456432</text:p>
          </table:table-cell>
          <table:table-cell office:value-type="float" office:value="245" calcext:value-type="float">
            <text:p>245</text:p>
          </table:table-cell>
          <table:table-cell office:value-type="float" office:value="0.593957" calcext:value-type="float">
            <text:p>0.593957</text:p>
          </table:table-cell>
          <table:table-cell office:value-type="float" office:value="-0.0338983" calcext:value-type="float">
            <text:p>-0.0338983</text:p>
          </table:table-cell>
        </table:table-row>
        <table:table-row table:style-name="ro1">
          <table:table-cell office:value-type="float" office:value="20.1328" calcext:value-type="float">
            <text:p>20.1328</text:p>
          </table:table-cell>
          <table:table-cell office:value-type="float" office:value="-0.417358" calcext:value-type="float">
            <text:p>-0.417358</text:p>
          </table:table-cell>
          <table:table-cell office:value-type="float" office:value="245.417" calcext:value-type="float">
            <text:p>245.417</text:p>
          </table:table-cell>
          <table:table-cell office:value-type="float" office:value="0.462869" calcext:value-type="float">
            <text:p>0.462869</text:p>
          </table:table-cell>
          <table:table-cell office:value-type="float" office:value="245" calcext:value-type="float">
            <text:p>245</text:p>
          </table:table-cell>
          <table:table-cell office:value-type="float" office:value="0.59143" calcext:value-type="float">
            <text:p>0.59143</text:p>
          </table:table-cell>
          <table:table-cell office:value-type="float" office:value="-0.0242211" calcext:value-type="float">
            <text:p>-0.0242211</text:p>
          </table:table-cell>
        </table:table-row>
        <table:table-row table:style-name="ro1">
          <table:table-cell office:value-type="float" office:value="20.2452" calcext:value-type="float">
            <text:p>20.2452</text:p>
          </table:table-cell>
          <table:table-cell office:value-type="float" office:value="-0.418228" calcext:value-type="float">
            <text:p>-0.418228</text:p>
          </table:table-cell>
          <table:table-cell office:value-type="float" office:value="245.418" calcext:value-type="float">
            <text:p>245.418</text:p>
          </table:table-cell>
          <table:table-cell office:value-type="float" office:value="0.470771" calcext:value-type="float">
            <text:p>0.470771</text:p>
          </table:table-cell>
          <table:table-cell office:value-type="float" office:value="245" calcext:value-type="float">
            <text:p>245</text:p>
          </table:table-cell>
          <table:table-cell office:value-type="float" office:value="0.589081" calcext:value-type="float">
            <text:p>0.589081</text:p>
          </table:table-cell>
          <table:table-cell office:value-type="float" office:value="-0.0137526" calcext:value-type="float">
            <text:p>-0.0137526</text:p>
          </table:table-cell>
        </table:table-row>
        <table:table-row table:style-name="ro1">
          <table:table-cell office:value-type="float" office:value="20.3535" calcext:value-type="float">
            <text:p>20.3535</text:p>
          </table:table-cell>
          <table:table-cell office:value-type="float" office:value="-0.417618" calcext:value-type="float">
            <text:p>-0.417618</text:p>
          </table:table-cell>
          <table:table-cell office:value-type="float" office:value="245.418" calcext:value-type="float">
            <text:p>245.418</text:p>
          </table:table-cell>
          <table:table-cell office:value-type="float" office:value="0.477636" calcext:value-type="float">
            <text:p>0.477636</text:p>
          </table:table-cell>
          <table:table-cell office:value-type="float" office:value="245" calcext:value-type="float">
            <text:p>245</text:p>
          </table:table-cell>
          <table:table-cell office:value-type="float" office:value="0.586818" calcext:value-type="float">
            <text:p>0.586818</text:p>
          </table:table-cell>
          <table:table-cell office:value-type="float" office:value="-0.00477684" calcext:value-type="float">
            <text:p>-0.00477684</text:p>
          </table:table-cell>
        </table:table-row>
        <table:table-row table:style-name="ro1">
          <table:table-cell office:value-type="float" office:value="20.4606" calcext:value-type="float">
            <text:p>20.4606</text:p>
          </table:table-cell>
          <table:table-cell office:value-type="float" office:value="-0.415436" calcext:value-type="float">
            <text:p>-0.415436</text:p>
          </table:table-cell>
          <table:table-cell office:value-type="float" office:value="245.415" calcext:value-type="float">
            <text:p>245.415</text:p>
          </table:table-cell>
          <table:table-cell office:value-type="float" office:value="0.48436" calcext:value-type="float">
            <text:p>0.48436</text:p>
          </table:table-cell>
          <table:table-cell office:value-type="float" office:value="245" calcext:value-type="float">
            <text:p>245</text:p>
          </table:table-cell>
          <table:table-cell office:value-type="float" office:value="0.584588" calcext:value-type="float">
            <text:p>0.584588</text:p>
          </table:table-cell>
          <table:table-cell office:value-type="float" office:value="0.00363146" calcext:value-type="float">
            <text:p>0.00363146</text:p>
          </table:table-cell>
        </table:table-row>
        <table:table-row table:style-name="ro1">
          <table:table-cell office:value-type="float" office:value="20.5636" calcext:value-type="float">
            <text:p>20.5636</text:p>
          </table:table-cell>
          <table:table-cell office:value-type="float" office:value="-0.411926" calcext:value-type="float">
            <text:p>-0.411926</text:p>
          </table:table-cell>
          <table:table-cell office:value-type="float" office:value="245.412" calcext:value-type="float">
            <text:p>245.412</text:p>
          </table:table-cell>
          <table:table-cell office:value-type="float" office:value="0.490856" calcext:value-type="float">
            <text:p>0.490856</text:p>
          </table:table-cell>
          <table:table-cell office:value-type="float" office:value="245" calcext:value-type="float">
            <text:p>245</text:p>
          </table:table-cell>
          <table:table-cell office:value-type="float" office:value="0.582456" calcext:value-type="float">
            <text:p>0.582456</text:p>
          </table:table-cell>
          <table:table-cell office:value-type="float" office:value="0.0113814" calcext:value-type="float">
            <text:p>0.0113814</text:p>
          </table:table-cell>
        </table:table-row>
        <table:table-row table:style-name="ro1">
          <table:table-cell office:value-type="float" office:value="20.667" calcext:value-type="float">
            <text:p>20.667</text:p>
          </table:table-cell>
          <table:table-cell office:value-type="float" office:value="-0.40712" calcext:value-type="float">
            <text:p>-0.40712</text:p>
          </table:table-cell>
          <table:table-cell office:value-type="float" office:value="245.407" calcext:value-type="float">
            <text:p>245.407</text:p>
          </table:table-cell>
          <table:table-cell office:value-type="float" office:value="0.496935" calcext:value-type="float">
            <text:p>0.496935</text:p>
          </table:table-cell>
          <table:table-cell office:value-type="float" office:value="245" calcext:value-type="float">
            <text:p>245</text:p>
          </table:table-cell>
          <table:table-cell office:value-type="float" office:value="0.580339" calcext:value-type="float">
            <text:p>0.580339</text:p>
          </table:table-cell>
          <table:table-cell office:value-type="float" office:value="0.0183766" calcext:value-type="float">
            <text:p>0.0183766</text:p>
          </table:table-cell>
        </table:table-row>
        <table:table-row table:style-name="ro1">
          <table:table-cell office:value-type="float" office:value="20.7687" calcext:value-type="float">
            <text:p>20.7687</text:p>
          </table:table-cell>
          <table:table-cell office:value-type="float" office:value="-0.401123" calcext:value-type="float">
            <text:p>-0.401123</text:p>
          </table:table-cell>
          <table:table-cell office:value-type="float" office:value="245.401" calcext:value-type="float">
            <text:p>245.401</text:p>
          </table:table-cell>
          <table:table-cell office:value-type="float" office:value="0.502954" calcext:value-type="float">
            <text:p>0.502954</text:p>
          </table:table-cell>
          <table:table-cell office:value-type="float" office:value="245" calcext:value-type="float">
            <text:p>245</text:p>
          </table:table-cell>
          <table:table-cell office:value-type="float" office:value="0.578284" calcext:value-type="float">
            <text:p>0.578284</text:p>
          </table:table-cell>
          <table:table-cell office:value-type="float" office:value="0.0249509" calcext:value-type="float">
            <text:p>0.0249509</text:p>
          </table:table-cell>
        </table:table-row>
        <table:table-row table:style-name="ro1">
          <table:table-cell office:value-type="float" office:value="20.8706" calcext:value-type="float">
            <text:p>20.8706</text:p>
          </table:table-cell>
          <table:table-cell office:value-type="float" office:value="-0.393753" calcext:value-type="float">
            <text:p>-0.393753</text:p>
          </table:table-cell>
          <table:table-cell office:value-type="float" office:value="245.394" calcext:value-type="float">
            <text:p>245.394</text:p>
          </table:table-cell>
          <table:table-cell office:value-type="float" office:value="0.50945" calcext:value-type="float">
            <text:p>0.50945</text:p>
          </table:table-cell>
          <table:table-cell office:value-type="float" office:value="245" calcext:value-type="float">
            <text:p>245</text:p>
          </table:table-cell>
          <table:table-cell office:value-type="float" office:value="0.576258" calcext:value-type="float">
            <text:p>0.576258</text:p>
          </table:table-cell>
          <table:table-cell office:value-type="float" office:value="0.0316307" calcext:value-type="float">
            <text:p>0.0316307</text:p>
          </table:table-cell>
        </table:table-row>
        <table:table-row table:style-name="ro1">
          <table:table-cell office:value-type="float" office:value="20.973" calcext:value-type="float">
            <text:p>20.973</text:p>
          </table:table-cell>
          <table:table-cell office:value-type="float" office:value="-0.385223" calcext:value-type="float">
            <text:p>-0.385223</text:p>
          </table:table-cell>
          <table:table-cell office:value-type="float" office:value="245.385" calcext:value-type="float">
            <text:p>245.385</text:p>
          </table:table-cell>
          <table:table-cell office:value-type="float" office:value="0.515842" calcext:value-type="float">
            <text:p>0.515842</text:p>
          </table:table-cell>
          <table:table-cell office:value-type="float" office:value="245" calcext:value-type="float">
            <text:p>245</text:p>
          </table:table-cell>
          <table:table-cell office:value-type="float" office:value="0.574263" calcext:value-type="float">
            <text:p>0.574263</text:p>
          </table:table-cell>
          <table:table-cell office:value-type="float" office:value="0.0378852" calcext:value-type="float">
            <text:p>0.0378852</text:p>
          </table:table-cell>
        </table:table-row>
        <table:table-row table:style-name="ro1">
          <table:table-cell office:value-type="float" office:value="21.0845" calcext:value-type="float">
            <text:p>21.0845</text:p>
          </table:table-cell>
          <table:table-cell office:value-type="float" office:value="-0.374878" calcext:value-type="float">
            <text:p>-0.374878</text:p>
          </table:table-cell>
          <table:table-cell office:value-type="float" office:value="245.375" calcext:value-type="float">
            <text:p>245.375</text:p>
          </table:table-cell>
          <table:table-cell office:value-type="float" office:value="0.523565" calcext:value-type="float">
            <text:p>0.523565</text:p>
          </table:table-cell>
          <table:table-cell office:value-type="float" office:value="245" calcext:value-type="float">
            <text:p>245</text:p>
          </table:table-cell>
          <table:table-cell office:value-type="float" office:value="0.572145" calcext:value-type="float">
            <text:p>0.572145</text:p>
          </table:table-cell>
          <table:table-cell office:value-type="float" office:value="0.0451404" calcext:value-type="float">
            <text:p>0.0451404</text:p>
          </table:table-cell>
        </table:table-row>
        <table:table-row table:style-name="ro1">
          <table:table-cell office:value-type="float" office:value="21.1873" calcext:value-type="float">
            <text:p>21.1873</text:p>
          </table:table-cell>
          <table:table-cell office:value-type="float" office:value="-0.364365" calcext:value-type="float">
            <text:p>-0.364365</text:p>
          </table:table-cell>
          <table:table-cell office:value-type="float" office:value="245.364" calcext:value-type="float">
            <text:p>245.364</text:p>
          </table:table-cell>
          <table:table-cell office:value-type="float" office:value="0.528437" calcext:value-type="float">
            <text:p>0.528437</text:p>
          </table:table-cell>
          <table:table-cell office:value-type="float" office:value="245" calcext:value-type="float">
            <text:p>245</text:p>
          </table:table-cell>
          <table:table-cell office:value-type="float" office:value="0.570245" calcext:value-type="float">
            <text:p>0.570245</text:p>
          </table:table-cell>
          <table:table-cell office:value-type="float" office:value="0.0492833" calcext:value-type="float">
            <text:p>0.0492833</text:p>
          </table:table-cell>
        </table:table-row>
        <table:table-row table:style-name="ro1">
          <table:table-cell office:value-type="float" office:value="21.2877" calcext:value-type="float">
            <text:p>21.2877</text:p>
          </table:table-cell>
          <table:table-cell office:value-type="float" office:value="-0.353226" calcext:value-type="float">
            <text:p>-0.353226</text:p>
          </table:table-cell>
          <table:table-cell office:value-type="float" office:value="245.353" calcext:value-type="float">
            <text:p>245.353</text:p>
          </table:table-cell>
          <table:table-cell office:value-type="float" office:value="0.533071" calcext:value-type="float">
            <text:p>0.533071</text:p>
          </table:table-cell>
          <table:table-cell office:value-type="float" office:value="245" calcext:value-type="float">
            <text:p>245</text:p>
          </table:table-cell>
          <table:table-cell office:value-type="float" office:value="0.568442" calcext:value-type="float">
            <text:p>0.568442</text:p>
          </table:table-cell>
          <table:table-cell office:value-type="float" office:value="0.0529357" calcext:value-type="float">
            <text:p>0.0529357</text:p>
          </table:table-cell>
        </table:table-row>
        <table:table-row table:style-name="ro1">
          <table:table-cell office:value-type="float" office:value="21.4012" calcext:value-type="float">
            <text:p>21.4012</text:p>
          </table:table-cell>
          <table:table-cell office:value-type="float" office:value="-0.339722" calcext:value-type="float">
            <text:p>-0.339722</text:p>
          </table:table-cell>
          <table:table-cell office:value-type="float" office:value="245.34" calcext:value-type="float">
            <text:p>245.34</text:p>
          </table:table-cell>
          <table:table-cell office:value-type="float" office:value="0.541328" calcext:value-type="float">
            <text:p>0.541328</text:p>
          </table:table-cell>
          <table:table-cell office:value-type="float" office:value="245" calcext:value-type="float">
            <text:p>245</text:p>
          </table:table-cell>
          <table:table-cell office:value-type="float" office:value="0.566475" calcext:value-type="float">
            <text:p>0.566475</text:p>
          </table:table-cell>
          <table:table-cell office:value-type="float" office:value="0.0597833" calcext:value-type="float">
            <text:p>0.0597833</text:p>
          </table:table-cell>
        </table:table-row>
        <table:table-row table:style-name="ro1">
          <table:table-cell office:value-type="float" office:value="21.5146" calcext:value-type="float">
            <text:p>21.5146</text:p>
          </table:table-cell>
          <table:table-cell office:value-type="float" office:value="-0.325363" calcext:value-type="float">
            <text:p>-0.325363</text:p>
          </table:table-cell>
          <table:table-cell office:value-type="float" office:value="245.325" calcext:value-type="float">
            <text:p>245.325</text:p>
          </table:table-cell>
          <table:table-cell office:value-type="float" office:value="0.549491" calcext:value-type="float">
            <text:p>0.549491</text:p>
          </table:table-cell>
          <table:table-cell office:value-type="float" office:value="245" calcext:value-type="float">
            <text:p>245</text:p>
          </table:table-cell>
          <table:table-cell office:value-type="float" office:value="0.564589" calcext:value-type="float">
            <text:p>0.564589</text:p>
          </table:table-cell>
          <table:table-cell office:value-type="float" office:value="0.0662429" calcext:value-type="float">
            <text:p>0.0662429</text:p>
          </table:table-cell>
        </table:table-row>
        <table:table-row table:style-name="ro1">
          <table:table-cell office:value-type="float" office:value="21.6161" calcext:value-type="float">
            <text:p>21.6161</text:p>
          </table:table-cell>
          <table:table-cell office:value-type="float" office:value="-0.31192" calcext:value-type="float">
            <text:p>-0.31192</text:p>
          </table:table-cell>
          <table:table-cell office:value-type="float" office:value="245.312" calcext:value-type="float">
            <text:p>245.312</text:p>
          </table:table-cell>
          <table:table-cell office:value-type="float" office:value="0.551907" calcext:value-type="float">
            <text:p>0.551907</text:p>
          </table:table-cell>
          <table:table-cell office:value-type="float" office:value="245" calcext:value-type="float">
            <text:p>245</text:p>
          </table:table-cell>
          <table:table-cell office:value-type="float" office:value="0.562973" calcext:value-type="float">
            <text:p>0.562973</text:p>
          </table:table-cell>
          <table:table-cell office:value-type="float" office:value="0.0669142" calcext:value-type="float">
            <text:p>0.0669142</text:p>
          </table:table-cell>
        </table:table-row>
        <table:table-row table:style-name="ro1">
          <table:table-cell office:value-type="float" office:value="21.7301" calcext:value-type="float">
            <text:p>21.7301</text:p>
          </table:table-cell>
          <table:table-cell office:value-type="float" office:value="-0.296371" calcext:value-type="float">
            <text:p>-0.296371</text:p>
          </table:table-cell>
          <table:table-cell office:value-type="float" office:value="245.296" calcext:value-type="float">
            <text:p>245.296</text:p>
          </table:table-cell>
          <table:table-cell office:value-type="float" office:value="0.559946" calcext:value-type="float">
            <text:p>0.559946</text:p>
          </table:table-cell>
          <table:table-cell office:value-type="float" office:value="245" calcext:value-type="float">
            <text:p>245</text:p>
          </table:table-cell>
          <table:table-cell office:value-type="float" office:value="0.561239" calcext:value-type="float">
            <text:p>0.561239</text:p>
          </table:table-cell>
          <table:table-cell office:value-type="float" office:value="0.0727998" calcext:value-type="float">
            <text:p>0.0727998</text:p>
          </table:table-cell>
        </table:table-row>
        <table:table-row table:style-name="ro1">
          <table:table-cell office:value-type="float" office:value="21.8448" calcext:value-type="float">
            <text:p>21.8448</text:p>
          </table:table-cell>
          <table:table-cell office:value-type="float" office:value="-0.280365" calcext:value-type="float">
            <text:p>-0.280365</text:p>
          </table:table-cell>
          <table:table-cell office:value-type="float" office:value="245.28" calcext:value-type="float">
            <text:p>245.28</text:p>
          </table:table-cell>
          <table:table-cell office:value-type="float" office:value="0.566252" calcext:value-type="float">
            <text:p>0.566252</text:p>
          </table:table-cell>
          <table:table-cell office:value-type="float" office:value="245" calcext:value-type="float">
            <text:p>245</text:p>
          </table:table-cell>
          <table:table-cell office:value-type="float" office:value="0.559584" calcext:value-type="float">
            <text:p>0.559584</text:p>
          </table:table-cell>
          <table:table-cell office:value-type="float" office:value="0.0767589" calcext:value-type="float">
            <text:p>0.0767589</text:p>
          </table:table-cell>
        </table:table-row>
        <table:table-row table:style-name="ro1">
          <table:table-cell office:value-type="float" office:value="21.9578" calcext:value-type="float">
            <text:p>21.9578</text:p>
          </table:table-cell>
          <table:table-cell office:value-type="float" office:value="-0.26445" calcext:value-type="float">
            <text:p>-0.26445</text:p>
          </table:table-cell>
          <table:table-cell office:value-type="float" office:value="245.264" calcext:value-type="float">
            <text:p>245.264</text:p>
          </table:table-cell>
          <table:table-cell office:value-type="float" office:value="0.570467" calcext:value-type="float">
            <text:p>0.570467</text:p>
          </table:table-cell>
          <table:table-cell office:value-type="float" office:value="245" calcext:value-type="float">
            <text:p>245</text:p>
          </table:table-cell>
          <table:table-cell office:value-type="float" office:value="0.558046" calcext:value-type="float">
            <text:p>0.558046</text:p>
          </table:table-cell>
          <table:table-cell office:value-type="float" office:value="0.0785332" calcext:value-type="float">
            <text:p>0.0785332</text:p>
          </table:table-cell>
        </table:table-row>
        <table:table-row table:style-name="ro1">
          <table:table-cell office:value-type="float" office:value="22.0671" calcext:value-type="float">
            <text:p>22.0671</text:p>
          </table:table-cell>
          <table:table-cell office:value-type="float" office:value="-0.248886" calcext:value-type="float">
            <text:p>-0.248886</text:p>
          </table:table-cell>
          <table:table-cell office:value-type="float" office:value="245.249" calcext:value-type="float">
            <text:p>245.249</text:p>
          </table:table-cell>
          <table:table-cell office:value-type="float" office:value="0.572859" calcext:value-type="float">
            <text:p>0.572859</text:p>
          </table:table-cell>
          <table:table-cell office:value-type="float" office:value="245" calcext:value-type="float">
            <text:p>245</text:p>
          </table:table-cell>
          <table:table-cell office:value-type="float" office:value="0.556642" calcext:value-type="float">
            <text:p>0.556642</text:p>
          </table:table-cell>
          <table:table-cell office:value-type="float" office:value="0.0784386" calcext:value-type="float">
            <text:p>0.0784386</text:p>
          </table:table-cell>
        </table:table-row>
        <table:table-row table:style-name="ro1">
          <table:table-cell office:value-type="float" office:value="22.1785" calcext:value-type="float">
            <text:p>22.1785</text:p>
          </table:table-cell>
          <table:table-cell office:value-type="float" office:value="-0.233047" calcext:value-type="float">
            <text:p>-0.233047</text:p>
          </table:table-cell>
          <table:table-cell office:value-type="float" office:value="245.233" calcext:value-type="float">
            <text:p>245.233</text:p>
          </table:table-cell>
          <table:table-cell office:value-type="float" office:value="0.575947" calcext:value-type="float">
            <text:p>0.575947</text:p>
          </table:table-cell>
          <table:table-cell office:value-type="float" office:value="245" calcext:value-type="float">
            <text:p>245</text:p>
          </table:table-cell>
          <table:table-cell office:value-type="float" office:value="0.555301" calcext:value-type="float">
            <text:p>0.555301</text:p>
          </table:table-cell>
          <table:table-cell office:value-type="float" office:value="0.078908" calcext:value-type="float">
            <text:p>0.078908</text:p>
          </table:table-cell>
        </table:table-row>
        <table:table-row table:style-name="ro1">
          <table:table-cell office:value-type="float" office:value="22.301" calcext:value-type="float">
            <text:p>22.301</text:p>
          </table:table-cell>
          <table:table-cell office:value-type="float" office:value="-0.215805" calcext:value-type="float">
            <text:p>-0.215805</text:p>
          </table:table-cell>
          <table:table-cell office:value-type="float" office:value="245.216" calcext:value-type="float">
            <text:p>245.216</text:p>
          </table:table-cell>
          <table:table-cell office:value-type="float" office:value="0.582461" calcext:value-type="float">
            <text:p>0.582461</text:p>
          </table:table-cell>
          <table:table-cell office:value-type="float" office:value="245" calcext:value-type="float">
            <text:p>245</text:p>
          </table:table-cell>
          <table:table-cell office:value-type="float" office:value="0.553926" calcext:value-type="float">
            <text:p>0.553926</text:p>
          </table:table-cell>
          <table:table-cell office:value-type="float" office:value="0.0824867" calcext:value-type="float">
            <text:p>0.0824867</text:p>
          </table:table-cell>
        </table:table-row>
        <table:table-row table:style-name="ro1">
          <table:table-cell office:value-type="float" office:value="22.4133" calcext:value-type="float">
            <text:p>22.4133</text:p>
          </table:table-cell>
          <table:table-cell office:value-type="float" office:value="-0.200317" calcext:value-type="float">
            <text:p>-0.200317</text:p>
          </table:table-cell>
          <table:table-cell office:value-type="float" office:value="245.2" calcext:value-type="float">
            <text:p>245.2</text:p>
          </table:table-cell>
          <table:table-cell office:value-type="float" office:value="0.581181" calcext:value-type="float">
            <text:p>0.581181</text:p>
          </table:table-cell>
          <table:table-cell office:value-type="float" office:value="245" calcext:value-type="float">
            <text:p>245</text:p>
          </table:table-cell>
          <table:table-cell office:value-type="float" office:value="0.552758" calcext:value-type="float">
            <text:p>0.552758</text:p>
          </table:table-cell>
          <table:table-cell office:value-type="float" office:value="0.0785029" calcext:value-type="float">
            <text:p>0.0785029</text:p>
          </table:table-cell>
        </table:table-row>
        <table:table-row table:style-name="ro1">
          <table:table-cell office:value-type="float" office:value="22.5306" calcext:value-type="float">
            <text:p>22.5306</text:p>
          </table:table-cell>
          <table:table-cell office:value-type="float" office:value="-0.184616" calcext:value-type="float">
            <text:p>-0.184616</text:p>
          </table:table-cell>
          <table:table-cell office:value-type="float" office:value="245.185" calcext:value-type="float">
            <text:p>245.185</text:p>
          </table:table-cell>
          <table:table-cell office:value-type="float" office:value="0.582933" calcext:value-type="float">
            <text:p>0.582933</text:p>
          </table:table-cell>
          <table:table-cell office:value-type="float" office:value="245" calcext:value-type="float">
            <text:p>245</text:p>
          </table:table-cell>
          <table:table-cell office:value-type="float" office:value="0.551629" calcext:value-type="float">
            <text:p>0.551629</text:p>
          </table:table-cell>
          <table:table-cell office:value-type="float" office:value="0.0774576" calcext:value-type="float">
            <text:p>0.0774576</text:p>
          </table:table-cell>
        </table:table-row>
        <table:table-row table:style-name="ro1">
          <table:table-cell office:value-type="float" office:value="22.6437" calcext:value-type="float">
            <text:p>22.6437</text:p>
          </table:table-cell>
          <table:table-cell office:value-type="float" office:value="-0.169937" calcext:value-type="float">
            <text:p>-0.169937</text:p>
          </table:table-cell>
          <table:table-cell office:value-type="float" office:value="245.17" calcext:value-type="float">
            <text:p>245.17</text:p>
          </table:table-cell>
          <table:table-cell office:value-type="float" office:value="0.582404" calcext:value-type="float">
            <text:p>0.582404</text:p>
          </table:table-cell>
          <table:table-cell office:value-type="float" office:value="245" calcext:value-type="float">
            <text:p>245</text:p>
          </table:table-cell>
          <table:table-cell office:value-type="float" office:value="0.550627" calcext:value-type="float">
            <text:p>0.550627</text:p>
          </table:table-cell>
          <table:table-cell office:value-type="float" office:value="0.0742605" calcext:value-type="float">
            <text:p>0.0742605</text:p>
          </table:table-cell>
        </table:table-row>
        <table:table-row table:style-name="ro1">
          <table:table-cell office:value-type="float" office:value="22.7545" calcext:value-type="float">
            <text:p>22.7545</text:p>
          </table:table-cell>
          <table:table-cell office:value-type="float" office:value="-0.156265" calcext:value-type="float">
            <text:p>-0.156265</text:p>
          </table:table-cell>
          <table:table-cell office:value-type="float" office:value="245.156" calcext:value-type="float">
            <text:p>245.156</text:p>
          </table:table-cell>
          <table:table-cell office:value-type="float" office:value="0.582027" calcext:value-type="float">
            <text:p>0.582027</text:p>
          </table:table-cell>
          <table:table-cell office:value-type="float" office:value="245" calcext:value-type="float">
            <text:p>245</text:p>
          </table:table-cell>
          <table:table-cell office:value-type="float" office:value="0.549724" calcext:value-type="float">
            <text:p>0.549724</text:p>
          </table:table-cell>
          <table:table-cell office:value-type="float" office:value="0.0713691" calcext:value-type="float">
            <text:p>0.0713691</text:p>
          </table:table-cell>
        </table:table-row>
        <table:table-row table:style-name="ro1">
          <table:table-cell office:value-type="float" office:value="22.8768" calcext:value-type="float">
            <text:p>22.8768</text:p>
          </table:table-cell>
          <table:table-cell office:value-type="float" office:value="-0.142075" calcext:value-type="float">
            <text:p>-0.142075</text:p>
          </table:table-cell>
          <table:table-cell office:value-type="float" office:value="245.142" calcext:value-type="float">
            <text:p>245.142</text:p>
          </table:table-cell>
          <table:table-cell office:value-type="float" office:value="0.58453" calcext:value-type="float">
            <text:p>0.58453</text:p>
          </table:table-cell>
          <table:table-cell office:value-type="float" office:value="245" calcext:value-type="float">
            <text:p>245</text:p>
          </table:table-cell>
          <table:table-cell office:value-type="float" office:value="0.548812" calcext:value-type="float">
            <text:p>0.548812</text:p>
          </table:table-cell>
          <table:table-cell office:value-type="float" office:value="0.0712371" calcext:value-type="float">
            <text:p>0.0712371</text:p>
          </table:table-cell>
        </table:table-row>
        <table:table-row table:style-name="ro1">
          <table:table-cell office:value-type="float" office:value="23.007" calcext:value-type="float">
            <text:p>23.007</text:p>
          </table:table-cell>
          <table:table-cell office:value-type="float" office:value="-0.12796" calcext:value-type="float">
            <text:p>-0.12796</text:p>
          </table:table-cell>
          <table:table-cell office:value-type="float" office:value="245.128" calcext:value-type="float">
            <text:p>245.128</text:p>
          </table:table-cell>
          <table:table-cell office:value-type="float" office:value="0.586869" calcext:value-type="float">
            <text:p>0.586869</text:p>
          </table:table-cell>
          <table:table-cell office:value-type="float" office:value="245" calcext:value-type="float">
            <text:p>245</text:p>
          </table:table-cell>
          <table:table-cell office:value-type="float" office:value="0.547934" calcext:value-type="float">
            <text:p>0.547934</text:p>
          </table:table-cell>
          <table:table-cell office:value-type="float" office:value="0.0709251" calcext:value-type="float">
            <text:p>0.0709251</text:p>
          </table:table-cell>
        </table:table-row>
        <table:table-row table:style-name="ro1">
          <table:table-cell office:value-type="float" office:value="23.1238" calcext:value-type="float">
            <text:p>23.1238</text:p>
          </table:table-cell>
          <table:table-cell office:value-type="float" office:value="-0.116348" calcext:value-type="float">
            <text:p>-0.116348</text:p>
          </table:table-cell>
          <table:table-cell office:value-type="float" office:value="245.116" calcext:value-type="float">
            <text:p>245.116</text:p>
          </table:table-cell>
          <table:table-cell office:value-type="float" office:value="0.581134" calcext:value-type="float">
            <text:p>0.581134</text:p>
          </table:table-cell>
          <table:table-cell office:value-type="float" office:value="245" calcext:value-type="float">
            <text:p>245</text:p>
          </table:table-cell>
          <table:table-cell office:value-type="float" office:value="0.547221" calcext:value-type="float">
            <text:p>0.547221</text:p>
          </table:table-cell>
          <table:table-cell office:value-type="float" office:value="0.0629999" calcext:value-type="float">
            <text:p>0.0629999</text:p>
          </table:table-cell>
        </table:table-row>
        <table:table-row table:style-name="ro1">
          <table:table-cell office:value-type="float" office:value="23.2386" calcext:value-type="float">
            <text:p>23.2386</text:p>
          </table:table-cell>
          <table:table-cell office:value-type="float" office:value="-0.105835" calcext:value-type="float">
            <text:p>-0.105835</text:p>
          </table:table-cell>
          <table:table-cell office:value-type="float" office:value="245.106" calcext:value-type="float">
            <text:p>245.106</text:p>
          </table:table-cell>
          <table:table-cell office:value-type="float" office:value="0.577926" calcext:value-type="float">
            <text:p>0.577926</text:p>
          </table:table-cell>
          <table:table-cell office:value-type="float" office:value="245" calcext:value-type="float">
            <text:p>245</text:p>
          </table:table-cell>
          <table:table-cell office:value-type="float" office:value="0.546583" calcext:value-type="float">
            <text:p>0.546583</text:p>
          </table:table-cell>
          <table:table-cell office:value-type="float" office:value="0.0578016" calcext:value-type="float">
            <text:p>0.0578016</text:p>
          </table:table-cell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-0.0952148" calcext:value-type="float">
            <text:p>-0.0952148</text:p>
          </table:table-cell>
          <table:table-cell office:value-type="float" office:value="245.095" calcext:value-type="float">
            <text:p>245.095</text:p>
          </table:table-cell>
          <table:table-cell office:value-type="float" office:value="0.577668" calcext:value-type="float">
            <text:p>0.577668</text:p>
          </table:table-cell>
          <table:table-cell office:value-type="float" office:value="245" calcext:value-type="float">
            <text:p>245</text:p>
          </table:table-cell>
          <table:table-cell office:value-type="float" office:value="0.545923" calcext:value-type="float">
            <text:p>0.545923</text:p>
          </table:table-cell>
          <table:table-cell office:value-type="float" office:value="0.055548" calcext:value-type="float">
            <text:p>0.055548</text:p>
          </table:table-cell>
        </table:table-row>
        <table:table-row table:style-name="ro1">
          <table:table-cell office:value-type="float" office:value="23.5001" calcext:value-type="float">
            <text:p>23.5001</text:p>
          </table:table-cell>
          <table:table-cell office:value-type="float" office:value="-0.0860443" calcext:value-type="float">
            <text:p>-0.0860443</text:p>
          </table:table-cell>
          <table:table-cell office:value-type="float" office:value="245.086" calcext:value-type="float">
            <text:p>245.086</text:p>
          </table:table-cell>
          <table:table-cell office:value-type="float" office:value="0.574801" calcext:value-type="float">
            <text:p>0.574801</text:p>
          </table:table-cell>
          <table:table-cell office:value-type="float" office:value="245" calcext:value-type="float">
            <text:p>245</text:p>
          </table:table-cell>
          <table:table-cell office:value-type="float" office:value="0.545334" calcext:value-type="float">
            <text:p>0.545334</text:p>
          </table:table-cell>
          <table:table-cell office:value-type="float" office:value="0.0509777" calcext:value-type="float">
            <text:p>0.0509777</text:p>
          </table:table-cell>
        </table:table-row>
        <table:table-row table:style-name="ro1">
          <table:table-cell office:value-type="float" office:value="23.6306" calcext:value-type="float">
            <text:p>23.6306</text:p>
          </table:table-cell>
          <table:table-cell office:value-type="float" office:value="-0.0782318" calcext:value-type="float">
            <text:p>-0.0782318</text:p>
          </table:table-cell>
          <table:table-cell office:value-type="float" office:value="245.078" calcext:value-type="float">
            <text:p>245.078</text:p>
          </table:table-cell>
          <table:table-cell office:value-type="float" office:value="0.57058" calcext:value-type="float">
            <text:p>0.57058</text:p>
          </table:table-cell>
          <table:table-cell office:value-type="float" office:value="245" calcext:value-type="float">
            <text:p>245</text:p>
          </table:table-cell>
          <table:table-cell office:value-type="float" office:value="0.544799" calcext:value-type="float">
            <text:p>0.544799</text:p>
          </table:table-cell>
          <table:table-cell office:value-type="float" office:value="0.0453392" calcext:value-type="float">
            <text:p>0.0453392</text:p>
          </table:table-cell>
        </table:table-row>
        <table:table-row table:style-name="ro1">
          <table:table-cell office:value-type="float" office:value="23.7578" calcext:value-type="float">
            <text:p>23.7578</text:p>
          </table:table-cell>
          <table:table-cell office:value-type="float" office:value="-0.0719452" calcext:value-type="float">
            <text:p>-0.0719452</text:p>
          </table:table-cell>
          <table:table-cell office:value-type="float" office:value="245.072" calcext:value-type="float">
            <text:p>245.072</text:p>
          </table:table-cell>
          <table:table-cell office:value-type="float" office:value="0.565003" calcext:value-type="float">
            <text:p>0.565003</text:p>
          </table:table-cell>
          <table:table-cell office:value-type="float" office:value="245" calcext:value-type="float">
            <text:p>245</text:p>
          </table:table-cell>
          <table:table-cell office:value-type="float" office:value="0.544322" calcext:value-type="float">
            <text:p>0.544322</text:p>
          </table:table-cell>
          <table:table-cell office:value-type="float" office:value="0.038667" calcext:value-type="float">
            <text:p>0.038667</text:p>
          </table:table-cell>
        </table:table-row>
        <table:table-row table:style-name="ro1">
          <table:table-cell office:value-type="float" office:value="23.8915" calcext:value-type="float">
            <text:p>23.8915</text:p>
          </table:table-cell>
          <table:table-cell office:value-type="float" office:value="-0.0668488" calcext:value-type="float">
            <text:p>-0.0668488</text:p>
          </table:table-cell>
          <table:table-cell office:value-type="float" office:value="245.067" calcext:value-type="float">
            <text:p>245.067</text:p>
          </table:table-cell>
          <table:table-cell office:value-type="float" office:value="0.559682" calcext:value-type="float">
            <text:p>0.559682</text:p>
          </table:table-cell>
          <table:table-cell office:value-type="float" office:value="245" calcext:value-type="float">
            <text:p>245</text:p>
          </table:table-cell>
          <table:table-cell office:value-type="float" office:value="0.543859" calcext:value-type="float">
            <text:p>0.543859</text:p>
          </table:table-cell>
          <table:table-cell office:value-type="float" office:value="0.0325354" calcext:value-type="float">
            <text:p>0.0325354</text:p>
          </table:table-cell>
        </table:table-row>
        <table:table-row table:style-name="ro1">
          <table:table-cell office:value-type="float" office:value="23.9946" calcext:value-type="float">
            <text:p>23.9946</text:p>
          </table:table-cell>
          <table:table-cell office:value-type="float" office:value="-0.0639191" calcext:value-type="float">
            <text:p>-0.0639191</text:p>
          </table:table-cell>
          <table:table-cell office:value-type="float" office:value="245.064" calcext:value-type="float">
            <text:p>245.064</text:p>
          </table:table-cell>
          <table:table-cell office:value-type="float" office:value="0.55021" calcext:value-type="float">
            <text:p>0.55021</text:p>
          </table:table-cell>
          <table:table-cell office:value-type="float" office:value="245" calcext:value-type="float">
            <text:p>245</text:p>
          </table:table-cell>
          <table:table-cell office:value-type="float" office:value="0.543522" calcext:value-type="float">
            <text:p>0.543522</text:p>
          </table:table-cell>
          <table:table-cell office:value-type="float" office:value="0.0226681" calcext:value-type="float">
            <text:p>0.0226681</text:p>
          </table:table-cell>
        </table:table-row>
        <table:table-row table:style-name="ro1">
          <table:table-cell office:value-type="float" office:value="24.1138" calcext:value-type="float">
            <text:p>24.1138</text:p>
          </table:table-cell>
          <table:table-cell office:value-type="float" office:value="-0.0614471" calcext:value-type="float">
            <text:p>-0.0614471</text:p>
          </table:table-cell>
          <table:table-cell office:value-type="float" office:value="245.061" calcext:value-type="float">
            <text:p>245.061</text:p>
          </table:table-cell>
          <table:table-cell office:value-type="float" office:value="0.545328" calcext:value-type="float">
            <text:p>0.545328</text:p>
          </table:table-cell>
          <table:table-cell office:value-type="float" office:value="245" calcext:value-type="float">
            <text:p>245</text:p>
          </table:table-cell>
          <table:table-cell office:value-type="float" office:value="0.543149" calcext:value-type="float">
            <text:p>0.543149</text:p>
          </table:table-cell>
          <table:table-cell office:value-type="float" office:value="0.017541" calcext:value-type="float">
            <text:p>0.017541</text:p>
          </table:table-cell>
        </table:table-row>
        <table:table-row table:style-name="ro1">
          <table:table-cell office:value-type="float" office:value="24.2316" calcext:value-type="float">
            <text:p>24.2316</text:p>
          </table:table-cell>
          <table:table-cell office:value-type="float" office:value="-0.0602722" calcext:value-type="float">
            <text:p>-0.0602722</text:p>
          </table:table-cell>
          <table:table-cell office:value-type="float" office:value="245.06" calcext:value-type="float">
            <text:p>245.06</text:p>
          </table:table-cell>
          <table:table-cell office:value-type="float" office:value="0.539412" calcext:value-type="float">
            <text:p>0.539412</text:p>
          </table:table-cell>
          <table:table-cell office:value-type="float" office:value="245" calcext:value-type="float">
            <text:p>245</text:p>
          </table:table-cell>
          <table:table-cell office:value-type="float" office:value="0.542791" calcext:value-type="float">
            <text:p>0.542791</text:p>
          </table:table-cell>
          <table:table-cell office:value-type="float" office:value="0.0116896" calcext:value-type="float">
            <text:p>0.0116896</text:p>
          </table:table-cell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-0.059906" calcext:value-type="float">
            <text:p>-0.059906</text:p>
          </table:table-cell>
          <table:table-cell office:value-type="float" office:value="245.06" calcext:value-type="float">
            <text:p>245.06</text:p>
          </table:table-cell>
          <table:table-cell office:value-type="float" office:value="0.5344" calcext:value-type="float">
            <text:p>0.5344</text:p>
          </table:table-cell>
          <table:table-cell office:value-type="float" office:value="245" calcext:value-type="float">
            <text:p>245</text:p>
          </table:table-cell>
          <table:table-cell office:value-type="float" office:value="0.542405" calcext:value-type="float">
            <text:p>0.542405</text:p>
          </table:table-cell>
          <table:table-cell office:value-type="float" office:value="0.00697128" calcext:value-type="float">
            <text:p>0.00697128</text:p>
          </table:table-cell>
        </table:table-row>
        <table:table-row table:style-name="ro1">
          <table:table-cell office:value-type="float" office:value="24.4877" calcext:value-type="float">
            <text:p>24.4877</text:p>
          </table:table-cell>
          <table:table-cell office:value-type="float" office:value="-0.0605927" calcext:value-type="float">
            <text:p>-0.0605927</text:p>
          </table:table-cell>
          <table:table-cell office:value-type="float" office:value="245.061" calcext:value-type="float">
            <text:p>245.061</text:p>
          </table:table-cell>
          <table:table-cell office:value-type="float" office:value="0.528861" calcext:value-type="float">
            <text:p>0.528861</text:p>
          </table:table-cell>
          <table:table-cell office:value-type="float" office:value="245" calcext:value-type="float">
            <text:p>245</text:p>
          </table:table-cell>
          <table:table-cell office:value-type="float" office:value="0.542021" calcext:value-type="float">
            <text:p>0.542021</text:p>
          </table:table-cell>
          <table:table-cell office:value-type="float" office:value="0.00198779" calcext:value-type="float">
            <text:p>0.00198779</text:p>
          </table:table-cell>
        </table:table-row>
        <table:table-row table:style-name="ro1">
          <table:table-cell office:value-type="float" office:value="24.6184" calcext:value-type="float">
            <text:p>24.6184</text:p>
          </table:table-cell>
          <table:table-cell office:value-type="float" office:value="-0.062088" calcext:value-type="float">
            <text:p>-0.062088</text:p>
          </table:table-cell>
          <table:table-cell office:value-type="float" office:value="245.062" calcext:value-type="float">
            <text:p>245.062</text:p>
          </table:table-cell>
          <table:table-cell office:value-type="float" office:value="0.523643" calcext:value-type="float">
            <text:p>0.523643</text:p>
          </table:table-cell>
          <table:table-cell office:value-type="float" office:value="245" calcext:value-type="float">
            <text:p>245</text:p>
          </table:table-cell>
          <table:table-cell office:value-type="float" office:value="0.541621" calcext:value-type="float">
            <text:p>0.541621</text:p>
          </table:table-cell>
          <table:table-cell office:value-type="float" office:value="-0.00245537" calcext:value-type="float">
            <text:p>-0.00245537</text:p>
          </table:table-cell>
        </table:table-row>
        <table:table-row table:style-name="ro1">
          <table:table-cell office:value-type="float" office:value="24.733" calcext:value-type="float">
            <text:p>24.733</text:p>
          </table:table-cell>
          <table:table-cell office:value-type="float" office:value="-0.06427" calcext:value-type="float">
            <text:p>-0.06427</text:p>
          </table:table-cell>
          <table:table-cell office:value-type="float" office:value="245.064" calcext:value-type="float">
            <text:p>245.064</text:p>
          </table:table-cell>
          <table:table-cell office:value-type="float" office:value="0.518496" calcext:value-type="float">
            <text:p>0.518496</text:p>
          </table:table-cell>
          <table:table-cell office:value-type="float" office:value="245" calcext:value-type="float">
            <text:p>245</text:p>
          </table:table-cell>
          <table:table-cell office:value-type="float" office:value="0.541259" calcext:value-type="float">
            <text:p>0.541259</text:p>
          </table:table-cell>
          <table:table-cell office:value-type="float" office:value="-0.00669511" calcext:value-type="float">
            <text:p>-0.00669511</text:p>
          </table:table-cell>
        </table:table-row>
        <table:table-row table:style-name="ro1">
          <table:table-cell office:value-type="float" office:value="24.8485" calcext:value-type="float">
            <text:p>24.8485</text:p>
          </table:table-cell>
          <table:table-cell office:value-type="float" office:value="-0.066864" calcext:value-type="float">
            <text:p>-0.066864</text:p>
          </table:table-cell>
          <table:table-cell office:value-type="float" office:value="245.067" calcext:value-type="float">
            <text:p>245.067</text:p>
          </table:table-cell>
          <table:table-cell office:value-type="float" office:value="0.51422" calcext:value-type="float">
            <text:p>0.51422</text:p>
          </table:table-cell>
          <table:table-cell office:value-type="float" office:value="245" calcext:value-type="float">
            <text:p>245</text:p>
          </table:table-cell>
          <table:table-cell office:value-type="float" office:value="0.54088" calcext:value-type="float">
            <text:p>0.54088</text:p>
          </table:table-cell>
          <table:table-cell office:value-type="float" office:value="-0.00994445" calcext:value-type="float">
            <text:p>-0.00994445</text:p>
          </table:table-cell>
        </table:table-row>
        <table:table-row table:style-name="ro1">
          <table:table-cell office:value-type="float" office:value="24.9626" calcext:value-type="float">
            <text:p>24.9626</text:p>
          </table:table-cell>
          <table:table-cell office:value-type="float" office:value="-0.0699005" calcext:value-type="float">
            <text:p>-0.0699005</text:p>
          </table:table-cell>
          <table:table-cell office:value-type="float" office:value="245.07" calcext:value-type="float">
            <text:p>245.07</text:p>
          </table:table-cell>
          <table:table-cell office:value-type="float" office:value="0.510307" calcext:value-type="float">
            <text:p>0.510307</text:p>
          </table:table-cell>
          <table:table-cell office:value-type="float" office:value="245" calcext:value-type="float">
            <text:p>245</text:p>
          </table:table-cell>
          <table:table-cell office:value-type="float" office:value="0.54049" calcext:value-type="float">
            <text:p>0.54049</text:p>
          </table:table-cell>
          <table:table-cell office:value-type="float" office:value="-0.0127083" calcext:value-type="float">
            <text:p>-0.0127083</text:p>
          </table:table-cell>
        </table:table-row>
        <table:table-row table:style-name="ro1">
          <table:table-cell office:value-type="float" office:value="25.0889" calcext:value-type="float">
            <text:p>25.0889</text:p>
          </table:table-cell>
          <table:table-cell office:value-type="float" office:value="-0.0736084" calcext:value-type="float">
            <text:p>-0.0736084</text:p>
          </table:table-cell>
          <table:table-cell office:value-type="float" office:value="245.074" calcext:value-type="float">
            <text:p>245.074</text:p>
          </table:table-cell>
          <table:table-cell office:value-type="float" office:value="0.506096" calcext:value-type="float">
            <text:p>0.506096</text:p>
          </table:table-cell>
          <table:table-cell office:value-type="float" office:value="245" calcext:value-type="float">
            <text:p>245</text:p>
          </table:table-cell>
          <table:table-cell office:value-type="float" office:value="0.540038" calcext:value-type="float">
            <text:p>0.540038</text:p>
          </table:table-cell>
          <table:table-cell office:value-type="float" office:value="-0.0155402" calcext:value-type="float">
            <text:p>-0.0155402</text:p>
          </table:table-cell>
        </table:table-row>
        <table:table-row table:style-name="ro1">
          <table:table-cell office:value-type="float" office:value="25.212" calcext:value-type="float">
            <text:p>25.212</text:p>
          </table:table-cell>
          <table:table-cell office:value-type="float" office:value="-0.0775299" calcext:value-type="float">
            <text:p>-0.0775299</text:p>
          </table:table-cell>
          <table:table-cell office:value-type="float" office:value="245.078" calcext:value-type="float">
            <text:p>245.078</text:p>
          </table:table-cell>
          <table:table-cell office:value-type="float" office:value="0.502642" calcext:value-type="float">
            <text:p>0.502642</text:p>
          </table:table-cell>
          <table:table-cell office:value-type="float" office:value="245" calcext:value-type="float">
            <text:p>245</text:p>
          </table:table-cell>
          <table:table-cell office:value-type="float" office:value="0.539573" calcext:value-type="float">
            <text:p>0.539573</text:p>
          </table:table-cell>
          <table:table-cell office:value-type="float" office:value="-0.0175481" calcext:value-type="float">
            <text:p>-0.0175481</text:p>
          </table:table-cell>
        </table:table-row>
        <table:table-row table:style-name="ro1">
          <table:table-cell office:value-type="float" office:value="25.3414" calcext:value-type="float">
            <text:p>25.3414</text:p>
          </table:table-cell>
          <table:table-cell office:value-type="float" office:value="-0.0817566" calcext:value-type="float">
            <text:p>-0.0817566</text:p>
          </table:table-cell>
          <table:table-cell office:value-type="float" office:value="245.082" calcext:value-type="float">
            <text:p>245.082</text:p>
          </table:table-cell>
          <table:table-cell office:value-type="float" office:value="0.499458" calcext:value-type="float">
            <text:p>0.499458</text:p>
          </table:table-cell>
          <table:table-cell office:value-type="float" office:value="245" calcext:value-type="float">
            <text:p>245</text:p>
          </table:table-cell>
          <table:table-cell office:value-type="float" office:value="0.539057" calcext:value-type="float">
            <text:p>0.539057</text:p>
          </table:table-cell>
          <table:table-cell office:value-type="float" office:value="-0.0191606" calcext:value-type="float">
            <text:p>-0.0191606</text:p>
          </table:table-cell>
        </table:table-row>
        <table:table-row table:style-name="ro1">
          <table:table-cell office:value-type="float" office:value="25.4581" calcext:value-type="float">
            <text:p>25.4581</text:p>
          </table:table-cell>
          <table:table-cell office:value-type="float" office:value="-0.0853729" calcext:value-type="float">
            <text:p>-0.0853729</text:p>
          </table:table-cell>
          <table:table-cell office:value-type="float" office:value="245.085" calcext:value-type="float">
            <text:p>245.085</text:p>
          </table:table-cell>
          <table:table-cell office:value-type="float" office:value="0.499083" calcext:value-type="float">
            <text:p>0.499083</text:p>
          </table:table-cell>
          <table:table-cell office:value-type="float" office:value="245" calcext:value-type="float">
            <text:p>245</text:p>
          </table:table-cell>
          <table:table-cell office:value-type="float" office:value="0.53857" calcext:value-type="float">
            <text:p>0.53857</text:p>
          </table:table-cell>
          <table:table-cell office:value-type="float" office:value="-0.0181439" calcext:value-type="float">
            <text:p>-0.0181439</text:p>
          </table:table-cell>
        </table:table-row>
        <table:table-row table:style-name="ro1">
          <table:table-cell office:value-type="float" office:value="25.5769" calcext:value-type="float">
            <text:p>25.5769</text:p>
          </table:table-cell>
          <table:table-cell office:value-type="float" office:value="-0.0888824" calcext:value-type="float">
            <text:p>-0.0888824</text:p>
          </table:table-cell>
          <table:table-cell office:value-type="float" office:value="245.089" calcext:value-type="float">
            <text:p>245.089</text:p>
          </table:table-cell>
          <table:table-cell office:value-type="float" office:value="0.497949" calcext:value-type="float">
            <text:p>0.497949</text:p>
          </table:table-cell>
          <table:table-cell office:value-type="float" office:value="245" calcext:value-type="float">
            <text:p>245</text:p>
          </table:table-cell>
          <table:table-cell office:value-type="float" office:value="0.538052" calcext:value-type="float">
            <text:p>0.538052</text:p>
          </table:table-cell>
          <table:table-cell office:value-type="float" office:value="-0.0178823" calcext:value-type="float">
            <text:p>-0.0178823</text:p>
          </table:table-cell>
        </table:table-row>
        <table:table-row table:style-name="ro1">
          <table:table-cell office:value-type="float" office:value="25.7043" calcext:value-type="float">
            <text:p>25.7043</text:p>
          </table:table-cell>
          <table:table-cell office:value-type="float" office:value="-0.092392" calcext:value-type="float">
            <text:p>-0.092392</text:p>
          </table:table-cell>
          <table:table-cell office:value-type="float" office:value="245.092" calcext:value-type="float">
            <text:p>245.092</text:p>
          </table:table-cell>
          <table:table-cell office:value-type="float" office:value="0.496687" calcext:value-type="float">
            <text:p>0.496687</text:p>
          </table:table-cell>
          <table:table-cell office:value-type="float" office:value="245" calcext:value-type="float">
            <text:p>245</text:p>
          </table:table-cell>
          <table:table-cell office:value-type="float" office:value="0.537475" calcext:value-type="float">
            <text:p>0.537475</text:p>
          </table:table-cell>
          <table:table-cell office:value-type="float" office:value="-0.01769" calcext:value-type="float">
            <text:p>-0.01769</text:p>
          </table:table-cell>
        </table:table-row>
        <table:table-row table:style-name="ro1">
          <table:table-cell office:value-type="float" office:value="25.8317" calcext:value-type="float">
            <text:p>25.8317</text:p>
          </table:table-cell>
          <table:table-cell office:value-type="float" office:value="-0.0955048" calcext:value-type="float">
            <text:p>-0.0955048</text:p>
          </table:table-cell>
          <table:table-cell office:value-type="float" office:value="245.096" calcext:value-type="float">
            <text:p>245.096</text:p>
          </table:table-cell>
          <table:table-cell office:value-type="float" office:value="0.49638" calcext:value-type="float">
            <text:p>0.49638</text:p>
          </table:table-cell>
          <table:table-cell office:value-type="float" office:value="245" calcext:value-type="float">
            <text:p>245</text:p>
          </table:table-cell>
          <table:table-cell office:value-type="float" office:value="0.536876" calcext:value-type="float">
            <text:p>0.536876</text:p>
          </table:table-cell>
          <table:table-cell office:value-type="float" office:value="-0.0166201" calcext:value-type="float">
            <text:p>-0.0166201</text:p>
          </table:table-cell>
        </table:table-row>
        <table:table-row table:style-name="ro1">
          <table:table-cell office:value-type="float" office:value="25.9448" calcext:value-type="float">
            <text:p>25.9448</text:p>
          </table:table-cell>
          <table:table-cell office:value-type="float" office:value="-0.0978851" calcext:value-type="float">
            <text:p>-0.0978851</text:p>
          </table:table-cell>
          <table:table-cell office:value-type="float" office:value="245.098" calcext:value-type="float">
            <text:p>245.098</text:p>
          </table:table-cell>
          <table:table-cell office:value-type="float" office:value="0.497988" calcext:value-type="float">
            <text:p>0.497988</text:p>
          </table:table-cell>
          <table:table-cell office:value-type="float" office:value="245" calcext:value-type="float">
            <text:p>245</text:p>
          </table:table-cell>
          <table:table-cell office:value-type="float" office:value="0.536329" calcext:value-type="float">
            <text:p>0.536329</text:p>
          </table:table-cell>
          <table:table-cell office:value-type="float" office:value="-0.0138694" calcext:value-type="float">
            <text:p>-0.0138694</text:p>
          </table:table-cell>
        </table:table-row>
        <table:table-row table:style-name="ro1">
          <table:table-cell office:value-type="float" office:value="26.0784" calcext:value-type="float">
            <text:p>26.0784</text:p>
          </table:table-cell>
          <table:table-cell office:value-type="float" office:value="-0.100067" calcext:value-type="float">
            <text:p>-0.100067</text:p>
          </table:table-cell>
          <table:table-cell office:value-type="float" office:value="245.1" calcext:value-type="float">
            <text:p>245.1</text:p>
          </table:table-cell>
          <table:table-cell office:value-type="float" office:value="0.498205" calcext:value-type="float">
            <text:p>0.498205</text:p>
          </table:table-cell>
          <table:table-cell office:value-type="float" office:value="245" calcext:value-type="float">
            <text:p>245</text:p>
          </table:table-cell>
          <table:table-cell office:value-type="float" office:value="0.535668" calcext:value-type="float">
            <text:p>0.535668</text:p>
          </table:table-cell>
          <table:table-cell office:value-type="float" office:value="-0.0124459" calcext:value-type="float">
            <text:p>-0.0124459</text:p>
          </table:table-cell>
        </table:table-row>
        <table:table-row table:style-name="ro1">
          <table:table-cell office:value-type="float" office:value="26.1814" calcext:value-type="float">
            <text:p>26.1814</text:p>
          </table:table-cell>
          <table:table-cell office:value-type="float" office:value="-0.101089" calcext:value-type="float">
            <text:p>-0.101089</text:p>
          </table:table-cell>
          <table:table-cell office:value-type="float" office:value="245.101" calcext:value-type="float">
            <text:p>245.101</text:p>
          </table:table-cell>
          <table:table-cell office:value-type="float" office:value="0.501504" calcext:value-type="float">
            <text:p>0.501504</text:p>
          </table:table-cell>
          <table:table-cell office:value-type="float" office:value="245" calcext:value-type="float">
            <text:p>245</text:p>
          </table:table-cell>
          <table:table-cell office:value-type="float" office:value="0.535149" calcext:value-type="float">
            <text:p>0.535149</text:p>
          </table:table-cell>
          <table:table-cell office:value-type="float" office:value="-0.00837329" calcext:value-type="float">
            <text:p>-0.00837329</text:p>
          </table:table-cell>
        </table:table-row>
        <table:table-row table:style-name="ro1">
          <table:table-cell office:value-type="float" office:value="26.312" calcext:value-type="float">
            <text:p>26.312</text:p>
          </table:table-cell>
          <table:table-cell office:value-type="float" office:value="-0.101807" calcext:value-type="float">
            <text:p>-0.101807</text:p>
          </table:table-cell>
          <table:table-cell office:value-type="float" office:value="245.102" calcext:value-type="float">
            <text:p>245.102</text:p>
          </table:table-cell>
          <table:table-cell office:value-type="float" office:value="0.502979" calcext:value-type="float">
            <text:p>0.502979</text:p>
          </table:table-cell>
          <table:table-cell office:value-type="float" office:value="245" calcext:value-type="float">
            <text:p>245</text:p>
          </table:table-cell>
          <table:table-cell office:value-type="float" office:value="0.534486" calcext:value-type="float">
            <text:p>0.534486</text:p>
          </table:table-cell>
          <table:table-cell office:value-type="float" office:value="-0.00605545" calcext:value-type="float">
            <text:p>-0.00605545</text:p>
          </table:table-cell>
        </table:table-row>
        <table:table-row table:style-name="ro1">
          <table:table-cell office:value-type="float" office:value="26.4421" calcext:value-type="float">
            <text:p>26.4421</text:p>
          </table:table-cell>
          <table:table-cell office:value-type="float" office:value="-0.101608" calcext:value-type="float">
            <text:p>-0.101608</text:p>
          </table:table-cell>
          <table:table-cell office:value-type="float" office:value="245.102" calcext:value-type="float">
            <text:p>245.102</text:p>
          </table:table-cell>
          <table:table-cell office:value-type="float" office:value="0.505708" calcext:value-type="float">
            <text:p>0.505708</text:p>
          </table:table-cell>
          <table:table-cell office:value-type="float" office:value="245" calcext:value-type="float">
            <text:p>245</text:p>
          </table:table-cell>
          <table:table-cell office:value-type="float" office:value="0.533824" calcext:value-type="float">
            <text:p>0.533824</text:p>
          </table:table-cell>
          <table:table-cell office:value-type="float" office:value="-0.00271395" calcext:value-type="float">
            <text:p>-0.00271395</text:p>
          </table:table-cell>
        </table:table-row>
        <table:table-row table:style-name="ro1">
          <table:table-cell office:value-type="float" office:value="26.5697" calcext:value-type="float">
            <text:p>26.5697</text:p>
          </table:table-cell>
          <table:table-cell office:value-type="float" office:value="-0.100479" calcext:value-type="float">
            <text:p>-0.100479</text:p>
          </table:table-cell>
          <table:table-cell office:value-type="float" office:value="245.1" calcext:value-type="float">
            <text:p>245.1</text:p>
          </table:table-cell>
          <table:table-cell office:value-type="float" office:value="0.509324" calcext:value-type="float">
            <text:p>0.509324</text:p>
          </table:table-cell>
          <table:table-cell office:value-type="float" office:value="245" calcext:value-type="float">
            <text:p>245</text:p>
          </table:table-cell>
          <table:table-cell office:value-type="float" office:value="0.53318" calcext:value-type="float">
            <text:p>0.53318</text:p>
          </table:table-cell>
          <table:table-cell office:value-type="float" office:value="0.00126407" calcext:value-type="float">
            <text:p>0.00126407</text:p>
          </table:table-cell>
        </table:table-row>
        <table:table-row table:style-name="ro1">
          <table:table-cell office:value-type="float" office:value="26.6711" calcext:value-type="float">
            <text:p>26.6711</text:p>
          </table:table-cell>
          <table:table-cell office:value-type="float" office:value="-0.098877" calcext:value-type="float">
            <text:p>-0.098877</text:p>
          </table:table-cell>
          <table:table-cell office:value-type="float" office:value="245.099" calcext:value-type="float">
            <text:p>245.099</text:p>
          </table:table-cell>
          <table:table-cell office:value-type="float" office:value="0.513023" calcext:value-type="float">
            <text:p>0.513023</text:p>
          </table:table-cell>
          <table:table-cell office:value-type="float" office:value="245" calcext:value-type="float">
            <text:p>245</text:p>
          </table:table-cell>
          <table:table-cell office:value-type="float" office:value="0.532674" calcext:value-type="float">
            <text:p>0.532674</text:p>
          </table:table-cell>
          <table:table-cell office:value-type="float" office:value="0.00506822" calcext:value-type="float">
            <text:p>0.00506822</text:p>
          </table:table-cell>
        </table:table-row>
        <table:table-row table:style-name="ro1">
          <table:table-cell office:value-type="float" office:value="26.7887" calcext:value-type="float">
            <text:p>26.7887</text:p>
          </table:table-cell>
          <table:table-cell office:value-type="float" office:value="-0.096344" calcext:value-type="float">
            <text:p>-0.096344</text:p>
          </table:table-cell>
          <table:table-cell office:value-type="float" office:value="245.096" calcext:value-type="float">
            <text:p>245.096</text:p>
          </table:table-cell>
          <table:table-cell office:value-type="float" office:value="0.516951" calcext:value-type="float">
            <text:p>0.516951</text:p>
          </table:table-cell>
          <table:table-cell office:value-type="float" office:value="245" calcext:value-type="float">
            <text:p>245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00893706" calcext:value-type="float">
            <text:p>0.00893706</text:p>
          </table:table-cell>
        </table:table-row>
        <table:table-row table:style-name="ro1">
          <table:table-cell office:value-type="float" office:value="26.8905" calcext:value-type="float">
            <text:p>26.8905</text:p>
          </table:table-cell>
          <table:table-cell office:value-type="float" office:value="-0.0935211" calcext:value-type="float">
            <text:p>-0.0935211</text:p>
          </table:table-cell>
          <table:table-cell office:value-type="float" office:value="245.094" calcext:value-type="float">
            <text:p>245.094</text:p>
          </table:table-cell>
          <table:table-cell office:value-type="float" office:value="0.520073" calcext:value-type="float">
            <text:p>0.520073</text:p>
          </table:table-cell>
          <table:table-cell office:value-type="float" office:value="245" calcext:value-type="float">
            <text:p>245</text:p>
          </table:table-cell>
          <table:table-cell office:value-type="float" office:value="0.531617" calcext:value-type="float">
            <text:p>0.531617</text:p>
          </table:table-cell>
          <table:table-cell office:value-type="float" office:value="0.0118367" calcext:value-type="float">
            <text:p>0.0118367</text:p>
          </table:table-cell>
        </table:table-row>
        <table:table-row table:style-name="ro1">
          <table:table-cell office:value-type="float" office:value="27.0077" calcext:value-type="float">
            <text:p>27.0077</text:p>
          </table:table-cell>
          <table:table-cell office:value-type="float" office:value="-0.0895081" calcext:value-type="float">
            <text:p>-0.0895081</text:p>
          </table:table-cell>
          <table:table-cell office:value-type="float" office:value="245.09" calcext:value-type="float">
            <text:p>245.09</text:p>
          </table:table-cell>
          <table:table-cell office:value-type="float" office:value="0.524749" calcext:value-type="float">
            <text:p>0.524749</text:p>
          </table:table-cell>
          <table:table-cell office:value-type="float" office:value="245" calcext:value-type="float">
            <text:p>245</text:p>
          </table:table-cell>
          <table:table-cell office:value-type="float" office:value="0.53108" calcext:value-type="float">
            <text:p>0.53108</text:p>
          </table:table-cell>
          <table:table-cell office:value-type="float" office:value="0.0160453" calcext:value-type="float">
            <text:p>0.0160453</text:p>
          </table:table-cell>
        </table:table-row>
        <table:table-row table:style-name="ro1">
          <table:table-cell office:value-type="float" office:value="27.1086" calcext:value-type="float">
            <text:p>27.1086</text:p>
          </table:table-cell>
          <table:table-cell office:value-type="float" office:value="-0.0853424" calcext:value-type="float">
            <text:p>-0.0853424</text:p>
          </table:table-cell>
          <table:table-cell office:value-type="float" office:value="245.085" calcext:value-type="float">
            <text:p>245.085</text:p>
          </table:table-cell>
          <table:table-cell office:value-type="float" office:value="0.528065" calcext:value-type="float">
            <text:p>0.528065</text:p>
          </table:table-cell>
          <table:table-cell office:value-type="float" office:value="245" calcext:value-type="float">
            <text:p>245</text:p>
          </table:table-cell>
          <table:table-cell office:value-type="float" office:value="0.530639" calcext:value-type="float">
            <text:p>0.530639</text:p>
          </table:table-cell>
          <table:table-cell office:value-type="float" office:value="0.0187622" calcext:value-type="float">
            <text:p>0.0187622</text:p>
          </table:table-cell>
        </table:table-row>
        <table:table-row table:style-name="ro1">
          <table:table-cell office:value-type="float" office:value="27.2251" calcext:value-type="float">
            <text:p>27.2251</text:p>
          </table:table-cell>
          <table:table-cell office:value-type="float" office:value="-0.0798645" calcext:value-type="float">
            <text:p>-0.0798645</text:p>
          </table:table-cell>
          <table:table-cell office:value-type="float" office:value="245.08" calcext:value-type="float">
            <text:p>245.08</text:p>
          </table:table-cell>
          <table:table-cell office:value-type="float" office:value="0.532869" calcext:value-type="float">
            <text:p>0.532869</text:p>
          </table:table-cell>
          <table:table-cell office:value-type="float" office:value="245" calcext:value-type="float">
            <text:p>245</text:p>
          </table:table-cell>
          <table:table-cell office:value-type="float" office:value="0.530158" calcext:value-type="float">
            <text:p>0.530158</text:p>
          </table:table-cell>
          <table:table-cell office:value-type="float" office:value="0.0226779" calcext:value-type="float">
            <text:p>0.0226779</text:p>
          </table:table-cell>
        </table:table-row>
        <table:table-row table:style-name="ro1">
          <table:table-cell office:value-type="float" office:value="27.3567" calcext:value-type="float">
            <text:p>27.3567</text:p>
          </table:table-cell>
          <table:table-cell office:value-type="float" office:value="-0.0727539" calcext:value-type="float">
            <text:p>-0.0727539</text:p>
          </table:table-cell>
          <table:table-cell office:value-type="float" office:value="245.073" calcext:value-type="float">
            <text:p>245.073</text:p>
          </table:table-cell>
          <table:table-cell office:value-type="float" office:value="0.540097" calcext:value-type="float">
            <text:p>0.540097</text:p>
          </table:table-cell>
          <table:table-cell office:value-type="float" office:value="245" calcext:value-type="float">
            <text:p>245</text:p>
          </table:table-cell>
          <table:table-cell office:value-type="float" office:value="0.529655" calcext:value-type="float">
            <text:p>0.529655</text:p>
          </table:table-cell>
          <table:table-cell office:value-type="float" office:value="0.0286298" calcext:value-type="float">
            <text:p>0.0286298</text:p>
          </table:table-cell>
        </table:table-row>
        <table:table-row table:style-name="ro1">
          <table:table-cell office:value-type="float" office:value="27.4854" calcext:value-type="float">
            <text:p>27.4854</text:p>
          </table:table-cell>
          <table:table-cell office:value-type="float" office:value="-0.0649109" calcext:value-type="float">
            <text:p>-0.0649109</text:p>
          </table:table-cell>
          <table:table-cell office:value-type="float" office:value="245.065" calcext:value-type="float">
            <text:p>245.065</text:p>
          </table:table-cell>
          <table:table-cell office:value-type="float" office:value="0.54659" calcext:value-type="float">
            <text:p>0.54659</text:p>
          </table:table-cell>
          <table:table-cell office:value-type="float" office:value="245" calcext:value-type="float">
            <text:p>245</text:p>
          </table:table-cell>
          <table:table-cell office:value-type="float" office:value="0.529212" calcext:value-type="float">
            <text:p>0.529212</text:p>
          </table:table-cell>
          <table:table-cell office:value-type="float" office:value="0.0336051" calcext:value-type="float">
            <text:p>0.0336051</text:p>
          </table:table-cell>
        </table:table-row>
        <table:table-row table:style-name="ro1">
          <table:table-cell office:value-type="float" office:value="27.616" calcext:value-type="float">
            <text:p>27.616</text:p>
          </table:table-cell>
          <table:table-cell office:value-type="float" office:value="-0.0563202" calcext:value-type="float">
            <text:p>-0.0563202</text:p>
          </table:table-cell>
          <table:table-cell office:value-type="float" office:value="245.056" calcext:value-type="float">
            <text:p>245.056</text:p>
          </table:table-cell>
          <table:table-cell office:value-type="float" office:value="0.552719" calcext:value-type="float">
            <text:p>0.552719</text:p>
          </table:table-cell>
          <table:table-cell office:value-type="float" office:value="245" calcext:value-type="float">
            <text:p>245</text:p>
          </table:table-cell>
          <table:table-cell office:value-type="float" office:value="0.528816" calcext:value-type="float">
            <text:p>0.528816</text:p>
          </table:table-cell>
          <table:table-cell office:value-type="float" office:value="0.0379829" calcext:value-type="float">
            <text:p>0.0379829</text:p>
          </table:table-cell>
        </table:table-row>
        <table:table-row table:style-name="ro1">
          <table:table-cell office:value-type="float" office:value="27.7435" calcext:value-type="float">
            <text:p>27.7435</text:p>
          </table:table-cell>
          <table:table-cell office:value-type="float" office:value="-0.0471954" calcext:value-type="float">
            <text:p>-0.0471954</text:p>
          </table:table-cell>
          <table:table-cell office:value-type="float" office:value="245.047" calcext:value-type="float">
            <text:p>245.047</text:p>
          </table:table-cell>
          <table:table-cell office:value-type="float" office:value="0.558285" calcext:value-type="float">
            <text:p>0.558285</text:p>
          </table:table-cell>
          <table:table-cell office:value-type="float" office:value="245" calcext:value-type="float">
            <text:p>245</text:p>
          </table:table-cell>
          <table:table-cell office:value-type="float" office:value="0.528486" calcext:value-type="float">
            <text:p>0.528486</text:p>
          </table:table-cell>
          <table:table-cell office:value-type="float" office:value="0.0415986" calcext:value-type="float">
            <text:p>0.0415986</text:p>
          </table:table-cell>
        </table:table-row>
        <table:table-row table:style-name="ro1">
          <table:table-cell office:value-type="float" office:value="27.8589" calcext:value-type="float">
            <text:p>27.8589</text:p>
          </table:table-cell>
          <table:table-cell office:value-type="float" office:value="-0.0385284" calcext:value-type="float">
            <text:p>-0.0385284</text:p>
          </table:table-cell>
          <table:table-cell office:value-type="float" office:value="245.039" calcext:value-type="float">
            <text:p>245.039</text:p>
          </table:table-cell>
          <table:table-cell office:value-type="float" office:value="0.560311" calcext:value-type="float">
            <text:p>0.560311</text:p>
          </table:table-cell>
          <table:table-cell office:value-type="float" office:value="245" calcext:value-type="float">
            <text:p>245</text:p>
          </table:table-cell>
          <table:table-cell office:value-type="float" office:value="0.528238" calcext:value-type="float">
            <text:p>0.528238</text:p>
          </table:table-cell>
          <table:table-cell office:value-type="float" office:value="0.0417047" calcext:value-type="float">
            <text:p>0.0417047</text:p>
          </table:table-cell>
        </table:table-row>
        <table:table-row table:style-name="ro1">
          <table:table-cell office:value-type="float" office:value="27.9896" calcext:value-type="float">
            <text:p>27.9896</text:p>
          </table:table-cell>
          <table:table-cell office:value-type="float" office:value="-0.0283356" calcext:value-type="float">
            <text:p>-0.0283356</text:p>
          </table:table-cell>
          <table:table-cell office:value-type="float" office:value="245.028" calcext:value-type="float">
            <text:p>245.028</text:p>
          </table:table-cell>
          <table:table-cell office:value-type="float" office:value="0.566957" calcext:value-type="float">
            <text:p>0.566957</text:p>
          </table:table-cell>
          <table:table-cell office:value-type="float" office:value="245" calcext:value-type="float">
            <text:p>245</text:p>
          </table:table-cell>
          <table:table-cell office:value-type="float" office:value="0.528019" calcext:value-type="float">
            <text:p>0.528019</text:p>
          </table:table-cell>
          <table:table-cell office:value-type="float" office:value="0.046021" calcext:value-type="float">
            <text:p>0.046021</text:p>
          </table:table-cell>
        </table:table-row>
        <table:table-row table:style-name="ro1">
          <table:table-cell office:value-type="float" office:value="28.1188" calcext:value-type="float">
            <text:p>28.1188</text:p>
          </table:table-cell>
          <table:table-cell office:value-type="float" office:value="-0.0178986" calcext:value-type="float">
            <text:p>-0.0178986</text:p>
          </table:table-cell>
          <table:table-cell office:value-type="float" office:value="245.018" calcext:value-type="float">
            <text:p>245.018</text:p>
          </table:table-cell>
          <table:table-cell office:value-type="float" office:value="0.572329" calcext:value-type="float">
            <text:p>0.572329</text:p>
          </table:table-cell>
          <table:table-cell office:value-type="float" office:value="245" calcext:value-type="float">
            <text:p>245</text:p>
          </table:table-cell>
          <table:table-cell office:value-type="float" office:value="0.52787" calcext:value-type="float">
            <text:p>0.52787</text:p>
          </table:table-cell>
          <table:table-cell office:value-type="float" office:value="0.0489339" calcext:value-type="float">
            <text:p>0.0489339</text:p>
          </table:table-cell>
        </table:table-row>
        <table:table-row table:style-name="ro1">
          <table:table-cell office:value-type="float" office:value="28.2518" calcext:value-type="float">
            <text:p>28.2518</text:p>
          </table:table-cell>
          <table:table-cell office:value-type="float" office:value="-0.00698853" calcext:value-type="float">
            <text:p>-0.00698853</text:p>
          </table:table-cell>
          <table:table-cell office:value-type="float" office:value="245.007" calcext:value-type="float">
            <text:p>245.007</text:p>
          </table:table-cell>
          <table:table-cell office:value-type="float" office:value="0.577399" calcext:value-type="float">
            <text:p>0.577399</text:p>
          </table:table-cell>
          <table:table-cell office:value-type="float" office:value="245" calcext:value-type="float">
            <text:p>245</text:p>
          </table:table-cell>
          <table:table-cell office:value-type="float" office:value="0.527787" calcext:value-type="float">
            <text:p>0.527787</text:p>
          </table:table-cell>
          <table:table-cell office:value-type="float" office:value="0.0513589" calcext:value-type="float">
            <text:p>0.0513589</text:p>
          </table:table-cell>
        </table:table-row>
        <table:table-row table:style-name="ro1">
          <table:table-cell office:value-type="float" office:value="28.3785" calcext:value-type="float">
            <text:p>28.3785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244.997" calcext:value-type="float">
            <text:p>244.997</text:p>
          </table:table-cell>
          <table:table-cell office:value-type="float" office:value="0.580443" calcext:value-type="float">
            <text:p>0.580443</text:p>
          </table:table-cell>
          <table:table-cell office:value-type="float" office:value="245" calcext:value-type="float">
            <text:p>245</text:p>
          </table:table-cell>
          <table:table-cell office:value-type="float" office:value="0.527776" calcext:value-type="float">
            <text:p>0.527776</text:p>
          </table:table-cell>
          <table:table-cell office:value-type="float" office:value="0.0517966" calcext:value-type="float">
            <text:p>0.0517966</text:p>
          </table:table-cell>
        </table:table-row>
        <table:table-row table:style-name="ro1">
          <table:table-cell office:value-type="float" office:value="28.5099" calcext:value-type="float">
            <text:p>28.5099</text:p>
          </table:table-cell>
          <table:table-cell office:value-type="float" office:value="0.0142212" calcext:value-type="float">
            <text:p>0.0142212</text:p>
          </table:table-cell>
          <table:table-cell office:value-type="float" office:value="244.986" calcext:value-type="float">
            <text:p>244.986</text:p>
          </table:table-cell>
          <table:table-cell office:value-type="float" office:value="0.583995" calcext:value-type="float">
            <text:p>0.583995</text:p>
          </table:table-cell>
          <table:table-cell office:value-type="float" office:value="245" calcext:value-type="float">
            <text:p>245</text:p>
          </table:table-cell>
          <table:table-cell office:value-type="float" office:value="0.527834" calcext:value-type="float">
            <text:p>0.527834</text:p>
          </table:table-cell>
          <table:table-cell office:value-type="float" office:value="0.0526047" calcext:value-type="float">
            <text:p>0.0526047</text:p>
          </table:table-cell>
        </table:table-row>
        <table:table-row table:style-name="ro1">
          <table:table-cell office:value-type="float" office:value="28.6392" calcext:value-type="float">
            <text:p>28.6392</text:p>
          </table:table-cell>
          <table:table-cell office:value-type="float" office:value="0.0246277" calcext:value-type="float">
            <text:p>0.0246277</text:p>
          </table:table-cell>
          <table:table-cell office:value-type="float" office:value="244.975" calcext:value-type="float">
            <text:p>244.975</text:p>
          </table:table-cell>
          <table:table-cell office:value-type="float" office:value="0.586387" calcext:value-type="float">
            <text:p>0.586387</text:p>
          </table:table-cell>
          <table:table-cell office:value-type="float" office:value="245" calcext:value-type="float">
            <text:p>245</text:p>
          </table:table-cell>
          <table:table-cell office:value-type="float" office:value="0.52796" calcext:value-type="float">
            <text:p>0.52796</text:p>
          </table:table-cell>
          <table:table-cell office:value-type="float" office:value="0.0522698" calcext:value-type="float">
            <text:p>0.0522698</text:p>
          </table:table-cell>
        </table:table-row>
        <table:table-row table:style-name="ro1">
          <table:table-cell office:value-type="float" office:value="28.7673" calcext:value-type="float">
            <text:p>28.7673</text:p>
          </table:table-cell>
          <table:table-cell office:value-type="float" office:value="0.0346222" calcext:value-type="float">
            <text:p>0.0346222</text:p>
          </table:table-cell>
          <table:table-cell office:value-type="float" office:value="244.965" calcext:value-type="float">
            <text:p>244.965</text:p>
          </table:table-cell>
          <table:table-cell office:value-type="float" office:value="0.587986" calcext:value-type="float">
            <text:p>0.587986</text:p>
          </table:table-cell>
          <table:table-cell office:value-type="float" office:value="245" calcext:value-type="float">
            <text:p>245</text:p>
          </table:table-cell>
          <table:table-cell office:value-type="float" office:value="0.52815" calcext:value-type="float">
            <text:p>0.52815</text:p>
          </table:table-cell>
          <table:table-cell office:value-type="float" office:value="0.05118" calcext:value-type="float">
            <text:p>0.05118</text:p>
          </table:table-cell>
        </table:table-row>
        <table:table-row table:style-name="ro1">
          <table:table-cell office:value-type="float" office:value="28.8949" calcext:value-type="float">
            <text:p>28.8949</text:p>
          </table:table-cell>
          <table:table-cell office:value-type="float" office:value="0.04422" calcext:value-type="float">
            <text:p>0.04422</text:p>
          </table:table-cell>
          <table:table-cell office:value-type="float" office:value="244.956" calcext:value-type="float">
            <text:p>244.956</text:p>
          </table:table-cell>
          <table:table-cell office:value-type="float" office:value="0.589094" calcext:value-type="float">
            <text:p>0.589094</text:p>
          </table:table-cell>
          <table:table-cell office:value-type="float" office:value="245" calcext:value-type="float">
            <text:p>245</text:p>
          </table:table-cell>
          <table:table-cell office:value-type="float" office:value="0.528402" calcext:value-type="float">
            <text:p>0.528402</text:p>
          </table:table-cell>
          <table:table-cell office:value-type="float" office:value="0.0496367" calcext:value-type="float">
            <text:p>0.0496367</text:p>
          </table:table-cell>
        </table:table-row>
        <table:table-row table:style-name="ro1">
          <table:table-cell office:value-type="float" office:value="29.0237" calcext:value-type="float">
            <text:p>29.0237</text:p>
          </table:table-cell>
          <table:table-cell office:value-type="float" office:value="0.0532837" calcext:value-type="float">
            <text:p>0.0532837</text:p>
          </table:table-cell>
          <table:table-cell office:value-type="float" office:value="244.947" calcext:value-type="float">
            <text:p>244.947</text:p>
          </table:table-cell>
          <table:table-cell office:value-type="float" office:value="0.589719" calcext:value-type="float">
            <text:p>0.589719</text:p>
          </table:table-cell>
          <table:table-cell office:value-type="float" office:value="245" calcext:value-type="float">
            <text:p>245</text:p>
          </table:table-cell>
          <table:table-cell office:value-type="float" office:value="0.528716" calcext:value-type="float">
            <text:p>0.528716</text:p>
          </table:table-cell>
          <table:table-cell office:value-type="float" office:value="0.0476823" calcext:value-type="float">
            <text:p>0.0476823</text:p>
          </table:table-cell>
        </table:table-row>
        <table:table-row table:style-name="ro1">
          <table:table-cell office:value-type="float" office:value="29.1411" calcext:value-type="float">
            <text:p>29.1411</text:p>
          </table:table-cell>
          <table:table-cell office:value-type="float" office:value="0.0610046" calcext:value-type="float">
            <text:p>0.0610046</text:p>
          </table:table-cell>
          <table:table-cell office:value-type="float" office:value="244.939" calcext:value-type="float">
            <text:p>244.939</text:p>
          </table:table-cell>
          <table:table-cell office:value-type="float" office:value="0.586663" calcext:value-type="float">
            <text:p>0.586663</text:p>
          </table:table-cell>
          <table:table-cell office:value-type="float" office:value="245" calcext:value-type="float">
            <text:p>245</text:p>
          </table:table-cell>
          <table:table-cell office:value-type="float" office:value="0.529052" calcext:value-type="float">
            <text:p>0.529052</text:p>
          </table:table-cell>
          <table:table-cell office:value-type="float" office:value="0.0423602" calcext:value-type="float">
            <text:p>0.0423602</text:p>
          </table:table-cell>
        </table:table-row>
        <table:table-row table:style-name="ro1">
          <table:table-cell office:value-type="float" office:value="29.2699" calcext:value-type="float">
            <text:p>29.2699</text:p>
          </table:table-cell>
          <table:table-cell office:value-type="float" office:value="0.0688782" calcext:value-type="float">
            <text:p>0.0688782</text:p>
          </table:table-cell>
          <table:table-cell office:value-type="float" office:value="244.931" calcext:value-type="float">
            <text:p>244.931</text:p>
          </table:table-cell>
          <table:table-cell office:value-type="float" office:value="0.587581" calcext:value-type="float">
            <text:p>0.587581</text:p>
          </table:table-cell>
          <table:table-cell office:value-type="float" office:value="245" calcext:value-type="float">
            <text:p>245</text:p>
          </table:table-cell>
          <table:table-cell office:value-type="float" office:value="0.52947" calcext:value-type="float">
            <text:p>0.52947</text:p>
          </table:table-cell>
          <table:table-cell office:value-type="float" office:value="0.0408916" calcext:value-type="float">
            <text:p>0.0408916</text:p>
          </table:table-cell>
        </table:table-row>
        <table:table-row table:style-name="ro1">
          <table:table-cell office:value-type="float" office:value="29.3984" calcext:value-type="float">
            <text:p>29.3984</text:p>
          </table:table-cell>
          <table:table-cell office:value-type="float" office:value="0.0758514" calcext:value-type="float">
            <text:p>0.0758514</text:p>
          </table:table-cell>
          <table:table-cell office:value-type="float" office:value="244.924" calcext:value-type="float">
            <text:p>244.924</text:p>
          </table:table-cell>
          <table:table-cell office:value-type="float" office:value="0.586901" calcext:value-type="float">
            <text:p>0.586901</text:p>
          </table:table-cell>
          <table:table-cell office:value-type="float" office:value="245" calcext:value-type="float">
            <text:p>245</text:p>
          </table:table-cell>
          <table:table-cell office:value-type="float" office:value="0.529936" calcext:value-type="float">
            <text:p>0.529936</text:p>
          </table:table-cell>
          <table:table-cell office:value-type="float" office:value="0.038002" calcext:value-type="float">
            <text:p>0.038002</text:p>
          </table:table-cell>
        </table:table-row>
        <table:table-row table:style-name="ro1">
          <table:table-cell office:value-type="float" office:value="29.5292" calcext:value-type="float">
            <text:p>29.5292</text:p>
          </table:table-cell>
          <table:table-cell office:value-type="float" office:value="0.082077" calcext:value-type="float">
            <text:p>0.082077</text:p>
          </table:table-cell>
          <table:table-cell office:value-type="float" office:value="244.918" calcext:value-type="float">
            <text:p>244.918</text:p>
          </table:table-cell>
          <table:table-cell office:value-type="float" office:value="0.585741" calcext:value-type="float">
            <text:p>0.585741</text:p>
          </table:table-cell>
          <table:table-cell office:value-type="float" office:value="245" calcext:value-type="float">
            <text:p>245</text:p>
          </table:table-cell>
          <table:table-cell office:value-type="float" office:value="0.530452" calcext:value-type="float">
            <text:p>0.530452</text:p>
          </table:table-cell>
          <table:table-cell office:value-type="float" office:value="0.034769" calcext:value-type="float">
            <text:p>0.034769</text:p>
          </table:table-cell>
        </table:table-row>
        <table:table-row table:style-name="ro1">
          <table:table-cell office:value-type="float" office:value="29.6445" calcext:value-type="float">
            <text:p>29.6445</text:p>
          </table:table-cell>
          <table:table-cell office:value-type="float" office:value="0.0867615" calcext:value-type="float">
            <text:p>0.0867615</text:p>
          </table:table-cell>
          <table:table-cell office:value-type="float" office:value="244.913" calcext:value-type="float">
            <text:p>244.913</text:p>
          </table:table-cell>
          <table:table-cell office:value-type="float" office:value="0.581659" calcext:value-type="float">
            <text:p>0.581659</text:p>
          </table:table-cell>
          <table:table-cell office:value-type="float" office:value="245" calcext:value-type="float">
            <text:p>245</text:p>
          </table:table-cell>
          <table:table-cell office:value-type="float" office:value="0.53094" calcext:value-type="float">
            <text:p>0.53094</text:p>
          </table:table-cell>
          <table:table-cell office:value-type="float" office:value="0.0290288" calcext:value-type="float">
            <text:p>0.0290288</text:p>
          </table:table-cell>
        </table:table-row>
        <table:table-row table:style-name="ro1">
          <table:table-cell office:value-type="float" office:value="29.7727" calcext:value-type="float">
            <text:p>29.7727</text:p>
          </table:table-cell>
          <table:table-cell office:value-type="float" office:value="0.091156" calcext:value-type="float">
            <text:p>0.091156</text:p>
          </table:table-cell>
          <table:table-cell office:value-type="float" office:value="244.909" calcext:value-type="float">
            <text:p>244.909</text:p>
          </table:table-cell>
          <table:table-cell office:value-type="float" office:value="0.579882" calcext:value-type="float">
            <text:p>0.579882</text:p>
          </table:table-cell>
          <table:table-cell office:value-type="float" office:value="245" calcext:value-type="float">
            <text:p>245</text:p>
          </table:table-cell>
          <table:table-cell office:value-type="float" office:value="0.53151" calcext:value-type="float">
            <text:p>0.53151</text:p>
          </table:table-cell>
          <table:table-cell office:value-type="float" office:value="0.0255827" calcext:value-type="float">
            <text:p>0.0255827</text:p>
          </table:table-cell>
        </table:table-row>
        <table:table-row table:style-name="ro1">
          <table:table-cell office:value-type="float" office:value="29.9009" calcext:value-type="float">
            <text:p>29.9009</text:p>
          </table:table-cell>
          <table:table-cell office:value-type="float" office:value="0.0943756" calcext:value-type="float">
            <text:p>0.0943756</text:p>
          </table:table-cell>
          <table:table-cell office:value-type="float" office:value="244.906" calcext:value-type="float">
            <text:p>244.906</text:p>
          </table:table-cell>
          <table:table-cell office:value-type="float" office:value="0.576754" calcext:value-type="float">
            <text:p>0.576754</text:p>
          </table:table-cell>
          <table:table-cell office:value-type="float" office:value="245" calcext:value-type="float">
            <text:p>245</text:p>
          </table:table-cell>
          <table:table-cell office:value-type="float" office:value="0.532105" calcext:value-type="float">
            <text:p>0.532105</text:p>
          </table:table-cell>
          <table:table-cell office:value-type="float" office:value="0.021055" calcext:value-type="float">
            <text:p>0.021055</text:p>
          </table:table-cell>
        </table:table-row>
        <table:table-row table:style-name="ro1">
          <table:table-cell office:value-type="float" office:value="30.0276" calcext:value-type="float">
            <text:p>30.0276</text:p>
          </table:table-cell>
          <table:table-cell office:value-type="float" office:value="0.0967102" calcext:value-type="float">
            <text:p>0.0967102</text:p>
          </table:table-cell>
          <table:table-cell office:value-type="float" office:value="244.903" calcext:value-type="float">
            <text:p>244.903</text:p>
          </table:table-cell>
          <table:table-cell office:value-type="float" office:value="0.573454" calcext:value-type="float">
            <text:p>0.573454</text:p>
          </table:table-cell>
          <table:table-cell office:value-type="float" office:value="245" calcext:value-type="float">
            <text:p>245</text:p>
          </table:table-cell>
          <table:table-cell office:value-type="float" office:value="0.532711" calcext:value-type="float">
            <text:p>0.532711</text:p>
          </table:table-cell>
          <table:table-cell office:value-type="float" office:value="0.0165661" calcext:value-type="float">
            <text:p>0.0165661</text:p>
          </table:table-cell>
        </table:table-row>
        <table:table-row table:style-name="ro1">
          <table:table-cell office:value-type="float" office:value="30.1543" calcext:value-type="float">
            <text:p>30.1543</text:p>
          </table:table-cell>
          <table:table-cell office:value-type="float" office:value="0.0980835" calcext:value-type="float">
            <text:p>0.0980835</text:p>
          </table:table-cell>
          <table:table-cell office:value-type="float" office:value="244.902" calcext:value-type="float">
            <text:p>244.902</text:p>
          </table:table-cell>
          <table:table-cell office:value-type="float" office:value="0.56979" calcext:value-type="float">
            <text:p>0.56979</text:p>
          </table:table-cell>
          <table:table-cell office:value-type="float" office:value="245" calcext:value-type="float">
            <text:p>245</text:p>
          </table:table-cell>
          <table:table-cell office:value-type="float" office:value="0.533328" calcext:value-type="float">
            <text:p>0.533328</text:p>
          </table:table-cell>
          <table:table-cell office:value-type="float" office:value="0.0119412" calcext:value-type="float">
            <text:p>0.0119412</text:p>
          </table:table-cell>
        </table:table-row>
        <table:table-row table:style-name="ro1">
          <table:table-cell office:value-type="float" office:value="30.2716" calcext:value-type="float">
            <text:p>30.2716</text:p>
          </table:table-cell>
          <table:table-cell office:value-type="float" office:value="0.0985413" calcext:value-type="float">
            <text:p>0.0985413</text:p>
          </table:table-cell>
          <table:table-cell office:value-type="float" office:value="244.901" calcext:value-type="float">
            <text:p>244.901</text:p>
          </table:table-cell>
          <table:table-cell office:value-type="float" office:value="0.565598" calcext:value-type="float">
            <text:p>0.565598</text:p>
          </table:table-cell>
          <table:table-cell office:value-type="float" office:value="245" calcext:value-type="float">
            <text:p>245</text:p>
          </table:table-cell>
          <table:table-cell office:value-type="float" office:value="0.533905" calcext:value-type="float">
            <text:p>0.533905</text:p>
          </table:table-cell>
          <table:table-cell office:value-type="float" office:value="0.00705721" calcext:value-type="float">
            <text:p>0.00705721</text:p>
          </table:table-cell>
        </table:table-row>
        <table:table-row table:style-name="ro1">
          <table:table-cell office:value-type="float" office:value="30.3966" calcext:value-type="float">
            <text:p>30.3966</text:p>
          </table:table-cell>
          <table:table-cell office:value-type="float" office:value="0.098053" calcext:value-type="float">
            <text:p>0.098053</text:p>
          </table:table-cell>
          <table:table-cell office:value-type="float" office:value="244.902" calcext:value-type="float">
            <text:p>244.902</text:p>
          </table:table-cell>
          <table:table-cell office:value-type="float" office:value="0.561526" calcext:value-type="float">
            <text:p>0.561526</text:p>
          </table:table-cell>
          <table:table-cell office:value-type="float" office:value="245" calcext:value-type="float">
            <text:p>245</text:p>
          </table:table-cell>
          <table:table-cell office:value-type="float" office:value="0.53452" calcext:value-type="float">
            <text:p>0.53452</text:p>
          </table:table-cell>
          <table:table-cell office:value-type="float" office:value="0.00249299" calcext:value-type="float">
            <text:p>0.00249299</text:p>
          </table:table-cell>
        </table:table-row>
        <table:table-row table:style-name="ro1">
          <table:table-cell office:value-type="float" office:value="30.5249" calcext:value-type="float">
            <text:p>30.5249</text:p>
          </table:table-cell>
          <table:table-cell office:value-type="float" office:value="0.0967865" calcext:value-type="float">
            <text:p>0.0967865</text:p>
          </table:table-cell>
          <table:table-cell office:value-type="float" office:value="244.903" calcext:value-type="float">
            <text:p>244.903</text:p>
          </table:table-cell>
          <table:table-cell office:value-type="float" office:value="0.557654" calcext:value-type="float">
            <text:p>0.557654</text:p>
          </table:table-cell>
          <table:table-cell office:value-type="float" office:value="245" calcext:value-type="float">
            <text:p>245</text:p>
          </table:table-cell>
          <table:table-cell office:value-type="float" office:value="0.535145" calcext:value-type="float">
            <text:p>0.535145</text:p>
          </table:table-cell>
          <table:table-cell office:value-type="float" office:value="-0.00168731" calcext:value-type="float">
            <text:p>-0.00168731</text:p>
          </table:table-cell>
        </table:table-row>
        <table:table-row table:style-name="ro1">
          <table:table-cell office:value-type="float" office:value="30.6486" calcext:value-type="float">
            <text:p>30.6486</text:p>
          </table:table-cell>
          <table:table-cell office:value-type="float" office:value="0.0947876" calcext:value-type="float">
            <text:p>0.0947876</text:p>
          </table:table-cell>
          <table:table-cell office:value-type="float" office:value="244.905" calcext:value-type="float">
            <text:p>244.905</text:p>
          </table:table-cell>
          <table:table-cell office:value-type="float" office:value="0.553747" calcext:value-type="float">
            <text:p>0.553747</text:p>
          </table:table-cell>
          <table:table-cell office:value-type="float" office:value="245" calcext:value-type="float">
            <text:p>245</text:p>
          </table:table-cell>
          <table:table-cell office:value-type="float" office:value="0.535737" calcext:value-type="float">
            <text:p>0.535737</text:p>
          </table:table-cell>
          <table:table-cell office:value-type="float" office:value="-0.00568702" calcext:value-type="float">
            <text:p>-0.00568702</text:p>
          </table:table-cell>
        </table:table-row>
        <table:table-row table:style-name="ro1">
          <table:table-cell office:value-type="float" office:value="30.7732" calcext:value-type="float">
            <text:p>30.7732</text:p>
          </table:table-cell>
          <table:table-cell office:value-type="float" office:value="0.09198" calcext:value-type="float">
            <text:p>0.09198</text:p>
          </table:table-cell>
          <table:table-cell office:value-type="float" office:value="244.908" calcext:value-type="float">
            <text:p>244.908</text:p>
          </table:table-cell>
          <table:table-cell office:value-type="float" office:value="0.549598" calcext:value-type="float">
            <text:p>0.549598</text:p>
          </table:table-cell>
          <table:table-cell office:value-type="float" office:value="245" calcext:value-type="float">
            <text:p>245</text:p>
          </table:table-cell>
          <table:table-cell office:value-type="float" office:value="0.536319" calcext:value-type="float">
            <text:p>0.536319</text:p>
          </table:table-cell>
          <table:table-cell office:value-type="float" office:value="-0.00971625" calcext:value-type="float">
            <text:p>-0.00971625</text:p>
          </table:table-cell>
        </table:table-row>
        <table:table-row table:style-name="ro1">
          <table:table-cell office:value-type="float" office:value="30.9005" calcext:value-type="float">
            <text:p>30.9005</text:p>
          </table:table-cell>
          <table:table-cell office:value-type="float" office:value="0.088562" calcext:value-type="float">
            <text:p>0.088562</text:p>
          </table:table-cell>
          <table:table-cell office:value-type="float" office:value="244.911" calcext:value-type="float">
            <text:p>244.911</text:p>
          </table:table-cell>
          <table:table-cell office:value-type="float" office:value="0.54581" calcext:value-type="float">
            <text:p>0.54581</text:p>
          </table:table-cell>
          <table:table-cell office:value-type="float" office:value="245" calcext:value-type="float">
            <text:p>245</text:p>
          </table:table-cell>
          <table:table-cell office:value-type="float" office:value="0.536894" calcext:value-type="float">
            <text:p>0.536894</text:p>
          </table:table-cell>
          <table:table-cell office:value-type="float" office:value="-0.0132245" calcext:value-type="float">
            <text:p>-0.0132245</text:p>
          </table:table-cell>
        </table:table-row>
        <table:table-row table:style-name="ro1">
          <table:table-cell office:value-type="float" office:value="31.0251" calcext:value-type="float">
            <text:p>31.0251</text:p>
          </table:table-cell>
          <table:table-cell office:value-type="float" office:value="0.0845184" calcext:value-type="float">
            <text:p>0.0845184</text:p>
          </table:table-cell>
          <table:table-cell office:value-type="float" office:value="244.915" calcext:value-type="float">
            <text:p>244.915</text:p>
          </table:table-cell>
          <table:table-cell office:value-type="float" office:value="0.541933" calcext:value-type="float">
            <text:p>0.541933</text:p>
          </table:table-cell>
          <table:table-cell office:value-type="float" office:value="245" calcext:value-type="float">
            <text:p>245</text:p>
          </table:table-cell>
          <table:table-cell office:value-type="float" office:value="0.537434" calcext:value-type="float">
            <text:p>0.537434</text:p>
          </table:table-cell>
          <table:table-cell office:value-type="float" office:value="-0.0166305" calcext:value-type="float">
            <text:p>-0.0166305</text:p>
          </table:table-cell>
        </table:table-row>
        <table:table-row table:style-name="ro1">
          <table:table-cell office:value-type="float" office:value="31.1489" calcext:value-type="float">
            <text:p>31.1489</text:p>
          </table:table-cell>
          <table:table-cell office:value-type="float" office:value="0.0800629" calcext:value-type="float">
            <text:p>0.0800629</text:p>
          </table:table-cell>
          <table:table-cell office:value-type="float" office:value="244.92" calcext:value-type="float">
            <text:p>244.92</text:p>
          </table:table-cell>
          <table:table-cell office:value-type="float" office:value="0.538575" calcext:value-type="float">
            <text:p>0.538575</text:p>
          </table:table-cell>
          <table:table-cell office:value-type="float" office:value="245" calcext:value-type="float">
            <text:p>245</text:p>
          </table:table-cell>
          <table:table-cell office:value-type="float" office:value="0.537943" calcext:value-type="float">
            <text:p>0.537943</text:p>
          </table:table-cell>
          <table:table-cell office:value-type="float" office:value="-0.0193841" calcext:value-type="float">
            <text:p>-0.0193841</text:p>
          </table:table-cell>
        </table:table-row>
        <table:table-row table:style-name="ro1">
          <table:table-cell office:value-type="float" office:value="31.2725" calcext:value-type="float">
            <text:p>31.2725</text:p>
          </table:table-cell>
          <table:table-cell office:value-type="float" office:value="0.0751648" calcext:value-type="float">
            <text:p>0.0751648</text:p>
          </table:table-cell>
          <table:table-cell office:value-type="float" office:value="244.925" calcext:value-type="float">
            <text:p>244.925</text:p>
          </table:table-cell>
          <table:table-cell office:value-type="float" office:value="0.53528" calcext:value-type="float">
            <text:p>0.53528</text:p>
          </table:table-cell>
          <table:table-cell office:value-type="float" office:value="245" calcext:value-type="float">
            <text:p>245</text:p>
          </table:table-cell>
          <table:table-cell office:value-type="float" office:value="0.538423" calcext:value-type="float">
            <text:p>0.538423</text:p>
          </table:table-cell>
          <table:table-cell office:value-type="float" office:value="-0.0219343" calcext:value-type="float">
            <text:p>-0.0219343</text:p>
          </table:table-cell>
        </table:table-row>
        <table:table-row table:style-name="ro1">
          <table:table-cell office:value-type="float" office:value="31.3975" calcext:value-type="float">
            <text:p>31.3975</text:p>
          </table:table-cell>
          <table:table-cell office:value-type="float" office:value="0.06987" calcext:value-type="float">
            <text:p>0.06987</text:p>
          </table:table-cell>
          <table:table-cell office:value-type="float" office:value="244.93" calcext:value-type="float">
            <text:p>244.93</text:p>
          </table:table-cell>
          <table:table-cell office:value-type="float" office:value="0.532208" calcext:value-type="float">
            <text:p>0.532208</text:p>
          </table:table-cell>
          <table:table-cell office:value-type="float" office:value="245" calcext:value-type="float">
            <text:p>245</text:p>
          </table:table-cell>
          <table:table-cell office:value-type="float" office:value="0.538877" calcext:value-type="float">
            <text:p>0.538877</text:p>
          </table:table-cell>
          <table:table-cell office:value-type="float" office:value="-0.0241362" calcext:value-type="float">
            <text:p>-0.0241362</text:p>
          </table:table-cell>
        </table:table-row>
        <table:table-row table:style-name="ro1">
          <table:table-cell office:value-type="float" office:value="31.5238" calcext:value-type="float">
            <text:p>31.5238</text:p>
          </table:table-cell>
          <table:table-cell office:value-type="float" office:value="0.0639954" calcext:value-type="float">
            <text:p>0.0639954</text:p>
          </table:table-cell>
          <table:table-cell office:value-type="float" office:value="244.936" calcext:value-type="float">
            <text:p>244.936</text:p>
          </table:table-cell>
          <table:table-cell office:value-type="float" office:value="0.528641" calcext:value-type="float">
            <text:p>0.528641</text:p>
          </table:table-cell>
          <table:table-cell office:value-type="float" office:value="245" calcext:value-type="float">
            <text:p>245</text:p>
          </table:table-cell>
          <table:table-cell office:value-type="float" office:value="0.539299" calcext:value-type="float">
            <text:p>0.539299</text:p>
          </table:table-cell>
          <table:table-cell office:value-type="float" office:value="-0.026657" calcext:value-type="float">
            <text:p>-0.026657</text:p>
          </table:table-cell>
        </table:table-row>
        <table:table-row table:style-name="ro1">
          <table:table-cell office:value-type="float" office:value="31.6501" calcext:value-type="float">
            <text:p>31.6501</text:p>
          </table:table-cell>
          <table:table-cell office:value-type="float" office:value="0.0579834" calcext:value-type="float">
            <text:p>0.0579834</text:p>
          </table:table-cell>
          <table:table-cell office:value-type="float" office:value="244.942" calcext:value-type="float">
            <text:p>244.942</text:p>
          </table:table-cell>
          <table:table-cell office:value-type="float" office:value="0.525907" calcext:value-type="float">
            <text:p>0.525907</text:p>
          </table:table-cell>
          <table:table-cell office:value-type="float" office:value="245" calcext:value-type="float">
            <text:p>245</text:p>
          </table:table-cell>
          <table:table-cell office:value-type="float" office:value="0.539685" calcext:value-type="float">
            <text:p>0.539685</text:p>
          </table:table-cell>
          <table:table-cell office:value-type="float" office:value="-0.028274" calcext:value-type="float">
            <text:p>-0.028274</text:p>
          </table:table-cell>
        </table:table-row>
        <table:table-row table:style-name="ro1">
          <table:table-cell office:value-type="float" office:value="31.7748" calcext:value-type="float">
            <text:p>31.7748</text:p>
          </table:table-cell>
          <table:table-cell office:value-type="float" office:value="0.0518036" calcext:value-type="float">
            <text:p>0.0518036</text:p>
          </table:table-cell>
          <table:table-cell office:value-type="float" office:value="244.948" calcext:value-type="float">
            <text:p>244.948</text:p>
          </table:table-cell>
          <table:table-cell office:value-type="float" office:value="0.523383" calcext:value-type="float">
            <text:p>0.523383</text:p>
          </table:table-cell>
          <table:table-cell office:value-type="float" office:value="245" calcext:value-type="float">
            <text:p>245</text:p>
          </table:table-cell>
          <table:table-cell office:value-type="float" office:value="0.540027" calcext:value-type="float">
            <text:p>0.540027</text:p>
          </table:table-cell>
          <table:table-cell office:value-type="float" office:value="-0.0295952" calcext:value-type="float">
            <text:p>-0.0295952</text:p>
          </table:table-cell>
        </table:table-row>
        <table:table-row table:style-name="ro1">
          <table:table-cell office:value-type="float" office:value="31.8888" calcext:value-type="float">
            <text:p>31.8888</text:p>
          </table:table-cell>
          <table:table-cell office:value-type="float" office:value="0.0460968" calcext:value-type="float">
            <text:p>0.0460968</text:p>
          </table:table-cell>
          <table:table-cell office:value-type="float" office:value="244.954" calcext:value-type="float">
            <text:p>244.954</text:p>
          </table:table-cell>
          <table:table-cell office:value-type="float" office:value="0.522648" calcext:value-type="float">
            <text:p>0.522648</text:p>
          </table:table-cell>
          <table:table-cell office:value-type="float" office:value="245" calcext:value-type="float">
            <text:p>245</text:p>
          </table:table-cell>
          <table:table-cell office:value-type="float" office:value="0.540306" calcext:value-type="float">
            <text:p>0.540306</text:p>
          </table:table-cell>
          <table:table-cell office:value-type="float" office:value="-0.0291825" calcext:value-type="float">
            <text:p>-0.0291825</text:p>
          </table:table-cell>
        </table:table-row>
        <table:table-row table:style-name="ro1">
          <table:table-cell office:value-type="float" office:value="32.0148" calcext:value-type="float">
            <text:p>32.0148</text:p>
          </table:table-cell>
          <table:table-cell office:value-type="float" office:value="0.0397491" calcext:value-type="float">
            <text:p>0.0397491</text:p>
          </table:table-cell>
          <table:table-cell office:value-type="float" office:value="244.96" calcext:value-type="float">
            <text:p>244.96</text:p>
          </table:table-cell>
          <table:table-cell office:value-type="float" office:value="0.52007" calcext:value-type="float">
            <text:p>0.52007</text:p>
          </table:table-cell>
          <table:table-cell office:value-type="float" office:value="245" calcext:value-type="float">
            <text:p>245</text:p>
          </table:table-cell>
          <table:table-cell office:value-type="float" office:value="0.540577" calcext:value-type="float">
            <text:p>0.540577</text:p>
          </table:table-cell>
          <table:table-cell office:value-type="float" office:value="-0.0304438" calcext:value-type="float">
            <text:p>-0.0304438</text:p>
          </table:table-cell>
        </table:table-row>
        <table:table-row table:style-name="ro1">
          <table:table-cell office:value-type="float" office:value="32.1396" calcext:value-type="float">
            <text:p>32.1396</text:p>
          </table:table-cell>
          <table:table-cell office:value-type="float" office:value="0.0333252" calcext:value-type="float">
            <text:p>0.0333252</text:p>
          </table:table-cell>
          <table:table-cell office:value-type="float" office:value="244.967" calcext:value-type="float">
            <text:p>244.967</text:p>
          </table:table-cell>
          <table:table-cell office:value-type="float" office:value="0.517935" calcext:value-type="float">
            <text:p>0.517935</text:p>
          </table:table-cell>
          <table:table-cell office:value-type="float" office:value="245" calcext:value-type="float">
            <text:p>245</text:p>
          </table:table-cell>
          <table:table-cell office:value-type="float" office:value="0.540805" calcext:value-type="float">
            <text:p>0.540805</text:p>
          </table:table-cell>
          <table:table-cell office:value-type="float" office:value="-0.0312006" calcext:value-type="float">
            <text:p>-0.0312006</text:p>
          </table:table-cell>
        </table:table-row>
        <table:table-row table:style-name="ro1">
          <table:table-cell office:value-type="float" office:value="32.2582" calcext:value-type="float">
            <text:p>32.2582</text:p>
          </table:table-cell>
          <table:table-cell office:value-type="float" office:value="0.0273132" calcext:value-type="float">
            <text:p>0.0273132</text:p>
          </table:table-cell>
          <table:table-cell office:value-type="float" office:value="244.973" calcext:value-type="float">
            <text:p>244.973</text:p>
          </table:table-cell>
          <table:table-cell office:value-type="float" office:value="0.51746" calcext:value-type="float">
            <text:p>0.51746</text:p>
          </table:table-cell>
          <table:table-cell office:value-type="float" office:value="245" calcext:value-type="float">
            <text:p>245</text:p>
          </table:table-cell>
          <table:table-cell office:value-type="float" office:value="0.540984" calcext:value-type="float">
            <text:p>0.540984</text:p>
          </table:table-cell>
          <table:table-cell office:value-type="float" office:value="-0.0303525" calcext:value-type="float">
            <text:p>-0.0303525</text:p>
          </table:table-cell>
        </table:table-row>
        <table:table-row table:style-name="ro1">
          <table:table-cell office:value-type="float" office:value="32.3875" calcext:value-type="float">
            <text:p>32.3875</text:p>
          </table:table-cell>
          <table:table-cell office:value-type="float" office:value="0.0209045" calcext:value-type="float">
            <text:p>0.0209045</text:p>
          </table:table-cell>
          <table:table-cell office:value-type="float" office:value="244.979" calcext:value-type="float">
            <text:p>244.979</text:p>
          </table:table-cell>
          <table:table-cell office:value-type="float" office:value="0.515217" calcext:value-type="float">
            <text:p>0.515217</text:p>
          </table:table-cell>
          <table:table-cell office:value-type="float" office:value="245" calcext:value-type="float">
            <text:p>245</text:p>
          </table:table-cell>
          <table:table-cell office:value-type="float" office:value="0.54114" calcext:value-type="float">
            <text:p>0.54114</text:p>
          </table:table-cell>
          <table:table-cell office:value-type="float" office:value="-0.0311489" calcext:value-type="float">
            <text:p>-0.0311489</text:p>
          </table:table-cell>
        </table:table-row>
        <table:table-row table:style-name="ro1">
          <table:table-cell office:value-type="float" office:value="32.5059" calcext:value-type="float">
            <text:p>32.5059</text:p>
          </table:table-cell>
          <table:table-cell office:value-type="float" office:value="0.0150757" calcext:value-type="float">
            <text:p>0.0150757</text:p>
          </table:table-cell>
          <table:table-cell office:value-type="float" office:value="244.985" calcext:value-type="float">
            <text:p>244.985</text:p>
          </table:table-cell>
          <table:table-cell office:value-type="float" office:value="0.514793" calcext:value-type="float">
            <text:p>0.514793</text:p>
          </table:table-cell>
          <table:table-cell office:value-type="float" office:value="245" calcext:value-type="float">
            <text:p>245</text:p>
          </table:table-cell>
          <table:table-cell office:value-type="float" office:value="0.541247" calcext:value-type="float">
            <text:p>0.541247</text:p>
          </table:table-cell>
          <table:table-cell office:value-type="float" office:value="-0.0302224" calcext:value-type="float">
            <text:p>-0.0302224</text:p>
          </table:table-cell>
        </table:table-row>
        <table:table-row table:style-name="ro1">
          <table:table-cell office:value-type="float" office:value="32.6328" calcext:value-type="float">
            <text:p>32.6328</text:p>
          </table:table-cell>
          <table:table-cell office:value-type="float" office:value="0.00904846" calcext:value-type="float">
            <text:p>0.00904846</text:p>
          </table:table-cell>
          <table:table-cell office:value-type="float" office:value="244.991" calcext:value-type="float">
            <text:p>244.991</text:p>
          </table:table-cell>
          <table:table-cell office:value-type="float" office:value="0.513556" calcext:value-type="float">
            <text:p>0.513556</text:p>
          </table:table-cell>
          <table:table-cell office:value-type="float" office:value="245" calcext:value-type="float">
            <text:p>245</text:p>
          </table:table-cell>
          <table:table-cell office:value-type="float" office:value="0.541323" calcext:value-type="float">
            <text:p>0.541323</text:p>
          </table:table-cell>
          <table:table-cell office:value-type="float" office:value="-0.0300295" calcext:value-type="float">
            <text:p>-0.0300295</text:p>
          </table:table-cell>
        </table:table-row>
        <table:table-row table:style-name="ro1">
          <table:table-cell office:value-type="float" office:value="32.7578" calcext:value-type="float">
            <text:p>32.7578</text:p>
          </table:table-cell>
          <table:table-cell office:value-type="float" office:value="0.00343323" calcext:value-type="float">
            <text:p>0.00343323</text:p>
          </table:table-cell>
          <table:table-cell office:value-type="float" office:value="244.997" calcext:value-type="float">
            <text:p>244.997</text:p>
          </table:table-cell>
          <table:table-cell office:value-type="float" office:value="0.513193" calcext:value-type="float">
            <text:p>0.513193</text:p>
          </table:table-cell>
          <table:table-cell office:value-type="float" office:value="245" calcext:value-type="float">
            <text:p>245</text:p>
          </table:table-cell>
          <table:table-cell office:value-type="float" office:value="0.541362" calcext:value-type="float">
            <text:p>0.541362</text:p>
          </table:table-cell>
          <table:table-cell office:value-type="float" office:value="-0.0290273" calcext:value-type="float">
            <text:p>-0.0290273</text:p>
          </table:table-cell>
        </table:table-row>
        <table:table-row table:style-name="ro1">
          <table:table-cell office:value-type="float" office:value="32.8842" calcext:value-type="float">
            <text:p>32.8842</text:p>
          </table:table-cell>
          <table:table-cell office:value-type="float" office:value="-0.00202942" calcext:value-type="float">
            <text:p>-0.00202942</text:p>
          </table:table-cell>
          <table:table-cell office:value-type="float" office:value="245.002" calcext:value-type="float">
            <text:p>245.002</text:p>
          </table:table-cell>
          <table:table-cell office:value-type="float" office:value="0.512651" calcext:value-type="float">
            <text:p>0.512651</text:p>
          </table:table-cell>
          <table:table-cell office:value-type="float" office:value="245" calcext:value-type="float">
            <text:p>245</text:p>
          </table:table-cell>
          <table:table-cell office:value-type="float" office:value="0.541366" calcext:value-type="float">
            <text:p>0.541366</text:p>
          </table:table-cell>
          <table:table-cell office:value-type="float" office:value="-0.0282075" calcext:value-type="float">
            <text:p>-0.0282075</text:p>
          </table:table-cell>
        </table:table-row>
        <table:table-row table:style-name="ro1">
          <table:table-cell office:value-type="float" office:value="33.0105" calcext:value-type="float">
            <text:p>33.0105</text:p>
          </table:table-cell>
          <table:table-cell office:value-type="float" office:value="-0.00727844" calcext:value-type="float">
            <text:p>-0.00727844</text:p>
          </table:table-cell>
          <table:table-cell office:value-type="float" office:value="245.007" calcext:value-type="float">
            <text:p>245.007</text:p>
          </table:table-cell>
          <table:table-cell office:value-type="float" office:value="0.512377" calcext:value-type="float">
            <text:p>0.512377</text:p>
          </table:table-cell>
          <table:table-cell office:value-type="float" office:value="245" calcext:value-type="float">
            <text:p>245</text:p>
          </table:table-cell>
          <table:table-cell office:value-type="float" office:value="0.541336" calcext:value-type="float">
            <text:p>0.541336</text:p>
          </table:table-cell>
          <table:table-cell office:value-type="float" office:value="-0.0271396" calcext:value-type="float">
            <text:p>-0.0271396</text:p>
          </table:table-cell>
        </table:table-row>
        <table:table-row table:style-name="ro1">
          <table:table-cell office:value-type="float" office:value="33.1361" calcext:value-type="float">
            <text:p>33.1361</text:p>
          </table:table-cell>
          <table:table-cell office:value-type="float" office:value="-0.0120087" calcext:value-type="float">
            <text:p>-0.0120087</text:p>
          </table:table-cell>
          <table:table-cell office:value-type="float" office:value="245.012" calcext:value-type="float">
            <text:p>245.012</text:p>
          </table:table-cell>
          <table:table-cell office:value-type="float" office:value="0.512798" calcext:value-type="float">
            <text:p>0.512798</text:p>
          </table:table-cell>
          <table:table-cell office:value-type="float" office:value="245" calcext:value-type="float">
            <text:p>245</text:p>
          </table:table-cell>
          <table:table-cell office:value-type="float" office:value="0.541276" calcext:value-type="float">
            <text:p>0.541276</text:p>
          </table:table-cell>
          <table:table-cell office:value-type="float" office:value="-0.0254753" calcext:value-type="float">
            <text:p>-0.0254753</text:p>
          </table:table-cell>
        </table:table-row>
        <table:table-row table:style-name="ro1">
          <table:table-cell office:value-type="float" office:value="33.2648" calcext:value-type="float">
            <text:p>33.2648</text:p>
          </table:table-cell>
          <table:table-cell office:value-type="float" office:value="-0.0163574" calcext:value-type="float">
            <text:p>-0.0163574</text:p>
          </table:table-cell>
          <table:table-cell office:value-type="float" office:value="245.016" calcext:value-type="float">
            <text:p>245.016</text:p>
          </table:table-cell>
          <table:table-cell office:value-type="float" office:value="0.513374" calcext:value-type="float">
            <text:p>0.513374</text:p>
          </table:table-cell>
          <table:table-cell office:value-type="float" office:value="245" calcext:value-type="float">
            <text:p>245</text:p>
          </table:table-cell>
          <table:table-cell office:value-type="float" office:value="0.541184" calcext:value-type="float">
            <text:p>0.541184</text:p>
          </table:table-cell>
          <table:table-cell office:value-type="float" office:value="-0.0237208" calcext:value-type="float">
            <text:p>-0.0237208</text:p>
          </table:table-cell>
        </table:table-row>
        <table:table-row table:style-name="ro1">
          <table:table-cell office:value-type="float" office:value="33.3907" calcext:value-type="float">
            <text:p>33.3907</text:p>
          </table:table-cell>
          <table:table-cell office:value-type="float" office:value="-0.0202026" calcext:value-type="float">
            <text:p>-0.0202026</text:p>
          </table:table-cell>
          <table:table-cell office:value-type="float" office:value="245.02" calcext:value-type="float">
            <text:p>245.02</text:p>
          </table:table-cell>
          <table:table-cell office:value-type="float" office:value="0.514517" calcext:value-type="float">
            <text:p>0.514517</text:p>
          </table:table-cell>
          <table:table-cell office:value-type="float" office:value="245" calcext:value-type="float">
            <text:p>245</text:p>
          </table:table-cell>
          <table:table-cell office:value-type="float" office:value="0.541069" calcext:value-type="float">
            <text:p>0.541069</text:p>
          </table:table-cell>
          <table:table-cell office:value-type="float" office:value="-0.0215011" calcext:value-type="float">
            <text:p>-0.0215011</text:p>
          </table:table-cell>
        </table:table-row>
        <table:table-row table:style-name="ro1">
          <table:table-cell office:value-type="float" office:value="33.5167" calcext:value-type="float">
            <text:p>33.5167</text:p>
          </table:table-cell>
          <table:table-cell office:value-type="float" office:value="-0.0237274" calcext:value-type="float">
            <text:p>-0.0237274</text:p>
          </table:table-cell>
          <table:table-cell office:value-type="float" office:value="245.024" calcext:value-type="float">
            <text:p>245.024</text:p>
          </table:table-cell>
          <table:table-cell office:value-type="float" office:value="0.51537" calcext:value-type="float">
            <text:p>0.51537</text:p>
          </table:table-cell>
          <table:table-cell office:value-type="float" office:value="245" calcext:value-type="float">
            <text:p>245</text:p>
          </table:table-cell>
          <table:table-cell office:value-type="float" office:value="0.54093" calcext:value-type="float">
            <text:p>0.54093</text:p>
          </table:table-cell>
          <table:table-cell office:value-type="float" office:value="-0.0196283" calcext:value-type="float">
            <text:p>-0.0196283</text:p>
          </table:table-cell>
        </table:table-row>
        <table:table-row table:style-name="ro1">
          <table:table-cell office:value-type="float" office:value="33.6416" calcext:value-type="float">
            <text:p>33.6416</text:p>
          </table:table-cell>
          <table:table-cell office:value-type="float" office:value="-0.0267334" calcext:value-type="float">
            <text:p>-0.0267334</text:p>
          </table:table-cell>
          <table:table-cell office:value-type="float" office:value="245.027" calcext:value-type="float">
            <text:p>245.027</text:p>
          </table:table-cell>
          <table:table-cell office:value-type="float" office:value="0.516727" calcext:value-type="float">
            <text:p>0.516727</text:p>
          </table:table-cell>
          <table:table-cell office:value-type="float" office:value="245" calcext:value-type="float">
            <text:p>245</text:p>
          </table:table-cell>
          <table:table-cell office:value-type="float" office:value="0.540772" calcext:value-type="float">
            <text:p>0.540772</text:p>
          </table:table-cell>
          <table:table-cell office:value-type="float" office:value="-0.0173617" calcext:value-type="float">
            <text:p>-0.0173617</text:p>
          </table:table-cell>
        </table:table-row>
        <table:table-row table:style-name="ro1">
          <table:table-cell office:value-type="float" office:value="33.7664" calcext:value-type="float">
            <text:p>33.7664</text:p>
          </table:table-cell>
          <table:table-cell office:value-type="float" office:value="-0.0293274" calcext:value-type="float">
            <text:p>-0.0293274</text:p>
          </table:table-cell>
          <table:table-cell office:value-type="float" office:value="245.029" calcext:value-type="float">
            <text:p>245.029</text:p>
          </table:table-cell>
          <table:table-cell office:value-type="float" office:value="0.518054" calcext:value-type="float">
            <text:p>0.518054</text:p>
          </table:table-cell>
          <table:table-cell office:value-type="float" office:value="245" calcext:value-type="float">
            <text:p>245</text:p>
          </table:table-cell>
          <table:table-cell office:value-type="float" office:value="0.540597" calcext:value-type="float">
            <text:p>0.540597</text:p>
          </table:table-cell>
          <table:table-cell office:value-type="float" office:value="-0.0152109" calcext:value-type="float">
            <text:p>-0.0152109</text:p>
          </table:table-cell>
        </table:table-row>
        <table:table-row table:style-name="ro1">
          <table:table-cell office:value-type="float" office:value="33.8949" calcext:value-type="float">
            <text:p>33.8949</text:p>
          </table:table-cell>
          <table:table-cell office:value-type="float" office:value="-0.0315857" calcext:value-type="float">
            <text:p>-0.0315857</text:p>
          </table:table-cell>
          <table:table-cell office:value-type="float" office:value="245.032" calcext:value-type="float">
            <text:p>245.032</text:p>
          </table:table-cell>
          <table:table-cell office:value-type="float" office:value="0.519141" calcext:value-type="float">
            <text:p>0.519141</text:p>
          </table:table-cell>
          <table:table-cell office:value-type="float" office:value="245" calcext:value-type="float">
            <text:p>245</text:p>
          </table:table-cell>
          <table:table-cell office:value-type="float" office:value="0.540401" calcext:value-type="float">
            <text:p>0.540401</text:p>
          </table:table-cell>
          <table:table-cell office:value-type="float" office:value="-0.0133641" calcext:value-type="float">
            <text:p>-0.0133641</text:p>
          </table:table-cell>
        </table:table-row>
        <table:table-row table:style-name="ro1">
          <table:table-cell office:value-type="float" office:value="34.022" calcext:value-type="float">
            <text:p>34.022</text:p>
          </table:table-cell>
          <table:table-cell office:value-type="float" office:value="-0.0333862" calcext:value-type="float">
            <text:p>-0.0333862</text:p>
          </table:table-cell>
          <table:table-cell office:value-type="float" office:value="245.033" calcext:value-type="float">
            <text:p>245.033</text:p>
          </table:table-cell>
          <table:table-cell office:value-type="float" office:value="0.520634" calcext:value-type="float">
            <text:p>0.520634</text:p>
          </table:table-cell>
          <table:table-cell office:value-type="float" office:value="245" calcext:value-type="float">
            <text:p>245</text:p>
          </table:table-cell>
          <table:table-cell office:value-type="float" office:value="0.540195" calcext:value-type="float">
            <text:p>0.540195</text:p>
          </table:table-cell>
          <table:table-cell office:value-type="float" office:value="-0.0112142" calcext:value-type="float">
            <text:p>-0.0112142</text:p>
          </table:table-cell>
        </table:table-row>
        <table:table-row table:style-name="ro1">
          <table:table-cell office:value-type="float" office:value="34.1504" calcext:value-type="float">
            <text:p>34.1504</text:p>
          </table:table-cell>
          <table:table-cell office:value-type="float" office:value="-0.0345612" calcext:value-type="float">
            <text:p>-0.0345612</text:p>
          </table:table-cell>
          <table:table-cell office:value-type="float" office:value="245.035" calcext:value-type="float">
            <text:p>245.035</text:p>
          </table:table-cell>
          <table:table-cell office:value-type="float" office:value="0.522638" calcext:value-type="float">
            <text:p>0.522638</text:p>
          </table:table-cell>
          <table:table-cell office:value-type="float" office:value="245" calcext:value-type="float">
            <text:p>245</text:p>
          </table:table-cell>
          <table:table-cell office:value-type="float" office:value="0.539976" calcext:value-type="float">
            <text:p>0.539976</text:p>
          </table:table-cell>
          <table:table-cell office:value-type="float" office:value="-0.00869776" calcext:value-type="float">
            <text:p>-0.00869776</text:p>
          </table:table-cell>
        </table:table-row>
        <table:table-row table:style-name="ro1">
          <table:table-cell office:value-type="float" office:value="34.2672" calcext:value-type="float">
            <text:p>34.2672</text:p>
          </table:table-cell>
          <table:table-cell office:value-type="float" office:value="-0.0355225" calcext:value-type="float">
            <text:p>-0.0355225</text:p>
          </table:table-cell>
          <table:table-cell office:value-type="float" office:value="245.036" calcext:value-type="float">
            <text:p>245.036</text:p>
          </table:table-cell>
          <table:table-cell office:value-type="float" office:value="0.524232" calcext:value-type="float">
            <text:p>0.524232</text:p>
          </table:table-cell>
          <table:table-cell office:value-type="float" office:value="245" calcext:value-type="float">
            <text:p>245</text:p>
          </table:table-cell>
          <table:table-cell office:value-type="float" office:value="0.539772" calcext:value-type="float">
            <text:p>0.539772</text:p>
          </table:table-cell>
          <table:table-cell office:value-type="float" office:value="-0.00665923" calcext:value-type="float">
            <text:p>-0.00665923</text:p>
          </table:table-cell>
        </table:table-row>
        <table:table-row table:style-name="ro1">
          <table:table-cell office:value-type="float" office:value="34.3923" calcext:value-type="float">
            <text:p>34.3923</text:p>
          </table:table-cell>
          <table:table-cell office:value-type="float" office:value="-0.0362244" calcext:value-type="float">
            <text:p>-0.0362244</text:p>
          </table:table-cell>
          <table:table-cell office:value-type="float" office:value="245.036" calcext:value-type="float">
            <text:p>245.036</text:p>
          </table:table-cell>
          <table:table-cell office:value-type="float" office:value="0.525341" calcext:value-type="float">
            <text:p>0.525341</text:p>
          </table:table-cell>
          <table:table-cell office:value-type="float" office:value="245" calcext:value-type="float">
            <text:p>245</text:p>
          </table:table-cell>
          <table:table-cell office:value-type="float" office:value="0.539547" calcext:value-type="float">
            <text:p>0.539547</text:p>
          </table:table-cell>
          <table:table-cell office:value-type="float" office:value="-0.00515024" calcext:value-type="float">
            <text:p>-0.00515024</text:p>
          </table:table-cell>
        </table:table-row>
        <table:table-row table:style-name="ro1">
          <table:table-cell office:value-type="float" office:value="34.5177" calcext:value-type="float">
            <text:p>34.5177</text:p>
          </table:table-cell>
          <table:table-cell office:value-type="float" office:value="-0.0362854" calcext:value-type="float">
            <text:p>-0.0362854</text:p>
          </table:table-cell>
          <table:table-cell office:value-type="float" office:value="245.036" calcext:value-type="float">
            <text:p>245.036</text:p>
          </table:table-cell>
          <table:table-cell office:value-type="float" office:value="0.527422" calcext:value-type="float">
            <text:p>0.527422</text:p>
          </table:table-cell>
          <table:table-cell office:value-type="float" office:value="245" calcext:value-type="float">
            <text:p>245</text:p>
          </table:table-cell>
          <table:table-cell office:value-type="float" office:value="0.53932" calcext:value-type="float">
            <text:p>0.53932</text:p>
          </table:table-cell>
          <table:table-cell office:value-type="float" office:value="-0.00282683" calcext:value-type="float">
            <text:p>-0.00282683</text:p>
          </table:table-cell>
        </table:table-row>
        <table:table-row table:style-name="ro1">
          <table:table-cell office:value-type="float" office:value="34.6411" calcext:value-type="float">
            <text:p>34.6411</text:p>
          </table:table-cell>
          <table:table-cell office:value-type="float" office:value="-0.0361633" calcext:value-type="float">
            <text:p>-0.0361633</text:p>
          </table:table-cell>
          <table:table-cell office:value-type="float" office:value="245.036" calcext:value-type="float">
            <text:p>245.036</text:p>
          </table:table-cell>
          <table:table-cell office:value-type="float" office:value="0.528927" calcext:value-type="float">
            <text:p>0.528927</text:p>
          </table:table-cell>
          <table:table-cell office:value-type="float" office:value="245" calcext:value-type="float">
            <text:p>245</text:p>
          </table:table-cell>
          <table:table-cell office:value-type="float" office:value="0.539096" calcext:value-type="float">
            <text:p>0.539096</text:p>
          </table:table-cell>
          <table:table-cell office:value-type="float" office:value="-0.0011285" calcext:value-type="float">
            <text:p>-0.0011285</text:p>
          </table:table-cell>
        </table:table-row>
        <table:table-row table:style-name="ro1">
          <table:table-cell office:value-type="float" office:value="34.7653" calcext:value-type="float">
            <text:p>34.7653</text:p>
          </table:table-cell>
          <table:table-cell office:value-type="float" office:value="-0.035675" calcext:value-type="float">
            <text:p>-0.035675</text:p>
          </table:table-cell>
          <table:table-cell office:value-type="float" office:value="245.036" calcext:value-type="float">
            <text:p>245.036</text:p>
          </table:table-cell>
          <table:table-cell office:value-type="float" office:value="0.530622" calcext:value-type="float">
            <text:p>0.530622</text:p>
          </table:table-cell>
          <table:table-cell office:value-type="float" office:value="245" calcext:value-type="float">
            <text:p>245</text:p>
          </table:table-cell>
          <table:table-cell office:value-type="float" office:value="0.538873" calcext:value-type="float">
            <text:p>0.538873</text:p>
          </table:table-cell>
          <table:table-cell office:value-type="float" office:value="0.000667926" calcext:value-type="float">
            <text:p>0.000667926</text:p>
          </table:table-cell>
        </table:table-row>
        <table:table-row table:style-name="ro1">
          <table:table-cell office:value-type="float" office:value="34.8951" calcext:value-type="float">
            <text:p>34.8951</text:p>
          </table:table-cell>
          <table:table-cell office:value-type="float" office:value="-0.0348206" calcext:value-type="float">
            <text:p>-0.0348206</text:p>
          </table:table-cell>
          <table:table-cell office:value-type="float" office:value="245.035" calcext:value-type="float">
            <text:p>245.035</text:p>
          </table:table-cell>
          <table:table-cell office:value-type="float" office:value="0.532317" calcext:value-type="float">
            <text:p>0.532317</text:p>
          </table:table-cell>
          <table:table-cell office:value-type="float" office:value="245" calcext:value-type="float">
            <text:p>245</text:p>
          </table:table-cell>
          <table:table-cell office:value-type="float" office:value="0.538644" calcext:value-type="float">
            <text:p>0.538644</text:p>
          </table:table-cell>
          <table:table-cell office:value-type="float" office:value="0.0023786" calcext:value-type="float">
            <text:p>0.0023786</text:p>
          </table:table-cell>
        </table:table-row>
        <table:table-row table:style-name="ro1">
          <table:table-cell office:value-type="float" office:value="35.0266" calcext:value-type="float">
            <text:p>35.0266</text:p>
          </table:table-cell>
          <table:table-cell office:value-type="float" office:value="-0.0336304" calcext:value-type="float">
            <text:p>-0.0336304</text:p>
          </table:table-cell>
          <table:table-cell office:value-type="float" office:value="245.034" calcext:value-type="float">
            <text:p>245.034</text:p>
          </table:table-cell>
          <table:table-cell office:value-type="float" office:value="0.534038" calcext:value-type="float">
            <text:p>0.534038</text:p>
          </table:table-cell>
          <table:table-cell office:value-type="float" office:value="245" calcext:value-type="float">
            <text:p>245</text:p>
          </table:table-cell>
          <table:table-cell office:value-type="float" office:value="0.538419" calcext:value-type="float">
            <text:p>0.538419</text:p>
          </table:table-cell>
          <table:table-cell office:value-type="float" office:value="0.00402693" calcext:value-type="float">
            <text:p>0.00402693</text:p>
          </table:table-cell>
        </table:table-row>
        <table:table-row table:style-name="ro1">
          <table:table-cell office:value-type="float" office:value="35.1416" calcext:value-type="float">
            <text:p>35.1416</text:p>
          </table:table-cell>
          <table:table-cell office:value-type="float" office:value="-0.0323639" calcext:value-type="float">
            <text:p>-0.0323639</text:p>
          </table:table-cell>
          <table:table-cell office:value-type="float" office:value="245.032" calcext:value-type="float">
            <text:p>245.032</text:p>
          </table:table-cell>
          <table:table-cell office:value-type="float" office:value="0.535363" calcext:value-type="float">
            <text:p>0.535363</text:p>
          </table:table-cell>
          <table:table-cell office:value-type="float" office:value="245" calcext:value-type="float">
            <text:p>245</text:p>
          </table:table-cell>
          <table:table-cell office:value-type="float" office:value="0.538229" calcext:value-type="float">
            <text:p>0.538229</text:p>
          </table:table-cell>
          <table:table-cell office:value-type="float" office:value="0.00522506" calcext:value-type="float">
            <text:p>0.00522506</text:p>
          </table:table-cell>
        </table:table-row>
        <table:table-row table:style-name="ro1">
          <table:table-cell office:value-type="float" office:value="35.272" calcext:value-type="float">
            <text:p>35.272</text:p>
          </table:table-cell>
          <table:table-cell office:value-type="float" office:value="-0.0309143" calcext:value-type="float">
            <text:p>-0.0309143</text:p>
          </table:table-cell>
          <table:table-cell office:value-type="float" office:value="245.031" calcext:value-type="float">
            <text:p>245.031</text:p>
          </table:table-cell>
          <table:table-cell office:value-type="float" office:value="0.536457" calcext:value-type="float">
            <text:p>0.536457</text:p>
          </table:table-cell>
          <table:table-cell office:value-type="float" office:value="245" calcext:value-type="float">
            <text:p>245</text:p>
          </table:table-cell>
          <table:table-cell office:value-type="float" office:value="0.538023" calcext:value-type="float">
            <text:p>0.538023</text:p>
          </table:table-cell>
          <table:table-cell office:value-type="float" office:value="0.00616346" calcext:value-type="float">
            <text:p>0.00616346</text:p>
          </table:table-cell>
        </table:table-row>
        <table:table-row table:style-name="ro1">
          <table:table-cell office:value-type="float" office:value="35.4032" calcext:value-type="float">
            <text:p>35.4032</text:p>
          </table:table-cell>
          <table:table-cell office:value-type="float" office:value="-0.0291748" calcext:value-type="float">
            <text:p>-0.0291748</text:p>
          </table:table-cell>
          <table:table-cell office:value-type="float" office:value="245.029" calcext:value-type="float">
            <text:p>245.029</text:p>
          </table:table-cell>
          <table:table-cell office:value-type="float" office:value="0.537848" calcext:value-type="float">
            <text:p>0.537848</text:p>
          </table:table-cell>
          <table:table-cell office:value-type="float" office:value="245" calcext:value-type="float">
            <text:p>245</text:p>
          </table:table-cell>
          <table:table-cell office:value-type="float" office:value="0.537825" calcext:value-type="float">
            <text:p>0.537825</text:p>
          </table:table-cell>
          <table:table-cell office:value-type="float" office:value="0.00731585" calcext:value-type="float">
            <text:p>0.00731585</text:p>
          </table:table-cell>
        </table:table-row>
        <table:table-row table:style-name="ro1">
          <table:table-cell office:value-type="float" office:value="35.5189" calcext:value-type="float">
            <text:p>35.5189</text:p>
          </table:table-cell>
          <table:table-cell office:value-type="float" office:value="-0.0273743" calcext:value-type="float">
            <text:p>-0.0273743</text:p>
          </table:table-cell>
          <table:table-cell office:value-type="float" office:value="245.027" calcext:value-type="float">
            <text:p>245.027</text:p>
          </table:table-cell>
          <table:table-cell office:value-type="float" office:value="0.538806" calcext:value-type="float">
            <text:p>0.538806</text:p>
          </table:table-cell>
          <table:table-cell office:value-type="float" office:value="245" calcext:value-type="float">
            <text:p>245</text:p>
          </table:table-cell>
          <table:table-cell office:value-type="float" office:value="0.537662" calcext:value-type="float">
            <text:p>0.537662</text:p>
          </table:table-cell>
          <table:table-cell office:value-type="float" office:value="0.00798776" calcext:value-type="float">
            <text:p>0.00798776</text:p>
          </table:table-cell>
        </table:table-row>
        <table:table-row table:style-name="ro1">
          <table:table-cell office:value-type="float" office:value="35.6498" calcext:value-type="float">
            <text:p>35.6498</text:p>
          </table:table-cell>
          <table:table-cell office:value-type="float" office:value="-0.0252838" calcext:value-type="float">
            <text:p>-0.0252838</text:p>
          </table:table-cell>
          <table:table-cell office:value-type="float" office:value="245.025" calcext:value-type="float">
            <text:p>245.025</text:p>
          </table:table-cell>
          <table:table-cell office:value-type="float" office:value="0.540318" calcext:value-type="float">
            <text:p>0.540318</text:p>
          </table:table-cell>
          <table:table-cell office:value-type="float" office:value="245" calcext:value-type="float">
            <text:p>245</text:p>
          </table:table-cell>
          <table:table-cell office:value-type="float" office:value="0.537489" calcext:value-type="float">
            <text:p>0.537489</text:p>
          </table:table-cell>
          <table:table-cell office:value-type="float" office:value="0.00914959" calcext:value-type="float">
            <text:p>0.00914959</text:p>
          </table:table-cell>
        </table:table-row>
        <table:table-row table:style-name="ro1">
          <table:table-cell office:value-type="float" office:value="35.7725" calcext:value-type="float">
            <text:p>35.7725</text:p>
          </table:table-cell>
          <table:table-cell office:value-type="float" office:value="-0.0231018" calcext:value-type="float">
            <text:p>-0.0231018</text:p>
          </table:table-cell>
          <table:table-cell office:value-type="float" office:value="245.023" calcext:value-type="float">
            <text:p>245.023</text:p>
          </table:table-cell>
          <table:table-cell office:value-type="float" office:value="0.541558" calcext:value-type="float">
            <text:p>0.541558</text:p>
          </table:table-cell>
          <table:table-cell office:value-type="float" office:value="245" calcext:value-type="float">
            <text:p>245</text:p>
          </table:table-cell>
          <table:table-cell office:value-type="float" office:value="0.537341" calcext:value-type="float">
            <text:p>0.537341</text:p>
          </table:table-cell>
          <table:table-cell office:value-type="float" office:value="0.00999259" calcext:value-type="float">
            <text:p>0.00999259</text:p>
          </table:table-cell>
        </table:table-row>
        <table:table-row table:style-name="ro1">
          <table:table-cell office:value-type="float" office:value="35.8876" calcext:value-type="float">
            <text:p>35.8876</text:p>
          </table:table-cell>
          <table:table-cell office:value-type="float" office:value="-0.0210419" calcext:value-type="float">
            <text:p>-0.0210419</text:p>
          </table:table-cell>
          <table:table-cell office:value-type="float" office:value="245.021" calcext:value-type="float">
            <text:p>245.021</text:p>
          </table:table-cell>
          <table:table-cell office:value-type="float" office:value="0.542122" calcext:value-type="float">
            <text:p>0.542122</text:p>
          </table:table-cell>
          <table:table-cell office:value-type="float" office:value="245" calcext:value-type="float">
            <text:p>245</text:p>
          </table:table-cell>
          <table:table-cell office:value-type="float" office:value="0.537214" calcext:value-type="float">
            <text:p>0.537214</text:p>
          </table:table-cell>
          <table:table-cell office:value-type="float" office:value="0.0101679" calcext:value-type="float">
            <text:p>0.0101679</text:p>
          </table:table-cell>
        </table:table-row>
        <table:table-row table:style-name="ro1">
          <table:table-cell office:value-type="float" office:value="36.0122" calcext:value-type="float">
            <text:p>36.0122</text:p>
          </table:table-cell>
          <table:table-cell office:value-type="float" office:value="-0.0186157" calcext:value-type="float">
            <text:p>-0.0186157</text:p>
          </table:table-cell>
          <table:table-cell office:value-type="float" office:value="245.019" calcext:value-type="float">
            <text:p>245.019</text:p>
          </table:table-cell>
          <table:table-cell office:value-type="float" office:value="0.54357" calcext:value-type="float">
            <text:p>0.54357</text:p>
          </table:table-cell>
          <table:table-cell office:value-type="float" office:value="245" calcext:value-type="float">
            <text:p>245</text:p>
          </table:table-cell>
          <table:table-cell office:value-type="float" office:value="0.53709" calcext:value-type="float">
            <text:p>0.53709</text:p>
          </table:table-cell>
          <table:table-cell office:value-type="float" office:value="0.0111335" calcext:value-type="float">
            <text:p>0.0111335</text:p>
          </table:table-cell>
        </table:table-row>
        <table:table-row table:style-name="ro1">
          <table:table-cell office:value-type="float" office:value="36.1351" calcext:value-type="float">
            <text:p>36.1351</text:p>
          </table:table-cell>
          <table:table-cell office:value-type="float" office:value="-0.0161133" calcext:value-type="float">
            <text:p>-0.0161133</text:p>
          </table:table-cell>
          <table:table-cell office:value-type="float" office:value="245.016" calcext:value-type="float">
            <text:p>245.016</text:p>
          </table:table-cell>
          <table:table-cell office:value-type="float" office:value="0.54473" calcext:value-type="float">
            <text:p>0.54473</text:p>
          </table:table-cell>
          <table:table-cell office:value-type="float" office:value="245" calcext:value-type="float">
            <text:p>245</text:p>
          </table:table-cell>
          <table:table-cell office:value-type="float" office:value="0.536984" calcext:value-type="float">
            <text:p>0.536984</text:p>
          </table:table-cell>
          <table:table-cell office:value-type="float" office:value="0.0117741" calcext:value-type="float">
            <text:p>0.0117741</text:p>
          </table:table-cell>
        </table:table-row>
        <table:table-row table:style-name="ro1">
          <table:table-cell office:value-type="float" office:value="36.2587" calcext:value-type="float">
            <text:p>36.2587</text:p>
          </table:table-cell>
          <table:table-cell office:value-type="float" office:value="-0.0133972" calcext:value-type="float">
            <text:p>-0.0133972</text:p>
          </table:table-cell>
          <table:table-cell office:value-type="float" office:value="245.013" calcext:value-type="float">
            <text:p>245.013</text:p>
          </table:table-cell>
          <table:table-cell office:value-type="float" office:value="0.546184" calcext:value-type="float">
            <text:p>0.546184</text:p>
          </table:table-cell>
          <table:table-cell office:value-type="float" office:value="245" calcext:value-type="float">
            <text:p>245</text:p>
          </table:table-cell>
          <table:table-cell office:value-type="float" office:value="0.536893" calcext:value-type="float">
            <text:p>0.536893</text:p>
          </table:table-cell>
          <table:table-cell office:value-type="float" office:value="0.0126406" calcext:value-type="float">
            <text:p>0.0126406</text:p>
          </table:table-cell>
        </table:table-row>
        <table:table-row table:style-name="ro1">
          <table:table-cell office:value-type="float" office:value="36.3717" calcext:value-type="float">
            <text:p>36.3717</text:p>
          </table:table-cell>
          <table:table-cell office:value-type="float" office:value="-0.0108948" calcext:value-type="float">
            <text:p>-0.0108948</text:p>
          </table:table-cell>
          <table:table-cell office:value-type="float" office:value="245.011" calcext:value-type="float">
            <text:p>245.011</text:p>
          </table:table-cell>
          <table:table-cell office:value-type="float" office:value="0.546732" calcext:value-type="float">
            <text:p>0.546732</text:p>
          </table:table-cell>
          <table:table-cell office:value-type="float" office:value="245" calcext:value-type="float">
            <text:p>245</text:p>
          </table:table-cell>
          <table:table-cell office:value-type="float" office:value="0.536824" calcext:value-type="float">
            <text:p>0.536824</text:p>
          </table:table-cell>
          <table:table-cell office:value-type="float" office:value="0.0126314" calcext:value-type="float">
            <text:p>0.0126314</text:p>
          </table:table-cell>
        </table:table-row>
        <table:table-row table:style-name="ro1">
          <table:table-cell office:value-type="float" office:value="36.4956" calcext:value-type="float">
            <text:p>36.4956</text:p>
          </table:table-cell>
          <table:table-cell office:value-type="float" office:value="-0.00823975" calcext:value-type="float">
            <text:p>-0.00823975</text:p>
          </table:table-cell>
          <table:table-cell office:value-type="float" office:value="245.008" calcext:value-type="float">
            <text:p>245.008</text:p>
          </table:table-cell>
          <table:table-cell office:value-type="float" office:value="0.547608" calcext:value-type="float">
            <text:p>0.547608</text:p>
          </table:table-cell>
          <table:table-cell office:value-type="float" office:value="245" calcext:value-type="float">
            <text:p>245</text:p>
          </table:table-cell>
          <table:table-cell office:value-type="float" office:value="0.536765" calcext:value-type="float">
            <text:p>0.536765</text:p>
          </table:table-cell>
          <table:table-cell office:value-type="float" office:value="0.0129035" calcext:value-type="float">
            <text:p>0.0129035</text:p>
          </table:table-cell>
        </table:table-row>
        <table:table-row table:style-name="ro1">
          <table:table-cell office:value-type="float" office:value="36.6198" calcext:value-type="float">
            <text:p>36.6198</text:p>
          </table:table-cell>
          <table:table-cell office:value-type="float" office:value="-0.00549316" calcext:value-type="float">
            <text:p>-0.00549316</text:p>
          </table:table-cell>
          <table:table-cell office:value-type="float" office:value="245.005" calcext:value-type="float">
            <text:p>245.005</text:p>
          </table:table-cell>
          <table:table-cell office:value-type="float" office:value="0.548627" calcext:value-type="float">
            <text:p>0.548627</text:p>
          </table:table-cell>
          <table:table-cell office:value-type="float" office:value="245" calcext:value-type="float">
            <text:p>245</text:p>
          </table:table-cell>
          <table:table-cell office:value-type="float" office:value="0.536722" calcext:value-type="float">
            <text:p>0.536722</text:p>
          </table:table-cell>
          <table:table-cell office:value-type="float" office:value="0.0132775" calcext:value-type="float">
            <text:p>0.0132775</text:p>
          </table:table-cell>
        </table:table-row>
        <table:table-row table:style-name="ro1">
          <table:table-cell office:value-type="float" office:value="36.7446" calcext:value-type="float">
            <text:p>36.7446</text:p>
          </table:table-cell>
          <table:table-cell office:value-type="float" office:value="-0.00256348" calcext:value-type="float">
            <text:p>-0.00256348</text:p>
          </table:table-cell>
          <table:table-cell office:value-type="float" office:value="245.003" calcext:value-type="float">
            <text:p>245.003</text:p>
          </table:table-cell>
          <table:table-cell office:value-type="float" office:value="0.549998" calcext:value-type="float">
            <text:p>0.549998</text:p>
          </table:table-cell>
          <table:table-cell office:value-type="float" office:value="245" calcext:value-type="float">
            <text:p>245</text:p>
          </table:table-cell>
          <table:table-cell office:value-type="float" office:value="0.536697" calcext:value-type="float">
            <text:p>0.536697</text:p>
          </table:table-cell>
          <table:table-cell office:value-type="float" office:value="0.0139416" calcext:value-type="float">
            <text:p>0.0139416</text:p>
          </table:table-cell>
        </table:table-row>
        <table:table-row table:style-name="ro1">
          <table:table-cell office:value-type="float" office:value="36.8722" calcext:value-type="float">
            <text:p>36.8722</text:p>
          </table:table-cell>
          <table:table-cell office:value-type="float" office:value="0.000473022" calcext:value-type="float">
            <text:p>0.000473022</text:p>
          </table:table-cell>
          <table:table-cell office:value-type="float" office:value="245" calcext:value-type="float">
            <text:p>245</text:p>
          </table:table-cell>
          <table:table-cell office:value-type="float" office:value="0.551365" calcext:value-type="float">
            <text:p>0.551365</text:p>
          </table:table-cell>
          <table:table-cell office:value-type="float" office:value="245" calcext:value-type="float">
            <text:p>245</text:p>
          </table:table-cell>
          <table:table-cell office:value-type="float" office:value="0.53669" calcext:value-type="float">
            <text:p>0.53669</text:p>
          </table:table-cell>
          <table:table-cell office:value-type="float" office:value="0.0145567" calcext:value-type="float">
            <text:p>0.0145567</text:p>
          </table:table-cell>
        </table:table-row>
        <table:table-row table:style-name="ro1">
          <table:table-cell office:value-type="float" office:value="36.9884" calcext:value-type="float">
            <text:p>36.9884</text:p>
          </table:table-cell>
          <table:table-cell office:value-type="float" office:value="0.00328064" calcext:value-type="float">
            <text:p>0.00328064</text:p>
          </table:table-cell>
          <table:table-cell office:value-type="float" office:value="244.997" calcext:value-type="float">
            <text:p>244.997</text:p>
          </table:table-cell>
          <table:table-cell office:value-type="float" office:value="0.551543" calcext:value-type="float">
            <text:p>0.551543</text:p>
          </table:table-cell>
          <table:table-cell office:value-type="float" office:value="245" calcext:value-type="float">
            <text:p>245</text:p>
          </table:table-cell>
          <table:table-cell office:value-type="float" office:value="0.536701" calcext:value-type="float">
            <text:p>0.536701</text:p>
          </table:table-cell>
          <table:table-cell office:value-type="float" office:value="0.0140213" calcext:value-type="float">
            <text:p>0.0140213</text:p>
          </table:table-cell>
        </table:table-row>
        <table:table-row table:style-name="ro1">
          <table:table-cell office:value-type="float" office:value="37.1139" calcext:value-type="float">
            <text:p>37.1139</text:p>
          </table:table-cell>
          <table:table-cell office:value-type="float" office:value="0.00646973" calcext:value-type="float">
            <text:p>0.00646973</text:p>
          </table:table-cell>
          <table:table-cell office:value-type="float" office:value="244.994" calcext:value-type="float">
            <text:p>244.994</text:p>
          </table:table-cell>
          <table:table-cell office:value-type="float" office:value="0.553265" calcext:value-type="float">
            <text:p>0.553265</text:p>
          </table:table-cell>
          <table:table-cell office:value-type="float" office:value="245" calcext:value-type="float">
            <text:p>245</text:p>
          </table:table-cell>
          <table:table-cell office:value-type="float" office:value="0.536732" calcext:value-type="float">
            <text:p>0.536732</text:p>
          </table:table-cell>
          <table:table-cell office:value-type="float" office:value="0.0149152" calcext:value-type="float">
            <text:p>0.0149152</text:p>
          </table:table-cell>
        </table:table-row>
        <table:table-row table:style-name="ro1">
          <table:table-cell office:value-type="float" office:value="37.2399" calcext:value-type="float">
            <text:p>37.2399</text:p>
          </table:table-cell>
          <table:table-cell office:value-type="float" office:value="0.00958252" calcext:value-type="float">
            <text:p>0.00958252</text:p>
          </table:table-cell>
          <table:table-cell office:value-type="float" office:value="244.99" calcext:value-type="float">
            <text:p>244.99</text:p>
          </table:table-cell>
          <table:table-cell office:value-type="float" office:value="0.554456" calcext:value-type="float">
            <text:p>0.554456</text:p>
          </table:table-cell>
          <table:table-cell office:value-type="float" office:value="245" calcext:value-type="float">
            <text:p>245</text:p>
          </table:table-cell>
          <table:table-cell office:value-type="float" office:value="0.536782" calcext:value-type="float">
            <text:p>0.536782</text:p>
          </table:table-cell>
          <table:table-cell office:value-type="float" office:value="0.0152779" calcext:value-type="float">
            <text:p>0.0152779</text:p>
          </table:table-cell>
        </table:table-row>
        <table:table-row table:style-name="ro1">
          <table:table-cell office:value-type="float" office:value="37.3654" calcext:value-type="float">
            <text:p>37.3654</text:p>
          </table:table-cell>
          <table:table-cell office:value-type="float" office:value="0.0129395" calcext:value-type="float">
            <text:p>0.0129395</text:p>
          </table:table-cell>
          <table:table-cell office:value-type="float" office:value="244.987" calcext:value-type="float">
            <text:p>244.987</text:p>
          </table:table-cell>
          <table:table-cell office:value-type="float" office:value="0.556069" calcext:value-type="float">
            <text:p>0.556069</text:p>
          </table:table-cell>
          <table:table-cell office:value-type="float" office:value="245" calcext:value-type="float">
            <text:p>245</text:p>
          </table:table-cell>
          <table:table-cell office:value-type="float" office:value="0.536853" calcext:value-type="float">
            <text:p>0.536853</text:p>
          </table:table-cell>
          <table:table-cell office:value-type="float" office:value="0.0159816" calcext:value-type="float">
            <text:p>0.0159816</text:p>
          </table:table-cell>
        </table:table-row>
        <table:table-row table:style-name="ro1">
          <table:table-cell office:value-type="float" office:value="37.4877" calcext:value-type="float">
            <text:p>37.4877</text:p>
          </table:table-cell>
          <table:table-cell office:value-type="float" office:value="0.0162811" calcext:value-type="float">
            <text:p>0.0162811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0.557315" calcext:value-type="float">
            <text:p>0.557315</text:p>
          </table:table-cell>
          <table:table-cell office:value-type="float" office:value="245" calcext:value-type="float">
            <text:p>245</text:p>
          </table:table-cell>
          <table:table-cell office:value-type="float" office:value="0.536942" calcext:value-type="float">
            <text:p>0.536942</text:p>
          </table:table-cell>
          <table:table-cell office:value-type="float" office:value="0.0163026" calcext:value-type="float">
            <text:p>0.0163026</text:p>
          </table:table-cell>
        </table:table-row>
        <table:table-row table:style-name="ro1">
          <table:table-cell office:value-type="float" office:value="37.6128" calcext:value-type="float">
            <text:p>37.6128</text:p>
          </table:table-cell>
          <table:table-cell office:value-type="float" office:value="0.0196228" calcext:value-type="float">
            <text:p>0.0196228</text:p>
          </table:table-cell>
          <table:table-cell office:value-type="float" office:value="244.98" calcext:value-type="float">
            <text:p>244.98</text:p>
          </table:table-cell>
          <table:table-cell office:value-type="float" office:value="0.558489" calcext:value-type="float">
            <text:p>0.558489</text:p>
          </table:table-cell>
          <table:table-cell office:value-type="float" office:value="245" calcext:value-type="float">
            <text:p>245</text:p>
          </table:table-cell>
          <table:table-cell office:value-type="float" office:value="0.537054" calcext:value-type="float">
            <text:p>0.537054</text:p>
          </table:table-cell>
          <table:table-cell office:value-type="float" office:value="0.0165286" calcext:value-type="float">
            <text:p>0.0165286</text:p>
          </table:table-cell>
        </table:table-row>
        <table:table-row table:style-name="ro1">
          <table:table-cell office:value-type="float" office:value="37.7432" calcext:value-type="float">
            <text:p>37.7432</text:p>
          </table:table-cell>
          <table:table-cell office:value-type="float" office:value="0.0232239" calcext:value-type="float">
            <text:p>0.0232239</text:p>
          </table:table-cell>
          <table:table-cell office:value-type="float" office:value="244.977" calcext:value-type="float">
            <text:p>244.977</text:p>
          </table:table-cell>
          <table:table-cell office:value-type="float" office:value="0.56021" calcext:value-type="float">
            <text:p>0.56021</text:p>
          </table:table-cell>
          <table:table-cell office:value-type="float" office:value="245" calcext:value-type="float">
            <text:p>245</text:p>
          </table:table-cell>
          <table:table-cell office:value-type="float" office:value="0.537194" calcext:value-type="float">
            <text:p>0.537194</text:p>
          </table:table-cell>
          <table:table-cell office:value-type="float" office:value="0.0172098" calcext:value-type="float">
            <text:p>0.0172098</text:p>
          </table:table-cell>
        </table:table-row>
        <table:table-row table:style-name="ro1">
          <table:table-cell office:value-type="float" office:value="37.8738" calcext:value-type="float">
            <text:p>37.8738</text:p>
          </table:table-cell>
          <table:table-cell office:value-type="float" office:value="0.0270386" calcext:value-type="float">
            <text:p>0.0270386</text:p>
          </table:table-cell>
          <table:table-cell office:value-type="float" office:value="244.973" calcext:value-type="float">
            <text:p>244.973</text:p>
          </table:table-cell>
          <table:table-cell office:value-type="float" office:value="0.562234" calcext:value-type="float">
            <text:p>0.562234</text:p>
          </table:table-cell>
          <table:table-cell office:value-type="float" office:value="245" calcext:value-type="float">
            <text:p>245</text:p>
          </table:table-cell>
          <table:table-cell office:value-type="float" office:value="0.537358" calcext:value-type="float">
            <text:p>0.537358</text:p>
          </table:table-cell>
          <table:table-cell office:value-type="float" office:value="0.0181157" calcext:value-type="float">
            <text:p>0.0181157</text:p>
          </table:table-cell>
        </table:table-row>
        <table:table-row table:style-name="ro1">
          <table:table-cell office:value-type="float" office:value="38.005" calcext:value-type="float">
            <text:p>38.005</text:p>
          </table:table-cell>
          <table:table-cell office:value-type="float" office:value="0.0308228" calcext:value-type="float">
            <text:p>0.0308228</text:p>
          </table:table-cell>
          <table:table-cell office:value-type="float" office:value="244.969" calcext:value-type="float">
            <text:p>244.969</text:p>
          </table:table-cell>
          <table:table-cell office:value-type="float" office:value="0.563739" calcext:value-type="float">
            <text:p>0.563739</text:p>
          </table:table-cell>
          <table:table-cell office:value-type="float" office:value="245" calcext:value-type="float">
            <text:p>245</text:p>
          </table:table-cell>
          <table:table-cell office:value-type="float" office:value="0.537548" calcext:value-type="float">
            <text:p>0.537548</text:p>
          </table:table-cell>
          <table:table-cell office:value-type="float" office:value="0.0184853" calcext:value-type="float">
            <text:p>0.0184853</text:p>
          </table:table-cell>
        </table:table-row>
        <table:table-row table:style-name="ro1">
          <table:table-cell office:value-type="float" office:value="38.1351" calcext:value-type="float">
            <text:p>38.1351</text:p>
          </table:table-cell>
          <table:table-cell office:value-type="float" office:value="0.0347595" calcext:value-type="float">
            <text:p>0.0347595</text:p>
          </table:table-cell>
          <table:table-cell office:value-type="float" office:value="244.965" calcext:value-type="float">
            <text:p>244.965</text:p>
          </table:table-cell>
          <table:table-cell office:value-type="float" office:value="0.565479" calcext:value-type="float">
            <text:p>0.565479</text:p>
          </table:table-cell>
          <table:table-cell office:value-type="float" office:value="245" calcext:value-type="float">
            <text:p>245</text:p>
          </table:table-cell>
          <table:table-cell office:value-type="float" office:value="0.537761" calcext:value-type="float">
            <text:p>0.537761</text:p>
          </table:table-cell>
          <table:table-cell office:value-type="float" office:value="0.0190277" calcext:value-type="float">
            <text:p>0.0190277</text:p>
          </table:table-cell>
        </table:table-row>
        <table:table-row table:style-name="ro1">
          <table:table-cell office:value-type="float" office:value="38.2645" calcext:value-type="float">
            <text:p>38.2645</text:p>
          </table:table-cell>
          <table:table-cell office:value-type="float" office:value="0.038681" calcext:value-type="float">
            <text:p>0.038681</text:p>
          </table:table-cell>
          <table:table-cell office:value-type="float" office:value="244.961" calcext:value-type="float">
            <text:p>244.961</text:p>
          </table:table-cell>
          <table:table-cell office:value-type="float" office:value="0.566938" calcext:value-type="float">
            <text:p>0.566938</text:p>
          </table:table-cell>
          <table:table-cell office:value-type="float" office:value="245" calcext:value-type="float">
            <text:p>245</text:p>
          </table:table-cell>
          <table:table-cell office:value-type="float" office:value="0.537999" calcext:value-type="float">
            <text:p>0.537999</text:p>
          </table:table-cell>
          <table:table-cell office:value-type="float" office:value="0.0192683" calcext:value-type="float">
            <text:p>0.0192683</text:p>
          </table:table-cell>
        </table:table-row>
        <table:table-row table:style-name="ro1">
          <table:table-cell office:value-type="float" office:value="38.3796" calcext:value-type="float">
            <text:p>38.3796</text:p>
          </table:table-cell>
          <table:table-cell office:value-type="float" office:value="0.0421906" calcext:value-type="float">
            <text:p>0.0421906</text:p>
          </table:table-cell>
          <table:table-cell office:value-type="float" office:value="244.958" calcext:value-type="float">
            <text:p>244.958</text:p>
          </table:table-cell>
          <table:table-cell office:value-type="float" office:value="0.567265" calcext:value-type="float">
            <text:p>0.567265</text:p>
          </table:table-cell>
          <table:table-cell office:value-type="float" office:value="245" calcext:value-type="float">
            <text:p>245</text:p>
          </table:table-cell>
          <table:table-cell office:value-type="float" office:value="0.538232" calcext:value-type="float">
            <text:p>0.538232</text:p>
          </table:table-cell>
          <table:table-cell office:value-type="float" office:value="0.0184858" calcext:value-type="float">
            <text:p>0.0184858</text:p>
          </table:table-cell>
        </table:table-row>
        <table:table-row table:style-name="ro1">
          <table:table-cell office:value-type="float" office:value="38.502" calcext:value-type="float">
            <text:p>38.502</text:p>
          </table:table-cell>
          <table:table-cell office:value-type="float" office:value="0.0462799" calcext:value-type="float">
            <text:p>0.0462799</text:p>
          </table:table-cell>
          <table:table-cell office:value-type="float" office:value="244.954" calcext:value-type="float">
            <text:p>244.954</text:p>
          </table:table-cell>
          <table:table-cell office:value-type="float" office:value="0.569528" calcext:value-type="float">
            <text:p>0.569528</text:p>
          </table:table-cell>
          <table:table-cell office:value-type="float" office:value="245" calcext:value-type="float">
            <text:p>245</text:p>
          </table:table-cell>
          <table:table-cell office:value-type="float" office:value="0.538502" calcext:value-type="float">
            <text:p>0.538502</text:p>
          </table:table-cell>
          <table:table-cell office:value-type="float" office:value="0.0194562" calcext:value-type="float">
            <text:p>0.0194562</text:p>
          </table:table-cell>
        </table:table-row>
        <table:table-row table:style-name="ro1">
          <table:table-cell office:value-type="float" office:value="38.6284" calcext:value-type="float">
            <text:p>38.6284</text:p>
          </table:table-cell>
          <table:table-cell office:value-type="float" office:value="0.0504913" calcext:value-type="float">
            <text:p>0.0504913</text:p>
          </table:table-cell>
          <table:table-cell office:value-type="float" office:value="244.95" calcext:value-type="float">
            <text:p>244.95</text:p>
          </table:table-cell>
          <table:table-cell office:value-type="float" office:value="0.57162" calcext:value-type="float">
            <text:p>0.57162</text:p>
          </table:table-cell>
          <table:table-cell office:value-type="float" office:value="245" calcext:value-type="float">
            <text:p>245</text:p>
          </table:table-cell>
          <table:table-cell office:value-type="float" office:value="0.538808" calcext:value-type="float">
            <text:p>0.538808</text:p>
          </table:table-cell>
          <table:table-cell office:value-type="float" office:value="0.0201887" calcext:value-type="float">
            <text:p>0.0201887</text:p>
          </table:table-cell>
        </table:table-row>
        <table:table-row table:style-name="ro1">
          <table:table-cell office:value-type="float" office:value="38.7572" calcext:value-type="float">
            <text:p>38.7572</text:p>
          </table:table-cell>
          <table:table-cell office:value-type="float" office:value="0.0548401" calcext:value-type="float">
            <text:p>0.0548401</text:p>
          </table:table-cell>
          <table:table-cell office:value-type="float" office:value="244.945" calcext:value-type="float">
            <text:p>244.945</text:p>
          </table:table-cell>
          <table:table-cell office:value-type="float" office:value="0.57382" calcext:value-type="float">
            <text:p>0.57382</text:p>
          </table:table-cell>
          <table:table-cell office:value-type="float" office:value="245" calcext:value-type="float">
            <text:p>245</text:p>
          </table:table-cell>
          <table:table-cell office:value-type="float" office:value="0.539147" calcext:value-type="float">
            <text:p>0.539147</text:p>
          </table:table-cell>
          <table:table-cell office:value-type="float" office:value="0.0209624" calcext:value-type="float">
            <text:p>0.0209624</text:p>
          </table:table-cell>
        </table:table-row>
        <table:table-row table:style-name="ro1">
          <table:table-cell office:value-type="float" office:value="38.8822" calcext:value-type="float">
            <text:p>38.8822</text:p>
          </table:table-cell>
          <table:table-cell office:value-type="float" office:value="0.0592804" calcext:value-type="float">
            <text:p>0.0592804</text:p>
          </table:table-cell>
          <table:table-cell office:value-type="float" office:value="244.941" calcext:value-type="float">
            <text:p>244.941</text:p>
          </table:table-cell>
          <table:table-cell office:value-type="float" office:value="0.575833" calcext:value-type="float">
            <text:p>0.575833</text:p>
          </table:table-cell>
          <table:table-cell office:value-type="float" office:value="245" calcext:value-type="float">
            <text:p>245</text:p>
          </table:table-cell>
          <table:table-cell office:value-type="float" office:value="0.539504" calcext:value-type="float">
            <text:p>0.539504</text:p>
          </table:table-cell>
          <table:table-cell office:value-type="float" office:value="0.0215092" calcext:value-type="float">
            <text:p>0.0215092</text:p>
          </table:table-cell>
        </table:table-row>
        <table:table-row table:style-name="ro1">
          <table:table-cell office:value-type="float" office:value="39.0068" calcext:value-type="float">
            <text:p>39.0068</text:p>
          </table:table-cell>
          <table:table-cell office:value-type="float" office:value="0.0637054" calcext:value-type="float">
            <text:p>0.0637054</text:p>
          </table:table-cell>
          <table:table-cell office:value-type="float" office:value="244.936" calcext:value-type="float">
            <text:p>244.936</text:p>
          </table:table-cell>
          <table:table-cell office:value-type="float" office:value="0.577629" calcext:value-type="float">
            <text:p>0.577629</text:p>
          </table:table-cell>
          <table:table-cell office:value-type="float" office:value="245" calcext:value-type="float">
            <text:p>245</text:p>
          </table:table-cell>
          <table:table-cell office:value-type="float" office:value="0.539887" calcext:value-type="float">
            <text:p>0.539887</text:p>
          </table:table-cell>
          <table:table-cell office:value-type="float" office:value="0.0218158" calcext:value-type="float">
            <text:p>0.0218158</text:p>
          </table:table-cell>
        </table:table-row>
        <table:table-row table:style-name="ro1">
          <table:table-cell office:value-type="float" office:value="39.1322" calcext:value-type="float">
            <text:p>39.1322</text:p>
          </table:table-cell>
          <table:table-cell office:value-type="float" office:value="0.0683289" calcext:value-type="float">
            <text:p>0.0683289</text:p>
          </table:table-cell>
          <table:table-cell office:value-type="float" office:value="244.932" calcext:value-type="float">
            <text:p>244.932</text:p>
          </table:table-cell>
          <table:table-cell office:value-type="float" office:value="0.5798" calcext:value-type="float">
            <text:p>0.5798</text:p>
          </table:table-cell>
          <table:table-cell office:value-type="float" office:value="245" calcext:value-type="float">
            <text:p>245</text:p>
          </table:table-cell>
          <table:table-cell office:value-type="float" office:value="0.540301" calcext:value-type="float">
            <text:p>0.540301</text:p>
          </table:table-cell>
          <table:table-cell office:value-type="float" office:value="0.0224173" calcext:value-type="float">
            <text:p>0.0224173</text:p>
          </table:table-cell>
        </table:table-row>
        <table:table-row table:style-name="ro1">
          <table:table-cell office:value-type="float" office:value="39.2583" calcext:value-type="float">
            <text:p>39.2583</text:p>
          </table:table-cell>
          <table:table-cell office:value-type="float" office:value="0.0729218" calcext:value-type="float">
            <text:p>0.0729218</text:p>
          </table:table-cell>
          <table:table-cell office:value-type="float" office:value="244.927" calcext:value-type="float">
            <text:p>244.927</text:p>
          </table:table-cell>
          <table:table-cell office:value-type="float" office:value="0.581621" calcext:value-type="float">
            <text:p>0.581621</text:p>
          </table:table-cell>
          <table:table-cell office:value-type="float" office:value="245" calcext:value-type="float">
            <text:p>245</text:p>
          </table:table-cell>
          <table:table-cell office:value-type="float" office:value="0.540746" calcext:value-type="float">
            <text:p>0.540746</text:p>
          </table:table-cell>
          <table:table-cell office:value-type="float" office:value="0.0226444" calcext:value-type="float">
            <text:p>0.0226444</text:p>
          </table:table-cell>
        </table:table-row>
        <table:table-row table:style-name="ro1">
          <table:table-cell office:value-type="float" office:value="39.3835" calcext:value-type="float">
            <text:p>39.3835</text:p>
          </table:table-cell>
          <table:table-cell office:value-type="float" office:value="0.0775604" calcext:value-type="float">
            <text:p>0.0775604</text:p>
          </table:table-cell>
          <table:table-cell office:value-type="float" office:value="244.922" calcext:value-type="float">
            <text:p>244.922</text:p>
          </table:table-cell>
          <table:table-cell office:value-type="float" office:value="0.583477" calcext:value-type="float">
            <text:p>0.583477</text:p>
          </table:table-cell>
          <table:table-cell office:value-type="float" office:value="245" calcext:value-type="float">
            <text:p>245</text:p>
          </table:table-cell>
          <table:table-cell office:value-type="float" office:value="0.541218" calcext:value-type="float">
            <text:p>0.541218</text:p>
          </table:table-cell>
          <table:table-cell office:value-type="float" office:value="0.0228696" calcext:value-type="float">
            <text:p>0.0228696</text:p>
          </table:table-cell>
        </table:table-row>
        <table:table-row table:style-name="ro1">
          <table:table-cell office:value-type="float" office:value="39.5101" calcext:value-type="float">
            <text:p>39.5101</text:p>
          </table:table-cell>
          <table:table-cell office:value-type="float" office:value="0.0824585" calcext:value-type="float">
            <text:p>0.0824585</text:p>
          </table:table-cell>
          <table:table-cell office:value-type="float" office:value="244.918" calcext:value-type="float">
            <text:p>244.918</text:p>
          </table:table-cell>
          <table:table-cell office:value-type="float" office:value="0.58601" calcext:value-type="float">
            <text:p>0.58601</text:p>
          </table:table-cell>
          <table:table-cell office:value-type="float" office:value="245" calcext:value-type="float">
            <text:p>245</text:p>
          </table:table-cell>
          <table:table-cell office:value-type="float" office:value="0.541724" calcext:value-type="float">
            <text:p>0.541724</text:p>
          </table:table-cell>
          <table:table-cell office:value-type="float" office:value="0.023672" calcext:value-type="float">
            <text:p>0.023672</text:p>
          </table:table-cell>
        </table:table-row>
        <table:table-row table:style-name="ro1">
          <table:table-cell office:value-type="float" office:value="39.6327" calcext:value-type="float">
            <text:p>39.6327</text:p>
          </table:table-cell>
          <table:table-cell office:value-type="float" office:value="0.0873108" calcext:value-type="float">
            <text:p>0.0873108</text:p>
          </table:table-cell>
          <table:table-cell office:value-type="float" office:value="244.913" calcext:value-type="float">
            <text:p>244.913</text:p>
          </table:table-cell>
          <table:table-cell office:value-type="float" office:value="0.588051" calcext:value-type="float">
            <text:p>0.588051</text:p>
          </table:table-cell>
          <table:table-cell office:value-type="float" office:value="245" calcext:value-type="float">
            <text:p>245</text:p>
          </table:table-cell>
          <table:table-cell office:value-type="float" office:value="0.542244" calcext:value-type="float">
            <text:p>0.542244</text:p>
          </table:table-cell>
          <table:table-cell office:value-type="float" office:value="0.0239795" calcext:value-type="float">
            <text:p>0.0239795</text:p>
          </table:table-cell>
        </table:table-row>
        <table:table-row table:style-name="ro1">
          <table:table-cell office:value-type="float" office:value="39.7576" calcext:value-type="float">
            <text:p>39.7576</text:p>
          </table:table-cell>
          <table:table-cell office:value-type="float" office:value="0.0922241" calcext:value-type="float">
            <text:p>0.0922241</text:p>
          </table:table-cell>
          <table:table-cell office:value-type="float" office:value="244.908" calcext:value-type="float">
            <text:p>244.908</text:p>
          </table:table-cell>
          <table:table-cell office:value-type="float" office:value="0.590141" calcext:value-type="float">
            <text:p>0.590141</text:p>
          </table:table-cell>
          <table:table-cell office:value-type="float" office:value="245" calcext:value-type="float">
            <text:p>245</text:p>
          </table:table-cell>
          <table:table-cell office:value-type="float" office:value="0.542804" calcext:value-type="float">
            <text:p>0.542804</text:p>
          </table:table-cell>
          <table:table-cell office:value-type="float" office:value="0.024281" calcext:value-type="float">
            <text:p>0.024281</text:p>
          </table:table-cell>
        </table:table-row>
        <table:table-row table:style-name="ro1">
          <table:table-cell office:value-type="float" office:value="39.8881" calcext:value-type="float">
            <text:p>39.8881</text:p>
          </table:table-cell>
          <table:table-cell office:value-type="float" office:value="0.0974274" calcext:value-type="float">
            <text:p>0.0974274</text:p>
          </table:table-cell>
          <table:table-cell office:value-type="float" office:value="244.903" calcext:value-type="float">
            <text:p>244.903</text:p>
          </table:table-cell>
          <table:table-cell office:value-type="float" office:value="0.592699" calcext:value-type="float">
            <text:p>0.592699</text:p>
          </table:table-cell>
          <table:table-cell office:value-type="float" office:value="245" calcext:value-type="float">
            <text:p>245</text:p>
          </table:table-cell>
          <table:table-cell office:value-type="float" office:value="0.543423" calcext:value-type="float">
            <text:p>0.543423</text:p>
          </table:table-cell>
          <table:table-cell office:value-type="float" office:value="0.0249194" calcext:value-type="float">
            <text:p>0.0249194</text:p>
          </table:table-cell>
        </table:table-row>
        <table:table-row table:style-name="ro1">
          <table:table-cell office:value-type="float" office:value="40.0107" calcext:value-type="float">
            <text:p>40.0107</text:p>
          </table:table-cell>
          <table:table-cell office:value-type="float" office:value="0.102356" calcext:value-type="float">
            <text:p>0.102356</text:p>
          </table:table-cell>
          <table:table-cell office:value-type="float" office:value="244.898" calcext:value-type="float">
            <text:p>244.898</text:p>
          </table:table-cell>
          <table:table-cell office:value-type="float" office:value="0.594405" calcext:value-type="float">
            <text:p>0.594405</text:p>
          </table:table-cell>
          <table:table-cell office:value-type="float" office:value="245" calcext:value-type="float">
            <text:p>245</text:p>
          </table:table-cell>
          <table:table-cell office:value-type="float" office:value="0.544036" calcext:value-type="float">
            <text:p>0.544036</text:p>
          </table:table-cell>
          <table:table-cell office:value-type="float" office:value="0.0247799" calcext:value-type="float">
            <text:p>0.0247799</text:p>
          </table:table-cell>
        </table:table-row>
        <table:table-row table:style-name="ro1">
          <table:table-cell office:value-type="float" office:value="40.1414" calcext:value-type="float">
            <text:p>40.1414</text:p>
          </table:table-cell>
          <table:table-cell office:value-type="float" office:value="0.107635" calcext:value-type="float">
            <text:p>0.107635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597166" calcext:value-type="float">
            <text:p>0.597166</text:p>
          </table:table-cell>
          <table:table-cell office:value-type="float" office:value="245" calcext:value-type="float">
            <text:p>245</text:p>
          </table:table-cell>
          <table:table-cell office:value-type="float" office:value="0.544722" calcext:value-type="float">
            <text:p>0.544722</text:p>
          </table:table-cell>
          <table:table-cell office:value-type="float" office:value="0.0255357" calcext:value-type="float">
            <text:p>0.0255357</text:p>
          </table:table-cell>
        </table:table-row>
        <table:table-row table:style-name="ro1">
          <table:table-cell office:value-type="float" office:value="40.2716" calcext:value-type="float">
            <text:p>40.2716</text:p>
          </table:table-cell>
          <table:table-cell office:value-type="float" office:value="0.112915" calcext:value-type="float">
            <text:p>0.112915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599613" calcext:value-type="float">
            <text:p>0.599613</text:p>
          </table:table-cell>
          <table:table-cell office:value-type="float" office:value="245" calcext:value-type="float">
            <text:p>245</text:p>
          </table:table-cell>
          <table:table-cell office:value-type="float" office:value="0.54544" calcext:value-type="float">
            <text:p>0.54544</text:p>
          </table:table-cell>
          <table:table-cell office:value-type="float" office:value="0.0259448" calcext:value-type="float">
            <text:p>0.0259448</text:p>
          </table:table-cell>
        </table:table-row>
        <table:table-row table:style-name="ro1">
          <table:table-cell office:value-type="float" office:value="40.3763" calcext:value-type="float">
            <text:p>40.3763</text:p>
          </table:table-cell>
          <table:table-cell office:value-type="float" office:value="0.117157" calcext:value-type="float">
            <text:p>0.117157</text:p>
          </table:table-cell>
          <table:table-cell office:value-type="float" office:value="244.883" calcext:value-type="float">
            <text:p>244.883</text:p>
          </table:table-cell>
          <table:table-cell office:value-type="float" office:value="0.598626" calcext:value-type="float">
            <text:p>0.598626</text:p>
          </table:table-cell>
          <table:table-cell office:value-type="float" office:value="245" calcext:value-type="float">
            <text:p>245</text:p>
          </table:table-cell>
          <table:table-cell office:value-type="float" office:value="0.546042" calcext:value-type="float">
            <text:p>0.546042</text:p>
          </table:table-cell>
          <table:table-cell office:value-type="float" office:value="0.0232945" calcext:value-type="float">
            <text:p>0.0232945</text:p>
          </table:table-cell>
        </table:table-row>
        <table:table-row table:style-name="ro1">
          <table:table-cell office:value-type="float" office:value="40.5015" calcext:value-type="float">
            <text:p>40.5015</text:p>
          </table:table-cell>
          <table:table-cell office:value-type="float" office:value="0.122131" calcext:value-type="float">
            <text:p>0.122131</text:p>
          </table:table-cell>
          <table:table-cell office:value-type="float" office:value="244.878" calcext:value-type="float">
            <text:p>244.878</text:p>
          </table:table-cell>
          <table:table-cell office:value-type="float" office:value="0.601319" calcext:value-type="float">
            <text:p>0.601319</text:p>
          </table:table-cell>
          <table:table-cell office:value-type="float" office:value="245" calcext:value-type="float">
            <text:p>245</text:p>
          </table:table-cell>
          <table:table-cell office:value-type="float" office:value="0.546791" calcext:value-type="float">
            <text:p>0.546791</text:p>
          </table:table-cell>
          <table:table-cell office:value-type="float" office:value="0.0239959" calcext:value-type="float">
            <text:p>0.0239959</text:p>
          </table:table-cell>
        </table:table-row>
        <table:table-row table:style-name="ro1">
          <table:table-cell office:value-type="float" office:value="40.6288" calcext:value-type="float">
            <text:p>40.6288</text:p>
          </table:table-cell>
          <table:table-cell office:value-type="float" office:value="0.127075" calcext:value-type="float">
            <text:p>0.127075</text:p>
          </table:table-cell>
          <table:table-cell office:value-type="float" office:value="244.873" calcext:value-type="float">
            <text:p>244.873</text:p>
          </table:table-cell>
          <table:table-cell office:value-type="float" office:value="0.603678" calcext:value-type="float">
            <text:p>0.603678</text:p>
          </table:table-cell>
          <table:table-cell office:value-type="float" office:value="245" calcext:value-type="float">
            <text:p>245</text:p>
          </table:table-cell>
          <table:table-cell office:value-type="float" office:value="0.547584" calcext:value-type="float">
            <text:p>0.547584</text:p>
          </table:table-cell>
          <table:table-cell office:value-type="float" office:value="0.0243249" calcext:value-type="float">
            <text:p>0.0243249</text:p>
          </table:table-cell>
        </table:table-row>
        <table:table-row table:style-name="ro1">
          <table:table-cell office:value-type="float" office:value="40.7571" calcext:value-type="float">
            <text:p>40.7571</text:p>
          </table:table-cell>
          <table:table-cell office:value-type="float" office:value="0.132004" calcext:value-type="float">
            <text:p>0.132004</text:p>
          </table:table-cell>
          <table:table-cell office:value-type="float" office:value="244.868" calcext:value-type="float">
            <text:p>244.868</text:p>
          </table:table-cell>
          <table:table-cell office:value-type="float" office:value="0.605913" calcext:value-type="float">
            <text:p>0.605913</text:p>
          </table:table-cell>
          <table:table-cell office:value-type="float" office:value="245" calcext:value-type="float">
            <text:p>245</text:p>
          </table:table-cell>
          <table:table-cell office:value-type="float" office:value="0.548415" calcext:value-type="float">
            <text:p>0.548415</text:p>
          </table:table-cell>
          <table:table-cell office:value-type="float" office:value="0.0244973" calcext:value-type="float">
            <text:p>0.0244973</text:p>
          </table:table-cell>
        </table:table-row>
        <table:table-row table:style-name="ro1">
          <table:table-cell office:value-type="float" office:value="40.8904" calcext:value-type="float">
            <text:p>40.8904</text:p>
          </table:table-cell>
          <table:table-cell office:value-type="float" office:value="0.13707" calcext:value-type="float">
            <text:p>0.13707</text:p>
          </table:table-cell>
          <table:table-cell office:value-type="float" office:value="244.863" calcext:value-type="float">
            <text:p>244.863</text:p>
          </table:table-cell>
          <table:table-cell office:value-type="float" office:value="0.608327" calcext:value-type="float">
            <text:p>0.608327</text:p>
          </table:table-cell>
          <table:table-cell office:value-type="float" office:value="245" calcext:value-type="float">
            <text:p>245</text:p>
          </table:table-cell>
          <table:table-cell office:value-type="float" office:value="0.549312" calcext:value-type="float">
            <text:p>0.549312</text:p>
          </table:table-cell>
          <table:table-cell office:value-type="float" office:value="0.0247472" calcext:value-type="float">
            <text:p>0.0247472</text:p>
          </table:table-cell>
        </table:table-row>
        <table:table-row table:style-name="ro1">
          <table:table-cell office:value-type="float" office:value="41.0162" calcext:value-type="float">
            <text:p>41.0162</text:p>
          </table:table-cell>
          <table:table-cell office:value-type="float" office:value="0.141617" calcext:value-type="float">
            <text:p>0.141617</text:p>
          </table:table-cell>
          <table:table-cell office:value-type="float" office:value="244.858" calcext:value-type="float">
            <text:p>244.858</text:p>
          </table:table-cell>
          <table:table-cell office:value-type="float" office:value="0.609378" calcext:value-type="float">
            <text:p>0.609378</text:p>
          </table:table-cell>
          <table:table-cell office:value-type="float" office:value="245" calcext:value-type="float">
            <text:p>245</text:p>
          </table:table-cell>
          <table:table-cell office:value-type="float" office:value="0.550189" calcext:value-type="float">
            <text:p>0.550189</text:p>
          </table:table-cell>
          <table:table-cell office:value-type="float" office:value="0.0237846" calcext:value-type="float">
            <text:p>0.0237846</text:p>
          </table:table-cell>
        </table:table-row>
        <table:table-row table:style-name="ro1">
          <table:table-cell office:value-type="float" office:value="41.1425" calcext:value-type="float">
            <text:p>41.1425</text:p>
          </table:table-cell>
          <table:table-cell office:value-type="float" office:value="0.146057" calcext:value-type="float">
            <text:p>0.146057</text:p>
          </table:table-cell>
          <table:table-cell office:value-type="float" office:value="244.854" calcext:value-type="float">
            <text:p>244.854</text:p>
          </table:table-cell>
          <table:table-cell office:value-type="float" office:value="0.610642" calcext:value-type="float">
            <text:p>0.610642</text:p>
          </table:table-cell>
          <table:table-cell office:value-type="float" office:value="245" calcext:value-type="float">
            <text:p>245</text:p>
          </table:table-cell>
          <table:table-cell office:value-type="float" office:value="0.551097" calcext:value-type="float">
            <text:p>0.551097</text:p>
          </table:table-cell>
          <table:table-cell office:value-type="float" office:value="0.023031" calcext:value-type="float">
            <text:p>0.023031</text:p>
          </table:table-cell>
        </table:table-row>
        <table:table-row table:style-name="ro1">
          <table:table-cell office:value-type="float" office:value="41.2676" calcext:value-type="float">
            <text:p>41.2676</text:p>
          </table:table-cell>
          <table:table-cell office:value-type="float" office:value="0.150375" calcext:value-type="float">
            <text:p>0.150375</text:p>
          </table:table-cell>
          <table:table-cell office:value-type="float" office:value="244.85" calcext:value-type="float">
            <text:p>244.85</text:p>
          </table:table-cell>
          <table:table-cell office:value-type="float" office:value="0.611909" calcext:value-type="float">
            <text:p>0.611909</text:p>
          </table:table-cell>
          <table:table-cell office:value-type="float" office:value="245" calcext:value-type="float">
            <text:p>245</text:p>
          </table:table-cell>
          <table:table-cell office:value-type="float" office:value="0.552024" calcext:value-type="float">
            <text:p>0.552024</text:p>
          </table:table-cell>
          <table:table-cell office:value-type="float" office:value="0.0222909" calcext:value-type="float">
            <text:p>0.0222909</text:p>
          </table:table-cell>
        </table:table-row>
        <table:table-row table:style-name="ro1">
          <table:table-cell office:value-type="float" office:value="41.3918" calcext:value-type="float">
            <text:p>41.3918</text:p>
          </table:table-cell>
          <table:table-cell office:value-type="float" office:value="0.15451" calcext:value-type="float">
            <text:p>0.15451</text:p>
          </table:table-cell>
          <table:table-cell office:value-type="float" office:value="244.845" calcext:value-type="float">
            <text:p>244.845</text:p>
          </table:table-cell>
          <table:table-cell office:value-type="float" office:value="0.613101" calcext:value-type="float">
            <text:p>0.613101</text:p>
          </table:table-cell>
          <table:table-cell office:value-type="float" office:value="245" calcext:value-type="float">
            <text:p>245</text:p>
          </table:table-cell>
          <table:table-cell office:value-type="float" office:value="0.552971" calcext:value-type="float">
            <text:p>0.552971</text:p>
          </table:table-cell>
          <table:table-cell office:value-type="float" office:value="0.021502" calcext:value-type="float">
            <text:p>0.021502</text:p>
          </table:table-cell>
        </table:table-row>
        <table:table-row table:style-name="ro1">
          <table:table-cell office:value-type="float" office:value="41.5052" calcext:value-type="float">
            <text:p>41.5052</text:p>
          </table:table-cell>
          <table:table-cell office:value-type="float" office:value="0.158234" calcext:value-type="float">
            <text:p>0.158234</text:p>
          </table:table-cell>
          <table:table-cell office:value-type="float" office:value="244.842" calcext:value-type="float">
            <text:p>244.842</text:p>
          </table:table-cell>
          <table:table-cell office:value-type="float" office:value="0.61307" calcext:value-type="float">
            <text:p>0.61307</text:p>
          </table:table-cell>
          <table:table-cell office:value-type="float" office:value="245" calcext:value-type="float">
            <text:p>245</text:p>
          </table:table-cell>
          <table:table-cell office:value-type="float" office:value="0.553858" calcext:value-type="float">
            <text:p>0.553858</text:p>
          </table:table-cell>
          <table:table-cell office:value-type="float" office:value="0.0196534" calcext:value-type="float">
            <text:p>0.0196534</text:p>
          </table:table-cell>
        </table:table-row>
        <table:table-row table:style-name="ro1">
          <table:table-cell office:value-type="float" office:value="41.6364" calcext:value-type="float">
            <text:p>41.6364</text:p>
          </table:table-cell>
          <table:table-cell office:value-type="float" office:value="0.16214" calcext:value-type="float">
            <text:p>0.16214</text:p>
          </table:table-cell>
          <table:table-cell office:value-type="float" office:value="244.838" calcext:value-type="float">
            <text:p>244.838</text:p>
          </table:table-cell>
          <table:table-cell office:value-type="float" office:value="0.615041" calcext:value-type="float">
            <text:p>0.615041</text:p>
          </table:table-cell>
          <table:table-cell office:value-type="float" office:value="245" calcext:value-type="float">
            <text:p>245</text:p>
          </table:table-cell>
          <table:table-cell office:value-type="float" office:value="0.554908" calcext:value-type="float">
            <text:p>0.554908</text:p>
          </table:table-cell>
          <table:table-cell office:value-type="float" office:value="0.0195973" calcext:value-type="float">
            <text:p>0.0195973</text:p>
          </table:table-cell>
        </table:table-row>
        <table:table-row table:style-name="ro1">
          <table:table-cell office:value-type="float" office:value="41.7512" calcext:value-type="float">
            <text:p>41.7512</text:p>
          </table:table-cell>
          <table:table-cell office:value-type="float" office:value="0.165375" calcext:value-type="float">
            <text:p>0.165375</text:p>
          </table:table-cell>
          <table:table-cell office:value-type="float" office:value="244.835" calcext:value-type="float">
            <text:p>244.835</text:p>
          </table:table-cell>
          <table:table-cell office:value-type="float" office:value="0.614822" calcext:value-type="float">
            <text:p>0.614822</text:p>
          </table:table-cell>
          <table:table-cell office:value-type="float" office:value="245" calcext:value-type="float">
            <text:p>245</text:p>
          </table:table-cell>
          <table:table-cell office:value-type="float" office:value="0.555849" calcext:value-type="float">
            <text:p>0.555849</text:p>
          </table:table-cell>
          <table:table-cell office:value-type="float" office:value="0.01763" calcext:value-type="float">
            <text:p>0.01763</text:p>
          </table:table-cell>
        </table:table-row>
        <table:table-row table:style-name="ro1">
          <table:table-cell office:value-type="float" office:value="41.8687" calcext:value-type="float">
            <text:p>41.8687</text:p>
          </table:table-cell>
          <table:table-cell office:value-type="float" office:value="0.168488" calcext:value-type="float">
            <text:p>0.168488</text:p>
          </table:table-cell>
          <table:table-cell office:value-type="float" office:value="244.832" calcext:value-type="float">
            <text:p>244.832</text:p>
          </table:table-cell>
          <table:table-cell office:value-type="float" office:value="0.615579" calcext:value-type="float">
            <text:p>0.615579</text:p>
          </table:table-cell>
          <table:table-cell office:value-type="float" office:value="245" calcext:value-type="float">
            <text:p>245</text:p>
          </table:table-cell>
          <table:table-cell office:value-type="float" office:value="0.556829" calcext:value-type="float">
            <text:p>0.556829</text:p>
          </table:table-cell>
          <table:table-cell office:value-type="float" office:value="0.0166286" calcext:value-type="float">
            <text:p>0.0166286</text:p>
          </table:table-cell>
        </table:table-row>
        <table:table-row table:style-name="ro1">
          <table:table-cell office:value-type="float" office:value="41.9694" calcext:value-type="float">
            <text:p>41.9694</text:p>
          </table:table-cell>
          <table:table-cell office:value-type="float" office:value="0.170944" calcext:value-type="float">
            <text:p>0.170944</text:p>
          </table:table-cell>
          <table:table-cell office:value-type="float" office:value="244.829" calcext:value-type="float">
            <text:p>244.829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245" calcext:value-type="float">
            <text:p>245</text:p>
          </table:table-cell>
          <table:table-cell office:value-type="float" office:value="0.557684" calcext:value-type="float">
            <text:p>0.557684</text:p>
          </table:table-cell>
          <table:table-cell office:value-type="float" office:value="0.0141843" calcext:value-type="float">
            <text:p>0.0141843</text:p>
          </table:table-cell>
        </table:table-row>
        <table:table-row table:style-name="ro1">
          <table:table-cell office:value-type="float" office:value="42.0709" calcext:value-type="float">
            <text:p>42.0709</text:p>
          </table:table-cell>
          <table:table-cell office:value-type="float" office:value="0.173218" calcext:value-type="float">
            <text:p>0.173218</text:p>
          </table:table-cell>
          <table:table-cell office:value-type="float" office:value="244.827" calcext:value-type="float">
            <text:p>244.827</text:p>
          </table:table-cell>
          <table:table-cell office:value-type="float" office:value="0.614473" calcext:value-type="float">
            <text:p>0.614473</text:p>
          </table:table-cell>
          <table:table-cell office:value-type="float" office:value="245" calcext:value-type="float">
            <text:p>245</text:p>
          </table:table-cell>
          <table:table-cell office:value-type="float" office:value="0.558558" calcext:value-type="float">
            <text:p>0.558558</text:p>
          </table:table-cell>
          <table:table-cell office:value-type="float" office:value="0.0126112" calcext:value-type="float">
            <text:p>0.0126112</text:p>
          </table:table-cell>
        </table:table-row>
        <table:table-row table:style-name="ro1">
          <table:table-cell office:value-type="float" office:value="42.1882" calcext:value-type="float">
            <text:p>42.1882</text:p>
          </table:table-cell>
          <table:table-cell office:value-type="float" office:value="0.175659" calcext:value-type="float">
            <text:p>0.175659</text:p>
          </table:table-cell>
          <table:table-cell office:value-type="float" office:value="244.824" calcext:value-type="float">
            <text:p>244.824</text:p>
          </table:table-cell>
          <table:table-cell office:value-type="float" office:value="0.615536" calcext:value-type="float">
            <text:p>0.615536</text:p>
          </table:table-cell>
          <table:table-cell office:value-type="float" office:value="245" calcext:value-type="float">
            <text:p>245</text:p>
          </table:table-cell>
          <table:table-cell office:value-type="float" office:value="0.559581" calcext:value-type="float">
            <text:p>0.559581</text:p>
          </table:table-cell>
          <table:table-cell office:value-type="float" office:value="0.0120405" calcext:value-type="float">
            <text:p>0.0120405</text:p>
          </table:table-cell>
        </table:table-row>
        <table:table-row table:style-name="ro1">
          <table:table-cell office:value-type="float" office:value="42.3065" calcext:value-type="float">
            <text:p>42.3065</text:p>
          </table:table-cell>
          <table:table-cell office:value-type="float" office:value="0.177811" calcext:value-type="float">
            <text:p>0.177811</text:p>
          </table:table-cell>
          <table:table-cell office:value-type="float" office:value="244.822" calcext:value-type="float">
            <text:p>244.822</text:p>
          </table:table-cell>
          <table:table-cell office:value-type="float" office:value="0.616342" calcext:value-type="float">
            <text:p>0.616342</text:p>
          </table:table-cell>
          <table:table-cell office:value-type="float" office:value="245" calcext:value-type="float">
            <text:p>245</text:p>
          </table:table-cell>
          <table:table-cell office:value-type="float" office:value="0.560626" calcext:value-type="float">
            <text:p>0.560626</text:p>
          </table:table-cell>
          <table:table-cell office:value-type="float" office:value="0.0112627" calcext:value-type="float">
            <text:p>0.0112627</text:p>
          </table:table-cell>
        </table:table-row>
        <table:table-row table:style-name="ro1">
          <table:table-cell office:value-type="float" office:value="42.415" calcext:value-type="float">
            <text:p>42.415</text:p>
          </table:table-cell>
          <table:table-cell office:value-type="float" office:value="0.179611" calcext:value-type="float">
            <text:p>0.179611</text:p>
          </table:table-cell>
          <table:table-cell office:value-type="float" office:value="244.82" calcext:value-type="float">
            <text:p>244.82</text:p>
          </table:table-cell>
          <table:table-cell office:value-type="float" office:value="0.616507" calcext:value-type="float">
            <text:p>0.616507</text:p>
          </table:table-cell>
          <table:table-cell office:value-type="float" office:value="245" calcext:value-type="float">
            <text:p>245</text:p>
          </table:table-cell>
          <table:table-cell office:value-type="float" office:value="0.561596" calcext:value-type="float">
            <text:p>0.561596</text:p>
          </table:table-cell>
          <table:table-cell office:value-type="float" office:value="0.0100081" calcext:value-type="float">
            <text:p>0.0100081</text:p>
          </table:table-cell>
        </table:table-row>
        <table:table-row table:style-name="ro1">
          <table:table-cell office:value-type="float" office:value="42.5314" calcext:value-type="float">
            <text:p>42.5314</text:p>
          </table:table-cell>
          <table:table-cell office:value-type="float" office:value="0.181396" calcext:value-type="float">
            <text:p>0.181396</text:p>
          </table:table-cell>
          <table:table-cell office:value-type="float" office:value="244.819" calcext:value-type="float">
            <text:p>244.819</text:p>
          </table:table-cell>
          <table:table-cell office:value-type="float" office:value="0.617471" calcext:value-type="float">
            <text:p>0.617471</text:p>
          </table:table-cell>
          <table:table-cell office:value-type="float" office:value="245" calcext:value-type="float">
            <text:p>245</text:p>
          </table:table-cell>
          <table:table-cell office:value-type="float" office:value="0.562646" calcext:value-type="float">
            <text:p>0.562646</text:p>
          </table:table-cell>
          <table:table-cell office:value-type="float" office:value="0.00947629" calcext:value-type="float">
            <text:p>0.00947629</text:p>
          </table:table-cell>
        </table:table-row>
        <table:table-row table:style-name="ro1">
          <table:table-cell office:value-type="float" office:value="42.6471" calcext:value-type="float">
            <text:p>42.6471</text:p>
          </table:table-cell>
          <table:table-cell office:value-type="float" office:value="0.1828" calcext:value-type="float">
            <text:p>0.1828</text:p>
          </table:table-cell>
          <table:table-cell office:value-type="float" office:value="244.817" calcext:value-type="float">
            <text:p>244.817</text:p>
          </table:table-cell>
          <table:table-cell office:value-type="float" office:value="0.617415" calcext:value-type="float">
            <text:p>0.617415</text:p>
          </table:table-cell>
          <table:table-cell office:value-type="float" office:value="245" calcext:value-type="float">
            <text:p>245</text:p>
          </table:table-cell>
          <table:table-cell office:value-type="float" office:value="0.5637" calcext:value-type="float">
            <text:p>0.5637</text:p>
          </table:table-cell>
          <table:table-cell office:value-type="float" office:value="0.00801564" calcext:value-type="float">
            <text:p>0.00801564</text:p>
          </table:table-cell>
        </table:table-row>
        <table:table-row table:style-name="ro1">
          <table:table-cell office:value-type="float" office:value="42.7649" calcext:value-type="float">
            <text:p>42.7649</text:p>
          </table:table-cell>
          <table:table-cell office:value-type="float" office:value="0.183899" calcext:value-type="float">
            <text:p>0.183899</text:p>
          </table:table-cell>
          <table:table-cell office:value-type="float" office:value="244.816" calcext:value-type="float">
            <text:p>244.816</text:p>
          </table:table-cell>
          <table:table-cell office:value-type="float" office:value="0.617514" calcext:value-type="float">
            <text:p>0.617514</text:p>
          </table:table-cell>
          <table:table-cell office:value-type="float" office:value="245" calcext:value-type="float">
            <text:p>245</text:p>
          </table:table-cell>
          <table:table-cell office:value-type="float" office:value="0.56478" calcext:value-type="float">
            <text:p>0.56478</text:p>
          </table:table-cell>
          <table:table-cell office:value-type="float" office:value="0.0067594" calcext:value-type="float">
            <text:p>0.0067594</text:p>
          </table:table-cell>
        </table:table-row>
        <table:table-row table:style-name="ro1">
          <table:table-cell office:value-type="float" office:value="42.8882" calcext:value-type="float">
            <text:p>42.8882</text:p>
          </table:table-cell>
          <table:table-cell office:value-type="float" office:value="0.184982" calcext:value-type="float">
            <text:p>0.184982</text:p>
          </table:table-cell>
          <table:table-cell office:value-type="float" office:value="244.815" calcext:value-type="float">
            <text:p>244.815</text:p>
          </table:table-cell>
          <table:table-cell office:value-type="float" office:value="0.618265" calcext:value-type="float">
            <text:p>0.618265</text:p>
          </table:table-cell>
          <table:table-cell office:value-type="float" office:value="245" calcext:value-type="float">
            <text:p>245</text:p>
          </table:table-cell>
          <table:table-cell office:value-type="float" office:value="0.565916" calcext:value-type="float">
            <text:p>0.565916</text:p>
          </table:table-cell>
          <table:table-cell office:value-type="float" office:value="0.00610258" calcext:value-type="float">
            <text:p>0.00610258</text:p>
          </table:table-cell>
        </table:table-row>
        <table:table-row table:style-name="ro1">
          <table:table-cell office:value-type="float" office:value="43.014" calcext:value-type="float">
            <text:p>43.014</text:p>
          </table:table-cell>
          <table:table-cell office:value-type="float" office:value="0.185806" calcext:value-type="float">
            <text:p>0.185806</text:p>
          </table:table-cell>
          <table:table-cell office:value-type="float" office:value="244.814" calcext:value-type="float">
            <text:p>244.814</text:p>
          </table:table-cell>
          <table:table-cell office:value-type="float" office:value="0.618641" calcext:value-type="float">
            <text:p>0.618641</text:p>
          </table:table-cell>
          <table:table-cell office:value-type="float" office:value="245" calcext:value-type="float">
            <text:p>245</text:p>
          </table:table-cell>
          <table:table-cell office:value-type="float" office:value="0.567083" calcext:value-type="float">
            <text:p>0.567083</text:p>
          </table:table-cell>
          <table:table-cell office:value-type="float" office:value="0.00510647" calcext:value-type="float">
            <text:p>0.00510647</text:p>
          </table:table-cell>
        </table:table-row>
        <table:table-row table:style-name="ro1">
          <table:table-cell office:value-type="float" office:value="43.1365" calcext:value-type="float">
            <text:p>43.1365</text:p>
          </table:table-cell>
          <table:table-cell office:value-type="float" office:value="0.186264" calcext:value-type="float">
            <text:p>0.186264</text:p>
          </table:table-cell>
          <table:table-cell office:value-type="float" office:value="244.814" calcext:value-type="float">
            <text:p>244.814</text:p>
          </table:table-cell>
          <table:table-cell office:value-type="float" office:value="0.618519" calcext:value-type="float">
            <text:p>0.618519</text:p>
          </table:table-cell>
          <table:table-cell office:value-type="float" office:value="245" calcext:value-type="float">
            <text:p>245</text:p>
          </table:table-cell>
          <table:table-cell office:value-type="float" office:value="0.568222" calcext:value-type="float">
            <text:p>0.568222</text:p>
          </table:table-cell>
          <table:table-cell office:value-type="float" office:value="0.00373058" calcext:value-type="float">
            <text:p>0.00373058</text:p>
          </table:table-cell>
        </table:table-row>
        <table:table-row table:style-name="ro1">
          <table:table-cell office:value-type="float" office:value="43.265" calcext:value-type="float">
            <text:p>43.265</text:p>
          </table:table-cell>
          <table:table-cell office:value-type="float" office:value="0.186401" calcext:value-type="float">
            <text:p>0.186401</text:p>
          </table:table-cell>
          <table:table-cell office:value-type="float" office:value="244.814" calcext:value-type="float">
            <text:p>244.814</text:p>
          </table:table-cell>
          <table:table-cell office:value-type="float" office:value="0.618322" calcext:value-type="float">
            <text:p>0.618322</text:p>
          </table:table-cell>
          <table:table-cell office:value-type="float" office:value="245" calcext:value-type="float">
            <text:p>245</text:p>
          </table:table-cell>
          <table:table-cell office:value-type="float" office:value="0.56942" calcext:value-type="float">
            <text:p>0.56942</text:p>
          </table:table-cell>
          <table:table-cell office:value-type="float" office:value="0.00230216" calcext:value-type="float">
            <text:p>0.00230216</text:p>
          </table:table-cell>
        </table:table-row>
        <table:table-row table:style-name="ro1">
          <table:table-cell office:value-type="float" office:value="43.3865" calcext:value-type="float">
            <text:p>43.3865</text:p>
          </table:table-cell>
          <table:table-cell office:value-type="float" office:value="0.186295" calcext:value-type="float">
            <text:p>0.186295</text:p>
          </table:table-cell>
          <table:table-cell office:value-type="float" office:value="244.814" calcext:value-type="float">
            <text:p>244.814</text:p>
          </table:table-cell>
          <table:table-cell office:value-type="float" office:value="0.618035" calcext:value-type="float">
            <text:p>0.618035</text:p>
          </table:table-cell>
          <table:table-cell office:value-type="float" office:value="245" calcext:value-type="float">
            <text:p>245</text:p>
          </table:table-cell>
          <table:table-cell office:value-type="float" office:value="0.570552" calcext:value-type="float">
            <text:p>0.570552</text:p>
          </table:table-cell>
          <table:table-cell office:value-type="float" office:value="0.000910242" calcext:value-type="float">
            <text:p>0.000910242</text:p>
          </table:table-cell>
        </table:table-row>
        <table:table-row table:style-name="ro1">
          <table:table-cell office:value-type="float" office:value="43.5155" calcext:value-type="float">
            <text:p>43.5155</text:p>
          </table:table-cell>
          <table:table-cell office:value-type="float" office:value="0.185989" calcext:value-type="float">
            <text:p>0.185989</text:p>
          </table:table-cell>
          <table:table-cell office:value-type="float" office:value="244.814" calcext:value-type="float">
            <text:p>244.814</text:p>
          </table:table-cell>
          <table:table-cell office:value-type="float" office:value="0.61804" calcext:value-type="float">
            <text:p>0.61804</text:p>
          </table:table-cell>
          <table:table-cell office:value-type="float" office:value="245" calcext:value-type="float">
            <text:p>245</text:p>
          </table:table-cell>
          <table:table-cell office:value-type="float" office:value="0.571752" calcext:value-type="float">
            <text:p>0.571752</text:p>
          </table:table-cell>
          <table:table-cell office:value-type="float" office:value="-0.000209703" calcext:value-type="float">
            <text:p>-0.000209703</text:p>
          </table:table-cell>
        </table:table-row>
        <table:table-row table:style-name="ro1">
          <table:table-cell office:value-type="float" office:value="43.6381" calcext:value-type="float">
            <text:p>43.6381</text:p>
          </table:table-cell>
          <table:table-cell office:value-type="float" office:value="0.185379" calcext:value-type="float">
            <text:p>0.185379</text:p>
          </table:table-cell>
          <table:table-cell office:value-type="float" office:value="244.815" calcext:value-type="float">
            <text:p>244.815</text:p>
          </table:table-cell>
          <table:table-cell office:value-type="float" office:value="0.617667" calcext:value-type="float">
            <text:p>0.617667</text:p>
          </table:table-cell>
          <table:table-cell office:value-type="float" office:value="245" calcext:value-type="float">
            <text:p>245</text:p>
          </table:table-cell>
          <table:table-cell office:value-type="float" office:value="0.57289" calcext:value-type="float">
            <text:p>0.57289</text:p>
          </table:table-cell>
          <table:table-cell office:value-type="float" office:value="-0.00156765" calcext:value-type="float">
            <text:p>-0.00156765</text:p>
          </table:table-cell>
        </table:table-row>
        <table:table-row table:style-name="ro1">
          <table:table-cell office:value-type="float" office:value="43.769" calcext:value-type="float">
            <text:p>43.769</text:p>
          </table:table-cell>
          <table:table-cell office:value-type="float" office:value="0.184418" calcext:value-type="float">
            <text:p>0.184418</text:p>
          </table:table-cell>
          <table:table-cell office:value-type="float" office:value="244.816" calcext:value-type="float">
            <text:p>244.816</text:p>
          </table:table-cell>
          <table:table-cell office:value-type="float" office:value="0.617137" calcext:value-type="float">
            <text:p>0.617137</text:p>
          </table:table-cell>
          <table:table-cell office:value-type="float" office:value="245" calcext:value-type="float">
            <text:p>245</text:p>
          </table:table-cell>
          <table:table-cell office:value-type="float" office:value="0.574101" calcext:value-type="float">
            <text:p>0.574101</text:p>
          </table:table-cell>
          <table:table-cell office:value-type="float" office:value="-0.00306843" calcext:value-type="float">
            <text:p>-0.00306843</text:p>
          </table:table-cell>
        </table:table-row>
        <table:table-row table:style-name="ro1">
          <table:table-cell office:value-type="float" office:value="43.8933" calcext:value-type="float">
            <text:p>43.8933</text:p>
          </table:table-cell>
          <table:table-cell office:value-type="float" office:value="0.183304" calcext:value-type="float">
            <text:p>0.183304</text:p>
          </table:table-cell>
          <table:table-cell office:value-type="float" office:value="244.817" calcext:value-type="float">
            <text:p>244.817</text:p>
          </table:table-cell>
          <table:table-cell office:value-type="float" office:value="0.616791" calcext:value-type="float">
            <text:p>0.616791</text:p>
          </table:table-cell>
          <table:table-cell office:value-type="float" office:value="245" calcext:value-type="float">
            <text:p>245</text:p>
          </table:table-cell>
          <table:table-cell office:value-type="float" office:value="0.575244" calcext:value-type="float">
            <text:p>0.575244</text:p>
          </table:table-cell>
          <table:table-cell office:value-type="float" office:value="-0.00427885" calcext:value-type="float">
            <text:p>-0.00427885</text:p>
          </table:table-cell>
        </table:table-row>
        <table:table-row table:style-name="ro1">
          <table:table-cell office:value-type="float" office:value="44.0271" calcext:value-type="float">
            <text:p>44.0271</text:p>
          </table:table-cell>
          <table:table-cell office:value-type="float" office:value="0.181717" calcext:value-type="float">
            <text:p>0.181717</text:p>
          </table:table-cell>
          <table:table-cell office:value-type="float" office:value="244.818" calcext:value-type="float">
            <text:p>244.818</text:p>
          </table:table-cell>
          <table:table-cell office:value-type="float" office:value="0.615956" calcext:value-type="float">
            <text:p>0.615956</text:p>
          </table:table-cell>
          <table:table-cell office:value-type="float" office:value="245" calcext:value-type="float">
            <text:p>245</text:p>
          </table:table-cell>
          <table:table-cell office:value-type="float" office:value="0.576465" calcext:value-type="float">
            <text:p>0.576465</text:p>
          </table:table-cell>
          <table:table-cell office:value-type="float" office:value="-0.00593834" calcext:value-type="float">
            <text:p>-0.00593834</text:p>
          </table:table-cell>
        </table:table-row>
        <table:table-row table:style-name="ro1">
          <table:table-cell office:value-type="float" office:value="44.155" calcext:value-type="float">
            <text:p>44.155</text:p>
          </table:table-cell>
          <table:table-cell office:value-type="float" office:value="0.180099" calcext:value-type="float">
            <text:p>0.180099</text:p>
          </table:table-cell>
          <table:table-cell office:value-type="float" office:value="244.82" calcext:value-type="float">
            <text:p>244.82</text:p>
          </table:table-cell>
          <table:table-cell office:value-type="float" office:value="0.615609" calcext:value-type="float">
            <text:p>0.615609</text:p>
          </table:table-cell>
          <table:table-cell office:value-type="float" office:value="245" calcext:value-type="float">
            <text:p>245</text:p>
          </table:table-cell>
          <table:table-cell office:value-type="float" office:value="0.577623" calcext:value-type="float">
            <text:p>0.577623</text:p>
          </table:table-cell>
          <table:table-cell office:value-type="float" office:value="-0.00703886" calcext:value-type="float">
            <text:p>-0.00703886</text:p>
          </table:table-cell>
        </table:table-row>
        <table:table-row table:style-name="ro1">
          <table:table-cell office:value-type="float" office:value="44.2595" calcext:value-type="float">
            <text:p>44.2595</text:p>
          </table:table-cell>
          <table:table-cell office:value-type="float" office:value="0.178558" calcext:value-type="float">
            <text:p>0.178558</text:p>
          </table:table-cell>
          <table:table-cell office:value-type="float" office:value="244.821" calcext:value-type="float">
            <text:p>244.821</text:p>
          </table:table-cell>
          <table:table-cell office:value-type="float" office:value="0.615825" calcext:value-type="float">
            <text:p>0.615825</text:p>
          </table:table-cell>
          <table:table-cell office:value-type="float" office:value="245" calcext:value-type="float">
            <text:p>245</text:p>
          </table:table-cell>
          <table:table-cell office:value-type="float" office:value="0.578559" calcext:value-type="float">
            <text:p>0.578559</text:p>
          </table:table-cell>
          <table:table-cell office:value-type="float" office:value="-0.00737349" calcext:value-type="float">
            <text:p>-0.00737349</text:p>
          </table:table-cell>
        </table:table-row>
        <table:table-row table:style-name="ro1">
          <table:table-cell office:value-type="float" office:value="44.3799" calcext:value-type="float">
            <text:p>44.3799</text:p>
          </table:table-cell>
          <table:table-cell office:value-type="float" office:value="0.176636" calcext:value-type="float">
            <text:p>0.176636</text:p>
          </table:table-cell>
          <table:table-cell office:value-type="float" office:value="244.823" calcext:value-type="float">
            <text:p>244.823</text:p>
          </table:table-cell>
          <table:table-cell office:value-type="float" office:value="0.615332" calcext:value-type="float">
            <text:p>0.615332</text:p>
          </table:table-cell>
          <table:table-cell office:value-type="float" office:value="245" calcext:value-type="float">
            <text:p>245</text:p>
          </table:table-cell>
          <table:table-cell office:value-type="float" office:value="0.579628" calcext:value-type="float">
            <text:p>0.579628</text:p>
          </table:table-cell>
          <table:table-cell office:value-type="float" office:value="-0.00845508" calcext:value-type="float">
            <text:p>-0.00845508</text:p>
          </table:table-cell>
        </table:table-row>
        <table:table-row table:style-name="ro1">
          <table:table-cell office:value-type="float" office:value="44.4945" calcext:value-type="float">
            <text:p>44.4945</text:p>
          </table:table-cell>
          <table:table-cell office:value-type="float" office:value="0.174667" calcext:value-type="float">
            <text:p>0.174667</text:p>
          </table:table-cell>
          <table:table-cell office:value-type="float" office:value="244.825" calcext:value-type="float">
            <text:p>244.825</text:p>
          </table:table-cell>
          <table:table-cell office:value-type="float" office:value="0.615091" calcext:value-type="float">
            <text:p>0.615091</text:p>
          </table:table-cell>
          <table:table-cell office:value-type="float" office:value="245" calcext:value-type="float">
            <text:p>245</text:p>
          </table:table-cell>
          <table:table-cell office:value-type="float" office:value="0.580635" calcext:value-type="float">
            <text:p>0.580635</text:p>
          </table:table-cell>
          <table:table-cell office:value-type="float" office:value="-0.00921151" calcext:value-type="float">
            <text:p>-0.00921151</text:p>
          </table:table-cell>
        </table:table-row>
        <table:table-row table:style-name="ro1">
          <table:table-cell office:value-type="float" office:value="44.6221" calcext:value-type="float">
            <text:p>44.6221</text:p>
          </table:table-cell>
          <table:table-cell office:value-type="float" office:value="0.172226" calcext:value-type="float">
            <text:p>0.172226</text:p>
          </table:table-cell>
          <table:table-cell office:value-type="float" office:value="244.828" calcext:value-type="float">
            <text:p>244.828</text:p>
          </table:table-cell>
          <table:table-cell office:value-type="float" office:value="0.614207" calcext:value-type="float">
            <text:p>0.614207</text:p>
          </table:table-cell>
          <table:table-cell office:value-type="float" office:value="245" calcext:value-type="float">
            <text:p>245</text:p>
          </table:table-cell>
          <table:table-cell office:value-type="float" office:value="0.581741" calcext:value-type="float">
            <text:p>0.581741</text:p>
          </table:table-cell>
          <table:table-cell office:value-type="float" office:value="-0.0105911" calcext:value-type="float">
            <text:p>-0.0105911</text:p>
          </table:table-cell>
        </table:table-row>
        <table:table-row table:style-name="ro1">
          <table:table-cell office:value-type="float" office:value="44.7499" calcext:value-type="float">
            <text:p>44.7499</text:p>
          </table:table-cell>
          <table:table-cell office:value-type="float" office:value="0.169556" calcext:value-type="float">
            <text:p>0.169556</text:p>
          </table:table-cell>
          <table:table-cell office:value-type="float" office:value="244.83" calcext:value-type="float">
            <text:p>244.83</text:p>
          </table:table-cell>
          <table:table-cell office:value-type="float" office:value="0.613312" calcext:value-type="float">
            <text:p>0.613312</text:p>
          </table:table-cell>
          <table:table-cell office:value-type="float" office:value="245" calcext:value-type="float">
            <text:p>245</text:p>
          </table:table-cell>
          <table:table-cell office:value-type="float" office:value="0.582834" calcext:value-type="float">
            <text:p>0.582834</text:p>
          </table:table-cell>
          <table:table-cell office:value-type="float" office:value="-0.0119104" calcext:value-type="float">
            <text:p>-0.0119104</text:p>
          </table:table-cell>
        </table:table-row>
        <table:table-row table:style-name="ro1">
          <table:table-cell office:value-type="float" office:value="44.8784" calcext:value-type="float">
            <text:p>44.8784</text:p>
          </table:table-cell>
          <table:table-cell office:value-type="float" office:value="0.166672" calcext:value-type="float">
            <text:p>0.166672</text:p>
          </table:table-cell>
          <table:table-cell office:value-type="float" office:value="244.833" calcext:value-type="float">
            <text:p>244.833</text:p>
          </table:table-cell>
          <table:table-cell office:value-type="float" office:value="0.612507" calcext:value-type="float">
            <text:p>0.612507</text:p>
          </table:table-cell>
          <table:table-cell office:value-type="float" office:value="245" calcext:value-type="float">
            <text:p>245</text:p>
          </table:table-cell>
          <table:table-cell office:value-type="float" office:value="0.583914" calcext:value-type="float">
            <text:p>0.583914</text:p>
          </table:table-cell>
          <table:table-cell office:value-type="float" office:value="-0.0130748" calcext:value-type="float">
            <text:p>-0.0130748</text:p>
          </table:table-cell>
        </table:table-row>
        <table:table-row table:style-name="ro1">
          <table:table-cell office:value-type="float" office:value="45.0059" calcext:value-type="float">
            <text:p>45.0059</text:p>
          </table:table-cell>
          <table:table-cell office:value-type="float" office:value="0.163788" calcext:value-type="float">
            <text:p>0.163788</text:p>
          </table:table-cell>
          <table:table-cell office:value-type="float" office:value="244.836" calcext:value-type="float">
            <text:p>244.836</text:p>
          </table:table-cell>
          <table:table-cell office:value-type="float" office:value="0.612178" calcext:value-type="float">
            <text:p>0.612178</text:p>
          </table:table-cell>
          <table:table-cell office:value-type="float" office:value="245" calcext:value-type="float">
            <text:p>245</text:p>
          </table:table-cell>
          <table:table-cell office:value-type="float" office:value="0.584967" calcext:value-type="float">
            <text:p>0.584967</text:p>
          </table:table-cell>
          <table:table-cell office:value-type="float" office:value="-0.0137364" calcext:value-type="float">
            <text:p>-0.0137364</text:p>
          </table:table-cell>
        </table:table-row>
        <table:table-row table:style-name="ro1">
          <table:table-cell office:value-type="float" office:value="45.1094" calcext:value-type="float">
            <text:p>45.1094</text:p>
          </table:table-cell>
          <table:table-cell office:value-type="float" office:value="0.161194" calcext:value-type="float">
            <text:p>0.161194</text:p>
          </table:table-cell>
          <table:table-cell office:value-type="float" office:value="244.839" calcext:value-type="float">
            <text:p>244.839</text:p>
          </table:table-cell>
          <table:table-cell office:value-type="float" office:value="0.61276" calcext:value-type="float">
            <text:p>0.61276</text:p>
          </table:table-cell>
          <table:table-cell office:value-type="float" office:value="245" calcext:value-type="float">
            <text:p>245</text:p>
          </table:table-cell>
          <table:table-cell office:value-type="float" office:value="0.585808" calcext:value-type="float">
            <text:p>0.585808</text:p>
          </table:table-cell>
          <table:table-cell office:value-type="float" office:value="-0.0133466" calcext:value-type="float">
            <text:p>-0.0133466</text:p>
          </table:table-cell>
        </table:table-row>
        <table:table-row table:style-name="ro1">
          <table:table-cell office:value-type="float" office:value="45.2334" calcext:value-type="float">
            <text:p>45.2334</text:p>
          </table:table-cell>
          <table:table-cell office:value-type="float" office:value="0.158096" calcext:value-type="float">
            <text:p>0.158096</text:p>
          </table:table-cell>
          <table:table-cell office:value-type="float" office:value="244.842" calcext:value-type="float">
            <text:p>244.842</text:p>
          </table:table-cell>
          <table:table-cell office:value-type="float" office:value="0.611923" calcext:value-type="float">
            <text:p>0.611923</text:p>
          </table:table-cell>
          <table:table-cell office:value-type="float" office:value="245" calcext:value-type="float">
            <text:p>245</text:p>
          </table:table-cell>
          <table:table-cell office:value-type="float" office:value="0.586798" calcext:value-type="float">
            <text:p>0.586798</text:p>
          </table:table-cell>
          <table:table-cell office:value-type="float" office:value="-0.0143988" calcext:value-type="float">
            <text:p>-0.0143988</text:p>
          </table:table-cell>
        </table:table-row>
        <table:table-row table:style-name="ro1">
          <table:table-cell office:value-type="float" office:value="45.3582" calcext:value-type="float">
            <text:p>45.3582</text:p>
          </table:table-cell>
          <table:table-cell office:value-type="float" office:value="0.154709" calcext:value-type="float">
            <text:p>0.154709</text:p>
          </table:table-cell>
          <table:table-cell office:value-type="float" office:value="244.845" calcext:value-type="float">
            <text:p>244.845</text:p>
          </table:table-cell>
          <table:table-cell office:value-type="float" office:value="0.610843" calcext:value-type="float">
            <text:p>0.610843</text:p>
          </table:table-cell>
          <table:table-cell office:value-type="float" office:value="245" calcext:value-type="float">
            <text:p>245</text:p>
          </table:table-cell>
          <table:table-cell office:value-type="float" office:value="0.587774" calcext:value-type="float">
            <text:p>0.587774</text:p>
          </table:table-cell>
          <table:table-cell office:value-type="float" office:value="-0.0156083" calcext:value-type="float">
            <text:p>-0.0156083</text:p>
          </table:table-cell>
        </table:table-row>
        <table:table-row table:style-name="ro1">
          <table:table-cell office:value-type="float" office:value="45.4834" calcext:value-type="float">
            <text:p>45.4834</text:p>
          </table:table-cell>
          <table:table-cell office:value-type="float" office:value="0.151245" calcext:value-type="float">
            <text:p>0.151245</text:p>
          </table:table-cell>
          <table:table-cell office:value-type="float" office:value="244.849" calcext:value-type="float">
            <text:p>244.849</text:p>
          </table:table-cell>
          <table:table-cell office:value-type="float" office:value="0.610184" calcext:value-type="float">
            <text:p>0.610184</text:p>
          </table:table-cell>
          <table:table-cell office:value-type="float" office:value="245" calcext:value-type="float">
            <text:p>245</text:p>
          </table:table-cell>
          <table:table-cell office:value-type="float" office:value="0.588732" calcext:value-type="float">
            <text:p>0.588732</text:p>
          </table:table-cell>
          <table:table-cell office:value-type="float" office:value="-0.0163586" calcext:value-type="float">
            <text:p>-0.0163586</text:p>
          </table:table-cell>
        </table:table-row>
        <table:table-row table:style-name="ro1">
          <table:table-cell office:value-type="float" office:value="45.5994" calcext:value-type="float">
            <text:p>45.5994</text:p>
          </table:table-cell>
          <table:table-cell office:value-type="float" office:value="0.147919" calcext:value-type="float">
            <text:p>0.147919</text:p>
          </table:table-cell>
          <table:table-cell office:value-type="float" office:value="244.852" calcext:value-type="float">
            <text:p>244.852</text:p>
          </table:table-cell>
          <table:table-cell office:value-type="float" office:value="0.610039" calcext:value-type="float">
            <text:p>0.610039</text:p>
          </table:table-cell>
          <table:table-cell office:value-type="float" office:value="245" calcext:value-type="float">
            <text:p>245</text:p>
          </table:table-cell>
          <table:table-cell office:value-type="float" office:value="0.589599" calcext:value-type="float">
            <text:p>0.589599</text:p>
          </table:table-cell>
          <table:table-cell office:value-type="float" office:value="-0.0165398" calcext:value-type="float">
            <text:p>-0.0165398</text:p>
          </table:table-cell>
        </table:table-row>
        <table:table-row table:style-name="ro1">
          <table:table-cell office:value-type="float" office:value="45.7008" calcext:value-type="float">
            <text:p>45.7008</text:p>
          </table:table-cell>
          <table:table-cell office:value-type="float" office:value="0.144867" calcext:value-type="float">
            <text:p>0.144867</text:p>
          </table:table-cell>
          <table:table-cell office:value-type="float" office:value="244.855" calcext:value-type="float">
            <text:p>244.855</text:p>
          </table:table-cell>
          <table:table-cell office:value-type="float" office:value="0.610774" calcext:value-type="float">
            <text:p>0.610774</text:p>
          </table:table-cell>
          <table:table-cell office:value-type="float" office:value="245" calcext:value-type="float">
            <text:p>245</text:p>
          </table:table-cell>
          <table:table-cell office:value-type="float" office:value="0.590341" calcext:value-type="float">
            <text:p>0.590341</text:p>
          </table:table-cell>
          <table:table-cell office:value-type="float" office:value="-0.0157843" calcext:value-type="float">
            <text:p>-0.0157843</text:p>
          </table:table-cell>
        </table:table-row>
        <table:table-row table:style-name="ro1">
          <table:table-cell office:value-type="float" office:value="45.8331" calcext:value-type="float">
            <text:p>45.8331</text:p>
          </table:table-cell>
          <table:table-cell office:value-type="float" office:value="0.140854" calcext:value-type="float">
            <text:p>0.140854</text:p>
          </table:table-cell>
          <table:table-cell office:value-type="float" office:value="244.859" calcext:value-type="float">
            <text:p>244.859</text:p>
          </table:table-cell>
          <table:table-cell office:value-type="float" office:value="0.60878" calcext:value-type="float">
            <text:p>0.60878</text:p>
          </table:table-cell>
          <table:table-cell office:value-type="float" office:value="245" calcext:value-type="float">
            <text:p>245</text:p>
          </table:table-cell>
          <table:table-cell office:value-type="float" office:value="0.591287" calcext:value-type="float">
            <text:p>0.591287</text:p>
          </table:table-cell>
          <table:table-cell office:value-type="float" office:value="-0.0177204" calcext:value-type="float">
            <text:p>-0.0177204</text:p>
          </table:table-cell>
        </table:table-row>
        <table:table-row table:style-name="ro1">
          <table:table-cell office:value-type="float" office:value="45.9586" calcext:value-type="float">
            <text:p>45.9586</text:p>
          </table:table-cell>
          <table:table-cell office:value-type="float" office:value="0.136902" calcext:value-type="float">
            <text:p>0.136902</text:p>
          </table:table-cell>
          <table:table-cell office:value-type="float" office:value="244.863" calcext:value-type="float">
            <text:p>244.863</text:p>
          </table:table-cell>
          <table:table-cell office:value-type="float" office:value="0.607712" calcext:value-type="float">
            <text:p>0.607712</text:p>
          </table:table-cell>
          <table:table-cell office:value-type="float" office:value="245" calcext:value-type="float">
            <text:p>245</text:p>
          </table:table-cell>
          <table:table-cell office:value-type="float" office:value="0.592158" calcext:value-type="float">
            <text:p>0.592158</text:p>
          </table:table-cell>
          <table:table-cell office:value-type="float" office:value="-0.0186714" calcext:value-type="float">
            <text:p>-0.0186714</text:p>
          </table:table-cell>
        </table:table-row>
        <table:table-row table:style-name="ro1">
          <table:table-cell office:value-type="float" office:value="46.0839" calcext:value-type="float">
            <text:p>46.0839</text:p>
          </table:table-cell>
          <table:table-cell office:value-type="float" office:value="0.132889" calcext:value-type="float">
            <text:p>0.132889</text:p>
          </table:table-cell>
          <table:table-cell office:value-type="float" office:value="244.867" calcext:value-type="float">
            <text:p>244.867</text:p>
          </table:table-cell>
          <table:table-cell office:value-type="float" office:value="0.606863" calcext:value-type="float">
            <text:p>0.606863</text:p>
          </table:table-cell>
          <table:table-cell office:value-type="float" office:value="245" calcext:value-type="float">
            <text:p>245</text:p>
          </table:table-cell>
          <table:table-cell office:value-type="float" office:value="0.593003" calcext:value-type="float">
            <text:p>0.593003</text:p>
          </table:table-cell>
          <table:table-cell office:value-type="float" office:value="-0.0193624" calcext:value-type="float">
            <text:p>-0.0193624</text:p>
          </table:table-cell>
        </table:table-row>
        <table:table-row table:style-name="ro1">
          <table:table-cell office:value-type="float" office:value="46.2058" calcext:value-type="float">
            <text:p>46.2058</text:p>
          </table:table-cell>
          <table:table-cell office:value-type="float" office:value="0.129013" calcext:value-type="float">
            <text:p>0.129013</text:p>
          </table:table-cell>
          <table:table-cell office:value-type="float" office:value="244.871" calcext:value-type="float">
            <text:p>244.871</text:p>
          </table:table-cell>
          <table:table-cell office:value-type="float" office:value="0.606709" calcext:value-type="float">
            <text:p>0.606709</text:p>
          </table:table-cell>
          <table:table-cell office:value-type="float" office:value="245" calcext:value-type="float">
            <text:p>245</text:p>
          </table:table-cell>
          <table:table-cell office:value-type="float" office:value="0.593801" calcext:value-type="float">
            <text:p>0.593801</text:p>
          </table:table-cell>
          <table:table-cell office:value-type="float" office:value="-0.019345" calcext:value-type="float">
            <text:p>-0.019345</text:p>
          </table:table-cell>
        </table:table-row>
        <table:table-row table:style-name="ro1">
          <table:table-cell office:value-type="float" office:value="46.3253" calcext:value-type="float">
            <text:p>46.3253</text:p>
          </table:table-cell>
          <table:table-cell office:value-type="float" office:value="0.125107" calcext:value-type="float">
            <text:p>0.125107</text:p>
          </table:table-cell>
          <table:table-cell office:value-type="float" office:value="244.875" calcext:value-type="float">
            <text:p>244.875</text:p>
          </table:table-cell>
          <table:table-cell office:value-type="float" office:value="0.606459" calcext:value-type="float">
            <text:p>0.606459</text:p>
          </table:table-cell>
          <table:table-cell office:value-type="float" office:value="245" calcext:value-type="float">
            <text:p>245</text:p>
          </table:table-cell>
          <table:table-cell office:value-type="float" office:value="0.59456" calcext:value-type="float">
            <text:p>0.59456</text:p>
          </table:table-cell>
          <table:table-cell office:value-type="float" office:value="-0.0193781" calcext:value-type="float">
            <text:p>-0.0193781</text:p>
          </table:table-cell>
        </table:table-row>
        <table:table-row table:style-name="ro1">
          <table:table-cell office:value-type="float" office:value="46.4369" calcext:value-type="float">
            <text:p>46.4369</text:p>
          </table:table-cell>
          <table:table-cell office:value-type="float" office:value="0.121353" calcext:value-type="float">
            <text:p>0.121353</text:p>
          </table:table-cell>
          <table:table-cell office:value-type="float" office:value="244.879" calcext:value-type="float">
            <text:p>244.879</text:p>
          </table:table-cell>
          <table:table-cell office:value-type="float" office:value="0.606654" calcext:value-type="float">
            <text:p>0.606654</text:p>
          </table:table-cell>
          <table:table-cell office:value-type="float" office:value="245" calcext:value-type="float">
            <text:p>245</text:p>
          </table:table-cell>
          <table:table-cell office:value-type="float" office:value="0.595248" calcext:value-type="float">
            <text:p>0.595248</text:p>
          </table:table-cell>
          <table:table-cell office:value-type="float" office:value="-0.0189326" calcext:value-type="float">
            <text:p>-0.0189326</text:p>
          </table:table-cell>
        </table:table-row>
        <table:table-row table:style-name="ro1">
          <table:table-cell office:value-type="float" office:value="46.5542" calcext:value-type="float">
            <text:p>46.5542</text:p>
          </table:table-cell>
          <table:table-cell office:value-type="float" office:value="0.117538" calcext:value-type="float">
            <text:p>0.117538</text:p>
          </table:table-cell>
          <table:table-cell office:value-type="float" office:value="244.882" calcext:value-type="float">
            <text:p>244.882</text:p>
          </table:table-cell>
          <table:table-cell office:value-type="float" office:value="0.606318" calcext:value-type="float">
            <text:p>0.606318</text:p>
          </table:table-cell>
          <table:table-cell office:value-type="float" office:value="245" calcext:value-type="float">
            <text:p>245</text:p>
          </table:table-cell>
          <table:table-cell office:value-type="float" office:value="0.595948" calcext:value-type="float">
            <text:p>0.595948</text:p>
          </table:table-cell>
          <table:table-cell office:value-type="float" office:value="-0.0190154" calcext:value-type="float">
            <text:p>-0.0190154</text:p>
          </table:table-cell>
        </table:table-row>
        <table:table-row table:style-name="ro1">
          <table:table-cell office:value-type="float" office:value="46.6648" calcext:value-type="float">
            <text:p>46.6648</text:p>
          </table:table-cell>
          <table:table-cell office:value-type="float" office:value="0.113815" calcext:value-type="float">
            <text:p>0.113815</text:p>
          </table:table-cell>
          <table:table-cell office:value-type="float" office:value="244.886" calcext:value-type="float">
            <text:p>244.886</text:p>
          </table:table-cell>
          <table:table-cell office:value-type="float" office:value="0.606267" calcext:value-type="float">
            <text:p>0.606267</text:p>
          </table:table-cell>
          <table:table-cell office:value-type="float" office:value="245" calcext:value-type="float">
            <text:p>245</text:p>
          </table:table-cell>
          <table:table-cell office:value-type="float" office:value="0.596588" calcext:value-type="float">
            <text:p>0.596588</text:p>
          </table:table-cell>
          <table:table-cell office:value-type="float" office:value="-0.0187751" calcext:value-type="float">
            <text:p>-0.0187751</text:p>
          </table:table-cell>
        </table:table-row>
        <table:table-row table:style-name="ro1">
          <table:table-cell office:value-type="float" office:value="46.7738" calcext:value-type="float">
            <text:p>46.7738</text:p>
          </table:table-cell>
          <table:table-cell office:value-type="float" office:value="0.110016" calcext:value-type="float">
            <text:p>0.110016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605803" calcext:value-type="float">
            <text:p>0.605803</text:p>
          </table:table-cell>
          <table:table-cell office:value-type="float" office:value="245" calcext:value-type="float">
            <text:p>245</text:p>
          </table:table-cell>
          <table:table-cell office:value-type="float" office:value="0.597198" calcext:value-type="float">
            <text:p>0.597198</text:p>
          </table:table-cell>
          <table:table-cell office:value-type="float" office:value="-0.0188988" calcext:value-type="float">
            <text:p>-0.0188988</text:p>
          </table:table-cell>
        </table:table-row>
        <table:table-row table:style-name="ro1">
          <table:table-cell office:value-type="float" office:value="46.8821" calcext:value-type="float">
            <text:p>46.8821</text:p>
          </table:table-cell>
          <table:table-cell office:value-type="float" office:value="0.106201" calcext:value-type="float">
            <text:p>0.106201</text:p>
          </table:table-cell>
          <table:table-cell office:value-type="float" office:value="244.894" calcext:value-type="float">
            <text:p>244.894</text:p>
          </table:table-cell>
          <table:table-cell office:value-type="float" office:value="0.605372" calcext:value-type="float">
            <text:p>0.605372</text:p>
          </table:table-cell>
          <table:table-cell office:value-type="float" office:value="245" calcext:value-type="float">
            <text:p>245</text:p>
          </table:table-cell>
          <table:table-cell office:value-type="float" office:value="0.597783" calcext:value-type="float">
            <text:p>0.597783</text:p>
          </table:table-cell>
          <table:table-cell office:value-type="float" office:value="-0.0189613" calcext:value-type="float">
            <text:p>-0.0189613</text:p>
          </table:table-cell>
        </table:table-row>
        <table:table-row table:style-name="ro1">
          <table:table-cell office:value-type="float" office:value="46.989" calcext:value-type="float">
            <text:p>46.989</text:p>
          </table:table-cell>
          <table:table-cell office:value-type="float" office:value="0.102417" calcext:value-type="float">
            <text:p>0.102417</text:p>
          </table:table-cell>
          <table:table-cell office:value-type="float" office:value="244.898" calcext:value-type="float">
            <text:p>244.898</text:p>
          </table:table-cell>
          <table:table-cell office:value-type="float" office:value="0.604945" calcext:value-type="float">
            <text:p>0.604945</text:p>
          </table:table-cell>
          <table:table-cell office:value-type="float" office:value="245" calcext:value-type="float">
            <text:p>245</text:p>
          </table:table-cell>
          <table:table-cell office:value-type="float" office:value="0.598341" calcext:value-type="float">
            <text:p>0.598341</text:p>
          </table:table-cell>
          <table:table-cell office:value-type="float" office:value="-0.0190004" calcext:value-type="float">
            <text:p>-0.0190004</text:p>
          </table:table-cell>
        </table:table-row>
        <table:table-row table:style-name="ro1">
          <table:table-cell office:value-type="float" office:value="47.0956" calcext:value-type="float">
            <text:p>47.0956</text:p>
          </table:table-cell>
          <table:table-cell office:value-type="float" office:value="0.0986176" calcext:value-type="float">
            <text:p>0.0986176</text:p>
          </table:table-cell>
          <table:table-cell office:value-type="float" office:value="244.901" calcext:value-type="float">
            <text:p>244.901</text:p>
          </table:table-cell>
          <table:table-cell office:value-type="float" office:value="0.604591" calcext:value-type="float">
            <text:p>0.604591</text:p>
          </table:table-cell>
          <table:table-cell office:value-type="float" office:value="245" calcext:value-type="float">
            <text:p>245</text:p>
          </table:table-cell>
          <table:table-cell office:value-type="float" office:value="0.598877" calcext:value-type="float">
            <text:p>0.598877</text:p>
          </table:table-cell>
          <table:table-cell office:value-type="float" office:value="-0.0189398" calcext:value-type="float">
            <text:p>-0.0189398</text:p>
          </table:table-cell>
        </table:table-row>
        <table:table-row table:style-name="ro1">
          <table:table-cell office:value-type="float" office:value="47.2087" calcext:value-type="float">
            <text:p>47.2087</text:p>
          </table:table-cell>
          <table:table-cell office:value-type="float" office:value="0.0945282" calcext:value-type="float">
            <text:p>0.0945282</text:p>
          </table:table-cell>
          <table:table-cell office:value-type="float" office:value="244.905" calcext:value-type="float">
            <text:p>244.905</text:p>
          </table:table-cell>
          <table:table-cell office:value-type="float" office:value="0.603239" calcext:value-type="float">
            <text:p>0.603239</text:p>
          </table:table-cell>
          <table:table-cell office:value-type="float" office:value="245" calcext:value-type="float">
            <text:p>245</text:p>
          </table:table-cell>
          <table:table-cell office:value-type="float" office:value="0.599423" calcext:value-type="float">
            <text:p>0.599423</text:p>
          </table:table-cell>
          <table:table-cell office:value-type="float" office:value="-0.0198162" calcext:value-type="float">
            <text:p>-0.0198162</text:p>
          </table:table-cell>
        </table:table-row>
        <table:table-row table:style-name="ro1">
          <table:table-cell office:value-type="float" office:value="47.3297" calcext:value-type="float">
            <text:p>47.3297</text:p>
          </table:table-cell>
          <table:table-cell office:value-type="float" office:value="0.0900574" calcext:value-type="float">
            <text:p>0.0900574</text:p>
          </table:table-cell>
          <table:table-cell office:value-type="float" office:value="244.91" calcext:value-type="float">
            <text:p>244.91</text:p>
          </table:table-cell>
          <table:table-cell office:value-type="float" office:value="0.601531" calcext:value-type="float">
            <text:p>0.601531</text:p>
          </table:table-cell>
          <table:table-cell office:value-type="float" office:value="245" calcext:value-type="float">
            <text:p>245</text:p>
          </table:table-cell>
          <table:table-cell office:value-type="float" office:value="0.599981" calcext:value-type="float">
            <text:p>0.599981</text:p>
          </table:table-cell>
          <table:table-cell office:value-type="float" office:value="-0.0209651" calcext:value-type="float">
            <text:p>-0.0209651</text:p>
          </table:table-cell>
        </table:table-row>
        <table:table-row table:style-name="ro1">
          <table:table-cell office:value-type="float" office:value="47.4504" calcext:value-type="float">
            <text:p>47.4504</text:p>
          </table:table-cell>
          <table:table-cell office:value-type="float" office:value="0.0855255" calcext:value-type="float">
            <text:p>0.0855255</text:p>
          </table:table-cell>
          <table:table-cell office:value-type="float" office:value="244.914" calcext:value-type="float">
            <text:p>244.914</text:p>
          </table:table-cell>
          <table:table-cell office:value-type="float" office:value="0.600039" calcext:value-type="float">
            <text:p>0.600039</text:p>
          </table:table-cell>
          <table:table-cell office:value-type="float" office:value="245" calcext:value-type="float">
            <text:p>245</text:p>
          </table:table-cell>
          <table:table-cell office:value-type="float" office:value="0.600511" calcext:value-type="float">
            <text:p>0.600511</text:p>
          </table:table-cell>
          <table:table-cell office:value-type="float" office:value="-0.0218539" calcext:value-type="float">
            <text:p>-0.0218539</text:p>
          </table:table-cell>
        </table:table-row>
        <table:table-row table:style-name="ro1">
          <table:table-cell office:value-type="float" office:value="47.5736" calcext:value-type="float">
            <text:p>47.5736</text:p>
          </table:table-cell>
          <table:table-cell office:value-type="float" office:value="0.0807495" calcext:value-type="float">
            <text:p>0.0807495</text:p>
          </table:table-cell>
          <table:table-cell office:value-type="float" office:value="244.919" calcext:value-type="float">
            <text:p>244.919</text:p>
          </table:table-cell>
          <table:table-cell office:value-type="float" office:value="0.59843" calcext:value-type="float">
            <text:p>0.59843</text:p>
          </table:table-cell>
          <table:table-cell office:value-type="float" office:value="245" calcext:value-type="float">
            <text:p>245</text:p>
          </table:table-cell>
          <table:table-cell office:value-type="float" office:value="0.601023" calcext:value-type="float">
            <text:p>0.601023</text:p>
          </table:table-cell>
          <table:table-cell office:value-type="float" office:value="-0.0227812" calcext:value-type="float">
            <text:p>-0.0227812</text:p>
          </table:table-cell>
        </table:table-row>
        <table:table-row table:style-name="ro1">
          <table:table-cell office:value-type="float" office:value="47.6949" calcext:value-type="float">
            <text:p>47.6949</text:p>
          </table:table-cell>
          <table:table-cell office:value-type="float" office:value="0.0760498" calcext:value-type="float">
            <text:p>0.0760498</text:p>
          </table:table-cell>
          <table:table-cell office:value-type="float" office:value="244.924" calcext:value-type="float">
            <text:p>244.924</text:p>
          </table:table-cell>
          <table:table-cell office:value-type="float" office:value="0.59732" calcext:value-type="float">
            <text:p>0.59732</text:p>
          </table:table-cell>
          <table:table-cell office:value-type="float" office:value="245" calcext:value-type="float">
            <text:p>245</text:p>
          </table:table-cell>
          <table:table-cell office:value-type="float" office:value="0.601499" calcext:value-type="float">
            <text:p>0.601499</text:p>
          </table:table-cell>
          <table:table-cell office:value-type="float" office:value="-0.0231916" calcext:value-type="float">
            <text:p>-0.0231916</text:p>
          </table:table-cell>
        </table:table-row>
        <table:table-row table:style-name="ro1">
          <table:table-cell office:value-type="float" office:value="47.8136" calcext:value-type="float">
            <text:p>47.8136</text:p>
          </table:table-cell>
          <table:table-cell office:value-type="float" office:value="0.0713501" calcext:value-type="float">
            <text:p>0.0713501</text:p>
          </table:table-cell>
          <table:table-cell office:value-type="float" office:value="244.929" calcext:value-type="float">
            <text:p>244.929</text:p>
          </table:table-cell>
          <table:table-cell office:value-type="float" office:value="0.596457" calcext:value-type="float">
            <text:p>0.596457</text:p>
          </table:table-cell>
          <table:table-cell office:value-type="float" office:value="245" calcext:value-type="float">
            <text:p>245</text:p>
          </table:table-cell>
          <table:table-cell office:value-type="float" office:value="0.601937" calcext:value-type="float">
            <text:p>0.601937</text:p>
          </table:table-cell>
          <table:table-cell office:value-type="float" office:value="-0.0233174" calcext:value-type="float">
            <text:p>-0.0233174</text:p>
          </table:table-cell>
        </table:table-row>
        <table:table-row table:style-name="ro1">
          <table:table-cell office:value-type="float" office:value="47.9436" calcext:value-type="float">
            <text:p>47.9436</text:p>
          </table:table-cell>
          <table:table-cell office:value-type="float" office:value="0.0661926" calcext:value-type="float">
            <text:p>0.0661926</text:p>
          </table:table-cell>
          <table:table-cell office:value-type="float" office:value="244.934" calcext:value-type="float">
            <text:p>244.934</text:p>
          </table:table-cell>
          <table:table-cell office:value-type="float" office:value="0.59445" calcext:value-type="float">
            <text:p>0.59445</text:p>
          </table:table-cell>
          <table:table-cell office:value-type="float" office:value="245" calcext:value-type="float">
            <text:p>245</text:p>
          </table:table-cell>
          <table:table-cell office:value-type="float" office:value="0.602384" calcext:value-type="float">
            <text:p>0.602384</text:p>
          </table:table-cell>
          <table:table-cell office:value-type="float" office:value="-0.0244814" calcext:value-type="float">
            <text:p>-0.0244814</text:p>
          </table:table-cell>
        </table:table-row>
        <table:table-row table:style-name="ro1">
          <table:table-cell office:value-type="float" office:value="48.0698" calcext:value-type="float">
            <text:p>48.0698</text:p>
          </table:table-cell>
          <table:table-cell office:value-type="float" office:value="0.0611725" calcext:value-type="float">
            <text:p>0.0611725</text:p>
          </table:table-cell>
          <table:table-cell office:value-type="float" office:value="244.939" calcext:value-type="float">
            <text:p>244.939</text:p>
          </table:table-cell>
          <table:table-cell office:value-type="float" office:value="0.593289" calcext:value-type="float">
            <text:p>0.593289</text:p>
          </table:table-cell>
          <table:table-cell office:value-type="float" office:value="245" calcext:value-type="float">
            <text:p>245</text:p>
          </table:table-cell>
          <table:table-cell office:value-type="float" office:value="0.602786" calcext:value-type="float">
            <text:p>0.602786</text:p>
          </table:table-cell>
          <table:table-cell office:value-type="float" office:value="-0.02479" calcext:value-type="float">
            <text:p>-0.02479</text:p>
          </table:table-cell>
        </table:table-row>
        <table:table-row table:style-name="ro1">
          <table:table-cell office:value-type="float" office:value="48.1926" calcext:value-type="float">
            <text:p>48.1926</text:p>
          </table:table-cell>
          <table:table-cell office:value-type="float" office:value="0.0561676" calcext:value-type="float">
            <text:p>0.0561676</text:p>
          </table:table-cell>
          <table:table-cell office:value-type="float" office:value="244.944" calcext:value-type="float">
            <text:p>244.944</text:p>
          </table:table-cell>
          <table:table-cell office:value-type="float" office:value="0.592285" calcext:value-type="float">
            <text:p>0.592285</text:p>
          </table:table-cell>
          <table:table-cell office:value-type="float" office:value="245" calcext:value-type="float">
            <text:p>245</text:p>
          </table:table-cell>
          <table:table-cell office:value-type="float" office:value="0.603146" calcext:value-type="float">
            <text:p>0.603146</text:p>
          </table:table-cell>
          <table:table-cell office:value-type="float" office:value="-0.0249029" calcext:value-type="float">
            <text:p>-0.0249029</text:p>
          </table:table-cell>
        </table:table-row>
        <table:table-row table:style-name="ro1">
          <table:table-cell office:value-type="float" office:value="48.312" calcext:value-type="float">
            <text:p>48.312</text:p>
          </table:table-cell>
          <table:table-cell office:value-type="float" office:value="0.0513306" calcext:value-type="float">
            <text:p>0.0513306</text:p>
          </table:table-cell>
          <table:table-cell office:value-type="float" office:value="244.949" calcext:value-type="float">
            <text:p>244.949</text:p>
          </table:table-cell>
          <table:table-cell office:value-type="float" office:value="0.591783" calcext:value-type="float">
            <text:p>0.591783</text:p>
          </table:table-cell>
          <table:table-cell office:value-type="float" office:value="245" calcext:value-type="float">
            <text:p>245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-0.0245163" calcext:value-type="float">
            <text:p>-0.0245163</text:p>
          </table:table-cell>
        </table:table-row>
        <table:table-row table:style-name="ro1">
          <table:table-cell office:value-type="float" office:value="48.4362" calcext:value-type="float">
            <text:p>48.4362</text:p>
          </table:table-cell>
          <table:table-cell office:value-type="float" office:value="0.0463715" calcext:value-type="float">
            <text:p>0.0463715</text:p>
          </table:table-cell>
          <table:table-cell office:value-type="float" office:value="244.954" calcext:value-type="float">
            <text:p>244.954</text:p>
          </table:table-cell>
          <table:table-cell office:value-type="float" office:value="0.590687" calcext:value-type="float">
            <text:p>0.590687</text:p>
          </table:table-cell>
          <table:table-cell office:value-type="float" office:value="245" calcext:value-type="float">
            <text:p>245</text:p>
          </table:table-cell>
          <table:table-cell office:value-type="float" office:value="0.60377" calcext:value-type="float">
            <text:p>0.60377</text:p>
          </table:table-cell>
          <table:table-cell office:value-type="float" office:value="-0.0246758" calcext:value-type="float">
            <text:p>-0.0246758</text:p>
          </table:table-cell>
        </table:table-row>
        <table:table-row table:style-name="ro1">
          <table:table-cell office:value-type="float" office:value="48.5513" calcext:value-type="float">
            <text:p>48.5513</text:p>
          </table:table-cell>
          <table:table-cell office:value-type="float" office:value="0.0417786" calcext:value-type="float">
            <text:p>0.0417786</text:p>
          </table:table-cell>
          <table:table-cell office:value-type="float" office:value="244.958" calcext:value-type="float">
            <text:p>244.958</text:p>
          </table:table-cell>
          <table:table-cell office:value-type="float" office:value="0.590663" calcext:value-type="float">
            <text:p>0.590663</text:p>
          </table:table-cell>
          <table:table-cell office:value-type="float" office:value="245" calcext:value-type="float">
            <text:p>245</text:p>
          </table:table-cell>
          <table:table-cell office:value-type="float" office:value="0.604024" calcext:value-type="float">
            <text:p>0.604024</text:p>
          </table:table-cell>
          <table:table-cell office:value-type="float" office:value="-0.0238057" calcext:value-type="float">
            <text:p>-0.0238057</text:p>
          </table:table-cell>
        </table:table-row>
        <table:table-row table:style-name="ro1">
          <table:table-cell office:value-type="float" office:value="48.6692" calcext:value-type="float">
            <text:p>48.6692</text:p>
          </table:table-cell>
          <table:table-cell office:value-type="float" office:value="0.0371246" calcext:value-type="float">
            <text:p>0.0371246</text:p>
          </table:table-cell>
          <table:table-cell office:value-type="float" office:value="244.963" calcext:value-type="float">
            <text:p>244.963</text:p>
          </table:table-cell>
          <table:table-cell office:value-type="float" office:value="0.590004" calcext:value-type="float">
            <text:p>0.590004</text:p>
          </table:table-cell>
          <table:table-cell office:value-type="float" office:value="245" calcext:value-type="float">
            <text:p>245</text:p>
          </table:table-cell>
          <table:table-cell office:value-type="float" office:value="0.604256" calcext:value-type="float">
            <text:p>0.604256</text:p>
          </table:table-cell>
          <table:table-cell office:value-type="float" office:value="-0.0235335" calcext:value-type="float">
            <text:p>-0.0235335</text:p>
          </table:table-cell>
        </table:table-row>
        <table:table-row table:style-name="ro1">
          <table:table-cell office:value-type="float" office:value="48.7891" calcext:value-type="float">
            <text:p>48.7891</text:p>
          </table:table-cell>
          <table:table-cell office:value-type="float" office:value="0.0322571" calcext:value-type="float">
            <text:p>0.0322571</text:p>
          </table:table-cell>
          <table:table-cell office:value-type="float" office:value="244.968" calcext:value-type="float">
            <text:p>244.968</text:p>
          </table:table-cell>
          <table:table-cell office:value-type="float" office:value="0.588573" calcext:value-type="float">
            <text:p>0.588573</text:p>
          </table:table-cell>
          <table:table-cell office:value-type="float" office:value="245" calcext:value-type="float">
            <text:p>245</text:p>
          </table:table-cell>
          <table:table-cell office:value-type="float" office:value="0.604464" calcext:value-type="float">
            <text:p>0.604464</text:p>
          </table:table-cell>
          <table:table-cell office:value-type="float" office:value="-0.0239553" calcext:value-type="float">
            <text:p>-0.0239553</text:p>
          </table:table-cell>
        </table:table-row>
        <table:table-row table:style-name="ro1">
          <table:table-cell office:value-type="float" office:value="48.9164" calcext:value-type="float">
            <text:p>48.9164</text:p>
          </table:table-cell>
          <table:table-cell office:value-type="float" office:value="0.0270844" calcext:value-type="float">
            <text:p>0.0270844</text:p>
          </table:table-cell>
          <table:table-cell office:value-type="float" office:value="244.973" calcext:value-type="float">
            <text:p>244.973</text:p>
          </table:table-cell>
          <table:table-cell office:value-type="float" office:value="0.586568" calcext:value-type="float">
            <text:p>0.586568</text:p>
          </table:table-cell>
          <table:table-cell office:value-type="float" office:value="245" calcext:value-type="float">
            <text:p>245</text:p>
          </table:table-cell>
          <table:table-cell office:value-type="float" office:value="0.604653" calcext:value-type="float">
            <text:p>0.604653</text:p>
          </table:table-cell>
          <table:table-cell office:value-type="float" office:value="-0.0248564" calcext:value-type="float">
            <text:p>-0.0248564</text:p>
          </table:table-cell>
        </table:table-row>
        <table:table-row table:style-name="ro1">
          <table:table-cell office:value-type="float" office:value="49.0311" calcext:value-type="float">
            <text:p>49.0311</text:p>
          </table:table-cell>
          <table:table-cell office:value-type="float" office:value="0.0225067" calcext:value-type="float">
            <text:p>0.0225067</text:p>
          </table:table-cell>
          <table:table-cell office:value-type="float" office:value="244.977" calcext:value-type="float">
            <text:p>244.977</text:p>
          </table:table-cell>
          <table:table-cell office:value-type="float" office:value="0.586493" calcext:value-type="float">
            <text:p>0.586493</text:p>
          </table:table-cell>
          <table:table-cell office:value-type="float" office:value="245" calcext:value-type="float">
            <text:p>245</text:p>
          </table:table-cell>
          <table:table-cell office:value-type="float" office:value="0.604795" calcext:value-type="float">
            <text:p>0.604795</text:p>
          </table:table-cell>
          <table:table-cell office:value-type="float" office:value="-0.0239291" calcext:value-type="float">
            <text:p>-0.0239291</text:p>
          </table:table-cell>
        </table:table-row>
        <table:table-row table:style-name="ro1">
          <table:table-cell office:value-type="float" office:value="49.1442" calcext:value-type="float">
            <text:p>49.1442</text:p>
          </table:table-cell>
          <table:table-cell office:value-type="float" office:value="0.0180969" calcext:value-type="float">
            <text:p>0.0180969</text:p>
          </table:table-cell>
          <table:table-cell office:value-type="float" office:value="244.982" calcext:value-type="float">
            <text:p>244.982</text:p>
          </table:table-cell>
          <table:table-cell office:value-type="float" office:value="0.586806" calcext:value-type="float">
            <text:p>0.586806</text:p>
          </table:table-cell>
          <table:table-cell office:value-type="float" office:value="245" calcext:value-type="float">
            <text:p>245</text:p>
          </table:table-cell>
          <table:table-cell office:value-type="float" office:value="0.60491" calcext:value-type="float">
            <text:p>0.60491</text:p>
          </table:table-cell>
          <table:table-cell office:value-type="float" office:value="-0.0226283" calcext:value-type="float">
            <text:p>-0.0226283</text:p>
          </table:table-cell>
        </table:table-row>
        <table:table-row table:style-name="ro1">
          <table:table-cell office:value-type="float" office:value="49.2683" calcext:value-type="float">
            <text:p>49.2683</text:p>
          </table:table-cell>
          <table:table-cell office:value-type="float" office:value="0.0132446" calcext:value-type="float">
            <text:p>0.0132446</text:p>
          </table:table-cell>
          <table:table-cell office:value-type="float" office:value="244.987" calcext:value-type="float">
            <text:p>244.987</text:p>
          </table:table-cell>
          <table:table-cell office:value-type="float" office:value="0.584868" calcext:value-type="float">
            <text:p>0.584868</text:p>
          </table:table-cell>
          <table:table-cell office:value-type="float" office:value="245" calcext:value-type="float">
            <text:p>245</text:p>
          </table:table-cell>
          <table:table-cell office:value-type="float" office:value="0.605007" calcext:value-type="float">
            <text:p>0.605007</text:p>
          </table:table-cell>
          <table:table-cell office:value-type="float" office:value="-0.0234502" calcext:value-type="float">
            <text:p>-0.0234502</text:p>
          </table:table-cell>
        </table:table-row>
        <table:table-row table:style-name="ro1">
          <table:table-cell office:value-type="float" office:value="49.3932" calcext:value-type="float">
            <text:p>49.3932</text:p>
          </table:table-cell>
          <table:table-cell office:value-type="float" office:value="0.00849915" calcext:value-type="float">
            <text:p>0.00849915</text:p>
          </table:table-cell>
          <table:table-cell office:value-type="float" office:value="244.992" calcext:value-type="float">
            <text:p>244.992</text:p>
          </table:table-cell>
          <table:table-cell office:value-type="float" office:value="0.583612" calcext:value-type="float">
            <text:p>0.583612</text:p>
          </table:table-cell>
          <table:table-cell office:value-type="float" office:value="245" calcext:value-type="float">
            <text:p>245</text:p>
          </table:table-cell>
          <table:table-cell office:value-type="float" office:value="0.605075" calcext:value-type="float">
            <text:p>0.605075</text:p>
          </table:table-cell>
          <table:table-cell office:value-type="float" office:value="-0.0235876" calcext:value-type="float">
            <text:p>-0.0235876</text:p>
          </table:table-cell>
        </table:table-row>
        <table:table-row table:style-name="ro1">
          <table:table-cell office:value-type="float" office:value="49.5156" calcext:value-type="float">
            <text:p>49.5156</text:p>
          </table:table-cell>
          <table:table-cell office:value-type="float" office:value="0.00369263" calcext:value-type="float">
            <text:p>0.00369263</text:p>
          </table:table-cell>
          <table:table-cell office:value-type="float" office:value="244.996" calcext:value-type="float">
            <text:p>244.996</text:p>
          </table:table-cell>
          <table:table-cell office:value-type="float" office:value="0.582265" calcext:value-type="float">
            <text:p>0.582265</text:p>
          </table:table-cell>
          <table:table-cell office:value-type="float" office:value="245" calcext:value-type="float">
            <text:p>245</text:p>
          </table:table-cell>
          <table:table-cell office:value-type="float" office:value="0.605112" calcext:value-type="float">
            <text:p>0.605112</text:p>
          </table:table-cell>
          <table:table-cell office:value-type="float" office:value="-0.0237703" calcext:value-type="float">
            <text:p>-0.0237703</text:p>
          </table:table-cell>
        </table:table-row>
        <table:table-row table:style-name="ro1">
          <table:table-cell office:value-type="float" office:value="49.6285" calcext:value-type="float">
            <text:p>49.6285</text:p>
          </table:table-cell>
          <table:table-cell office:value-type="float" office:value="-0.000534058" calcext:value-type="float">
            <text:p>-0.000534058</text:p>
          </table:table-cell>
          <table:table-cell office:value-type="float" office:value="245.001" calcext:value-type="float">
            <text:p>245.001</text:p>
          </table:table-cell>
          <table:table-cell office:value-type="float" office:value="0.582917" calcext:value-type="float">
            <text:p>0.582917</text:p>
          </table:table-cell>
          <table:table-cell office:value-type="float" office:value="245" calcext:value-type="float">
            <text:p>245</text:p>
          </table:table-cell>
          <table:table-cell office:value-type="float" office:value="0.605121" calcext:value-type="float">
            <text:p>0.605121</text:p>
          </table:table-cell>
          <table:table-cell office:value-type="float" office:value="-0.0220707" calcext:value-type="float">
            <text:p>-0.0220707</text:p>
          </table:table-cell>
        </table:table-row>
        <table:table-row table:style-name="ro1">
          <table:table-cell office:value-type="float" office:value="49.7545" calcext:value-type="float">
            <text:p>49.7545</text:p>
          </table:table-cell>
          <table:table-cell office:value-type="float" office:value="-0.00509644" calcext:value-type="float">
            <text:p>-0.00509644</text:p>
          </table:table-cell>
          <table:table-cell office:value-type="float" office:value="245.005" calcext:value-type="float">
            <text:p>245.005</text:p>
          </table:table-cell>
          <table:table-cell office:value-type="float" office:value="0.581414" calcext:value-type="float">
            <text:p>0.581414</text:p>
          </table:table-cell>
          <table:table-cell office:value-type="float" office:value="245" calcext:value-type="float">
            <text:p>245</text:p>
          </table:table-cell>
          <table:table-cell office:value-type="float" office:value="0.605103" calcext:value-type="float">
            <text:p>0.605103</text:p>
          </table:table-cell>
          <table:table-cell office:value-type="float" office:value="-0.0224153" calcext:value-type="float">
            <text:p>-0.0224153</text:p>
          </table:table-cell>
        </table:table-row>
        <table:table-row table:style-name="ro1">
          <table:table-cell office:value-type="float" office:value="49.8798" calcext:value-type="float">
            <text:p>49.8798</text:p>
          </table:table-cell>
          <table:table-cell office:value-type="float" office:value="-0.00961304" calcext:value-type="float">
            <text:p>-0.00961304</text:p>
          </table:table-cell>
          <table:table-cell office:value-type="float" office:value="245.01" calcext:value-type="float">
            <text:p>245.01</text:p>
          </table:table-cell>
          <table:table-cell office:value-type="float" office:value="0.580126" calcext:value-type="float">
            <text:p>0.580126</text:p>
          </table:table-cell>
          <table:table-cell office:value-type="float" office:value="245" calcext:value-type="float">
            <text:p>245</text:p>
          </table:table-cell>
          <table:table-cell office:value-type="float" office:value="0.605057" calcext:value-type="float">
            <text:p>0.605057</text:p>
          </table:table-cell>
          <table:table-cell office:value-type="float" office:value="-0.0225284" calcext:value-type="float">
            <text:p>-0.0225284</text:p>
          </table:table-cell>
        </table:table-row>
        <table:table-row table:style-name="ro1">
          <table:table-cell office:value-type="float" office:value="49.9974" calcext:value-type="float">
            <text:p>49.9974</text:p>
          </table:table-cell>
          <table:table-cell office:value-type="float" office:value="-0.0138397" calcext:value-type="float">
            <text:p>-0.0138397</text:p>
          </table:table-cell>
          <table:table-cell office:value-type="float" office:value="245.014" calcext:value-type="float">
            <text:p>245.014</text:p>
          </table:table-cell>
          <table:table-cell office:value-type="float" office:value="0.579628" calcext:value-type="float">
            <text:p>0.579628</text:p>
          </table:table-cell>
          <table:table-cell office:value-type="float" office:value="245" calcext:value-type="float">
            <text:p>245</text:p>
          </table:table-cell>
          <table:table-cell office:value-type="float" office:value="0.604988" calcext:value-type="float">
            <text:p>0.604988</text:p>
          </table:table-cell>
          <table:table-cell office:value-type="float" office:value="-0.0219007" calcext:value-type="float">
            <text:p>-0.0219007</text:p>
          </table:table-cell>
        </table:table-row>
        <table:table-row table:style-name="ro1">
          <table:table-cell office:value-type="float" office:value="50.1139" calcext:value-type="float">
            <text:p>50.1139</text:p>
          </table:table-cell>
          <table:table-cell office:value-type="float" office:value="-0.0178375" calcext:value-type="float">
            <text:p>-0.0178375</text:p>
          </table:table-cell>
          <table:table-cell office:value-type="float" office:value="245.018" calcext:value-type="float">
            <text:p>245.018</text:p>
          </table:table-cell>
          <table:table-cell office:value-type="float" office:value="0.579421" calcext:value-type="float">
            <text:p>0.579421</text:p>
          </table:table-cell>
          <table:table-cell office:value-type="float" office:value="245" calcext:value-type="float">
            <text:p>245</text:p>
          </table:table-cell>
          <table:table-cell office:value-type="float" office:value="0.604896" calcext:value-type="float">
            <text:p>0.604896</text:p>
          </table:table-cell>
          <table:table-cell office:value-type="float" office:value="-0.0210153" calcext:value-type="float">
            <text:p>-0.0210153</text:p>
          </table:table-cell>
        </table:table-row>
        <table:table-row table:style-name="ro1">
          <table:table-cell office:value-type="float" office:value="50.241" calcext:value-type="float">
            <text:p>50.241</text:p>
          </table:table-cell>
          <table:table-cell office:value-type="float" office:value="-0.0221405" calcext:value-type="float">
            <text:p>-0.0221405</text:p>
          </table:table-cell>
          <table:table-cell office:value-type="float" office:value="245.022" calcext:value-type="float">
            <text:p>245.022</text:p>
          </table:table-cell>
          <table:table-cell office:value-type="float" office:value="0.577922" calcext:value-type="float">
            <text:p>0.577922</text:p>
          </table:table-cell>
          <table:table-cell office:value-type="float" office:value="245" calcext:value-type="float">
            <text:p>245</text:p>
          </table:table-cell>
          <table:table-cell office:value-type="float" office:value="0.604769" calcext:value-type="float">
            <text:p>0.604769</text:p>
          </table:table-cell>
          <table:table-cell office:value-type="float" office:value="-0.0213125" calcext:value-type="float">
            <text:p>-0.0213125</text:p>
          </table:table-cell>
        </table:table-row>
        <table:table-row table:style-name="ro1">
          <table:table-cell office:value-type="float" office:value="50.3698" calcext:value-type="float">
            <text:p>50.3698</text:p>
          </table:table-cell>
          <table:table-cell office:value-type="float" office:value="-0.0265045" calcext:value-type="float">
            <text:p>-0.0265045</text:p>
          </table:table-cell>
          <table:table-cell office:value-type="float" office:value="245.027" calcext:value-type="float">
            <text:p>245.027</text:p>
          </table:table-cell>
          <table:table-cell office:value-type="float" office:value="0.576462" calcext:value-type="float">
            <text:p>0.576462</text:p>
          </table:table-cell>
          <table:table-cell office:value-type="float" office:value="245" calcext:value-type="float">
            <text:p>245</text:p>
          </table:table-cell>
          <table:table-cell office:value-type="float" office:value="0.604613" calcext:value-type="float">
            <text:p>0.604613</text:p>
          </table:table-cell>
          <table:table-cell office:value-type="float" office:value="-0.0215249" calcext:value-type="float">
            <text:p>-0.0215249</text:p>
          </table:table-cell>
        </table:table-row>
        <table:table-row table:style-name="ro1">
          <table:table-cell office:value-type="float" office:value="50.4854" calcext:value-type="float">
            <text:p>50.4854</text:p>
          </table:table-cell>
          <table:table-cell office:value-type="float" office:value="-0.0302887" calcext:value-type="float">
            <text:p>-0.0302887</text:p>
          </table:table-cell>
          <table:table-cell office:value-type="float" office:value="245.03" calcext:value-type="float">
            <text:p>245.03</text:p>
          </table:table-cell>
          <table:table-cell office:value-type="float" office:value="0.577074" calcext:value-type="float">
            <text:p>0.577074</text:p>
          </table:table-cell>
          <table:table-cell office:value-type="float" office:value="245" calcext:value-type="float">
            <text:p>245</text:p>
          </table:table-cell>
          <table:table-cell office:value-type="float" office:value="0.604448" calcext:value-type="float">
            <text:p>0.604448</text:p>
          </table:table-cell>
          <table:table-cell office:value-type="float" office:value="-0.0198024" calcext:value-type="float">
            <text:p>-0.0198024</text:p>
          </table:table-cell>
        </table:table-row>
        <table:table-row table:style-name="ro1">
          <table:table-cell office:value-type="float" office:value="50.6089" calcext:value-type="float">
            <text:p>50.6089</text:p>
          </table:table-cell>
          <table:table-cell office:value-type="float" office:value="-0.0339966" calcext:value-type="float">
            <text:p>-0.0339966</text:p>
          </table:table-cell>
          <table:table-cell office:value-type="float" office:value="245.034" calcext:value-type="float">
            <text:p>245.034</text:p>
          </table:table-cell>
          <table:table-cell office:value-type="float" office:value="0.57656" calcext:value-type="float">
            <text:p>0.57656</text:p>
          </table:table-cell>
          <table:table-cell office:value-type="float" office:value="245" calcext:value-type="float">
            <text:p>245</text:p>
          </table:table-cell>
          <table:table-cell office:value-type="float" office:value="0.60425" calcext:value-type="float">
            <text:p>0.60425</text:p>
          </table:table-cell>
          <table:table-cell office:value-type="float" office:value="-0.0191905" calcext:value-type="float">
            <text:p>-0.0191905</text:p>
          </table:table-cell>
        </table:table-row>
        <table:table-row table:style-name="ro1">
          <table:table-cell office:value-type="float" office:value="50.7346" calcext:value-type="float">
            <text:p>50.7346</text:p>
          </table:table-cell>
          <table:table-cell office:value-type="float" office:value="-0.0377502" calcext:value-type="float">
            <text:p>-0.0377502</text:p>
          </table:table-cell>
          <table:table-cell office:value-type="float" office:value="245.038" calcext:value-type="float">
            <text:p>245.038</text:p>
          </table:table-cell>
          <table:table-cell office:value-type="float" office:value="0.575609" calcext:value-type="float">
            <text:p>0.575609</text:p>
          </table:table-cell>
          <table:table-cell office:value-type="float" office:value="245" calcext:value-type="float">
            <text:p>245</text:p>
          </table:table-cell>
          <table:table-cell office:value-type="float" office:value="0.604024" calcext:value-type="float">
            <text:p>0.604024</text:p>
          </table:table-cell>
          <table:table-cell office:value-type="float" office:value="-0.0189777" calcext:value-type="float">
            <text:p>-0.0189777</text:p>
          </table:table-cell>
        </table:table-row>
        <table:table-row table:style-name="ro1">
          <table:table-cell office:value-type="float" office:value="50.8588" calcext:value-type="float">
            <text:p>50.8588</text:p>
          </table:table-cell>
          <table:table-cell office:value-type="float" office:value="-0.0414581" calcext:value-type="float">
            <text:p>-0.0414581</text:p>
          </table:table-cell>
          <table:table-cell office:value-type="float" office:value="245.041" calcext:value-type="float">
            <text:p>245.041</text:p>
          </table:table-cell>
          <table:table-cell office:value-type="float" office:value="0.574581" calcext:value-type="float">
            <text:p>0.574581</text:p>
          </table:table-cell>
          <table:table-cell office:value-type="float" office:value="245" calcext:value-type="float">
            <text:p>245</text:p>
          </table:table-cell>
          <table:table-cell office:value-type="float" office:value="0.603779" calcext:value-type="float">
            <text:p>0.603779</text:p>
          </table:table-cell>
          <table:table-cell office:value-type="float" office:value="-0.0188332" calcext:value-type="float">
            <text:p>-0.0188332</text:p>
          </table:table-cell>
        </table:table-row>
        <table:table-row table:style-name="ro1">
          <table:table-cell office:value-type="float" office:value="50.9854" calcext:value-type="float">
            <text:p>50.9854</text:p>
          </table:table-cell>
          <table:table-cell office:value-type="float" office:value="-0.0450287" calcext:value-type="float">
            <text:p>-0.0450287</text:p>
          </table:table-cell>
          <table:table-cell office:value-type="float" office:value="245.045" calcext:value-type="float">
            <text:p>245.045</text:p>
          </table:table-cell>
          <table:table-cell office:value-type="float" office:value="0.573866" calcext:value-type="float">
            <text:p>0.573866</text:p>
          </table:table-cell>
          <table:table-cell office:value-type="float" office:value="245" calcext:value-type="float">
            <text:p>245</text:p>
          </table:table-cell>
          <table:table-cell office:value-type="float" office:value="0.603505" calcext:value-type="float">
            <text:p>0.603505</text:p>
          </table:table-cell>
          <table:table-cell office:value-type="float" office:value="-0.018382" calcext:value-type="float">
            <text:p>-0.018382</text:p>
          </table:table-cell>
        </table:table-row>
        <table:table-row table:style-name="ro1">
          <table:table-cell office:value-type="float" office:value="51.103" calcext:value-type="float">
            <text:p>51.103</text:p>
          </table:table-cell>
          <table:table-cell office:value-type="float" office:value="-0.0483093" calcext:value-type="float">
            <text:p>-0.0483093</text:p>
          </table:table-cell>
          <table:table-cell office:value-type="float" office:value="245.048" calcext:value-type="float">
            <text:p>245.048</text:p>
          </table:table-cell>
          <table:table-cell office:value-type="float" office:value="0.57374" calcext:value-type="float">
            <text:p>0.57374</text:p>
          </table:table-cell>
          <table:table-cell office:value-type="float" office:value="245" calcext:value-type="float">
            <text:p>245</text:p>
          </table:table-cell>
          <table:table-cell office:value-type="float" office:value="0.60323" calcext:value-type="float">
            <text:p>0.60323</text:p>
          </table:table-cell>
          <table:table-cell office:value-type="float" office:value="-0.0174134" calcext:value-type="float">
            <text:p>-0.0174134</text:p>
          </table:table-cell>
        </table:table-row>
        <table:table-row table:style-name="ro1">
          <table:table-cell office:value-type="float" office:value="51.229" calcext:value-type="float">
            <text:p>51.229</text:p>
          </table:table-cell>
          <table:table-cell office:value-type="float" office:value="-0.0515442" calcext:value-type="float">
            <text:p>-0.0515442</text:p>
          </table:table-cell>
          <table:table-cell office:value-type="float" office:value="245.052" calcext:value-type="float">
            <text:p>245.052</text:p>
          </table:table-cell>
          <table:table-cell office:value-type="float" office:value="0.573289" calcext:value-type="float">
            <text:p>0.573289</text:p>
          </table:table-cell>
          <table:table-cell office:value-type="float" office:value="245" calcext:value-type="float">
            <text:p>245</text:p>
          </table:table-cell>
          <table:table-cell office:value-type="float" office:value="0.602916" calcext:value-type="float">
            <text:p>0.602916</text:p>
          </table:table-cell>
          <table:table-cell office:value-type="float" office:value="-0.0167402" calcext:value-type="float">
            <text:p>-0.0167402</text:p>
          </table:table-cell>
        </table:table-row>
        <table:table-row table:style-name="ro1">
          <table:table-cell office:value-type="float" office:value="51.3563" calcext:value-type="float">
            <text:p>51.3563</text:p>
          </table:table-cell>
          <table:table-cell office:value-type="float" office:value="-0.0549316" calcext:value-type="float">
            <text:p>-0.0549316</text:p>
          </table:table-cell>
          <table:table-cell office:value-type="float" office:value="245.055" calcext:value-type="float">
            <text:p>245.055</text:p>
          </table:table-cell>
          <table:table-cell office:value-type="float" office:value="0.572034" calcext:value-type="float">
            <text:p>0.572034</text:p>
          </table:table-cell>
          <table:table-cell office:value-type="float" office:value="245" calcext:value-type="float">
            <text:p>245</text:p>
          </table:table-cell>
          <table:table-cell office:value-type="float" office:value="0.602577" calcext:value-type="float">
            <text:p>0.602577</text:p>
          </table:table-cell>
          <table:table-cell office:value-type="float" office:value="-0.0168092" calcext:value-type="float">
            <text:p>-0.0168092</text:p>
          </table:table-cell>
        </table:table-row>
        <table:table-row table:style-name="ro1">
          <table:table-cell office:value-type="float" office:value="51.4841" calcext:value-type="float">
            <text:p>51.4841</text:p>
          </table:table-cell>
          <table:table-cell office:value-type="float" office:value="-0.058136" calcext:value-type="float">
            <text:p>-0.058136</text:p>
          </table:table-cell>
          <table:table-cell office:value-type="float" office:value="245.058" calcext:value-type="float">
            <text:p>245.058</text:p>
          </table:table-cell>
          <table:table-cell office:value-type="float" office:value="0.571272" calcext:value-type="float">
            <text:p>0.571272</text:p>
          </table:table-cell>
          <table:table-cell office:value-type="float" office:value="245" calcext:value-type="float">
            <text:p>245</text:p>
          </table:table-cell>
          <table:table-cell office:value-type="float" office:value="0.602215" calcext:value-type="float">
            <text:p>0.602215</text:p>
          </table:table-cell>
          <table:table-cell office:value-type="float" office:value="-0.0164094" calcext:value-type="float">
            <text:p>-0.0164094</text:p>
          </table:table-cell>
        </table:table-row>
        <table:table-row table:style-name="ro1">
          <table:table-cell office:value-type="float" office:value="51.5991" calcext:value-type="float">
            <text:p>51.5991</text:p>
          </table:table-cell>
          <table:table-cell office:value-type="float" office:value="-0.0608673" calcext:value-type="float">
            <text:p>-0.0608673</text:p>
          </table:table-cell>
          <table:table-cell office:value-type="float" office:value="245.061" calcext:value-type="float">
            <text:p>245.061</text:p>
          </table:table-cell>
          <table:table-cell office:value-type="float" office:value="0.57162" calcext:value-type="float">
            <text:p>0.57162</text:p>
          </table:table-cell>
          <table:table-cell office:value-type="float" office:value="245" calcext:value-type="float">
            <text:p>245</text:p>
          </table:table-cell>
          <table:table-cell office:value-type="float" office:value="0.601873" calcext:value-type="float">
            <text:p>0.601873</text:p>
          </table:table-cell>
          <table:table-cell office:value-type="float" office:value="-0.0150359" calcext:value-type="float">
            <text:p>-0.0150359</text:p>
          </table:table-cell>
        </table:table-row>
        <table:table-row table:style-name="ro1">
          <table:table-cell office:value-type="float" office:value="51.7307" calcext:value-type="float">
            <text:p>51.7307</text:p>
          </table:table-cell>
          <table:table-cell office:value-type="float" office:value="-0.0638885" calcext:value-type="float">
            <text:p>-0.0638885</text:p>
          </table:table-cell>
          <table:table-cell office:value-type="float" office:value="245.064" calcext:value-type="float">
            <text:p>245.064</text:p>
          </table:table-cell>
          <table:table-cell office:value-type="float" office:value="0.570455" calcext:value-type="float">
            <text:p>0.570455</text:p>
          </table:table-cell>
          <table:table-cell office:value-type="float" office:value="245" calcext:value-type="float">
            <text:p>245</text:p>
          </table:table-cell>
          <table:table-cell office:value-type="float" office:value="0.601462" calcext:value-type="float">
            <text:p>0.601462</text:p>
          </table:table-cell>
          <table:table-cell office:value-type="float" office:value="-0.0150351" calcext:value-type="float">
            <text:p>-0.0150351</text:p>
          </table:table-cell>
        </table:table-row>
        <table:table-row table:style-name="ro1">
          <table:table-cell office:value-type="float" office:value="51.8461" calcext:value-type="float">
            <text:p>51.8461</text:p>
          </table:table-cell>
          <table:table-cell office:value-type="float" office:value="-0.0665131" calcext:value-type="float">
            <text:p>-0.0665131</text:p>
          </table:table-cell>
          <table:table-cell office:value-type="float" office:value="245.067" calcext:value-type="float">
            <text:p>245.067</text:p>
          </table:table-cell>
          <table:table-cell office:value-type="float" office:value="0.570712" calcext:value-type="float">
            <text:p>0.570712</text:p>
          </table:table-cell>
          <table:table-cell office:value-type="float" office:value="245" calcext:value-type="float">
            <text:p>245</text:p>
          </table:table-cell>
          <table:table-cell office:value-type="float" office:value="0.601086" calcext:value-type="float">
            <text:p>0.601086</text:p>
          </table:table-cell>
          <table:table-cell office:value-type="float" office:value="-0.0137459" calcext:value-type="float">
            <text:p>-0.0137459</text:p>
          </table:table-cell>
        </table:table-row>
        <table:table-row table:style-name="ro1">
          <table:table-cell office:value-type="float" office:value="51.9746" calcext:value-type="float">
            <text:p>51.9746</text:p>
          </table:table-cell>
          <table:table-cell office:value-type="float" office:value="-0.0693359" calcext:value-type="float">
            <text:p>-0.0693359</text:p>
          </table:table-cell>
          <table:table-cell office:value-type="float" office:value="245.069" calcext:value-type="float">
            <text:p>245.069</text:p>
          </table:table-cell>
          <table:table-cell office:value-type="float" office:value="0.569437" calcext:value-type="float">
            <text:p>0.569437</text:p>
          </table:table-cell>
          <table:table-cell office:value-type="float" office:value="245" calcext:value-type="float">
            <text:p>245</text:p>
          </table:table-cell>
          <table:table-cell office:value-type="float" office:value="0.600649" calcext:value-type="float">
            <text:p>0.600649</text:p>
          </table:table-cell>
          <table:table-cell office:value-type="float" office:value="-0.0138782" calcext:value-type="float">
            <text:p>-0.0138782</text:p>
          </table:table-cell>
        </table:table-row>
        <table:table-row table:style-name="ro1">
          <table:table-cell office:value-type="float" office:value="52.1016" calcext:value-type="float">
            <text:p>52.1016</text:p>
          </table:table-cell>
          <table:table-cell office:value-type="float" office:value="-0.0717468" calcext:value-type="float">
            <text:p>-0.0717468</text:p>
          </table:table-cell>
          <table:table-cell office:value-type="float" office:value="245.072" calcext:value-type="float">
            <text:p>245.072</text:p>
          </table:table-cell>
          <table:table-cell office:value-type="float" office:value="0.569302" calcext:value-type="float">
            <text:p>0.569302</text:p>
          </table:table-cell>
          <table:table-cell office:value-type="float" office:value="245" calcext:value-type="float">
            <text:p>245</text:p>
          </table:table-cell>
          <table:table-cell office:value-type="float" office:value="0.600201" calcext:value-type="float">
            <text:p>0.600201</text:p>
          </table:table-cell>
          <table:table-cell office:value-type="float" office:value="-0.0129626" calcext:value-type="float">
            <text:p>-0.0129626</text:p>
          </table:table-cell>
        </table:table-row>
        <table:table-row table:style-name="ro1">
          <table:table-cell office:value-type="float" office:value="52.2266" calcext:value-type="float">
            <text:p>52.2266</text:p>
          </table:table-cell>
          <table:table-cell office:value-type="float" office:value="-0.0742035" calcext:value-type="float">
            <text:p>-0.0742035</text:p>
          </table:table-cell>
          <table:table-cell office:value-type="float" office:value="245.074" calcext:value-type="float">
            <text:p>245.074</text:p>
          </table:table-cell>
          <table:table-cell office:value-type="float" office:value="0.568647" calcext:value-type="float">
            <text:p>0.568647</text:p>
          </table:table-cell>
          <table:table-cell office:value-type="float" office:value="245" calcext:value-type="float">
            <text:p>245</text:p>
          </table:table-cell>
          <table:table-cell office:value-type="float" office:value="0.599745" calcext:value-type="float">
            <text:p>0.599745</text:p>
          </table:table-cell>
          <table:table-cell office:value-type="float" office:value="-0.0125471" calcext:value-type="float">
            <text:p>-0.0125471</text:p>
          </table:table-cell>
        </table:table-row>
        <table:table-row table:style-name="ro1">
          <table:table-cell office:value-type="float" office:value="52.3507" calcext:value-type="float">
            <text:p>52.3507</text:p>
          </table:table-cell>
          <table:table-cell office:value-type="float" office:value="-0.0764313" calcext:value-type="float">
            <text:p>-0.0764313</text:p>
          </table:table-cell>
          <table:table-cell office:value-type="float" office:value="245.076" calcext:value-type="float">
            <text:p>245.076</text:p>
          </table:table-cell>
          <table:table-cell office:value-type="float" office:value="0.568308" calcext:value-type="float">
            <text:p>0.568308</text:p>
          </table:table-cell>
          <table:table-cell office:value-type="float" office:value="245" calcext:value-type="float">
            <text:p>245</text:p>
          </table:table-cell>
          <table:table-cell office:value-type="float" office:value="0.599277" calcext:value-type="float">
            <text:p>0.599277</text:p>
          </table:table-cell>
          <table:table-cell office:value-type="float" office:value="-0.0118619" calcext:value-type="float">
            <text:p>-0.0118619</text:p>
          </table:table-cell>
        </table:table-row>
        <table:table-row table:style-name="ro1">
          <table:table-cell office:value-type="float" office:value="52.4781" calcext:value-type="float">
            <text:p>52.4781</text:p>
          </table:table-cell>
          <table:table-cell office:value-type="float" office:value="-0.0785065" calcext:value-type="float">
            <text:p>-0.0785065</text:p>
          </table:table-cell>
          <table:table-cell office:value-type="float" office:value="245.079" calcext:value-type="float">
            <text:p>245.079</text:p>
          </table:table-cell>
          <table:table-cell office:value-type="float" office:value="0.567993" calcext:value-type="float">
            <text:p>0.567993</text:p>
          </table:table-cell>
          <table:table-cell office:value-type="float" office:value="245" calcext:value-type="float">
            <text:p>245</text:p>
          </table:table-cell>
          <table:table-cell office:value-type="float" office:value="0.598784" calcext:value-type="float">
            <text:p>0.598784</text:p>
          </table:table-cell>
          <table:table-cell office:value-type="float" office:value="-0.0111645" calcext:value-type="float">
            <text:p>-0.0111645</text:p>
          </table:table-cell>
        </table:table-row>
        <table:table-row table:style-name="ro1">
          <table:table-cell office:value-type="float" office:value="52.6069" calcext:value-type="float">
            <text:p>52.6069</text:p>
          </table:table-cell>
          <table:table-cell office:value-type="float" office:value="-0.0806122" calcext:value-type="float">
            <text:p>-0.0806122</text:p>
          </table:table-cell>
          <table:table-cell office:value-type="float" office:value="245.081" calcext:value-type="float">
            <text:p>245.081</text:p>
          </table:table-cell>
          <table:table-cell office:value-type="float" office:value="0.56724" calcext:value-type="float">
            <text:p>0.56724</text:p>
          </table:table-cell>
          <table:table-cell office:value-type="float" office:value="245" calcext:value-type="float">
            <text:p>245</text:p>
          </table:table-cell>
          <table:table-cell office:value-type="float" office:value="0.598271" calcext:value-type="float">
            <text:p>0.598271</text:p>
          </table:table-cell>
          <table:table-cell office:value-type="float" office:value="-0.0108782" calcext:value-type="float">
            <text:p>-0.0108782</text:p>
          </table:table-cell>
        </table:table-row>
        <table:table-row table:style-name="ro1">
          <table:table-cell office:value-type="float" office:value="52.7308" calcext:value-type="float">
            <text:p>52.7308</text:p>
          </table:table-cell>
          <table:table-cell office:value-type="float" office:value="-0.0823822" calcext:value-type="float">
            <text:p>-0.0823822</text:p>
          </table:table-cell>
          <table:table-cell office:value-type="float" office:value="245.082" calcext:value-type="float">
            <text:p>245.082</text:p>
          </table:table-cell>
          <table:table-cell office:value-type="float" office:value="0.567287" calcext:value-type="float">
            <text:p>0.567287</text:p>
          </table:table-cell>
          <table:table-cell office:value-type="float" office:value="245" calcext:value-type="float">
            <text:p>245</text:p>
          </table:table-cell>
          <table:table-cell office:value-type="float" office:value="0.597767" calcext:value-type="float">
            <text:p>0.597767</text:p>
          </table:table-cell>
          <table:table-cell office:value-type="float" office:value="-0.00988398" calcext:value-type="float">
            <text:p>-0.00988398</text:p>
          </table:table-cell>
        </table:table-row>
        <table:table-row table:style-name="ro1">
          <table:table-cell office:value-type="float" office:value="52.8561" calcext:value-type="float">
            <text:p>52.8561</text:p>
          </table:table-cell>
          <table:table-cell office:value-type="float" office:value="-0.0842285" calcext:value-type="float">
            <text:p>-0.0842285</text:p>
          </table:table-cell>
          <table:table-cell office:value-type="float" office:value="245.084" calcext:value-type="float">
            <text:p>245.084</text:p>
          </table:table-cell>
          <table:table-cell office:value-type="float" office:value="0.566607" calcext:value-type="float">
            <text:p>0.566607</text:p>
          </table:table-cell>
          <table:table-cell office:value-type="float" office:value="245" calcext:value-type="float">
            <text:p>245</text:p>
          </table:table-cell>
          <table:table-cell office:value-type="float" office:value="0.597245" calcext:value-type="float">
            <text:p>0.597245</text:p>
          </table:table-cell>
          <table:table-cell office:value-type="float" office:value="-0.00958041" calcext:value-type="float">
            <text:p>-0.00958041</text:p>
          </table:table-cell>
        </table:table-row>
        <table:table-row table:style-name="ro1">
          <table:table-cell office:value-type="float" office:value="52.9814" calcext:value-type="float">
            <text:p>52.9814</text:p>
          </table:table-cell>
          <table:table-cell office:value-type="float" office:value="-0.0858154" calcext:value-type="float">
            <text:p>-0.0858154</text:p>
          </table:table-cell>
          <table:table-cell office:value-type="float" office:value="245.086" calcext:value-type="float">
            <text:p>245.086</text:p>
          </table:table-cell>
          <table:table-cell office:value-type="float" office:value="0.566503" calcext:value-type="float">
            <text:p>0.566503</text:p>
          </table:table-cell>
          <table:table-cell office:value-type="float" office:value="245" calcext:value-type="float">
            <text:p>245</text:p>
          </table:table-cell>
          <table:table-cell office:value-type="float" office:value="0.596712" calcext:value-type="float">
            <text:p>0.596712</text:p>
          </table:table-cell>
          <table:table-cell office:value-type="float" office:value="-0.00875445" calcext:value-type="float">
            <text:p>-0.00875445</text:p>
          </table:table-cell>
        </table:table-row>
        <table:table-row table:style-name="ro1">
          <table:table-cell office:value-type="float" office:value="53.1062" calcext:value-type="float">
            <text:p>53.1062</text:p>
          </table:table-cell>
          <table:table-cell office:value-type="float" office:value="-0.0875092" calcext:value-type="float">
            <text:p>-0.0875092</text:p>
          </table:table-cell>
          <table:table-cell office:value-type="float" office:value="245.088" calcext:value-type="float">
            <text:p>245.088</text:p>
          </table:table-cell>
          <table:table-cell office:value-type="float" office:value="0.565717" calcext:value-type="float">
            <text:p>0.565717</text:p>
          </table:table-cell>
          <table:table-cell office:value-type="float" office:value="245" calcext:value-type="float">
            <text:p>245</text:p>
          </table:table-cell>
          <table:table-cell office:value-type="float" office:value="0.596171" calcext:value-type="float">
            <text:p>0.596171</text:p>
          </table:table-cell>
          <table:table-cell office:value-type="float" office:value="-0.00857654" calcext:value-type="float">
            <text:p>-0.00857654</text:p>
          </table:table-cell>
        </table:table-row>
        <table:table-row table:style-name="ro1">
          <table:table-cell office:value-type="float" office:value="53.2285" calcext:value-type="float">
            <text:p>53.2285</text:p>
          </table:table-cell>
          <table:table-cell office:value-type="float" office:value="-0.0890503" calcext:value-type="float">
            <text:p>-0.0890503</text:p>
          </table:table-cell>
          <table:table-cell office:value-type="float" office:value="245.089" calcext:value-type="float">
            <text:p>245.089</text:p>
          </table:table-cell>
          <table:table-cell office:value-type="float" office:value="0.565282" calcext:value-type="float">
            <text:p>0.565282</text:p>
          </table:table-cell>
          <table:table-cell office:value-type="float" office:value="245" calcext:value-type="float">
            <text:p>245</text:p>
          </table:table-cell>
          <table:table-cell office:value-type="float" office:value="0.595631" calcext:value-type="float">
            <text:p>0.595631</text:p>
          </table:table-cell>
          <table:table-cell office:value-type="float" office:value="-0.00808624" calcext:value-type="float">
            <text:p>-0.00808624</text:p>
          </table:table-cell>
        </table:table-row>
        <table:table-row table:style-name="ro1">
          <table:table-cell office:value-type="float" office:value="53.359" calcext:value-type="float">
            <text:p>53.359</text:p>
          </table:table-cell>
          <table:table-cell office:value-type="float" office:value="-0.0903931" calcext:value-type="float">
            <text:p>-0.0903931</text:p>
          </table:table-cell>
          <table:table-cell office:value-type="float" office:value="245.09" calcext:value-type="float">
            <text:p>245.09</text:p>
          </table:table-cell>
          <table:table-cell office:value-type="float" office:value="0.564994" calcext:value-type="float">
            <text:p>0.564994</text:p>
          </table:table-cell>
          <table:table-cell office:value-type="float" office:value="245" calcext:value-type="float">
            <text:p>245</text:p>
          </table:table-cell>
          <table:table-cell office:value-type="float" office:value="0.595045" calcext:value-type="float">
            <text:p>0.595045</text:p>
          </table:table-cell>
          <table:table-cell office:value-type="float" office:value="-0.00745359" calcext:value-type="float">
            <text:p>-0.00745359</text:p>
          </table:table-cell>
        </table:table-row>
        <table:table-row table:style-name="ro1">
          <table:table-cell office:value-type="float" office:value="53.4867" calcext:value-type="float">
            <text:p>53.4867</text:p>
          </table:table-cell>
          <table:table-cell office:value-type="float" office:value="-0.0914917" calcext:value-type="float">
            <text:p>-0.0914917</text:p>
          </table:table-cell>
          <table:table-cell office:value-type="float" office:value="245.091" calcext:value-type="float">
            <text:p>245.091</text:p>
          </table:table-cell>
          <table:table-cell office:value-type="float" office:value="0.565101" calcext:value-type="float">
            <text:p>0.565101</text:p>
          </table:table-cell>
          <table:table-cell office:value-type="float" office:value="245" calcext:value-type="float">
            <text:p>245</text:p>
          </table:table-cell>
          <table:table-cell office:value-type="float" office:value="0.594465" calcext:value-type="float">
            <text:p>0.594465</text:p>
          </table:table-cell>
          <table:table-cell office:value-type="float" office:value="-0.00649068" calcext:value-type="float">
            <text:p>-0.00649068</text:p>
          </table:table-cell>
        </table:table-row>
        <table:table-row table:style-name="ro1">
          <table:table-cell office:value-type="float" office:value="53.6108" calcext:value-type="float">
            <text:p>53.6108</text:p>
          </table:table-cell>
          <table:table-cell office:value-type="float" office:value="-0.0926361" calcext:value-type="float">
            <text:p>-0.0926361</text:p>
          </table:table-cell>
          <table:table-cell office:value-type="float" office:value="245.093" calcext:value-type="float">
            <text:p>245.093</text:p>
          </table:table-cell>
          <table:table-cell office:value-type="float" office:value="0.564605" calcext:value-type="float">
            <text:p>0.564605</text:p>
          </table:table-cell>
          <table:table-cell office:value-type="float" office:value="245" calcext:value-type="float">
            <text:p>245</text:p>
          </table:table-cell>
          <table:table-cell office:value-type="float" office:value="0.593893" calcext:value-type="float">
            <text:p>0.593893</text:p>
          </table:table-cell>
          <table:table-cell office:value-type="float" office:value="-0.00612926" calcext:value-type="float">
            <text:p>-0.00612926</text:p>
          </table:table-cell>
        </table:table-row>
        <table:table-row table:style-name="ro1">
          <table:table-cell office:value-type="float" office:value="53.7383" calcext:value-type="float">
            <text:p>53.7383</text:p>
          </table:table-cell>
          <table:table-cell office:value-type="float" office:value="-0.0936737" calcext:value-type="float">
            <text:p>-0.0936737</text:p>
          </table:table-cell>
          <table:table-cell office:value-type="float" office:value="245.094" calcext:value-type="float">
            <text:p>245.094</text:p>
          </table:table-cell>
          <table:table-cell office:value-type="float" office:value="0.564175" calcext:value-type="float">
            <text:p>0.564175</text:p>
          </table:table-cell>
          <table:table-cell office:value-type="float" office:value="245" calcext:value-type="float">
            <text:p>245</text:p>
          </table:table-cell>
          <table:table-cell office:value-type="float" office:value="0.5933" calcext:value-type="float">
            <text:p>0.5933</text:p>
          </table:table-cell>
          <table:table-cell office:value-type="float" office:value="-0.00570621" calcext:value-type="float">
            <text:p>-0.00570621</text:p>
          </table:table-cell>
        </table:table-row>
        <table:table-row table:style-name="ro1">
          <table:table-cell office:value-type="float" office:value="53.865" calcext:value-type="float">
            <text:p>53.865</text:p>
          </table:table-cell>
          <table:table-cell office:value-type="float" office:value="-0.0946045" calcext:value-type="float">
            <text:p>-0.0946045</text:p>
          </table:table-cell>
          <table:table-cell office:value-type="float" office:value="245.095" calcext:value-type="float">
            <text:p>245.095</text:p>
          </table:table-cell>
          <table:table-cell office:value-type="float" office:value="0.563848" calcext:value-type="float">
            <text:p>0.563848</text:p>
          </table:table-cell>
          <table:table-cell office:value-type="float" office:value="245" calcext:value-type="float">
            <text:p>245</text:p>
          </table:table-cell>
          <table:table-cell office:value-type="float" office:value="0.592703" calcext:value-type="float">
            <text:p>0.592703</text:p>
          </table:table-cell>
          <table:table-cell office:value-type="float" office:value="-0.00520413" calcext:value-type="float">
            <text:p>-0.00520413</text:p>
          </table:table-cell>
        </table:table-row>
        <table:table-row table:style-name="ro1">
          <table:table-cell office:value-type="float" office:value="53.9988" calcext:value-type="float">
            <text:p>53.9988</text:p>
          </table:table-cell>
          <table:table-cell office:value-type="float" office:value="-0.0955811" calcext:value-type="float">
            <text:p>-0.0955811</text:p>
          </table:table-cell>
          <table:table-cell office:value-type="float" office:value="245.096" calcext:value-type="float">
            <text:p>245.096</text:p>
          </table:table-cell>
          <table:table-cell office:value-type="float" office:value="0.563114" calcext:value-type="float">
            <text:p>0.563114</text:p>
          </table:table-cell>
          <table:table-cell office:value-type="float" office:value="245" calcext:value-type="float">
            <text:p>245</text:p>
          </table:table-cell>
          <table:table-cell office:value-type="float" office:value="0.592067" calcext:value-type="float">
            <text:p>0.592067</text:p>
          </table:table-cell>
          <table:table-cell office:value-type="float" office:value="-0.00505827" calcext:value-type="float">
            <text:p>-0.00505827</text:p>
          </table:table-cell>
        </table:table-row>
        <table:table-row table:style-name="ro1">
          <table:table-cell office:value-type="float" office:value="54.1161" calcext:value-type="float">
            <text:p>54.1161</text:p>
          </table:table-cell>
          <table:table-cell office:value-type="float" office:value="-0.0962219" calcext:value-type="float">
            <text:p>-0.0962219</text:p>
          </table:table-cell>
          <table:table-cell office:value-type="float" office:value="245.096" calcext:value-type="float">
            <text:p>245.096</text:p>
          </table:table-cell>
          <table:table-cell office:value-type="float" office:value="0.56343" calcext:value-type="float">
            <text:p>0.56343</text:p>
          </table:table-cell>
          <table:table-cell office:value-type="float" office:value="245" calcext:value-type="float">
            <text:p>245</text:p>
          </table:table-cell>
          <table:table-cell office:value-type="float" office:value="0.591505" calcext:value-type="float">
            <text:p>0.591505</text:p>
          </table:table-cell>
          <table:table-cell office:value-type="float" office:value="-0.00401902" calcext:value-type="float">
            <text:p>-0.00401902</text:p>
          </table:table-cell>
        </table:table-row>
        <table:table-row table:style-name="ro1">
          <table:table-cell office:value-type="float" office:value="54.2471" calcext:value-type="float">
            <text:p>54.2471</text:p>
          </table:table-cell>
          <table:table-cell office:value-type="float" office:value="-0.0968323" calcext:value-type="float">
            <text:p>-0.0968323</text:p>
          </table:table-cell>
          <table:table-cell office:value-type="float" office:value="245.097" calcext:value-type="float">
            <text:p>245.097</text:p>
          </table:table-cell>
          <table:table-cell office:value-type="float" office:value="0.563131" calcext:value-type="float">
            <text:p>0.563131</text:p>
          </table:table-cell>
          <table:table-cell office:value-type="float" office:value="245" calcext:value-type="float">
            <text:p>245</text:p>
          </table:table-cell>
          <table:table-cell office:value-type="float" office:value="0.590872" calcext:value-type="float">
            <text:p>0.590872</text:p>
          </table:table-cell>
          <table:table-cell office:value-type="float" office:value="-0.00353285" calcext:value-type="float">
            <text:p>-0.00353285</text:p>
          </table:table-cell>
        </table:table-row>
        <table:table-row table:style-name="ro1">
          <table:table-cell office:value-type="float" office:value="54.3615" calcext:value-type="float">
            <text:p>54.3615</text:p>
          </table:table-cell>
          <table:table-cell office:value-type="float" office:value="-0.0971985" calcext:value-type="float">
            <text:p>-0.0971985</text:p>
          </table:table-cell>
          <table:table-cell office:value-type="float" office:value="245.097" calcext:value-type="float">
            <text:p>245.097</text:p>
          </table:table-cell>
          <table:table-cell office:value-type="float" office:value="0.563356" calcext:value-type="float">
            <text:p>0.563356</text:p>
          </table:table-cell>
          <table:table-cell office:value-type="float" office:value="245" calcext:value-type="float">
            <text:p>245</text:p>
          </table:table-cell>
          <table:table-cell office:value-type="float" office:value="0.590317" calcext:value-type="float">
            <text:p>0.590317</text:p>
          </table:table-cell>
          <table:table-cell office:value-type="float" office:value="-0.00266165" calcext:value-type="float">
            <text:p>-0.00266165</text:p>
          </table:table-cell>
        </table:table-row>
        <table:table-row table:style-name="ro1">
          <table:table-cell office:value-type="float" office:value="54.5247" calcext:value-type="float">
            <text:p>54.5247</text:p>
          </table:table-cell>
          <table:table-cell office:value-type="float" office:value="-0.0976257" calcext:value-type="float">
            <text:p>-0.0976257</text:p>
          </table:table-cell>
          <table:table-cell office:value-type="float" office:value="245.098" calcext:value-type="float">
            <text:p>245.098</text:p>
          </table:table-cell>
          <table:table-cell office:value-type="float" office:value="0.562697" calcext:value-type="float">
            <text:p>0.562697</text:p>
          </table:table-cell>
          <table:table-cell office:value-type="float" office:value="245" calcext:value-type="float">
            <text:p>245</text:p>
          </table:table-cell>
          <table:table-cell office:value-type="float" office:value="0.589523" calcext:value-type="float">
            <text:p>0.589523</text:p>
          </table:table-cell>
          <table:table-cell office:value-type="float" office:value="-0.00241953" calcext:value-type="float">
            <text:p>-0.00241953</text:p>
          </table:table-cell>
        </table:table-row>
        <table:table-row table:style-name="ro1">
          <table:table-cell office:value-type="float" office:value="54.6786" calcext:value-type="float">
            <text:p>54.6786</text:p>
          </table:table-cell>
          <table:table-cell office:value-type="float" office:value="-0.0978699" calcext:value-type="float">
            <text:p>-0.0978699</text:p>
          </table:table-cell>
          <table:table-cell office:value-type="float" office:value="245.098" calcext:value-type="float">
            <text:p>245.098</text:p>
          </table:table-cell>
          <table:table-cell office:value-type="float" office:value="0.562376" calcext:value-type="float">
            <text:p>0.562376</text:p>
          </table:table-cell>
          <table:table-cell office:value-type="float" office:value="245" calcext:value-type="float">
            <text:p>245</text:p>
          </table:table-cell>
          <table:table-cell office:value-type="float" office:value="0.58877" calcext:value-type="float">
            <text:p>0.58877</text:p>
          </table:table-cell>
          <table:table-cell office:value-type="float" office:value="-0.00192724" calcext:value-type="float">
            <text:p>-0.00192724</text:p>
          </table:table-cell>
        </table:table-row>
        <table:table-row table:style-name="ro1">
          <table:table-cell office:value-type="float" office:value="54.8036" calcext:value-type="float">
            <text:p>54.8036</text:p>
          </table:table-cell>
          <table:table-cell office:value-type="float" office:value="-0.0979309" calcext:value-type="float">
            <text:p>-0.0979309</text:p>
          </table:table-cell>
          <table:table-cell office:value-type="float" office:value="245.098" calcext:value-type="float">
            <text:p>245.098</text:p>
          </table:table-cell>
          <table:table-cell office:value-type="float" office:value="0.562502" calcext:value-type="float">
            <text:p>0.562502</text:p>
          </table:table-cell>
          <table:table-cell office:value-type="float" office:value="245" calcext:value-type="float">
            <text:p>245</text:p>
          </table:table-cell>
          <table:table-cell office:value-type="float" office:value="0.588159" calcext:value-type="float">
            <text:p>0.588159</text:p>
          </table:table-cell>
          <table:table-cell office:value-type="float" office:value="-0.00117353" calcext:value-type="float">
            <text:p>-0.00117353</text:p>
          </table:table-cell>
        </table:table-row>
        <table:table-row table:style-name="ro1">
          <table:table-cell office:value-type="float" office:value="54.9186" calcext:value-type="float">
            <text:p>54.9186</text:p>
          </table:table-cell>
          <table:table-cell office:value-type="float" office:value="-0.098114" calcext:value-type="float">
            <text:p>-0.098114</text:p>
          </table:table-cell>
          <table:table-cell office:value-type="float" office:value="245.098" calcext:value-type="float">
            <text:p>245.098</text:p>
          </table:table-cell>
          <table:table-cell office:value-type="float" office:value="0.562014" calcext:value-type="float">
            <text:p>0.562014</text:p>
          </table:table-cell>
          <table:table-cell office:value-type="float" office:value="245" calcext:value-type="float">
            <text:p>245</text:p>
          </table:table-cell>
          <table:table-cell office:value-type="float" office:value="0.587595" calcext:value-type="float">
            <text:p>0.587595</text:p>
          </table:table-cell>
          <table:table-cell office:value-type="float" office:value="-0.00105274" calcext:value-type="float">
            <text:p>-0.00105274</text:p>
          </table:table-cell>
        </table:table-row>
        <table:table-row table:style-name="ro1">
          <table:table-cell office:value-type="float" office:value="55.0457" calcext:value-type="float">
            <text:p>55.0457</text:p>
          </table:table-cell>
          <table:table-cell office:value-type="float" office:value="-0.0982361" calcext:value-type="float">
            <text:p>-0.0982361</text:p>
          </table:table-cell>
          <table:table-cell office:value-type="float" office:value="245.098" calcext:value-type="float">
            <text:p>245.098</text:p>
          </table:table-cell>
          <table:table-cell office:value-type="float" office:value="0.56153" calcext:value-type="float">
            <text:p>0.56153</text:p>
          </table:table-cell>
          <table:table-cell office:value-type="float" office:value="245" calcext:value-type="float">
            <text:p>245</text:p>
          </table:table-cell>
          <table:table-cell office:value-type="float" office:value="0.586971" calcext:value-type="float">
            <text:p>0.586971</text:p>
          </table:table-cell>
          <table:table-cell office:value-type="float" office:value="-0.00088245" calcext:value-type="float">
            <text:p>-0.00088245</text:p>
          </table:table-cell>
        </table:table-row>
        <table:table-row table:style-name="ro1">
          <table:table-cell office:value-type="float" office:value="55.1763" calcext:value-type="float">
            <text:p>55.1763</text:p>
          </table:table-cell>
          <table:table-cell office:value-type="float" office:value="-0.098114" calcext:value-type="float">
            <text:p>-0.098114</text:p>
          </table:table-cell>
          <table:table-cell office:value-type="float" office:value="245.098" calcext:value-type="float">
            <text:p>245.098</text:p>
          </table:table-cell>
          <table:table-cell office:value-type="float" office:value="0.561607" calcext:value-type="float">
            <text:p>0.561607</text:p>
          </table:table-cell>
          <table:table-cell office:value-type="float" office:value="245" calcext:value-type="float">
            <text:p>245</text:p>
          </table:table-cell>
          <table:table-cell office:value-type="float" office:value="0.58633" calcext:value-type="float">
            <text:p>0.58633</text:p>
          </table:table-cell>
          <table:table-cell office:value-type="float" office:value="-0.000194829" calcext:value-type="float">
            <text:p>-0.000194829</text:p>
          </table:table-cell>
        </table:table-row>
        <table:table-row table:style-name="ro1">
          <table:table-cell office:value-type="float" office:value="55.2942" calcext:value-type="float">
            <text:p>55.2942</text:p>
          </table:table-cell>
          <table:table-cell office:value-type="float" office:value="-0.0979004" calcext:value-type="float">
            <text:p>-0.0979004</text:p>
          </table:table-cell>
          <table:table-cell office:value-type="float" office:value="245.098" calcext:value-type="float">
            <text:p>245.098</text:p>
          </table:table-cell>
          <table:table-cell office:value-type="float" office:value="0.561649" calcext:value-type="float">
            <text:p>0.561649</text:p>
          </table:table-cell>
          <table:table-cell office:value-type="float" office:value="245" calcext:value-type="float">
            <text:p>245</text:p>
          </table:table-cell>
          <table:table-cell office:value-type="float" office:value="0.585753" calcext:value-type="float">
            <text:p>0.585753</text:p>
          </table:table-cell>
          <table:table-cell office:value-type="float" office:value="0.000371449" calcext:value-type="float">
            <text:p>0.000371449</text:p>
          </table:table-cell>
        </table:table-row>
        <table:table-row table:style-name="ro1">
          <table:table-cell office:value-type="float" office:value="55.4122" calcext:value-type="float">
            <text:p>55.4122</text:p>
          </table:table-cell>
          <table:table-cell office:value-type="float" office:value="-0.0977173" calcext:value-type="float">
            <text:p>-0.0977173</text:p>
          </table:table-cell>
          <table:table-cell office:value-type="float" office:value="245.098" calcext:value-type="float">
            <text:p>245.098</text:p>
          </table:table-cell>
          <table:table-cell office:value-type="float" office:value="0.561397" calcext:value-type="float">
            <text:p>0.561397</text:p>
          </table:table-cell>
          <table:table-cell office:value-type="float" office:value="245" calcext:value-type="float">
            <text:p>245</text:p>
          </table:table-cell>
          <table:table-cell office:value-type="float" office:value="0.585175" calcext:value-type="float">
            <text:p>0.585175</text:p>
          </table:table-cell>
          <table:table-cell office:value-type="float" office:value="0.000651613" calcext:value-type="float">
            <text:p>0.000651613</text:p>
          </table:table-cell>
        </table:table-row>
        <table:table-row table:style-name="ro1">
          <table:table-cell office:value-type="float" office:value="55.5361" calcext:value-type="float">
            <text:p>55.5361</text:p>
          </table:table-cell>
          <table:table-cell office:value-type="float" office:value="-0.0972595" calcext:value-type="float">
            <text:p>-0.0972595</text:p>
          </table:table-cell>
          <table:table-cell office:value-type="float" office:value="245.097" calcext:value-type="float">
            <text:p>245.097</text:p>
          </table:table-cell>
          <table:table-cell office:value-type="float" office:value="0.561703" calcext:value-type="float">
            <text:p>0.561703</text:p>
          </table:table-cell>
          <table:table-cell office:value-type="float" office:value="245" calcext:value-type="float">
            <text:p>245</text:p>
          </table:table-cell>
          <table:table-cell office:value-type="float" office:value="0.584571" calcext:value-type="float">
            <text:p>0.584571</text:p>
          </table:table-cell>
          <table:table-cell office:value-type="float" office:value="0.00144701" calcext:value-type="float">
            <text:p>0.00144701</text:p>
          </table:table-cell>
        </table:table-row>
        <table:table-row table:style-name="ro1">
          <table:table-cell office:value-type="float" office:value="55.66" calcext:value-type="float">
            <text:p>55.66</text:p>
          </table:table-cell>
          <table:table-cell office:value-type="float" office:value="-0.0968933" calcext:value-type="float">
            <text:p>-0.0968933</text:p>
          </table:table-cell>
          <table:table-cell office:value-type="float" office:value="245.097" calcext:value-type="float">
            <text:p>245.097</text:p>
          </table:table-cell>
          <table:table-cell office:value-type="float" office:value="0.561411" calcext:value-type="float">
            <text:p>0.561411</text:p>
          </table:table-cell>
          <table:table-cell office:value-type="float" office:value="245" calcext:value-type="float">
            <text:p>245</text:p>
          </table:table-cell>
          <table:table-cell office:value-type="float" office:value="0.58397" calcext:value-type="float">
            <text:p>0.58397</text:p>
          </table:table-cell>
          <table:table-cell office:value-type="float" office:value="0.00166471" calcext:value-type="float">
            <text:p>0.00166471</text:p>
          </table:table-cell>
        </table:table-row>
        <table:table-row table:style-name="ro1">
          <table:table-cell office:value-type="float" office:value="55.7847" calcext:value-type="float">
            <text:p>55.7847</text:p>
          </table:table-cell>
          <table:table-cell office:value-type="float" office:value="-0.0964203" calcext:value-type="float">
            <text:p>-0.0964203</text:p>
          </table:table-cell>
          <table:table-cell office:value-type="float" office:value="245.096" calcext:value-type="float">
            <text:p>245.096</text:p>
          </table:table-cell>
          <table:table-cell office:value-type="float" office:value="0.561266" calcext:value-type="float">
            <text:p>0.561266</text:p>
          </table:table-cell>
          <table:table-cell office:value-type="float" office:value="245" calcext:value-type="float">
            <text:p>245</text:p>
          </table:table-cell>
          <table:table-cell office:value-type="float" office:value="0.583367" calcext:value-type="float">
            <text:p>0.583367</text:p>
          </table:table-cell>
          <table:table-cell office:value-type="float" office:value="0.00200428" calcext:value-type="float">
            <text:p>0.00200428</text:p>
          </table:table-cell>
        </table:table-row>
        <table:table-row table:style-name="ro1">
          <table:table-cell office:value-type="float" office:value="55.9028" calcext:value-type="float">
            <text:p>55.9028</text:p>
          </table:table-cell>
          <table:table-cell office:value-type="float" office:value="-0.0958099" calcext:value-type="float">
            <text:p>-0.0958099</text:p>
          </table:table-cell>
          <table:table-cell office:value-type="float" office:value="245.096" calcext:value-type="float">
            <text:p>245.096</text:p>
          </table:table-cell>
          <table:table-cell office:value-type="float" office:value="0.561303" calcext:value-type="float">
            <text:p>0.561303</text:p>
          </table:table-cell>
          <table:table-cell office:value-type="float" office:value="245" calcext:value-type="float">
            <text:p>245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00245546" calcext:value-type="float">
            <text:p>0.00245546</text:p>
          </table:table-cell>
        </table:table-row>
        <table:table-row table:style-name="ro1">
          <table:table-cell office:value-type="float" office:value="56.0266" calcext:value-type="float">
            <text:p>56.0266</text:p>
          </table:table-cell>
          <table:table-cell office:value-type="float" office:value="-0.0951385" calcext:value-type="float">
            <text:p>-0.0951385</text:p>
          </table:table-cell>
          <table:table-cell office:value-type="float" office:value="245.095" calcext:value-type="float">
            <text:p>245.095</text:p>
          </table:table-cell>
          <table:table-cell office:value-type="float" office:value="0.561334" calcext:value-type="float">
            <text:p>0.561334</text:p>
          </table:table-cell>
          <table:table-cell office:value-type="float" office:value="245" calcext:value-type="float">
            <text:p>245</text:p>
          </table:table-cell>
          <table:table-cell office:value-type="float" office:value="0.582209" calcext:value-type="float">
            <text:p>0.582209</text:p>
          </table:table-cell>
          <table:table-cell office:value-type="float" office:value="0.00291032" calcext:value-type="float">
            <text:p>0.00291032</text:p>
          </table:table-cell>
        </table:table-row>
        <table:table-row table:style-name="ro1">
          <table:table-cell office:value-type="float" office:value="56.149" calcext:value-type="float">
            <text:p>56.149</text:p>
          </table:table-cell>
          <table:table-cell office:value-type="float" office:value="-0.0945129" calcext:value-type="float">
            <text:p>-0.0945129</text:p>
          </table:table-cell>
          <table:table-cell office:value-type="float" office:value="245.095" calcext:value-type="float">
            <text:p>245.095</text:p>
          </table:table-cell>
          <table:table-cell office:value-type="float" office:value="0.561021" calcext:value-type="float">
            <text:p>0.561021</text:p>
          </table:table-cell>
          <table:table-cell office:value-type="float" office:value="245" calcext:value-type="float">
            <text:p>245</text:p>
          </table:table-cell>
          <table:table-cell office:value-type="float" office:value="0.581628" calcext:value-type="float">
            <text:p>0.581628</text:p>
          </table:table-cell>
          <table:table-cell office:value-type="float" office:value="0.00302142" calcext:value-type="float">
            <text:p>0.00302142</text:p>
          </table:table-cell>
        </table:table-row>
        <table:table-row table:style-name="ro1">
          <table:table-cell office:value-type="float" office:value="56.2721" calcext:value-type="float">
            <text:p>56.2721</text:p>
          </table:table-cell>
          <table:table-cell office:value-type="float" office:value="-0.0937805" calcext:value-type="float">
            <text:p>-0.0937805</text:p>
          </table:table-cell>
          <table:table-cell office:value-type="float" office:value="245.094" calcext:value-type="float">
            <text:p>245.094</text:p>
          </table:table-cell>
          <table:table-cell office:value-type="float" office:value="0.560933" calcext:value-type="float">
            <text:p>0.560933</text:p>
          </table:table-cell>
          <table:table-cell office:value-type="float" office:value="245" calcext:value-type="float">
            <text:p>245</text:p>
          </table:table-cell>
          <table:table-cell office:value-type="float" office:value="0.581049" calcext:value-type="float">
            <text:p>0.581049</text:p>
          </table:table-cell>
          <table:table-cell office:value-type="float" office:value="0.00332967" calcext:value-type="float">
            <text:p>0.00332967</text:p>
          </table:table-cell>
        </table:table-row>
        <table:table-row table:style-name="ro1">
          <table:table-cell office:value-type="float" office:value="56.3956" calcext:value-type="float">
            <text:p>56.3956</text:p>
          </table:table-cell>
          <table:table-cell office:value-type="float" office:value="-0.0930481" calcext:value-type="float">
            <text:p>-0.0930481</text:p>
          </table:table-cell>
          <table:table-cell office:value-type="float" office:value="245.093" calcext:value-type="float">
            <text:p>245.093</text:p>
          </table:table-cell>
          <table:table-cell office:value-type="float" office:value="0.560677" calcext:value-type="float">
            <text:p>0.560677</text:p>
          </table:table-cell>
          <table:table-cell office:value-type="float" office:value="245" calcext:value-type="float">
            <text:p>245</text:p>
          </table:table-cell>
          <table:table-cell office:value-type="float" office:value="0.580472" calcext:value-type="float">
            <text:p>0.580472</text:p>
          </table:table-cell>
          <table:table-cell office:value-type="float" office:value="0.0034666" calcext:value-type="float">
            <text:p>0.0034666</text:p>
          </table:table-cell>
        </table:table-row>
        <table:table-row table:style-name="ro1">
          <table:table-cell office:value-type="float" office:value="56.5228" calcext:value-type="float">
            <text:p>56.5228</text:p>
          </table:table-cell>
          <table:table-cell office:value-type="float" office:value="-0.0920715" calcext:value-type="float">
            <text:p>-0.0920715</text:p>
          </table:table-cell>
          <table:table-cell office:value-type="float" office:value="245.092" calcext:value-type="float">
            <text:p>245.092</text:p>
          </table:table-cell>
          <table:table-cell office:value-type="float" office:value="0.560997" calcext:value-type="float">
            <text:p>0.560997</text:p>
          </table:table-cell>
          <table:table-cell office:value-type="float" office:value="245" calcext:value-type="float">
            <text:p>245</text:p>
          </table:table-cell>
          <table:table-cell office:value-type="float" office:value="0.579883" calcext:value-type="float">
            <text:p>0.579883</text:p>
          </table:table-cell>
          <table:table-cell office:value-type="float" office:value="0.00413186" calcext:value-type="float">
            <text:p>0.00413186</text:p>
          </table:table-cell>
        </table:table-row>
        <table:table-row table:style-name="ro1">
          <table:table-cell office:value-type="float" office:value="56.6519" calcext:value-type="float">
            <text:p>56.6519</text:p>
          </table:table-cell>
          <table:table-cell office:value-type="float" office:value="-0.0911102" calcext:value-type="float">
            <text:p>-0.0911102</text:p>
          </table:table-cell>
          <table:table-cell office:value-type="float" office:value="245.091" calcext:value-type="float">
            <text:p>245.091</text:p>
          </table:table-cell>
          <table:table-cell office:value-type="float" office:value="0.560966" calcext:value-type="float">
            <text:p>0.560966</text:p>
          </table:table-cell>
          <table:table-cell office:value-type="float" office:value="245" calcext:value-type="float">
            <text:p>245</text:p>
          </table:table-cell>
          <table:table-cell office:value-type="float" office:value="0.579292" calcext:value-type="float">
            <text:p>0.579292</text:p>
          </table:table-cell>
          <table:table-cell office:value-type="float" office:value="0.00445155" calcext:value-type="float">
            <text:p>0.00445155</text:p>
          </table:table-cell>
        </table:table-row>
        <table:table-row table:style-name="ro1">
          <table:table-cell office:value-type="float" office:value="56.7756" calcext:value-type="float">
            <text:p>56.7756</text:p>
          </table:table-cell>
          <table:table-cell office:value-type="float" office:value="-0.0901031" calcext:value-type="float">
            <text:p>-0.0901031</text:p>
          </table:table-cell>
          <table:table-cell office:value-type="float" office:value="245.09" calcext:value-type="float">
            <text:p>245.09</text:p>
          </table:table-cell>
          <table:table-cell office:value-type="float" office:value="0.560924" calcext:value-type="float">
            <text:p>0.560924</text:p>
          </table:table-cell>
          <table:table-cell office:value-type="float" office:value="245" calcext:value-type="float">
            <text:p>245</text:p>
          </table:table-cell>
          <table:table-cell office:value-type="float" office:value="0.578732" calcext:value-type="float">
            <text:p>0.578732</text:p>
          </table:table-cell>
          <table:table-cell office:value-type="float" office:value="0.00471858" calcext:value-type="float">
            <text:p>0.00471858</text:p>
          </table:table-cell>
        </table:table-row>
        <table:table-row table:style-name="ro1">
          <table:table-cell office:value-type="float" office:value="56.8973" calcext:value-type="float">
            <text:p>56.8973</text:p>
          </table:table-cell>
          <table:table-cell office:value-type="float" office:value="-0.0890808" calcext:value-type="float">
            <text:p>-0.0890808</text:p>
          </table:table-cell>
          <table:table-cell office:value-type="float" office:value="245.089" calcext:value-type="float">
            <text:p>245.089</text:p>
          </table:table-cell>
          <table:table-cell office:value-type="float" office:value="0.560856" calcext:value-type="float">
            <text:p>0.560856</text:p>
          </table:table-cell>
          <table:table-cell office:value-type="float" office:value="245" calcext:value-type="float">
            <text:p>245</text:p>
          </table:table-cell>
          <table:table-cell office:value-type="float" office:value="0.578186" calcext:value-type="float">
            <text:p>0.578186</text:p>
          </table:table-cell>
          <table:table-cell office:value-type="float" office:value="0.00494014" calcext:value-type="float">
            <text:p>0.00494014</text:p>
          </table:table-cell>
        </table:table-row>
        <table:table-row table:style-name="ro1">
          <table:table-cell office:value-type="float" office:value="57.0226" calcext:value-type="float">
            <text:p>57.0226</text:p>
          </table:table-cell>
          <table:table-cell office:value-type="float" office:value="-0.0879211" calcext:value-type="float">
            <text:p>-0.0879211</text:p>
          </table:table-cell>
          <table:table-cell office:value-type="float" office:value="245.088" calcext:value-type="float">
            <text:p>245.088</text:p>
          </table:table-cell>
          <table:table-cell office:value-type="float" office:value="0.561024" calcext:value-type="float">
            <text:p>0.561024</text:p>
          </table:table-cell>
          <table:table-cell office:value-type="float" office:value="245" calcext:value-type="float">
            <text:p>245</text:p>
          </table:table-cell>
          <table:table-cell office:value-type="float" office:value="0.577632" calcext:value-type="float">
            <text:p>0.577632</text:p>
          </table:table-cell>
          <table:table-cell office:value-type="float" office:value="0.00537263" calcext:value-type="float">
            <text:p>0.00537263</text:p>
          </table:table-cell>
        </table:table-row>
        <table:table-row table:style-name="ro1">
          <table:table-cell office:value-type="float" office:value="57.1473" calcext:value-type="float">
            <text:p>57.1473</text:p>
          </table:table-cell>
          <table:table-cell office:value-type="float" office:value="-0.0867462" calcext:value-type="float">
            <text:p>-0.0867462</text:p>
          </table:table-cell>
          <table:table-cell office:value-type="float" office:value="245.087" calcext:value-type="float">
            <text:p>245.087</text:p>
          </table:table-cell>
          <table:table-cell office:value-type="float" office:value="0.560984" calcext:value-type="float">
            <text:p>0.560984</text:p>
          </table:table-cell>
          <table:table-cell office:value-type="float" office:value="245" calcext:value-type="float">
            <text:p>245</text:p>
          </table:table-cell>
          <table:table-cell office:value-type="float" office:value="0.577087" calcext:value-type="float">
            <text:p>0.577087</text:p>
          </table:table-cell>
          <table:table-cell office:value-type="float" office:value="0.00558296" calcext:value-type="float">
            <text:p>0.00558296</text:p>
          </table:table-cell>
        </table:table-row>
        <table:table-row table:style-name="ro1">
          <table:table-cell office:value-type="float" office:value="57.2715" calcext:value-type="float">
            <text:p>57.2715</text:p>
          </table:table-cell>
          <table:table-cell office:value-type="float" office:value="-0.0856476" calcext:value-type="float">
            <text:p>-0.0856476</text:p>
          </table:table-cell>
          <table:table-cell office:value-type="float" office:value="245.086" calcext:value-type="float">
            <text:p>245.086</text:p>
          </table:table-cell>
          <table:table-cell office:value-type="float" office:value="0.560725" calcext:value-type="float">
            <text:p>0.560725</text:p>
          </table:table-cell>
          <table:table-cell office:value-type="float" office:value="245" calcext:value-type="float">
            <text:p>245</text:p>
          </table:table-cell>
          <table:table-cell office:value-type="float" office:value="0.576552" calcext:value-type="float">
            <text:p>0.576552</text:p>
          </table:table-cell>
          <table:table-cell office:value-type="float" office:value="0.00558446" calcext:value-type="float">
            <text:p>0.00558446</text:p>
          </table:table-cell>
        </table:table-row>
        <table:table-row table:style-name="ro1">
          <table:table-cell office:value-type="float" office:value="57.3961" calcext:value-type="float">
            <text:p>57.3961</text:p>
          </table:table-cell>
          <table:table-cell office:value-type="float" office:value="-0.0842743" calcext:value-type="float">
            <text:p>-0.0842743</text:p>
          </table:table-cell>
          <table:table-cell office:value-type="float" office:value="245.084" calcext:value-type="float">
            <text:p>245.084</text:p>
          </table:table-cell>
          <table:table-cell office:value-type="float" office:value="0.561105" calcext:value-type="float">
            <text:p>0.561105</text:p>
          </table:table-cell>
          <table:table-cell office:value-type="float" office:value="245" calcext:value-type="float">
            <text:p>245</text:p>
          </table:table-cell>
          <table:table-cell office:value-type="float" office:value="0.576023" calcext:value-type="float">
            <text:p>0.576023</text:p>
          </table:table-cell>
          <table:table-cell office:value-type="float" office:value="0.00615026" calcext:value-type="float">
            <text:p>0.00615026</text:p>
          </table:table-cell>
        </table:table-row>
        <table:table-row table:style-name="ro1">
          <table:table-cell office:value-type="float" office:value="57.5247" calcext:value-type="float">
            <text:p>57.5247</text:p>
          </table:table-cell>
          <table:table-cell office:value-type="float" office:value="-0.0829926" calcext:value-type="float">
            <text:p>-0.0829926</text:p>
          </table:table-cell>
          <table:table-cell office:value-type="float" office:value="245.083" calcext:value-type="float">
            <text:p>245.083</text:p>
          </table:table-cell>
          <table:table-cell office:value-type="float" office:value="0.561008" calcext:value-type="float">
            <text:p>0.561008</text:p>
          </table:table-cell>
          <table:table-cell office:value-type="float" office:value="245" calcext:value-type="float">
            <text:p>245</text:p>
          </table:table-cell>
          <table:table-cell office:value-type="float" office:value="0.575485" calcext:value-type="float">
            <text:p>0.575485</text:p>
          </table:table-cell>
          <table:table-cell office:value-type="float" office:value="0.00627072" calcext:value-type="float">
            <text:p>0.00627072</text:p>
          </table:table-cell>
        </table:table-row>
        <table:table-row table:style-name="ro1">
          <table:table-cell office:value-type="float" office:value="57.6525" calcext:value-type="float">
            <text:p>57.6525</text:p>
          </table:table-cell>
          <table:table-cell office:value-type="float" office:value="-0.0816345" calcext:value-type="float">
            <text:p>-0.0816345</text:p>
          </table:table-cell>
          <table:table-cell office:value-type="float" office:value="245.082" calcext:value-type="float">
            <text:p>245.082</text:p>
          </table:table-cell>
          <table:table-cell office:value-type="float" office:value="0.561034" calcext:value-type="float">
            <text:p>0.561034</text:p>
          </table:table-cell>
          <table:table-cell office:value-type="float" office:value="245" calcext:value-type="float">
            <text:p>245</text:p>
          </table:table-cell>
          <table:table-cell office:value-type="float" office:value="0.57496" calcext:value-type="float">
            <text:p>0.57496</text:p>
          </table:table-cell>
          <table:table-cell office:value-type="float" office:value="0.00648336" calcext:value-type="float">
            <text:p>0.00648336</text:p>
          </table:table-cell>
        </table:table-row>
        <table:table-row table:style-name="ro1">
          <table:table-cell office:value-type="float" office:value="57.7804" calcext:value-type="float">
            <text:p>57.7804</text:p>
          </table:table-cell>
          <table:table-cell office:value-type="float" office:value="-0.0800476" calcext:value-type="float">
            <text:p>-0.0800476</text:p>
          </table:table-cell>
          <table:table-cell office:value-type="float" office:value="245.08" calcext:value-type="float">
            <text:p>245.08</text:p>
          </table:table-cell>
          <table:table-cell office:value-type="float" office:value="0.561636" calcext:value-type="float">
            <text:p>0.561636</text:p>
          </table:table-cell>
          <table:table-cell office:value-type="float" office:value="245" calcext:value-type="float">
            <text:p>245</text:p>
          </table:table-cell>
          <table:table-cell office:value-type="float" office:value="0.574442" calcext:value-type="float">
            <text:p>0.574442</text:p>
          </table:table-cell>
          <table:table-cell office:value-type="float" office:value="0.00720561" calcext:value-type="float">
            <text:p>0.00720561</text:p>
          </table:table-cell>
        </table:table-row>
        <table:table-row table:style-name="ro1">
          <table:table-cell office:value-type="float" office:value="57.9071" calcext:value-type="float">
            <text:p>57.9071</text:p>
          </table:table-cell>
          <table:table-cell office:value-type="float" office:value="-0.0784607" calcext:value-type="float">
            <text:p>-0.0784607</text:p>
          </table:table-cell>
          <table:table-cell office:value-type="float" office:value="245.078" calcext:value-type="float">
            <text:p>245.078</text:p>
          </table:table-cell>
          <table:table-cell office:value-type="float" office:value="0.561885" calcext:value-type="float">
            <text:p>0.561885</text:p>
          </table:table-cell>
          <table:table-cell office:value-type="float" office:value="245" calcext:value-type="float">
            <text:p>245</text:p>
          </table:table-cell>
          <table:table-cell office:value-type="float" office:value="0.57394" calcext:value-type="float">
            <text:p>0.57394</text:p>
          </table:table-cell>
          <table:table-cell office:value-type="float" office:value="0.00756026" calcext:value-type="float">
            <text:p>0.00756026</text:p>
          </table:table-cell>
        </table:table-row>
        <table:table-row table:style-name="ro1">
          <table:table-cell office:value-type="float" office:value="58.0227" calcext:value-type="float">
            <text:p>58.0227</text:p>
          </table:table-cell>
          <table:table-cell office:value-type="float" office:value="-0.0771179" calcext:value-type="float">
            <text:p>-0.0771179</text:p>
          </table:table-cell>
          <table:table-cell office:value-type="float" office:value="245.077" calcext:value-type="float">
            <text:p>245.077</text:p>
          </table:table-cell>
          <table:table-cell office:value-type="float" office:value="0.561244" calcext:value-type="float">
            <text:p>0.561244</text:p>
          </table:table-cell>
          <table:table-cell office:value-type="float" office:value="245" calcext:value-type="float">
            <text:p>245</text:p>
          </table:table-cell>
          <table:table-cell office:value-type="float" office:value="0.57349" calcext:value-type="float">
            <text:p>0.57349</text:p>
          </table:table-cell>
          <table:table-cell office:value-type="float" office:value="0.0070334" calcext:value-type="float">
            <text:p>0.0070334</text:p>
          </table:table-cell>
        </table:table-row>
        <table:table-row table:style-name="ro1">
          <table:table-cell office:value-type="float" office:value="58.1442" calcext:value-type="float">
            <text:p>58.1442</text:p>
          </table:table-cell>
          <table:table-cell office:value-type="float" office:value="-0.0754395" calcext:value-type="float">
            <text:p>-0.0754395</text:p>
          </table:table-cell>
          <table:table-cell office:value-type="float" office:value="245.075" calcext:value-type="float">
            <text:p>245.075</text:p>
          </table:table-cell>
          <table:table-cell office:value-type="float" office:value="0.561863" calcext:value-type="float">
            <text:p>0.561863</text:p>
          </table:table-cell>
          <table:table-cell office:value-type="float" office:value="245" calcext:value-type="float">
            <text:p>245</text:p>
          </table:table-cell>
          <table:table-cell office:value-type="float" office:value="0.573027" calcext:value-type="float">
            <text:p>0.573027</text:p>
          </table:table-cell>
          <table:table-cell office:value-type="float" office:value="0.0076959" calcext:value-type="float">
            <text:p>0.0076959</text:p>
          </table:table-cell>
        </table:table-row>
        <table:table-row table:style-name="ro1">
          <table:table-cell office:value-type="float" office:value="58.2606" calcext:value-type="float">
            <text:p>58.2606</text:p>
          </table:table-cell>
          <table:table-cell office:value-type="float" office:value="-0.0740204" calcext:value-type="float">
            <text:p>-0.0740204</text:p>
          </table:table-cell>
          <table:table-cell office:value-type="float" office:value="245.074" calcext:value-type="float">
            <text:p>245.074</text:p>
          </table:table-cell>
          <table:table-cell office:value-type="float" office:value="0.561496" calcext:value-type="float">
            <text:p>0.561496</text:p>
          </table:table-cell>
          <table:table-cell office:value-type="float" office:value="245" calcext:value-type="float">
            <text:p>245</text:p>
          </table:table-cell>
          <table:table-cell office:value-type="float" office:value="0.572592" calcext:value-type="float">
            <text:p>0.572592</text:p>
          </table:table-cell>
          <table:table-cell office:value-type="float" office:value="0.00740872" calcext:value-type="float">
            <text:p>0.00740872</text:p>
          </table:table-cell>
        </table:table-row>
        <table:table-row table:style-name="ro1">
          <table:table-cell office:value-type="float" office:value="58.3907" calcext:value-type="float">
            <text:p>58.3907</text:p>
          </table:table-cell>
          <table:table-cell office:value-type="float" office:value="-0.072403" calcext:value-type="float">
            <text:p>-0.072403</text:p>
          </table:table-cell>
          <table:table-cell office:value-type="float" office:value="245.072" calcext:value-type="float">
            <text:p>245.072</text:p>
          </table:table-cell>
          <table:table-cell office:value-type="float" office:value="0.561737" calcext:value-type="float">
            <text:p>0.561737</text:p>
          </table:table-cell>
          <table:table-cell office:value-type="float" office:value="245" calcext:value-type="float">
            <text:p>245</text:p>
          </table:table-cell>
          <table:table-cell office:value-type="float" office:value="0.572116" calcext:value-type="float">
            <text:p>0.572116</text:p>
          </table:table-cell>
          <table:table-cell office:value-type="float" office:value="0.00772209" calcext:value-type="float">
            <text:p>0.00772209</text:p>
          </table:table-cell>
        </table:table-row>
        <table:table-row table:style-name="ro1">
          <table:table-cell office:value-type="float" office:value="58.515" calcext:value-type="float">
            <text:p>58.515</text:p>
          </table:table-cell>
          <table:table-cell office:value-type="float" office:value="-0.0708313" calcext:value-type="float">
            <text:p>-0.0708313</text:p>
          </table:table-cell>
          <table:table-cell office:value-type="float" office:value="245.071" calcext:value-type="float">
            <text:p>245.071</text:p>
          </table:table-cell>
          <table:table-cell office:value-type="float" office:value="0.561756" calcext:value-type="float">
            <text:p>0.561756</text:p>
          </table:table-cell>
          <table:table-cell office:value-type="float" office:value="245" calcext:value-type="float">
            <text:p>245</text:p>
          </table:table-cell>
          <table:table-cell office:value-type="float" office:value="0.571671" calcext:value-type="float">
            <text:p>0.571671</text:p>
          </table:table-cell>
          <table:table-cell office:value-type="float" office:value="0.00779329" calcext:value-type="float">
            <text:p>0.00779329</text:p>
          </table:table-cell>
        </table:table-row>
        <table:table-row table:style-name="ro1">
          <table:table-cell office:value-type="float" office:value="58.6436" calcext:value-type="float">
            <text:p>58.6436</text:p>
          </table:table-cell>
          <table:table-cell office:value-type="float" office:value="-0.0691833" calcext:value-type="float">
            <text:p>-0.0691833</text:p>
          </table:table-cell>
          <table:table-cell office:value-type="float" office:value="245.069" calcext:value-type="float">
            <text:p>245.069</text:p>
          </table:table-cell>
          <table:table-cell office:value-type="float" office:value="0.561899" calcext:value-type="float">
            <text:p>0.561899</text:p>
          </table:table-cell>
          <table:table-cell office:value-type="float" office:value="245" calcext:value-type="float">
            <text:p>245</text:p>
          </table:table-cell>
          <table:table-cell office:value-type="float" office:value="0.571221" calcext:value-type="float">
            <text:p>0.571221</text:p>
          </table:table-cell>
          <table:table-cell office:value-type="float" office:value="0.00797341" calcext:value-type="float">
            <text:p>0.00797341</text:p>
          </table:table-cell>
        </table:table-row>
        <table:table-row table:style-name="ro1">
          <table:table-cell office:value-type="float" office:value="58.7675" calcext:value-type="float">
            <text:p>58.7675</text:p>
          </table:table-cell>
          <table:table-cell office:value-type="float" office:value="-0.0673828" calcext:value-type="float">
            <text:p>-0.0673828</text:p>
          </table:table-cell>
          <table:table-cell office:value-type="float" office:value="245.067" calcext:value-type="float">
            <text:p>245.067</text:p>
          </table:table-cell>
          <table:table-cell office:value-type="float" office:value="0.562464" calcext:value-type="float">
            <text:p>0.562464</text:p>
          </table:table-cell>
          <table:table-cell office:value-type="float" office:value="245" calcext:value-type="float">
            <text:p>245</text:p>
          </table:table-cell>
          <table:table-cell office:value-type="float" office:value="0.570798" calcext:value-type="float">
            <text:p>0.570798</text:p>
          </table:table-cell>
          <table:table-cell office:value-type="float" office:value="0.00851182" calcext:value-type="float">
            <text:p>0.00851182</text:p>
          </table:table-cell>
        </table:table-row>
        <table:table-row table:style-name="ro1">
          <table:table-cell office:value-type="float" office:value="58.8916" calcext:value-type="float">
            <text:p>58.8916</text:p>
          </table:table-cell>
          <table:table-cell office:value-type="float" office:value="-0.0657654" calcext:value-type="float">
            <text:p>-0.0657654</text:p>
          </table:table-cell>
          <table:table-cell office:value-type="float" office:value="245.066" calcext:value-type="float">
            <text:p>245.066</text:p>
          </table:table-cell>
          <table:table-cell office:value-type="float" office:value="0.562264" calcext:value-type="float">
            <text:p>0.562264</text:p>
          </table:table-cell>
          <table:table-cell office:value-type="float" office:value="245" calcext:value-type="float">
            <text:p>245</text:p>
          </table:table-cell>
          <table:table-cell office:value-type="float" office:value="0.570385" calcext:value-type="float">
            <text:p>0.570385</text:p>
          </table:table-cell>
          <table:table-cell office:value-type="float" office:value="0.00832108" calcext:value-type="float">
            <text:p>0.00832108</text:p>
          </table:table-cell>
        </table:table-row>
        <table:table-row table:style-name="ro1">
          <table:table-cell office:value-type="float" office:value="59.0231" calcext:value-type="float">
            <text:p>59.0231</text:p>
          </table:table-cell>
          <table:table-cell office:value-type="float" office:value="-0.0638428" calcext:value-type="float">
            <text:p>-0.0638428</text:p>
          </table:table-cell>
          <table:table-cell office:value-type="float" office:value="245.064" calcext:value-type="float">
            <text:p>245.064</text:p>
          </table:table-cell>
          <table:table-cell office:value-type="float" office:value="0.562844" calcext:value-type="float">
            <text:p>0.562844</text:p>
          </table:table-cell>
          <table:table-cell office:value-type="float" office:value="245" calcext:value-type="float">
            <text:p>245</text:p>
          </table:table-cell>
          <table:table-cell office:value-type="float" office:value="0.569959" calcext:value-type="float">
            <text:p>0.569959</text:p>
          </table:table-cell>
          <table:table-cell office:value-type="float" office:value="0.00884621" calcext:value-type="float">
            <text:p>0.00884621</text:p>
          </table:table-cell>
        </table:table-row>
        <table:table-row table:style-name="ro1">
          <table:table-cell office:value-type="float" office:value="59.1503" calcext:value-type="float">
            <text:p>59.1503</text:p>
          </table:table-cell>
          <table:table-cell office:value-type="float" office:value="-0.0621948" calcext:value-type="float">
            <text:p>-0.0621948</text:p>
          </table:table-cell>
          <table:table-cell office:value-type="float" office:value="245.062" calcext:value-type="float">
            <text:p>245.062</text:p>
          </table:table-cell>
          <table:table-cell office:value-type="float" office:value="0.56255" calcext:value-type="float">
            <text:p>0.56255</text:p>
          </table:table-cell>
          <table:table-cell office:value-type="float" office:value="245" calcext:value-type="float">
            <text:p>245</text:p>
          </table:table-cell>
          <table:table-cell office:value-type="float" office:value="0.569558" calcext:value-type="float">
            <text:p>0.569558</text:p>
          </table:table-cell>
          <table:table-cell office:value-type="float" office:value="0.00854048" calcext:value-type="float">
            <text:p>0.00854048</text:p>
          </table:table-cell>
        </table:table-row>
        <table:table-row table:style-name="ro1">
          <table:table-cell office:value-type="float" office:value="59.2633" calcext:value-type="float">
            <text:p>59.2633</text:p>
          </table:table-cell>
          <table:table-cell office:value-type="float" office:value="-0.0606232" calcext:value-type="float">
            <text:p>-0.0606232</text:p>
          </table:table-cell>
          <table:table-cell office:value-type="float" office:value="245.061" calcext:value-type="float">
            <text:p>245.061</text:p>
          </table:table-cell>
          <table:table-cell office:value-type="float" office:value="0.562268" calcext:value-type="float">
            <text:p>0.562268</text:p>
          </table:table-cell>
          <table:table-cell office:value-type="float" office:value="245" calcext:value-type="float">
            <text:p>245</text:p>
          </table:table-cell>
          <table:table-cell office:value-type="float" office:value="0.569211" calcext:value-type="float">
            <text:p>0.569211</text:p>
          </table:table-cell>
          <table:table-cell office:value-type="float" office:value="0.00821335" calcext:value-type="float">
            <text:p>0.00821335</text:p>
          </table:table-cell>
        </table:table-row>
        <table:table-row table:style-name="ro1">
          <table:table-cell office:value-type="float" office:value="59.3848" calcext:value-type="float">
            <text:p>59.3848</text:p>
          </table:table-cell>
          <table:table-cell office:value-type="float" office:value="-0.0588837" calcext:value-type="float">
            <text:p>-0.0588837</text:p>
          </table:table-cell>
          <table:table-cell office:value-type="float" office:value="245.059" calcext:value-type="float">
            <text:p>245.059</text:p>
          </table:table-cell>
          <table:table-cell office:value-type="float" office:value="0.562563" calcext:value-type="float">
            <text:p>0.562563</text:p>
          </table:table-cell>
          <table:table-cell office:value-type="float" office:value="245" calcext:value-type="float">
            <text:p>245</text:p>
          </table:table-cell>
          <table:table-cell office:value-type="float" office:value="0.568848" calcext:value-type="float">
            <text:p>0.568848</text:p>
          </table:table-cell>
          <table:table-cell office:value-type="float" office:value="0.00843617" calcext:value-type="float">
            <text:p>0.00843617</text:p>
          </table:table-cell>
        </table:table-row>
        <table:table-row table:style-name="ro1">
          <table:table-cell office:value-type="float" office:value="59.5072" calcext:value-type="float">
            <text:p>59.5072</text:p>
          </table:table-cell>
          <table:table-cell office:value-type="float" office:value="-0.0572357" calcext:value-type="float">
            <text:p>-0.0572357</text:p>
          </table:table-cell>
          <table:table-cell office:value-type="float" office:value="245.057" calcext:value-type="float">
            <text:p>245.057</text:p>
          </table:table-cell>
          <table:table-cell office:value-type="float" office:value="0.562497" calcext:value-type="float">
            <text:p>0.562497</text:p>
          </table:table-cell>
          <table:table-cell office:value-type="float" office:value="245" calcext:value-type="float">
            <text:p>245</text:p>
          </table:table-cell>
          <table:table-cell office:value-type="float" office:value="0.568493" calcext:value-type="float">
            <text:p>0.568493</text:p>
          </table:table-cell>
          <table:table-cell office:value-type="float" office:value="0.00831355" calcext:value-type="float">
            <text:p>0.00831355</text:p>
          </table:table-cell>
        </table:table-row>
        <table:table-row table:style-name="ro1">
          <table:table-cell office:value-type="float" office:value="59.6329" calcext:value-type="float">
            <text:p>59.6329</text:p>
          </table:table-cell>
          <table:table-cell office:value-type="float" office:value="-0.0554657" calcext:value-type="float">
            <text:p>-0.0554657</text:p>
          </table:table-cell>
          <table:table-cell office:value-type="float" office:value="245.055" calcext:value-type="float">
            <text:p>245.055</text:p>
          </table:table-cell>
          <table:table-cell office:value-type="float" office:value="0.562852" calcext:value-type="float">
            <text:p>0.562852</text:p>
          </table:table-cell>
          <table:table-cell office:value-type="float" office:value="245" calcext:value-type="float">
            <text:p>245</text:p>
          </table:table-cell>
          <table:table-cell office:value-type="float" office:value="0.568138" calcext:value-type="float">
            <text:p>0.568138</text:p>
          </table:table-cell>
          <table:table-cell office:value-type="float" office:value="0.00858033" calcext:value-type="float">
            <text:p>0.00858033</text:p>
          </table:table-cell>
        </table:table-row>
        <table:table-row table:style-name="ro1">
          <table:table-cell office:value-type="float" office:value="59.7625" calcext:value-type="float">
            <text:p>59.7625</text:p>
          </table:table-cell>
          <table:table-cell office:value-type="float" office:value="-0.0537109" calcext:value-type="float">
            <text:p>-0.0537109</text:p>
          </table:table-cell>
          <table:table-cell office:value-type="float" office:value="245.054" calcext:value-type="float">
            <text:p>245.054</text:p>
          </table:table-cell>
          <table:table-cell office:value-type="float" office:value="0.563058" calcext:value-type="float">
            <text:p>0.563058</text:p>
          </table:table-cell>
          <table:table-cell office:value-type="float" office:value="245" calcext:value-type="float">
            <text:p>245</text:p>
          </table:table-cell>
          <table:table-cell office:value-type="float" office:value="0.567785" calcext:value-type="float">
            <text:p>0.567785</text:p>
          </table:table-cell>
          <table:table-cell office:value-type="float" office:value="0.00870084" calcext:value-type="float">
            <text:p>0.00870084</text:p>
          </table:table-cell>
        </table:table-row>
        <table:table-row table:style-name="ro1">
          <table:table-cell office:value-type="float" office:value="59.8918" calcext:value-type="float">
            <text:p>59.8918</text:p>
          </table:table-cell>
          <table:table-cell office:value-type="float" office:value="-0.0518188" calcext:value-type="float">
            <text:p>-0.0518188</text:p>
          </table:table-cell>
          <table:table-cell office:value-type="float" office:value="245.052" calcext:value-type="float">
            <text:p>245.052</text:p>
          </table:table-cell>
          <table:table-cell office:value-type="float" office:value="0.563522" calcext:value-type="float">
            <text:p>0.563522</text:p>
          </table:table-cell>
          <table:table-cell office:value-type="float" office:value="245" calcext:value-type="float">
            <text:p>245</text:p>
          </table:table-cell>
          <table:table-cell office:value-type="float" office:value="0.567443" calcext:value-type="float">
            <text:p>0.567443</text:p>
          </table:table-cell>
          <table:table-cell office:value-type="float" office:value="0.00903319" calcext:value-type="float">
            <text:p>0.00903319</text:p>
          </table:table-cell>
        </table:table-row>
        <table:table-row table:style-name="ro1">
          <table:table-cell office:value-type="float" office:value="60.0192" calcext:value-type="float">
            <text:p>60.0192</text:p>
          </table:table-cell>
          <table:table-cell office:value-type="float" office:value="-0.0501404" calcext:value-type="float">
            <text:p>-0.0501404</text:p>
          </table:table-cell>
          <table:table-cell office:value-type="float" office:value="245.05" calcext:value-type="float">
            <text:p>245.05</text:p>
          </table:table-cell>
          <table:table-cell office:value-type="float" office:value="0.563292" calcext:value-type="float">
            <text:p>0.563292</text:p>
          </table:table-cell>
          <table:table-cell office:value-type="float" office:value="245" calcext:value-type="float">
            <text:p>245</text:p>
          </table:table-cell>
          <table:table-cell office:value-type="float" office:value="0.567119" calcext:value-type="float">
            <text:p>0.567119</text:p>
          </table:table-cell>
          <table:table-cell office:value-type="float" office:value="0.00870839" calcext:value-type="float">
            <text:p>0.00870839</text:p>
          </table:table-cell>
        </table:table-row>
        <table:table-row table:style-name="ro1">
          <table:table-cell office:value-type="float" office:value="60.1462" calcext:value-type="float">
            <text:p>60.1462</text:p>
          </table:table-cell>
          <table:table-cell office:value-type="float" office:value="-0.0483704" calcext:value-type="float">
            <text:p>-0.0483704</text:p>
          </table:table-cell>
          <table:table-cell office:value-type="float" office:value="245.048" calcext:value-type="float">
            <text:p>245.048</text:p>
          </table:table-cell>
          <table:table-cell office:value-type="float" office:value="0.563511" calcext:value-type="float">
            <text:p>0.563511</text:p>
          </table:table-cell>
          <table:table-cell office:value-type="float" office:value="245" calcext:value-type="float">
            <text:p>245</text:p>
          </table:table-cell>
          <table:table-cell office:value-type="float" office:value="0.566806" calcext:value-type="float">
            <text:p>0.566806</text:p>
          </table:table-cell>
          <table:table-cell office:value-type="float" office:value="0.0087977" calcext:value-type="float">
            <text:p>0.0087977</text:p>
          </table:table-cell>
        </table:table-row>
        <table:table-row table:style-name="ro1">
          <table:table-cell office:value-type="float" office:value="60.2701" calcext:value-type="float">
            <text:p>60.2701</text:p>
          </table:table-cell>
          <table:table-cell office:value-type="float" office:value="-0.0467072" calcext:value-type="float">
            <text:p>-0.0467072</text:p>
          </table:table-cell>
          <table:table-cell office:value-type="float" office:value="245.047" calcext:value-type="float">
            <text:p>245.047</text:p>
          </table:table-cell>
          <table:table-cell office:value-type="float" office:value="0.563419" calcext:value-type="float">
            <text:p>0.563419</text:p>
          </table:table-cell>
          <table:table-cell office:value-type="float" office:value="245" calcext:value-type="float">
            <text:p>245</text:p>
          </table:table-cell>
          <table:table-cell office:value-type="float" office:value="0.566511" calcext:value-type="float">
            <text:p>0.566511</text:p>
          </table:table-cell>
          <table:table-cell office:value-type="float" office:value="0.00858429" calcext:value-type="float">
            <text:p>0.00858429</text:p>
          </table:table-cell>
        </table:table-row>
        <table:table-row table:style-name="ro1">
          <table:table-cell office:value-type="float" office:value="60.3939" calcext:value-type="float">
            <text:p>60.3939</text:p>
          </table:table-cell>
          <table:table-cell office:value-type="float" office:value="-0.0449829" calcext:value-type="float">
            <text:p>-0.0449829</text:p>
          </table:table-cell>
          <table:table-cell office:value-type="float" office:value="245.045" calcext:value-type="float">
            <text:p>245.045</text:p>
          </table:table-cell>
          <table:table-cell office:value-type="float" office:value="0.56359" calcext:value-type="float">
            <text:p>0.56359</text:p>
          </table:table-cell>
          <table:table-cell office:value-type="float" office:value="245" calcext:value-type="float">
            <text:p>245</text:p>
          </table:table-cell>
          <table:table-cell office:value-type="float" office:value="0.566228" calcext:value-type="float">
            <text:p>0.566228</text:p>
          </table:table-cell>
          <table:table-cell office:value-type="float" office:value="0.0086081" calcext:value-type="float">
            <text:p>0.0086081</text:p>
          </table:table-cell>
        </table:table-row>
        <table:table-row table:style-name="ro1">
          <table:table-cell office:value-type="float" office:value="60.5166" calcext:value-type="float">
            <text:p>60.5166</text:p>
          </table:table-cell>
          <table:table-cell office:value-type="float" office:value="-0.043335" calcext:value-type="float">
            <text:p>-0.043335</text:p>
          </table:table-cell>
          <table:table-cell office:value-type="float" office:value="245.043" calcext:value-type="float">
            <text:p>245.043</text:p>
          </table:table-cell>
          <table:table-cell office:value-type="float" office:value="0.563625" calcext:value-type="float">
            <text:p>0.563625</text:p>
          </table:table-cell>
          <table:table-cell office:value-type="float" office:value="245" calcext:value-type="float">
            <text:p>245</text:p>
          </table:table-cell>
          <table:table-cell office:value-type="float" office:value="0.565956" calcext:value-type="float">
            <text:p>0.565956</text:p>
          </table:table-cell>
          <table:table-cell office:value-type="float" office:value="0.00850203" calcext:value-type="float">
            <text:p>0.00850203</text:p>
          </table:table-cell>
        </table:table-row>
        <table:table-row table:style-name="ro1">
          <table:table-cell office:value-type="float" office:value="60.6307" calcext:value-type="float">
            <text:p>60.6307</text:p>
          </table:table-cell>
          <table:table-cell office:value-type="float" office:value="-0.041687" calcext:value-type="float">
            <text:p>-0.041687</text:p>
          </table:table-cell>
          <table:table-cell office:value-type="float" office:value="245.042" calcext:value-type="float">
            <text:p>245.042</text:p>
          </table:table-cell>
          <table:table-cell office:value-type="float" office:value="0.563675" calcext:value-type="float">
            <text:p>0.563675</text:p>
          </table:table-cell>
          <table:table-cell office:value-type="float" office:value="245" calcext:value-type="float">
            <text:p>245</text:p>
          </table:table-cell>
          <table:table-cell office:value-type="float" office:value="0.565714" calcext:value-type="float">
            <text:p>0.565714</text:p>
          </table:table-cell>
          <table:table-cell office:value-type="float" office:value="0.00838245" calcext:value-type="float">
            <text:p>0.00838245</text:p>
          </table:table-cell>
        </table:table-row>
        <table:table-row table:style-name="ro1">
          <table:table-cell office:value-type="float" office:value="60.7535" calcext:value-type="float">
            <text:p>60.7535</text:p>
          </table:table-cell>
          <table:table-cell office:value-type="float" office:value="-0.0400391" calcext:value-type="float">
            <text:p>-0.0400391</text:p>
          </table:table-cell>
          <table:table-cell office:value-type="float" office:value="245.04" calcext:value-type="float">
            <text:p>245.04</text:p>
          </table:table-cell>
          <table:table-cell office:value-type="float" office:value="0.563793" calcext:value-type="float">
            <text:p>0.563793</text:p>
          </table:table-cell>
          <table:table-cell office:value-type="float" office:value="245" calcext:value-type="float">
            <text:p>245</text:p>
          </table:table-cell>
          <table:table-cell office:value-type="float" office:value="0.565463" calcext:value-type="float">
            <text:p>0.565463</text:p>
          </table:table-cell>
          <table:table-cell office:value-type="float" office:value="0.0083394" calcext:value-type="float">
            <text:p>0.0083394</text:p>
          </table:table-cell>
        </table:table-row>
        <table:table-row table:style-name="ro1">
          <table:table-cell office:value-type="float" office:value="60.8771" calcext:value-type="float">
            <text:p>60.8771</text:p>
          </table:table-cell>
          <table:table-cell office:value-type="float" office:value="-0.0382843" calcext:value-type="float">
            <text:p>-0.0382843</text:p>
          </table:table-cell>
          <table:table-cell office:value-type="float" office:value="245.038" calcext:value-type="float">
            <text:p>245.038</text:p>
          </table:table-cell>
          <table:table-cell office:value-type="float" office:value="0.564261" calcext:value-type="float">
            <text:p>0.564261</text:p>
          </table:table-cell>
          <table:table-cell office:value-type="float" office:value="245" calcext:value-type="float">
            <text:p>245</text:p>
          </table:table-cell>
          <table:table-cell office:value-type="float" office:value="0.565221" calcext:value-type="float">
            <text:p>0.565221</text:p>
          </table:table-cell>
          <table:table-cell office:value-type="float" office:value="0.00861137" calcext:value-type="float">
            <text:p>0.00861137</text:p>
          </table:table-cell>
        </table:table-row>
        <table:table-row table:style-name="ro1">
          <table:table-cell office:value-type="float" office:value="61.0018" calcext:value-type="float">
            <text:p>61.0018</text:p>
          </table:table-cell>
          <table:table-cell office:value-type="float" office:value="-0.0366211" calcext:value-type="float">
            <text:p>-0.0366211</text:p>
          </table:table-cell>
          <table:table-cell office:value-type="float" office:value="245.037" calcext:value-type="float">
            <text:p>245.037</text:p>
          </table:table-cell>
          <table:table-cell office:value-type="float" office:value="0.564339" calcext:value-type="float">
            <text:p>0.564339</text:p>
          </table:table-cell>
          <table:table-cell office:value-type="float" office:value="245" calcext:value-type="float">
            <text:p>245</text:p>
          </table:table-cell>
          <table:table-cell office:value-type="float" office:value="0.564987" calcext:value-type="float">
            <text:p>0.564987</text:p>
          </table:table-cell>
          <table:table-cell office:value-type="float" office:value="0.00850698" calcext:value-type="float">
            <text:p>0.00850698</text:p>
          </table:table-cell>
        </table:table-row>
        <table:table-row table:style-name="ro1">
          <table:table-cell office:value-type="float" office:value="61.1313" calcext:value-type="float">
            <text:p>61.1313</text:p>
          </table:table-cell>
          <table:table-cell office:value-type="float" office:value="-0.0349426" calcext:value-type="float">
            <text:p>-0.0349426</text:p>
          </table:table-cell>
          <table:table-cell office:value-type="float" office:value="245.035" calcext:value-type="float">
            <text:p>245.035</text:p>
          </table:table-cell>
          <table:table-cell office:value-type="float" office:value="0.564463" calcext:value-type="float">
            <text:p>0.564463</text:p>
          </table:table-cell>
          <table:table-cell office:value-type="float" office:value="245" calcext:value-type="float">
            <text:p>245</text:p>
          </table:table-cell>
          <table:table-cell office:value-type="float" office:value="0.564755" calcext:value-type="float">
            <text:p>0.564755</text:p>
          </table:table-cell>
          <table:table-cell office:value-type="float" office:value="0.00844365" calcext:value-type="float">
            <text:p>0.00844365</text:p>
          </table:table-cell>
        </table:table-row>
        <table:table-row table:style-name="ro1">
          <table:table-cell office:value-type="float" office:value="61.2605" calcext:value-type="float">
            <text:p>61.2605</text:p>
          </table:table-cell>
          <table:table-cell office:value-type="float" office:value="-0.0331726" calcext:value-type="float">
            <text:p>-0.0331726</text:p>
          </table:table-cell>
          <table:table-cell office:value-type="float" office:value="245.033" calcext:value-type="float">
            <text:p>245.033</text:p>
          </table:table-cell>
          <table:table-cell office:value-type="float" office:value="0.564895" calcext:value-type="float">
            <text:p>0.564895</text:p>
          </table:table-cell>
          <table:table-cell office:value-type="float" office:value="245" calcext:value-type="float">
            <text:p>245</text:p>
          </table:table-cell>
          <table:table-cell office:value-type="float" office:value="0.564535" calcext:value-type="float">
            <text:p>0.564535</text:p>
          </table:table-cell>
          <table:table-cell office:value-type="float" office:value="0.00865305" calcext:value-type="float">
            <text:p>0.00865305</text:p>
          </table:table-cell>
        </table:table-row>
        <table:table-row table:style-name="ro1">
          <table:table-cell office:value-type="float" office:value="61.3912" calcext:value-type="float">
            <text:p>61.3912</text:p>
          </table:table-cell>
          <table:table-cell office:value-type="float" office:value="-0.0316162" calcext:value-type="float">
            <text:p>-0.0316162</text:p>
          </table:table-cell>
          <table:table-cell office:value-type="float" office:value="245.032" calcext:value-type="float">
            <text:p>245.032</text:p>
          </table:table-cell>
          <table:table-cell office:value-type="float" office:value="0.56465" calcext:value-type="float">
            <text:p>0.56465</text:p>
          </table:table-cell>
          <table:table-cell office:value-type="float" office:value="245" calcext:value-type="float">
            <text:p>245</text:p>
          </table:table-cell>
          <table:table-cell office:value-type="float" office:value="0.564324" calcext:value-type="float">
            <text:p>0.564324</text:p>
          </table:table-cell>
          <table:table-cell office:value-type="float" office:value="0.00823073" calcext:value-type="float">
            <text:p>0.00823073</text:p>
          </table:table-cell>
        </table:table-row>
        <table:table-row table:style-name="ro1">
          <table:table-cell office:value-type="float" office:value="61.5068" calcext:value-type="float">
            <text:p>61.5068</text:p>
          </table:table-cell>
          <table:table-cell office:value-type="float" office:value="-0.0302124" calcext:value-type="float">
            <text:p>-0.0302124</text:p>
          </table:table-cell>
          <table:table-cell office:value-type="float" office:value="245.03" calcext:value-type="float">
            <text:p>245.03</text:p>
          </table:table-cell>
          <table:table-cell office:value-type="float" office:value="0.564216" calcext:value-type="float">
            <text:p>0.564216</text:p>
          </table:table-cell>
          <table:table-cell office:value-type="float" office:value="245" calcext:value-type="float">
            <text:p>245</text:p>
          </table:table-cell>
          <table:table-cell office:value-type="float" office:value="0.564145" calcext:value-type="float">
            <text:p>0.564145</text:p>
          </table:table-cell>
          <table:table-cell office:value-type="float" office:value="0.00762443" calcext:value-type="float">
            <text:p>0.00762443</text:p>
          </table:table-cell>
        </table:table-row>
        <table:table-row table:style-name="ro1">
          <table:table-cell office:value-type="float" office:value="61.6385" calcext:value-type="float">
            <text:p>61.6385</text:p>
          </table:table-cell>
          <table:table-cell office:value-type="float" office:value="-0.028595" calcext:value-type="float">
            <text:p>-0.028595</text:p>
          </table:table-cell>
          <table:table-cell office:value-type="float" office:value="245.029" calcext:value-type="float">
            <text:p>245.029</text:p>
          </table:table-cell>
          <table:table-cell office:value-type="float" office:value="0.564607" calcext:value-type="float">
            <text:p>0.564607</text:p>
          </table:table-cell>
          <table:table-cell office:value-type="float" office:value="245" calcext:value-type="float">
            <text:p>245</text:p>
          </table:table-cell>
          <table:table-cell office:value-type="float" office:value="0.563952" calcext:value-type="float">
            <text:p>0.563952</text:p>
          </table:table-cell>
          <table:table-cell office:value-type="float" office:value="0.00780386" calcext:value-type="float">
            <text:p>0.00780386</text:p>
          </table:table-cell>
        </table:table-row>
        <table:table-row table:style-name="ro1">
          <table:table-cell office:value-type="float" office:value="61.7684" calcext:value-type="float">
            <text:p>61.7684</text:p>
          </table:table-cell>
          <table:table-cell office:value-type="float" office:value="-0.0270538" calcext:value-type="float">
            <text:p>-0.0270538</text:p>
          </table:table-cell>
          <table:table-cell office:value-type="float" office:value="245.027" calcext:value-type="float">
            <text:p>245.027</text:p>
          </table:table-cell>
          <table:table-cell office:value-type="float" office:value="0.56475" calcext:value-type="float">
            <text:p>0.56475</text:p>
          </table:table-cell>
          <table:table-cell office:value-type="float" office:value="245" calcext:value-type="float">
            <text:p>245</text:p>
          </table:table-cell>
          <table:table-cell office:value-type="float" office:value="0.563771" calcext:value-type="float">
            <text:p>0.563771</text:p>
          </table:table-cell>
          <table:table-cell office:value-type="float" office:value="0.00774215" calcext:value-type="float">
            <text:p>0.00774215</text:p>
          </table:table-cell>
        </table:table-row>
        <table:table-row table:style-name="ro1">
          <table:table-cell office:value-type="float" office:value="61.8826" calcext:value-type="float">
            <text:p>61.8826</text:p>
          </table:table-cell>
          <table:table-cell office:value-type="float" office:value="-0.0256958" calcext:value-type="float">
            <text:p>-0.0256958</text:p>
          </table:table-cell>
          <table:table-cell office:value-type="float" office:value="245.026" calcext:value-type="float">
            <text:p>245.026</text:p>
          </table:table-cell>
          <table:table-cell office:value-type="float" office:value="0.564477" calcext:value-type="float">
            <text:p>0.564477</text:p>
          </table:table-cell>
          <table:table-cell office:value-type="float" office:value="245" calcext:value-type="float">
            <text:p>245</text:p>
          </table:table-cell>
          <table:table-cell office:value-type="float" office:value="0.563621" calcext:value-type="float">
            <text:p>0.563621</text:p>
          </table:table-cell>
          <table:table-cell office:value-type="float" office:value="0.00728034" calcext:value-type="float">
            <text:p>0.00728034</text:p>
          </table:table-cell>
        </table:table-row>
        <table:table-row table:style-name="ro1">
          <table:table-cell office:value-type="float" office:value="62.0002" calcext:value-type="float">
            <text:p>62.0002</text:p>
          </table:table-cell>
          <table:table-cell office:value-type="float" office:value="-0.0241241" calcext:value-type="float">
            <text:p>-0.0241241</text:p>
          </table:table-cell>
          <table:table-cell office:value-type="float" office:value="245.024" calcext:value-type="float">
            <text:p>245.024</text:p>
          </table:table-cell>
          <table:table-cell office:value-type="float" office:value="0.565033" calcext:value-type="float">
            <text:p>0.565033</text:p>
          </table:table-cell>
          <table:table-cell office:value-type="float" office:value="245" calcext:value-type="float">
            <text:p>245</text:p>
          </table:table-cell>
          <table:table-cell office:value-type="float" office:value="0.563474" calcext:value-type="float">
            <text:p>0.563474</text:p>
          </table:table-cell>
          <table:table-cell office:value-type="float" office:value="0.0075904" calcext:value-type="float">
            <text:p>0.0075904</text:p>
          </table:table-cell>
        </table:table-row>
        <table:table-row table:style-name="ro1">
          <table:table-cell office:value-type="float" office:value="62.1298" calcext:value-type="float">
            <text:p>62.1298</text:p>
          </table:table-cell>
          <table:table-cell office:value-type="float" office:value="-0.0225525" calcext:value-type="float">
            <text:p>-0.0225525</text:p>
          </table:table-cell>
          <table:table-cell office:value-type="float" office:value="245.023" calcext:value-type="float">
            <text:p>245.023</text:p>
          </table:table-cell>
          <table:table-cell office:value-type="float" office:value="0.565362" calcext:value-type="float">
            <text:p>0.565362</text:p>
          </table:table-cell>
          <table:table-cell office:value-type="float" office:value="245" calcext:value-type="float">
            <text:p>245</text:p>
          </table:table-cell>
          <table:table-cell office:value-type="float" office:value="0.563323" calcext:value-type="float">
            <text:p>0.563323</text:p>
          </table:table-cell>
          <table:table-cell office:value-type="float" office:value="0.00767704" calcext:value-type="float">
            <text:p>0.00767704</text:p>
          </table:table-cell>
        </table:table-row>
        <table:table-row table:style-name="ro1">
          <table:table-cell office:value-type="float" office:value="62.2588" calcext:value-type="float">
            <text:p>62.2588</text:p>
          </table:table-cell>
          <table:table-cell office:value-type="float" office:value="-0.0211945" calcext:value-type="float">
            <text:p>-0.0211945</text:p>
          </table:table-cell>
          <table:table-cell office:value-type="float" office:value="245.021" calcext:value-type="float">
            <text:p>245.021</text:p>
          </table:table-cell>
          <table:table-cell office:value-type="float" office:value="0.565164" calcext:value-type="float">
            <text:p>0.565164</text:p>
          </table:table-cell>
          <table:table-cell office:value-type="float" office:value="245" calcext:value-type="float">
            <text:p>245</text:p>
          </table:table-cell>
          <table:table-cell office:value-type="float" office:value="0.563182" calcext:value-type="float">
            <text:p>0.563182</text:p>
          </table:table-cell>
          <table:table-cell office:value-type="float" office:value="0.00728041" calcext:value-type="float">
            <text:p>0.00728041</text:p>
          </table:table-cell>
        </table:table-row>
        <table:table-row table:style-name="ro1">
          <table:table-cell office:value-type="float" office:value="62.3892" calcext:value-type="float">
            <text:p>62.3892</text:p>
          </table:table-cell>
          <table:table-cell office:value-type="float" office:value="-0.0198364" calcext:value-type="float">
            <text:p>-0.0198364</text:p>
          </table:table-cell>
          <table:table-cell office:value-type="float" office:value="245.02" calcext:value-type="float">
            <text:p>245.02</text:p>
          </table:table-cell>
          <table:table-cell office:value-type="float" office:value="0.565138" calcext:value-type="float">
            <text:p>0.565138</text:p>
          </table:table-cell>
          <table:table-cell office:value-type="float" office:value="245" calcext:value-type="float">
            <text:p>245</text:p>
          </table:table-cell>
          <table:table-cell office:value-type="float" office:value="0.563048" calcext:value-type="float">
            <text:p>0.563048</text:p>
          </table:table-cell>
          <table:table-cell office:value-type="float" office:value="0.00704919" calcext:value-type="float">
            <text:p>0.00704919</text:p>
          </table:table-cell>
        </table:table-row>
        <table:table-row table:style-name="ro1">
          <table:table-cell office:value-type="float" office:value="62.5179" calcext:value-type="float">
            <text:p>62.5179</text:p>
          </table:table-cell>
          <table:table-cell office:value-type="float" office:value="-0.0186615" calcext:value-type="float">
            <text:p>-0.0186615</text:p>
          </table:table-cell>
          <table:table-cell office:value-type="float" office:value="245.019" calcext:value-type="float">
            <text:p>245.019</text:p>
          </table:table-cell>
          <table:table-cell office:value-type="float" office:value="0.564734" calcext:value-type="float">
            <text:p>0.564734</text:p>
          </table:table-cell>
          <table:table-cell office:value-type="float" office:value="245" calcext:value-type="float">
            <text:p>245</text:p>
          </table:table-cell>
          <table:table-cell office:value-type="float" office:value="0.562924" calcext:value-type="float">
            <text:p>0.562924</text:p>
          </table:table-cell>
          <table:table-cell office:value-type="float" office:value="0.00647547" calcext:value-type="float">
            <text:p>0.00647547</text:p>
          </table:table-cell>
        </table:table-row>
        <table:table-row table:style-name="ro1">
          <table:table-cell office:value-type="float" office:value="62.6499" calcext:value-type="float">
            <text:p>62.6499</text:p>
          </table:table-cell>
          <table:table-cell office:value-type="float" office:value="-0.0173798" calcext:value-type="float">
            <text:p>-0.0173798</text:p>
          </table:table-cell>
          <table:table-cell office:value-type="float" office:value="245.017" calcext:value-type="float">
            <text:p>245.017</text:p>
          </table:table-cell>
          <table:table-cell office:value-type="float" office:value="0.564875" calcext:value-type="float">
            <text:p>0.564875</text:p>
          </table:table-cell>
          <table:table-cell office:value-type="float" office:value="245" calcext:value-type="float">
            <text:p>245</text:p>
          </table:table-cell>
          <table:table-cell office:value-type="float" office:value="0.562805" calcext:value-type="float">
            <text:p>0.562805</text:p>
          </table:table-cell>
          <table:table-cell office:value-type="float" office:value="0.00641497" calcext:value-type="float">
            <text:p>0.00641497</text:p>
          </table:table-cell>
        </table:table-row>
        <table:table-row table:style-name="ro1">
          <table:table-cell office:value-type="float" office:value="62.7778" calcext:value-type="float">
            <text:p>62.7778</text:p>
          </table:table-cell>
          <table:table-cell office:value-type="float" office:value="-0.0162201" calcext:value-type="float">
            <text:p>-0.0162201</text:p>
          </table:table-cell>
          <table:table-cell office:value-type="float" office:value="245.016" calcext:value-type="float">
            <text:p>245.016</text:p>
          </table:table-cell>
          <table:table-cell office:value-type="float" office:value="0.564789" calcext:value-type="float">
            <text:p>0.564789</text:p>
          </table:table-cell>
          <table:table-cell office:value-type="float" office:value="245" calcext:value-type="float">
            <text:p>245</text:p>
          </table:table-cell>
          <table:table-cell office:value-type="float" office:value="0.562698" calcext:value-type="float">
            <text:p>0.562698</text:p>
          </table:table-cell>
          <table:table-cell office:value-type="float" office:value="0.00614639" calcext:value-type="float">
            <text:p>0.00614639</text:p>
          </table:table-cell>
        </table:table-row>
        <table:table-row table:style-name="ro1">
          <table:table-cell office:value-type="float" office:value="62.902" calcext:value-type="float">
            <text:p>62.902</text:p>
          </table:table-cell>
          <table:table-cell office:value-type="float" office:value="-0.0151367" calcext:value-type="float">
            <text:p>-0.0151367</text:p>
          </table:table-cell>
          <table:table-cell office:value-type="float" office:value="245.015" calcext:value-type="float">
            <text:p>245.015</text:p>
          </table:table-cell>
          <table:table-cell office:value-type="float" office:value="0.564659" calcext:value-type="float">
            <text:p>0.564659</text:p>
          </table:table-cell>
          <table:table-cell office:value-type="float" office:value="245" calcext:value-type="float">
            <text:p>245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00584253" calcext:value-type="float">
            <text:p>0.00584253</text:p>
          </table:table-cell>
        </table:table-row>
        <table:table-row table:style-name="ro1">
          <table:table-cell office:value-type="float" office:value="63.0225" calcext:value-type="float">
            <text:p>63.0225</text:p>
          </table:table-cell>
          <table:table-cell office:value-type="float" office:value="-0.0140076" calcext:value-type="float">
            <text:p>-0.0140076</text:p>
          </table:table-cell>
          <table:table-cell office:value-type="float" office:value="245.014" calcext:value-type="float">
            <text:p>245.014</text:p>
          </table:table-cell>
          <table:table-cell office:value-type="float" office:value="0.564795" calcext:value-type="float">
            <text:p>0.564795</text:p>
          </table:table-cell>
          <table:table-cell office:value-type="float" office:value="245" calcext:value-type="float">
            <text:p>245</text:p>
          </table:table-cell>
          <table:table-cell office:value-type="float" office:value="0.562512" calcext:value-type="float">
            <text:p>0.562512</text:p>
          </table:table-cell>
          <table:table-cell office:value-type="float" office:value="0.00578422" calcext:value-type="float">
            <text:p>0.00578422</text:p>
          </table:table-cell>
        </table:table-row>
        <table:table-row table:style-name="ro1">
          <table:table-cell office:value-type="float" office:value="63.1421" calcext:value-type="float">
            <text:p>63.1421</text:p>
          </table:table-cell>
          <table:table-cell office:value-type="float" office:value="-0.0130005" calcext:value-type="float">
            <text:p>-0.0130005</text:p>
          </table:table-cell>
          <table:table-cell office:value-type="float" office:value="245.013" calcext:value-type="float">
            <text:p>245.013</text:p>
          </table:table-cell>
          <table:table-cell office:value-type="float" office:value="0.564661" calcext:value-type="float">
            <text:p>0.564661</text:p>
          </table:table-cell>
          <table:table-cell office:value-type="float" office:value="245" calcext:value-type="float">
            <text:p>245</text:p>
          </table:table-cell>
          <table:table-cell office:value-type="float" office:value="0.562431" calcext:value-type="float">
            <text:p>0.562431</text:p>
          </table:table-cell>
          <table:table-cell office:value-type="float" office:value="0.00547925" calcext:value-type="float">
            <text:p>0.00547925</text:p>
          </table:table-cell>
        </table:table-row>
        <table:table-row table:style-name="ro1">
          <table:table-cell office:value-type="float" office:value="63.2655" calcext:value-type="float">
            <text:p>63.2655</text:p>
          </table:table-cell>
          <table:table-cell office:value-type="float" office:value="-0.0119629" calcext:value-type="float">
            <text:p>-0.0119629</text:p>
          </table:table-cell>
          <table:table-cell office:value-type="float" office:value="245.012" calcext:value-type="float">
            <text:p>245.012</text:p>
          </table:table-cell>
          <table:table-cell office:value-type="float" office:value="0.564682" calcext:value-type="float">
            <text:p>0.564682</text:p>
          </table:table-cell>
          <table:table-cell office:value-type="float" office:value="245" calcext:value-type="float">
            <text:p>245</text:p>
          </table:table-cell>
          <table:table-cell office:value-type="float" office:value="0.562355" calcext:value-type="float">
            <text:p>0.562355</text:p>
          </table:table-cell>
          <table:table-cell office:value-type="float" office:value="0.0053184" calcext:value-type="float">
            <text:p>0.0053184</text:p>
          </table:table-cell>
        </table:table-row>
        <table:table-row table:style-name="ro1">
          <table:table-cell office:value-type="float" office:value="63.3866" calcext:value-type="float">
            <text:p>63.3866</text:p>
          </table:table-cell>
          <table:table-cell office:value-type="float" office:value="-0.0108795" calcext:value-type="float">
            <text:p>-0.0108795</text:p>
          </table:table-cell>
          <table:table-cell office:value-type="float" office:value="245.011" calcext:value-type="float">
            <text:p>245.011</text:p>
          </table:table-cell>
          <table:table-cell office:value-type="float" office:value="0.564939" calcext:value-type="float">
            <text:p>0.564939</text:p>
          </table:table-cell>
          <table:table-cell office:value-type="float" office:value="245" calcext:value-type="float">
            <text:p>245</text:p>
          </table:table-cell>
          <table:table-cell office:value-type="float" office:value="0.562285" calcext:value-type="float">
            <text:p>0.562285</text:p>
          </table:table-cell>
          <table:table-cell office:value-type="float" office:value="0.00537322" calcext:value-type="float">
            <text:p>0.00537322</text:p>
          </table:table-cell>
        </table:table-row>
        <table:table-row table:style-name="ro1">
          <table:table-cell office:value-type="float" office:value="63.5049" calcext:value-type="float">
            <text:p>63.5049</text:p>
          </table:table-cell>
          <table:table-cell office:value-type="float" office:value="-0.00979614" calcext:value-type="float">
            <text:p>-0.00979614</text:p>
          </table:table-cell>
          <table:table-cell office:value-type="float" office:value="245.01" calcext:value-type="float">
            <text:p>245.01</text:p>
          </table:table-cell>
          <table:table-cell office:value-type="float" office:value="0.565164" calcext:value-type="float">
            <text:p>0.565164</text:p>
          </table:table-cell>
          <table:table-cell office:value-type="float" office:value="245" calcext:value-type="float">
            <text:p>245</text:p>
          </table:table-cell>
          <table:table-cell office:value-type="float" office:value="0.562224" calcext:value-type="float">
            <text:p>0.562224</text:p>
          </table:table-cell>
          <table:table-cell office:value-type="float" office:value="0.0053884" calcext:value-type="float">
            <text:p>0.0053884</text:p>
          </table:table-cell>
        </table:table-row>
        <table:table-row table:style-name="ro1">
          <table:table-cell office:value-type="float" office:value="63.6289" calcext:value-type="float">
            <text:p>63.6289</text:p>
          </table:table-cell>
          <table:table-cell office:value-type="float" office:value="-0.00856018" calcext:value-type="float">
            <text:p>-0.00856018</text:p>
          </table:table-cell>
          <table:table-cell office:value-type="float" office:value="245.009" calcext:value-type="float">
            <text:p>245.009</text:p>
          </table:table-cell>
          <table:table-cell office:value-type="float" office:value="0.565758" calcext:value-type="float">
            <text:p>0.565758</text:p>
          </table:table-cell>
          <table:table-cell office:value-type="float" office:value="245" calcext:value-type="float">
            <text:p>245</text:p>
          </table:table-cell>
          <table:table-cell office:value-type="float" office:value="0.562168" calcext:value-type="float">
            <text:p>0.562168</text:p>
          </table:table-cell>
          <table:table-cell office:value-type="float" office:value="0.00573089" calcext:value-type="float">
            <text:p>0.00573089</text:p>
          </table:table-cell>
        </table:table-row>
        <table:table-row table:style-name="ro1">
          <table:table-cell office:value-type="float" office:value="63.7407" calcext:value-type="float">
            <text:p>63.7407</text:p>
          </table:table-cell>
          <table:table-cell office:value-type="float" office:value="-0.00769043" calcext:value-type="float">
            <text:p>-0.00769043</text:p>
          </table:table-cell>
          <table:table-cell office:value-type="float" office:value="245.008" calcext:value-type="float">
            <text:p>245.008</text:p>
          </table:table-cell>
          <table:table-cell office:value-type="float" office:value="0.565112" calcext:value-type="float">
            <text:p>0.565112</text:p>
          </table:table-cell>
          <table:table-cell office:value-type="float" office:value="245" calcext:value-type="float">
            <text:p>245</text:p>
          </table:table-cell>
          <table:table-cell office:value-type="float" office:value="0.562122" calcext:value-type="float">
            <text:p>0.562122</text:p>
          </table:table-cell>
          <table:table-cell office:value-type="float" office:value="0.00491259" calcext:value-type="float">
            <text:p>0.00491259</text:p>
          </table:table-cell>
        </table:table-row>
        <table:table-row table:style-name="ro1">
          <table:table-cell office:value-type="float" office:value="63.8608" calcext:value-type="float">
            <text:p>63.8608</text:p>
          </table:table-cell>
          <table:table-cell office:value-type="float" office:value="-0.0065918" calcext:value-type="float">
            <text:p>-0.0065918</text:p>
          </table:table-cell>
          <table:table-cell office:value-type="float" office:value="245.007" calcext:value-type="float">
            <text:p>245.007</text:p>
          </table:table-cell>
          <table:table-cell office:value-type="float" office:value="0.565628" calcext:value-type="float">
            <text:p>0.565628</text:p>
          </table:table-cell>
          <table:table-cell office:value-type="float" office:value="245" calcext:value-type="float">
            <text:p>245</text:p>
          </table:table-cell>
          <table:table-cell office:value-type="float" office:value="0.562079" calcext:value-type="float">
            <text:p>0.562079</text:p>
          </table:table-cell>
          <table:table-cell office:value-type="float" office:value="0.00519681" calcext:value-type="float">
            <text:p>0.00519681</text:p>
          </table:table-cell>
        </table:table-row>
        <table:table-row table:style-name="ro1">
          <table:table-cell office:value-type="float" office:value="63.9792" calcext:value-type="float">
            <text:p>63.9792</text:p>
          </table:table-cell>
          <table:table-cell office:value-type="float" office:value="-0.00534058" calcext:value-type="float">
            <text:p>-0.00534058</text:p>
          </table:table-cell>
          <table:table-cell office:value-type="float" office:value="245.005" calcext:value-type="float">
            <text:p>245.005</text:p>
          </table:table-cell>
          <table:table-cell office:value-type="float" office:value="0.566383" calcext:value-type="float">
            <text:p>0.566383</text:p>
          </table:table-cell>
          <table:table-cell office:value-type="float" office:value="245" calcext:value-type="float">
            <text:p>245</text:p>
          </table:table-cell>
          <table:table-cell office:value-type="float" office:value="0.562044" calcext:value-type="float">
            <text:p>0.562044</text:p>
          </table:table-cell>
          <table:table-cell office:value-type="float" office:value="0.00567446" calcext:value-type="float">
            <text:p>0.00567446</text:p>
          </table:table-cell>
        </table:table-row>
        <table:table-row table:style-name="ro1">
          <table:table-cell office:value-type="float" office:value="64.098" calcext:value-type="float">
            <text:p>64.098</text:p>
          </table:table-cell>
          <table:table-cell office:value-type="float" office:value="-0.0040741" calcext:value-type="float">
            <text:p>-0.0040741</text:p>
          </table:table-cell>
          <table:table-cell office:value-type="float" office:value="245.004" calcext:value-type="float">
            <text:p>245.004</text:p>
          </table:table-cell>
          <table:table-cell office:value-type="float" office:value="0.567015" calcext:value-type="float">
            <text:p>0.567015</text:p>
          </table:table-cell>
          <table:table-cell office:value-type="float" office:value="245" calcext:value-type="float">
            <text:p>245</text:p>
          </table:table-cell>
          <table:table-cell office:value-type="float" office:value="0.562016" calcext:value-type="float">
            <text:p>0.562016</text:p>
          </table:table-cell>
          <table:table-cell office:value-type="float" office:value="0.00601775" calcext:value-type="float">
            <text:p>0.00601775</text:p>
          </table:table-cell>
        </table:table-row>
        <table:table-row table:style-name="ro1">
          <table:table-cell office:value-type="float" office:value="64.2161" calcext:value-type="float">
            <text:p>64.2161</text:p>
          </table:table-cell>
          <table:table-cell office:value-type="float" office:value="-0.00263977" calcext:value-type="float">
            <text:p>-0.00263977</text:p>
          </table:table-cell>
          <table:table-cell office:value-type="float" office:value="245.003" calcext:value-type="float">
            <text:p>245.003</text:p>
          </table:table-cell>
          <table:table-cell office:value-type="float" office:value="0.567926" calcext:value-type="float">
            <text:p>0.567926</text:p>
          </table:table-cell>
          <table:table-cell office:value-type="float" office:value="245" calcext:value-type="float">
            <text:p>245</text:p>
          </table:table-cell>
          <table:table-cell office:value-type="float" office:value="0.561996" calcext:value-type="float">
            <text:p>0.561996</text:p>
          </table:table-cell>
          <table:table-cell office:value-type="float" office:value="0.0065896" calcext:value-type="float">
            <text:p>0.0065896</text:p>
          </table:table-cell>
        </table:table-row>
        <table:table-row table:style-name="ro1">
          <table:table-cell office:value-type="float" office:value="64.3375" calcext:value-type="float">
            <text:p>64.3375</text:p>
          </table:table-cell>
          <table:table-cell office:value-type="float" office:value="-0.00120544" calcext:value-type="float">
            <text:p>-0.00120544</text:p>
          </table:table-cell>
          <table:table-cell office:value-type="float" office:value="245.001" calcext:value-type="float">
            <text:p>245.001</text:p>
          </table:table-cell>
          <table:table-cell office:value-type="float" office:value="0.568636" calcext:value-type="float">
            <text:p>0.568636</text:p>
          </table:table-cell>
          <table:table-cell office:value-type="float" office:value="245" calcext:value-type="float">
            <text:p>245</text:p>
          </table:table-cell>
          <table:table-cell office:value-type="float" office:value="0.561984" calcext:value-type="float">
            <text:p>0.561984</text:p>
          </table:table-cell>
          <table:table-cell office:value-type="float" office:value="0.00695295" calcext:value-type="float">
            <text:p>0.00695295</text:p>
          </table:table-cell>
        </table:table-row>
        <table:table-row table:style-name="ro1">
          <table:table-cell office:value-type="float" office:value="64.4575" calcext:value-type="float">
            <text:p>64.4575</text:p>
          </table:table-cell>
          <table:table-cell office:value-type="float" office:value="0.000259399" calcext:value-type="float">
            <text:p>0.000259399</text:p>
          </table:table-cell>
          <table:table-cell office:value-type="float" office:value="245" calcext:value-type="float">
            <text:p>245</text:p>
          </table:table-cell>
          <table:table-cell office:value-type="float" office:value="0.569181" calcext:value-type="float">
            <text:p>0.569181</text:p>
          </table:table-cell>
          <table:table-cell office:value-type="float" office:value="245" calcext:value-type="float">
            <text:p>245</text:p>
          </table:table-cell>
          <table:table-cell office:value-type="float" office:value="0.561981" calcext:value-type="float">
            <text:p>0.561981</text:p>
          </table:table-cell>
          <table:table-cell office:value-type="float" office:value="0.00713481" calcext:value-type="float">
            <text:p>0.00713481</text:p>
          </table:table-cell>
        </table:table-row>
        <table:table-row table:style-name="ro1">
          <table:table-cell office:value-type="float" office:value="64.5763" calcext:value-type="float">
            <text:p>64.5763</text:p>
          </table:table-cell>
          <table:table-cell office:value-type="float" office:value="0.00189209" calcext:value-type="float">
            <text:p>0.00189209</text:p>
          </table:table-cell>
          <table:table-cell office:value-type="float" office:value="244.998" calcext:value-type="float">
            <text:p>244.998</text:p>
          </table:table-cell>
          <table:table-cell office:value-type="float" office:value="0.570135" calcext:value-type="float">
            <text:p>0.570135</text:p>
          </table:table-cell>
          <table:table-cell office:value-type="float" office:value="245" calcext:value-type="float">
            <text:p>245</text:p>
          </table:table-cell>
          <table:table-cell office:value-type="float" office:value="0.561988" calcext:value-type="float">
            <text:p>0.561988</text:p>
          </table:table-cell>
          <table:table-cell office:value-type="float" office:value="0.00767422" calcext:value-type="float">
            <text:p>0.00767422</text:p>
          </table:table-cell>
        </table:table-row>
        <table:table-row table:style-name="ro1">
          <table:table-cell office:value-type="float" office:value="64.7034" calcext:value-type="float">
            <text:p>64.7034</text:p>
          </table:table-cell>
          <table:table-cell office:value-type="float" office:value="0.00364685" calcext:value-type="float">
            <text:p>0.00364685</text:p>
          </table:table-cell>
          <table:table-cell office:value-type="float" office:value="244.996" calcext:value-type="float">
            <text:p>244.996</text:p>
          </table:table-cell>
          <table:table-cell office:value-type="float" office:value="0.571072" calcext:value-type="float">
            <text:p>0.571072</text:p>
          </table:table-cell>
          <table:table-cell office:value-type="float" office:value="245" calcext:value-type="float">
            <text:p>245</text:p>
          </table:table-cell>
          <table:table-cell office:value-type="float" office:value="0.562005" calcext:value-type="float">
            <text:p>0.562005</text:p>
          </table:table-cell>
          <table:table-cell office:value-type="float" office:value="0.00815514" calcext:value-type="float">
            <text:p>0.00815514</text:p>
          </table:table-cell>
        </table:table-row>
        <table:table-row table:style-name="ro1">
          <table:table-cell office:value-type="float" office:value="64.8229" calcext:value-type="float">
            <text:p>64.8229</text:p>
          </table:table-cell>
          <table:table-cell office:value-type="float" office:value="0.00538635" calcext:value-type="float">
            <text:p>0.00538635</text:p>
          </table:table-cell>
          <table:table-cell office:value-type="float" office:value="244.995" calcext:value-type="float">
            <text:p>244.995</text:p>
          </table:table-cell>
          <table:table-cell office:value-type="float" office:value="0.571789" calcext:value-type="float">
            <text:p>0.571789</text:p>
          </table:table-cell>
          <table:table-cell office:value-type="float" office:value="245" calcext:value-type="float">
            <text:p>245</text:p>
          </table:table-cell>
          <table:table-cell office:value-type="float" office:value="0.562032" calcext:value-type="float">
            <text:p>0.562032</text:p>
          </table:table-cell>
          <table:table-cell office:value-type="float" office:value="0.00841022" calcext:value-type="float">
            <text:p>0.00841022</text:p>
          </table:table-cell>
        </table:table-row>
        <table:table-row table:style-name="ro1">
          <table:table-cell office:value-type="float" office:value="64.9432" calcext:value-type="float">
            <text:p>64.9432</text:p>
          </table:table-cell>
          <table:table-cell office:value-type="float" office:value="0.00717163" calcext:value-type="float">
            <text:p>0.00717163</text:p>
          </table:table-cell>
          <table:table-cell office:value-type="float" office:value="244.993" calcext:value-type="float">
            <text:p>244.993</text:p>
          </table:table-cell>
          <table:table-cell office:value-type="float" office:value="0.572544" calcext:value-type="float">
            <text:p>0.572544</text:p>
          </table:table-cell>
          <table:table-cell office:value-type="float" office:value="245" calcext:value-type="float">
            <text:p>245</text:p>
          </table:table-cell>
          <table:table-cell office:value-type="float" office:value="0.56207" calcext:value-type="float">
            <text:p>0.56207</text:p>
          </table:table-cell>
          <table:table-cell office:value-type="float" office:value="0.00868131" calcext:value-type="float">
            <text:p>0.00868131</text:p>
          </table:table-cell>
        </table:table-row>
        <table:table-row table:style-name="ro1">
          <table:table-cell office:value-type="float" office:value="65.0669" calcext:value-type="float">
            <text:p>65.0669</text:p>
          </table:table-cell>
          <table:table-cell office:value-type="float" office:value="0.00918579" calcext:value-type="float">
            <text:p>0.00918579</text:p>
          </table:table-cell>
          <table:table-cell office:value-type="float" office:value="244.991" calcext:value-type="float">
            <text:p>244.991</text:p>
          </table:table-cell>
          <table:table-cell office:value-type="float" office:value="0.573776" calcext:value-type="float">
            <text:p>0.573776</text:p>
          </table:table-cell>
          <table:table-cell office:value-type="float" office:value="245" calcext:value-type="float">
            <text:p>245</text:p>
          </table:table-cell>
          <table:table-cell office:value-type="float" office:value="0.562121" calcext:value-type="float">
            <text:p>0.562121</text:p>
          </table:table-cell>
          <table:table-cell office:value-type="float" office:value="0.00935885" calcext:value-type="float">
            <text:p>0.00935885</text:p>
          </table:table-cell>
        </table:table-row>
        <table:table-row table:style-name="ro1">
          <table:table-cell office:value-type="float" office:value="65.1929" calcext:value-type="float">
            <text:p>65.1929</text:p>
          </table:table-cell>
          <table:table-cell office:value-type="float" office:value="0.0112457" calcext:value-type="float">
            <text:p>0.0112457</text:p>
          </table:table-cell>
          <table:table-cell office:value-type="float" office:value="244.989" calcext:value-type="float">
            <text:p>244.989</text:p>
          </table:table-cell>
          <table:table-cell office:value-type="float" office:value="0.574846" calcext:value-type="float">
            <text:p>0.574846</text:p>
          </table:table-cell>
          <table:table-cell office:value-type="float" office:value="245" calcext:value-type="float">
            <text:p>245</text:p>
          </table:table-cell>
          <table:table-cell office:value-type="float" office:value="0.562185" calcext:value-type="float">
            <text:p>0.562185</text:p>
          </table:table-cell>
          <table:table-cell office:value-type="float" office:value="0.00984946" calcext:value-type="float">
            <text:p>0.00984946</text:p>
          </table:table-cell>
        </table:table-row>
        <table:table-row table:style-name="ro1">
          <table:table-cell office:value-type="float" office:value="65.3176" calcext:value-type="float">
            <text:p>65.3176</text:p>
          </table:table-cell>
          <table:table-cell office:value-type="float" office:value="0.0133057" calcext:value-type="float">
            <text:p>0.0133057</text:p>
          </table:table-cell>
          <table:table-cell office:value-type="float" office:value="244.987" calcext:value-type="float">
            <text:p>244.987</text:p>
          </table:table-cell>
          <table:table-cell office:value-type="float" office:value="0.57571" calcext:value-type="float">
            <text:p>0.57571</text:p>
          </table:table-cell>
          <table:table-cell office:value-type="float" office:value="245" calcext:value-type="float">
            <text:p>245</text:p>
          </table:table-cell>
          <table:table-cell office:value-type="float" office:value="0.562261" calcext:value-type="float">
            <text:p>0.562261</text:p>
          </table:table-cell>
          <table:table-cell office:value-type="float" office:value="0.0101228" calcext:value-type="float">
            <text:p>0.0101228</text:p>
          </table:table-cell>
        </table:table-row>
        <table:table-row table:style-name="ro1">
          <table:table-cell office:value-type="float" office:value="65.4447" calcext:value-type="float">
            <text:p>65.4447</text:p>
          </table:table-cell>
          <table:table-cell office:value-type="float" office:value="0.015564" calcext:value-type="float">
            <text:p>0.015564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0.576947" calcext:value-type="float">
            <text:p>0.576947</text:p>
          </table:table-cell>
          <table:table-cell office:value-type="float" office:value="245" calcext:value-type="float">
            <text:p>245</text:p>
          </table:table-cell>
          <table:table-cell office:value-type="float" office:value="0.562353" calcext:value-type="float">
            <text:p>0.562353</text:p>
          </table:table-cell>
          <table:table-cell office:value-type="float" office:value="0.0107033" calcext:value-type="float">
            <text:p>0.0107033</text:p>
          </table:table-cell>
        </table:table-row>
        <table:table-row table:style-name="ro1">
          <table:table-cell office:value-type="float" office:value="65.5553" calcext:value-type="float">
            <text:p>65.5553</text:p>
          </table:table-cell>
          <table:table-cell office:value-type="float" office:value="0.0176239" calcext:value-type="float">
            <text:p>0.0176239</text:p>
          </table:table-cell>
          <table:table-cell office:value-type="float" office:value="244.982" calcext:value-type="float">
            <text:p>244.982</text:p>
          </table:table-cell>
          <table:table-cell office:value-type="float" office:value="0.577399" calcext:value-type="float">
            <text:p>0.577399</text:p>
          </table:table-cell>
          <table:table-cell office:value-type="float" office:value="245" calcext:value-type="float">
            <text:p>245</text:p>
          </table:table-cell>
          <table:table-cell office:value-type="float" office:value="0.562444" calcext:value-type="float">
            <text:p>0.562444</text:p>
          </table:table-cell>
          <table:table-cell office:value-type="float" office:value="0.0105492" calcext:value-type="float">
            <text:p>0.0105492</text:p>
          </table:table-cell>
        </table:table-row>
        <table:table-row table:style-name="ro1">
          <table:table-cell office:value-type="float" office:value="65.676" calcext:value-type="float">
            <text:p>65.676</text:p>
          </table:table-cell>
          <table:table-cell office:value-type="float" office:value="0.0198975" calcext:value-type="float">
            <text:p>0.0198975</text:p>
          </table:table-cell>
          <table:table-cell office:value-type="float" office:value="244.98" calcext:value-type="float">
            <text:p>244.98</text:p>
          </table:table-cell>
          <table:table-cell office:value-type="float" office:value="0.578511" calcext:value-type="float">
            <text:p>0.578511</text:p>
          </table:table-cell>
          <table:table-cell office:value-type="float" office:value="245" calcext:value-type="float">
            <text:p>245</text:p>
          </table:table-cell>
          <table:table-cell office:value-type="float" office:value="0.562557" calcext:value-type="float">
            <text:p>0.562557</text:p>
          </table:table-cell>
          <table:table-cell office:value-type="float" office:value="0.0109794" calcext:value-type="float">
            <text:p>0.0109794</text:p>
          </table:table-cell>
        </table:table-row>
        <table:table-row table:style-name="ro1">
          <table:table-cell office:value-type="float" office:value="65.7971" calcext:value-type="float">
            <text:p>65.7971</text:p>
          </table:table-cell>
          <table:table-cell office:value-type="float" office:value="0.0223846" calcext:value-type="float">
            <text:p>0.0223846</text:p>
          </table:table-cell>
          <table:table-cell office:value-type="float" office:value="244.978" calcext:value-type="float">
            <text:p>244.978</text:p>
          </table:table-cell>
          <table:table-cell office:value-type="float" office:value="0.580032" calcext:value-type="float">
            <text:p>0.580032</text:p>
          </table:table-cell>
          <table:table-cell office:value-type="float" office:value="245" calcext:value-type="float">
            <text:p>245</text:p>
          </table:table-cell>
          <table:table-cell office:value-type="float" office:value="0.562685" calcext:value-type="float">
            <text:p>0.562685</text:p>
          </table:table-cell>
          <table:table-cell office:value-type="float" office:value="0.0117508" calcext:value-type="float">
            <text:p>0.0117508</text:p>
          </table:table-cell>
        </table:table-row>
        <table:table-row table:style-name="ro1">
          <table:table-cell office:value-type="float" office:value="65.92" calcext:value-type="float">
            <text:p>65.92</text:p>
          </table:table-cell>
          <table:table-cell office:value-type="float" office:value="0.0249023" calcext:value-type="float">
            <text:p>0.0249023</text:p>
          </table:table-cell>
          <table:table-cell office:value-type="float" office:value="244.975" calcext:value-type="float">
            <text:p>244.975</text:p>
          </table:table-cell>
          <table:table-cell office:value-type="float" office:value="0.581186" calcext:value-type="float">
            <text:p>0.581186</text:p>
          </table:table-cell>
          <table:table-cell office:value-type="float" office:value="245" calcext:value-type="float">
            <text:p>245</text:p>
          </table:table-cell>
          <table:table-cell office:value-type="float" office:value="0.562831" calcext:value-type="float">
            <text:p>0.562831</text:p>
          </table:table-cell>
          <table:table-cell office:value-type="float" office:value="0.0121293" calcext:value-type="float">
            <text:p>0.0121293</text:p>
          </table:table-cell>
        </table:table-row>
        <table:table-row table:style-name="ro1">
          <table:table-cell office:value-type="float" office:value="66.0421" calcext:value-type="float">
            <text:p>66.0421</text:p>
          </table:table-cell>
          <table:table-cell office:value-type="float" office:value="0.0274811" calcext:value-type="float">
            <text:p>0.0274811</text:p>
          </table:table-cell>
          <table:table-cell office:value-type="float" office:value="244.973" calcext:value-type="float">
            <text:p>244.973</text:p>
          </table:table-cell>
          <table:table-cell office:value-type="float" office:value="0.582366" calcext:value-type="float">
            <text:p>0.582366</text:p>
          </table:table-cell>
          <table:table-cell office:value-type="float" office:value="245" calcext:value-type="float">
            <text:p>245</text:p>
          </table:table-cell>
          <table:table-cell office:value-type="float" office:value="0.562991" calcext:value-type="float">
            <text:p>0.562991</text:p>
          </table:table-cell>
          <table:table-cell office:value-type="float" office:value="0.0125055" calcext:value-type="float">
            <text:p>0.0125055</text:p>
          </table:table-cell>
        </table:table-row>
        <table:table-row table:style-name="ro1">
          <table:table-cell office:value-type="float" office:value="66.1664" calcext:value-type="float">
            <text:p>66.1664</text:p>
          </table:table-cell>
          <table:table-cell office:value-type="float" office:value="0.0301056" calcext:value-type="float">
            <text:p>0.0301056</text:p>
          </table:table-cell>
          <table:table-cell office:value-type="float" office:value="244.97" calcext:value-type="float">
            <text:p>244.97</text:p>
          </table:table-cell>
          <table:table-cell office:value-type="float" office:value="0.583507" calcext:value-type="float">
            <text:p>0.583507</text:p>
          </table:table-cell>
          <table:table-cell office:value-type="float" office:value="245" calcext:value-type="float">
            <text:p>245</text:p>
          </table:table-cell>
          <table:table-cell office:value-type="float" office:value="0.563169" calcext:value-type="float">
            <text:p>0.563169</text:p>
          </table:table-cell>
          <table:table-cell office:value-type="float" office:value="0.012811" calcext:value-type="float">
            <text:p>0.012811</text:p>
          </table:table-cell>
        </table:table-row>
        <table:table-row table:style-name="ro1">
          <table:table-cell office:value-type="float" office:value="66.2882" calcext:value-type="float">
            <text:p>66.2882</text:p>
          </table:table-cell>
          <table:table-cell office:value-type="float" office:value="0.0328369" calcext:value-type="float">
            <text:p>0.0328369</text:p>
          </table:table-cell>
          <table:table-cell office:value-type="float" office:value="244.967" calcext:value-type="float">
            <text:p>244.967</text:p>
          </table:table-cell>
          <table:table-cell office:value-type="float" office:value="0.584821" calcext:value-type="float">
            <text:p>0.584821</text:p>
          </table:table-cell>
          <table:table-cell office:value-type="float" office:value="245" calcext:value-type="float">
            <text:p>245</text:p>
          </table:table-cell>
          <table:table-cell office:value-type="float" office:value="0.563361" calcext:value-type="float">
            <text:p>0.563361</text:p>
          </table:table-cell>
          <table:table-cell office:value-type="float" office:value="0.0132507" calcext:value-type="float">
            <text:p>0.0132507</text:p>
          </table:table-cell>
        </table:table-row>
        <table:table-row table:style-name="ro1">
          <table:table-cell office:value-type="float" office:value="66.4104" calcext:value-type="float">
            <text:p>66.4104</text:p>
          </table:table-cell>
          <table:table-cell office:value-type="float" office:value="0.0354309" calcext:value-type="float">
            <text:p>0.0354309</text:p>
          </table:table-cell>
          <table:table-cell office:value-type="float" office:value="244.965" calcext:value-type="float">
            <text:p>244.965</text:p>
          </table:table-cell>
          <table:table-cell office:value-type="float" office:value="0.585602" calcext:value-type="float">
            <text:p>0.585602</text:p>
          </table:table-cell>
          <table:table-cell office:value-type="float" office:value="245" calcext:value-type="float">
            <text:p>245</text:p>
          </table:table-cell>
          <table:table-cell office:value-type="float" office:value="0.563569" calcext:value-type="float">
            <text:p>0.563569</text:p>
          </table:table-cell>
          <table:table-cell office:value-type="float" office:value="0.013175" calcext:value-type="float">
            <text:p>0.013175</text:p>
          </table:table-cell>
        </table:table-row>
        <table:table-row table:style-name="ro1">
          <table:table-cell office:value-type="float" office:value="66.5341" calcext:value-type="float">
            <text:p>66.5341</text:p>
          </table:table-cell>
          <table:table-cell office:value-type="float" office:value="0.038147" calcext:value-type="float">
            <text:p>0.038147</text:p>
          </table:table-cell>
          <table:table-cell office:value-type="float" office:value="244.962" calcext:value-type="float">
            <text:p>244.962</text:p>
          </table:table-cell>
          <table:table-cell office:value-type="float" office:value="0.586724" calcext:value-type="float">
            <text:p>0.586724</text:p>
          </table:table-cell>
          <table:table-cell office:value-type="float" office:value="245" calcext:value-type="float">
            <text:p>245</text:p>
          </table:table-cell>
          <table:table-cell office:value-type="float" office:value="0.563797" calcext:value-type="float">
            <text:p>0.563797</text:p>
          </table:table-cell>
          <table:table-cell office:value-type="float" office:value="0.0133905" calcext:value-type="float">
            <text:p>0.0133905</text:p>
          </table:table-cell>
        </table:table-row>
        <table:table-row table:style-name="ro1">
          <table:table-cell office:value-type="float" office:value="66.6534" calcext:value-type="float">
            <text:p>66.6534</text:p>
          </table:table-cell>
          <table:table-cell office:value-type="float" office:value="0.0407104" calcext:value-type="float">
            <text:p>0.0407104</text:p>
          </table:table-cell>
          <table:table-cell office:value-type="float" office:value="244.959" calcext:value-type="float">
            <text:p>244.959</text:p>
          </table:table-cell>
          <table:table-cell office:value-type="float" office:value="0.587163" calcext:value-type="float">
            <text:p>0.587163</text:p>
          </table:table-cell>
          <table:table-cell office:value-type="float" office:value="245" calcext:value-type="float">
            <text:p>245</text:p>
          </table:table-cell>
          <table:table-cell office:value-type="float" office:value="0.564032" calcext:value-type="float">
            <text:p>0.564032</text:p>
          </table:table-cell>
          <table:table-cell office:value-type="float" office:value="0.012953" calcext:value-type="float">
            <text:p>0.012953</text:p>
          </table:table-cell>
        </table:table-row>
        <table:table-row table:style-name="ro1">
          <table:table-cell office:value-type="float" office:value="66.7775" calcext:value-type="float">
            <text:p>66.7775</text:p>
          </table:table-cell>
          <table:table-cell office:value-type="float" office:value="0.0435181" calcext:value-type="float">
            <text:p>0.0435181</text:p>
          </table:table-cell>
          <table:table-cell office:value-type="float" office:value="244.956" calcext:value-type="float">
            <text:p>244.956</text:p>
          </table:table-cell>
          <table:table-cell office:value-type="float" office:value="0.588645" calcext:value-type="float">
            <text:p>0.588645</text:p>
          </table:table-cell>
          <table:table-cell office:value-type="float" office:value="245" calcext:value-type="float">
            <text:p>245</text:p>
          </table:table-cell>
          <table:table-cell office:value-type="float" office:value="0.564293" calcext:value-type="float">
            <text:p>0.564293</text:p>
          </table:table-cell>
          <table:table-cell office:value-type="float" office:value="0.0134723" calcext:value-type="float">
            <text:p>0.0134723</text:p>
          </table:table-cell>
        </table:table-row>
        <table:table-row table:style-name="ro1">
          <table:table-cell office:value-type="float" office:value="66.9009" calcext:value-type="float">
            <text:p>66.9009</text:p>
          </table:table-cell>
          <table:table-cell office:value-type="float" office:value="0.0462494" calcext:value-type="float">
            <text:p>0.0462494</text:p>
          </table:table-cell>
          <table:table-cell office:value-type="float" office:value="244.954" calcext:value-type="float">
            <text:p>244.954</text:p>
          </table:table-cell>
          <table:table-cell office:value-type="float" office:value="0.589699" calcext:value-type="float">
            <text:p>0.589699</text:p>
          </table:table-cell>
          <table:table-cell office:value-type="float" office:value="245" calcext:value-type="float">
            <text:p>245</text:p>
          </table:table-cell>
          <table:table-cell office:value-type="float" office:value="0.56457" calcext:value-type="float">
            <text:p>0.56457</text:p>
          </table:table-cell>
          <table:table-cell office:value-type="float" office:value="0.0135662" calcext:value-type="float">
            <text:p>0.0135662</text:p>
          </table:table-cell>
        </table:table-row>
        <table:table-row table:style-name="ro1">
          <table:table-cell office:value-type="float" office:value="67.0226" calcext:value-type="float">
            <text:p>67.0226</text:p>
          </table:table-cell>
          <table:table-cell office:value-type="float" office:value="0.0487823" calcext:value-type="float">
            <text:p>0.0487823</text:p>
          </table:table-cell>
          <table:table-cell office:value-type="float" office:value="244.951" calcext:value-type="float">
            <text:p>244.951</text:p>
          </table:table-cell>
          <table:table-cell office:value-type="float" office:value="0.590184" calcext:value-type="float">
            <text:p>0.590184</text:p>
          </table:table-cell>
          <table:table-cell office:value-type="float" office:value="245" calcext:value-type="float">
            <text:p>245</text:p>
          </table:table-cell>
          <table:table-cell office:value-type="float" office:value="0.564859" calcext:value-type="float">
            <text:p>0.564859</text:p>
          </table:table-cell>
          <table:table-cell office:value-type="float" office:value="0.0131292" calcext:value-type="float">
            <text:p>0.0131292</text:p>
          </table:table-cell>
        </table:table-row>
        <table:table-row table:style-name="ro1">
          <table:table-cell office:value-type="float" office:value="67.1448" calcext:value-type="float">
            <text:p>67.1448</text:p>
          </table:table-cell>
          <table:table-cell office:value-type="float" office:value="0.051239" calcext:value-type="float">
            <text:p>0.051239</text:p>
          </table:table-cell>
          <table:table-cell office:value-type="float" office:value="244.949" calcext:value-type="float">
            <text:p>244.949</text:p>
          </table:table-cell>
          <table:table-cell office:value-type="float" office:value="0.590737" calcext:value-type="float">
            <text:p>0.590737</text:p>
          </table:table-cell>
          <table:table-cell office:value-type="float" office:value="245" calcext:value-type="float">
            <text:p>245</text:p>
          </table:table-cell>
          <table:table-cell office:value-type="float" office:value="0.565165" calcext:value-type="float">
            <text:p>0.565165</text:p>
          </table:table-cell>
          <table:table-cell office:value-type="float" office:value="0.0127622" calcext:value-type="float">
            <text:p>0.0127622</text:p>
          </table:table-cell>
        </table:table-row>
        <table:table-row table:style-name="ro1">
          <table:table-cell office:value-type="float" office:value="67.2705" calcext:value-type="float">
            <text:p>67.2705</text:p>
          </table:table-cell>
          <table:table-cell office:value-type="float" office:value="0.053833" calcext:value-type="float">
            <text:p>0.053833</text:p>
          </table:table-cell>
          <table:table-cell office:value-type="float" office:value="244.946" calcext:value-type="float">
            <text:p>244.946</text:p>
          </table:table-cell>
          <table:table-cell office:value-type="float" office:value="0.591779" calcext:value-type="float">
            <text:p>0.591779</text:p>
          </table:table-cell>
          <table:table-cell office:value-type="float" office:value="245" calcext:value-type="float">
            <text:p>245</text:p>
          </table:table-cell>
          <table:table-cell office:value-type="float" office:value="0.565495" calcext:value-type="float">
            <text:p>0.565495</text:p>
          </table:table-cell>
          <table:table-cell office:value-type="float" office:value="0.0128257" calcext:value-type="float">
            <text:p>0.0128257</text:p>
          </table:table-cell>
        </table:table-row>
        <table:table-row table:style-name="ro1">
          <table:table-cell office:value-type="float" office:value="67.3972" calcext:value-type="float">
            <text:p>67.3972</text:p>
          </table:table-cell>
          <table:table-cell office:value-type="float" office:value="0.056427" calcext:value-type="float">
            <text:p>0.056427</text:p>
          </table:table-cell>
          <table:table-cell office:value-type="float" office:value="244.944" calcext:value-type="float">
            <text:p>244.944</text:p>
          </table:table-cell>
          <table:table-cell office:value-type="float" office:value="0.592832" calcext:value-type="float">
            <text:p>0.592832</text:p>
          </table:table-cell>
          <table:table-cell office:value-type="float" office:value="245" calcext:value-type="float">
            <text:p>245</text:p>
          </table:table-cell>
          <table:table-cell office:value-type="float" office:value="0.565844" calcext:value-type="float">
            <text:p>0.565844</text:p>
          </table:table-cell>
          <table:table-cell office:value-type="float" office:value="0.0128808" calcext:value-type="float">
            <text:p>0.0128808</text:p>
          </table:table-cell>
        </table:table-row>
        <table:table-row table:style-name="ro1">
          <table:table-cell office:value-type="float" office:value="67.5262" calcext:value-type="float">
            <text:p>67.5262</text:p>
          </table:table-cell>
          <table:table-cell office:value-type="float" office:value="0.0589752" calcext:value-type="float">
            <text:p>0.0589752</text:p>
          </table:table-cell>
          <table:table-cell office:value-type="float" office:value="244.941" calcext:value-type="float">
            <text:p>244.941</text:p>
          </table:table-cell>
          <table:table-cell office:value-type="float" office:value="0.593781" calcext:value-type="float">
            <text:p>0.593781</text:p>
          </table:table-cell>
          <table:table-cell office:value-type="float" office:value="245" calcext:value-type="float">
            <text:p>245</text:p>
          </table:table-cell>
          <table:table-cell office:value-type="float" office:value="0.566217" calcext:value-type="float">
            <text:p>0.566217</text:p>
          </table:table-cell>
          <table:table-cell office:value-type="float" office:value="0.0128208" calcext:value-type="float">
            <text:p>0.0128208</text:p>
          </table:table-cell>
        </table:table-row>
        <table:table-row table:style-name="ro1">
          <table:table-cell office:value-type="float" office:value="67.6295" calcext:value-type="float">
            <text:p>67.6295</text:p>
          </table:table-cell>
          <table:table-cell office:value-type="float" office:value="0.0609589" calcext:value-type="float">
            <text:p>0.0609589</text:p>
          </table:table-cell>
          <table:table-cell office:value-type="float" office:value="244.939" calcext:value-type="float">
            <text:p>244.939</text:p>
          </table:table-cell>
          <table:table-cell office:value-type="float" office:value="0.593008" calcext:value-type="float">
            <text:p>0.593008</text:p>
          </table:table-cell>
          <table:table-cell office:value-type="float" office:value="245" calcext:value-type="float">
            <text:p>245</text:p>
          </table:table-cell>
          <table:table-cell office:value-type="float" office:value="0.566526" calcext:value-type="float">
            <text:p>0.566526</text:p>
          </table:table-cell>
          <table:table-cell office:value-type="float" office:value="0.0112426" calcext:value-type="float">
            <text:p>0.0112426</text:p>
          </table:table-cell>
        </table:table-row>
        <table:table-row table:style-name="ro1">
          <table:table-cell office:value-type="float" office:value="67.7534" calcext:value-type="float">
            <text:p>67.7534</text:p>
          </table:table-cell>
          <table:table-cell office:value-type="float" office:value="0.0632324" calcext:value-type="float">
            <text:p>0.0632324</text:p>
          </table:table-cell>
          <table:table-cell office:value-type="float" office:value="244.937" calcext:value-type="float">
            <text:p>244.937</text:p>
          </table:table-cell>
          <table:table-cell office:value-type="float" office:value="0.593994" calcext:value-type="float">
            <text:p>0.593994</text:p>
          </table:table-cell>
          <table:table-cell office:value-type="float" office:value="245" calcext:value-type="float">
            <text:p>245</text:p>
          </table:table-cell>
          <table:table-cell office:value-type="float" office:value="0.566911" calcext:value-type="float">
            <text:p>0.566911</text:p>
          </table:table-cell>
          <table:table-cell office:value-type="float" office:value="0.0112754" calcext:value-type="float">
            <text:p>0.0112754</text:p>
          </table:table-cell>
        </table:table-row>
        <table:table-row table:style-name="ro1">
          <table:table-cell office:value-type="float" office:value="67.8777" calcext:value-type="float">
            <text:p>67.8777</text:p>
          </table:table-cell>
          <table:table-cell office:value-type="float" office:value="0.0654755" calcext:value-type="float">
            <text:p>0.0654755</text:p>
          </table:table-cell>
          <table:table-cell office:value-type="float" office:value="244.935" calcext:value-type="float">
            <text:p>244.935</text:p>
          </table:table-cell>
          <table:table-cell office:value-type="float" office:value="0.594839" calcext:value-type="float">
            <text:p>0.594839</text:p>
          </table:table-cell>
          <table:table-cell office:value-type="float" office:value="245" calcext:value-type="float">
            <text:p>245</text:p>
          </table:table-cell>
          <table:table-cell office:value-type="float" office:value="0.567311" calcext:value-type="float">
            <text:p>0.567311</text:p>
          </table:table-cell>
          <table:table-cell office:value-type="float" office:value="0.0111592" calcext:value-type="float">
            <text:p>0.0111592</text:p>
          </table:table-cell>
        </table:table-row>
        <table:table-row table:style-name="ro1">
          <table:table-cell office:value-type="float" office:value="68.0044" calcext:value-type="float">
            <text:p>68.0044</text:p>
          </table:table-cell>
          <table:table-cell office:value-type="float" office:value="0.0674896" calcext:value-type="float">
            <text:p>0.0674896</text:p>
          </table:table-cell>
          <table:table-cell office:value-type="float" office:value="244.933" calcext:value-type="float">
            <text:p>244.933</text:p>
          </table:table-cell>
          <table:table-cell office:value-type="float" office:value="0.595223" calcext:value-type="float">
            <text:p>0.595223</text:p>
          </table:table-cell>
          <table:table-cell office:value-type="float" office:value="245" calcext:value-type="float">
            <text:p>245</text:p>
          </table:table-cell>
          <table:table-cell office:value-type="float" office:value="0.567732" calcext:value-type="float">
            <text:p>0.567732</text:p>
          </table:table-cell>
          <table:table-cell office:value-type="float" office:value="0.0106188" calcext:value-type="float">
            <text:p>0.0106188</text:p>
          </table:table-cell>
        </table:table-row>
        <table:table-row table:style-name="ro1">
          <table:table-cell office:value-type="float" office:value="68.1296" calcext:value-type="float">
            <text:p>68.1296</text:p>
          </table:table-cell>
          <table:table-cell office:value-type="float" office:value="0.0693207" calcext:value-type="float">
            <text:p>0.0693207</text:p>
          </table:table-cell>
          <table:table-cell office:value-type="float" office:value="244.931" calcext:value-type="float">
            <text:p>244.931</text:p>
          </table:table-cell>
          <table:table-cell office:value-type="float" office:value="0.595414" calcext:value-type="float">
            <text:p>0.595414</text:p>
          </table:table-cell>
          <table:table-cell office:value-type="float" office:value="245" calcext:value-type="float">
            <text:p>245</text:p>
          </table:table-cell>
          <table:table-cell office:value-type="float" office:value="0.568161" calcext:value-type="float">
            <text:p>0.568161</text:p>
          </table:table-cell>
          <table:table-cell office:value-type="float" office:value="0.00992365" calcext:value-type="float">
            <text:p>0.00992365</text:p>
          </table:table-cell>
        </table:table-row>
        <table:table-row table:style-name="ro1">
          <table:table-cell office:value-type="float" office:value="68.259" calcext:value-type="float">
            <text:p>68.259</text:p>
          </table:table-cell>
          <table:table-cell office:value-type="float" office:value="0.0710449" calcext:value-type="float">
            <text:p>0.0710449</text:p>
          </table:table-cell>
          <table:table-cell office:value-type="float" office:value="244.929" calcext:value-type="float">
            <text:p>244.929</text:p>
          </table:table-cell>
          <table:table-cell office:value-type="float" office:value="0.595734" calcext:value-type="float">
            <text:p>0.595734</text:p>
          </table:table-cell>
          <table:table-cell office:value-type="float" office:value="245" calcext:value-type="float">
            <text:p>245</text:p>
          </table:table-cell>
          <table:table-cell office:value-type="float" office:value="0.568614" calcext:value-type="float">
            <text:p>0.568614</text:p>
          </table:table-cell>
          <table:table-cell office:value-type="float" office:value="0.00935833" calcext:value-type="float">
            <text:p>0.00935833</text:p>
          </table:table-cell>
        </table:table-row>
        <table:table-row table:style-name="ro1">
          <table:table-cell office:value-type="float" office:value="68.3871" calcext:value-type="float">
            <text:p>68.3871</text:p>
          </table:table-cell>
          <table:table-cell office:value-type="float" office:value="0.0725861" calcext:value-type="float">
            <text:p>0.0725861</text:p>
          </table:table-cell>
          <table:table-cell office:value-type="float" office:value="244.927" calcext:value-type="float">
            <text:p>244.927</text:p>
          </table:table-cell>
          <table:table-cell office:value-type="float" office:value="0.59579" calcext:value-type="float">
            <text:p>0.59579</text:p>
          </table:table-cell>
          <table:table-cell office:value-type="float" office:value="245" calcext:value-type="float">
            <text:p>245</text:p>
          </table:table-cell>
          <table:table-cell office:value-type="float" office:value="0.569074" calcext:value-type="float">
            <text:p>0.569074</text:p>
          </table:table-cell>
          <table:table-cell office:value-type="float" office:value="0.00856873" calcext:value-type="float">
            <text:p>0.00856873</text:p>
          </table:table-cell>
        </table:table-row>
        <table:table-row table:style-name="ro1">
          <table:table-cell office:value-type="float" office:value="68.5178" calcext:value-type="float">
            <text:p>68.5178</text:p>
          </table:table-cell>
          <table:table-cell office:value-type="float" office:value="0.0739899" calcext:value-type="float">
            <text:p>0.0739899</text:p>
          </table:table-cell>
          <table:table-cell office:value-type="float" office:value="244.926" calcext:value-type="float">
            <text:p>244.926</text:p>
          </table:table-cell>
          <table:table-cell office:value-type="float" office:value="0.595928" calcext:value-type="float">
            <text:p>0.595928</text:p>
          </table:table-cell>
          <table:table-cell office:value-type="float" office:value="245" calcext:value-type="float">
            <text:p>245</text:p>
          </table:table-cell>
          <table:table-cell office:value-type="float" office:value="0.569553" calcext:value-type="float">
            <text:p>0.569553</text:p>
          </table:table-cell>
          <table:table-cell office:value-type="float" office:value="0.00787675" calcext:value-type="float">
            <text:p>0.00787675</text:p>
          </table:table-cell>
        </table:table-row>
        <table:table-row table:style-name="ro1">
          <table:table-cell office:value-type="float" office:value="68.6478" calcext:value-type="float">
            <text:p>68.6478</text:p>
          </table:table-cell>
          <table:table-cell office:value-type="float" office:value="0.0751038" calcext:value-type="float">
            <text:p>0.0751038</text:p>
          </table:table-cell>
          <table:table-cell office:value-type="float" office:value="244.925" calcext:value-type="float">
            <text:p>244.925</text:p>
          </table:table-cell>
          <table:table-cell office:value-type="float" office:value="0.595597" calcext:value-type="float">
            <text:p>0.595597</text:p>
          </table:table-cell>
          <table:table-cell office:value-type="float" office:value="245" calcext:value-type="float">
            <text:p>245</text:p>
          </table:table-cell>
          <table:table-cell office:value-type="float" office:value="0.570038" calcext:value-type="float">
            <text:p>0.570038</text:p>
          </table:table-cell>
          <table:table-cell office:value-type="float" office:value="0.00678301" calcext:value-type="float">
            <text:p>0.00678301</text:p>
          </table:table-cell>
        </table:table-row>
        <table:table-row table:style-name="ro1">
          <table:table-cell office:value-type="float" office:value="68.7621" calcext:value-type="float">
            <text:p>68.7621</text:p>
          </table:table-cell>
          <table:table-cell office:value-type="float" office:value="0.0758362" calcext:value-type="float">
            <text:p>0.0758362</text:p>
          </table:table-cell>
          <table:table-cell office:value-type="float" office:value="244.924" calcext:value-type="float">
            <text:p>244.924</text:p>
          </table:table-cell>
          <table:table-cell office:value-type="float" office:value="0.594662" calcext:value-type="float">
            <text:p>0.594662</text:p>
          </table:table-cell>
          <table:table-cell office:value-type="float" office:value="245" calcext:value-type="float">
            <text:p>245</text:p>
          </table:table-cell>
          <table:table-cell office:value-type="float" office:value="0.570469" calcext:value-type="float">
            <text:p>0.570469</text:p>
          </table:table-cell>
          <table:table-cell office:value-type="float" office:value="0.00523391" calcext:value-type="float">
            <text:p>0.00523391</text:p>
          </table:table-cell>
        </table:table-row>
        <table:table-row table:style-name="ro1">
          <table:table-cell office:value-type="float" office:value="68.8909" calcext:value-type="float">
            <text:p>68.8909</text:p>
          </table:table-cell>
          <table:table-cell office:value-type="float" office:value="0.0764313" calcext:value-type="float">
            <text:p>0.0764313</text:p>
          </table:table-cell>
          <table:table-cell office:value-type="float" office:value="244.924" calcext:value-type="float">
            <text:p>244.924</text:p>
          </table:table-cell>
          <table:table-cell office:value-type="float" office:value="0.594255" calcext:value-type="float">
            <text:p>0.594255</text:p>
          </table:table-cell>
          <table:table-cell office:value-type="float" office:value="245" calcext:value-type="float">
            <text:p>245</text:p>
          </table:table-cell>
          <table:table-cell office:value-type="float" office:value="0.570959" calcext:value-type="float">
            <text:p>0.570959</text:p>
          </table:table-cell>
          <table:table-cell office:value-type="float" office:value="0.00418828" calcext:value-type="float">
            <text:p>0.00418828</text:p>
          </table:table-cell>
        </table:table-row>
        <table:table-row table:style-name="ro1">
          <table:table-cell office:value-type="float" office:value="69.0309" calcext:value-type="float">
            <text:p>69.0309</text:p>
          </table:table-cell>
          <table:table-cell office:value-type="float" office:value="0.0768585" calcext:value-type="float">
            <text:p>0.0768585</text:p>
          </table:table-cell>
          <table:table-cell office:value-type="float" office:value="244.923" calcext:value-type="float">
            <text:p>244.923</text:p>
          </table:table-cell>
          <table:table-cell office:value-type="float" office:value="0.593808" calcext:value-type="float">
            <text:p>0.593808</text:p>
          </table:table-cell>
          <table:table-cell office:value-type="float" office:value="245" calcext:value-type="float">
            <text:p>245</text:p>
          </table:table-cell>
          <table:table-cell office:value-type="float" office:value="0.571496" calcext:value-type="float">
            <text:p>0.571496</text:p>
          </table:table-cell>
          <table:table-cell office:value-type="float" office:value="0.0030975" calcext:value-type="float">
            <text:p>0.0030975</text:p>
          </table:table-cell>
        </table:table-row>
        <table:table-row table:style-name="ro1">
          <table:table-cell office:value-type="float" office:value="69.1548" calcext:value-type="float">
            <text:p>69.1548</text:p>
          </table:table-cell>
          <table:table-cell office:value-type="float" office:value="0.0770874" calcext:value-type="float">
            <text:p>0.0770874</text:p>
          </table:table-cell>
          <table:table-cell office:value-type="float" office:value="244.923" calcext:value-type="float">
            <text:p>244.923</text:p>
          </table:table-cell>
          <table:table-cell office:value-type="float" office:value="0.593413" calcext:value-type="float">
            <text:p>0.593413</text:p>
          </table:table-cell>
          <table:table-cell office:value-type="float" office:value="245" calcext:value-type="float">
            <text:p>245</text:p>
          </table:table-cell>
          <table:table-cell office:value-type="float" office:value="0.571973" calcext:value-type="float">
            <text:p>0.571973</text:p>
          </table:table-cell>
          <table:table-cell office:value-type="float" office:value="0.00216822" calcext:value-type="float">
            <text:p>0.00216822</text:p>
          </table:table-cell>
        </table:table-row>
        <table:table-row table:style-name="ro1">
          <table:table-cell office:value-type="float" office:value="69.2786" calcext:value-type="float">
            <text:p>69.2786</text:p>
          </table:table-cell>
          <table:table-cell office:value-type="float" office:value="0.0769653" calcext:value-type="float">
            <text:p>0.0769653</text:p>
          </table:table-cell>
          <table:table-cell office:value-type="float" office:value="244.923" calcext:value-type="float">
            <text:p>244.923</text:p>
          </table:table-cell>
          <table:table-cell office:value-type="float" office:value="0.592528" calcext:value-type="float">
            <text:p>0.592528</text:p>
          </table:table-cell>
          <table:table-cell office:value-type="float" office:value="245" calcext:value-type="float">
            <text:p>245</text:p>
          </table:table-cell>
          <table:table-cell office:value-type="float" office:value="0.57245" calcext:value-type="float">
            <text:p>0.57245</text:p>
          </table:table-cell>
          <table:table-cell office:value-type="float" office:value="0.00083724" calcext:value-type="float">
            <text:p>0.00083724</text:p>
          </table:table-cell>
        </table:table-row>
        <table:table-row table:style-name="ro1">
          <table:table-cell office:value-type="float" office:value="69.4011" calcext:value-type="float">
            <text:p>69.4011</text:p>
          </table:table-cell>
          <table:table-cell office:value-type="float" office:value="0.0766144" calcext:value-type="float">
            <text:p>0.0766144</text:p>
          </table:table-cell>
          <table:table-cell office:value-type="float" office:value="244.923" calcext:value-type="float">
            <text:p>244.923</text:p>
          </table:table-cell>
          <table:table-cell office:value-type="float" office:value="0.591607" calcext:value-type="float">
            <text:p>0.591607</text:p>
          </table:table-cell>
          <table:table-cell office:value-type="float" office:value="245" calcext:value-type="float">
            <text:p>245</text:p>
          </table:table-cell>
          <table:table-cell office:value-type="float" office:value="0.572921" calcext:value-type="float">
            <text:p>0.572921</text:p>
          </table:table-cell>
          <table:table-cell office:value-type="float" office:value="-0.000466658" calcext:value-type="float">
            <text:p>-0.000466658</text:p>
          </table:table-cell>
        </table:table-row>
        <table:table-row table:style-name="ro1">
          <table:table-cell office:value-type="float" office:value="69.5264" calcext:value-type="float">
            <text:p>69.5264</text:p>
          </table:table-cell>
          <table:table-cell office:value-type="float" office:value="0.0759277" calcext:value-type="float">
            <text:p>0.0759277</text:p>
          </table:table-cell>
          <table:table-cell office:value-type="float" office:value="244.924" calcext:value-type="float">
            <text:p>244.924</text:p>
          </table:table-cell>
          <table:table-cell office:value-type="float" office:value="0.590425" calcext:value-type="float">
            <text:p>0.590425</text:p>
          </table:table-cell>
          <table:table-cell office:value-type="float" office:value="245" calcext:value-type="float">
            <text:p>245</text:p>
          </table:table-cell>
          <table:table-cell office:value-type="float" office:value="0.573398" calcext:value-type="float">
            <text:p>0.573398</text:p>
          </table:table-cell>
          <table:table-cell office:value-type="float" office:value="-0.00195556" calcext:value-type="float">
            <text:p>-0.00195556</text:p>
          </table:table-cell>
        </table:table-row>
        <table:table-row table:style-name="ro1">
          <table:table-cell office:value-type="float" office:value="69.65" calcext:value-type="float">
            <text:p>69.65</text:p>
          </table:table-cell>
          <table:table-cell office:value-type="float" office:value="0.0750275" calcext:value-type="float">
            <text:p>0.0750275</text:p>
          </table:table-cell>
          <table:table-cell office:value-type="float" office:value="244.925" calcext:value-type="float">
            <text:p>244.925</text:p>
          </table:table-cell>
          <table:table-cell office:value-type="float" office:value="0.589474" calcext:value-type="float">
            <text:p>0.589474</text:p>
          </table:table-cell>
          <table:table-cell office:value-type="float" office:value="245" calcext:value-type="float">
            <text:p>245</text:p>
          </table:table-cell>
          <table:table-cell office:value-type="float" office:value="0.573865" calcext:value-type="float">
            <text:p>0.573865</text:p>
          </table:table-cell>
          <table:table-cell office:value-type="float" office:value="-0.00314762" calcext:value-type="float">
            <text:p>-0.00314762</text:p>
          </table:table-cell>
        </table:table-row>
        <table:table-row table:style-name="ro1">
          <table:table-cell office:value-type="float" office:value="69.775" calcext:value-type="float">
            <text:p>69.775</text:p>
          </table:table-cell>
          <table:table-cell office:value-type="float" office:value="0.0738068" calcext:value-type="float">
            <text:p>0.0738068</text:p>
          </table:table-cell>
          <table:table-cell office:value-type="float" office:value="244.926" calcext:value-type="float">
            <text:p>244.926</text:p>
          </table:table-cell>
          <table:table-cell office:value-type="float" office:value="0.588228" calcext:value-type="float">
            <text:p>0.588228</text:p>
          </table:table-cell>
          <table:table-cell office:value-type="float" office:value="245" calcext:value-type="float">
            <text:p>245</text:p>
          </table:table-cell>
          <table:table-cell office:value-type="float" office:value="0.57433" calcext:value-type="float">
            <text:p>0.57433</text:p>
          </table:table-cell>
          <table:table-cell office:value-type="float" office:value="-0.00455409" calcext:value-type="float">
            <text:p>-0.00455409</text:p>
          </table:table-cell>
        </table:table-row>
        <table:table-row table:style-name="ro1">
          <table:table-cell office:value-type="float" office:value="69.8918" calcext:value-type="float">
            <text:p>69.8918</text:p>
          </table:table-cell>
          <table:table-cell office:value-type="float" office:value="0.072464" calcext:value-type="float">
            <text:p>0.072464</text:p>
          </table:table-cell>
          <table:table-cell office:value-type="float" office:value="244.928" calcext:value-type="float">
            <text:p>244.928</text:p>
          </table:table-cell>
          <table:table-cell office:value-type="float" office:value="0.587394" calcext:value-type="float">
            <text:p>0.587394</text:p>
          </table:table-cell>
          <table:table-cell office:value-type="float" office:value="245" calcext:value-type="float">
            <text:p>245</text:p>
          </table:table-cell>
          <table:table-cell office:value-type="float" office:value="0.574757" calcext:value-type="float">
            <text:p>0.574757</text:p>
          </table:table-cell>
          <table:table-cell office:value-type="float" office:value="-0.00547923" calcext:value-type="float">
            <text:p>-0.00547923</text:p>
          </table:table-cell>
        </table:table-row>
        <table:table-row table:style-name="ro1">
          <table:table-cell office:value-type="float" office:value="70.0062" calcext:value-type="float">
            <text:p>70.0062</text:p>
          </table:table-cell>
          <table:table-cell office:value-type="float" office:value="0.0709839" calcext:value-type="float">
            <text:p>0.0709839</text:p>
          </table:table-cell>
          <table:table-cell office:value-type="float" office:value="244.929" calcext:value-type="float">
            <text:p>244.929</text:p>
          </table:table-cell>
          <table:table-cell office:value-type="float" office:value="0.586424" calcext:value-type="float">
            <text:p>0.586424</text:p>
          </table:table-cell>
          <table:table-cell office:value-type="float" office:value="245" calcext:value-type="float">
            <text:p>245</text:p>
          </table:table-cell>
          <table:table-cell office:value-type="float" office:value="0.575167" calcext:value-type="float">
            <text:p>0.575167</text:p>
          </table:table-cell>
          <table:table-cell office:value-type="float" office:value="-0.00648982" calcext:value-type="float">
            <text:p>-0.00648982</text:p>
          </table:table-cell>
        </table:table-row>
        <table:table-row table:style-name="ro1">
          <table:table-cell office:value-type="float" office:value="70.131" calcext:value-type="float">
            <text:p>70.131</text:p>
          </table:table-cell>
          <table:table-cell office:value-type="float" office:value="0.0690155" calcext:value-type="float">
            <text:p>0.0690155</text:p>
          </table:table-cell>
          <table:table-cell office:value-type="float" office:value="244.931" calcext:value-type="float">
            <text:p>244.931</text:p>
          </table:table-cell>
          <table:table-cell office:value-type="float" office:value="0.58472" calcext:value-type="float">
            <text:p>0.58472</text:p>
          </table:table-cell>
          <table:table-cell office:value-type="float" office:value="245" calcext:value-type="float">
            <text:p>245</text:p>
          </table:table-cell>
          <table:table-cell office:value-type="float" office:value="0.575604" calcext:value-type="float">
            <text:p>0.575604</text:p>
          </table:table-cell>
          <table:table-cell office:value-type="float" office:value="-0.00813821" calcext:value-type="float">
            <text:p>-0.00813821</text:p>
          </table:table-cell>
        </table:table-row>
        <table:table-row table:style-name="ro1">
          <table:table-cell office:value-type="float" office:value="70.2559" calcext:value-type="float">
            <text:p>70.2559</text:p>
          </table:table-cell>
          <table:table-cell office:value-type="float" office:value="0.0666046" calcext:value-type="float">
            <text:p>0.0666046</text:p>
          </table:table-cell>
          <table:table-cell office:value-type="float" office:value="244.933" calcext:value-type="float">
            <text:p>244.933</text:p>
          </table:table-cell>
          <table:table-cell office:value-type="float" office:value="0.58263" calcext:value-type="float">
            <text:p>0.58263</text:p>
          </table:table-cell>
          <table:table-cell office:value-type="float" office:value="245" calcext:value-type="float">
            <text:p>245</text:p>
          </table:table-cell>
          <table:table-cell office:value-type="float" office:value="0.576028" calcext:value-type="float">
            <text:p>0.576028</text:p>
          </table:table-cell>
          <table:table-cell office:value-type="float" office:value="-0.010049" calcext:value-type="float">
            <text:p>-0.010049</text:p>
          </table:table-cell>
        </table:table-row>
        <table:table-row table:style-name="ro1">
          <table:table-cell office:value-type="float" office:value="70.3798" calcext:value-type="float">
            <text:p>70.3798</text:p>
          </table:table-cell>
          <table:table-cell office:value-type="float" office:value="0.0640717" calcext:value-type="float">
            <text:p>0.0640717</text:p>
          </table:table-cell>
          <table:table-cell office:value-type="float" office:value="244.936" calcext:value-type="float">
            <text:p>244.936</text:p>
          </table:table-cell>
          <table:table-cell office:value-type="float" office:value="0.581068" calcext:value-type="float">
            <text:p>0.581068</text:p>
          </table:table-cell>
          <table:table-cell office:value-type="float" office:value="245" calcext:value-type="float">
            <text:p>245</text:p>
          </table:table-cell>
          <table:table-cell office:value-type="float" office:value="0.576433" calcext:value-type="float">
            <text:p>0.576433</text:p>
          </table:table-cell>
          <table:table-cell office:value-type="float" office:value="-0.0113831" calcext:value-type="float">
            <text:p>-0.0113831</text:p>
          </table:table-cell>
        </table:table-row>
        <table:table-row table:style-name="ro1">
          <table:table-cell office:value-type="float" office:value="70.5046" calcext:value-type="float">
            <text:p>70.5046</text:p>
          </table:table-cell>
          <table:table-cell office:value-type="float" office:value="0.0612793" calcext:value-type="float">
            <text:p>0.0612793</text:p>
          </table:table-cell>
          <table:table-cell office:value-type="float" office:value="244.939" calcext:value-type="float">
            <text:p>244.939</text:p>
          </table:table-cell>
          <table:table-cell office:value-type="float" office:value="0.579517" calcext:value-type="float">
            <text:p>0.579517</text:p>
          </table:table-cell>
          <table:table-cell office:value-type="float" office:value="245" calcext:value-type="float">
            <text:p>245</text:p>
          </table:table-cell>
          <table:table-cell office:value-type="float" office:value="0.576824" calcext:value-type="float">
            <text:p>0.576824</text:p>
          </table:table-cell>
          <table:table-cell office:value-type="float" office:value="-0.0126274" calcext:value-type="float">
            <text:p>-0.0126274</text:p>
          </table:table-cell>
        </table:table-row>
        <table:table-row table:style-name="ro1">
          <table:table-cell office:value-type="float" office:value="70.63" calcext:value-type="float">
            <text:p>70.63</text:p>
          </table:table-cell>
          <table:table-cell office:value-type="float" office:value="0.0581055" calcext:value-type="float">
            <text:p>0.0581055</text:p>
          </table:table-cell>
          <table:table-cell office:value-type="float" office:value="244.942" calcext:value-type="float">
            <text:p>244.942</text:p>
          </table:table-cell>
          <table:table-cell office:value-type="float" office:value="0.577559" calcext:value-type="float">
            <text:p>0.577559</text:p>
          </table:table-cell>
          <table:table-cell office:value-type="float" office:value="245" calcext:value-type="float">
            <text:p>245</text:p>
          </table:table-cell>
          <table:table-cell office:value-type="float" office:value="0.577199" calcext:value-type="float">
            <text:p>0.577199</text:p>
          </table:table-cell>
          <table:table-cell office:value-type="float" office:value="-0.014166" calcext:value-type="float">
            <text:p>-0.014166</text:p>
          </table:table-cell>
        </table:table-row>
        <table:table-row table:style-name="ro1">
          <table:table-cell office:value-type="float" office:value="70.7592" calcext:value-type="float">
            <text:p>70.7592</text:p>
          </table:table-cell>
          <table:table-cell office:value-type="float" office:value="0.0545959" calcext:value-type="float">
            <text:p>0.0545959</text:p>
          </table:table-cell>
          <table:table-cell office:value-type="float" office:value="244.945" calcext:value-type="float">
            <text:p>244.945</text:p>
          </table:table-cell>
          <table:table-cell office:value-type="float" office:value="0.575418" calcext:value-type="float">
            <text:p>0.575418</text:p>
          </table:table-cell>
          <table:table-cell office:value-type="float" office:value="245" calcext:value-type="float">
            <text:p>245</text:p>
          </table:table-cell>
          <table:table-cell office:value-type="float" office:value="0.577563" calcext:value-type="float">
            <text:p>0.577563</text:p>
          </table:table-cell>
          <table:table-cell office:value-type="float" office:value="-0.0157935" calcext:value-type="float">
            <text:p>-0.0157935</text:p>
          </table:table-cell>
        </table:table-row>
        <table:table-row table:style-name="ro1">
          <table:table-cell office:value-type="float" office:value="70.8829" calcext:value-type="float">
            <text:p>70.8829</text:p>
          </table:table-cell>
          <table:table-cell office:value-type="float" office:value="0.0510712" calcext:value-type="float">
            <text:p>0.0510712</text:p>
          </table:table-cell>
          <table:table-cell office:value-type="float" office:value="244.949" calcext:value-type="float">
            <text:p>244.949</text:p>
          </table:table-cell>
          <table:table-cell office:value-type="float" office:value="0.574005" calcext:value-type="float">
            <text:p>0.574005</text:p>
          </table:table-cell>
          <table:table-cell office:value-type="float" office:value="245" calcext:value-type="float">
            <text:p>245</text:p>
          </table:table-cell>
          <table:table-cell office:value-type="float" office:value="0.57789" calcext:value-type="float">
            <text:p>0.57789</text:p>
          </table:table-cell>
          <table:table-cell office:value-type="float" office:value="-0.0166524" calcext:value-type="float">
            <text:p>-0.0166524</text:p>
          </table:table-cell>
        </table:table-row>
        <table:table-row table:style-name="ro1">
          <table:table-cell office:value-type="float" office:value="71.0083" calcext:value-type="float">
            <text:p>71.0083</text:p>
          </table:table-cell>
          <table:table-cell office:value-type="float" office:value="0.0471954" calcext:value-type="float">
            <text:p>0.0471954</text:p>
          </table:table-cell>
          <table:table-cell office:value-type="float" office:value="244.953" calcext:value-type="float">
            <text:p>244.953</text:p>
          </table:table-cell>
          <table:table-cell office:value-type="float" office:value="0.572089" calcext:value-type="float">
            <text:p>0.572089</text:p>
          </table:table-cell>
          <table:table-cell office:value-type="float" office:value="245" calcext:value-type="float">
            <text:p>245</text:p>
          </table:table-cell>
          <table:table-cell office:value-type="float" office:value="0.578198" calcext:value-type="float">
            <text:p>0.578198</text:p>
          </table:table-cell>
          <table:table-cell office:value-type="float" office:value="-0.0179079" calcext:value-type="float">
            <text:p>-0.0179079</text:p>
          </table:table-cell>
        </table:table-row>
        <table:table-row table:style-name="ro1">
          <table:table-cell office:value-type="float" office:value="71.1346" calcext:value-type="float">
            <text:p>71.1346</text:p>
          </table:table-cell>
          <table:table-cell office:value-type="float" office:value="0.0431976" calcext:value-type="float">
            <text:p>0.0431976</text:p>
          </table:table-cell>
          <table:table-cell office:value-type="float" office:value="244.957" calcext:value-type="float">
            <text:p>244.957</text:p>
          </table:table-cell>
          <table:table-cell office:value-type="float" office:value="0.57037" calcext:value-type="float">
            <text:p>0.57037</text:p>
          </table:table-cell>
          <table:table-cell office:value-type="float" office:value="245" calcext:value-type="float">
            <text:p>245</text:p>
          </table:table-cell>
          <table:table-cell office:value-type="float" office:value="0.578483" calcext:value-type="float">
            <text:p>0.578483</text:p>
          </table:table-cell>
          <table:table-cell office:value-type="float" office:value="-0.0189131" calcext:value-type="float">
            <text:p>-0.0189131</text:p>
          </table:table-cell>
        </table:table-row>
        <table:table-row table:style-name="ro1">
          <table:table-cell office:value-type="float" office:value="71.2629" calcext:value-type="float">
            <text:p>71.2629</text:p>
          </table:table-cell>
          <table:table-cell office:value-type="float" office:value="0.0387421" calcext:value-type="float">
            <text:p>0.0387421</text:p>
          </table:table-cell>
          <table:table-cell office:value-type="float" office:value="244.961" calcext:value-type="float">
            <text:p>244.961</text:p>
          </table:table-cell>
          <table:table-cell office:value-type="float" office:value="0.567948" calcext:value-type="float">
            <text:p>0.567948</text:p>
          </table:table-cell>
          <table:table-cell office:value-type="float" office:value="245" calcext:value-type="float">
            <text:p>245</text:p>
          </table:table-cell>
          <table:table-cell office:value-type="float" office:value="0.578746" calcext:value-type="float">
            <text:p>0.578746</text:p>
          </table:table-cell>
          <table:table-cell office:value-type="float" office:value="-0.0204834" calcext:value-type="float">
            <text:p>-0.0204834</text:p>
          </table:table-cell>
        </table:table-row>
        <table:table-row table:style-name="ro1">
          <table:table-cell office:value-type="float" office:value="71.3887" calcext:value-type="float">
            <text:p>71.3887</text:p>
          </table:table-cell>
          <table:table-cell office:value-type="float" office:value="0.0344086" calcext:value-type="float">
            <text:p>0.0344086</text:p>
          </table:table-cell>
          <table:table-cell office:value-type="float" office:value="244.966" calcext:value-type="float">
            <text:p>244.966</text:p>
          </table:table-cell>
          <table:table-cell office:value-type="float" office:value="0.566546" calcext:value-type="float">
            <text:p>0.566546</text:p>
          </table:table-cell>
          <table:table-cell office:value-type="float" office:value="245" calcext:value-type="float">
            <text:p>245</text:p>
          </table:table-cell>
          <table:table-cell office:value-type="float" office:value="0.578976" calcext:value-type="float">
            <text:p>0.578976</text:p>
          </table:table-cell>
          <table:table-cell office:value-type="float" office:value="-0.0210322" calcext:value-type="float">
            <text:p>-0.0210322</text:p>
          </table:table-cell>
        </table:table-row>
        <table:table-row table:style-name="ro1">
          <table:table-cell office:value-type="float" office:value="71.515" calcext:value-type="float">
            <text:p>71.515</text:p>
          </table:table-cell>
          <table:table-cell office:value-type="float" office:value="0.0296783" calcext:value-type="float">
            <text:p>0.0296783</text:p>
          </table:table-cell>
          <table:table-cell office:value-type="float" office:value="244.97" calcext:value-type="float">
            <text:p>244.97</text:p>
          </table:table-cell>
          <table:table-cell office:value-type="float" office:value="0.564271" calcext:value-type="float">
            <text:p>0.564271</text:p>
          </table:table-cell>
          <table:table-cell office:value-type="float" office:value="245" calcext:value-type="float">
            <text:p>245</text:p>
          </table:table-cell>
          <table:table-cell office:value-type="float" office:value="0.579179" calcext:value-type="float">
            <text:p>0.579179</text:p>
          </table:table-cell>
          <table:table-cell office:value-type="float" office:value="-0.0223277" calcext:value-type="float">
            <text:p>-0.0223277</text:p>
          </table:table-cell>
        </table:table-row>
        <table:table-row table:style-name="ro1">
          <table:table-cell office:value-type="float" office:value="71.6422" calcext:value-type="float">
            <text:p>71.6422</text:p>
          </table:table-cell>
          <table:table-cell office:value-type="float" office:value="0.0247803" calcext:value-type="float">
            <text:p>0.0247803</text:p>
          </table:table-cell>
          <table:table-cell office:value-type="float" office:value="244.975" calcext:value-type="float">
            <text:p>244.975</text:p>
          </table:table-cell>
          <table:table-cell office:value-type="float" office:value="0.562173" calcext:value-type="float">
            <text:p>0.562173</text:p>
          </table:table-cell>
          <table:table-cell office:value-type="float" office:value="245" calcext:value-type="float">
            <text:p>245</text:p>
          </table:table-cell>
          <table:table-cell office:value-type="float" office:value="0.579352" calcext:value-type="float">
            <text:p>0.579352</text:p>
          </table:table-cell>
          <table:table-cell office:value-type="float" office:value="-0.0233745" calcext:value-type="float">
            <text:p>-0.0233745</text:p>
          </table:table-cell>
        </table:table-row>
        <table:table-row table:style-name="ro1">
          <table:table-cell office:value-type="float" office:value="71.7687" calcext:value-type="float">
            <text:p>71.7687</text:p>
          </table:table-cell>
          <table:table-cell office:value-type="float" office:value="0.0198975" calcext:value-type="float">
            <text:p>0.0198975</text:p>
          </table:table-cell>
          <table:table-cell office:value-type="float" office:value="244.98" calcext:value-type="float">
            <text:p>244.98</text:p>
          </table:table-cell>
          <table:table-cell office:value-type="float" office:value="0.560603" calcext:value-type="float">
            <text:p>0.560603</text:p>
          </table:table-cell>
          <table:table-cell office:value-type="float" office:value="245" calcext:value-type="float">
            <text:p>245</text:p>
          </table:table-cell>
          <table:table-cell office:value-type="float" office:value="0.579493" calcext:value-type="float">
            <text:p>0.579493</text:p>
          </table:table-cell>
          <table:table-cell office:value-type="float" office:value="-0.0238648" calcext:value-type="float">
            <text:p>-0.0238648</text:p>
          </table:table-cell>
        </table:table-row>
        <table:table-row table:style-name="ro1">
          <table:table-cell office:value-type="float" office:value="71.8959" calcext:value-type="float">
            <text:p>71.8959</text:p>
          </table:table-cell>
          <table:table-cell office:value-type="float" office:value="0.0147705" calcext:value-type="float">
            <text:p>0.0147705</text:p>
          </table:table-cell>
          <table:table-cell office:value-type="float" office:value="244.985" calcext:value-type="float">
            <text:p>244.985</text:p>
          </table:table-cell>
          <table:table-cell office:value-type="float" office:value="0.558649" calcext:value-type="float">
            <text:p>0.558649</text:p>
          </table:table-cell>
          <table:table-cell office:value-type="float" office:value="245" calcext:value-type="float">
            <text:p>245</text:p>
          </table:table-cell>
          <table:table-cell office:value-type="float" office:value="0.579604" calcext:value-type="float">
            <text:p>0.579604</text:p>
          </table:table-cell>
          <table:table-cell office:value-type="float" office:value="-0.0246472" calcext:value-type="float">
            <text:p>-0.0246472</text:p>
          </table:table-cell>
        </table:table-row>
        <table:table-row table:style-name="ro1">
          <table:table-cell office:value-type="float" office:value="72.0145" calcext:value-type="float">
            <text:p>72.0145</text:p>
          </table:table-cell>
          <table:table-cell office:value-type="float" office:value="0.00994873" calcext:value-type="float">
            <text:p>0.00994873</text:p>
          </table:table-cell>
          <table:table-cell office:value-type="float" office:value="244.99" calcext:value-type="float">
            <text:p>244.99</text:p>
          </table:table-cell>
          <table:table-cell office:value-type="float" office:value="0.557716" calcext:value-type="float">
            <text:p>0.557716</text:p>
          </table:table-cell>
          <table:table-cell office:value-type="float" office:value="245" calcext:value-type="float">
            <text:p>245</text:p>
          </table:table-cell>
          <table:table-cell office:value-type="float" office:value="0.579677" calcext:value-type="float">
            <text:p>0.579677</text:p>
          </table:table-cell>
          <table:table-cell office:value-type="float" office:value="-0.0244478" calcext:value-type="float">
            <text:p>-0.0244478</text:p>
          </table:table-cell>
        </table:table-row>
        <table:table-row table:style-name="ro1">
          <table:table-cell office:value-type="float" office:value="72.1403" calcext:value-type="float">
            <text:p>72.1403</text:p>
          </table:table-cell>
          <table:table-cell office:value-type="float" office:value="0.00468445" calcext:value-type="float">
            <text:p>0.00468445</text:p>
          </table:table-cell>
          <table:table-cell office:value-type="float" office:value="244.995" calcext:value-type="float">
            <text:p>244.995</text:p>
          </table:table-cell>
          <table:table-cell office:value-type="float" office:value="0.55559" calcext:value-type="float">
            <text:p>0.55559</text:p>
          </table:table-cell>
          <table:table-cell office:value-type="float" office:value="245" calcext:value-type="float">
            <text:p>245</text:p>
          </table:table-cell>
          <table:table-cell office:value-type="float" office:value="0.579723" calcext:value-type="float">
            <text:p>0.579723</text:p>
          </table:table-cell>
          <table:table-cell office:value-type="float" office:value="-0.0253041" calcext:value-type="float">
            <text:p>-0.0253041</text:p>
          </table:table-cell>
        </table:table-row>
        <table:table-row table:style-name="ro1">
          <table:table-cell office:value-type="float" office:value="72.2667" calcext:value-type="float">
            <text:p>72.2667</text:p>
          </table:table-cell>
          <table:table-cell office:value-type="float" office:value="-0.000762939" calcext:value-type="float">
            <text:p>-0.000762939</text:p>
          </table:table-cell>
          <table:table-cell office:value-type="float" office:value="245.001" calcext:value-type="float">
            <text:p>245.001</text:p>
          </table:table-cell>
          <table:table-cell office:value-type="float" office:value="0.553347" calcext:value-type="float">
            <text:p>0.553347</text:p>
          </table:table-cell>
          <table:table-cell office:value-type="float" office:value="245" calcext:value-type="float">
            <text:p>245</text:p>
          </table:table-cell>
          <table:table-cell office:value-type="float" office:value="0.579735" calcext:value-type="float">
            <text:p>0.579735</text:p>
          </table:table-cell>
          <table:table-cell office:value-type="float" office:value="-0.0261971" calcext:value-type="float">
            <text:p>-0.0261971</text:p>
          </table:table-cell>
        </table:table-row>
        <table:table-row table:style-name="ro1">
          <table:table-cell office:value-type="float" office:value="72.3835" calcext:value-type="float">
            <text:p>72.3835</text:p>
          </table:table-cell>
          <table:table-cell office:value-type="float" office:value="-0.00579834" calcext:value-type="float">
            <text:p>-0.00579834</text:p>
          </table:table-cell>
          <table:table-cell office:value-type="float" office:value="245.006" calcext:value-type="float">
            <text:p>245.006</text:p>
          </table:table-cell>
          <table:table-cell office:value-type="float" office:value="0.552519" calcext:value-type="float">
            <text:p>0.552519</text:p>
          </table:table-cell>
          <table:table-cell office:value-type="float" office:value="245" calcext:value-type="float">
            <text:p>245</text:p>
          </table:table-cell>
          <table:table-cell office:value-type="float" office:value="0.579716" calcext:value-type="float">
            <text:p>0.579716</text:p>
          </table:table-cell>
          <table:table-cell office:value-type="float" office:value="-0.0257478" calcext:value-type="float">
            <text:p>-0.0257478</text:p>
          </table:table-cell>
        </table:table-row>
        <table:table-row table:style-name="ro1">
          <table:table-cell office:value-type="float" office:value="72.4856" calcext:value-type="float">
            <text:p>72.4856</text:p>
          </table:table-cell>
          <table:table-cell office:value-type="float" office:value="-0.0102234" calcext:value-type="float">
            <text:p>-0.0102234</text:p>
          </table:table-cell>
          <table:table-cell office:value-type="float" office:value="245.01" calcext:value-type="float">
            <text:p>245.01</text:p>
          </table:table-cell>
          <table:table-cell office:value-type="float" office:value="0.553407" calcext:value-type="float">
            <text:p>0.553407</text:p>
          </table:table-cell>
          <table:table-cell office:value-type="float" office:value="245" calcext:value-type="float">
            <text:p>245</text:p>
          </table:table-cell>
          <table:table-cell office:value-type="float" office:value="0.579675" calcext:value-type="float">
            <text:p>0.579675</text:p>
          </table:table-cell>
          <table:table-cell office:value-type="float" office:value="-0.0237127" calcext:value-type="float">
            <text:p>-0.0237127</text:p>
          </table:table-cell>
        </table:table-row>
        <table:table-row table:style-name="ro1">
          <table:table-cell office:value-type="float" office:value="72.5862" calcext:value-type="float">
            <text:p>72.5862</text:p>
          </table:table-cell>
          <table:table-cell office:value-type="float" office:value="-0.0146942" calcext:value-type="float">
            <text:p>-0.0146942</text:p>
          </table:table-cell>
          <table:table-cell office:value-type="float" office:value="245.015" calcext:value-type="float">
            <text:p>245.015</text:p>
          </table:table-cell>
          <table:table-cell office:value-type="float" office:value="0.553019" calcext:value-type="float">
            <text:p>0.553019</text:p>
          </table:table-cell>
          <table:table-cell office:value-type="float" office:value="245" calcext:value-type="float">
            <text:p>245</text:p>
          </table:table-cell>
          <table:table-cell office:value-type="float" office:value="0.579612" calcext:value-type="float">
            <text:p>0.579612</text:p>
          </table:table-cell>
          <table:table-cell office:value-type="float" office:value="-0.0229204" calcext:value-type="float">
            <text:p>-0.0229204</text:p>
          </table:table-cell>
        </table:table-row>
        <table:table-row table:style-name="ro1">
          <table:table-cell office:value-type="float" office:value="72.6881" calcext:value-type="float">
            <text:p>72.6881</text:p>
          </table:table-cell>
          <table:table-cell office:value-type="float" office:value="-0.0191803" calcext:value-type="float">
            <text:p>-0.0191803</text:p>
          </table:table-cell>
          <table:table-cell office:value-type="float" office:value="245.019" calcext:value-type="float">
            <text:p>245.019</text:p>
          </table:table-cell>
          <table:table-cell office:value-type="float" office:value="0.552032" calcext:value-type="float">
            <text:p>0.552032</text:p>
          </table:table-cell>
          <table:table-cell office:value-type="float" office:value="245" calcext:value-type="float">
            <text:p>245</text:p>
          </table:table-cell>
          <table:table-cell office:value-type="float" office:value="0.579526" calcext:value-type="float">
            <text:p>0.579526</text:p>
          </table:table-cell>
          <table:table-cell office:value-type="float" office:value="-0.0226988" calcext:value-type="float">
            <text:p>-0.0226988</text:p>
          </table:table-cell>
        </table:table-row>
        <table:table-row table:style-name="ro1">
          <table:table-cell office:value-type="float" office:value="72.7982" calcext:value-type="float">
            <text:p>72.7982</text:p>
          </table:table-cell>
          <table:table-cell office:value-type="float" office:value="-0.0240021" calcext:value-type="float">
            <text:p>-0.0240021</text:p>
          </table:table-cell>
          <table:table-cell office:value-type="float" office:value="245.024" calcext:value-type="float">
            <text:p>245.024</text:p>
          </table:table-cell>
          <table:table-cell office:value-type="float" office:value="0.550186" calcext:value-type="float">
            <text:p>0.550186</text:p>
          </table:table-cell>
          <table:table-cell office:value-type="float" office:value="245" calcext:value-type="float">
            <text:p>245</text:p>
          </table:table-cell>
          <table:table-cell office:value-type="float" office:value="0.579407" calcext:value-type="float">
            <text:p>0.579407</text:p>
          </table:table-cell>
          <table:table-cell office:value-type="float" office:value="-0.0232211" calcext:value-type="float">
            <text:p>-0.0232211</text:p>
          </table:table-cell>
        </table:table-row>
        <table:table-row table:style-name="ro1">
          <table:table-cell office:value-type="float" office:value="72.9023" calcext:value-type="float">
            <text:p>72.9023</text:p>
          </table:table-cell>
          <table:table-cell office:value-type="float" office:value="-0.028656" calcext:value-type="float">
            <text:p>-0.028656</text:p>
          </table:table-cell>
          <table:table-cell office:value-type="float" office:value="245.029" calcext:value-type="float">
            <text:p>245.029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245" calcext:value-type="float">
            <text:p>245</text:p>
          </table:table-cell>
          <table:table-cell office:value-type="float" office:value="0.57927" calcext:value-type="float">
            <text:p>0.57927</text:p>
          </table:table-cell>
          <table:table-cell office:value-type="float" office:value="-0.0232546" calcext:value-type="float">
            <text:p>-0.0232546</text:p>
          </table:table-cell>
        </table:table-row>
        <table:table-row table:style-name="ro1">
          <table:table-cell office:value-type="float" office:value="73.0052" calcext:value-type="float">
            <text:p>73.0052</text:p>
          </table:table-cell>
          <table:table-cell office:value-type="float" office:value="-0.0332947" calcext:value-type="float">
            <text:p>-0.0332947</text:p>
          </table:table-cell>
          <table:table-cell office:value-type="float" office:value="245.033" calcext:value-type="float">
            <text:p>245.033</text:p>
          </table:table-cell>
          <table:table-cell office:value-type="float" office:value="0.547519" calcext:value-type="float">
            <text:p>0.547519</text:p>
          </table:table-cell>
          <table:table-cell office:value-type="float" office:value="245" calcext:value-type="float">
            <text:p>245</text:p>
          </table:table-cell>
          <table:table-cell office:value-type="float" office:value="0.579111" calcext:value-type="float">
            <text:p>0.579111</text:p>
          </table:table-cell>
          <table:table-cell office:value-type="float" office:value="-0.0232676" calcext:value-type="float">
            <text:p>-0.0232676</text:p>
          </table:table-cell>
        </table:table-row>
        <table:table-row table:style-name="ro1">
          <table:table-cell office:value-type="float" office:value="73.1202" calcext:value-type="float">
            <text:p>73.1202</text:p>
          </table:table-cell>
          <table:table-cell office:value-type="float" office:value="-0.0385284" calcext:value-type="float">
            <text:p>-0.0385284</text:p>
          </table:table-cell>
          <table:table-cell office:value-type="float" office:value="245.039" calcext:value-type="float">
            <text:p>245.039</text:p>
          </table:table-cell>
          <table:table-cell office:value-type="float" office:value="0.54444" calcext:value-type="float">
            <text:p>0.54444</text:p>
          </table:table-cell>
          <table:table-cell office:value-type="float" office:value="245" calcext:value-type="float">
            <text:p>245</text:p>
          </table:table-cell>
          <table:table-cell office:value-type="float" office:value="0.578904" calcext:value-type="float">
            <text:p>0.578904</text:p>
          </table:table-cell>
          <table:table-cell office:value-type="float" office:value="-0.0248317" calcext:value-type="float">
            <text:p>-0.0248317</text:p>
          </table:table-cell>
        </table:table-row>
        <table:table-row table:style-name="ro1">
          <table:table-cell office:value-type="float" office:value="73.2491" calcext:value-type="float">
            <text:p>73.2491</text:p>
          </table:table-cell>
          <table:table-cell office:value-type="float" office:value="-0.0442505" calcext:value-type="float">
            <text:p>-0.0442505</text:p>
          </table:table-cell>
          <table:table-cell office:value-type="float" office:value="245.044" calcext:value-type="float">
            <text:p>245.044</text:p>
          </table:table-cell>
          <table:table-cell office:value-type="float" office:value="0.54098" calcext:value-type="float">
            <text:p>0.54098</text:p>
          </table:table-cell>
          <table:table-cell office:value-type="float" office:value="245" calcext:value-type="float">
            <text:p>245</text:p>
          </table:table-cell>
          <table:table-cell office:value-type="float" office:value="0.578638" calcext:value-type="float">
            <text:p>0.578638</text:p>
          </table:table-cell>
          <table:table-cell office:value-type="float" office:value="-0.0265949" calcext:value-type="float">
            <text:p>-0.0265949</text:p>
          </table:table-cell>
        </table:table-row>
        <table:table-row table:style-name="ro1">
          <table:table-cell office:value-type="float" office:value="73.3503" calcext:value-type="float">
            <text:p>73.3503</text:p>
          </table:table-cell>
          <table:table-cell office:value-type="float" office:value="-0.0489807" calcext:value-type="float">
            <text:p>-0.0489807</text:p>
          </table:table-cell>
          <table:table-cell office:value-type="float" office:value="245.049" calcext:value-type="float">
            <text:p>245.049</text:p>
          </table:table-cell>
          <table:table-cell office:value-type="float" office:value="0.541202" calcext:value-type="float">
            <text:p>0.541202</text:p>
          </table:table-cell>
          <table:table-cell office:value-type="float" office:value="245" calcext:value-type="float">
            <text:p>245</text:p>
          </table:table-cell>
          <table:table-cell office:value-type="float" office:value="0.578402" calcext:value-type="float">
            <text:p>0.578402</text:p>
          </table:table-cell>
          <table:table-cell office:value-type="float" office:value="-0.0249548" calcext:value-type="float">
            <text:p>-0.0249548</text:p>
          </table:table-cell>
        </table:table-row>
        <table:table-row table:style-name="ro1">
          <table:table-cell office:value-type="float" office:value="73.4641" calcext:value-type="float">
            <text:p>73.4641</text:p>
          </table:table-cell>
          <table:table-cell office:value-type="float" office:value="-0.054184" calcext:value-type="float">
            <text:p>-0.054184</text:p>
          </table:table-cell>
          <table:table-cell office:value-type="float" office:value="245.054" calcext:value-type="float">
            <text:p>245.054</text:p>
          </table:table-cell>
          <table:table-cell office:value-type="float" office:value="0.539495" calcext:value-type="float">
            <text:p>0.539495</text:p>
          </table:table-cell>
          <table:table-cell office:value-type="float" office:value="245" calcext:value-type="float">
            <text:p>245</text:p>
          </table:table-cell>
          <table:table-cell office:value-type="float" office:value="0.578108" calcext:value-type="float">
            <text:p>0.578108</text:p>
          </table:table-cell>
          <table:table-cell office:value-type="float" office:value="-0.0250672" calcext:value-type="float">
            <text:p>-0.0250672</text:p>
          </table:table-cell>
        </table:table-row>
        <table:table-row table:style-name="ro1">
          <table:table-cell office:value-type="float" office:value="73.5972" calcext:value-type="float">
            <text:p>73.5972</text:p>
          </table:table-cell>
          <table:table-cell office:value-type="float" office:value="-0.0602722" calcext:value-type="float">
            <text:p>-0.0602722</text:p>
          </table:table-cell>
          <table:table-cell office:value-type="float" office:value="245.06" calcext:value-type="float">
            <text:p>245.06</text:p>
          </table:table-cell>
          <table:table-cell office:value-type="float" office:value="0.535178" calcext:value-type="float">
            <text:p>0.535178</text:p>
          </table:table-cell>
          <table:table-cell office:value-type="float" office:value="245" calcext:value-type="float">
            <text:p>245</text:p>
          </table:table-cell>
          <table:table-cell office:value-type="float" office:value="0.577727" calcext:value-type="float">
            <text:p>0.577727</text:p>
          </table:table-cell>
          <table:table-cell office:value-type="float" office:value="-0.0274811" calcext:value-type="float">
            <text:p>-0.0274811</text:p>
          </table:table-cell>
        </table:table-row>
        <table:table-row table:style-name="ro1">
          <table:table-cell office:value-type="float" office:value="73.7286" calcext:value-type="float">
            <text:p>73.7286</text:p>
          </table:table-cell>
          <table:table-cell office:value-type="float" office:value="-0.0663605" calcext:value-type="float">
            <text:p>-0.0663605</text:p>
          </table:table-cell>
          <table:table-cell office:value-type="float" office:value="245.066" calcext:value-type="float">
            <text:p>245.066</text:p>
          </table:table-cell>
          <table:table-cell office:value-type="float" office:value="0.531866" calcext:value-type="float">
            <text:p>0.531866</text:p>
          </table:table-cell>
          <table:table-cell office:value-type="float" office:value="245" calcext:value-type="float">
            <text:p>245</text:p>
          </table:table-cell>
          <table:table-cell office:value-type="float" office:value="0.577311" calcext:value-type="float">
            <text:p>0.577311</text:p>
          </table:table-cell>
          <table:table-cell office:value-type="float" office:value="-0.028855" calcext:value-type="float">
            <text:p>-0.028855</text:p>
          </table:table-cell>
        </table:table-row>
        <table:table-row table:style-name="ro1">
          <table:table-cell office:value-type="float" office:value="73.844" calcext:value-type="float">
            <text:p>73.844</text:p>
          </table:table-cell>
          <table:table-cell office:value-type="float" office:value="-0.071579" calcext:value-type="float">
            <text:p>-0.071579</text:p>
          </table:table-cell>
          <table:table-cell office:value-type="float" office:value="245.072" calcext:value-type="float">
            <text:p>245.072</text:p>
          </table:table-cell>
          <table:table-cell office:value-type="float" office:value="0.532045" calcext:value-type="float">
            <text:p>0.532045</text:p>
          </table:table-cell>
          <table:table-cell office:value-type="float" office:value="245" calcext:value-type="float">
            <text:p>245</text:p>
          </table:table-cell>
          <table:table-cell office:value-type="float" office:value="0.576914" calcext:value-type="float">
            <text:p>0.576914</text:p>
          </table:table-cell>
          <table:table-cell office:value-type="float" office:value="-0.0269738" calcext:value-type="float">
            <text:p>-0.0269738</text:p>
          </table:table-cell>
        </table:table-row>
        <table:table-row table:style-name="ro1">
          <table:table-cell office:value-type="float" office:value="73.9745" calcext:value-type="float">
            <text:p>73.9745</text:p>
          </table:table-cell>
          <table:table-cell office:value-type="float" office:value="-0.0775452" calcext:value-type="float">
            <text:p>-0.0775452</text:p>
          </table:table-cell>
          <table:table-cell office:value-type="float" office:value="245.078" calcext:value-type="float">
            <text:p>245.078</text:p>
          </table:table-cell>
          <table:table-cell office:value-type="float" office:value="0.528735" calcext:value-type="float">
            <text:p>0.528735</text:p>
          </table:table-cell>
          <table:table-cell office:value-type="float" office:value="245" calcext:value-type="float">
            <text:p>245</text:p>
          </table:table-cell>
          <table:table-cell office:value-type="float" office:value="0.576427" calcext:value-type="float">
            <text:p>0.576427</text:p>
          </table:table-cell>
          <table:table-cell office:value-type="float" office:value="-0.0283055" calcext:value-type="float">
            <text:p>-0.0283055</text:p>
          </table:table-cell>
        </table:table-row>
        <table:table-row table:style-name="ro1">
          <table:table-cell office:value-type="float" office:value="74.1031" calcext:value-type="float">
            <text:p>74.1031</text:p>
          </table:table-cell>
          <table:table-cell office:value-type="float" office:value="-0.0833588" calcext:value-type="float">
            <text:p>-0.0833588</text:p>
          </table:table-cell>
          <table:table-cell office:value-type="float" office:value="245.083" calcext:value-type="float">
            <text:p>245.083</text:p>
          </table:table-cell>
          <table:table-cell office:value-type="float" office:value="0.526371" calcext:value-type="float">
            <text:p>0.526371</text:p>
          </table:table-cell>
          <table:table-cell office:value-type="float" office:value="245" calcext:value-type="float">
            <text:p>245</text:p>
          </table:table-cell>
          <table:table-cell office:value-type="float" office:value="0.57591" calcext:value-type="float">
            <text:p>0.57591</text:p>
          </table:table-cell>
          <table:table-cell office:value-type="float" office:value="-0.0286988" calcext:value-type="float">
            <text:p>-0.0286988</text:p>
          </table:table-cell>
        </table:table-row>
        <table:table-row table:style-name="ro1">
          <table:table-cell office:value-type="float" office:value="74.2335" calcext:value-type="float">
            <text:p>74.2335</text:p>
          </table:table-cell>
          <table:table-cell office:value-type="float" office:value="-0.0892639" calcext:value-type="float">
            <text:p>-0.0892639</text:p>
          </table:table-cell>
          <table:table-cell office:value-type="float" office:value="245.089" calcext:value-type="float">
            <text:p>245.089</text:p>
          </table:table-cell>
          <table:table-cell office:value-type="float" office:value="0.523913" calcext:value-type="float">
            <text:p>0.523913</text:p>
          </table:table-cell>
          <table:table-cell office:value-type="float" office:value="245" calcext:value-type="float">
            <text:p>245</text:p>
          </table:table-cell>
          <table:table-cell office:value-type="float" office:value="0.575347" calcext:value-type="float">
            <text:p>0.575347</text:p>
          </table:table-cell>
          <table:table-cell office:value-type="float" office:value="-0.0291185" calcext:value-type="float">
            <text:p>-0.0291185</text:p>
          </table:table-cell>
        </table:table-row>
        <table:table-row table:style-name="ro1">
          <table:table-cell office:value-type="float" office:value="74.3496" calcext:value-type="float">
            <text:p>74.3496</text:p>
          </table:table-cell>
          <table:table-cell office:value-type="float" office:value="-0.094574" calcext:value-type="float">
            <text:p>-0.094574</text:p>
          </table:table-cell>
          <table:table-cell office:value-type="float" office:value="245.095" calcext:value-type="float">
            <text:p>245.095</text:p>
          </table:table-cell>
          <table:table-cell office:value-type="float" office:value="0.523874" calcext:value-type="float">
            <text:p>0.523874</text:p>
          </table:table-cell>
          <table:table-cell office:value-type="float" office:value="245" calcext:value-type="float">
            <text:p>245</text:p>
          </table:table-cell>
          <table:table-cell office:value-type="float" office:value="0.574814" calcext:value-type="float">
            <text:p>0.574814</text:p>
          </table:table-cell>
          <table:table-cell office:value-type="float" office:value="-0.0272965" calcext:value-type="float">
            <text:p>-0.0272965</text:p>
          </table:table-cell>
        </table:table-row>
        <table:table-row table:style-name="ro1">
          <table:table-cell office:value-type="float" office:value="74.4812" calcext:value-type="float">
            <text:p>74.4812</text:p>
          </table:table-cell>
          <table:table-cell office:value-type="float" office:value="-0.100372" calcext:value-type="float">
            <text:p>-0.100372</text:p>
          </table:table-cell>
          <table:table-cell office:value-type="float" office:value="245.1" calcext:value-type="float">
            <text:p>245.1</text:p>
          </table:table-cell>
          <table:table-cell office:value-type="float" office:value="0.520985" calcext:value-type="float">
            <text:p>0.520985</text:p>
          </table:table-cell>
          <table:table-cell office:value-type="float" office:value="245" calcext:value-type="float">
            <text:p>245</text:p>
          </table:table-cell>
          <table:table-cell office:value-type="float" office:value="0.574173" calcext:value-type="float">
            <text:p>0.574173</text:p>
          </table:table-cell>
          <table:table-cell office:value-type="float" office:value="-0.0280941" calcext:value-type="float">
            <text:p>-0.0280941</text:p>
          </table:table-cell>
        </table:table-row>
        <table:table-row table:style-name="ro1">
          <table:table-cell office:value-type="float" office:value="74.6155" calcext:value-type="float">
            <text:p>74.6155</text:p>
          </table:table-cell>
          <table:table-cell office:value-type="float" office:value="-0.106232" calcext:value-type="float">
            <text:p>-0.106232</text:p>
          </table:table-cell>
          <table:table-cell office:value-type="float" office:value="245.106" calcext:value-type="float">
            <text:p>245.106</text:p>
          </table:table-cell>
          <table:table-cell office:value-type="float" office:value="0.518221" calcext:value-type="float">
            <text:p>0.518221</text:p>
          </table:table-cell>
          <table:table-cell office:value-type="float" office:value="245" calcext:value-type="float">
            <text:p>245</text:p>
          </table:table-cell>
          <table:table-cell office:value-type="float" office:value="0.573479" calcext:value-type="float">
            <text:p>0.573479</text:p>
          </table:table-cell>
          <table:table-cell office:value-type="float" office:value="-0.0287001" calcext:value-type="float">
            <text:p>-0.0287001</text:p>
          </table:table-cell>
        </table:table-row>
        <table:table-row table:style-name="ro1">
          <table:table-cell office:value-type="float" office:value="74.7172" calcext:value-type="float">
            <text:p>74.7172</text:p>
          </table:table-cell>
          <table:table-cell office:value-type="float" office:value="-0.110641" calcext:value-type="float">
            <text:p>-0.110641</text:p>
          </table:table-cell>
          <table:table-cell office:value-type="float" office:value="245.111" calcext:value-type="float">
            <text:p>245.111</text:p>
          </table:table-cell>
          <table:table-cell office:value-type="float" office:value="0.520263" calcext:value-type="float">
            <text:p>0.520263</text:p>
          </table:table-cell>
          <table:table-cell office:value-type="float" office:value="245" calcext:value-type="float">
            <text:p>245</text:p>
          </table:table-cell>
          <table:table-cell office:value-type="float" office:value="0.572928" calcext:value-type="float">
            <text:p>0.572928</text:p>
          </table:table-cell>
          <table:table-cell office:value-type="float" office:value="-0.0250046" calcext:value-type="float">
            <text:p>-0.0250046</text:p>
          </table:table-cell>
        </table:table-row>
        <table:table-row table:style-name="ro1">
          <table:table-cell office:value-type="float" office:value="74.8254" calcext:value-type="float">
            <text:p>74.8254</text:p>
          </table:table-cell>
          <table:table-cell office:value-type="float" office:value="-0.11525" calcext:value-type="float">
            <text:p>-0.11525</text:p>
          </table:table-cell>
          <table:table-cell office:value-type="float" office:value="245.115" calcext:value-type="float">
            <text:p>245.115</text:p>
          </table:table-cell>
          <table:table-cell office:value-type="float" office:value="0.519653" calcext:value-type="float">
            <text:p>0.519653</text:p>
          </table:table-cell>
          <table:table-cell office:value-type="float" office:value="245" calcext:value-type="float">
            <text:p>245</text:p>
          </table:table-cell>
          <table:table-cell office:value-type="float" office:value="0.572316" calcext:value-type="float">
            <text:p>0.572316</text:p>
          </table:table-cell>
          <table:table-cell office:value-type="float" office:value="-0.0238514" calcext:value-type="float">
            <text:p>-0.0238514</text:p>
          </table:table-cell>
        </table:table-row>
        <table:table-row table:style-name="ro1">
          <table:table-cell office:value-type="float" office:value="74.9578" calcext:value-type="float">
            <text:p>74.9578</text:p>
          </table:table-cell>
          <table:table-cell office:value-type="float" office:value="-0.120651" calcext:value-type="float">
            <text:p>-0.120651</text:p>
          </table:table-cell>
          <table:table-cell office:value-type="float" office:value="245.121" calcext:value-type="float">
            <text:p>245.121</text:p>
          </table:table-cell>
          <table:table-cell office:value-type="float" office:value="0.516091" calcext:value-type="float">
            <text:p>0.516091</text:p>
          </table:table-cell>
          <table:table-cell office:value-type="float" office:value="245" calcext:value-type="float">
            <text:p>245</text:p>
          </table:table-cell>
          <table:table-cell office:value-type="float" office:value="0.571536" calcext:value-type="float">
            <text:p>0.571536</text:p>
          </table:table-cell>
          <table:table-cell office:value-type="float" office:value="-0.0252818" calcext:value-type="float">
            <text:p>-0.0252818</text:p>
          </table:table-cell>
        </table:table-row>
        <table:table-row table:style-name="ro1">
          <table:table-cell office:value-type="float" office:value="75.0876" calcext:value-type="float">
            <text:p>75.0876</text:p>
          </table:table-cell>
          <table:table-cell office:value-type="float" office:value="-0.125732" calcext:value-type="float">
            <text:p>-0.125732</text:p>
          </table:table-cell>
          <table:table-cell office:value-type="float" office:value="245.126" calcext:value-type="float">
            <text:p>245.126</text:p>
          </table:table-cell>
          <table:table-cell office:value-type="float" office:value="0.513948" calcext:value-type="float">
            <text:p>0.513948</text:p>
          </table:table-cell>
          <table:table-cell office:value-type="float" office:value="245" calcext:value-type="float">
            <text:p>245</text:p>
          </table:table-cell>
          <table:table-cell office:value-type="float" office:value="0.570736" calcext:value-type="float">
            <text:p>0.570736</text:p>
          </table:table-cell>
          <table:table-cell office:value-type="float" office:value="-0.0253553" calcext:value-type="float">
            <text:p>-0.0253553</text:p>
          </table:table-cell>
        </table:table-row>
        <table:table-row table:style-name="ro1">
          <table:table-cell office:value-type="float" office:value="75.2036" calcext:value-type="float">
            <text:p>75.2036</text:p>
          </table:table-cell>
          <table:table-cell office:value-type="float" office:value="-0.130157" calcext:value-type="float">
            <text:p>-0.130157</text:p>
          </table:table-cell>
          <table:table-cell office:value-type="float" office:value="245.13" calcext:value-type="float">
            <text:p>245.13</text:p>
          </table:table-cell>
          <table:table-cell office:value-type="float" office:value="0.514101" calcext:value-type="float">
            <text:p>0.514101</text:p>
          </table:table-cell>
          <table:table-cell office:value-type="float" office:value="245" calcext:value-type="float">
            <text:p>245</text:p>
          </table:table-cell>
          <table:table-cell office:value-type="float" office:value="0.569994" calcext:value-type="float">
            <text:p>0.569994</text:p>
          </table:table-cell>
          <table:table-cell office:value-type="float" office:value="-0.0233533" calcext:value-type="float">
            <text:p>-0.0233533</text:p>
          </table:table-cell>
        </table:table-row>
        <table:table-row table:style-name="ro1">
          <table:table-cell office:value-type="float" office:value="75.3054" calcext:value-type="float">
            <text:p>75.3054</text:p>
          </table:table-cell>
          <table:table-cell office:value-type="float" office:value="-0.133881" calcext:value-type="float">
            <text:p>-0.133881</text:p>
          </table:table-cell>
          <table:table-cell office:value-type="float" office:value="245.134" calcext:value-type="float">
            <text:p>245.134</text:p>
          </table:table-cell>
          <table:table-cell office:value-type="float" office:value="0.515066" calcext:value-type="float">
            <text:p>0.515066</text:p>
          </table:table-cell>
          <table:table-cell office:value-type="float" office:value="245" calcext:value-type="float">
            <text:p>245</text:p>
          </table:table-cell>
          <table:table-cell office:value-type="float" office:value="0.569322" calcext:value-type="float">
            <text:p>0.569322</text:p>
          </table:table-cell>
          <table:table-cell office:value-type="float" office:value="-0.0207863" calcext:value-type="float">
            <text:p>-0.0207863</text:p>
          </table:table-cell>
        </table:table-row>
        <table:table-row table:style-name="ro1">
          <table:table-cell office:value-type="float" office:value="75.4092" calcext:value-type="float">
            <text:p>75.4092</text:p>
          </table:table-cell>
          <table:table-cell office:value-type="float" office:value="-0.137634" calcext:value-type="float">
            <text:p>-0.137634</text:p>
          </table:table-cell>
          <table:table-cell office:value-type="float" office:value="245.138" calcext:value-type="float">
            <text:p>245.138</text:p>
          </table:table-cell>
          <table:table-cell office:value-type="float" office:value="0.514501" calcext:value-type="float">
            <text:p>0.514501</text:p>
          </table:table-cell>
          <table:table-cell office:value-type="float" office:value="245" calcext:value-type="float">
            <text:p>245</text:p>
          </table:table-cell>
          <table:table-cell office:value-type="float" office:value="0.568618" calcext:value-type="float">
            <text:p>0.568618</text:p>
          </table:table-cell>
          <table:table-cell office:value-type="float" office:value="-0.0197082" calcext:value-type="float">
            <text:p>-0.0197082</text:p>
          </table:table-cell>
        </table:table-row>
        <table:table-row table:style-name="ro1">
          <table:table-cell office:value-type="float" office:value="75.5111" calcext:value-type="float">
            <text:p>75.5111</text:p>
          </table:table-cell>
          <table:table-cell office:value-type="float" office:value="-0.141266" calcext:value-type="float">
            <text:p>-0.141266</text:p>
          </table:table-cell>
          <table:table-cell office:value-type="float" office:value="245.141" calcext:value-type="float">
            <text:p>245.141</text:p>
          </table:table-cell>
          <table:table-cell office:value-type="float" office:value="0.513769" calcext:value-type="float">
            <text:p>0.513769</text:p>
          </table:table-cell>
          <table:table-cell office:value-type="float" office:value="245" calcext:value-type="float">
            <text:p>245</text:p>
          </table:table-cell>
          <table:table-cell office:value-type="float" office:value="0.567907" calcext:value-type="float">
            <text:p>0.567907</text:p>
          </table:table-cell>
          <table:table-cell office:value-type="float" office:value="-0.0188218" calcext:value-type="float">
            <text:p>-0.0188218</text:p>
          </table:table-cell>
        </table:table-row>
        <table:table-row table:style-name="ro1">
          <table:table-cell office:value-type="float" office:value="75.6296" calcext:value-type="float">
            <text:p>75.6296</text:p>
          </table:table-cell>
          <table:table-cell office:value-type="float" office:value="-0.145233" calcext:value-type="float">
            <text:p>-0.145233</text:p>
          </table:table-cell>
          <table:table-cell office:value-type="float" office:value="245.145" calcext:value-type="float">
            <text:p>245.145</text:p>
          </table:table-cell>
          <table:table-cell office:value-type="float" office:value="0.511378" calcext:value-type="float">
            <text:p>0.511378</text:p>
          </table:table-cell>
          <table:table-cell office:value-type="float" office:value="245" calcext:value-type="float">
            <text:p>245</text:p>
          </table:table-cell>
          <table:table-cell office:value-type="float" office:value="0.567058" calcext:value-type="float">
            <text:p>0.567058</text:p>
          </table:table-cell>
          <table:table-cell office:value-type="float" office:value="-0.0193713" calcext:value-type="float">
            <text:p>-0.0193713</text:p>
          </table:table-cell>
        </table:table-row>
        <table:table-row table:style-name="ro1">
          <table:table-cell office:value-type="float" office:value="75.733" calcext:value-type="float">
            <text:p>75.733</text:p>
          </table:table-cell>
          <table:table-cell office:value-type="float" office:value="-0.148682" calcext:value-type="float">
            <text:p>-0.148682</text:p>
          </table:table-cell>
          <table:table-cell office:value-type="float" office:value="245.149" calcext:value-type="float">
            <text:p>245.149</text:p>
          </table:table-cell>
          <table:table-cell office:value-type="float" office:value="0.510913" calcext:value-type="float">
            <text:p>0.510913</text:p>
          </table:table-cell>
          <table:table-cell office:value-type="float" office:value="245" calcext:value-type="float">
            <text:p>245</text:p>
          </table:table-cell>
          <table:table-cell office:value-type="float" office:value="0.566298" calcext:value-type="float">
            <text:p>0.566298</text:p>
          </table:table-cell>
          <table:table-cell office:value-type="float" office:value="-0.0182147" calcext:value-type="float">
            <text:p>-0.0182147</text:p>
          </table:table-cell>
        </table:table-row>
        <table:table-row table:style-name="ro1">
          <table:table-cell office:value-type="float" office:value="75.8417" calcext:value-type="float">
            <text:p>75.8417</text:p>
          </table:table-cell>
          <table:table-cell office:value-type="float" office:value="-0.152176" calcext:value-type="float">
            <text:p>-0.152176</text:p>
          </table:table-cell>
          <table:table-cell office:value-type="float" office:value="245.152" calcext:value-type="float">
            <text:p>245.152</text:p>
          </table:table-cell>
          <table:table-cell office:value-type="float" office:value="0.509588" calcext:value-type="float">
            <text:p>0.509588</text:p>
          </table:table-cell>
          <table:table-cell office:value-type="float" office:value="245" calcext:value-type="float">
            <text:p>245</text:p>
          </table:table-cell>
          <table:table-cell office:value-type="float" office:value="0.565481" calcext:value-type="float">
            <text:p>0.565481</text:p>
          </table:table-cell>
          <table:table-cell office:value-type="float" office:value="-0.0178491" calcext:value-type="float">
            <text:p>-0.0178491</text:p>
          </table:table-cell>
        </table:table-row>
        <table:table-row table:style-name="ro1">
          <table:table-cell office:value-type="float" office:value="75.9458" calcext:value-type="float">
            <text:p>75.9458</text:p>
          </table:table-cell>
          <table:table-cell office:value-type="float" office:value="-0.155212" calcext:value-type="float">
            <text:p>-0.155212</text:p>
          </table:table-cell>
          <table:table-cell office:value-type="float" office:value="245.155" calcext:value-type="float">
            <text:p>245.155</text:p>
          </table:table-cell>
          <table:table-cell office:value-type="float" office:value="0.509437" calcext:value-type="float">
            <text:p>0.509437</text:p>
          </table:table-cell>
          <table:table-cell office:value-type="float" office:value="245" calcext:value-type="float">
            <text:p>245</text:p>
          </table:table-cell>
          <table:table-cell office:value-type="float" office:value="0.564681" calcext:value-type="float">
            <text:p>0.564681</text:p>
          </table:table-cell>
          <table:table-cell office:value-type="float" office:value="-0.0164407" calcext:value-type="float">
            <text:p>-0.0164407</text:p>
          </table:table-cell>
        </table:table-row>
        <table:table-row table:style-name="ro1">
          <table:table-cell office:value-type="float" office:value="76.0641" calcext:value-type="float">
            <text:p>76.0641</text:p>
          </table:table-cell>
          <table:table-cell office:value-type="float" office:value="-0.158493" calcext:value-type="float">
            <text:p>-0.158493</text:p>
          </table:table-cell>
          <table:table-cell office:value-type="float" office:value="245.158" calcext:value-type="float">
            <text:p>245.158</text:p>
          </table:table-cell>
          <table:table-cell office:value-type="float" office:value="0.507671" calcext:value-type="float">
            <text:p>0.507671</text:p>
          </table:table-cell>
          <table:table-cell office:value-type="float" office:value="245" calcext:value-type="float">
            <text:p>245</text:p>
          </table:table-cell>
          <table:table-cell office:value-type="float" office:value="0.563753" calcext:value-type="float">
            <text:p>0.563753</text:p>
          </table:table-cell>
          <table:table-cell office:value-type="float" office:value="-0.016459" calcext:value-type="float">
            <text:p>-0.016459</text:p>
          </table:table-cell>
        </table:table-row>
        <table:table-row table:style-name="ro1">
          <table:table-cell office:value-type="float" office:value="76.181" calcext:value-type="float">
            <text:p>76.181</text:p>
          </table:table-cell>
          <table:table-cell office:value-type="float" office:value="-0.16153" calcext:value-type="float">
            <text:p>-0.16153</text:p>
          </table:table-cell>
          <table:table-cell office:value-type="float" office:value="245.162" calcext:value-type="float">
            <text:p>245.162</text:p>
          </table:table-cell>
          <table:table-cell office:value-type="float" office:value="0.506951" calcext:value-type="float">
            <text:p>0.506951</text:p>
          </table:table-cell>
          <table:table-cell office:value-type="float" office:value="245" calcext:value-type="float">
            <text:p>245</text:p>
          </table:table-cell>
          <table:table-cell office:value-type="float" office:value="0.562817" calcext:value-type="float">
            <text:p>0.562817</text:p>
          </table:table-cell>
          <table:table-cell office:value-type="float" office:value="-0.0154839" calcext:value-type="float">
            <text:p>-0.0154839</text:p>
          </table:table-cell>
        </table:table-row>
        <table:table-row table:style-name="ro1">
          <table:table-cell office:value-type="float" office:value="76.2871" calcext:value-type="float">
            <text:p>76.2871</text:p>
          </table:table-cell>
          <table:table-cell office:value-type="float" office:value="-0.164352" calcext:value-type="float">
            <text:p>-0.164352</text:p>
          </table:table-cell>
          <table:table-cell office:value-type="float" office:value="245.164" calcext:value-type="float">
            <text:p>245.164</text:p>
          </table:table-cell>
          <table:table-cell office:value-type="float" office:value="0.506284" calcext:value-type="float">
            <text:p>0.506284</text:p>
          </table:table-cell>
          <table:table-cell office:value-type="float" office:value="245" calcext:value-type="float">
            <text:p>245</text:p>
          </table:table-cell>
          <table:table-cell office:value-type="float" office:value="0.561953" calcext:value-type="float">
            <text:p>0.561953</text:p>
          </table:table-cell>
          <table:table-cell office:value-type="float" office:value="-0.0145811" calcext:value-type="float">
            <text:p>-0.0145811</text:p>
          </table:table-cell>
        </table:table-row>
        <table:table-row table:style-name="ro1">
          <table:table-cell office:value-type="float" office:value="76.4037" calcext:value-type="float">
            <text:p>76.4037</text:p>
          </table:table-cell>
          <table:table-cell office:value-type="float" office:value="-0.167007" calcext:value-type="float">
            <text:p>-0.167007</text:p>
          </table:table-cell>
          <table:table-cell office:value-type="float" office:value="245.167" calcext:value-type="float">
            <text:p>245.167</text:p>
          </table:table-cell>
          <table:table-cell office:value-type="float" office:value="0.505273" calcext:value-type="float">
            <text:p>0.505273</text:p>
          </table:table-cell>
          <table:table-cell office:value-type="float" office:value="245" calcext:value-type="float">
            <text:p>245</text:p>
          </table:table-cell>
          <table:table-cell office:value-type="float" office:value="0.560987" calcext:value-type="float">
            <text:p>0.560987</text:p>
          </table:table-cell>
          <table:table-cell office:value-type="float" office:value="-0.0139617" calcext:value-type="float">
            <text:p>-0.0139617</text:p>
          </table:table-cell>
        </table:table-row>
        <table:table-row table:style-name="ro1">
          <table:table-cell office:value-type="float" office:value="76.5342" calcext:value-type="float">
            <text:p>76.5342</text:p>
          </table:table-cell>
          <table:table-cell office:value-type="float" office:value="-0.169891" calcext:value-type="float">
            <text:p>-0.169891</text:p>
          </table:table-cell>
          <table:table-cell office:value-type="float" office:value="245.17" calcext:value-type="float">
            <text:p>245.17</text:p>
          </table:table-cell>
          <table:table-cell office:value-type="float" office:value="0.503248" calcext:value-type="float">
            <text:p>0.503248</text:p>
          </table:table-cell>
          <table:table-cell office:value-type="float" office:value="245" calcext:value-type="float">
            <text:p>245</text:p>
          </table:table-cell>
          <table:table-cell office:value-type="float" office:value="0.559888" calcext:value-type="float">
            <text:p>0.559888</text:p>
          </table:table-cell>
          <table:table-cell office:value-type="float" office:value="-0.0141674" calcext:value-type="float">
            <text:p>-0.0141674</text:p>
          </table:table-cell>
        </table:table-row>
        <table:table-row table:style-name="ro1">
          <table:table-cell office:value-type="float" office:value="76.6642" calcext:value-type="float">
            <text:p>76.6642</text:p>
          </table:table-cell>
          <table:table-cell office:value-type="float" office:value="-0.172577" calcext:value-type="float">
            <text:p>-0.172577</text:p>
          </table:table-cell>
          <table:table-cell office:value-type="float" office:value="245.173" calcext:value-type="float">
            <text:p>245.173</text:p>
          </table:table-cell>
          <table:table-cell office:value-type="float" office:value="0.501853" calcext:value-type="float">
            <text:p>0.501853</text:p>
          </table:table-cell>
          <table:table-cell office:value-type="float" office:value="245" calcext:value-type="float">
            <text:p>245</text:p>
          </table:table-cell>
          <table:table-cell office:value-type="float" office:value="0.558775" calcext:value-type="float">
            <text:p>0.558775</text:p>
          </table:table-cell>
          <table:table-cell office:value-type="float" office:value="-0.0137775" calcext:value-type="float">
            <text:p>-0.0137775</text:p>
          </table:table-cell>
        </table:table-row>
        <table:table-row table:style-name="ro1">
          <table:table-cell office:value-type="float" office:value="76.7803" calcext:value-type="float">
            <text:p>76.7803</text:p>
          </table:table-cell>
          <table:table-cell office:value-type="float" office:value="-0.174713" calcext:value-type="float">
            <text:p>-0.174713</text:p>
          </table:table-cell>
          <table:table-cell office:value-type="float" office:value="245.175" calcext:value-type="float">
            <text:p>245.175</text:p>
          </table:table-cell>
          <table:table-cell office:value-type="float" office:value="0.5021" calcext:value-type="float">
            <text:p>0.5021</text:p>
          </table:table-cell>
          <table:table-cell office:value-type="float" office:value="245" calcext:value-type="float">
            <text:p>245</text:p>
          </table:table-cell>
          <table:table-cell office:value-type="float" office:value="0.557767" calcext:value-type="float">
            <text:p>0.557767</text:p>
          </table:table-cell>
          <table:table-cell office:value-type="float" office:value="-0.0119882" calcext:value-type="float">
            <text:p>-0.0119882</text:p>
          </table:table-cell>
        </table:table-row>
        <table:table-row table:style-name="ro1">
          <table:table-cell office:value-type="float" office:value="76.8959" calcext:value-type="float">
            <text:p>76.8959</text:p>
          </table:table-cell>
          <table:table-cell office:value-type="float" office:value="-0.176682" calcext:value-type="float">
            <text:p>-0.176682</text:p>
          </table:table-cell>
          <table:table-cell office:value-type="float" office:value="245.177" calcext:value-type="float">
            <text:p>245.177</text:p>
          </table:table-cell>
          <table:table-cell office:value-type="float" office:value="0.501656" calcext:value-type="float">
            <text:p>0.501656</text:p>
          </table:table-cell>
          <table:table-cell office:value-type="float" office:value="245" calcext:value-type="float">
            <text:p>245</text:p>
          </table:table-cell>
          <table:table-cell office:value-type="float" office:value="0.556751" calcext:value-type="float">
            <text:p>0.556751</text:p>
          </table:table-cell>
          <table:table-cell office:value-type="float" office:value="-0.0109252" calcext:value-type="float">
            <text:p>-0.0109252</text:p>
          </table:table-cell>
        </table:table-row>
        <table:table-row table:style-name="ro1">
          <table:table-cell office:value-type="float" office:value="77.0255" calcext:value-type="float">
            <text:p>77.0255</text:p>
          </table:table-cell>
          <table:table-cell office:value-type="float" office:value="-0.178696" calcext:value-type="float">
            <text:p>-0.178696</text:p>
          </table:table-cell>
          <table:table-cell office:value-type="float" office:value="245.179" calcext:value-type="float">
            <text:p>245.179</text:p>
          </table:table-cell>
          <table:table-cell office:value-type="float" office:value="0.500375" calcext:value-type="float">
            <text:p>0.500375</text:p>
          </table:table-cell>
          <table:table-cell office:value-type="float" office:value="245" calcext:value-type="float">
            <text:p>2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-0.0105505" calcext:value-type="float">
            <text:p>-0.0105505</text:p>
          </table:table-cell>
        </table:table-row>
        <table:table-row table:style-name="ro1">
          <table:table-cell office:value-type="float" office:value="77.1569" calcext:value-type="float">
            <text:p>77.1569</text:p>
          </table:table-cell>
          <table:table-cell office:value-type="float" office:value="-0.180511" calcext:value-type="float">
            <text:p>-0.180511</text:p>
          </table:table-cell>
          <table:table-cell office:value-type="float" office:value="245.181" calcext:value-type="float">
            <text:p>245.181</text:p>
          </table:table-cell>
          <table:table-cell office:value-type="float" office:value="0.499498" calcext:value-type="float">
            <text:p>0.499498</text:p>
          </table:table-cell>
          <table:table-cell office:value-type="float" office:value="245" calcext:value-type="float">
            <text:p>245</text:p>
          </table:table-cell>
          <table:table-cell office:value-type="float" office:value="0.55442" calcext:value-type="float">
            <text:p>0.55442</text:p>
          </table:table-cell>
          <table:table-cell office:value-type="float" office:value="-0.00979354" calcext:value-type="float">
            <text:p>-0.00979354</text:p>
          </table:table-cell>
        </table:table-row>
        <table:table-row table:style-name="ro1">
          <table:table-cell office:value-type="float" office:value="77.2574" calcext:value-type="float">
            <text:p>77.2574</text:p>
          </table:table-cell>
          <table:table-cell office:value-type="float" office:value="-0.181671" calcext:value-type="float">
            <text:p>-0.181671</text:p>
          </table:table-cell>
          <table:table-cell office:value-type="float" office:value="245.182" calcext:value-type="float">
            <text:p>245.182</text:p>
          </table:table-cell>
          <table:table-cell office:value-type="float" office:value="0.500475" calcext:value-type="float">
            <text:p>0.500475</text:p>
          </table:table-cell>
          <table:table-cell office:value-type="float" office:value="245" calcext:value-type="float">
            <text:p>245</text:p>
          </table:table-cell>
          <table:table-cell office:value-type="float" office:value="0.553509" calcext:value-type="float">
            <text:p>0.553509</text:p>
          </table:table-cell>
          <table:table-cell office:value-type="float" office:value="-0.0076162" calcext:value-type="float">
            <text:p>-0.0076162</text:p>
          </table:table-cell>
        </table:table-row>
        <table:table-row table:style-name="ro1">
          <table:table-cell office:value-type="float" office:value="77.3635" calcext:value-type="float">
            <text:p>77.3635</text:p>
          </table:table-cell>
          <table:table-cell office:value-type="float" office:value="-0.182709" calcext:value-type="float">
            <text:p>-0.182709</text:p>
          </table:table-cell>
          <table:table-cell office:value-type="float" office:value="245.183" calcext:value-type="float">
            <text:p>245.183</text:p>
          </table:table-cell>
          <table:table-cell office:value-type="float" office:value="0.500579" calcext:value-type="float">
            <text:p>0.500579</text:p>
          </table:table-cell>
          <table:table-cell office:value-type="float" office:value="245" calcext:value-type="float">
            <text:p>245</text:p>
          </table:table-cell>
          <table:table-cell office:value-type="float" office:value="0.552543" calcext:value-type="float">
            <text:p>0.552543</text:p>
          </table:table-cell>
          <table:table-cell office:value-type="float" office:value="-0.00628649" calcext:value-type="float">
            <text:p>-0.00628649</text:p>
          </table:table-cell>
        </table:table-row>
        <table:table-row table:style-name="ro1">
          <table:table-cell office:value-type="float" office:value="77.4656" calcext:value-type="float">
            <text:p>77.4656</text:p>
          </table:table-cell>
          <table:table-cell office:value-type="float" office:value="-0.183731" calcext:value-type="float">
            <text:p>-0.183731</text:p>
          </table:table-cell>
          <table:table-cell office:value-type="float" office:value="245.184" calcext:value-type="float">
            <text:p>245.184</text:p>
          </table:table-cell>
          <table:table-cell office:value-type="float" office:value="0.499991" calcext:value-type="float">
            <text:p>0.499991</text:p>
          </table:table-cell>
          <table:table-cell office:value-type="float" office:value="245" calcext:value-type="float">
            <text:p>245</text:p>
          </table:table-cell>
          <table:table-cell office:value-type="float" office:value="0.551608" calcext:value-type="float">
            <text:p>0.551608</text:p>
          </table:table-cell>
          <table:table-cell office:value-type="float" office:value="-0.00568361" calcext:value-type="float">
            <text:p>-0.00568361</text:p>
          </table:table-cell>
        </table:table-row>
        <table:table-row table:style-name="ro1">
          <table:table-cell office:value-type="float" office:value="77.5697" calcext:value-type="float">
            <text:p>77.5697</text:p>
          </table:table-cell>
          <table:table-cell office:value-type="float" office:value="-0.184494" calcext:value-type="float">
            <text:p>-0.184494</text:p>
          </table:table-cell>
          <table:table-cell office:value-type="float" office:value="245.184" calcext:value-type="float">
            <text:p>245.184</text:p>
          </table:table-cell>
          <table:table-cell office:value-type="float" office:value="0.499868" calcext:value-type="float">
            <text:p>0.499868</text:p>
          </table:table-cell>
          <table:table-cell office:value-type="float" office:value="245" calcext:value-type="float">
            <text:p>245</text:p>
          </table:table-cell>
          <table:table-cell office:value-type="float" office:value="0.550649" calcext:value-type="float">
            <text:p>0.550649</text:p>
          </table:table-cell>
          <table:table-cell office:value-type="float" office:value="-0.00465811" calcext:value-type="float">
            <text:p>-0.00465811</text:p>
          </table:table-cell>
        </table:table-row>
        <table:table-row table:style-name="ro1">
          <table:table-cell office:value-type="float" office:value="77.6736" calcext:value-type="float">
            <text:p>77.6736</text:p>
          </table:table-cell>
          <table:table-cell office:value-type="float" office:value="-0.185226" calcext:value-type="float">
            <text:p>-0.185226</text:p>
          </table:table-cell>
          <table:table-cell office:value-type="float" office:value="245.185" calcext:value-type="float">
            <text:p>245.185</text:p>
          </table:table-cell>
          <table:table-cell office:value-type="float" office:value="0.499264" calcext:value-type="float">
            <text:p>0.499264</text:p>
          </table:table-cell>
          <table:table-cell office:value-type="float" office:value="245" calcext:value-type="float">
            <text:p>245</text:p>
          </table:table-cell>
          <table:table-cell office:value-type="float" office:value="0.549689" calcext:value-type="float">
            <text:p>0.549689</text:p>
          </table:table-cell>
          <table:table-cell office:value-type="float" office:value="-0.00411873" calcext:value-type="float">
            <text:p>-0.00411873</text:p>
          </table:table-cell>
        </table:table-row>
        <table:table-row table:style-name="ro1">
          <table:table-cell office:value-type="float" office:value="77.7795" calcext:value-type="float">
            <text:p>77.7795</text:p>
          </table:table-cell>
          <table:table-cell office:value-type="float" office:value="-0.18576" calcext:value-type="float">
            <text:p>-0.18576</text:p>
          </table:table-cell>
          <table:table-cell office:value-type="float" office:value="245.186" calcext:value-type="float">
            <text:p>245.186</text:p>
          </table:table-cell>
          <table:table-cell office:value-type="float" office:value="0.498963" calcext:value-type="float">
            <text:p>0.498963</text:p>
          </table:table-cell>
          <table:table-cell office:value-type="float" office:value="245" calcext:value-type="float">
            <text:p>245</text:p>
          </table:table-cell>
          <table:table-cell office:value-type="float" office:value="0.548706" calcext:value-type="float">
            <text:p>0.548706</text:p>
          </table:table-cell>
          <table:table-cell office:value-type="float" office:value="-0.00330345" calcext:value-type="float">
            <text:p>-0.00330345</text:p>
          </table:table-cell>
        </table:table-row>
        <table:table-row table:style-name="ro1">
          <table:table-cell office:value-type="float" office:value="77.8839" calcext:value-type="float">
            <text:p>77.8839</text:p>
          </table:table-cell>
          <table:table-cell office:value-type="float" office:value="-0.186066" calcext:value-type="float">
            <text:p>-0.186066</text:p>
          </table:table-cell>
          <table:table-cell office:value-type="float" office:value="245.186" calcext:value-type="float">
            <text:p>245.186</text:p>
          </table:table-cell>
          <table:table-cell office:value-type="float" office:value="0.49885" calcext:value-type="float">
            <text:p>0.49885</text:p>
          </table:table-cell>
          <table:table-cell office:value-type="float" office:value="245" calcext:value-type="float">
            <text:p>245</text:p>
          </table:table-cell>
          <table:table-cell office:value-type="float" office:value="0.547736" calcext:value-type="float">
            <text:p>0.547736</text:p>
          </table:table-cell>
          <table:table-cell office:value-type="float" office:value="-0.00236962" calcext:value-type="float">
            <text:p>-0.00236962</text:p>
          </table:table-cell>
        </table:table-row>
        <table:table-row table:style-name="ro1">
          <table:table-cell office:value-type="float" office:value="78.0155" calcext:value-type="float">
            <text:p>78.0155</text:p>
          </table:table-cell>
          <table:table-cell office:value-type="float" office:value="-0.186249" calcext:value-type="float">
            <text:p>-0.186249</text:p>
          </table:table-cell>
          <table:table-cell office:value-type="float" office:value="245.186" calcext:value-type="float">
            <text:p>245.186</text:p>
          </table:table-cell>
          <table:table-cell office:value-type="float" office:value="0.498211" calcext:value-type="float">
            <text:p>0.498211</text:p>
          </table:table-cell>
          <table:table-cell office:value-type="float" office:value="245" calcext:value-type="float">
            <text:p>245</text:p>
          </table:table-cell>
          <table:table-cell office:value-type="float" office:value="0.546511" calcext:value-type="float">
            <text:p>0.546511</text:p>
          </table:table-cell>
          <table:table-cell office:value-type="float" office:value="-0.00173873" calcext:value-type="float">
            <text:p>-0.00173873</text:p>
          </table:table-cell>
        </table:table-row>
        <table:table-row table:style-name="ro1">
          <table:table-cell office:value-type="float" office:value="78.1342" calcext:value-type="float">
            <text:p>78.1342</text:p>
          </table:table-cell>
          <table:table-cell office:value-type="float" office:value="-0.186249" calcext:value-type="float">
            <text:p>-0.186249</text:p>
          </table:table-cell>
          <table:table-cell office:value-type="float" office:value="245.186" calcext:value-type="float">
            <text:p>245.186</text:p>
          </table:table-cell>
          <table:table-cell office:value-type="float" office:value="0.497975" calcext:value-type="float">
            <text:p>0.497975</text:p>
          </table:table-cell>
          <table:table-cell office:value-type="float" office:value="245" calcext:value-type="float">
            <text:p>245</text:p>
          </table:table-cell>
          <table:table-cell office:value-type="float" office:value="0.545407" calcext:value-type="float">
            <text:p>0.545407</text:p>
          </table:table-cell>
          <table:table-cell office:value-type="float" office:value="-0.000869528" calcext:value-type="float">
            <text:p>-0.000869528</text:p>
          </table:table-cell>
        </table:table-row>
        <table:table-row table:style-name="ro1">
          <table:table-cell office:value-type="float" office:value="78.2358" calcext:value-type="float">
            <text:p>78.2358</text:p>
          </table:table-cell>
          <table:table-cell office:value-type="float" office:value="-0.18605" calcext:value-type="float">
            <text:p>-0.18605</text:p>
          </table:table-cell>
          <table:table-cell office:value-type="float" office:value="245.186" calcext:value-type="float">
            <text:p>245.186</text:p>
          </table:table-cell>
          <table:table-cell office:value-type="float" office:value="0.498187" calcext:value-type="float">
            <text:p>0.498187</text:p>
          </table:table-cell>
          <table:table-cell office:value-type="float" office:value="245" calcext:value-type="float">
            <text:p>245</text:p>
          </table:table-cell>
          <table:table-cell office:value-type="float" office:value="0.54446" calcext:value-type="float">
            <text:p>0.54446</text:p>
          </table:table-cell>
          <table:table-cell office:value-type="float" office:value="0.000239927" calcext:value-type="float">
            <text:p>0.000239927</text:p>
          </table:table-cell>
        </table:table-row>
        <table:table-row table:style-name="ro1">
          <table:table-cell office:value-type="float" office:value="78.3683" calcext:value-type="float">
            <text:p>78.3683</text:p>
          </table:table-cell>
          <table:table-cell office:value-type="float" office:value="-0.185684" calcext:value-type="float">
            <text:p>-0.185684</text:p>
          </table:table-cell>
          <table:table-cell office:value-type="float" office:value="245.186" calcext:value-type="float">
            <text:p>245.186</text:p>
          </table:table-cell>
          <table:table-cell office:value-type="float" office:value="0.497819" calcext:value-type="float">
            <text:p>0.497819</text:p>
          </table:table-cell>
          <table:table-cell office:value-type="float" office:value="245" calcext:value-type="float">
            <text:p>245</text:p>
          </table:table-cell>
          <table:table-cell office:value-type="float" office:value="0.543229" calcext:value-type="float">
            <text:p>0.543229</text:p>
          </table:table-cell>
          <table:table-cell office:value-type="float" office:value="0.00101081" calcext:value-type="float">
            <text:p>0.00101081</text:p>
          </table:table-cell>
        </table:table-row>
        <table:table-row table:style-name="ro1">
          <table:table-cell office:value-type="float" office:value="78.4983" calcext:value-type="float">
            <text:p>78.4983</text:p>
          </table:table-cell>
          <table:table-cell office:value-type="float" office:value="-0.184937" calcext:value-type="float">
            <text:p>-0.184937</text:p>
          </table:table-cell>
          <table:table-cell office:value-type="float" office:value="245.185" calcext:value-type="float">
            <text:p>245.185</text:p>
          </table:table-cell>
          <table:table-cell office:value-type="float" office:value="0.498102" calcext:value-type="float">
            <text:p>0.498102</text:p>
          </table:table-cell>
          <table:table-cell office:value-type="float" office:value="245" calcext:value-type="float">
            <text:p>245</text:p>
          </table:table-cell>
          <table:table-cell office:value-type="float" office:value="0.542024" calcext:value-type="float">
            <text:p>0.542024</text:p>
          </table:table-cell>
          <table:table-cell office:value-type="float" office:value="0.00231166" calcext:value-type="float">
            <text:p>0.00231166</text:p>
          </table:table-cell>
        </table:table-row>
        <table:table-row table:style-name="ro1">
          <table:table-cell office:value-type="float" office:value="78.6277" calcext:value-type="float">
            <text:p>78.6277</text:p>
          </table:table-cell>
          <table:table-cell office:value-type="float" office:value="-0.184128" calcext:value-type="float">
            <text:p>-0.184128</text:p>
          </table:table-cell>
          <table:table-cell office:value-type="float" office:value="245.184" calcext:value-type="float">
            <text:p>245.184</text:p>
          </table:table-cell>
          <table:table-cell office:value-type="float" office:value="0.497897" calcext:value-type="float">
            <text:p>0.497897</text:p>
          </table:table-cell>
          <table:table-cell office:value-type="float" office:value="245" calcext:value-type="float">
            <text:p>245</text:p>
          </table:table-cell>
          <table:table-cell office:value-type="float" office:value="0.54083" calcext:value-type="float">
            <text:p>0.54083</text:p>
          </table:table-cell>
          <table:table-cell office:value-type="float" office:value="0.00309853" calcext:value-type="float">
            <text:p>0.00309853</text:p>
          </table:table-cell>
        </table:table-row>
        <table:table-row table:style-name="ro1">
          <table:table-cell office:value-type="float" office:value="78.7579" calcext:value-type="float">
            <text:p>78.7579</text:p>
          </table:table-cell>
          <table:table-cell office:value-type="float" office:value="-0.182983" calcext:value-type="float">
            <text:p>-0.182983</text:p>
          </table:table-cell>
          <table:table-cell office:value-type="float" office:value="245.183" calcext:value-type="float">
            <text:p>245.183</text:p>
          </table:table-cell>
          <table:table-cell office:value-type="float" office:value="0.498215" calcext:value-type="float">
            <text:p>0.498215</text:p>
          </table:table-cell>
          <table:table-cell office:value-type="float" office:value="245" calcext:value-type="float">
            <text:p>245</text:p>
          </table:table-cell>
          <table:table-cell office:value-type="float" office:value="0.539635" calcext:value-type="float">
            <text:p>0.539635</text:p>
          </table:table-cell>
          <table:table-cell office:value-type="float" office:value="0.00432643" calcext:value-type="float">
            <text:p>0.00432643</text:p>
          </table:table-cell>
        </table:table-row>
        <table:table-row table:style-name="ro1">
          <table:table-cell office:value-type="float" office:value="78.8608" calcext:value-type="float">
            <text:p>78.8608</text:p>
          </table:table-cell>
          <table:table-cell office:value-type="float" office:value="-0.182007" calcext:value-type="float">
            <text:p>-0.182007</text:p>
          </table:table-cell>
          <table:table-cell office:value-type="float" office:value="245.182" calcext:value-type="float">
            <text:p>245.182</text:p>
          </table:table-cell>
          <table:table-cell office:value-type="float" office:value="0.497932" calcext:value-type="float">
            <text:p>0.497932</text:p>
          </table:table-cell>
          <table:table-cell office:value-type="float" office:value="245" calcext:value-type="float">
            <text:p>245</text:p>
          </table:table-cell>
          <table:table-cell office:value-type="float" office:value="0.538696" calcext:value-type="float">
            <text:p>0.538696</text:p>
          </table:table-cell>
          <table:table-cell office:value-type="float" office:value="0.00473797" calcext:value-type="float">
            <text:p>0.00473797</text:p>
          </table:table-cell>
        </table:table-row>
        <table:table-row table:style-name="ro1">
          <table:table-cell office:value-type="float" office:value="78.9927" calcext:value-type="float">
            <text:p>78.9927</text:p>
          </table:table-cell>
          <table:table-cell office:value-type="float" office:value="-0.180542" calcext:value-type="float">
            <text:p>-0.180542</text:p>
          </table:table-cell>
          <table:table-cell office:value-type="float" office:value="245.181" calcext:value-type="float">
            <text:p>245.181</text:p>
          </table:table-cell>
          <table:table-cell office:value-type="float" office:value="0.498307" calcext:value-type="float">
            <text:p>0.498307</text:p>
          </table:table-cell>
          <table:table-cell office:value-type="float" office:value="245" calcext:value-type="float">
            <text:p>245</text:p>
          </table:table-cell>
          <table:table-cell office:value-type="float" office:value="0.537501" calcext:value-type="float">
            <text:p>0.537501</text:p>
          </table:table-cell>
          <table:table-cell office:value-type="float" office:value="0.00594206" calcext:value-type="float">
            <text:p>0.00594206</text:p>
          </table:table-cell>
        </table:table-row>
        <table:table-row table:style-name="ro1">
          <table:table-cell office:value-type="float" office:value="79.1091" calcext:value-type="float">
            <text:p>79.1091</text:p>
          </table:table-cell>
          <table:table-cell office:value-type="float" office:value="-0.178909" calcext:value-type="float">
            <text:p>-0.178909</text:p>
          </table:table-cell>
          <table:table-cell office:value-type="float" office:value="245.179" calcext:value-type="float">
            <text:p>245.179</text:p>
          </table:table-cell>
          <table:table-cell office:value-type="float" office:value="0.498814" calcext:value-type="float">
            <text:p>0.498814</text:p>
          </table:table-cell>
          <table:table-cell office:value-type="float" office:value="245" calcext:value-type="float">
            <text:p>245</text:p>
          </table:table-cell>
          <table:table-cell office:value-type="float" office:value="0.536454" calcext:value-type="float">
            <text:p>0.536454</text:p>
          </table:table-cell>
          <table:table-cell office:value-type="float" office:value="0.00708718" calcext:value-type="float">
            <text:p>0.00708718</text:p>
          </table:table-cell>
        </table:table-row>
        <table:table-row table:style-name="ro1">
          <table:table-cell office:value-type="float" office:value="79.2421" calcext:value-type="float">
            <text:p>79.2421</text:p>
          </table:table-cell>
          <table:table-cell office:value-type="float" office:value="-0.176926" calcext:value-type="float">
            <text:p>-0.176926</text:p>
          </table:table-cell>
          <table:table-cell office:value-type="float" office:value="245.177" calcext:value-type="float">
            <text:p>245.177</text:p>
          </table:table-cell>
          <table:table-cell office:value-type="float" office:value="0.499426" calcext:value-type="float">
            <text:p>0.499426</text:p>
          </table:table-cell>
          <table:table-cell office:value-type="float" office:value="245" calcext:value-type="float">
            <text:p>245</text:p>
          </table:table-cell>
          <table:table-cell office:value-type="float" office:value="0.535271" calcext:value-type="float">
            <text:p>0.535271</text:p>
          </table:table-cell>
          <table:table-cell office:value-type="float" office:value="0.00838551" calcext:value-type="float">
            <text:p>0.00838551</text:p>
          </table:table-cell>
        </table:table-row>
        <table:table-row table:style-name="ro1">
          <table:table-cell office:value-type="float" office:value="79.359" calcext:value-type="float">
            <text:p>79.359</text:p>
          </table:table-cell>
          <table:table-cell office:value-type="float" office:value="-0.174942" calcext:value-type="float">
            <text:p>-0.174942</text:p>
          </table:table-cell>
          <table:table-cell office:value-type="float" office:value="245.175" calcext:value-type="float">
            <text:p>245.175</text:p>
          </table:table-cell>
          <table:table-cell office:value-type="float" office:value="0.499549" calcext:value-type="float">
            <text:p>0.499549</text:p>
          </table:table-cell>
          <table:table-cell office:value-type="float" office:value="245" calcext:value-type="float">
            <text:p>245</text:p>
          </table:table-cell>
          <table:table-cell office:value-type="float" office:value="0.534243" calcext:value-type="float">
            <text:p>0.534243</text:p>
          </table:table-cell>
          <table:table-cell office:value-type="float" office:value="0.00904167" calcext:value-type="float">
            <text:p>0.00904167</text:p>
          </table:table-cell>
        </table:table-row>
        <table:table-row table:style-name="ro1">
          <table:table-cell office:value-type="float" office:value="79.4749" calcext:value-type="float">
            <text:p>79.4749</text:p>
          </table:table-cell>
          <table:table-cell office:value-type="float" office:value="-0.172882" calcext:value-type="float">
            <text:p>-0.172882</text:p>
          </table:table-cell>
          <table:table-cell office:value-type="float" office:value="245.173" calcext:value-type="float">
            <text:p>245.173</text:p>
          </table:table-cell>
          <table:table-cell office:value-type="float" office:value="0.499729" calcext:value-type="float">
            <text:p>0.499729</text:p>
          </table:table-cell>
          <table:table-cell office:value-type="float" office:value="245" calcext:value-type="float">
            <text:p>245</text:p>
          </table:table-cell>
          <table:table-cell office:value-type="float" office:value="0.533235" calcext:value-type="float">
            <text:p>0.533235</text:p>
          </table:table-cell>
          <table:table-cell office:value-type="float" office:value="0.00971485" calcext:value-type="float">
            <text:p>0.00971485</text:p>
          </table:table-cell>
        </table:table-row>
        <table:table-row table:style-name="ro1">
          <table:table-cell office:value-type="float" office:value="79.6069" calcext:value-type="float">
            <text:p>79.6069</text:p>
          </table:table-cell>
          <table:table-cell office:value-type="float" office:value="-0.170273" calcext:value-type="float">
            <text:p>-0.170273</text:p>
          </table:table-cell>
          <table:table-cell office:value-type="float" office:value="245.17" calcext:value-type="float">
            <text:p>245.17</text:p>
          </table:table-cell>
          <table:table-cell office:value-type="float" office:value="0.500785" calcext:value-type="float">
            <text:p>0.500785</text:p>
          </table:table-cell>
          <table:table-cell office:value-type="float" office:value="245" calcext:value-type="float">
            <text:p>245</text:p>
          </table:table-cell>
          <table:table-cell office:value-type="float" office:value="0.532102" calcext:value-type="float">
            <text:p>0.532102</text:p>
          </table:table-cell>
          <table:table-cell office:value-type="float" office:value="0.0112511" calcext:value-type="float">
            <text:p>0.0112511</text:p>
          </table:table-cell>
        </table:table-row>
        <table:table-row table:style-name="ro1">
          <table:table-cell office:value-type="float" office:value="79.722" calcext:value-type="float">
            <text:p>79.722</text:p>
          </table:table-cell>
          <table:table-cell office:value-type="float" office:value="-0.167892" calcext:value-type="float">
            <text:p>-0.167892</text:p>
          </table:table-cell>
          <table:table-cell office:value-type="float" office:value="245.168" calcext:value-type="float">
            <text:p>245.168</text:p>
          </table:table-cell>
          <table:table-cell office:value-type="float" office:value="0.500767" calcext:value-type="float">
            <text:p>0.500767</text:p>
          </table:table-cell>
          <table:table-cell office:value-type="float" office:value="245" calcext:value-type="float">
            <text:p>245</text:p>
          </table:table-cell>
          <table:table-cell office:value-type="float" office:value="0.531129" calcext:value-type="float">
            <text:p>0.531129</text:p>
          </table:table-cell>
          <table:table-cell office:value-type="float" office:value="0.0116117" calcext:value-type="float">
            <text:p>0.0116117</text:p>
          </table:table-cell>
        </table:table-row>
        <table:table-row table:style-name="ro1">
          <table:table-cell office:value-type="float" office:value="79.8519" calcext:value-type="float">
            <text:p>79.8519</text:p>
          </table:table-cell>
          <table:table-cell office:value-type="float" office:value="-0.165054" calcext:value-type="float">
            <text:p>-0.165054</text:p>
          </table:table-cell>
          <table:table-cell office:value-type="float" office:value="245.165" calcext:value-type="float">
            <text:p>245.165</text:p>
          </table:table-cell>
          <table:table-cell office:value-type="float" office:value="0.501664" calcext:value-type="float">
            <text:p>0.501664</text:p>
          </table:table-cell>
          <table:table-cell office:value-type="float" office:value="245" calcext:value-type="float">
            <text:p>245</text:p>
          </table:table-cell>
          <table:table-cell office:value-type="float" office:value="0.530047" calcext:value-type="float">
            <text:p>0.530047</text:p>
          </table:table-cell>
          <table:table-cell office:value-type="float" office:value="0.0128797" calcext:value-type="float">
            <text:p>0.0128797</text:p>
          </table:table-cell>
        </table:table-row>
        <table:table-row table:style-name="ro1">
          <table:table-cell office:value-type="float" office:value="79.9811" calcext:value-type="float">
            <text:p>79.9811</text:p>
          </table:table-cell>
          <table:table-cell office:value-type="float" office:value="-0.162109" calcext:value-type="float">
            <text:p>-0.162109</text:p>
          </table:table-cell>
          <table:table-cell office:value-type="float" office:value="245.162" calcext:value-type="float">
            <text:p>245.162</text:p>
          </table:table-cell>
          <table:table-cell office:value-type="float" office:value="0.502174" calcext:value-type="float">
            <text:p>0.502174</text:p>
          </table:table-cell>
          <table:table-cell office:value-type="float" office:value="245" calcext:value-type="float">
            <text:p>245</text:p>
          </table:table-cell>
          <table:table-cell office:value-type="float" office:value="0.528991" calcext:value-type="float">
            <text:p>0.528991</text:p>
          </table:table-cell>
          <table:table-cell office:value-type="float" office:value="0.0137099" calcext:value-type="float">
            <text:p>0.0137099</text:p>
          </table:table-cell>
        </table:table-row>
        <table:table-row table:style-name="ro1">
          <table:table-cell office:value-type="float" office:value="80.1085" calcext:value-type="float">
            <text:p>80.1085</text:p>
          </table:table-cell>
          <table:table-cell office:value-type="float" office:value="-0.158981" calcext:value-type="float">
            <text:p>-0.158981</text:p>
          </table:table-cell>
          <table:table-cell office:value-type="float" office:value="245.159" calcext:value-type="float">
            <text:p>245.159</text:p>
          </table:table-cell>
          <table:table-cell office:value-type="float" office:value="0.5029" calcext:value-type="float">
            <text:p>0.5029</text:p>
          </table:table-cell>
          <table:table-cell office:value-type="float" office:value="245" calcext:value-type="float">
            <text:p>245</text:p>
          </table:table-cell>
          <table:table-cell office:value-type="float" office:value="0.527968" calcext:value-type="float">
            <text:p>0.527968</text:p>
          </table:table-cell>
          <table:table-cell office:value-type="float" office:value="0.014677" calcext:value-type="float">
            <text:p>0.014677</text:p>
          </table:table-cell>
        </table:table-row>
        <table:table-row table:style-name="ro1">
          <table:table-cell office:value-type="float" office:value="80.226" calcext:value-type="float">
            <text:p>80.226</text:p>
          </table:table-cell>
          <table:table-cell office:value-type="float" office:value="-0.155869" calcext:value-type="float">
            <text:p>-0.155869</text:p>
          </table:table-cell>
          <table:table-cell office:value-type="float" office:value="245.156" calcext:value-type="float">
            <text:p>245.156</text:p>
          </table:table-cell>
          <table:table-cell office:value-type="float" office:value="0.50293" calcext:value-type="float">
            <text:p>0.50293</text:p>
          </table:table-cell>
          <table:table-cell office:value-type="float" office:value="245" calcext:value-type="float">
            <text:p>245</text:p>
          </table:table-cell>
          <table:table-cell office:value-type="float" office:value="0.527044" calcext:value-type="float">
            <text:p>0.527044</text:p>
          </table:table-cell>
          <table:table-cell office:value-type="float" office:value="0.0148533" calcext:value-type="float">
            <text:p>0.0148533</text:p>
          </table:table-cell>
        </table:table-row>
        <table:table-row table:style-name="ro1">
          <table:table-cell office:value-type="float" office:value="80.3428" calcext:value-type="float">
            <text:p>80.3428</text:p>
          </table:table-cell>
          <table:table-cell office:value-type="float" office:value="-0.152679" calcext:value-type="float">
            <text:p>-0.152679</text:p>
          </table:table-cell>
          <table:table-cell office:value-type="float" office:value="245.153" calcext:value-type="float">
            <text:p>245.153</text:p>
          </table:table-cell>
          <table:table-cell office:value-type="float" office:value="0.503427" calcext:value-type="float">
            <text:p>0.503427</text:p>
          </table:table-cell>
          <table:table-cell office:value-type="float" office:value="245" calcext:value-type="float">
            <text:p>245</text:p>
          </table:table-cell>
          <table:table-cell office:value-type="float" office:value="0.526142" calcext:value-type="float">
            <text:p>0.526142</text:p>
          </table:table-cell>
          <table:table-cell office:value-type="float" office:value="0.0154544" calcext:value-type="float">
            <text:p>0.0154544</text:p>
          </table:table-cell>
        </table:table-row>
        <table:table-row table:style-name="ro1">
          <table:table-cell office:value-type="float" office:value="80.4729" calcext:value-type="float">
            <text:p>80.4729</text:p>
          </table:table-cell>
          <table:table-cell office:value-type="float" office:value="-0.149048" calcext:value-type="float">
            <text:p>-0.149048</text:p>
          </table:table-cell>
          <table:table-cell office:value-type="float" office:value="245.149" calcext:value-type="float">
            <text:p>245.149</text:p>
          </table:table-cell>
          <table:table-cell office:value-type="float" office:value="0.504663" calcext:value-type="float">
            <text:p>0.504663</text:p>
          </table:table-cell>
          <table:table-cell office:value-type="float" office:value="245" calcext:value-type="float">
            <text:p>245</text:p>
          </table:table-cell>
          <table:table-cell office:value-type="float" office:value="0.525161" calcext:value-type="float">
            <text:p>0.525161</text:p>
          </table:table-cell>
          <table:table-cell office:value-type="float" office:value="0.0167643" calcext:value-type="float">
            <text:p>0.0167643</text:p>
          </table:table-cell>
        </table:table-row>
        <table:table-row table:style-name="ro1">
          <table:table-cell office:value-type="float" office:value="80.576" calcext:value-type="float">
            <text:p>80.576</text:p>
          </table:table-cell>
          <table:table-cell office:value-type="float" office:value="-0.146027" calcext:value-type="float">
            <text:p>-0.146027</text:p>
          </table:table-cell>
          <table:table-cell office:value-type="float" office:value="245.146" calcext:value-type="float">
            <text:p>245.146</text:p>
          </table:table-cell>
          <table:table-cell office:value-type="float" office:value="0.503755" calcext:value-type="float">
            <text:p>0.503755</text:p>
          </table:table-cell>
          <table:table-cell office:value-type="float" office:value="245" calcext:value-type="float">
            <text:p>245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0158619" calcext:value-type="float">
            <text:p>0.0158619</text:p>
          </table:table-cell>
        </table:table-row>
        <table:table-row table:style-name="ro1">
          <table:table-cell office:value-type="float" office:value="80.6792" calcext:value-type="float">
            <text:p>80.6792</text:p>
          </table:table-cell>
          <table:table-cell office:value-type="float" office:value="-0.142868" calcext:value-type="float">
            <text:p>-0.142868</text:p>
          </table:table-cell>
          <table:table-cell office:value-type="float" office:value="245.143" calcext:value-type="float">
            <text:p>245.143</text:p>
          </table:table-cell>
          <table:table-cell office:value-type="float" office:value="0.503801" calcext:value-type="float">
            <text:p>0.503801</text:p>
          </table:table-cell>
          <table:table-cell office:value-type="float" office:value="245" calcext:value-type="float">
            <text:p>245</text:p>
          </table:table-cell>
          <table:table-cell office:value-type="float" office:value="0.523655" calcext:value-type="float">
            <text:p>0.523655</text:p>
          </table:table-cell>
          <table:table-cell office:value-type="float" office:value="0.0158634" calcext:value-type="float">
            <text:p>0.0158634</text:p>
          </table:table-cell>
        </table:table-row>
        <table:table-row table:style-name="ro1">
          <table:table-cell office:value-type="float" office:value="80.7843" calcext:value-type="float">
            <text:p>80.7843</text:p>
          </table:table-cell>
          <table:table-cell office:value-type="float" office:value="-0.139786" calcext:value-type="float">
            <text:p>-0.139786</text:p>
          </table:table-cell>
          <table:table-cell office:value-type="float" office:value="245.14" calcext:value-type="float">
            <text:p>245.14</text:p>
          </table:table-cell>
          <table:table-cell office:value-type="float" office:value="0.503509" calcext:value-type="float">
            <text:p>0.503509</text:p>
          </table:table-cell>
          <table:table-cell office:value-type="float" office:value="245" calcext:value-type="float">
            <text:p>245</text:p>
          </table:table-cell>
          <table:table-cell office:value-type="float" office:value="0.522912" calcext:value-type="float">
            <text:p>0.522912</text:p>
          </table:table-cell>
          <table:table-cell office:value-type="float" office:value="0.0155436" calcext:value-type="float">
            <text:p>0.0155436</text:p>
          </table:table-cell>
        </table:table-row>
        <table:table-row table:style-name="ro1">
          <table:table-cell office:value-type="float" office:value="80.8966" calcext:value-type="float">
            <text:p>80.8966</text:p>
          </table:table-cell>
          <table:table-cell office:value-type="float" office:value="-0.136276" calcext:value-type="float">
            <text:p>-0.136276</text:p>
          </table:table-cell>
          <table:table-cell office:value-type="float" office:value="245.136" calcext:value-type="float">
            <text:p>245.136</text:p>
          </table:table-cell>
          <table:table-cell office:value-type="float" office:value="0.504534" calcext:value-type="float">
            <text:p>0.504534</text:p>
          </table:table-cell>
          <table:table-cell office:value-type="float" office:value="245" calcext:value-type="float">
            <text:p>245</text:p>
          </table:table-cell>
          <table:table-cell office:value-type="float" office:value="0.522137" calcext:value-type="float">
            <text:p>0.522137</text:p>
          </table:table-cell>
          <table:table-cell office:value-type="float" office:value="0.0164667" calcext:value-type="float">
            <text:p>0.0164667</text:p>
          </table:table-cell>
        </table:table-row>
        <table:table-row table:style-name="ro1">
          <table:table-cell office:value-type="float" office:value="81.0131" calcext:value-type="float">
            <text:p>81.0131</text:p>
          </table:table-cell>
          <table:table-cell office:value-type="float" office:value="-0.132538" calcext:value-type="float">
            <text:p>-0.132538</text:p>
          </table:table-cell>
          <table:table-cell office:value-type="float" office:value="245.133" calcext:value-type="float">
            <text:p>245.133</text:p>
          </table:table-cell>
          <table:table-cell office:value-type="float" office:value="0.505876" calcext:value-type="float">
            <text:p>0.505876</text:p>
          </table:table-cell>
          <table:table-cell office:value-type="float" office:value="245" calcext:value-type="float">
            <text:p>245</text:p>
          </table:table-cell>
          <table:table-cell office:value-type="float" office:value="0.521354" calcext:value-type="float">
            <text:p>0.521354</text:p>
          </table:table-cell>
          <table:table-cell office:value-type="float" office:value="0.0176562" calcext:value-type="float">
            <text:p>0.0176562</text:p>
          </table:table-cell>
        </table:table-row>
        <table:table-row table:style-name="ro1">
          <table:table-cell office:value-type="float" office:value="81.1304" calcext:value-type="float">
            <text:p>81.1304</text:p>
          </table:table-cell>
          <table:table-cell office:value-type="float" office:value="-0.128708" calcext:value-type="float">
            <text:p>-0.128708</text:p>
          </table:table-cell>
          <table:table-cell office:value-type="float" office:value="245.129" calcext:value-type="float">
            <text:p>245.129</text:p>
          </table:table-cell>
          <table:table-cell office:value-type="float" office:value="0.506872" calcext:value-type="float">
            <text:p>0.506872</text:p>
          </table:table-cell>
          <table:table-cell office:value-type="float" office:value="245" calcext:value-type="float">
            <text:p>245</text:p>
          </table:table-cell>
          <table:table-cell office:value-type="float" office:value="0.520588" calcext:value-type="float">
            <text:p>0.520588</text:p>
          </table:table-cell>
          <table:table-cell office:value-type="float" office:value="0.0184615" calcext:value-type="float">
            <text:p>0.0184615</text:p>
          </table:table-cell>
        </table:table-row>
        <table:table-row table:style-name="ro1">
          <table:table-cell office:value-type="float" office:value="81.2471" calcext:value-type="float">
            <text:p>81.2471</text:p>
          </table:table-cell>
          <table:table-cell office:value-type="float" office:value="-0.124802" calcext:value-type="float">
            <text:p>-0.124802</text:p>
          </table:table-cell>
          <table:table-cell office:value-type="float" office:value="245.125" calcext:value-type="float">
            <text:p>245.125</text:p>
          </table:table-cell>
          <table:table-cell office:value-type="float" office:value="0.507242" calcext:value-type="float">
            <text:p>0.507242</text:p>
          </table:table-cell>
          <table:table-cell office:value-type="float" office:value="245" calcext:value-type="float">
            <text:p>245</text:p>
          </table:table-cell>
          <table:table-cell office:value-type="float" office:value="0.519848" calcext:value-type="float">
            <text:p>0.519848</text:p>
          </table:table-cell>
          <table:table-cell office:value-type="float" office:value="0.0185941" calcext:value-type="float">
            <text:p>0.0185941</text:p>
          </table:table-cell>
        </table:table-row>
        <table:table-row table:style-name="ro1">
          <table:table-cell office:value-type="float" office:value="81.379" calcext:value-type="float">
            <text:p>81.379</text:p>
          </table:table-cell>
          <table:table-cell office:value-type="float" office:value="-0.120209" calcext:value-type="float">
            <text:p>-0.120209</text:p>
          </table:table-cell>
          <table:table-cell office:value-type="float" office:value="245.12" calcext:value-type="float">
            <text:p>245.12</text:p>
          </table:table-cell>
          <table:table-cell office:value-type="float" office:value="0.509596" calcext:value-type="float">
            <text:p>0.509596</text:p>
          </table:table-cell>
          <table:table-cell office:value-type="float" office:value="245" calcext:value-type="float">
            <text:p>245</text:p>
          </table:table-cell>
          <table:table-cell office:value-type="float" office:value="0.51904" calcext:value-type="float">
            <text:p>0.51904</text:p>
          </table:table-cell>
          <table:table-cell office:value-type="float" office:value="0.0206085" calcext:value-type="float">
            <text:p>0.0206085</text:p>
          </table:table-cell>
        </table:table-row>
        <table:table-row table:style-name="ro1">
          <table:table-cell office:value-type="float" office:value="81.4941" calcext:value-type="float">
            <text:p>81.4941</text:p>
          </table:table-cell>
          <table:table-cell office:value-type="float" office:value="-0.11618" calcext:value-type="float">
            <text:p>-0.11618</text:p>
          </table:table-cell>
          <table:table-cell office:value-type="float" office:value="245.116" calcext:value-type="float">
            <text:p>245.116</text:p>
          </table:table-cell>
          <table:table-cell office:value-type="float" office:value="0.509748" calcext:value-type="float">
            <text:p>0.509748</text:p>
          </table:table-cell>
          <table:table-cell office:value-type="float" office:value="245" calcext:value-type="float">
            <text:p>245</text:p>
          </table:table-cell>
          <table:table-cell office:value-type="float" office:value="0.51836" calcext:value-type="float">
            <text:p>0.51836</text:p>
          </table:table-cell>
          <table:table-cell office:value-type="float" office:value="0.0204338" calcext:value-type="float">
            <text:p>0.0204338</text:p>
          </table:table-cell>
        </table:table-row>
        <table:table-row table:style-name="ro1">
          <table:table-cell office:value-type="float" office:value="81.6259" calcext:value-type="float">
            <text:p>81.6259</text:p>
          </table:table-cell>
          <table:table-cell office:value-type="float" office:value="-0.111572" calcext:value-type="float">
            <text:p>-0.111572</text:p>
          </table:table-cell>
          <table:table-cell office:value-type="float" office:value="245.112" calcext:value-type="float">
            <text:p>245.112</text:p>
          </table:table-cell>
          <table:table-cell office:value-type="float" office:value="0.511354" calcext:value-type="float">
            <text:p>0.511354</text:p>
          </table:table-cell>
          <table:table-cell office:value-type="float" office:value="245" calcext:value-type="float">
            <text:p>245</text:p>
          </table:table-cell>
          <table:table-cell office:value-type="float" office:value="0.51761" calcext:value-type="float">
            <text:p>0.51761</text:p>
          </table:table-cell>
          <table:table-cell office:value-type="float" office:value="0.0216375" calcext:value-type="float">
            <text:p>0.0216375</text:p>
          </table:table-cell>
        </table:table-row>
        <table:table-row table:style-name="ro1">
          <table:table-cell office:value-type="float" office:value="81.7573" calcext:value-type="float">
            <text:p>81.7573</text:p>
          </table:table-cell>
          <table:table-cell office:value-type="float" office:value="-0.106857" calcext:value-type="float">
            <text:p>-0.106857</text:p>
          </table:table-cell>
          <table:table-cell office:value-type="float" office:value="245.107" calcext:value-type="float">
            <text:p>245.107</text:p>
          </table:table-cell>
          <table:table-cell office:value-type="float" office:value="0.512698" calcext:value-type="float">
            <text:p>0.512698</text:p>
          </table:table-cell>
          <table:table-cell office:value-type="float" office:value="245" calcext:value-type="float">
            <text:p>245</text:p>
          </table:table-cell>
          <table:table-cell office:value-type="float" office:value="0.516892" calcext:value-type="float">
            <text:p>0.516892</text:p>
          </table:table-cell>
          <table:table-cell office:value-type="float" office:value="0.0225205" calcext:value-type="float">
            <text:p>0.0225205</text:p>
          </table:table-cell>
        </table:table-row>
        <table:table-row table:style-name="ro1">
          <table:table-cell office:value-type="float" office:value="81.8881" calcext:value-type="float">
            <text:p>81.8881</text:p>
          </table:table-cell>
          <table:table-cell office:value-type="float" office:value="-0.102173" calcext:value-type="float">
            <text:p>-0.102173</text:p>
          </table:table-cell>
          <table:table-cell office:value-type="float" office:value="245.102" calcext:value-type="float">
            <text:p>245.102</text:p>
          </table:table-cell>
          <table:table-cell office:value-type="float" office:value="0.513548" calcext:value-type="float">
            <text:p>0.513548</text:p>
          </table:table-cell>
          <table:table-cell office:value-type="float" office:value="245" calcext:value-type="float">
            <text:p>245</text:p>
          </table:table-cell>
          <table:table-cell office:value-type="float" office:value="0.516209" calcext:value-type="float">
            <text:p>0.516209</text:p>
          </table:table-cell>
          <table:table-cell office:value-type="float" office:value="0.0228829" calcext:value-type="float">
            <text:p>0.0228829</text:p>
          </table:table-cell>
        </table:table-row>
        <table:table-row table:style-name="ro1">
          <table:table-cell office:value-type="float" office:value="82.0084" calcext:value-type="float">
            <text:p>82.0084</text:p>
          </table:table-cell>
          <table:table-cell office:value-type="float" office:value="-0.0977936" calcext:value-type="float">
            <text:p>-0.0977936</text:p>
          </table:table-cell>
          <table:table-cell office:value-type="float" office:value="245.098" calcext:value-type="float">
            <text:p>245.098</text:p>
          </table:table-cell>
          <table:table-cell office:value-type="float" office:value="0.513638" calcext:value-type="float">
            <text:p>0.513638</text:p>
          </table:table-cell>
          <table:table-cell office:value-type="float" office:value="245" calcext:value-type="float">
            <text:p>245</text:p>
          </table:table-cell>
          <table:table-cell office:value-type="float" office:value="0.515607" calcext:value-type="float">
            <text:p>0.515607</text:p>
          </table:table-cell>
          <table:table-cell office:value-type="float" office:value="0.02248" calcext:value-type="float">
            <text:p>0.02248</text:p>
          </table:table-cell>
        </table:table-row>
        <table:table-row table:style-name="ro1">
          <table:table-cell office:value-type="float" office:value="82.1383" calcext:value-type="float">
            <text:p>82.1383</text:p>
          </table:table-cell>
          <table:table-cell office:value-type="float" office:value="-0.0930328" calcext:value-type="float">
            <text:p>-0.0930328</text:p>
          </table:table-cell>
          <table:table-cell office:value-type="float" office:value="245.093" calcext:value-type="float">
            <text:p>245.093</text:p>
          </table:table-cell>
          <table:table-cell office:value-type="float" office:value="0.5148" calcext:value-type="float">
            <text:p>0.5148</text:p>
          </table:table-cell>
          <table:table-cell office:value-type="float" office:value="245" calcext:value-type="float">
            <text:p>245</text:p>
          </table:table-cell>
          <table:table-cell office:value-type="float" office:value="0.514987" calcext:value-type="float">
            <text:p>0.514987</text:p>
          </table:table-cell>
          <table:table-cell office:value-type="float" office:value="0.0230708" calcext:value-type="float">
            <text:p>0.0230708</text:p>
          </table:table-cell>
        </table:table-row>
        <table:table-row table:style-name="ro1">
          <table:table-cell office:value-type="float" office:value="82.2681" calcext:value-type="float">
            <text:p>82.2681</text:p>
          </table:table-cell>
          <table:table-cell office:value-type="float" office:value="-0.0882263" calcext:value-type="float">
            <text:p>-0.0882263</text:p>
          </table:table-cell>
          <table:table-cell office:value-type="float" office:value="245.088" calcext:value-type="float">
            <text:p>245.088</text:p>
          </table:table-cell>
          <table:table-cell office:value-type="float" office:value="0.515895" calcext:value-type="float">
            <text:p>0.515895</text:p>
          </table:table-cell>
          <table:table-cell office:value-type="float" office:value="245" calcext:value-type="float">
            <text:p>245</text:p>
          </table:table-cell>
          <table:table-cell office:value-type="float" office:value="0.514399" calcext:value-type="float">
            <text:p>0.514399</text:p>
          </table:table-cell>
          <table:table-cell office:value-type="float" office:value="0.0235524" calcext:value-type="float">
            <text:p>0.0235524</text:p>
          </table:table-cell>
        </table:table-row>
        <table:table-row table:style-name="ro1">
          <table:table-cell office:value-type="float" office:value="82.3971" calcext:value-type="float">
            <text:p>82.3971</text:p>
          </table:table-cell>
          <table:table-cell office:value-type="float" office:value="-0.083374" calcext:value-type="float">
            <text:p>-0.083374</text:p>
          </table:table-cell>
          <table:table-cell office:value-type="float" office:value="245.083" calcext:value-type="float">
            <text:p>245.083</text:p>
          </table:table-cell>
          <table:table-cell office:value-type="float" office:value="0.516837" calcext:value-type="float">
            <text:p>0.516837</text:p>
          </table:table-cell>
          <table:table-cell office:value-type="float" office:value="245" calcext:value-type="float">
            <text:p>245</text:p>
          </table:table-cell>
          <table:table-cell office:value-type="float" office:value="0.513846" calcext:value-type="float">
            <text:p>0.513846</text:p>
          </table:table-cell>
          <table:table-cell office:value-type="float" office:value="0.0238346" calcext:value-type="float">
            <text:p>0.0238346</text:p>
          </table:table-cell>
        </table:table-row>
        <table:table-row table:style-name="ro1">
          <table:table-cell office:value-type="float" office:value="82.5128" calcext:value-type="float">
            <text:p>82.5128</text:p>
          </table:table-cell>
          <table:table-cell office:value-type="float" office:value="-0.0791168" calcext:value-type="float">
            <text:p>-0.0791168</text:p>
          </table:table-cell>
          <table:table-cell office:value-type="float" office:value="245.079" calcext:value-type="float">
            <text:p>245.079</text:p>
          </table:table-cell>
          <table:table-cell office:value-type="float" office:value="0.515643" calcext:value-type="float">
            <text:p>0.515643</text:p>
          </table:table-cell>
          <table:table-cell office:value-type="float" office:value="245" calcext:value-type="float">
            <text:p>245</text:p>
          </table:table-cell>
          <table:table-cell office:value-type="float" office:value="0.513376" calcext:value-type="float">
            <text:p>0.513376</text:p>
          </table:table-cell>
          <table:table-cell office:value-type="float" office:value="0.022046" calcext:value-type="float">
            <text:p>0.022046</text:p>
          </table:table-cell>
        </table:table-row>
        <table:table-row table:style-name="ro1">
          <table:table-cell office:value-type="float" office:value="82.6149" calcext:value-type="float">
            <text:p>82.6149</text:p>
          </table:table-cell>
          <table:table-cell office:value-type="float" office:value="-0.0753784" calcext:value-type="float">
            <text:p>-0.0753784</text:p>
          </table:table-cell>
          <table:table-cell office:value-type="float" office:value="245.075" calcext:value-type="float">
            <text:p>245.075</text:p>
          </table:table-cell>
          <table:table-cell office:value-type="float" office:value="0.514303" calcext:value-type="float">
            <text:p>0.514303</text:p>
          </table:table-cell>
          <table:table-cell office:value-type="float" office:value="245" calcext:value-type="float">
            <text:p>245</text:p>
          </table:table-cell>
          <table:table-cell office:value-type="float" office:value="0.512982" calcext:value-type="float">
            <text:p>0.512982</text:p>
          </table:table-cell>
          <table:table-cell office:value-type="float" office:value="0.0201664" calcext:value-type="float">
            <text:p>0.0201664</text:p>
          </table:table-cell>
        </table:table-row>
        <table:table-row table:style-name="ro1">
          <table:table-cell office:value-type="float" office:value="82.7174" calcext:value-type="float">
            <text:p>82.7174</text:p>
          </table:table-cell>
          <table:table-cell office:value-type="float" office:value="-0.0715942" calcext:value-type="float">
            <text:p>-0.0715942</text:p>
          </table:table-cell>
          <table:table-cell office:value-type="float" office:value="245.072" calcext:value-type="float">
            <text:p>245.072</text:p>
          </table:table-cell>
          <table:table-cell office:value-type="float" office:value="0.514221" calcext:value-type="float">
            <text:p>0.514221</text:p>
          </table:table-cell>
          <table:table-cell office:value-type="float" office:value="245" calcext:value-type="float">
            <text:p>245</text:p>
          </table:table-cell>
          <table:table-cell office:value-type="float" office:value="0.512605" calcext:value-type="float">
            <text:p>0.512605</text:p>
          </table:table-cell>
          <table:table-cell office:value-type="float" office:value="0.0195147" calcext:value-type="float">
            <text:p>0.0195147</text:p>
          </table:table-cell>
        </table:table-row>
        <table:table-row table:style-name="ro1">
          <table:table-cell office:value-type="float" office:value="82.847" calcext:value-type="float">
            <text:p>82.847</text:p>
          </table:table-cell>
          <table:table-cell office:value-type="float" office:value="-0.0669403" calcext:value-type="float">
            <text:p>-0.0669403</text:p>
          </table:table-cell>
          <table:table-cell office:value-type="float" office:value="245.067" calcext:value-type="float">
            <text:p>245.067</text:p>
          </table:table-cell>
          <table:table-cell office:value-type="float" office:value="0.51668" calcext:value-type="float">
            <text:p>0.51668</text:p>
          </table:table-cell>
          <table:table-cell office:value-type="float" office:value="245" calcext:value-type="float">
            <text:p>245</text:p>
          </table:table-cell>
          <table:table-cell office:value-type="float" office:value="0.512156" calcext:value-type="float">
            <text:p>0.512156</text:p>
          </table:table-cell>
          <table:table-cell office:value-type="float" office:value="0.0212591" calcext:value-type="float">
            <text:p>0.0212591</text:p>
          </table:table-cell>
        </table:table-row>
        <table:table-row table:style-name="ro1">
          <table:table-cell office:value-type="float" office:value="82.9666" calcext:value-type="float">
            <text:p>82.9666</text:p>
          </table:table-cell>
          <table:table-cell office:value-type="float" office:value="-0.0625763" calcext:value-type="float">
            <text:p>-0.0625763</text:p>
          </table:table-cell>
          <table:table-cell office:value-type="float" office:value="245.063" calcext:value-type="float">
            <text:p>245.063</text:p>
          </table:table-cell>
          <table:table-cell office:value-type="float" office:value="0.517729" calcext:value-type="float">
            <text:p>0.517729</text:p>
          </table:table-cell>
          <table:table-cell office:value-type="float" office:value="245" calcext:value-type="float">
            <text:p>245</text:p>
          </table:table-cell>
          <table:table-cell office:value-type="float" office:value="0.511769" calcext:value-type="float">
            <text:p>0.511769</text:p>
          </table:table-cell>
          <table:table-cell office:value-type="float" office:value="0.0216037" calcext:value-type="float">
            <text:p>0.0216037</text:p>
          </table:table-cell>
        </table:table-row>
        <table:table-row table:style-name="ro1">
          <table:table-cell office:value-type="float" office:value="83.0813" calcext:value-type="float">
            <text:p>83.0813</text:p>
          </table:table-cell>
          <table:table-cell office:value-type="float" office:value="-0.0584564" calcext:value-type="float">
            <text:p>-0.0584564</text:p>
          </table:table-cell>
          <table:table-cell office:value-type="float" office:value="245.058" calcext:value-type="float">
            <text:p>245.058</text:p>
          </table:table-cell>
          <table:table-cell office:value-type="float" office:value="0.517963" calcext:value-type="float">
            <text:p>0.517963</text:p>
          </table:table-cell>
          <table:table-cell office:value-type="float" office:value="245" calcext:value-type="float">
            <text:p>245</text:p>
          </table:table-cell>
          <table:table-cell office:value-type="float" office:value="0.511422" calcext:value-type="float">
            <text:p>0.511422</text:p>
          </table:table-cell>
          <table:table-cell office:value-type="float" office:value="0.0211547" calcext:value-type="float">
            <text:p>0.0211547</text:p>
          </table:table-cell>
        </table:table-row>
        <table:table-row table:style-name="ro1">
          <table:table-cell office:value-type="float" office:value="83.1847" calcext:value-type="float">
            <text:p>83.1847</text:p>
          </table:table-cell>
          <table:table-cell office:value-type="float" office:value="-0.054718" calcext:value-type="float">
            <text:p>-0.054718</text:p>
          </table:table-cell>
          <table:table-cell office:value-type="float" office:value="245.055" calcext:value-type="float">
            <text:p>245.055</text:p>
          </table:table-cell>
          <table:table-cell office:value-type="float" office:value="0.517206" calcext:value-type="float">
            <text:p>0.517206</text:p>
          </table:table-cell>
          <table:table-cell office:value-type="float" office:value="245" calcext:value-type="float">
            <text:p>245</text:p>
          </table:table-cell>
          <table:table-cell office:value-type="float" office:value="0.511129" calcext:value-type="float">
            <text:p>0.511129</text:p>
          </table:table-cell>
          <table:table-cell office:value-type="float" office:value="0.0197561" calcext:value-type="float">
            <text:p>0.0197561</text:p>
          </table:table-cell>
        </table:table-row>
        <table:table-row table:style-name="ro1">
          <table:table-cell office:value-type="float" office:value="83.303" calcext:value-type="float">
            <text:p>83.303</text:p>
          </table:table-cell>
          <table:table-cell office:value-type="float" office:value="-0.0505371" calcext:value-type="float">
            <text:p>-0.0505371</text:p>
          </table:table-cell>
          <table:table-cell office:value-type="float" office:value="245.051" calcext:value-type="float">
            <text:p>245.051</text:p>
          </table:table-cell>
          <table:table-cell office:value-type="float" office:value="0.518571" calcext:value-type="float">
            <text:p>0.518571</text:p>
          </table:table-cell>
          <table:table-cell office:value-type="float" office:value="245" calcext:value-type="float">
            <text:p>245</text:p>
          </table:table-cell>
          <table:table-cell office:value-type="float" office:value="0.510818" calcext:value-type="float">
            <text:p>0.510818</text:p>
          </table:table-cell>
          <table:table-cell office:value-type="float" office:value="0.0203873" calcext:value-type="float">
            <text:p>0.0203873</text:p>
          </table:table-cell>
        </table:table-row>
        <table:table-row table:style-name="ro1">
          <table:table-cell office:value-type="float" office:value="83.4209" calcext:value-type="float">
            <text:p>83.4209</text:p>
          </table:table-cell>
          <table:table-cell office:value-type="float" office:value="-0.0464325" calcext:value-type="float">
            <text:p>-0.0464325</text:p>
          </table:table-cell>
          <table:table-cell office:value-type="float" office:value="245.046" calcext:value-type="float">
            <text:p>245.046</text:p>
          </table:table-cell>
          <table:table-cell office:value-type="float" office:value="0.518844" calcext:value-type="float">
            <text:p>0.518844</text:p>
          </table:table-cell>
          <table:table-cell office:value-type="float" office:value="245" calcext:value-type="float">
            <text:p>245</text:p>
          </table:table-cell>
          <table:table-cell office:value-type="float" office:value="0.510532" calcext:value-type="float">
            <text:p>0.510532</text:p>
          </table:table-cell>
          <table:table-cell office:value-type="float" office:value="0.0199193" calcext:value-type="float">
            <text:p>0.0199193</text:p>
          </table:table-cell>
        </table:table-row>
        <table:table-row table:style-name="ro1">
          <table:table-cell office:value-type="float" office:value="83.5293" calcext:value-type="float">
            <text:p>83.5293</text:p>
          </table:table-cell>
          <table:table-cell office:value-type="float" office:value="-0.0426483" calcext:value-type="float">
            <text:p>-0.0426483</text:p>
          </table:table-cell>
          <table:table-cell office:value-type="float" office:value="245.043" calcext:value-type="float">
            <text:p>245.043</text:p>
          </table:table-cell>
          <table:table-cell office:value-type="float" office:value="0.518927" calcext:value-type="float">
            <text:p>0.518927</text:p>
          </table:table-cell>
          <table:table-cell office:value-type="float" office:value="245" calcext:value-type="float">
            <text:p>245</text:p>
          </table:table-cell>
          <table:table-cell office:value-type="float" office:value="0.510291" calcext:value-type="float">
            <text:p>0.510291</text:p>
          </table:table-cell>
          <table:table-cell office:value-type="float" office:value="0.0192981" calcext:value-type="float">
            <text:p>0.0192981</text:p>
          </table:table-cell>
        </table:table-row>
        <table:table-row table:style-name="ro1">
          <table:table-cell office:value-type="float" office:value="83.6334" calcext:value-type="float">
            <text:p>83.6334</text:p>
          </table:table-cell>
          <table:table-cell office:value-type="float" office:value="-0.0390167" calcext:value-type="float">
            <text:p>-0.0390167</text:p>
          </table:table-cell>
          <table:table-cell office:value-type="float" office:value="245.039" calcext:value-type="float">
            <text:p>245.039</text:p>
          </table:table-cell>
          <table:table-cell office:value-type="float" office:value="0.518989" calcext:value-type="float">
            <text:p>0.518989</text:p>
          </table:table-cell>
          <table:table-cell office:value-type="float" office:value="245" calcext:value-type="float">
            <text:p>245</text:p>
          </table:table-cell>
          <table:table-cell office:value-type="float" office:value="0.510078" calcext:value-type="float">
            <text:p>0.510078</text:p>
          </table:table-cell>
          <table:table-cell office:value-type="float" office:value="0.0186647" calcext:value-type="float">
            <text:p>0.0186647</text:p>
          </table:table-cell>
        </table:table-row>
        <table:table-row table:style-name="ro1">
          <table:table-cell office:value-type="float" office:value="83.7363" calcext:value-type="float">
            <text:p>83.7363</text:p>
          </table:table-cell>
          <table:table-cell office:value-type="float" office:value="-0.0355072" calcext:value-type="float">
            <text:p>-0.0355072</text:p>
          </table:table-cell>
          <table:table-cell office:value-type="float" office:value="245.036" calcext:value-type="float">
            <text:p>245.036</text:p>
          </table:table-cell>
          <table:table-cell office:value-type="float" office:value="0.518955" calcext:value-type="float">
            <text:p>0.518955</text:p>
          </table:table-cell>
          <table:table-cell office:value-type="float" office:value="245" calcext:value-type="float">
            <text:p>245</text:p>
          </table:table-cell>
          <table:table-cell office:value-type="float" office:value="0.509887" calcext:value-type="float">
            <text:p>0.509887</text:p>
          </table:table-cell>
          <table:table-cell office:value-type="float" office:value="0.0179449" calcext:value-type="float">
            <text:p>0.0179449</text:p>
          </table:table-cell>
        </table:table-row>
        <table:table-row table:style-name="ro1">
          <table:table-cell office:value-type="float" office:value="83.8392" calcext:value-type="float">
            <text:p>83.8392</text:p>
          </table:table-cell>
          <table:table-cell office:value-type="float" office:value="-0.0319672" calcext:value-type="float">
            <text:p>-0.0319672</text:p>
          </table:table-cell>
          <table:table-cell office:value-type="float" office:value="245.032" calcext:value-type="float">
            <text:p>245.032</text:p>
          </table:table-cell>
          <table:table-cell office:value-type="float" office:value="0.519518" calcext:value-type="float">
            <text:p>0.519518</text:p>
          </table:table-cell>
          <table:table-cell office:value-type="float" office:value="245" calcext:value-type="float">
            <text:p>245</text:p>
          </table:table-cell>
          <table:table-cell office:value-type="float" office:value="0.509713" calcext:value-type="float">
            <text:p>0.509713</text:p>
          </table:table-cell>
          <table:table-cell office:value-type="float" office:value="0.0177965" calcext:value-type="float">
            <text:p>0.0177965</text:p>
          </table:table-cell>
        </table:table-row>
        <table:table-row table:style-name="ro1">
          <table:table-cell office:value-type="float" office:value="83.9532" calcext:value-type="float">
            <text:p>83.9532</text:p>
          </table:table-cell>
          <table:table-cell office:value-type="float" office:value="-0.0281372" calcext:value-type="float">
            <text:p>-0.0281372</text:p>
          </table:table-cell>
          <table:table-cell office:value-type="float" office:value="245.028" calcext:value-type="float">
            <text:p>245.028</text:p>
          </table:table-cell>
          <table:table-cell office:value-type="float" office:value="0.521065" calcext:value-type="float">
            <text:p>0.521065</text:p>
          </table:table-cell>
          <table:table-cell office:value-type="float" office:value="245" calcext:value-type="float">
            <text:p>245</text:p>
          </table:table-cell>
          <table:table-cell office:value-type="float" office:value="0.509542" calcext:value-type="float">
            <text:p>0.509542</text:p>
          </table:table-cell>
          <table:table-cell office:value-type="float" office:value="0.0185576" calcext:value-type="float">
            <text:p>0.0185576</text:p>
          </table:table-cell>
        </table:table-row>
        <table:table-row table:style-name="ro1">
          <table:table-cell office:value-type="float" office:value="84.0813" calcext:value-type="float">
            <text:p>84.0813</text:p>
          </table:table-cell>
          <table:table-cell office:value-type="float" office:value="-0.0237427" calcext:value-type="float">
            <text:p>-0.0237427</text:p>
          </table:table-cell>
          <table:table-cell office:value-type="float" office:value="245.024" calcext:value-type="float">
            <text:p>245.024</text:p>
          </table:table-cell>
          <table:table-cell office:value-type="float" office:value="0.523627" calcext:value-type="float">
            <text:p>0.523627</text:p>
          </table:table-cell>
          <table:table-cell office:value-type="float" office:value="245" calcext:value-type="float">
            <text:p>245</text:p>
          </table:table-cell>
          <table:table-cell office:value-type="float" office:value="0.509376" calcext:value-type="float">
            <text:p>0.509376</text:p>
          </table:table-cell>
          <table:table-cell office:value-type="float" office:value="0.0201866" calcext:value-type="float">
            <text:p>0.0201866</text:p>
          </table:table-cell>
        </table:table-row>
        <table:table-row table:style-name="ro1">
          <table:table-cell office:value-type="float" office:value="84.1959" calcext:value-type="float">
            <text:p>84.1959</text:p>
          </table:table-cell>
          <table:table-cell office:value-type="float" office:value="-0.0198669" calcext:value-type="float">
            <text:p>-0.0198669</text:p>
          </table:table-cell>
          <table:table-cell office:value-type="float" office:value="245.02" calcext:value-type="float">
            <text:p>245.02</text:p>
          </table:table-cell>
          <table:table-cell office:value-type="float" office:value="0.524119" calcext:value-type="float">
            <text:p>0.524119</text:p>
          </table:table-cell>
          <table:table-cell office:value-type="float" office:value="245" calcext:value-type="float">
            <text:p>245</text:p>
          </table:table-cell>
          <table:table-cell office:value-type="float" office:value="0.509251" calcext:value-type="float">
            <text:p>0.509251</text:p>
          </table:table-cell>
          <table:table-cell office:value-type="float" office:value="0.0198342" calcext:value-type="float">
            <text:p>0.0198342</text:p>
          </table:table-cell>
        </table:table-row>
        <table:table-row table:style-name="ro1">
          <table:table-cell office:value-type="float" office:value="84.2974" calcext:value-type="float">
            <text:p>84.2974</text:p>
          </table:table-cell>
          <table:table-cell office:value-type="float" office:value="-0.01651" calcext:value-type="float">
            <text:p>-0.01651</text:p>
          </table:table-cell>
          <table:table-cell office:value-type="float" office:value="245.017" calcext:value-type="float">
            <text:p>245.017</text:p>
          </table:table-cell>
          <table:table-cell office:value-type="float" office:value="0.523172" calcext:value-type="float">
            <text:p>0.523172</text:p>
          </table:table-cell>
          <table:table-cell office:value-type="float" office:value="245" calcext:value-type="float">
            <text:p>245</text:p>
          </table:table-cell>
          <table:table-cell office:value-type="float" office:value="0.509159" calcext:value-type="float">
            <text:p>0.509159</text:p>
          </table:table-cell>
          <table:table-cell office:value-type="float" office:value="0.0181402" calcext:value-type="float">
            <text:p>0.0181402</text:p>
          </table:table-cell>
        </table:table-row>
        <table:table-row table:style-name="ro1">
          <table:table-cell office:value-type="float" office:value="84.3989" calcext:value-type="float">
            <text:p>84.3989</text:p>
          </table:table-cell>
          <table:table-cell office:value-type="float" office:value="-0.0131989" calcext:value-type="float">
            <text:p>-0.0131989</text:p>
          </table:table-cell>
          <table:table-cell office:value-type="float" office:value="245.013" calcext:value-type="float">
            <text:p>245.013</text:p>
          </table:table-cell>
          <table:table-cell office:value-type="float" office:value="0.523044" calcext:value-type="float">
            <text:p>0.523044</text:p>
          </table:table-cell>
          <table:table-cell office:value-type="float" office:value="245" calcext:value-type="float">
            <text:p>245</text:p>
          </table:table-cell>
          <table:table-cell office:value-type="float" office:value="0.509083" calcext:value-type="float">
            <text:p>0.509083</text:p>
          </table:table-cell>
          <table:table-cell office:value-type="float" office:value="0.0172605" calcext:value-type="float">
            <text:p>0.0172605</text:p>
          </table:table-cell>
        </table:table-row>
        <table:table-row table:style-name="ro1">
          <table:table-cell office:value-type="float" office:value="84.5037" calcext:value-type="float">
            <text:p>84.5037</text:p>
          </table:table-cell>
          <table:table-cell office:value-type="float" office:value="-0.00985718" calcext:value-type="float">
            <text:p>-0.00985718</text:p>
          </table:table-cell>
          <table:table-cell office:value-type="float" office:value="245.01" calcext:value-type="float">
            <text:p>245.01</text:p>
          </table:table-cell>
          <table:table-cell office:value-type="float" office:value="0.52359" calcext:value-type="float">
            <text:p>0.52359</text:p>
          </table:table-cell>
          <table:table-cell office:value-type="float" office:value="245" calcext:value-type="float">
            <text:p>245</text:p>
          </table:table-cell>
          <table:table-cell office:value-type="float" office:value="0.509023" calcext:value-type="float">
            <text:p>0.509023</text:p>
          </table:table-cell>
          <table:table-cell office:value-type="float" office:value="0.0170312" calcext:value-type="float">
            <text:p>0.0170312</text:p>
          </table:table-cell>
        </table:table-row>
        <table:table-row table:style-name="ro1">
          <table:table-cell office:value-type="float" office:value="84.6053" calcext:value-type="float">
            <text:p>84.6053</text:p>
          </table:table-cell>
          <table:table-cell office:value-type="float" office:value="-0.00654602" calcext:value-type="float">
            <text:p>-0.00654602</text:p>
          </table:table-cell>
          <table:table-cell office:value-type="float" office:value="245.007" calcext:value-type="float">
            <text:p>245.007</text:p>
          </table:table-cell>
          <table:table-cell office:value-type="float" office:value="0.52409" calcext:value-type="float">
            <text:p>0.52409</text:p>
          </table:table-cell>
          <table:table-cell office:value-type="float" office:value="245" calcext:value-type="float">
            <text:p>245</text:p>
          </table:table-cell>
          <table:table-cell office:value-type="float" office:value="0.508981" calcext:value-type="float">
            <text:p>0.508981</text:p>
          </table:table-cell>
          <table:table-cell office:value-type="float" office:value="0.0167454" calcext:value-type="float">
            <text:p>0.0167454</text:p>
          </table:table-cell>
        </table:table-row>
        <table:table-row table:style-name="ro1">
          <table:table-cell office:value-type="float" office:value="84.714" calcext:value-type="float">
            <text:p>84.714</text:p>
          </table:table-cell>
          <table:table-cell office:value-type="float" office:value="-0.00314331" calcext:value-type="float">
            <text:p>-0.00314331</text:p>
          </table:table-cell>
          <table:table-cell office:value-type="float" office:value="245.003" calcext:value-type="float">
            <text:p>245.003</text:p>
          </table:table-cell>
          <table:table-cell office:value-type="float" office:value="0.525089" calcext:value-type="float">
            <text:p>0.525089</text:p>
          </table:table-cell>
          <table:table-cell office:value-type="float" office:value="245" calcext:value-type="float">
            <text:p>245</text:p>
          </table:table-cell>
          <table:table-cell office:value-type="float" office:value="0.508955" calcext:value-type="float">
            <text:p>0.508955</text:p>
          </table:table-cell>
          <table:table-cell office:value-type="float" office:value="0.0169196" calcext:value-type="float">
            <text:p>0.0169196</text:p>
          </table:table-cell>
        </table:table-row>
        <table:table-row table:style-name="ro1">
          <table:table-cell office:value-type="float" office:value="84.8439" calcext:value-type="float">
            <text:p>84.8439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244.999" calcext:value-type="float">
            <text:p>244.999</text:p>
          </table:table-cell>
          <table:table-cell office:value-type="float" office:value="0.527814" calcext:value-type="float">
            <text:p>0.527814</text:p>
          </table:table-cell>
          <table:table-cell office:value-type="float" office:value="245" calcext:value-type="float">
            <text:p>245</text:p>
          </table:table-cell>
          <table:table-cell office:value-type="float" office:value="0.508948" calcext:value-type="float">
            <text:p>0.508948</text:p>
          </table:table-cell>
          <table:table-cell office:value-type="float" office:value="0.0186217" calcext:value-type="float">
            <text:p>0.0186217</text:p>
          </table:table-cell>
        </table:table-row>
        <table:table-row table:style-name="ro1">
          <table:table-cell office:value-type="float" office:value="84.9489" calcext:value-type="float">
            <text:p>84.9489</text:p>
          </table:table-cell>
          <table:table-cell office:value-type="float" office:value="0.00422668" calcext:value-type="float">
            <text:p>0.00422668</text:p>
          </table:table-cell>
          <table:table-cell office:value-type="float" office:value="244.996" calcext:value-type="float">
            <text:p>244.996</text:p>
          </table:table-cell>
          <table:table-cell office:value-type="float" office:value="0.527265" calcext:value-type="float">
            <text:p>0.527265</text:p>
          </table:table-cell>
          <table:table-cell office:value-type="float" office:value="245" calcext:value-type="float">
            <text:p>245</text:p>
          </table:table-cell>
          <table:table-cell office:value-type="float" office:value="0.508962" calcext:value-type="float">
            <text:p>0.508962</text:p>
          </table:table-cell>
          <table:table-cell office:value-type="float" office:value="0.0172463" calcext:value-type="float">
            <text:p>0.0172463</text:p>
          </table:table-cell>
        </table:table-row>
        <table:table-row table:style-name="ro1">
          <table:table-cell office:value-type="float" office:value="85.0503" calcext:value-type="float">
            <text:p>85.0503</text:p>
          </table:table-cell>
          <table:table-cell office:value-type="float" office:value="0.00738525" calcext:value-type="float">
            <text:p>0.00738525</text:p>
          </table:table-cell>
          <table:table-cell office:value-type="float" office:value="244.993" calcext:value-type="float">
            <text:p>244.993</text:p>
          </table:table-cell>
          <table:table-cell office:value-type="float" office:value="0.527223" calcext:value-type="float">
            <text:p>0.527223</text:p>
          </table:table-cell>
          <table:table-cell office:value-type="float" office:value="245" calcext:value-type="float">
            <text:p>245</text:p>
          </table:table-cell>
          <table:table-cell office:value-type="float" office:value="0.508991" calcext:value-type="float">
            <text:p>0.508991</text:p>
          </table:table-cell>
          <table:table-cell office:value-type="float" office:value="0.0163853" calcext:value-type="float">
            <text:p>0.0163853</text:p>
          </table:table-cell>
        </table:table-row>
        <table:table-row table:style-name="ro1">
          <table:table-cell office:value-type="float" office:value="85.1664" calcext:value-type="float">
            <text:p>85.1664</text:p>
          </table:table-cell>
          <table:table-cell office:value-type="float" office:value="0.01091" calcext:value-type="float">
            <text:p>0.01091</text:p>
          </table:table-cell>
          <table:table-cell office:value-type="float" office:value="244.989" calcext:value-type="float">
            <text:p>244.989</text:p>
          </table:table-cell>
          <table:table-cell office:value-type="float" office:value="0.528443" calcext:value-type="float">
            <text:p>0.528443</text:p>
          </table:table-cell>
          <table:table-cell office:value-type="float" office:value="245" calcext:value-type="float">
            <text:p>245</text:p>
          </table:table-cell>
          <table:table-cell office:value-type="float" office:value="0.509044" calcext:value-type="float">
            <text:p>0.509044</text:p>
          </table:table-cell>
          <table:table-cell office:value-type="float" office:value="0.0166713" calcext:value-type="float">
            <text:p>0.0166713</text:p>
          </table:table-cell>
        </table:table-row>
        <table:table-row table:style-name="ro1">
          <table:table-cell office:value-type="float" office:value="85.2837" calcext:value-type="float">
            <text:p>85.2837</text:p>
          </table:table-cell>
          <table:table-cell office:value-type="float" office:value="0.0143585" calcext:value-type="float">
            <text:p>0.0143585</text:p>
          </table:table-cell>
          <table:table-cell office:value-type="float" office:value="244.986" calcext:value-type="float">
            <text:p>244.986</text:p>
          </table:table-cell>
          <table:table-cell office:value-type="float" office:value="0.529392" calcext:value-type="float">
            <text:p>0.529392</text:p>
          </table:table-cell>
          <table:table-cell office:value-type="float" office:value="245" calcext:value-type="float">
            <text:p>245</text:p>
          </table:table-cell>
          <table:table-cell office:value-type="float" office:value="0.509119" calcext:value-type="float">
            <text:p>0.509119</text:p>
          </table:table-cell>
          <table:table-cell office:value-type="float" office:value="0.0166836" calcext:value-type="float">
            <text:p>0.0166836</text:p>
          </table:table-cell>
        </table:table-row>
        <table:table-row table:style-name="ro1">
          <table:table-cell office:value-type="float" office:value="85.4124" calcext:value-type="float">
            <text:p>85.4124</text:p>
          </table:table-cell>
          <table:table-cell office:value-type="float" office:value="0.0180664" calcext:value-type="float">
            <text:p>0.0180664</text:p>
          </table:table-cell>
          <table:table-cell office:value-type="float" office:value="244.982" calcext:value-type="float">
            <text:p>244.982</text:p>
          </table:table-cell>
          <table:table-cell office:value-type="float" office:value="0.531245" calcext:value-type="float">
            <text:p>0.531245</text:p>
          </table:table-cell>
          <table:table-cell office:value-type="float" office:value="245" calcext:value-type="float">
            <text:p>245</text:p>
          </table:table-cell>
          <table:table-cell office:value-type="float" office:value="0.509223" calcext:value-type="float">
            <text:p>0.509223</text:p>
          </table:table-cell>
          <table:table-cell office:value-type="float" office:value="0.0175056" calcext:value-type="float">
            <text:p>0.0175056</text:p>
          </table:table-cell>
        </table:table-row>
        <table:table-row table:style-name="ro1">
          <table:table-cell office:value-type="float" office:value="85.5138" calcext:value-type="float">
            <text:p>85.5138</text:p>
          </table:table-cell>
          <table:table-cell office:value-type="float" office:value="0.0209961" calcext:value-type="float">
            <text:p>0.0209961</text:p>
          </table:table-cell>
          <table:table-cell office:value-type="float" office:value="244.979" calcext:value-type="float">
            <text:p>244.979</text:p>
          </table:table-cell>
          <table:table-cell office:value-type="float" office:value="0.530469" calcext:value-type="float">
            <text:p>0.530469</text:p>
          </table:table-cell>
          <table:table-cell office:value-type="float" office:value="245" calcext:value-type="float">
            <text:p>245</text:p>
          </table:table-cell>
          <table:table-cell office:value-type="float" office:value="0.509322" calcext:value-type="float">
            <text:p>0.509322</text:p>
          </table:table-cell>
          <table:table-cell office:value-type="float" office:value="0.0158983" calcext:value-type="float">
            <text:p>0.0158983</text:p>
          </table:table-cell>
        </table:table-row>
        <table:table-row table:style-name="ro1">
          <table:table-cell office:value-type="float" office:value="85.6165" calcext:value-type="float">
            <text:p>85.6165</text:p>
          </table:table-cell>
          <table:table-cell office:value-type="float" office:value="0.023819" calcext:value-type="float">
            <text:p>0.023819</text:p>
          </table:table-cell>
          <table:table-cell office:value-type="float" office:value="244.976" calcext:value-type="float">
            <text:p>244.976</text:p>
          </table:table-cell>
          <table:table-cell office:value-type="float" office:value="0.530309" calcext:value-type="float">
            <text:p>0.530309</text:p>
          </table:table-cell>
          <table:table-cell office:value-type="float" office:value="245" calcext:value-type="float">
            <text:p>245</text:p>
          </table:table-cell>
          <table:table-cell office:value-type="float" office:value="0.509437" calcext:value-type="float">
            <text:p>0.509437</text:p>
          </table:table-cell>
          <table:table-cell office:value-type="float" office:value="0.0149169" calcext:value-type="float">
            <text:p>0.0149169</text:p>
          </table:table-cell>
        </table:table-row>
        <table:table-row table:style-name="ro1">
          <table:table-cell office:value-type="float" office:value="85.7332" calcext:value-type="float">
            <text:p>85.7332</text:p>
          </table:table-cell>
          <table:table-cell office:value-type="float" office:value="0.0270996" calcext:value-type="float">
            <text:p>0.0270996</text:p>
          </table:table-cell>
          <table:table-cell office:value-type="float" office:value="244.973" calcext:value-type="float">
            <text:p>244.973</text:p>
          </table:table-cell>
          <table:table-cell office:value-type="float" office:value="0.532062" calcext:value-type="float">
            <text:p>0.532062</text:p>
          </table:table-cell>
          <table:table-cell office:value-type="float" office:value="245" calcext:value-type="float">
            <text:p>245</text:p>
          </table:table-cell>
          <table:table-cell office:value-type="float" office:value="0.509586" calcext:value-type="float">
            <text:p>0.509586</text:p>
          </table:table-cell>
          <table:table-cell office:value-type="float" office:value="0.0157014" calcext:value-type="float">
            <text:p>0.0157014</text:p>
          </table:table-cell>
        </table:table-row>
        <table:table-row table:style-name="ro1">
          <table:table-cell office:value-type="float" office:value="85.8492" calcext:value-type="float">
            <text:p>85.8492</text:p>
          </table:table-cell>
          <table:table-cell office:value-type="float" office:value="0.0303345" calcext:value-type="float">
            <text:p>0.0303345</text:p>
          </table:table-cell>
          <table:table-cell office:value-type="float" office:value="244.97" calcext:value-type="float">
            <text:p>244.97</text:p>
          </table:table-cell>
          <table:table-cell office:value-type="float" office:value="0.533339" calcext:value-type="float">
            <text:p>0.533339</text:p>
          </table:table-cell>
          <table:table-cell office:value-type="float" office:value="245" calcext:value-type="float">
            <text:p>245</text:p>
          </table:table-cell>
          <table:table-cell office:value-type="float" office:value="0.509752" calcext:value-type="float">
            <text:p>0.509752</text:p>
          </table:table-cell>
          <table:table-cell office:value-type="float" office:value="0.0160033" calcext:value-type="float">
            <text:p>0.0160033</text:p>
          </table:table-cell>
        </table:table-row>
        <table:table-row table:style-name="ro1">
          <table:table-cell office:value-type="float" office:value="85.9789" calcext:value-type="float">
            <text:p>85.9789</text:p>
          </table:table-cell>
          <table:table-cell office:value-type="float" office:value="0.0337067" calcext:value-type="float">
            <text:p>0.0337067</text:p>
          </table:table-cell>
          <table:table-cell office:value-type="float" office:value="244.966" calcext:value-type="float">
            <text:p>244.966</text:p>
          </table:table-cell>
          <table:table-cell office:value-type="float" office:value="0.534814" calcext:value-type="float">
            <text:p>0.534814</text:p>
          </table:table-cell>
          <table:table-cell office:value-type="float" office:value="245" calcext:value-type="float">
            <text:p>245</text:p>
          </table:table-cell>
          <table:table-cell office:value-type="float" office:value="0.50996" calcext:value-type="float">
            <text:p>0.50996</text:p>
          </table:table-cell>
          <table:table-cell office:value-type="float" office:value="0.0164271" calcext:value-type="float">
            <text:p>0.0164271</text:p>
          </table:table-cell>
        </table:table-row>
        <table:table-row table:style-name="ro1">
          <table:table-cell office:value-type="float" office:value="86.1071" calcext:value-type="float">
            <text:p>86.1071</text:p>
          </table:table-cell>
          <table:table-cell office:value-type="float" office:value="0.0369415" calcext:value-type="float">
            <text:p>0.0369415</text:p>
          </table:table-cell>
          <table:table-cell office:value-type="float" office:value="244.963" calcext:value-type="float">
            <text:p>244.963</text:p>
          </table:table-cell>
          <table:table-cell office:value-type="float" office:value="0.535753" calcext:value-type="float">
            <text:p>0.535753</text:p>
          </table:table-cell>
          <table:table-cell office:value-type="float" office:value="245" calcext:value-type="float">
            <text:p>245</text:p>
          </table:table-cell>
          <table:table-cell office:value-type="float" office:value="0.510186" calcext:value-type="float">
            <text:p>0.510186</text:p>
          </table:table-cell>
          <table:table-cell office:value-type="float" office:value="0.0163321" calcext:value-type="float">
            <text:p>0.0163321</text:p>
          </table:table-cell>
        </table:table-row>
        <table:table-row table:style-name="ro1">
          <table:table-cell office:value-type="float" office:value="86.2367" calcext:value-type="float">
            <text:p>86.2367</text:p>
          </table:table-cell>
          <table:table-cell office:value-type="float" office:value="0.0402374" calcext:value-type="float">
            <text:p>0.0402374</text:p>
          </table:table-cell>
          <table:table-cell office:value-type="float" office:value="244.96" calcext:value-type="float">
            <text:p>244.96</text:p>
          </table:table-cell>
          <table:table-cell office:value-type="float" office:value="0.536936" calcext:value-type="float">
            <text:p>0.536936</text:p>
          </table:table-cell>
          <table:table-cell office:value-type="float" office:value="245" calcext:value-type="float">
            <text:p>245</text:p>
          </table:table-cell>
          <table:table-cell office:value-type="float" office:value="0.510436" calcext:value-type="float">
            <text:p>0.510436</text:p>
          </table:table-cell>
          <table:table-cell office:value-type="float" office:value="0.0164408" calcext:value-type="float">
            <text:p>0.0164408</text:p>
          </table:table-cell>
        </table:table-row>
        <table:table-row table:style-name="ro1">
          <table:table-cell office:value-type="float" office:value="86.3658" calcext:value-type="float">
            <text:p>86.3658</text:p>
          </table:table-cell>
          <table:table-cell office:value-type="float" office:value="0.0433655" calcext:value-type="float">
            <text:p>0.0433655</text:p>
          </table:table-cell>
          <table:table-cell office:value-type="float" office:value="244.957" calcext:value-type="float">
            <text:p>244.957</text:p>
          </table:table-cell>
          <table:table-cell office:value-type="float" office:value="0.537555" calcext:value-type="float">
            <text:p>0.537555</text:p>
          </table:table-cell>
          <table:table-cell office:value-type="float" office:value="245" calcext:value-type="float">
            <text:p>245</text:p>
          </table:table-cell>
          <table:table-cell office:value-type="float" office:value="0.510706" calcext:value-type="float">
            <text:p>0.510706</text:p>
          </table:table-cell>
          <table:table-cell office:value-type="float" office:value="0.0160072" calcext:value-type="float">
            <text:p>0.0160072</text:p>
          </table:table-cell>
        </table:table-row>
        <table:table-row table:style-name="ro1">
          <table:table-cell office:value-type="float" office:value="86.4939" calcext:value-type="float">
            <text:p>86.4939</text:p>
          </table:table-cell>
          <table:table-cell office:value-type="float" office:value="0.0463409" calcext:value-type="float">
            <text:p>0.0463409</text:p>
          </table:table-cell>
          <table:table-cell office:value-type="float" office:value="244.954" calcext:value-type="float">
            <text:p>244.954</text:p>
          </table:table-cell>
          <table:table-cell office:value-type="float" office:value="0.538075" calcext:value-type="float">
            <text:p>0.538075</text:p>
          </table:table-cell>
          <table:table-cell office:value-type="float" office:value="245" calcext:value-type="float">
            <text:p>245</text:p>
          </table:table-cell>
          <table:table-cell office:value-type="float" office:value="0.510993" calcext:value-type="float">
            <text:p>0.510993</text:p>
          </table:table-cell>
          <table:table-cell office:value-type="float" office:value="0.0154965" calcext:value-type="float">
            <text:p>0.0154965</text:p>
          </table:table-cell>
        </table:table-row>
        <table:table-row table:style-name="ro1">
          <table:table-cell office:value-type="float" office:value="86.6206" calcext:value-type="float">
            <text:p>86.6206</text:p>
          </table:table-cell>
          <table:table-cell office:value-type="float" office:value="0.0490723" calcext:value-type="float">
            <text:p>0.0490723</text:p>
          </table:table-cell>
          <table:table-cell office:value-type="float" office:value="244.951" calcext:value-type="float">
            <text:p>244.951</text:p>
          </table:table-cell>
          <table:table-cell office:value-type="float" office:value="0.538166" calcext:value-type="float">
            <text:p>0.538166</text:p>
          </table:table-cell>
          <table:table-cell office:value-type="float" office:value="245" calcext:value-type="float">
            <text:p>245</text:p>
          </table:table-cell>
          <table:table-cell office:value-type="float" office:value="0.511296" calcext:value-type="float">
            <text:p>0.511296</text:p>
          </table:table-cell>
          <table:table-cell office:value-type="float" office:value="0.0146023" calcext:value-type="float">
            <text:p>0.0146023</text:p>
          </table:table-cell>
        </table:table-row>
        <table:table-row table:style-name="ro1">
          <table:table-cell office:value-type="float" office:value="86.7498" calcext:value-type="float">
            <text:p>86.7498</text:p>
          </table:table-cell>
          <table:table-cell office:value-type="float" office:value="0.0517273" calcext:value-type="float">
            <text:p>0.0517273</text:p>
          </table:table-cell>
          <table:table-cell office:value-type="float" office:value="244.948" calcext:value-type="float">
            <text:p>244.948</text:p>
          </table:table-cell>
          <table:table-cell office:value-type="float" office:value="0.538509" calcext:value-type="float">
            <text:p>0.538509</text:p>
          </table:table-cell>
          <table:table-cell office:value-type="float" office:value="245" calcext:value-type="float">
            <text:p>245</text:p>
          </table:table-cell>
          <table:table-cell office:value-type="float" office:value="0.511621" calcext:value-type="float">
            <text:p>0.511621</text:p>
          </table:table-cell>
          <table:table-cell office:value-type="float" office:value="0.0139557" calcext:value-type="float">
            <text:p>0.0139557</text:p>
          </table:table-cell>
        </table:table-row>
        <table:table-row table:style-name="ro1">
          <table:table-cell office:value-type="float" office:value="86.8766" calcext:value-type="float">
            <text:p>86.8766</text:p>
          </table:table-cell>
          <table:table-cell office:value-type="float" office:value="0.0542145" calcext:value-type="float">
            <text:p>0.0542145</text:p>
          </table:table-cell>
          <table:table-cell office:value-type="float" office:value="244.946" calcext:value-type="float">
            <text:p>244.946</text:p>
          </table:table-cell>
          <table:table-cell office:value-type="float" office:value="0.538746" calcext:value-type="float">
            <text:p>0.538746</text:p>
          </table:table-cell>
          <table:table-cell office:value-type="float" office:value="245" calcext:value-type="float">
            <text:p>245</text:p>
          </table:table-cell>
          <table:table-cell office:value-type="float" office:value="0.511957" calcext:value-type="float">
            <text:p>0.511957</text:p>
          </table:table-cell>
          <table:table-cell office:value-type="float" office:value="0.0132347" calcext:value-type="float">
            <text:p>0.0132347</text:p>
          </table:table-cell>
        </table:table-row>
        <table:table-row table:style-name="ro1">
          <table:table-cell office:value-type="float" office:value="86.9783" calcext:value-type="float">
            <text:p>86.9783</text:p>
          </table:table-cell>
          <table:table-cell office:value-type="float" office:value="0.0560455" calcext:value-type="float">
            <text:p>0.0560455</text:p>
          </table:table-cell>
          <table:table-cell office:value-type="float" office:value="244.944" calcext:value-type="float">
            <text:p>244.944</text:p>
          </table:table-cell>
          <table:table-cell office:value-type="float" office:value="0.537242" calcext:value-type="float">
            <text:p>0.537242</text:p>
          </table:table-cell>
          <table:table-cell office:value-type="float" office:value="245" calcext:value-type="float">
            <text:p>245</text:p>
          </table:table-cell>
          <table:table-cell office:value-type="float" office:value="0.512238" calcext:value-type="float">
            <text:p>0.512238</text:p>
          </table:table-cell>
          <table:table-cell office:value-type="float" office:value="0.0109935" calcext:value-type="float">
            <text:p>0.0109935</text:p>
          </table:table-cell>
        </table:table-row>
        <table:table-row table:style-name="ro1">
          <table:table-cell office:value-type="float" office:value="87.1072" calcext:value-type="float">
            <text:p>87.1072</text:p>
          </table:table-cell>
          <table:table-cell office:value-type="float" office:value="0.0582581" calcext:value-type="float">
            <text:p>0.0582581</text:p>
          </table:table-cell>
          <table:table-cell office:value-type="float" office:value="244.942" calcext:value-type="float">
            <text:p>244.942</text:p>
          </table:table-cell>
          <table:table-cell office:value-type="float" office:value="0.538169" calcext:value-type="float">
            <text:p>0.538169</text:p>
          </table:table-cell>
          <table:table-cell office:value-type="float" office:value="245" calcext:value-type="float">
            <text:p>245</text:p>
          </table:table-cell>
          <table:table-cell office:value-type="float" office:value="0.512606" calcext:value-type="float">
            <text:p>0.512606</text:p>
          </table:table-cell>
          <table:table-cell office:value-type="float" office:value="0.0109981" calcext:value-type="float">
            <text:p>0.0109981</text:p>
          </table:table-cell>
        </table:table-row>
        <table:table-row table:style-name="ro1">
          <table:table-cell office:value-type="float" office:value="87.2382" calcext:value-type="float">
            <text:p>87.2382</text:p>
          </table:table-cell>
          <table:table-cell office:value-type="float" office:value="0.0602722" calcext:value-type="float">
            <text:p>0.0602722</text:p>
          </table:table-cell>
          <table:table-cell office:value-type="float" office:value="244.94" calcext:value-type="float">
            <text:p>244.94</text:p>
          </table:table-cell>
          <table:table-cell office:value-type="float" office:value="0.538613" calcext:value-type="float">
            <text:p>0.538613</text:p>
          </table:table-cell>
          <table:table-cell office:value-type="float" office:value="245" calcext:value-type="float">
            <text:p>245</text:p>
          </table:table-cell>
          <table:table-cell office:value-type="float" office:value="0.512994" calcext:value-type="float">
            <text:p>0.512994</text:p>
          </table:table-cell>
          <table:table-cell office:value-type="float" office:value="0.0105508" calcext:value-type="float">
            <text:p>0.0105508</text:p>
          </table:table-cell>
        </table:table-row>
        <table:table-row table:style-name="ro1">
          <table:table-cell office:value-type="float" office:value="87.3705" calcext:value-type="float">
            <text:p>87.3705</text:p>
          </table:table-cell>
          <table:table-cell office:value-type="float" office:value="0.0622864" calcext:value-type="float">
            <text:p>0.0622864</text:p>
          </table:table-cell>
          <table:table-cell office:value-type="float" office:value="244.938" calcext:value-type="float">
            <text:p>244.938</text:p>
          </table:table-cell>
          <table:table-cell office:value-type="float" office:value="0.539243" calcext:value-type="float">
            <text:p>0.539243</text:p>
          </table:table-cell>
          <table:table-cell office:value-type="float" office:value="245" calcext:value-type="float">
            <text:p>245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0102718" calcext:value-type="float">
            <text:p>0.0102718</text:p>
          </table:table-cell>
        </table:table-row>
        <table:table-row table:style-name="ro1">
          <table:table-cell office:value-type="float" office:value="87.5004" calcext:value-type="float">
            <text:p>87.5004</text:p>
          </table:table-cell>
          <table:table-cell office:value-type="float" office:value="0.0639038" calcext:value-type="float">
            <text:p>0.0639038</text:p>
          </table:table-cell>
          <table:table-cell office:value-type="float" office:value="244.936" calcext:value-type="float">
            <text:p>244.936</text:p>
          </table:table-cell>
          <table:table-cell office:value-type="float" office:value="0.539106" calcext:value-type="float">
            <text:p>0.539106</text:p>
          </table:table-cell>
          <table:table-cell office:value-type="float" office:value="245" calcext:value-type="float">
            <text:p>245</text:p>
          </table:table-cell>
          <table:table-cell office:value-type="float" office:value="0.51381" calcext:value-type="float">
            <text:p>0.51381</text:p>
          </table:table-cell>
          <table:table-cell office:value-type="float" office:value="0.00932018" calcext:value-type="float">
            <text:p>0.00932018</text:p>
          </table:table-cell>
        </table:table-row>
        <table:table-row table:style-name="ro1">
          <table:table-cell office:value-type="float" office:value="87.6299" calcext:value-type="float">
            <text:p>87.6299</text:p>
          </table:table-cell>
          <table:table-cell office:value-type="float" office:value="0.0654144" calcext:value-type="float">
            <text:p>0.0654144</text:p>
          </table:table-cell>
          <table:table-cell office:value-type="float" office:value="244.935" calcext:value-type="float">
            <text:p>244.935</text:p>
          </table:table-cell>
          <table:table-cell office:value-type="float" office:value="0.539058" calcext:value-type="float">
            <text:p>0.539058</text:p>
          </table:table-cell>
          <table:table-cell office:value-type="float" office:value="245" calcext:value-type="float">
            <text:p>245</text:p>
          </table:table-cell>
          <table:table-cell office:value-type="float" office:value="0.514228" calcext:value-type="float">
            <text:p>0.514228</text:p>
          </table:table-cell>
          <table:table-cell office:value-type="float" office:value="0.00847593" calcext:value-type="float">
            <text:p>0.00847593</text:p>
          </table:table-cell>
        </table:table-row>
        <table:table-row table:style-name="ro1">
          <table:table-cell office:value-type="float" office:value="87.7792" calcext:value-type="float">
            <text:p>87.7792</text:p>
          </table:table-cell>
          <table:table-cell office:value-type="float" office:value="0.0669556" calcext:value-type="float">
            <text:p>0.0669556</text:p>
          </table:table-cell>
          <table:table-cell office:value-type="float" office:value="244.933" calcext:value-type="float">
            <text:p>244.933</text:p>
          </table:table-cell>
          <table:table-cell office:value-type="float" office:value="0.539408" calcext:value-type="float">
            <text:p>0.539408</text:p>
          </table:table-cell>
          <table:table-cell office:value-type="float" office:value="245" calcext:value-type="float">
            <text:p>245</text:p>
          </table:table-cell>
          <table:table-cell office:value-type="float" office:value="0.514723" calcext:value-type="float">
            <text:p>0.514723</text:p>
          </table:table-cell>
          <table:table-cell office:value-type="float" office:value="0.00794603" calcext:value-type="float">
            <text:p>0.00794603</text:p>
          </table:table-cell>
        </table:table-row>
        <table:table-row table:style-name="ro1">
          <table:table-cell office:value-type="float" office:value="87.8824" calcext:value-type="float">
            <text:p>87.8824</text:p>
          </table:table-cell>
          <table:table-cell office:value-type="float" office:value="0.0677795" calcext:value-type="float">
            <text:p>0.0677795</text:p>
          </table:table-cell>
          <table:table-cell office:value-type="float" office:value="244.932" calcext:value-type="float">
            <text:p>244.932</text:p>
          </table:table-cell>
          <table:table-cell office:value-type="float" office:value="0.540013" calcext:value-type="float">
            <text:p>0.540013</text:p>
          </table:table-cell>
          <table:table-cell office:value-type="float" office:value="245" calcext:value-type="float">
            <text:p>245</text:p>
          </table:table-cell>
          <table:table-cell office:value-type="float" office:value="0.515071" calcext:value-type="float">
            <text:p>0.515071</text:p>
          </table:table-cell>
          <table:table-cell office:value-type="float" office:value="0.00799789" calcext:value-type="float">
            <text:p>0.00799789</text:p>
          </table:table-cell>
        </table:table-row>
        <table:table-row table:style-name="ro1">
          <table:table-cell office:value-type="float" office:value="88.0009" calcext:value-type="float">
            <text:p>88.0009</text:p>
          </table:table-cell>
          <table:table-cell office:value-type="float" office:value="0.0686951" calcext:value-type="float">
            <text:p>0.0686951</text:p>
          </table:table-cell>
          <table:table-cell office:value-type="float" office:value="244.931" calcext:value-type="float">
            <text:p>244.931</text:p>
          </table:table-cell>
          <table:table-cell office:value-type="float" office:value="0.53879" calcext:value-type="float">
            <text:p>0.53879</text:p>
          </table:table-cell>
          <table:table-cell office:value-type="float" office:value="245" calcext:value-type="float">
            <text:p>245</text:p>
          </table:table-cell>
          <table:table-cell office:value-type="float" office:value="0.515475" calcext:value-type="float">
            <text:p>0.515475</text:p>
          </table:table-cell>
          <table:table-cell office:value-type="float" office:value="0.00614171" calcext:value-type="float">
            <text:p>0.00614171</text:p>
          </table:table-cell>
        </table:table-row>
        <table:table-row table:style-name="ro1">
          <table:table-cell office:value-type="float" office:value="88.1306" calcext:value-type="float">
            <text:p>88.1306</text:p>
          </table:table-cell>
          <table:table-cell office:value-type="float" office:value="0.0693054" calcext:value-type="float">
            <text:p>0.0693054</text:p>
          </table:table-cell>
          <table:table-cell office:value-type="float" office:value="244.931" calcext:value-type="float">
            <text:p>244.931</text:p>
          </table:table-cell>
          <table:table-cell office:value-type="float" office:value="0.53796" calcext:value-type="float">
            <text:p>0.53796</text:p>
          </table:table-cell>
          <table:table-cell office:value-type="float" office:value="245" calcext:value-type="float">
            <text:p>245</text:p>
          </table:table-cell>
          <table:table-cell office:value-type="float" office:value="0.515922" calcext:value-type="float">
            <text:p>0.515922</text:p>
          </table:table-cell>
          <table:table-cell office:value-type="float" office:value="0.00471151" calcext:value-type="float">
            <text:p>0.00471151</text:p>
          </table:table-cell>
        </table:table-row>
        <table:table-row table:style-name="ro1">
          <table:table-cell office:value-type="float" office:value="88.2603" calcext:value-type="float">
            <text:p>88.2603</text:p>
          </table:table-cell>
          <table:table-cell office:value-type="float" office:value="0.0699768" calcext:value-type="float">
            <text:p>0.0699768</text:p>
          </table:table-cell>
          <table:table-cell office:value-type="float" office:value="244.93" calcext:value-type="float">
            <text:p>244.93</text:p>
          </table:table-cell>
          <table:table-cell office:value-type="float" office:value="0.537886" calcext:value-type="float">
            <text:p>0.537886</text:p>
          </table:table-cell>
          <table:table-cell office:value-type="float" office:value="245" calcext:value-type="float">
            <text:p>245</text:p>
          </table:table-cell>
          <table:table-cell office:value-type="float" office:value="0.516374" calcext:value-type="float">
            <text:p>0.516374</text:p>
          </table:table-cell>
          <table:table-cell office:value-type="float" office:value="0.0040179" calcext:value-type="float">
            <text:p>0.0040179</text:p>
          </table:table-cell>
        </table:table-row>
        <table:table-row table:style-name="ro1">
          <table:table-cell office:value-type="float" office:value="88.377" calcext:value-type="float">
            <text:p>88.377</text:p>
          </table:table-cell>
          <table:table-cell office:value-type="float" office:value="0.0704041" calcext:value-type="float">
            <text:p>0.0704041</text:p>
          </table:table-cell>
          <table:table-cell office:value-type="float" office:value="244.93" calcext:value-type="float">
            <text:p>244.93</text:p>
          </table:table-cell>
          <table:table-cell office:value-type="float" office:value="0.537463" calcext:value-type="float">
            <text:p>0.537463</text:p>
          </table:table-cell>
          <table:table-cell office:value-type="float" office:value="245" calcext:value-type="float">
            <text:p>245</text:p>
          </table:table-cell>
          <table:table-cell office:value-type="float" office:value="0.516783" calcext:value-type="float">
            <text:p>0.516783</text:p>
          </table:table-cell>
          <table:table-cell office:value-type="float" office:value="0.00307864" calcext:value-type="float">
            <text:p>0.00307864</text:p>
          </table:table-cell>
        </table:table-row>
        <table:table-row table:style-name="ro1">
          <table:table-cell office:value-type="float" office:value="88.5078" calcext:value-type="float">
            <text:p>88.5078</text:p>
          </table:table-cell>
          <table:table-cell office:value-type="float" office:value="0.0708313" calcext:value-type="float">
            <text:p>0.0708313</text:p>
          </table:table-cell>
          <table:table-cell office:value-type="float" office:value="244.929" calcext:value-type="float">
            <text:p>244.929</text:p>
          </table:table-cell>
          <table:table-cell office:value-type="float" office:value="0.537579" calcext:value-type="float">
            <text:p>0.537579</text:p>
          </table:table-cell>
          <table:table-cell office:value-type="float" office:value="245" calcext:value-type="float">
            <text:p>245</text:p>
          </table:table-cell>
          <table:table-cell office:value-type="float" office:value="0.517246" calcext:value-type="float">
            <text:p>0.517246</text:p>
          </table:table-cell>
          <table:table-cell office:value-type="float" office:value="0.00262521" calcext:value-type="float">
            <text:p>0.00262521</text:p>
          </table:table-cell>
        </table:table-row>
        <table:table-row table:style-name="ro1">
          <table:table-cell office:value-type="float" office:value="88.6377" calcext:value-type="float">
            <text:p>88.6377</text:p>
          </table:table-cell>
          <table:table-cell office:value-type="float" office:value="0.0710144" calcext:value-type="float">
            <text:p>0.0710144</text:p>
          </table:table-cell>
          <table:table-cell office:value-type="float" office:value="244.929" calcext:value-type="float">
            <text:p>244.929</text:p>
          </table:table-cell>
          <table:table-cell office:value-type="float" office:value="0.537273" calcext:value-type="float">
            <text:p>0.537273</text:p>
          </table:table-cell>
          <table:table-cell office:value-type="float" office:value="245" calcext:value-type="float">
            <text:p>245</text:p>
          </table:table-cell>
          <table:table-cell office:value-type="float" office:value="0.517706" calcext:value-type="float">
            <text:p>0.517706</text:p>
          </table:table-cell>
          <table:table-cell office:value-type="float" office:value="0.00181348" calcext:value-type="float">
            <text:p>0.00181348</text:p>
          </table:table-cell>
        </table:table-row>
        <table:table-row table:style-name="ro1">
          <table:table-cell office:value-type="float" office:value="88.7679" calcext:value-type="float">
            <text:p>88.7679</text:p>
          </table:table-cell>
          <table:table-cell office:value-type="float" office:value="0.0712585" calcext:value-type="float">
            <text:p>0.0712585</text:p>
          </table:table-cell>
          <table:table-cell office:value-type="float" office:value="244.929" calcext:value-type="float">
            <text:p>244.929</text:p>
          </table:table-cell>
          <table:table-cell office:value-type="float" office:value="0.537571" calcext:value-type="float">
            <text:p>0.537571</text:p>
          </table:table-cell>
          <table:table-cell office:value-type="float" office:value="245" calcext:value-type="float">
            <text:p>245</text:p>
          </table:table-cell>
          <table:table-cell office:value-type="float" office:value="0.518169" calcext:value-type="float">
            <text:p>0.518169</text:p>
          </table:table-cell>
          <table:table-cell office:value-type="float" office:value="0.00158653" calcext:value-type="float">
            <text:p>0.00158653</text:p>
          </table:table-cell>
        </table:table-row>
        <table:table-row table:style-name="ro1">
          <table:table-cell office:value-type="float" office:value="88.8862" calcext:value-type="float">
            <text:p>88.8862</text:p>
          </table:table-cell>
          <table:table-cell office:value-type="float" office:value="0.071228" calcext:value-type="float">
            <text:p>0.071228</text:p>
          </table:table-cell>
          <table:table-cell office:value-type="float" office:value="244.929" calcext:value-type="float">
            <text:p>244.929</text:p>
          </table:table-cell>
          <table:table-cell office:value-type="float" office:value="0.537138" calcext:value-type="float">
            <text:p>0.537138</text:p>
          </table:table-cell>
          <table:table-cell office:value-type="float" office:value="245" calcext:value-type="float">
            <text:p>245</text:p>
          </table:table-cell>
          <table:table-cell office:value-type="float" office:value="0.518591" calcext:value-type="float">
            <text:p>0.518591</text:p>
          </table:table-cell>
          <table:table-cell office:value-type="float" office:value="0.000740423" calcext:value-type="float">
            <text:p>0.000740423</text:p>
          </table:table-cell>
        </table:table-row>
        <table:table-row table:style-name="ro1">
          <table:table-cell office:value-type="float" office:value="89.0101" calcext:value-type="float">
            <text:p>89.0101</text:p>
          </table:table-cell>
          <table:table-cell office:value-type="float" office:value="0.0712738" calcext:value-type="float">
            <text:p>0.0712738</text:p>
          </table:table-cell>
          <table:table-cell office:value-type="float" office:value="244.929" calcext:value-type="float">
            <text:p>244.929</text:p>
          </table:table-cell>
          <table:table-cell office:value-type="float" office:value="0.537298" calcext:value-type="float">
            <text:p>0.537298</text:p>
          </table:table-cell>
          <table:table-cell office:value-type="float" office:value="245" calcext:value-type="float">
            <text:p>245</text:p>
          </table:table-cell>
          <table:table-cell office:value-type="float" office:value="0.519032" calcext:value-type="float">
            <text:p>0.519032</text:p>
          </table:table-cell>
          <table:table-cell office:value-type="float" office:value="0.000447094" calcext:value-type="float">
            <text:p>0.000447094</text:p>
          </table:table-cell>
        </table:table-row>
        <table:table-row table:style-name="ro1">
          <table:table-cell office:value-type="float" office:value="89.127" calcext:value-type="float">
            <text:p>89.127</text:p>
          </table:table-cell>
          <table:table-cell office:value-type="float" office:value="0.0710907" calcext:value-type="float">
            <text:p>0.0710907</text:p>
          </table:table-cell>
          <table:table-cell office:value-type="float" office:value="244.929" calcext:value-type="float">
            <text:p>244.929</text:p>
          </table:table-cell>
          <table:table-cell office:value-type="float" office:value="0.536973" calcext:value-type="float">
            <text:p>0.536973</text:p>
          </table:table-cell>
          <table:table-cell office:value-type="float" office:value="245" calcext:value-type="float">
            <text:p>245</text:p>
          </table:table-cell>
          <table:table-cell office:value-type="float" office:value="0.519448" calcext:value-type="float">
            <text:p>0.519448</text:p>
          </table:table-cell>
          <table:table-cell office:value-type="float" office:value="-0.000248047" calcext:value-type="float">
            <text:p>-0.000248047</text:p>
          </table:table-cell>
        </table:table-row>
        <table:table-row table:style-name="ro1">
          <table:table-cell office:value-type="float" office:value="89.2471" calcext:value-type="float">
            <text:p>89.2471</text:p>
          </table:table-cell>
          <table:table-cell office:value-type="float" office:value="0.0709839" calcext:value-type="float">
            <text:p>0.0709839</text:p>
          </table:table-cell>
          <table:table-cell office:value-type="float" office:value="244.929" calcext:value-type="float">
            <text:p>244.929</text:p>
          </table:table-cell>
          <table:table-cell office:value-type="float" office:value="0.537162" calcext:value-type="float">
            <text:p>0.537162</text:p>
          </table:table-cell>
          <table:table-cell office:value-type="float" office:value="245" calcext:value-type="float">
            <text:p>245</text:p>
          </table:table-cell>
          <table:table-cell office:value-type="float" office:value="0.519875" calcext:value-type="float">
            <text:p>0.519875</text:p>
          </table:table-cell>
          <table:table-cell office:value-type="float" office:value="-0.000459132" calcext:value-type="float">
            <text:p>-0.000459132</text:p>
          </table:table-cell>
        </table:table-row>
        <table:table-row table:style-name="ro1">
          <table:table-cell office:value-type="float" office:value="89.3639" calcext:value-type="float">
            <text:p>89.3639</text:p>
          </table:table-cell>
          <table:table-cell office:value-type="float" office:value="0.0708313" calcext:value-type="float">
            <text:p>0.0708313</text:p>
          </table:table-cell>
          <table:table-cell office:value-type="float" office:value="244.929" calcext:value-type="float">
            <text:p>244.929</text:p>
          </table:table-cell>
          <table:table-cell office:value-type="float" office:value="0.53737" calcext:value-type="float">
            <text:p>0.53737</text:p>
          </table:table-cell>
          <table:table-cell office:value-type="float" office:value="245" calcext:value-type="float">
            <text:p>245</text:p>
          </table:table-cell>
          <table:table-cell office:value-type="float" office:value="0.520289" calcext:value-type="float">
            <text:p>0.520289</text:p>
          </table:table-cell>
          <table:table-cell office:value-type="float" office:value="-0.000626747" calcext:value-type="float">
            <text:p>-0.000626747</text:p>
          </table:table-cell>
        </table:table-row>
        <table:table-row table:style-name="ro1">
          <table:table-cell office:value-type="float" office:value="89.4923" calcext:value-type="float">
            <text:p>89.4923</text:p>
          </table:table-cell>
          <table:table-cell office:value-type="float" office:value="0.0705872" calcext:value-type="float">
            <text:p>0.0705872</text:p>
          </table:table-cell>
          <table:table-cell office:value-type="float" office:value="244.929" calcext:value-type="float">
            <text:p>244.929</text:p>
          </table:table-cell>
          <table:table-cell office:value-type="float" office:value="0.537486" calcext:value-type="float">
            <text:p>0.537486</text:p>
          </table:table-cell>
          <table:table-cell office:value-type="float" office:value="245" calcext:value-type="float">
            <text:p>245</text:p>
          </table:table-cell>
          <table:table-cell office:value-type="float" office:value="0.520743" calcext:value-type="float">
            <text:p>0.520743</text:p>
          </table:table-cell>
          <table:table-cell office:value-type="float" office:value="-0.000903758" calcext:value-type="float">
            <text:p>-0.000903758</text:p>
          </table:table-cell>
        </table:table-row>
        <table:table-row table:style-name="ro1">
          <table:table-cell office:value-type="float" office:value="89.6211" calcext:value-type="float">
            <text:p>89.6211</text:p>
          </table:table-cell>
          <table:table-cell office:value-type="float" office:value="0.0701752" calcext:value-type="float">
            <text:p>0.0701752</text:p>
          </table:table-cell>
          <table:table-cell office:value-type="float" office:value="244.93" calcext:value-type="float">
            <text:p>244.93</text:p>
          </table:table-cell>
          <table:table-cell office:value-type="float" office:value="0.537271" calcext:value-type="float">
            <text:p>0.537271</text:p>
          </table:table-cell>
          <table:table-cell office:value-type="float" office:value="245" calcext:value-type="float">
            <text:p>245</text:p>
          </table:table-cell>
          <table:table-cell office:value-type="float" office:value="0.521196" calcext:value-type="float">
            <text:p>0.521196</text:p>
          </table:table-cell>
          <table:table-cell office:value-type="float" office:value="-0.0014696" calcext:value-type="float">
            <text:p>-0.0014696</text:p>
          </table:table-cell>
        </table:table-row>
        <table:table-row table:style-name="ro1">
          <table:table-cell office:value-type="float" office:value="89.7513" calcext:value-type="float">
            <text:p>89.7513</text:p>
          </table:table-cell>
          <table:table-cell office:value-type="float" office:value="0.0699158" calcext:value-type="float">
            <text:p>0.0699158</text:p>
          </table:table-cell>
          <table:table-cell office:value-type="float" office:value="244.93" calcext:value-type="float">
            <text:p>244.93</text:p>
          </table:table-cell>
          <table:table-cell office:value-type="float" office:value="0.537708" calcext:value-type="float">
            <text:p>0.537708</text:p>
          </table:table-cell>
          <table:table-cell office:value-type="float" office:value="245" calcext:value-type="float">
            <text:p>245</text:p>
          </table:table-cell>
          <table:table-cell office:value-type="float" office:value="0.521653" calcext:value-type="float">
            <text:p>0.521653</text:p>
          </table:table-cell>
          <table:table-cell office:value-type="float" office:value="-0.00142385" calcext:value-type="float">
            <text:p>-0.00142385</text:p>
          </table:table-cell>
        </table:table-row>
        <table:table-row table:style-name="ro1">
          <table:table-cell office:value-type="float" office:value="89.8798" calcext:value-type="float">
            <text:p>89.8798</text:p>
          </table:table-cell>
          <table:table-cell office:value-type="float" office:value="0.0694885" calcext:value-type="float">
            <text:p>0.0694885</text:p>
          </table:table-cell>
          <table:table-cell office:value-type="float" office:value="244.931" calcext:value-type="float">
            <text:p>244.931</text:p>
          </table:table-cell>
          <table:table-cell office:value-type="float" office:value="0.537738" calcext:value-type="float">
            <text:p>0.537738</text:p>
          </table:table-cell>
          <table:table-cell office:value-type="float" office:value="245" calcext:value-type="float">
            <text:p>245</text:p>
          </table:table-cell>
          <table:table-cell office:value-type="float" office:value="0.5221" calcext:value-type="float">
            <text:p>0.5221</text:p>
          </table:table-cell>
          <table:table-cell office:value-type="float" office:value="-0.00173447" calcext:value-type="float">
            <text:p>-0.00173447</text:p>
          </table:table-cell>
        </table:table-row>
        <table:table-row table:style-name="ro1">
          <table:table-cell office:value-type="float" office:value="90.0071" calcext:value-type="float">
            <text:p>90.0071</text:p>
          </table:table-cell>
          <table:table-cell office:value-type="float" office:value="0.069046" calcext:value-type="float">
            <text:p>0.069046</text:p>
          </table:table-cell>
          <table:table-cell office:value-type="float" office:value="244.931" calcext:value-type="float">
            <text:p>244.931</text:p>
          </table:table-cell>
          <table:table-cell office:value-type="float" office:value="0.537829" calcext:value-type="float">
            <text:p>0.537829</text:p>
          </table:table-cell>
          <table:table-cell office:value-type="float" office:value="245" calcext:value-type="float">
            <text:p>245</text:p>
          </table:table-cell>
          <table:table-cell office:value-type="float" office:value="0.522541" calcext:value-type="float">
            <text:p>0.522541</text:p>
          </table:table-cell>
          <table:table-cell office:value-type="float" office:value="-0.00197419" calcext:value-type="float">
            <text:p>-0.00197419</text:p>
          </table:table-cell>
        </table:table-row>
        <table:table-row table:style-name="ro1">
          <table:table-cell office:value-type="float" office:value="90.1356" calcext:value-type="float">
            <text:p>90.1356</text:p>
          </table:table-cell>
          <table:table-cell office:value-type="float" office:value="0.0686798" calcext:value-type="float">
            <text:p>0.0686798</text:p>
          </table:table-cell>
          <table:table-cell office:value-type="float" office:value="244.931" calcext:value-type="float">
            <text:p>244.931</text:p>
          </table:table-cell>
          <table:table-cell office:value-type="float" office:value="0.538246" calcext:value-type="float">
            <text:p>0.538246</text:p>
          </table:table-cell>
          <table:table-cell office:value-type="float" office:value="245" calcext:value-type="float">
            <text:p>245</text:p>
          </table:table-cell>
          <table:table-cell office:value-type="float" office:value="0.522984" calcext:value-type="float">
            <text:p>0.522984</text:p>
          </table:table-cell>
          <table:table-cell office:value-type="float" office:value="-0.00190748" calcext:value-type="float">
            <text:p>-0.00190748</text:p>
          </table:table-cell>
        </table:table-row>
        <table:table-row table:style-name="ro1">
          <table:table-cell office:value-type="float" office:value="90.2643" calcext:value-type="float">
            <text:p>90.2643</text:p>
          </table:table-cell>
          <table:table-cell office:value-type="float" office:value="0.0682678" calcext:value-type="float">
            <text:p>0.0682678</text:p>
          </table:table-cell>
          <table:table-cell office:value-type="float" office:value="244.932" calcext:value-type="float">
            <text:p>244.932</text:p>
          </table:table-cell>
          <table:table-cell office:value-type="float" office:value="0.538482" calcext:value-type="float">
            <text:p>0.538482</text:p>
          </table:table-cell>
          <table:table-cell office:value-type="float" office:value="245" calcext:value-type="float">
            <text:p>245</text:p>
          </table:table-cell>
          <table:table-cell office:value-type="float" office:value="0.523425" calcext:value-type="float">
            <text:p>0.523425</text:p>
          </table:table-cell>
          <table:table-cell office:value-type="float" office:value="-0.00200916" calcext:value-type="float">
            <text:p>-0.00200916</text:p>
          </table:table-cell>
        </table:table-row>
        <table:table-row table:style-name="ro1">
          <table:table-cell office:value-type="float" office:value="90.3933" calcext:value-type="float">
            <text:p>90.3933</text:p>
          </table:table-cell>
          <table:table-cell office:value-type="float" office:value="0.0679016" calcext:value-type="float">
            <text:p>0.0679016</text:p>
          </table:table-cell>
          <table:table-cell office:value-type="float" office:value="244.932" calcext:value-type="float">
            <text:p>244.932</text:p>
          </table:table-cell>
          <table:table-cell office:value-type="float" office:value="0.538913" calcext:value-type="float">
            <text:p>0.538913</text:p>
          </table:table-cell>
          <table:table-cell office:value-type="float" office:value="245" calcext:value-type="float">
            <text:p>245</text:p>
          </table:table-cell>
          <table:table-cell office:value-type="float" office:value="0.523864" calcext:value-type="float">
            <text:p>0.523864</text:p>
          </table:table-cell>
          <table:table-cell office:value-type="float" office:value="-0.00192638" calcext:value-type="float">
            <text:p>-0.00192638</text:p>
          </table:table-cell>
        </table:table-row>
        <table:table-row table:style-name="ro1">
          <table:table-cell office:value-type="float" office:value="90.5223" calcext:value-type="float">
            <text:p>90.5223</text:p>
          </table:table-cell>
          <table:table-cell office:value-type="float" office:value="0.0674744" calcext:value-type="float">
            <text:p>0.0674744</text:p>
          </table:table-cell>
          <table:table-cell office:value-type="float" office:value="244.933" calcext:value-type="float">
            <text:p>244.933</text:p>
          </table:table-cell>
          <table:table-cell office:value-type="float" office:value="0.539167" calcext:value-type="float">
            <text:p>0.539167</text:p>
          </table:table-cell>
          <table:table-cell office:value-type="float" office:value="245" calcext:value-type="float">
            <text:p>245</text:p>
          </table:table-cell>
          <table:table-cell office:value-type="float" office:value="0.5243" calcext:value-type="float">
            <text:p>0.5243</text:p>
          </table:table-cell>
          <table:table-cell office:value-type="float" office:value="-0.00200233" calcext:value-type="float">
            <text:p>-0.00200233</text:p>
          </table:table-cell>
        </table:table-row>
        <table:table-row table:style-name="ro1">
          <table:table-cell office:value-type="float" office:value="90.6377" calcext:value-type="float">
            <text:p>90.6377</text:p>
          </table:table-cell>
          <table:table-cell office:value-type="float" office:value="0.0670776" calcext:value-type="float">
            <text:p>0.0670776</text:p>
          </table:table-cell>
          <table:table-cell office:value-type="float" office:value="244.933" calcext:value-type="float">
            <text:p>244.933</text:p>
          </table:table-cell>
          <table:table-cell office:value-type="float" office:value="0.539579" calcext:value-type="float">
            <text:p>0.539579</text:p>
          </table:table-cell>
          <table:table-cell office:value-type="float" office:value="245" calcext:value-type="float">
            <text:p>245</text:p>
          </table:table-cell>
          <table:table-cell office:value-type="float" office:value="0.524688" calcext:value-type="float">
            <text:p>0.524688</text:p>
          </table:table-cell>
          <table:table-cell office:value-type="float" office:value="-0.00187819" calcext:value-type="float">
            <text:p>-0.00187819</text:p>
          </table:table-cell>
        </table:table-row>
        <table:table-row table:style-name="ro1">
          <table:table-cell office:value-type="float" office:value="90.7563" calcext:value-type="float">
            <text:p>90.7563</text:p>
          </table:table-cell>
          <table:table-cell office:value-type="float" office:value="0.0666504" calcext:value-type="float">
            <text:p>0.0666504</text:p>
          </table:table-cell>
          <table:table-cell office:value-type="float" office:value="244.933" calcext:value-type="float">
            <text:p>244.933</text:p>
          </table:table-cell>
          <table:table-cell office:value-type="float" office:value="0.539876" calcext:value-type="float">
            <text:p>0.539876</text:p>
          </table:table-cell>
          <table:table-cell office:value-type="float" office:value="245" calcext:value-type="float">
            <text:p>245</text:p>
          </table:table-cell>
          <table:table-cell office:value-type="float" office:value="0.525085" calcext:value-type="float">
            <text:p>0.525085</text:p>
          </table:table-cell>
          <table:table-cell office:value-type="float" office:value="-0.00187166" calcext:value-type="float">
            <text:p>-0.00187166</text:p>
          </table:table-cell>
        </table:table-row>
        <table:table-row table:style-name="ro1">
          <table:table-cell office:value-type="float" office:value="90.8754" calcext:value-type="float">
            <text:p>90.8754</text:p>
          </table:table-cell>
          <table:table-cell office:value-type="float" office:value="0.0662994" calcext:value-type="float">
            <text:p>0.0662994</text:p>
          </table:table-cell>
          <table:table-cell office:value-type="float" office:value="244.934" calcext:value-type="float">
            <text:p>244.934</text:p>
          </table:table-cell>
          <table:table-cell office:value-type="float" office:value="0.540244" calcext:value-type="float">
            <text:p>0.540244</text:p>
          </table:table-cell>
          <table:table-cell office:value-type="float" office:value="245" calcext:value-type="float">
            <text:p>245</text:p>
          </table:table-cell>
          <table:table-cell office:value-type="float" office:value="0.52548" calcext:value-type="float">
            <text:p>0.52548</text:p>
          </table:table-cell>
          <table:table-cell office:value-type="float" office:value="-0.00181157" calcext:value-type="float">
            <text:p>-0.00181157</text:p>
          </table:table-cell>
        </table:table-row>
        <table:table-row table:style-name="ro1">
          <table:table-cell office:value-type="float" office:value="90.9834" calcext:value-type="float">
            <text:p>90.9834</text:p>
          </table:table-cell>
          <table:table-cell office:value-type="float" office:value="0.0659943" calcext:value-type="float">
            <text:p>0.0659943</text:p>
          </table:table-cell>
          <table:table-cell office:value-type="float" office:value="244.934" calcext:value-type="float">
            <text:p>244.934</text:p>
          </table:table-cell>
          <table:table-cell office:value-type="float" office:value="0.540699" calcext:value-type="float">
            <text:p>0.540699</text:p>
          </table:table-cell>
          <table:table-cell office:value-type="float" office:value="245" calcext:value-type="float">
            <text:p>245</text:p>
          </table:table-cell>
          <table:table-cell office:value-type="float" office:value="0.525837" calcext:value-type="float">
            <text:p>0.525837</text:p>
          </table:table-cell>
          <table:table-cell office:value-type="float" office:value="-0.00163733" calcext:value-type="float">
            <text:p>-0.00163733</text:p>
          </table:table-cell>
        </table:table-row>
        <table:table-row table:style-name="ro1">
          <table:table-cell office:value-type="float" office:value="91.1011" calcext:value-type="float">
            <text:p>91.1011</text:p>
          </table:table-cell>
          <table:table-cell office:value-type="float" office:value="0.0656433" calcext:value-type="float">
            <text:p>0.0656433</text:p>
          </table:table-cell>
          <table:table-cell office:value-type="float" office:value="244.934" calcext:value-type="float">
            <text:p>244.934</text:p>
          </table:table-cell>
          <table:table-cell office:value-type="float" office:value="0.54092" calcext:value-type="float">
            <text:p>0.54092</text:p>
          </table:table-cell>
          <table:table-cell office:value-type="float" office:value="245" calcext:value-type="float">
            <text:p>245</text:p>
          </table:table-cell>
          <table:table-cell office:value-type="float" office:value="0.526225" calcext:value-type="float">
            <text:p>0.526225</text:p>
          </table:table-cell>
          <table:table-cell office:value-type="float" office:value="-0.00171594" calcext:value-type="float">
            <text:p>-0.00171594</text:p>
          </table:table-cell>
        </table:table-row>
        <table:table-row table:style-name="ro1">
          <table:table-cell office:value-type="float" office:value="91.2279" calcext:value-type="float">
            <text:p>91.2279</text:p>
          </table:table-cell>
          <table:table-cell office:value-type="float" office:value="0.0652161" calcext:value-type="float">
            <text:p>0.0652161</text:p>
          </table:table-cell>
          <table:table-cell office:value-type="float" office:value="244.935" calcext:value-type="float">
            <text:p>244.935</text:p>
          </table:table-cell>
          <table:table-cell office:value-type="float" office:value="0.541054" calcext:value-type="float">
            <text:p>0.541054</text:p>
          </table:table-cell>
          <table:table-cell office:value-type="float" office:value="245" calcext:value-type="float">
            <text:p>245</text:p>
          </table:table-cell>
          <table:table-cell office:value-type="float" office:value="0.52664" calcext:value-type="float">
            <text:p>0.52664</text:p>
          </table:table-cell>
          <table:table-cell office:value-type="float" office:value="-0.00189013" calcext:value-type="float">
            <text:p>-0.00189013</text:p>
          </table:table-cell>
        </table:table-row>
        <table:table-row table:style-name="ro1">
          <table:table-cell office:value-type="float" office:value="91.3573" calcext:value-type="float">
            <text:p>91.3573</text:p>
          </table:table-cell>
          <table:table-cell office:value-type="float" office:value="0.0646973" calcext:value-type="float">
            <text:p>0.0646973</text:p>
          </table:table-cell>
          <table:table-cell office:value-type="float" office:value="244.935" calcext:value-type="float">
            <text:p>244.935</text:p>
          </table:table-cell>
          <table:table-cell office:value-type="float" office:value="0.541075" calcext:value-type="float">
            <text:p>0.541075</text:p>
          </table:table-cell>
          <table:table-cell office:value-type="float" office:value="245" calcext:value-type="float">
            <text:p>245</text:p>
          </table:table-cell>
          <table:table-cell office:value-type="float" office:value="0.52706" calcext:value-type="float">
            <text:p>0.52706</text:p>
          </table:table-cell>
          <table:table-cell office:value-type="float" office:value="-0.00215923" calcext:value-type="float">
            <text:p>-0.00215923</text:p>
          </table:table-cell>
        </table:table-row>
        <table:table-row table:style-name="ro1">
          <table:table-cell office:value-type="float" office:value="91.4851" calcext:value-type="float">
            <text:p>91.4851</text:p>
          </table:table-cell>
          <table:table-cell office:value-type="float" office:value="0.0643311" calcext:value-type="float">
            <text:p>0.0643311</text:p>
          </table:table-cell>
          <table:table-cell office:value-type="float" office:value="244.936" calcext:value-type="float">
            <text:p>244.936</text:p>
          </table:table-cell>
          <table:table-cell office:value-type="float" office:value="0.541549" calcext:value-type="float">
            <text:p>0.541549</text:p>
          </table:table-cell>
          <table:table-cell office:value-type="float" office:value="245" calcext:value-type="float">
            <text:p>245</text:p>
          </table:table-cell>
          <table:table-cell office:value-type="float" office:value="0.527472" calcext:value-type="float">
            <text:p>0.527472</text:p>
          </table:table-cell>
          <table:table-cell office:value-type="float" office:value="-0.00200564" calcext:value-type="float">
            <text:p>-0.00200564</text:p>
          </table:table-cell>
        </table:table-row>
        <table:table-row table:style-name="ro1">
          <table:table-cell office:value-type="float" office:value="91.6144" calcext:value-type="float">
            <text:p>91.6144</text:p>
          </table:table-cell>
          <table:table-cell office:value-type="float" office:value="0.0639648" calcext:value-type="float">
            <text:p>0.0639648</text:p>
          </table:table-cell>
          <table:table-cell office:value-type="float" office:value="244.936" calcext:value-type="float">
            <text:p>244.936</text:p>
          </table:table-cell>
          <table:table-cell office:value-type="float" office:value="0.541997" calcext:value-type="float">
            <text:p>0.541997</text:p>
          </table:table-cell>
          <table:table-cell office:value-type="float" office:value="245" calcext:value-type="float">
            <text:p>245</text:p>
          </table:table-cell>
          <table:table-cell office:value-type="float" office:value="0.527886" calcext:value-type="float">
            <text:p>0.527886</text:p>
          </table:table-cell>
          <table:table-cell office:value-type="float" office:value="-0.00188052" calcext:value-type="float">
            <text:p>-0.00188052</text:p>
          </table:table-cell>
        </table:table-row>
        <table:table-row table:style-name="ro1">
          <table:table-cell office:value-type="float" office:value="91.7422" calcext:value-type="float">
            <text:p>91.7422</text:p>
          </table:table-cell>
          <table:table-cell office:value-type="float" office:value="0.0636444" calcext:value-type="float">
            <text:p>0.0636444</text:p>
          </table:table-cell>
          <table:table-cell office:value-type="float" office:value="244.936" calcext:value-type="float">
            <text:p>244.936</text:p>
          </table:table-cell>
          <table:table-cell office:value-type="float" office:value="0.542481" calcext:value-type="float">
            <text:p>0.542481</text:p>
          </table:table-cell>
          <table:table-cell office:value-type="float" office:value="245" calcext:value-type="float">
            <text:p>245</text:p>
          </table:table-cell>
          <table:table-cell office:value-type="float" office:value="0.528294" calcext:value-type="float">
            <text:p>0.528294</text:p>
          </table:table-cell>
          <table:table-cell office:value-type="float" office:value="-0.00172418" calcext:value-type="float">
            <text:p>-0.00172418</text:p>
          </table:table-cell>
        </table:table-row>
        <table:table-row table:style-name="ro1">
          <table:table-cell office:value-type="float" office:value="91.8448" calcext:value-type="float">
            <text:p>91.8448</text:p>
          </table:table-cell>
          <table:table-cell office:value-type="float" office:value="0.0634613" calcext:value-type="float">
            <text:p>0.0634613</text:p>
          </table:table-cell>
          <table:table-cell office:value-type="float" office:value="244.937" calcext:value-type="float">
            <text:p>244.937</text:p>
          </table:table-cell>
          <table:table-cell office:value-type="float" office:value="0.543168" calcext:value-type="float">
            <text:p>0.543168</text:p>
          </table:table-cell>
          <table:table-cell office:value-type="float" office:value="245" calcext:value-type="float">
            <text:p>245</text:p>
          </table:table-cell>
          <table:table-cell office:value-type="float" office:value="0.52862" calcext:value-type="float">
            <text:p>0.52862</text:p>
          </table:table-cell>
          <table:table-cell office:value-type="float" office:value="-0.00131773" calcext:value-type="float">
            <text:p>-0.00131773</text:p>
          </table:table-cell>
        </table:table-row>
        <table:table-row table:style-name="ro1">
          <table:table-cell office:value-type="float" office:value="91.9469" calcext:value-type="float">
            <text:p>91.9469</text:p>
          </table:table-cell>
          <table:table-cell office:value-type="float" office:value="0.0630951" calcext:value-type="float">
            <text:p>0.0630951</text:p>
          </table:table-cell>
          <table:table-cell office:value-type="float" office:value="244.937" calcext:value-type="float">
            <text:p>244.937</text:p>
          </table:table-cell>
          <table:table-cell office:value-type="float" office:value="0.543118" calcext:value-type="float">
            <text:p>0.543118</text:p>
          </table:table-cell>
          <table:table-cell office:value-type="float" office:value="245" calcext:value-type="float">
            <text:p>245</text:p>
          </table:table-cell>
          <table:table-cell office:value-type="float" office:value="0.528943" calcext:value-type="float">
            <text:p>0.528943</text:p>
          </table:table-cell>
          <table:table-cell office:value-type="float" office:value="-0.00159911" calcext:value-type="float">
            <text:p>-0.00159911</text:p>
          </table:table-cell>
        </table:table-row>
        <table:table-row table:style-name="ro1">
          <table:table-cell office:value-type="float" office:value="92.05" calcext:value-type="float">
            <text:p>92.05</text:p>
          </table:table-cell>
          <table:table-cell office:value-type="float" office:value="0.0627899" calcext:value-type="float">
            <text:p>0.0627899</text:p>
          </table:table-cell>
          <table:table-cell office:value-type="float" office:value="244.937" calcext:value-type="float">
            <text:p>244.937</text:p>
          </table:table-cell>
          <table:table-cell office:value-type="float" office:value="0.543369" calcext:value-type="float">
            <text:p>0.543369</text:p>
          </table:table-cell>
          <table:table-cell office:value-type="float" office:value="245" calcext:value-type="float">
            <text:p>245</text:p>
          </table:table-cell>
          <table:table-cell office:value-type="float" office:value="0.529268" calcext:value-type="float">
            <text:p>0.529268</text:p>
          </table:table-cell>
          <table:table-cell office:value-type="float" office:value="-0.00159637" calcext:value-type="float">
            <text:p>-0.00159637</text:p>
          </table:table-cell>
        </table:table-row>
        <table:table-row table:style-name="ro1">
          <table:table-cell office:value-type="float" office:value="92.1793" calcext:value-type="float">
            <text:p>92.1793</text:p>
          </table:table-cell>
          <table:table-cell office:value-type="float" office:value="0.0624084" calcext:value-type="float">
            <text:p>0.0624084</text:p>
          </table:table-cell>
          <table:table-cell office:value-type="float" office:value="244.938" calcext:value-type="float">
            <text:p>244.938</text:p>
          </table:table-cell>
          <table:table-cell office:value-type="float" office:value="0.543539" calcext:value-type="float">
            <text:p>0.543539</text:p>
          </table:table-cell>
          <table:table-cell office:value-type="float" office:value="245" calcext:value-type="float">
            <text:p>245</text:p>
          </table:table-cell>
          <table:table-cell office:value-type="float" office:value="0.529673" calcext:value-type="float">
            <text:p>0.529673</text:p>
          </table:table-cell>
          <table:table-cell office:value-type="float" office:value="-0.00173526" calcext:value-type="float">
            <text:p>-0.00173526</text:p>
          </table:table-cell>
        </table:table-row>
        <table:table-row table:style-name="ro1">
          <table:table-cell office:value-type="float" office:value="92.3082" calcext:value-type="float">
            <text:p>92.3082</text:p>
          </table:table-cell>
          <table:table-cell office:value-type="float" office:value="0.0619202" calcext:value-type="float">
            <text:p>0.0619202</text:p>
          </table:table-cell>
          <table:table-cell office:value-type="float" office:value="244.938" calcext:value-type="float">
            <text:p>244.938</text:p>
          </table:table-cell>
          <table:table-cell office:value-type="float" office:value="0.543489" calcext:value-type="float">
            <text:p>0.543489</text:p>
          </table:table-cell>
          <table:table-cell office:value-type="float" office:value="245" calcext:value-type="float">
            <text:p>245</text:p>
          </table:table-cell>
          <table:table-cell office:value-type="float" office:value="0.530073" calcext:value-type="float">
            <text:p>0.530073</text:p>
          </table:table-cell>
          <table:table-cell office:value-type="float" office:value="-0.00206373" calcext:value-type="float">
            <text:p>-0.00206373</text:p>
          </table:table-cell>
        </table:table-row>
        <table:table-row table:style-name="ro1">
          <table:table-cell office:value-type="float" office:value="92.4382" calcext:value-type="float">
            <text:p>92.4382</text:p>
          </table:table-cell>
          <table:table-cell office:value-type="float" office:value="0.0614014" calcext:value-type="float">
            <text:p>0.0614014</text:p>
          </table:table-cell>
          <table:table-cell office:value-type="float" office:value="244.939" calcext:value-type="float">
            <text:p>244.939</text:p>
          </table:table-cell>
          <table:table-cell office:value-type="float" office:value="0.543504" calcext:value-type="float">
            <text:p>0.543504</text:p>
          </table:table-cell>
          <table:table-cell office:value-type="float" office:value="245" calcext:value-type="float">
            <text:p>245</text:p>
          </table:table-cell>
          <table:table-cell office:value-type="float" office:value="0.530474" calcext:value-type="float">
            <text:p>0.530474</text:p>
          </table:table-cell>
          <table:table-cell office:value-type="float" office:value="-0.00232001" calcext:value-type="float">
            <text:p>-0.00232001</text:p>
          </table:table-cell>
        </table:table-row>
        <table:table-row table:style-name="ro1">
          <table:table-cell office:value-type="float" office:value="92.5669" calcext:value-type="float">
            <text:p>92.5669</text:p>
          </table:table-cell>
          <table:table-cell office:value-type="float" office:value="0.060791" calcext:value-type="float">
            <text:p>0.060791</text:p>
          </table:table-cell>
          <table:table-cell office:value-type="float" office:value="244.939" calcext:value-type="float">
            <text:p>244.939</text:p>
          </table:table-cell>
          <table:table-cell office:value-type="float" office:value="0.543363" calcext:value-type="float">
            <text:p>0.543363</text:p>
          </table:table-cell>
          <table:table-cell office:value-type="float" office:value="245" calcext:value-type="float">
            <text:p>245</text:p>
          </table:table-cell>
          <table:table-cell office:value-type="float" office:value="0.530867" calcext:value-type="float">
            <text:p>0.530867</text:p>
          </table:table-cell>
          <table:table-cell office:value-type="float" office:value="-0.00270233" calcext:value-type="float">
            <text:p>-0.00270233</text:p>
          </table:table-cell>
        </table:table-row>
        <table:table-row table:style-name="ro1">
          <table:table-cell office:value-type="float" office:value="92.6978" calcext:value-type="float">
            <text:p>92.6978</text:p>
          </table:table-cell>
          <table:table-cell office:value-type="float" office:value="0.0600586" calcext:value-type="float">
            <text:p>0.0600586</text:p>
          </table:table-cell>
          <table:table-cell office:value-type="float" office:value="244.94" calcext:value-type="float">
            <text:p>244.94</text:p>
          </table:table-cell>
          <table:table-cell office:value-type="float" office:value="0.54309" calcext:value-type="float">
            <text:p>0.54309</text:p>
          </table:table-cell>
          <table:table-cell office:value-type="float" office:value="245" calcext:value-type="float">
            <text:p>245</text:p>
          </table:table-cell>
          <table:table-cell office:value-type="float" office:value="0.531263" calcext:value-type="float">
            <text:p>0.531263</text:p>
          </table:table-cell>
          <table:table-cell office:value-type="float" office:value="-0.00318778" calcext:value-type="float">
            <text:p>-0.00318778</text:p>
          </table:table-cell>
        </table:table-row>
        <table:table-row table:style-name="ro1">
          <table:table-cell office:value-type="float" office:value="92.8156" calcext:value-type="float">
            <text:p>92.8156</text:p>
          </table:table-cell>
          <table:table-cell office:value-type="float" office:value="0.0593567" calcext:value-type="float">
            <text:p>0.0593567</text:p>
          </table:table-cell>
          <table:table-cell office:value-type="float" office:value="244.941" calcext:value-type="float">
            <text:p>244.941</text:p>
          </table:table-cell>
          <table:table-cell office:value-type="float" office:value="0.543175" calcext:value-type="float">
            <text:p>0.543175</text:p>
          </table:table-cell>
          <table:table-cell office:value-type="float" office:value="245" calcext:value-type="float">
            <text:p>245</text:p>
          </table:table-cell>
          <table:table-cell office:value-type="float" office:value="0.531615" calcext:value-type="float">
            <text:p>0.531615</text:p>
          </table:table-cell>
          <table:table-cell office:value-type="float" office:value="-0.00327884" calcext:value-type="float">
            <text:p>-0.00327884</text:p>
          </table:table-cell>
        </table:table-row>
        <table:table-row table:style-name="ro1">
          <table:table-cell office:value-type="float" office:value="92.9333" calcext:value-type="float">
            <text:p>92.9333</text:p>
          </table:table-cell>
          <table:table-cell office:value-type="float" office:value="0.0588074" calcext:value-type="float">
            <text:p>0.0588074</text:p>
          </table:table-cell>
          <table:table-cell office:value-type="float" office:value="244.941" calcext:value-type="float">
            <text:p>244.941</text:p>
          </table:table-cell>
          <table:table-cell office:value-type="float" office:value="0.543629" calcext:value-type="float">
            <text:p>0.543629</text:p>
          </table:table-cell>
          <table:table-cell office:value-type="float" office:value="245" calcext:value-type="float">
            <text:p>245</text:p>
          </table:table-cell>
          <table:table-cell office:value-type="float" office:value="0.531963" calcext:value-type="float">
            <text:p>0.531963</text:p>
          </table:table-cell>
          <table:table-cell office:value-type="float" office:value="-0.00303597" calcext:value-type="float">
            <text:p>-0.00303597</text:p>
          </table:table-cell>
        </table:table-row>
        <table:table-row table:style-name="ro1">
          <table:table-cell office:value-type="float" office:value="93.0367" calcext:value-type="float">
            <text:p>93.0367</text:p>
          </table:table-cell>
          <table:table-cell office:value-type="float" office:value="0.0582581" calcext:value-type="float">
            <text:p>0.0582581</text:p>
          </table:table-cell>
          <table:table-cell office:value-type="float" office:value="244.942" calcext:value-type="float">
            <text:p>244.942</text:p>
          </table:table-cell>
          <table:table-cell office:value-type="float" office:value="0.543924" calcext:value-type="float">
            <text:p>0.543924</text:p>
          </table:table-cell>
          <table:table-cell office:value-type="float" office:value="245" calcext:value-type="float">
            <text:p>245</text:p>
          </table:table-cell>
          <table:table-cell office:value-type="float" office:value="0.532265" calcext:value-type="float">
            <text:p>0.532265</text:p>
          </table:table-cell>
          <table:table-cell office:value-type="float" office:value="-0.00290586" calcext:value-type="float">
            <text:p>-0.00290586</text:p>
          </table:table-cell>
        </table:table-row>
        <table:table-row table:style-name="ro1">
          <table:table-cell office:value-type="float" office:value="93.1525" calcext:value-type="float">
            <text:p>93.1525</text:p>
          </table:table-cell>
          <table:table-cell office:value-type="float" office:value="0.0576019" calcext:value-type="float">
            <text:p>0.0576019</text:p>
          </table:table-cell>
          <table:table-cell office:value-type="float" office:value="244.942" calcext:value-type="float">
            <text:p>244.942</text:p>
          </table:table-cell>
          <table:table-cell office:value-type="float" office:value="0.543882" calcext:value-type="float">
            <text:p>0.543882</text:p>
          </table:table-cell>
          <table:table-cell office:value-type="float" office:value="245" calcext:value-type="float">
            <text:p>245</text:p>
          </table:table-cell>
          <table:table-cell office:value-type="float" office:value="0.532601" calcext:value-type="float">
            <text:p>0.532601</text:p>
          </table:table-cell>
          <table:table-cell office:value-type="float" office:value="-0.00311945" calcext:value-type="float">
            <text:p>-0.00311945</text:p>
          </table:table-cell>
        </table:table-row>
        <table:table-row table:style-name="ro1">
          <table:table-cell office:value-type="float" office:value="93.2812" calcext:value-type="float">
            <text:p>93.2812</text:p>
          </table:table-cell>
          <table:table-cell office:value-type="float" office:value="0.0569916" calcext:value-type="float">
            <text:p>0.0569916</text:p>
          </table:table-cell>
          <table:table-cell office:value-type="float" office:value="244.943" calcext:value-type="float">
            <text:p>244.943</text:p>
          </table:table-cell>
          <table:table-cell office:value-type="float" office:value="0.54413" calcext:value-type="float">
            <text:p>0.54413</text:p>
          </table:table-cell>
          <table:table-cell office:value-type="float" office:value="245" calcext:value-type="float">
            <text:p>245</text:p>
          </table:table-cell>
          <table:table-cell office:value-type="float" office:value="0.53297" calcext:value-type="float">
            <text:p>0.53297</text:p>
          </table:table-cell>
          <table:table-cell office:value-type="float" office:value="-0.00308794" calcext:value-type="float">
            <text:p>-0.00308794</text:p>
          </table:table-cell>
        </table:table-row>
        <table:table-row table:style-name="ro1">
          <table:table-cell office:value-type="float" office:value="93.3965" calcext:value-type="float">
            <text:p>93.3965</text:p>
          </table:table-cell>
          <table:table-cell office:value-type="float" office:value="0.0562592" calcext:value-type="float">
            <text:p>0.0562592</text:p>
          </table:table-cell>
          <table:table-cell office:value-type="float" office:value="244.944" calcext:value-type="float">
            <text:p>244.944</text:p>
          </table:table-cell>
          <table:table-cell office:value-type="float" office:value="0.54398" calcext:value-type="float">
            <text:p>0.54398</text:p>
          </table:table-cell>
          <table:table-cell office:value-type="float" office:value="245" calcext:value-type="float">
            <text:p>245</text:p>
          </table:table-cell>
          <table:table-cell office:value-type="float" office:value="0.533296" calcext:value-type="float">
            <text:p>0.533296</text:p>
          </table:table-cell>
          <table:table-cell office:value-type="float" office:value="-0.00338104" calcext:value-type="float">
            <text:p>-0.00338104</text:p>
          </table:table-cell>
        </table:table-row>
        <table:table-row table:style-name="ro1">
          <table:table-cell office:value-type="float" office:value="93.4983" calcext:value-type="float">
            <text:p>93.4983</text:p>
          </table:table-cell>
          <table:table-cell office:value-type="float" office:value="0.0555878" calcext:value-type="float">
            <text:p>0.0555878</text:p>
          </table:table-cell>
          <table:table-cell office:value-type="float" office:value="244.944" calcext:value-type="float">
            <text:p>244.944</text:p>
          </table:table-cell>
          <table:table-cell office:value-type="float" office:value="0.544144" calcext:value-type="float">
            <text:p>0.544144</text:p>
          </table:table-cell>
          <table:table-cell office:value-type="float" office:value="245" calcext:value-type="float">
            <text:p>245</text:p>
          </table:table-cell>
          <table:table-cell office:value-type="float" office:value="0.533581" calcext:value-type="float">
            <text:p>0.533581</text:p>
          </table:table-cell>
          <table:table-cell office:value-type="float" office:value="-0.00333329" calcext:value-type="float">
            <text:p>-0.00333329</text:p>
          </table:table-cell>
        </table:table-row>
        <table:table-row table:style-name="ro1">
          <table:table-cell office:value-type="float" office:value="93.6003" calcext:value-type="float">
            <text:p>93.6003</text:p>
          </table:table-cell>
          <table:table-cell office:value-type="float" office:value="0.0549469" calcext:value-type="float">
            <text:p>0.0549469</text:p>
          </table:table-cell>
          <table:table-cell office:value-type="float" office:value="244.945" calcext:value-type="float">
            <text:p>244.945</text:p>
          </table:table-cell>
          <table:table-cell office:value-type="float" office:value="0.544353" calcext:value-type="float">
            <text:p>0.544353</text:p>
          </table:table-cell>
          <table:table-cell office:value-type="float" office:value="245" calcext:value-type="float">
            <text:p>245</text:p>
          </table:table-cell>
          <table:table-cell office:value-type="float" office:value="0.533862" calcext:value-type="float">
            <text:p>0.533862</text:p>
          </table:table-cell>
          <table:table-cell office:value-type="float" office:value="-0.00324623" calcext:value-type="float">
            <text:p>-0.00324623</text:p>
          </table:table-cell>
        </table:table-row>
        <table:table-row table:style-name="ro1">
          <table:table-cell office:value-type="float" office:value="93.7177" calcext:value-type="float">
            <text:p>93.7177</text:p>
          </table:table-cell>
          <table:table-cell office:value-type="float" office:value="0.054245" calcext:value-type="float">
            <text:p>0.054245</text:p>
          </table:table-cell>
          <table:table-cell office:value-type="float" office:value="244.946" calcext:value-type="float">
            <text:p>244.946</text:p>
          </table:table-cell>
          <table:table-cell office:value-type="float" office:value="0.544343" calcext:value-type="float">
            <text:p>0.544343</text:p>
          </table:table-cell>
          <table:table-cell office:value-type="float" office:value="245" calcext:value-type="float">
            <text:p>245</text:p>
          </table:table-cell>
          <table:table-cell office:value-type="float" office:value="0.534183" calcext:value-type="float">
            <text:p>0.534183</text:p>
          </table:table-cell>
          <table:table-cell office:value-type="float" office:value="-0.00340115" calcext:value-type="float">
            <text:p>-0.00340115</text:p>
          </table:table-cell>
        </table:table-row>
        <table:table-row table:style-name="ro1">
          <table:table-cell office:value-type="float" office:value="93.8473" calcext:value-type="float">
            <text:p>93.8473</text:p>
          </table:table-cell>
          <table:table-cell office:value-type="float" office:value="0.0533905" calcext:value-type="float">
            <text:p>0.0533905</text:p>
          </table:table-cell>
          <table:table-cell office:value-type="float" office:value="244.947" calcext:value-type="float">
            <text:p>244.947</text:p>
          </table:table-cell>
          <table:table-cell office:value-type="float" office:value="0.544074" calcext:value-type="float">
            <text:p>0.544074</text:p>
          </table:table-cell>
          <table:table-cell office:value-type="float" office:value="245" calcext:value-type="float">
            <text:p>245</text:p>
          </table:table-cell>
          <table:table-cell office:value-type="float" office:value="0.534532" calcext:value-type="float">
            <text:p>0.534532</text:p>
          </table:table-cell>
          <table:table-cell office:value-type="float" office:value="-0.00380484" calcext:value-type="float">
            <text:p>-0.00380484</text:p>
          </table:table-cell>
        </table:table-row>
        <table:table-row table:style-name="ro1">
          <table:table-cell office:value-type="float" office:value="93.979" calcext:value-type="float">
            <text:p>93.979</text:p>
          </table:table-cell>
          <table:table-cell office:value-type="float" office:value="0.052597" calcext:value-type="float">
            <text:p>0.052597</text:p>
          </table:table-cell>
          <table:table-cell office:value-type="float" office:value="244.947" calcext:value-type="float">
            <text:p>244.947</text:p>
          </table:table-cell>
          <table:table-cell office:value-type="float" office:value="0.544171" calcext:value-type="float">
            <text:p>0.544171</text:p>
          </table:table-cell>
          <table:table-cell office:value-type="float" office:value="245" calcext:value-type="float">
            <text:p>245</text:p>
          </table:table-cell>
          <table:table-cell office:value-type="float" office:value="0.534881" calcext:value-type="float">
            <text:p>0.534881</text:p>
          </table:table-cell>
          <table:table-cell office:value-type="float" office:value="-0.00385838" calcext:value-type="float">
            <text:p>-0.00385838</text:p>
          </table:table-cell>
        </table:table-row>
        <table:table-row table:style-name="ro1">
          <table:table-cell office:value-type="float" office:value="94.111" calcext:value-type="float">
            <text:p>94.111</text:p>
          </table:table-cell>
          <table:table-cell office:value-type="float" office:value="0.0516205" calcext:value-type="float">
            <text:p>0.0516205</text:p>
          </table:table-cell>
          <table:table-cell office:value-type="float" office:value="244.948" calcext:value-type="float">
            <text:p>244.948</text:p>
          </table:table-cell>
          <table:table-cell office:value-type="float" office:value="0.543754" calcext:value-type="float">
            <text:p>0.543754</text:p>
          </table:table-cell>
          <table:table-cell office:value-type="float" office:value="245" calcext:value-type="float">
            <text:p>245</text:p>
          </table:table-cell>
          <table:table-cell office:value-type="float" office:value="0.535225" calcext:value-type="float">
            <text:p>0.535225</text:p>
          </table:table-cell>
          <table:table-cell office:value-type="float" office:value="-0.00437568" calcext:value-type="float">
            <text:p>-0.00437568</text:p>
          </table:table-cell>
        </table:table-row>
        <table:table-row table:style-name="ro1">
          <table:table-cell office:value-type="float" office:value="94.2284" calcext:value-type="float">
            <text:p>94.2284</text:p>
          </table:table-cell>
          <table:table-cell office:value-type="float" office:value="0.050705" calcext:value-type="float">
            <text:p>0.050705</text:p>
          </table:table-cell>
          <table:table-cell office:value-type="float" office:value="244.949" calcext:value-type="float">
            <text:p>244.949</text:p>
          </table:table-cell>
          <table:table-cell office:value-type="float" office:value="0.543866" calcext:value-type="float">
            <text:p>0.543866</text:p>
          </table:table-cell>
          <table:table-cell office:value-type="float" office:value="245" calcext:value-type="float">
            <text:p>245</text:p>
          </table:table-cell>
          <table:table-cell office:value-type="float" office:value="0.535525" calcext:value-type="float">
            <text:p>0.535525</text:p>
          </table:table-cell>
          <table:table-cell office:value-type="float" office:value="-0.00433554" calcext:value-type="float">
            <text:p>-0.00433554</text:p>
          </table:table-cell>
        </table:table-row>
        <table:table-row table:style-name="ro1">
          <table:table-cell office:value-type="float" office:value="94.3459" calcext:value-type="float">
            <text:p>94.3459</text:p>
          </table:table-cell>
          <table:table-cell office:value-type="float" office:value="0.0500488" calcext:value-type="float">
            <text:p>0.0500488</text:p>
          </table:table-cell>
          <table:table-cell office:value-type="float" office:value="244.95" calcext:value-type="float">
            <text:p>244.95</text:p>
          </table:table-cell>
          <table:table-cell office:value-type="float" office:value="0.544521" calcext:value-type="float">
            <text:p>0.544521</text:p>
          </table:table-cell>
          <table:table-cell office:value-type="float" office:value="245" calcext:value-type="float">
            <text:p>245</text:p>
          </table:table-cell>
          <table:table-cell office:value-type="float" office:value="0.535821" calcext:value-type="float">
            <text:p>0.535821</text:p>
          </table:table-cell>
          <table:table-cell office:value-type="float" office:value="-0.00381196" calcext:value-type="float">
            <text:p>-0.00381196</text:p>
          </table:table-cell>
        </table:table-row>
        <table:table-row table:style-name="ro1">
          <table:table-cell office:value-type="float" office:value="94.4753" calcext:value-type="float">
            <text:p>94.4753</text:p>
          </table:table-cell>
          <table:table-cell office:value-type="float" office:value="0.0490112" calcext:value-type="float">
            <text:p>0.0490112</text:p>
          </table:table-cell>
          <table:table-cell office:value-type="float" office:value="244.951" calcext:value-type="float">
            <text:p>244.951</text:p>
          </table:table-cell>
          <table:table-cell office:value-type="float" office:value="0.543922" calcext:value-type="float">
            <text:p>0.543922</text:p>
          </table:table-cell>
          <table:table-cell office:value-type="float" office:value="245" calcext:value-type="float">
            <text:p>245</text:p>
          </table:table-cell>
          <table:table-cell office:value-type="float" office:value="0.536142" calcext:value-type="float">
            <text:p>0.536142</text:p>
          </table:table-cell>
          <table:table-cell office:value-type="float" office:value="-0.00447205" calcext:value-type="float">
            <text:p>-0.00447205</text:p>
          </table:table-cell>
        </table:table-row>
        <table:table-row table:style-name="ro1">
          <table:table-cell office:value-type="float" office:value="94.6038" calcext:value-type="float">
            <text:p>94.6038</text:p>
          </table:table-cell>
          <table:table-cell office:value-type="float" office:value="0.0481873" calcext:value-type="float">
            <text:p>0.0481873</text:p>
          </table:table-cell>
          <table:table-cell office:value-type="float" office:value="244.952" calcext:value-type="float">
            <text:p>244.952</text:p>
          </table:table-cell>
          <table:table-cell office:value-type="float" office:value="0.544114" calcext:value-type="float">
            <text:p>0.544114</text:p>
          </table:table-cell>
          <table:table-cell office:value-type="float" office:value="245" calcext:value-type="float">
            <text:p>245</text:p>
          </table:table-cell>
          <table:table-cell office:value-type="float" office:value="0.536454" calcext:value-type="float">
            <text:p>0.536454</text:p>
          </table:table-cell>
          <table:table-cell office:value-type="float" office:value="-0.00438728" calcext:value-type="float">
            <text:p>-0.00438728</text:p>
          </table:table-cell>
        </table:table-row>
        <table:table-row table:style-name="ro1">
          <table:table-cell office:value-type="float" office:value="94.7323" calcext:value-type="float">
            <text:p>94.7323</text:p>
          </table:table-cell>
          <table:table-cell office:value-type="float" office:value="0.0472565" calcext:value-type="float">
            <text:p>0.0472565</text:p>
          </table:table-cell>
          <table:table-cell office:value-type="float" office:value="244.953" calcext:value-type="float">
            <text:p>244.953</text:p>
          </table:table-cell>
          <table:table-cell office:value-type="float" office:value="0.544048" calcext:value-type="float">
            <text:p>0.544048</text:p>
          </table:table-cell>
          <table:table-cell office:value-type="float" office:value="245" calcext:value-type="float">
            <text:p>245</text:p>
          </table:table-cell>
          <table:table-cell office:value-type="float" office:value="0.536761" calcext:value-type="float">
            <text:p>0.536761</text:p>
          </table:table-cell>
          <table:table-cell office:value-type="float" office:value="-0.00452705" calcext:value-type="float">
            <text:p>-0.00452705</text:p>
          </table:table-cell>
        </table:table-row>
        <table:table-row table:style-name="ro1">
          <table:table-cell office:value-type="float" office:value="94.8635" calcext:value-type="float">
            <text:p>94.8635</text:p>
          </table:table-cell>
          <table:table-cell office:value-type="float" office:value="0.0463104" calcext:value-type="float">
            <text:p>0.0463104</text:p>
          </table:table-cell>
          <table:table-cell office:value-type="float" office:value="244.954" calcext:value-type="float">
            <text:p>244.954</text:p>
          </table:table-cell>
          <table:table-cell office:value-type="float" office:value="0.544014" calcext:value-type="float">
            <text:p>0.544014</text:p>
          </table:table-cell>
          <table:table-cell office:value-type="float" office:value="245" calcext:value-type="float">
            <text:p>245</text:p>
          </table:table-cell>
          <table:table-cell office:value-type="float" office:value="0.537068" calcext:value-type="float">
            <text:p>0.537068</text:p>
          </table:table-cell>
          <table:table-cell office:value-type="float" office:value="-0.00463158" calcext:value-type="float">
            <text:p>-0.00463158</text:p>
          </table:table-cell>
        </table:table-row>
        <table:table-row table:style-name="ro1">
          <table:table-cell office:value-type="float" office:value="94.9951" calcext:value-type="float">
            <text:p>94.9951</text:p>
          </table:table-cell>
          <table:table-cell office:value-type="float" office:value="0.0453949" calcext:value-type="float">
            <text:p>0.0453949</text:p>
          </table:table-cell>
          <table:table-cell office:value-type="float" office:value="244.955" calcext:value-type="float">
            <text:p>244.955</text:p>
          </table:table-cell>
          <table:table-cell office:value-type="float" office:value="0.544134" calcext:value-type="float">
            <text:p>0.544134</text:p>
          </table:table-cell>
          <table:table-cell office:value-type="float" office:value="245" calcext:value-type="float">
            <text:p>245</text:p>
          </table:table-cell>
          <table:table-cell office:value-type="float" office:value="0.537369" calcext:value-type="float">
            <text:p>0.537369</text:p>
          </table:table-cell>
          <table:table-cell office:value-type="float" office:value="-0.00458458" calcext:value-type="float">
            <text:p>-0.00458458</text:p>
          </table:table-cell>
        </table:table-row>
        <table:table-row table:style-name="ro1">
          <table:table-cell office:value-type="float" office:value="95.1171" calcext:value-type="float">
            <text:p>95.1171</text:p>
          </table:table-cell>
          <table:table-cell office:value-type="float" office:value="0.0446014" calcext:value-type="float">
            <text:p>0.0446014</text:p>
          </table:table-cell>
          <table:table-cell office:value-type="float" office:value="244.955" calcext:value-type="float">
            <text:p>244.955</text:p>
          </table:table-cell>
          <table:table-cell office:value-type="float" office:value="0.5445" calcext:value-type="float">
            <text:p>0.5445</text:p>
          </table:table-cell>
          <table:table-cell office:value-type="float" office:value="245" calcext:value-type="float">
            <text:p>245</text:p>
          </table:table-cell>
          <table:table-cell office:value-type="float" office:value="0.537644" calcext:value-type="float">
            <text:p>0.537644</text:p>
          </table:table-cell>
          <table:table-cell office:value-type="float" office:value="-0.00429432" calcext:value-type="float">
            <text:p>-0.00429432</text:p>
          </table:table-cell>
        </table:table-row>
        <table:table-row table:style-name="ro1">
          <table:table-cell office:value-type="float" office:value="95.2468" calcext:value-type="float">
            <text:p>95.2468</text:p>
          </table:table-cell>
          <table:table-cell office:value-type="float" office:value="0.043808" calcext:value-type="float">
            <text:p>0.043808</text:p>
          </table:table-cell>
          <table:table-cell office:value-type="float" office:value="244.956" calcext:value-type="float">
            <text:p>244.956</text:p>
          </table:table-cell>
          <table:table-cell office:value-type="float" office:value="0.54472" calcext:value-type="float">
            <text:p>0.54472</text:p>
          </table:table-cell>
          <table:table-cell office:value-type="float" office:value="245" calcext:value-type="float">
            <text:p>245</text:p>
          </table:table-cell>
          <table:table-cell office:value-type="float" office:value="0.537931" calcext:value-type="float">
            <text:p>0.537931</text:p>
          </table:table-cell>
          <table:table-cell office:value-type="float" office:value="-0.00416298" calcext:value-type="float">
            <text:p>-0.00416298</text:p>
          </table:table-cell>
        </table:table-row>
        <table:table-row table:style-name="ro1">
          <table:table-cell office:value-type="float" office:value="95.3623" calcext:value-type="float">
            <text:p>95.3623</text:p>
          </table:table-cell>
          <table:table-cell office:value-type="float" office:value="0.0431366" calcext:value-type="float">
            <text:p>0.0431366</text:p>
          </table:table-cell>
          <table:table-cell office:value-type="float" office:value="244.957" calcext:value-type="float">
            <text:p>244.957</text:p>
          </table:table-cell>
          <table:table-cell office:value-type="float" office:value="0.54535" calcext:value-type="float">
            <text:p>0.54535</text:p>
          </table:table-cell>
          <table:table-cell office:value-type="float" office:value="245" calcext:value-type="float">
            <text:p>245</text:p>
          </table:table-cell>
          <table:table-cell office:value-type="float" office:value="0.538182" calcext:value-type="float">
            <text:p>0.538182</text:p>
          </table:table-cell>
          <table:table-cell office:value-type="float" office:value="-0.00361617" calcext:value-type="float">
            <text:p>-0.00361617</text:p>
          </table:table-cell>
        </table:table-row>
        <table:table-row table:style-name="ro1">
          <table:table-cell office:value-type="float" office:value="95.4645" calcext:value-type="float">
            <text:p>95.4645</text:p>
          </table:table-cell>
          <table:table-cell office:value-type="float" office:value="0.0425873" calcext:value-type="float">
            <text:p>0.0425873</text:p>
          </table:table-cell>
          <table:table-cell office:value-type="float" office:value="244.957" calcext:value-type="float">
            <text:p>244.957</text:p>
          </table:table-cell>
          <table:table-cell office:value-type="float" office:value="0.545874" calcext:value-type="float">
            <text:p>0.545874</text:p>
          </table:table-cell>
          <table:table-cell office:value-type="float" office:value="245" calcext:value-type="float">
            <text:p>245</text:p>
          </table:table-cell>
          <table:table-cell office:value-type="float" office:value="0.538401" calcext:value-type="float">
            <text:p>0.538401</text:p>
          </table:table-cell>
          <table:table-cell office:value-type="float" office:value="-0.00317367" calcext:value-type="float">
            <text:p>-0.00317367</text:p>
          </table:table-cell>
        </table:table-row>
        <table:table-row table:style-name="ro1">
          <table:table-cell office:value-type="float" office:value="95.5936" calcext:value-type="float">
            <text:p>95.5936</text:p>
          </table:table-cell>
          <table:table-cell office:value-type="float" office:value="0.0419159" calcext:value-type="float">
            <text:p>0.0419159</text:p>
          </table:table-cell>
          <table:table-cell office:value-type="float" office:value="244.958" calcext:value-type="float">
            <text:p>244.958</text:p>
          </table:table-cell>
          <table:table-cell office:value-type="float" office:value="0.545917" calcext:value-type="float">
            <text:p>0.545917</text:p>
          </table:table-cell>
          <table:table-cell office:value-type="float" office:value="245" calcext:value-type="float">
            <text:p>245</text:p>
          </table:table-cell>
          <table:table-cell office:value-type="float" office:value="0.538673" calcext:value-type="float">
            <text:p>0.538673</text:p>
          </table:table-cell>
          <table:table-cell office:value-type="float" office:value="-0.00323577" calcext:value-type="float">
            <text:p>-0.00323577</text:p>
          </table:table-cell>
        </table:table-row>
        <table:table-row table:style-name="ro1">
          <table:table-cell office:value-type="float" office:value="95.7218" calcext:value-type="float">
            <text:p>95.7218</text:p>
          </table:table-cell>
          <table:table-cell office:value-type="float" office:value="0.0411835" calcext:value-type="float">
            <text:p>0.0411835</text:p>
          </table:table-cell>
          <table:table-cell office:value-type="float" office:value="244.959" calcext:value-type="float">
            <text:p>244.959</text:p>
          </table:table-cell>
          <table:table-cell office:value-type="float" office:value="0.545756" calcext:value-type="float">
            <text:p>0.545756</text:p>
          </table:table-cell>
          <table:table-cell office:value-type="float" office:value="245" calcext:value-type="float">
            <text:p>245</text:p>
          </table:table-cell>
          <table:table-cell office:value-type="float" office:value="0.53894" calcext:value-type="float">
            <text:p>0.53894</text:p>
          </table:table-cell>
          <table:table-cell office:value-type="float" office:value="-0.00347991" calcext:value-type="float">
            <text:p>-0.00347991</text:p>
          </table:table-cell>
        </table:table-row>
        <table:table-row table:style-name="ro1">
          <table:table-cell office:value-type="float" office:value="95.8517" calcext:value-type="float">
            <text:p>95.8517</text:p>
          </table:table-cell>
          <table:table-cell office:value-type="float" office:value="0.040329" calcext:value-type="float">
            <text:p>0.040329</text:p>
          </table:table-cell>
          <table:table-cell office:value-type="float" office:value="244.96" calcext:value-type="float">
            <text:p>244.96</text:p>
          </table:table-cell>
          <table:table-cell office:value-type="float" office:value="0.545397" calcext:value-type="float">
            <text:p>0.545397</text:p>
          </table:table-cell>
          <table:table-cell office:value-type="float" office:value="245" calcext:value-type="float">
            <text:p>245</text:p>
          </table:table-cell>
          <table:table-cell office:value-type="float" office:value="0.539205" calcext:value-type="float">
            <text:p>0.539205</text:p>
          </table:table-cell>
          <table:table-cell office:value-type="float" office:value="-0.00388943" calcext:value-type="float">
            <text:p>-0.00388943</text:p>
          </table:table-cell>
        </table:table-row>
        <table:table-row table:style-name="ro1">
          <table:table-cell office:value-type="float" office:value="95.9667" calcext:value-type="float">
            <text:p>95.9667</text:p>
          </table:table-cell>
          <table:table-cell office:value-type="float" office:value="0.0395813" calcext:value-type="float">
            <text:p>0.0395813</text:p>
          </table:table-cell>
          <table:table-cell office:value-type="float" office:value="244.96" calcext:value-type="float">
            <text:p>244.96</text:p>
          </table:table-cell>
          <table:table-cell office:value-type="float" office:value="0.545529" calcext:value-type="float">
            <text:p>0.545529</text:p>
          </table:table-cell>
          <table:table-cell office:value-type="float" office:value="245" calcext:value-type="float">
            <text:p>245</text:p>
          </table:table-cell>
          <table:table-cell office:value-type="float" office:value="0.539434" calcext:value-type="float">
            <text:p>0.539434</text:p>
          </table:table-cell>
          <table:table-cell office:value-type="float" office:value="-0.00380077" calcext:value-type="float">
            <text:p>-0.00380077</text:p>
          </table:table-cell>
        </table:table-row>
        <table:table-row table:style-name="ro1">
          <table:table-cell office:value-type="float" office:value="96.095" calcext:value-type="float">
            <text:p>96.095</text:p>
          </table:table-cell>
          <table:table-cell office:value-type="float" office:value="0.0387878" calcext:value-type="float">
            <text:p>0.0387878</text:p>
          </table:table-cell>
          <table:table-cell office:value-type="float" office:value="244.961" calcext:value-type="float">
            <text:p>244.961</text:p>
          </table:table-cell>
          <table:table-cell office:value-type="float" office:value="0.545527" calcext:value-type="float">
            <text:p>0.545527</text:p>
          </table:table-cell>
          <table:table-cell office:value-type="float" office:value="245" calcext:value-type="float">
            <text:p>245</text:p>
          </table:table-cell>
          <table:table-cell office:value-type="float" office:value="0.539686" calcext:value-type="float">
            <text:p>0.539686</text:p>
          </table:table-cell>
          <table:table-cell office:value-type="float" office:value="-0.00385614" calcext:value-type="float">
            <text:p>-0.00385614</text:p>
          </table:table-cell>
        </table:table-row>
        <table:table-row table:style-name="ro1">
          <table:table-cell office:value-type="float" office:value="96.2222" calcext:value-type="float">
            <text:p>96.2222</text:p>
          </table:table-cell>
          <table:table-cell office:value-type="float" office:value="0.0379944" calcext:value-type="float">
            <text:p>0.0379944</text:p>
          </table:table-cell>
          <table:table-cell office:value-type="float" office:value="244.962" calcext:value-type="float">
            <text:p>244.962</text:p>
          </table:table-cell>
          <table:table-cell office:value-type="float" office:value="0.545541" calcext:value-type="float">
            <text:p>0.545541</text:p>
          </table:table-cell>
          <table:table-cell office:value-type="float" office:value="245" calcext:value-type="float">
            <text:p>245</text:p>
          </table:table-cell>
          <table:table-cell office:value-type="float" office:value="0.53993" calcext:value-type="float">
            <text:p>0.53993</text:p>
          </table:table-cell>
          <table:table-cell office:value-type="float" office:value="-0.00388691" calcext:value-type="float">
            <text:p>-0.00388691</text:p>
          </table:table-cell>
        </table:table-row>
        <table:table-row table:style-name="ro1">
          <table:table-cell office:value-type="float" office:value="96.3502" calcext:value-type="float">
            <text:p>96.3502</text:p>
          </table:table-cell>
          <table:table-cell office:value-type="float" office:value="0.0371857" calcext:value-type="float">
            <text:p>0.0371857</text:p>
          </table:table-cell>
          <table:table-cell office:value-type="float" office:value="244.963" calcext:value-type="float">
            <text:p>244.963</text:p>
          </table:table-cell>
          <table:table-cell office:value-type="float" office:value="0.54549" calcext:value-type="float">
            <text:p>0.54549</text:p>
          </table:table-cell>
          <table:table-cell office:value-type="float" office:value="245" calcext:value-type="float">
            <text:p>245</text:p>
          </table:table-cell>
          <table:table-cell office:value-type="float" office:value="0.54017" calcext:value-type="float">
            <text:p>0.54017</text:p>
          </table:table-cell>
          <table:table-cell office:value-type="float" office:value="-0.00397673" calcext:value-type="float">
            <text:p>-0.00397673</text:p>
          </table:table-cell>
        </table:table-row>
        <table:table-row table:style-name="ro1">
          <table:table-cell office:value-type="float" office:value="96.4656" calcext:value-type="float">
            <text:p>96.4656</text:p>
          </table:table-cell>
          <table:table-cell office:value-type="float" office:value="0.0366974" calcext:value-type="float">
            <text:p>0.0366974</text:p>
          </table:table-cell>
          <table:table-cell office:value-type="float" office:value="244.963" calcext:value-type="float">
            <text:p>244.963</text:p>
          </table:table-cell>
          <table:table-cell office:value-type="float" office:value="0.546363" calcext:value-type="float">
            <text:p>0.546363</text:p>
          </table:table-cell>
          <table:table-cell office:value-type="float" office:value="245" calcext:value-type="float">
            <text:p>245</text:p>
          </table:table-cell>
          <table:table-cell office:value-type="float" office:value="0.540383" calcext:value-type="float">
            <text:p>0.540383</text:p>
          </table:table-cell>
          <table:table-cell office:value-type="float" office:value="-0.00319468" calcext:value-type="float">
            <text:p>-0.00319468</text:p>
          </table:table-cell>
        </table:table-row>
        <table:table-row table:style-name="ro1">
          <table:table-cell office:value-type="float" office:value="96.5942" calcext:value-type="float">
            <text:p>96.5942</text:p>
          </table:table-cell>
          <table:table-cell office:value-type="float" office:value="0.0362701" calcext:value-type="float">
            <text:p>0.0362701</text:p>
          </table:table-cell>
          <table:table-cell office:value-type="float" office:value="244.964" calcext:value-type="float">
            <text:p>244.964</text:p>
          </table:table-cell>
          <table:table-cell office:value-type="float" office:value="0.547006" calcext:value-type="float">
            <text:p>0.547006</text:p>
          </table:table-cell>
          <table:table-cell office:value-type="float" office:value="245" calcext:value-type="float">
            <text:p>245</text:p>
          </table:table-cell>
          <table:table-cell office:value-type="float" office:value="0.540618" calcext:value-type="float">
            <text:p>0.540618</text:p>
          </table:table-cell>
          <table:table-cell office:value-type="float" office:value="-0.0026799" calcext:value-type="float">
            <text:p>-0.0026799</text:p>
          </table:table-cell>
        </table:table-row>
        <table:table-row table:style-name="ro1">
          <table:table-cell office:value-type="float" office:value="96.7231" calcext:value-type="float">
            <text:p>96.7231</text:p>
          </table:table-cell>
          <table:table-cell office:value-type="float" office:value="0.0361938" calcext:value-type="float">
            <text:p>0.0361938</text:p>
          </table:table-cell>
          <table:table-cell office:value-type="float" office:value="244.964" calcext:value-type="float">
            <text:p>244.964</text:p>
          </table:table-cell>
          <table:table-cell office:value-type="float" office:value="0.548305" calcext:value-type="float">
            <text:p>0.548305</text:p>
          </table:table-cell>
          <table:table-cell office:value-type="float" office:value="245" calcext:value-type="float">
            <text:p>245</text:p>
          </table:table-cell>
          <table:table-cell office:value-type="float" office:value="0.540851" calcext:value-type="float">
            <text:p>0.540851</text:p>
          </table:table-cell>
          <table:table-cell office:value-type="float" office:value="-0.0015946" calcext:value-type="float">
            <text:p>-0.0015946</text:p>
          </table:table-cell>
        </table:table-row>
        <table:table-row table:style-name="ro1">
          <table:table-cell office:value-type="float" office:value="96.8542" calcext:value-type="float">
            <text:p>96.8542</text:p>
          </table:table-cell>
          <table:table-cell office:value-type="float" office:value="0.0364838" calcext:value-type="float">
            <text:p>0.0364838</text:p>
          </table:table-cell>
          <table:table-cell office:value-type="float" office:value="244.964" calcext:value-type="float">
            <text:p>244.964</text:p>
          </table:table-cell>
          <table:table-cell office:value-type="float" office:value="0.550081" calcext:value-type="float">
            <text:p>0.550081</text:p>
          </table:table-cell>
          <table:table-cell office:value-type="float" office:value="245" calcext:value-type="float">
            <text:p>245</text:p>
          </table:table-cell>
          <table:table-cell office:value-type="float" office:value="0.541089" calcext:value-type="float">
            <text:p>0.541089</text:p>
          </table:table-cell>
          <table:table-cell office:value-type="float" office:value="-0.000129225" calcext:value-type="float">
            <text:p>-0.000129225</text:p>
          </table:table-cell>
        </table:table-row>
        <table:table-row table:style-name="ro1">
          <table:table-cell office:value-type="float" office:value="96.9717" calcext:value-type="float">
            <text:p>96.9717</text:p>
          </table:table-cell>
          <table:table-cell office:value-type="float" office:value="0.0372162" calcext:value-type="float">
            <text:p>0.0372162</text:p>
          </table:table-cell>
          <table:table-cell office:value-type="float" office:value="244.963" calcext:value-type="float">
            <text:p>244.963</text:p>
          </table:table-cell>
          <table:table-cell office:value-type="float" office:value="0.552413" calcext:value-type="float">
            <text:p>0.552413</text:p>
          </table:table-cell>
          <table:table-cell office:value-type="float" office:value="245" calcext:value-type="float">
            <text:p>245</text:p>
          </table:table-cell>
          <table:table-cell office:value-type="float" office:value="0.541306" calcext:value-type="float">
            <text:p>0.541306</text:p>
          </table:table-cell>
          <table:table-cell office:value-type="float" office:value="0.00180323" calcext:value-type="float">
            <text:p>0.00180323</text:p>
          </table:table-cell>
        </table:table-row>
        <table:table-row table:style-name="ro1">
          <table:table-cell office:value-type="float" office:value="97.0802" calcext:value-type="float">
            <text:p>97.0802</text:p>
          </table:table-cell>
          <table:table-cell office:value-type="float" office:value="0.0381927" calcext:value-type="float">
            <text:p>0.0381927</text:p>
          </table:table-cell>
          <table:table-cell office:value-type="float" office:value="244.962" calcext:value-type="float">
            <text:p>244.962</text:p>
          </table:table-cell>
          <table:table-cell office:value-type="float" office:value="0.554565" calcext:value-type="float">
            <text:p>0.554565</text:p>
          </table:table-cell>
          <table:table-cell office:value-type="float" office:value="245" calcext:value-type="float">
            <text:p>245</text:p>
          </table:table-cell>
          <table:table-cell office:value-type="float" office:value="0.54151" calcext:value-type="float">
            <text:p>0.54151</text:p>
          </table:table-cell>
          <table:table-cell office:value-type="float" office:value="0.0035073" calcext:value-type="float">
            <text:p>0.0035073</text:p>
          </table:table-cell>
        </table:table-row>
        <table:table-row table:style-name="ro1">
          <table:table-cell office:value-type="float" office:value="97.1816" calcext:value-type="float">
            <text:p>97.1816</text:p>
          </table:table-cell>
          <table:table-cell office:value-type="float" office:value="0.0395813" calcext:value-type="float">
            <text:p>0.0395813</text:p>
          </table:table-cell>
          <table:table-cell office:value-type="float" office:value="244.96" calcext:value-type="float">
            <text:p>244.96</text:p>
          </table:table-cell>
          <table:table-cell office:value-type="float" office:value="0.557042" calcext:value-type="float">
            <text:p>0.557042</text:p>
          </table:table-cell>
          <table:table-cell office:value-type="float" office:value="245" calcext:value-type="float">
            <text:p>245</text:p>
          </table:table-cell>
          <table:table-cell office:value-type="float" office:value="0.541707" calcext:value-type="float">
            <text:p>0.541707</text:p>
          </table:table-cell>
          <table:table-cell office:value-type="float" office:value="0.00543936" calcext:value-type="float">
            <text:p>0.00543936</text:p>
          </table:table-cell>
        </table:table-row>
        <table:table-row table:style-name="ro1">
          <table:table-cell office:value-type="float" office:value="97.2981" calcext:value-type="float">
            <text:p>97.2981</text:p>
          </table:table-cell>
          <table:table-cell office:value-type="float" office:value="0.0416718" calcext:value-type="float">
            <text:p>0.0416718</text:p>
          </table:table-cell>
          <table:table-cell office:value-type="float" office:value="244.958" calcext:value-type="float">
            <text:p>244.958</text:p>
          </table:table-cell>
          <table:table-cell office:value-type="float" office:value="0.560378" calcext:value-type="float">
            <text:p>0.560378</text:p>
          </table:table-cell>
          <table:table-cell office:value-type="float" office:value="245" calcext:value-type="float">
            <text:p>245</text:p>
          </table:table-cell>
          <table:table-cell office:value-type="float" office:value="0.541943" calcext:value-type="float">
            <text:p>0.541943</text:p>
          </table:table-cell>
          <table:table-cell office:value-type="float" office:value="0.00801682" calcext:value-type="float">
            <text:p>0.00801682</text:p>
          </table:table-cell>
        </table:table-row>
        <table:table-row table:style-name="ro1">
          <table:table-cell office:value-type="float" office:value="97.431" calcext:value-type="float">
            <text:p>97.431</text:p>
          </table:table-cell>
          <table:table-cell office:value-type="float" office:value="0.0448914" calcext:value-type="float">
            <text:p>0.0448914</text:p>
          </table:table-cell>
          <table:table-cell office:value-type="float" office:value="244.955" calcext:value-type="float">
            <text:p>244.955</text:p>
          </table:table-cell>
          <table:table-cell office:value-type="float" office:value="0.565223" calcext:value-type="float">
            <text:p>0.565223</text:p>
          </table:table-cell>
          <table:table-cell office:value-type="float" office:value="245" calcext:value-type="float">
            <text:p>245</text:p>
          </table:table-cell>
          <table:table-cell office:value-type="float" office:value="0.542231" calcext:value-type="float">
            <text:p>0.542231</text:p>
          </table:table-cell>
          <table:table-cell office:value-type="float" office:value="0.01177" calcext:value-type="float">
            <text:p>0.01177</text:p>
          </table:table-cell>
        </table:table-row>
        <table:table-row table:style-name="ro1">
          <table:table-cell office:value-type="float" office:value="97.5627" calcext:value-type="float">
            <text:p>97.5627</text:p>
          </table:table-cell>
          <table:table-cell office:value-type="float" office:value="0.048996" calcext:value-type="float">
            <text:p>0.048996</text:p>
          </table:table-cell>
          <table:table-cell office:value-type="float" office:value="244.951" calcext:value-type="float">
            <text:p>244.951</text:p>
          </table:table-cell>
          <table:table-cell office:value-type="float" office:value="0.570627" calcext:value-type="float">
            <text:p>0.570627</text:p>
          </table:table-cell>
          <table:table-cell office:value-type="float" office:value="245" calcext:value-type="float">
            <text:p>245</text:p>
          </table:table-cell>
          <table:table-cell office:value-type="float" office:value="0.542539" calcext:value-type="float">
            <text:p>0.542539</text:p>
          </table:table-cell>
          <table:table-cell office:value-type="float" office:value="0.0158389" calcext:value-type="float">
            <text:p>0.0158389</text:p>
          </table:table-cell>
        </table:table-row>
        <table:table-row table:style-name="ro1">
          <table:table-cell office:value-type="float" office:value="97.6932" calcext:value-type="float">
            <text:p>97.6932</text:p>
          </table:table-cell>
          <table:table-cell office:value-type="float" office:value="0.0540009" calcext:value-type="float">
            <text:p>0.0540009</text:p>
          </table:table-cell>
          <table:table-cell office:value-type="float" office:value="244.946" calcext:value-type="float">
            <text:p>244.946</text:p>
          </table:table-cell>
          <table:table-cell office:value-type="float" office:value="0.576571" calcext:value-type="float">
            <text:p>0.576571</text:p>
          </table:table-cell>
          <table:table-cell office:value-type="float" office:value="245" calcext:value-type="float">
            <text:p>245</text:p>
          </table:table-cell>
          <table:table-cell office:value-type="float" office:value="0.542875" calcext:value-type="float">
            <text:p>0.542875</text:p>
          </table:table-cell>
          <table:table-cell office:value-type="float" office:value="0.0201953" calcext:value-type="float">
            <text:p>0.0201953</text:p>
          </table:table-cell>
        </table:table-row>
        <table:table-row table:style-name="ro1">
          <table:table-cell office:value-type="float" office:value="97.822" calcext:value-type="float">
            <text:p>97.822</text:p>
          </table:table-cell>
          <table:table-cell office:value-type="float" office:value="0.059967" calcext:value-type="float">
            <text:p>0.059967</text:p>
          </table:table-cell>
          <table:table-cell office:value-type="float" office:value="244.94" calcext:value-type="float">
            <text:p>244.94</text:p>
          </table:table-cell>
          <table:table-cell office:value-type="float" office:value="0.583025" calcext:value-type="float">
            <text:p>0.583025</text:p>
          </table:table-cell>
          <table:table-cell office:value-type="float" office:value="245" calcext:value-type="float">
            <text:p>245</text:p>
          </table:table-cell>
          <table:table-cell office:value-type="float" office:value="0.543241" calcext:value-type="float">
            <text:p>0.543241</text:p>
          </table:table-cell>
          <table:table-cell office:value-type="float" office:value="0.0247922" calcext:value-type="float">
            <text:p>0.0247922</text:p>
          </table:table-cell>
        </table:table-row>
        <table:table-row table:style-name="ro1">
          <table:table-cell office:value-type="float" office:value="97.9377" calcext:value-type="float">
            <text:p>97.9377</text:p>
          </table:table-cell>
          <table:table-cell office:value-type="float" office:value="0.0661469" calcext:value-type="float">
            <text:p>0.0661469</text:p>
          </table:table-cell>
          <table:table-cell office:value-type="float" office:value="244.934" calcext:value-type="float">
            <text:p>244.934</text:p>
          </table:table-cell>
          <table:table-cell office:value-type="float" office:value="0.587635" calcext:value-type="float">
            <text:p>0.587635</text:p>
          </table:table-cell>
          <table:table-cell office:value-type="float" office:value="245" calcext:value-type="float">
            <text:p>245</text:p>
          </table:table-cell>
          <table:table-cell office:value-type="float" office:value="0.543606" calcext:value-type="float">
            <text:p>0.543606</text:p>
          </table:table-cell>
          <table:table-cell office:value-type="float" office:value="0.0274928" calcext:value-type="float">
            <text:p>0.0274928</text:p>
          </table:table-cell>
        </table:table-row>
        <table:table-row table:style-name="ro1">
          <table:table-cell office:value-type="float" office:value="98.0687" calcext:value-type="float">
            <text:p>98.0687</text:p>
          </table:table-cell>
          <table:table-cell office:value-type="float" office:value="0.0744019" calcext:value-type="float">
            <text:p>0.0744019</text:p>
          </table:table-cell>
          <table:table-cell office:value-type="float" office:value="244.926" calcext:value-type="float">
            <text:p>244.926</text:p>
          </table:table-cell>
          <table:table-cell office:value-type="float" office:value="0.596631" calcext:value-type="float">
            <text:p>0.596631</text:p>
          </table:table-cell>
          <table:table-cell office:value-type="float" office:value="245" calcext:value-type="float">
            <text:p>245</text:p>
          </table:table-cell>
          <table:table-cell office:value-type="float" office:value="0.544066" calcext:value-type="float">
            <text:p>0.544066</text:p>
          </table:table-cell>
          <table:table-cell office:value-type="float" office:value="0.0339652" calcext:value-type="float">
            <text:p>0.0339652</text:p>
          </table:table-cell>
        </table:table-row>
        <table:table-row table:style-name="ro1">
          <table:table-cell office:value-type="float" office:value="98.198" calcext:value-type="float">
            <text:p>98.198</text:p>
          </table:table-cell>
          <table:table-cell office:value-type="float" office:value="0.0837402" calcext:value-type="float">
            <text:p>0.0837402</text:p>
          </table:table-cell>
          <table:table-cell office:value-type="float" office:value="244.916" calcext:value-type="float">
            <text:p>244.916</text:p>
          </table:table-cell>
          <table:table-cell office:value-type="float" office:value="0.605535" calcext:value-type="float">
            <text:p>0.605535</text:p>
          </table:table-cell>
          <table:table-cell office:value-type="float" office:value="245" calcext:value-type="float">
            <text:p>245</text:p>
          </table:table-cell>
          <table:table-cell office:value-type="float" office:value="0.544576" calcext:value-type="float">
            <text:p>0.544576</text:p>
          </table:table-cell>
          <table:table-cell office:value-type="float" office:value="0.040024" calcext:value-type="float">
            <text:p>0.040024</text:p>
          </table:table-cell>
        </table:table-row>
        <table:table-row table:style-name="ro1">
          <table:table-cell office:value-type="float" office:value="98.299" calcext:value-type="float">
            <text:p>98.299</text:p>
          </table:table-cell>
          <table:table-cell office:value-type="float" office:value="0.0920258" calcext:value-type="float">
            <text:p>0.0920258</text:p>
          </table:table-cell>
          <table:table-cell office:value-type="float" office:value="244.908" calcext:value-type="float">
            <text:p>244.908</text:p>
          </table:table-cell>
          <table:table-cell office:value-type="float" office:value="0.608952" calcext:value-type="float">
            <text:p>0.608952</text:p>
          </table:table-cell>
          <table:table-cell office:value-type="float" office:value="245" calcext:value-type="float">
            <text:p>245</text:p>
          </table:table-cell>
          <table:table-cell office:value-type="float" office:value="0.545019" calcext:value-type="float">
            <text:p>0.545019</text:p>
          </table:table-cell>
          <table:table-cell office:value-type="float" office:value="0.0409263" calcext:value-type="float">
            <text:p>0.0409263</text:p>
          </table:table-cell>
        </table:table-row>
        <table:table-row table:style-name="ro1">
          <table:table-cell office:value-type="float" office:value="98.4017" calcext:value-type="float">
            <text:p>98.4017</text:p>
          </table:table-cell>
          <table:table-cell office:value-type="float" office:value="0.101257" calcext:value-type="float">
            <text:p>0.101257</text:p>
          </table:table-cell>
          <table:table-cell office:value-type="float" office:value="244.899" calcext:value-type="float">
            <text:p>244.899</text:p>
          </table:table-cell>
          <table:table-cell office:value-type="float" office:value="0.614672" calcext:value-type="float">
            <text:p>0.614672</text:p>
          </table:table-cell>
          <table:table-cell office:value-type="float" office:value="245" calcext:value-type="float">
            <text:p>245</text:p>
          </table:table-cell>
          <table:table-cell office:value-type="float" office:value="0.545516" calcext:value-type="float">
            <text:p>0.545516</text:p>
          </table:table-cell>
          <table:table-cell office:value-type="float" office:value="0.0438418" calcext:value-type="float">
            <text:p>0.0438418</text:p>
          </table:table-cell>
        </table:table-row>
        <table:table-row table:style-name="ro1">
          <table:table-cell office:value-type="float" office:value="98.5029" calcext:value-type="float">
            <text:p>98.5029</text:p>
          </table:table-cell>
          <table:table-cell office:value-type="float" office:value="0.111237" calcext:value-type="float">
            <text:p>0.111237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621111" calcext:value-type="float">
            <text:p>0.621111</text:p>
          </table:table-cell>
          <table:table-cell office:value-type="float" office:value="245" calcext:value-type="float">
            <text:p>245</text:p>
          </table:table-cell>
          <table:table-cell office:value-type="float" office:value="0.546053" calcext:value-type="float">
            <text:p>0.546053</text:p>
          </table:table-cell>
          <table:table-cell office:value-type="float" office:value="0.0472492" calcext:value-type="float">
            <text:p>0.0472492</text:p>
          </table:table-cell>
        </table:table-row>
        <table:table-row table:style-name="ro1">
          <table:table-cell office:value-type="float" office:value="98.6176" calcext:value-type="float">
            <text:p>98.6176</text:p>
          </table:table-cell>
          <table:table-cell office:value-type="float" office:value="0.123581" calcext:value-type="float">
            <text:p>0.123581</text:p>
          </table:table-cell>
          <table:table-cell office:value-type="float" office:value="244.876" calcext:value-type="float">
            <text:p>244.876</text:p>
          </table:table-cell>
          <table:table-cell office:value-type="float" office:value="0.632511" calcext:value-type="float">
            <text:p>0.632511</text:p>
          </table:table-cell>
          <table:table-cell office:value-type="float" office:value="245" calcext:value-type="float">
            <text:p>245</text:p>
          </table:table-cell>
          <table:table-cell office:value-type="float" office:value="0.546726" calcext:value-type="float">
            <text:p>0.546726</text:p>
          </table:table-cell>
          <table:table-cell office:value-type="float" office:value="0.0548898" calcext:value-type="float">
            <text:p>0.0548898</text:p>
          </table:table-cell>
        </table:table-row>
        <table:table-row table:style-name="ro1">
          <table:table-cell office:value-type="float" office:value="98.7469" calcext:value-type="float">
            <text:p>98.7469</text:p>
          </table:table-cell>
          <table:table-cell office:value-type="float" office:value="0.138794" calcext:value-type="float">
            <text:p>0.138794</text:p>
          </table:table-cell>
          <table:table-cell office:value-type="float" office:value="244.861" calcext:value-type="float">
            <text:p>244.861</text:p>
          </table:table-cell>
          <table:table-cell office:value-type="float" office:value="0.647166" calcext:value-type="float">
            <text:p>0.647166</text:p>
          </table:table-cell>
          <table:table-cell office:value-type="float" office:value="245" calcext:value-type="float">
            <text:p>245</text:p>
          </table:table-cell>
          <table:table-cell office:value-type="float" office:value="0.547574" calcext:value-type="float">
            <text:p>0.547574</text:p>
          </table:table-cell>
          <table:table-cell office:value-type="float" office:value="0.0648936" calcext:value-type="float">
            <text:p>0.0648936</text:p>
          </table:table-cell>
        </table:table-row>
        <table:table-row table:style-name="ro1">
          <table:table-cell office:value-type="float" office:value="98.8497" calcext:value-type="float">
            <text:p>98.8497</text:p>
          </table:table-cell>
          <table:table-cell office:value-type="float" office:value="0.151978" calcext:value-type="float">
            <text:p>0.151978</text:p>
          </table:table-cell>
          <table:table-cell office:value-type="float" office:value="244.848" calcext:value-type="float">
            <text:p>244.848</text:p>
          </table:table-cell>
          <table:table-cell office:value-type="float" office:value="0.651864" calcext:value-type="float">
            <text:p>0.651864</text:p>
          </table:table-cell>
          <table:table-cell office:value-type="float" office:value="245" calcext:value-type="float">
            <text:p>245</text:p>
          </table:table-cell>
          <table:table-cell office:value-type="float" office:value="0.548321" calcext:value-type="float">
            <text:p>0.548321</text:p>
          </table:table-cell>
          <table:table-cell office:value-type="float" office:value="0.0655495" calcext:value-type="float">
            <text:p>0.0655495</text:p>
          </table:table-cell>
        </table:table-row>
        <table:table-row table:style-name="ro1">
          <table:table-cell office:value-type="float" office:value="98.9882" calcext:value-type="float">
            <text:p>98.9882</text:p>
          </table:table-cell>
          <table:table-cell office:value-type="float" office:value="0.171219" calcext:value-type="float">
            <text:p>0.171219</text:p>
          </table:table-cell>
          <table:table-cell office:value-type="float" office:value="244.829" calcext:value-type="float">
            <text:p>244.829</text:p>
          </table:table-cell>
          <table:table-cell office:value-type="float" office:value="0.671457" calcext:value-type="float">
            <text:p>0.671457</text:p>
          </table:table-cell>
          <table:table-cell office:value-type="float" office:value="245" calcext:value-type="float">
            <text:p>245</text:p>
          </table:table-cell>
          <table:table-cell office:value-type="float" office:value="0.549438" calcext:value-type="float">
            <text:p>0.549438</text:p>
          </table:table-cell>
          <table:table-cell office:value-type="float" office:value="0.0792136" calcext:value-type="float">
            <text:p>0.0792136</text:p>
          </table:table-cell>
        </table:table-row>
        <table:table-row table:style-name="ro1">
          <table:table-cell office:value-type="float" office:value="99.099" calcext:value-type="float">
            <text:p>99.099</text:p>
          </table:table-cell>
          <table:table-cell office:value-type="float" office:value="0.187775" calcext:value-type="float">
            <text:p>0.187775</text:p>
          </table:table-cell>
          <table:table-cell office:value-type="float" office:value="244.812" calcext:value-type="float">
            <text:p>244.812</text:p>
          </table:table-cell>
          <table:table-cell office:value-type="float" office:value="0.678279" calcext:value-type="float">
            <text:p>0.678279</text:p>
          </table:table-cell>
          <table:table-cell office:value-type="float" office:value="245" calcext:value-type="float">
            <text:p>245</text:p>
          </table:table-cell>
          <table:table-cell office:value-type="float" office:value="0.550433" calcext:value-type="float">
            <text:p>0.550433</text:p>
          </table:table-cell>
          <table:table-cell office:value-type="float" office:value="0.0809029" calcext:value-type="float">
            <text:p>0.0809029</text:p>
          </table:table-cell>
        </table:table-row>
        <table:table-row table:style-name="ro1">
          <table:table-cell office:value-type="float" office:value="99.2167" calcext:value-type="float">
            <text:p>99.2167</text:p>
          </table:table-cell>
          <table:table-cell office:value-type="float" office:value="0.206284" calcext:value-type="float">
            <text:p>0.206284</text:p>
          </table:table-cell>
          <table:table-cell office:value-type="float" office:value="244.794" calcext:value-type="float">
            <text:p>244.794</text:p>
          </table:table-cell>
          <table:table-cell office:value-type="float" office:value="0.687889" calcext:value-type="float">
            <text:p>0.687889</text:p>
          </table:table-cell>
          <table:table-cell office:value-type="float" office:value="245" calcext:value-type="float">
            <text:p>245</text:p>
          </table:table-cell>
          <table:table-cell office:value-type="float" office:value="0.551592" calcext:value-type="float">
            <text:p>0.551592</text:p>
          </table:table-cell>
          <table:table-cell office:value-type="float" office:value="0.0847264" calcext:value-type="float">
            <text:p>0.0847264</text:p>
          </table:table-cell>
        </table:table-row>
        <table:table-row table:style-name="ro1">
          <table:table-cell office:value-type="float" office:value="99.3474" calcext:value-type="float">
            <text:p>99.3474</text:p>
          </table:table-cell>
          <table:table-cell office:value-type="float" office:value="0.227859" calcext:value-type="float">
            <text:p>0.227859</text:p>
          </table:table-cell>
          <table:table-cell office:value-type="float" office:value="244.772" calcext:value-type="float">
            <text:p>244.772</text:p>
          </table:table-cell>
          <table:table-cell office:value-type="float" office:value="0.705443" calcext:value-type="float">
            <text:p>0.705443</text:p>
          </table:table-cell>
          <table:table-cell office:value-type="float" office:value="245" calcext:value-type="float">
            <text:p>245</text:p>
          </table:table-cell>
          <table:table-cell office:value-type="float" office:value="0.553011" calcext:value-type="float">
            <text:p>0.553011</text:p>
          </table:table-cell>
          <table:table-cell office:value-type="float" office:value="0.0954676" calcext:value-type="float">
            <text:p>0.0954676</text:p>
          </table:table-cell>
        </table:table-row>
        <table:table-row table:style-name="ro1">
          <table:table-cell office:value-type="float" office:value="99.4749" calcext:value-type="float">
            <text:p>99.4749</text:p>
          </table:table-cell>
          <table:table-cell office:value-type="float" office:value="0.24968" calcext:value-type="float">
            <text:p>0.24968</text:p>
          </table:table-cell>
          <table:table-cell office:value-type="float" office:value="244.75" calcext:value-type="float">
            <text:p>244.75</text:p>
          </table:table-cell>
          <table:table-cell office:value-type="float" office:value="0.718824" calcext:value-type="float">
            <text:p>0.718824</text:p>
          </table:table-cell>
          <table:table-cell office:value-type="float" office:value="245" calcext:value-type="float">
            <text:p>245</text:p>
          </table:table-cell>
          <table:table-cell office:value-type="float" office:value="0.554532" calcext:value-type="float">
            <text:p>0.554532</text:p>
          </table:table-cell>
          <table:table-cell office:value-type="float" office:value="0.101872" calcext:value-type="float">
            <text:p>0.101872</text:p>
          </table:table-cell>
        </table:table-row>
        <table:table-row table:style-name="ro1">
          <table:table-cell office:value-type="float" office:value="99.6028" calcext:value-type="float">
            <text:p>99.6028</text:p>
          </table:table-cell>
          <table:table-cell office:value-type="float" office:value="0.272156" calcext:value-type="float">
            <text:p>0.272156</text:p>
          </table:table-cell>
          <table:table-cell office:value-type="float" office:value="244.728" calcext:value-type="float">
            <text:p>244.728</text:p>
          </table:table-cell>
          <table:table-cell office:value-type="float" office:value="0.731065" calcext:value-type="float">
            <text:p>0.731065</text:p>
          </table:table-cell>
          <table:table-cell office:value-type="float" office:value="245" calcext:value-type="float">
            <text:p>245</text:p>
          </table:table-cell>
          <table:table-cell office:value-type="float" office:value="0.556201" calcext:value-type="float">
            <text:p>0.556201</text:p>
          </table:table-cell>
          <table:table-cell office:value-type="float" office:value="0.106826" calcext:value-type="float">
            <text:p>0.106826</text:p>
          </table:table-cell>
        </table:table-row>
        <table:table-row table:style-name="ro1">
          <table:table-cell office:value-type="float" office:value="99.7285" calcext:value-type="float">
            <text:p>99.7285</text:p>
          </table:table-cell>
          <table:table-cell office:value-type="float" office:value="0.294586" calcext:value-type="float">
            <text:p>0.294586</text:p>
          </table:table-cell>
          <table:table-cell office:value-type="float" office:value="244.705" calcext:value-type="float">
            <text:p>244.705</text:p>
          </table:table-cell>
          <table:table-cell office:value-type="float" office:value="0.740891" calcext:value-type="float">
            <text:p>0.740891</text:p>
          </table:table-cell>
          <table:table-cell office:value-type="float" office:value="245" calcext:value-type="float">
            <text:p>245</text:p>
          </table:table-cell>
          <table:table-cell office:value-type="float" office:value="0.557982" calcext:value-type="float">
            <text:p>0.557982</text:p>
          </table:table-cell>
          <table:table-cell office:value-type="float" office:value="0.109262" calcext:value-type="float">
            <text:p>0.109262</text:p>
          </table:table-cell>
        </table:table-row>
        <table:table-row table:style-name="ro1">
          <table:table-cell office:value-type="float" office:value="99.856" calcext:value-type="float">
            <text:p>99.856</text:p>
          </table:table-cell>
          <table:table-cell office:value-type="float" office:value="0.317413" calcext:value-type="float">
            <text:p>0.317413</text:p>
          </table:table-cell>
          <table:table-cell office:value-type="float" office:value="244.683" calcext:value-type="float">
            <text:p>244.683</text:p>
          </table:table-cell>
          <table:table-cell office:value-type="float" office:value="0.750866" calcext:value-type="float">
            <text:p>0.750866</text:p>
          </table:table-cell>
          <table:table-cell office:value-type="float" office:value="245" calcext:value-type="float">
            <text:p>245</text:p>
          </table:table-cell>
          <table:table-cell office:value-type="float" office:value="0.559932" calcext:value-type="float">
            <text:p>0.559932</text:p>
          </table:table-cell>
          <table:table-cell office:value-type="float" office:value="0.111581" calcext:value-type="float">
            <text:p>0.111581</text:p>
          </table:table-cell>
        </table:table-row>
        <table:table-row table:style-name="ro1">
          <table:table-cell office:value-type="float" office:value="99.9827" calcext:value-type="float">
            <text:p>99.9827</text:p>
          </table:table-cell>
          <table:table-cell office:value-type="float" office:value="0.340179" calcext:value-type="float">
            <text:p>0.340179</text:p>
          </table:table-cell>
          <table:table-cell office:value-type="float" office:value="244.66" calcext:value-type="float">
            <text:p>244.66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245" calcext:value-type="float">
            <text:p>245</text:p>
          </table:table-cell>
          <table:table-cell office:value-type="float" office:value="0.562015" calcext:value-type="float">
            <text:p>0.562015</text:p>
          </table:table-cell>
          <table:table-cell office:value-type="float" office:value="0.112652" calcext:value-type="float">
            <text:p>0.112652</text:p>
          </table:table-cell>
        </table:table-row>
        <table:table-row table:style-name="ro1">
          <table:table-cell office:value-type="float" office:value="100.109" calcext:value-type="float">
            <text:p>100.109</text:p>
          </table:table-cell>
          <table:table-cell office:value-type="float" office:value="0.362793" calcext:value-type="float">
            <text:p>0.362793</text:p>
          </table:table-cell>
          <table:table-cell office:value-type="float" office:value="244.637" calcext:value-type="float">
            <text:p>244.637</text:p>
          </table:table-cell>
          <table:table-cell office:value-type="float" office:value="0.767741" calcext:value-type="float">
            <text:p>0.767741</text:p>
          </table:table-cell>
          <table:table-cell office:value-type="float" office:value="245" calcext:value-type="float">
            <text:p>245</text:p>
          </table:table-cell>
          <table:table-cell office:value-type="float" office:value="0.564229" calcext:value-type="float">
            <text:p>0.564229</text:p>
          </table:table-cell>
          <table:table-cell office:value-type="float" office:value="0.112814" calcext:value-type="float">
            <text:p>0.112814</text:p>
          </table:table-cell>
        </table:table-row>
        <table:table-row table:style-name="ro1">
          <table:table-cell office:value-type="float" office:value="100.239" calcext:value-type="float">
            <text:p>100.239</text:p>
          </table:table-cell>
          <table:table-cell office:value-type="float" office:value="0.385773" calcext:value-type="float">
            <text:p>0.385773</text:p>
          </table:table-cell>
          <table:table-cell office:value-type="float" office:value="244.614" calcext:value-type="float">
            <text:p>244.614</text:p>
          </table:table-cell>
          <table:table-cell office:value-type="float" office:value="0.77691" calcext:value-type="float">
            <text:p>0.77691</text:p>
          </table:table-cell>
          <table:table-cell office:value-type="float" office:value="245" calcext:value-type="float">
            <text:p>245</text:p>
          </table:table-cell>
          <table:table-cell office:value-type="float" office:value="0.566671" calcext:value-type="float">
            <text:p>0.566671</text:p>
          </table:table-cell>
          <table:table-cell office:value-type="float" office:value="0.113795" calcext:value-type="float">
            <text:p>0.113795</text:p>
          </table:table-cell>
        </table:table-row>
        <table:table-row table:style-name="ro1">
          <table:table-cell office:value-type="float" office:value="100.356" calcext:value-type="float">
            <text:p>100.356</text:p>
          </table:table-cell>
          <table:table-cell office:value-type="float" office:value="0.405945" calcext:value-type="float">
            <text:p>0.405945</text:p>
          </table:table-cell>
          <table:table-cell office:value-type="float" office:value="244.594" calcext:value-type="float">
            <text:p>244.59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245" calcext:value-type="float">
            <text:p>245</text:p>
          </table:table-cell>
          <table:table-cell office:value-type="float" office:value="0.568981" calcext:value-type="float">
            <text:p>0.568981</text:p>
          </table:table-cell>
          <table:table-cell office:value-type="float" office:value="0.105036" calcext:value-type="float">
            <text:p>0.105036</text:p>
          </table:table-cell>
        </table:table-row>
        <table:table-row table:style-name="ro1">
          <table:table-cell office:value-type="float" office:value="100.479" calcext:value-type="float">
            <text:p>100.479</text:p>
          </table:table-cell>
          <table:table-cell office:value-type="float" office:value="0.426712" calcext:value-type="float">
            <text:p>0.426712</text:p>
          </table:table-cell>
          <table:table-cell office:value-type="float" office:value="244.573" calcext:value-type="float">
            <text:p>244.573</text:p>
          </table:table-cell>
          <table:table-cell office:value-type="float" office:value="0.782975" calcext:value-type="float">
            <text:p>0.782975</text:p>
          </table:table-cell>
          <table:table-cell office:value-type="float" office:value="245" calcext:value-type="float">
            <text:p>245</text:p>
          </table:table-cell>
          <table:table-cell office:value-type="float" office:value="0.571545" calcext:value-type="float">
            <text:p>0.571545</text:p>
          </table:table-cell>
          <table:table-cell office:value-type="float" office:value="0.104751" calcext:value-type="float">
            <text:p>0.104751</text:p>
          </table:table-cell>
        </table:table-row>
        <table:table-row table:style-name="ro1">
          <table:table-cell office:value-type="float" office:value="100.612" calcext:value-type="float">
            <text:p>100.612</text:p>
          </table:table-cell>
          <table:table-cell office:value-type="float" office:value="0.448288" calcext:value-type="float">
            <text:p>0.448288</text:p>
          </table:table-cell>
          <table:table-cell office:value-type="float" office:value="244.552" calcext:value-type="float">
            <text:p>244.552</text:p>
          </table:table-cell>
          <table:table-cell office:value-type="float" office:value="0.792386" calcext:value-type="float">
            <text:p>0.792386</text:p>
          </table:table-cell>
          <table:table-cell office:value-type="float" office:value="245" calcext:value-type="float">
            <text:p>245</text:p>
          </table:table-cell>
          <table:table-cell office:value-type="float" office:value="0.574446" calcext:value-type="float">
            <text:p>0.574446</text:p>
          </table:table-cell>
          <table:table-cell office:value-type="float" office:value="0.105868" calcext:value-type="float">
            <text:p>0.105868</text:p>
          </table:table-cell>
        </table:table-row>
        <table:table-row table:style-name="ro1">
          <table:table-cell office:value-type="float" office:value="100.742" calcext:value-type="float">
            <text:p>100.742</text:p>
          </table:table-cell>
          <table:table-cell office:value-type="float" office:value="0.468826" calcext:value-type="float">
            <text:p>0.468826</text:p>
          </table:table-cell>
          <table:table-cell office:value-type="float" office:value="244.531" calcext:value-type="float">
            <text:p>244.531</text:p>
          </table:table-cell>
          <table:table-cell office:value-type="float" office:value="0.799011" calcext:value-type="float">
            <text:p>0.799011</text:p>
          </table:table-cell>
          <table:table-cell office:value-type="float" office:value="245" calcext:value-type="float">
            <text:p>245</text:p>
          </table:table-cell>
          <table:table-cell office:value-type="float" office:value="0.577441" calcext:value-type="float">
            <text:p>0.577441</text:p>
          </table:table-cell>
          <table:table-cell office:value-type="float" office:value="0.104364" calcext:value-type="float">
            <text:p>0.104364</text:p>
          </table:table-cell>
        </table:table-row>
        <table:table-row table:style-name="ro1">
          <table:table-cell office:value-type="float" office:value="100.857" calcext:value-type="float">
            <text:p>100.857</text:p>
          </table:table-cell>
          <table:table-cell office:value-type="float" office:value="0.486053" calcext:value-type="float">
            <text:p>0.486053</text:p>
          </table:table-cell>
          <table:table-cell office:value-type="float" office:value="244.514" calcext:value-type="float">
            <text:p>244.514</text:p>
          </table:table-cell>
          <table:table-cell office:value-type="float" office:value="0.796986" calcext:value-type="float">
            <text:p>0.796986</text:p>
          </table:table-cell>
          <table:table-cell office:value-type="float" office:value="245" calcext:value-type="float">
            <text:p>245</text:p>
          </table:table-cell>
          <table:table-cell office:value-type="float" office:value="0.580192" calcext:value-type="float">
            <text:p>0.580192</text:p>
          </table:table-cell>
          <table:table-cell office:value-type="float" office:value="0.0952808" calcext:value-type="float">
            <text:p>0.0952808</text:p>
          </table:table-cell>
        </table:table-row>
        <table:table-row table:style-name="ro1">
          <table:table-cell office:value-type="float" office:value="100.973" calcext:value-type="float">
            <text:p>100.973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244.498" calcext:value-type="float">
            <text:p>244.498</text:p>
          </table:table-cell>
          <table:table-cell office:value-type="float" office:value="0.795237" calcext:value-type="float">
            <text:p>0.795237</text:p>
          </table:table-cell>
          <table:table-cell office:value-type="float" office:value="245" calcext:value-type="float">
            <text:p>245</text:p>
          </table:table-cell>
          <table:table-cell office:value-type="float" office:value="0.583052" calcext:value-type="float">
            <text:p>0.583052</text:p>
          </table:table-cell>
          <table:table-cell office:value-type="float" office:value="0.0865821" calcext:value-type="float">
            <text:p>0.0865821</text:p>
          </table:table-cell>
        </table:table-row>
        <table:table-row table:style-name="ro1">
          <table:table-cell office:value-type="float" office:value="101.088" calcext:value-type="float">
            <text:p>101.088</text:p>
          </table:table-cell>
          <table:table-cell office:value-type="float" office:value="0.517929" calcext:value-type="float">
            <text:p>0.517929</text:p>
          </table:table-cell>
          <table:table-cell office:value-type="float" office:value="244.482" calcext:value-type="float">
            <text:p>244.482</text:p>
          </table:table-cell>
          <table:table-cell office:value-type="float" office:value="0.79772" calcext:value-type="float">
            <text:p>0.79772</text:p>
          </table:table-cell>
          <table:table-cell office:value-type="float" office:value="245" calcext:value-type="float">
            <text:p>245</text:p>
          </table:table-cell>
          <table:table-cell office:value-type="float" office:value="0.585983" calcext:value-type="float">
            <text:p>0.585983</text:p>
          </table:table-cell>
          <table:table-cell office:value-type="float" office:value="0.0822555" calcext:value-type="float">
            <text:p>0.0822555</text:p>
          </table:table-cell>
        </table:table-row>
        <table:table-row table:style-name="ro1">
          <table:table-cell office:value-type="float" office:value="101.206" calcext:value-type="float">
            <text:p>101.206</text:p>
          </table:table-cell>
          <table:table-cell office:value-type="float" office:value="0.5327" calcext:value-type="float">
            <text:p>0.5327</text:p>
          </table:table-cell>
          <table:table-cell office:value-type="float" office:value="244.467" calcext:value-type="float">
            <text:p>244.467</text:p>
          </table:table-cell>
          <table:table-cell office:value-type="float" office:value="0.800515" calcext:value-type="float">
            <text:p>0.800515</text:p>
          </table:table-cell>
          <table:table-cell office:value-type="float" office:value="245" calcext:value-type="float">
            <text:p>245</text:p>
          </table:table-cell>
          <table:table-cell office:value-type="float" office:value="0.589071" calcext:value-type="float">
            <text:p>0.589071</text:p>
          </table:table-cell>
          <table:table-cell office:value-type="float" office:value="0.0782694" calcext:value-type="float">
            <text:p>0.0782694</text:p>
          </table:table-cell>
        </table:table-row>
        <table:table-row table:style-name="ro1">
          <table:table-cell office:value-type="float" office:value="101.332" calcext:value-type="float">
            <text:p>101.332</text:p>
          </table:table-cell>
          <table:table-cell office:value-type="float" office:value="0.547516" calcext:value-type="float">
            <text:p>0.547516</text:p>
          </table:table-cell>
          <table:table-cell office:value-type="float" office:value="244.452" calcext:value-type="float">
            <text:p>244.452</text:p>
          </table:table-cell>
          <table:table-cell office:value-type="float" office:value="0.80558" calcext:value-type="float">
            <text:p>0.80558</text:p>
          </table:table-cell>
          <table:table-cell office:value-type="float" office:value="245" calcext:value-type="float">
            <text:p>245</text:p>
          </table:table-cell>
          <table:table-cell office:value-type="float" office:value="0.59248" calcext:value-type="float">
            <text:p>0.59248</text:p>
          </table:table-cell>
          <table:table-cell office:value-type="float" office:value="0.0762208" calcext:value-type="float">
            <text:p>0.0762208</text:p>
          </table:table-cell>
        </table:table-row>
        <table:table-row table:style-name="ro1">
          <table:table-cell office:value-type="float" office:value="101.459" calcext:value-type="float">
            <text:p>101.459</text:p>
          </table:table-cell>
          <table:table-cell office:value-type="float" office:value="0.561249" calcext:value-type="float">
            <text:p>0.561249</text:p>
          </table:table-cell>
          <table:table-cell office:value-type="float" office:value="244.439" calcext:value-type="float">
            <text:p>244.439</text:p>
          </table:table-cell>
          <table:table-cell office:value-type="float" office:value="0.808896" calcext:value-type="float">
            <text:p>0.808896</text:p>
          </table:table-cell>
          <table:table-cell office:value-type="float" office:value="245" calcext:value-type="float">
            <text:p>245</text:p>
          </table:table-cell>
          <table:table-cell office:value-type="float" office:value="0.596003" calcext:value-type="float">
            <text:p>0.596003</text:p>
          </table:table-cell>
          <table:table-cell office:value-type="float" office:value="0.0725809" calcext:value-type="float">
            <text:p>0.0725809</text:p>
          </table:table-cell>
        </table:table-row>
        <table:table-row table:style-name="ro1">
          <table:table-cell office:value-type="float" office:value="101.572" calcext:value-type="float">
            <text:p>101.572</text:p>
          </table:table-cell>
          <table:table-cell office:value-type="float" office:value="0.572449" calcext:value-type="float">
            <text:p>0.572449</text:p>
          </table:table-cell>
          <table:table-cell office:value-type="float" office:value="244.428" calcext:value-type="float">
            <text:p>244.428</text:p>
          </table:table-cell>
          <table:table-cell office:value-type="float" office:value="0.806588" calcext:value-type="float">
            <text:p>0.806588</text:p>
          </table:table-cell>
          <table:table-cell office:value-type="float" office:value="245" calcext:value-type="float">
            <text:p>245</text:p>
          </table:table-cell>
          <table:table-cell office:value-type="float" office:value="0.599221" calcext:value-type="float">
            <text:p>0.599221</text:p>
          </table:table-cell>
          <table:table-cell office:value-type="float" office:value="0.0642558" calcext:value-type="float">
            <text:p>0.0642558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0.584015" calcext:value-type="float">
            <text:p>0.584015</text:p>
          </table:table-cell>
          <table:table-cell office:value-type="float" office:value="244.416" calcext:value-type="float">
            <text:p>244.416</text:p>
          </table:table-cell>
          <table:table-cell office:value-type="float" office:value="0.809954" calcext:value-type="float">
            <text:p>0.809954</text:p>
          </table:table-cell>
          <table:table-cell office:value-type="float" office:value="245" calcext:value-type="float">
            <text:p>245</text:p>
          </table:table-cell>
          <table:table-cell office:value-type="float" office:value="0.602898" calcext:value-type="float">
            <text:p>0.602898</text:p>
          </table:table-cell>
          <table:table-cell office:value-type="float" office:value="0.0610523" calcext:value-type="float">
            <text:p>0.0610523</text:p>
          </table:table-cell>
        </table:table-row>
        <table:table-row table:style-name="ro1">
          <table:table-cell office:value-type="float" office:value="101.825" calcext:value-type="float">
            <text:p>101.825</text:p>
          </table:table-cell>
          <table:table-cell office:value-type="float" office:value="0.594299" calcext:value-type="float">
            <text:p>0.594299</text:p>
          </table:table-cell>
          <table:table-cell office:value-type="float" office:value="244.406" calcext:value-type="float">
            <text:p>244.406</text:p>
          </table:table-cell>
          <table:table-cell office:value-type="float" office:value="0.811567" calcext:value-type="float">
            <text:p>0.811567</text:p>
          </table:table-cell>
          <table:table-cell office:value-type="float" office:value="245" calcext:value-type="float">
            <text:p>245</text:p>
          </table:table-cell>
          <table:table-cell office:value-type="float" office:value="0.606603" calcext:value-type="float">
            <text:p>0.606603</text:p>
          </table:table-cell>
          <table:table-cell office:value-type="float" office:value="0.0563891" calcext:value-type="float">
            <text:p>0.0563891</text:p>
          </table:table-cell>
        </table:table-row>
        <table:table-row table:style-name="ro1">
          <table:table-cell office:value-type="float" office:value="101.951" calcext:value-type="float">
            <text:p>101.951</text:p>
          </table:table-cell>
          <table:table-cell office:value-type="float" office:value="0.603378" calcext:value-type="float">
            <text:p>0.603378</text:p>
          </table:table-cell>
          <table:table-cell office:value-type="float" office:value="244.397" calcext:value-type="float">
            <text:p>244.397</text:p>
          </table:table-cell>
          <table:table-cell office:value-type="float" office:value="0.812283" calcext:value-type="float">
            <text:p>0.812283</text:p>
          </table:table-cell>
          <table:table-cell office:value-type="float" office:value="245" calcext:value-type="float">
            <text:p>245</text:p>
          </table:table-cell>
          <table:table-cell office:value-type="float" office:value="0.610379" calcext:value-type="float">
            <text:p>0.610379</text:p>
          </table:table-cell>
          <table:table-cell office:value-type="float" office:value="0.0510591" calcext:value-type="float">
            <text:p>0.0510591</text:p>
          </table:table-cell>
        </table:table-row>
        <table:table-row table:style-name="ro1">
          <table:table-cell office:value-type="float" office:value="102.083" calcext:value-type="float">
            <text:p>102.083</text:p>
          </table:table-cell>
          <table:table-cell office:value-type="float" office:value="0.611847" calcext:value-type="float">
            <text:p>0.611847</text:p>
          </table:table-cell>
          <table:table-cell office:value-type="float" office:value="244.388" calcext:value-type="float">
            <text:p>244.388</text:p>
          </table:table-cell>
          <table:table-cell office:value-type="float" office:value="0.814281" calcext:value-type="float">
            <text:p>0.814281</text:p>
          </table:table-cell>
          <table:table-cell office:value-type="float" office:value="245" calcext:value-type="float">
            <text:p>245</text:p>
          </table:table-cell>
          <table:table-cell office:value-type="float" office:value="0.614373" calcext:value-type="float">
            <text:p>0.614373</text:p>
          </table:table-cell>
          <table:table-cell office:value-type="float" office:value="0.0469454" calcext:value-type="float">
            <text:p>0.0469454</text:p>
          </table:table-cell>
        </table:table-row>
        <table:table-row table:style-name="ro1">
          <table:table-cell office:value-type="float" office:value="102.213" calcext:value-type="float">
            <text:p>102.213</text:p>
          </table:table-cell>
          <table:table-cell office:value-type="float" office:value="0.618988" calcext:value-type="float">
            <text:p>0.618988</text:p>
          </table:table-cell>
          <table:table-cell office:value-type="float" office:value="244.381" calcext:value-type="float">
            <text:p>244.381</text:p>
          </table:table-cell>
          <table:table-cell office:value-type="float" office:value="0.814767" calcext:value-type="float">
            <text:p>0.814767</text:p>
          </table:table-cell>
          <table:table-cell office:value-type="float" office:value="245" calcext:value-type="float">
            <text:p>245</text:p>
          </table:table-cell>
          <table:table-cell office:value-type="float" office:value="0.618385" calcext:value-type="float">
            <text:p>0.618385</text:p>
          </table:table-cell>
          <table:table-cell office:value-type="float" office:value="0.0416346" calcext:value-type="float">
            <text:p>0.0416346</text:p>
          </table:table-cell>
        </table:table-row>
        <table:table-row table:style-name="ro1">
          <table:table-cell office:value-type="float" office:value="102.33" calcext:value-type="float">
            <text:p>102.33</text:p>
          </table:table-cell>
          <table:table-cell office:value-type="float" office:value="0.624619" calcext:value-type="float">
            <text:p>0.624619</text:p>
          </table:table-cell>
          <table:table-cell office:value-type="float" office:value="244.375" calcext:value-type="float">
            <text:p>244.375</text:p>
          </table:table-cell>
          <table:table-cell office:value-type="float" office:value="0.81303" calcext:value-type="float">
            <text:p>0.81303</text:p>
          </table:table-cell>
          <table:table-cell office:value-type="float" office:value="245" calcext:value-type="float">
            <text:p>245</text:p>
          </table:table-cell>
          <table:table-cell office:value-type="float" office:value="0.622014" calcext:value-type="float">
            <text:p>0.622014</text:p>
          </table:table-cell>
          <table:table-cell office:value-type="float" office:value="0.0348619" calcext:value-type="float">
            <text:p>0.0348619</text:p>
          </table:table-cell>
        </table:table-row>
        <table:table-row table:style-name="ro1">
          <table:table-cell office:value-type="float" office:value="102.431" calcext:value-type="float">
            <text:p>102.431</text:p>
          </table:table-cell>
          <table:table-cell office:value-type="float" office:value="0.62886" calcext:value-type="float">
            <text:p>0.62886</text:p>
          </table:table-cell>
          <table:table-cell office:value-type="float" office:value="244.371" calcext:value-type="float">
            <text:p>244.371</text:p>
          </table:table-cell>
          <table:table-cell office:value-type="float" office:value="0.809634" calcext:value-type="float">
            <text:p>0.809634</text:p>
          </table:table-cell>
          <table:table-cell office:value-type="float" office:value="245" calcext:value-type="float">
            <text:p>245</text:p>
          </table:table-cell>
          <table:table-cell office:value-type="float" office:value="0.625178" calcext:value-type="float">
            <text:p>0.625178</text:p>
          </table:table-cell>
          <table:table-cell office:value-type="float" office:value="0.0272413" calcext:value-type="float">
            <text:p>0.0272413</text:p>
          </table:table-cell>
        </table:table-row>
        <table:table-row table:style-name="ro1">
          <table:table-cell office:value-type="float" office:value="102.548" calcext:value-type="float">
            <text:p>102.548</text:p>
          </table:table-cell>
          <table:table-cell office:value-type="float" office:value="0.632996" calcext:value-type="float">
            <text:p>0.632996</text:p>
          </table:table-cell>
          <table:table-cell office:value-type="float" office:value="244.367" calcext:value-type="float">
            <text:p>244.367</text:p>
          </table:table-cell>
          <table:table-cell office:value-type="float" office:value="0.811083" calcext:value-type="float">
            <text:p>0.811083</text:p>
          </table:table-cell>
          <table:table-cell office:value-type="float" office:value="245" calcext:value-type="float">
            <text:p>245</text:p>
          </table:table-cell>
          <table:table-cell office:value-type="float" office:value="0.628878" calcext:value-type="float">
            <text:p>0.628878</text:p>
          </table:table-cell>
          <table:table-cell office:value-type="float" office:value="0.0239552" calcext:value-type="float">
            <text:p>0.0239552</text:p>
          </table:table-cell>
        </table:table-row>
        <table:table-row table:style-name="ro1">
          <table:table-cell office:value-type="float" office:value="102.665" calcext:value-type="float">
            <text:p>102.665</text:p>
          </table:table-cell>
          <table:table-cell office:value-type="float" office:value="0.636368" calcext:value-type="float">
            <text:p>0.636368</text:p>
          </table:table-cell>
          <table:table-cell office:value-type="float" office:value="244.364" calcext:value-type="float">
            <text:p>244.364</text:p>
          </table:table-cell>
          <table:table-cell office:value-type="float" office:value="0.812056" calcext:value-type="float">
            <text:p>0.812056</text:p>
          </table:table-cell>
          <table:table-cell office:value-type="float" office:value="245" calcext:value-type="float">
            <text:p>245</text:p>
          </table:table-cell>
          <table:table-cell office:value-type="float" office:value="0.632574" calcext:value-type="float">
            <text:p>0.632574</text:p>
          </table:table-cell>
          <table:table-cell office:value-type="float" office:value="0.0203903" calcext:value-type="float">
            <text:p>0.0203903</text:p>
          </table:table-cell>
        </table:table-row>
        <table:table-row table:style-name="ro1">
          <table:table-cell office:value-type="float" office:value="102.766" calcext:value-type="float">
            <text:p>102.766</text:p>
          </table:table-cell>
          <table:table-cell office:value-type="float" office:value="0.638763" calcext:value-type="float">
            <text:p>0.638763</text:p>
          </table:table-cell>
          <table:table-cell office:value-type="float" office:value="244.361" calcext:value-type="float">
            <text:p>244.361</text:p>
          </table:table-cell>
          <table:table-cell office:value-type="float" office:value="0.811259" calcext:value-type="float">
            <text:p>0.811259</text:p>
          </table:table-cell>
          <table:table-cell office:value-type="float" office:value="245" calcext:value-type="float">
            <text:p>245</text:p>
          </table:table-cell>
          <table:table-cell office:value-type="float" office:value="0.63582" calcext:value-type="float">
            <text:p>0.63582</text:p>
          </table:table-cell>
          <table:table-cell office:value-type="float" office:value="0.0157482" calcext:value-type="float">
            <text:p>0.0157482</text:p>
          </table:table-cell>
        </table:table-row>
        <table:table-row table:style-name="ro1">
          <table:table-cell office:value-type="float" office:value="102.898" calcext:value-type="float">
            <text:p>102.898</text:p>
          </table:table-cell>
          <table:table-cell office:value-type="float" office:value="0.641098" calcext:value-type="float">
            <text:p>0.641098</text:p>
          </table:table-cell>
          <table:table-cell office:value-type="float" office:value="244.359" calcext:value-type="float">
            <text:p>244.359</text:p>
          </table:table-cell>
          <table:table-cell office:value-type="float" office:value="0.814131" calcext:value-type="float">
            <text:p>0.814131</text:p>
          </table:table-cell>
          <table:table-cell office:value-type="float" office:value="245" calcext:value-type="float">
            <text:p>245</text:p>
          </table:table-cell>
          <table:table-cell office:value-type="float" office:value="0.640034" calcext:value-type="float">
            <text:p>0.640034</text:p>
          </table:table-cell>
          <table:table-cell office:value-type="float" office:value="0.0138224" calcext:value-type="float">
            <text:p>0.0138224</text:p>
          </table:table-cell>
        </table:table-row>
        <table:table-row table:style-name="ro1">
          <table:table-cell office:value-type="float" office:value="103.015" calcext:value-type="float">
            <text:p>103.015</text:p>
          </table:table-cell>
          <table:table-cell office:value-type="float" office:value="0.642639" calcext:value-type="float">
            <text:p>0.642639</text:p>
          </table:table-cell>
          <table:table-cell office:value-type="float" office:value="244.357" calcext:value-type="float">
            <text:p>244.357</text:p>
          </table:table-cell>
          <table:table-cell office:value-type="float" office:value="0.815158" calcext:value-type="float">
            <text:p>0.815158</text:p>
          </table:table-cell>
          <table:table-cell office:value-type="float" office:value="245" calcext:value-type="float">
            <text:p>245</text:p>
          </table:table-cell>
          <table:table-cell office:value-type="float" office:value="0.643768" calcext:value-type="float">
            <text:p>0.643768</text:p>
          </table:table-cell>
          <table:table-cell office:value-type="float" office:value="0.0107304" calcext:value-type="float">
            <text:p>0.0107304</text:p>
          </table:table-cell>
        </table:table-row>
        <table:table-row table:style-name="ro1">
          <table:table-cell office:value-type="float" office:value="103.134" calcext:value-type="float">
            <text:p>103.134</text:p>
          </table:table-cell>
          <table:table-cell office:value-type="float" office:value="0.643372" calcext:value-type="float">
            <text:p>0.643372</text:p>
          </table:table-cell>
          <table:table-cell office:value-type="float" office:value="244.357" calcext:value-type="float">
            <text:p>244.357</text:p>
          </table:table-cell>
          <table:table-cell office:value-type="float" office:value="0.815473" calcext:value-type="float">
            <text:p>0.815473</text:p>
          </table:table-cell>
          <table:table-cell office:value-type="float" office:value="245" calcext:value-type="float">
            <text:p>245</text:p>
          </table:table-cell>
          <table:table-cell office:value-type="float" office:value="0.647595" calcext:value-type="float">
            <text:p>0.647595</text:p>
          </table:table-cell>
          <table:table-cell office:value-type="float" office:value="0.00703579" calcext:value-type="float">
            <text:p>0.00703579</text:p>
          </table:table-cell>
        </table:table-row>
        <table:table-row table:style-name="ro1">
          <table:table-cell office:value-type="float" office:value="103.249" calcext:value-type="float">
            <text:p>103.249</text:p>
          </table:table-cell>
          <table:table-cell office:value-type="float" office:value="0.643616" calcext:value-type="float">
            <text:p>0.643616</text:p>
          </table:table-cell>
          <table:table-cell office:value-type="float" office:value="244.356" calcext:value-type="float">
            <text:p>244.356</text:p>
          </table:table-cell>
          <table:table-cell office:value-type="float" office:value="0.816261" calcext:value-type="float">
            <text:p>0.816261</text:p>
          </table:table-cell>
          <table:table-cell office:value-type="float" office:value="245" calcext:value-type="float">
            <text:p>245</text:p>
          </table:table-cell>
          <table:table-cell office:value-type="float" office:value="0.651299" calcext:value-type="float">
            <text:p>0.651299</text:p>
          </table:table-cell>
          <table:table-cell office:value-type="float" office:value="0.00405793" calcext:value-type="float">
            <text:p>0.00405793</text:p>
          </table:table-cell>
        </table:table-row>
        <table:table-row table:style-name="ro1">
          <table:table-cell office:value-type="float" office:value="103.377" calcext:value-type="float">
            <text:p>103.377</text:p>
          </table:table-cell>
          <table:table-cell office:value-type="float" office:value="0.643051" calcext:value-type="float">
            <text:p>0.643051</text:p>
          </table:table-cell>
          <table:table-cell office:value-type="float" office:value="244.357" calcext:value-type="float">
            <text:p>244.357</text:p>
          </table:table-cell>
          <table:table-cell office:value-type="float" office:value="0.816954" calcext:value-type="float">
            <text:p>0.816954</text:p>
          </table:table-cell>
          <table:table-cell office:value-type="float" office:value="245" calcext:value-type="float">
            <text:p>245</text:p>
          </table:table-cell>
          <table:table-cell office:value-type="float" office:value="0.655418" calcext:value-type="float">
            <text:p>0.655418</text:p>
          </table:table-cell>
          <table:table-cell office:value-type="float" office:value="0.000772999" calcext:value-type="float">
            <text:p>0.000772999</text:p>
          </table:table-cell>
        </table:table-row>
        <table:table-row table:style-name="ro1">
          <table:table-cell office:value-type="float" office:value="103.478" calcext:value-type="float">
            <text:p>103.478</text:p>
          </table:table-cell>
          <table:table-cell office:value-type="float" office:value="0.642197" calcext:value-type="float">
            <text:p>0.642197</text:p>
          </table:table-cell>
          <table:table-cell office:value-type="float" office:value="244.358" calcext:value-type="float">
            <text:p>244.358</text:p>
          </table:table-cell>
          <table:table-cell office:value-type="float" office:value="0.817133" calcext:value-type="float">
            <text:p>0.817133</text:p>
          </table:table-cell>
          <table:table-cell office:value-type="float" office:value="245" calcext:value-type="float">
            <text:p>245</text:p>
          </table:table-cell>
          <table:table-cell office:value-type="float" office:value="0.658662" calcext:value-type="float">
            <text:p>0.658662</text:p>
          </table:table-cell>
          <table:table-cell office:value-type="float" office:value="-0.0020779" calcext:value-type="float">
            <text:p>-0.0020779</text:p>
          </table:table-cell>
        </table:table-row>
        <table:table-row table:style-name="ro1">
          <table:table-cell office:value-type="float" office:value="103.606" calcext:value-type="float">
            <text:p>103.606</text:p>
          </table:table-cell>
          <table:table-cell office:value-type="float" office:value="0.640488" calcext:value-type="float">
            <text:p>0.640488</text:p>
          </table:table-cell>
          <table:table-cell office:value-type="float" office:value="244.36" calcext:value-type="float">
            <text:p>244.36</text:p>
          </table:table-cell>
          <table:table-cell office:value-type="float" office:value="0.817746" calcext:value-type="float">
            <text:p>0.817746</text:p>
          </table:table-cell>
          <table:table-cell office:value-type="float" office:value="245" calcext:value-type="float">
            <text:p>245</text:p>
          </table:table-cell>
          <table:table-cell office:value-type="float" office:value="0.662772" calcext:value-type="float">
            <text:p>0.662772</text:p>
          </table:table-cell>
          <table:table-cell office:value-type="float" office:value="-0.00514825" calcext:value-type="float">
            <text:p>-0.00514825</text:p>
          </table:table-cell>
        </table:table-row>
        <table:table-row table:style-name="ro1">
          <table:table-cell office:value-type="float" office:value="103.731" calcext:value-type="float">
            <text:p>103.731</text:p>
          </table:table-cell>
          <table:table-cell office:value-type="float" office:value="0.638077" calcext:value-type="float">
            <text:p>0.638077</text:p>
          </table:table-cell>
          <table:table-cell office:value-type="float" office:value="244.362" calcext:value-type="float">
            <text:p>244.362</text:p>
          </table:table-cell>
          <table:table-cell office:value-type="float" office:value="0.817785" calcext:value-type="float">
            <text:p>0.817785</text:p>
          </table:table-cell>
          <table:table-cell office:value-type="float" office:value="245" calcext:value-type="float">
            <text:p>245</text:p>
          </table:table-cell>
          <table:table-cell office:value-type="float" office:value="0.666768" calcext:value-type="float">
            <text:p>0.666768</text:p>
          </table:table-cell>
          <table:table-cell office:value-type="float" office:value="-0.00850267" calcext:value-type="float">
            <text:p>-0.00850267</text:p>
          </table:table-cell>
        </table:table-row>
        <table:table-row table:style-name="ro1">
          <table:table-cell office:value-type="float" office:value="103.857" calcext:value-type="float">
            <text:p>103.857</text:p>
          </table:table-cell>
          <table:table-cell office:value-type="float" office:value="0.634979" calcext:value-type="float">
            <text:p>0.634979</text:p>
          </table:table-cell>
          <table:table-cell office:value-type="float" office:value="244.365" calcext:value-type="float">
            <text:p>244.365</text:p>
          </table:table-cell>
          <table:table-cell office:value-type="float" office:value="0.817665" calcext:value-type="float">
            <text:p>0.817665</text:p>
          </table:table-cell>
          <table:table-cell office:value-type="float" office:value="245" calcext:value-type="float">
            <text:p>245</text:p>
          </table:table-cell>
          <table:table-cell office:value-type="float" office:value="0.670778" calcext:value-type="float">
            <text:p>0.670778</text:p>
          </table:table-cell>
          <table:table-cell office:value-type="float" office:value="-0.0118578" calcext:value-type="float">
            <text:p>-0.0118578</text:p>
          </table:table-cell>
        </table:table-row>
        <table:table-row table:style-name="ro1">
          <table:table-cell office:value-type="float" office:value="103.984" calcext:value-type="float">
            <text:p>103.984</text:p>
          </table:table-cell>
          <table:table-cell office:value-type="float" office:value="0.631195" calcext:value-type="float">
            <text:p>0.631195</text:p>
          </table:table-cell>
          <table:table-cell office:value-type="float" office:value="244.369" calcext:value-type="float">
            <text:p>244.369</text:p>
          </table:table-cell>
          <table:table-cell office:value-type="float" office:value="0.817355" calcext:value-type="float">
            <text:p>0.817355</text:p>
          </table:table-cell>
          <table:table-cell office:value-type="float" office:value="245" calcext:value-type="float">
            <text:p>245</text:p>
          </table:table-cell>
          <table:table-cell office:value-type="float" office:value="0.674797" calcext:value-type="float">
            <text:p>0.674797</text:p>
          </table:table-cell>
          <table:table-cell office:value-type="float" office:value="-0.0152407" calcext:value-type="float">
            <text:p>-0.0152407</text:p>
          </table:table-cell>
        </table:table-row>
        <table:table-row table:style-name="ro1">
          <table:table-cell office:value-type="float" office:value="104.103" calcext:value-type="float">
            <text:p>104.103</text:p>
          </table:table-cell>
          <table:table-cell office:value-type="float" office:value="0.627045" calcext:value-type="float">
            <text:p>0.627045</text:p>
          </table:table-cell>
          <table:table-cell office:value-type="float" office:value="244.373" calcext:value-type="float">
            <text:p>244.373</text:p>
          </table:table-cell>
          <table:table-cell office:value-type="float" office:value="0.817248" calcext:value-type="float">
            <text:p>0.817248</text:p>
          </table:table-cell>
          <table:table-cell office:value-type="float" office:value="245" calcext:value-type="float">
            <text:p>245</text:p>
          </table:table-cell>
          <table:table-cell office:value-type="float" office:value="0.678548" calcext:value-type="float">
            <text:p>0.678548</text:p>
          </table:table-cell>
          <table:table-cell office:value-type="float" office:value="-0.0180617" calcext:value-type="float">
            <text:p>-0.0180617</text:p>
          </table:table-cell>
        </table:table-row>
        <table:table-row table:style-name="ro1">
          <table:table-cell office:value-type="float" office:value="104.23" calcext:value-type="float">
            <text:p>104.23</text:p>
          </table:table-cell>
          <table:table-cell office:value-type="float" office:value="0.62204" calcext:value-type="float">
            <text:p>0.62204</text:p>
          </table:table-cell>
          <table:table-cell office:value-type="float" office:value="244.378" calcext:value-type="float">
            <text:p>244.378</text:p>
          </table:table-cell>
          <table:table-cell office:value-type="float" office:value="0.816607" calcext:value-type="float">
            <text:p>0.816607</text:p>
          </table:table-cell>
          <table:table-cell office:value-type="float" office:value="245" calcext:value-type="float">
            <text:p>245</text:p>
          </table:table-cell>
          <table:table-cell office:value-type="float" office:value="0.682521" calcext:value-type="float">
            <text:p>0.682521</text:p>
          </table:table-cell>
          <table:table-cell office:value-type="float" office:value="-0.0214241" calcext:value-type="float">
            <text:p>-0.0214241</text:p>
          </table:table-cell>
        </table:table-row>
        <table:table-row table:style-name="ro1">
          <table:table-cell office:value-type="float" office:value="104.357" calcext:value-type="float">
            <text:p>104.357</text:p>
          </table:table-cell>
          <table:table-cell office:value-type="float" office:value="0.616409" calcext:value-type="float">
            <text:p>0.616409</text:p>
          </table:table-cell>
          <table:table-cell office:value-type="float" office:value="244.384" calcext:value-type="float">
            <text:p>244.384</text:p>
          </table:table-cell>
          <table:table-cell office:value-type="float" office:value="0.815907" calcext:value-type="float">
            <text:p>0.815907</text:p>
          </table:table-cell>
          <table:table-cell office:value-type="float" office:value="245" calcext:value-type="float">
            <text:p>245</text:p>
          </table:table-cell>
          <table:table-cell office:value-type="float" office:value="0.686459" calcext:value-type="float">
            <text:p>0.686459</text:p>
          </table:table-cell>
          <table:table-cell office:value-type="float" office:value="-0.0246547" calcext:value-type="float">
            <text:p>-0.0246547</text:p>
          </table:table-cell>
        </table:table-row>
        <table:table-row table:style-name="ro1">
          <table:table-cell office:value-type="float" office:value="104.49" calcext:value-type="float">
            <text:p>104.49</text:p>
          </table:table-cell>
          <table:table-cell office:value-type="float" office:value="0.60994" calcext:value-type="float">
            <text:p>0.60994</text:p>
          </table:table-cell>
          <table:table-cell office:value-type="float" office:value="244.39" calcext:value-type="float">
            <text:p>244.39</text:p>
          </table:table-cell>
          <table:table-cell office:value-type="float" office:value="0.814756" calcext:value-type="float">
            <text:p>0.814756</text:p>
          </table:table-cell>
          <table:table-cell office:value-type="float" office:value="245" calcext:value-type="float">
            <text:p>245</text:p>
          </table:table-cell>
          <table:table-cell office:value-type="float" office:value="0.690516" calcext:value-type="float">
            <text:p>0.690516</text:p>
          </table:table-cell>
          <table:table-cell office:value-type="float" office:value="-0.0282452" calcext:value-type="float">
            <text:p>-0.0282452</text:p>
          </table:table-cell>
        </table:table-row>
        <table:table-row table:style-name="ro1">
          <table:table-cell office:value-type="float" office:value="104.607" calcext:value-type="float">
            <text:p>104.607</text:p>
          </table:table-cell>
          <table:table-cell office:value-type="float" office:value="0.603683" calcext:value-type="float">
            <text:p>0.603683</text:p>
          </table:table-cell>
          <table:table-cell office:value-type="float" office:value="244.396" calcext:value-type="float">
            <text:p>244.396</text:p>
          </table:table-cell>
          <table:table-cell office:value-type="float" office:value="0.815729" calcext:value-type="float">
            <text:p>0.815729</text:p>
          </table:table-cell>
          <table:table-cell office:value-type="float" office:value="245" calcext:value-type="float">
            <text:p>245</text:p>
          </table:table-cell>
          <table:table-cell office:value-type="float" office:value="0.694065" calcext:value-type="float">
            <text:p>0.694065</text:p>
          </table:table-cell>
          <table:table-cell office:value-type="float" office:value="-0.0292562" calcext:value-type="float">
            <text:p>-0.0292562</text:p>
          </table:table-cell>
        </table:table-row>
        <table:table-row table:style-name="ro1">
          <table:table-cell office:value-type="float" office:value="104.723" calcext:value-type="float">
            <text:p>104.723</text:p>
          </table:table-cell>
          <table:table-cell office:value-type="float" office:value="0.596786" calcext:value-type="float">
            <text:p>0.596786</text:p>
          </table:table-cell>
          <table:table-cell office:value-type="float" office:value="244.403" calcext:value-type="float">
            <text:p>244.403</text:p>
          </table:table-cell>
          <table:table-cell office:value-type="float" office:value="0.814712" calcext:value-type="float">
            <text:p>0.814712</text:p>
          </table:table-cell>
          <table:table-cell office:value-type="float" office:value="245" calcext:value-type="float">
            <text:p>245</text:p>
          </table:table-cell>
          <table:table-cell office:value-type="float" office:value="0.697556" calcext:value-type="float">
            <text:p>0.697556</text:p>
          </table:table-cell>
          <table:table-cell office:value-type="float" office:value="-0.0320415" calcext:value-type="float">
            <text:p>-0.0320415</text:p>
          </table:table-cell>
        </table:table-row>
        <table:table-row table:style-name="ro1">
          <table:table-cell office:value-type="float" office:value="104.852" calcext:value-type="float">
            <text:p>104.852</text:p>
          </table:table-cell>
          <table:table-cell office:value-type="float" office:value="0.588531" calcext:value-type="float">
            <text:p>0.588531</text:p>
          </table:table-cell>
          <table:table-cell office:value-type="float" office:value="244.411" calcext:value-type="float">
            <text:p>244.411</text:p>
          </table:table-cell>
          <table:table-cell office:value-type="float" office:value="0.810754" calcext:value-type="float">
            <text:p>0.81075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363788" calcext:value-type="float">
            <text:p>-0.0363788</text:p>
          </table:table-cell>
        </table:table-row>
        <table:table-row table:style-name="ro1">
          <table:table-cell office:value-type="float" office:value="104.979" calcext:value-type="float">
            <text:p>104.979</text:p>
          </table:table-cell>
          <table:table-cell office:value-type="float" office:value="0.579742" calcext:value-type="float">
            <text:p>0.579742</text:p>
          </table:table-cell>
          <table:table-cell office:value-type="float" office:value="244.42" calcext:value-type="float">
            <text:p>244.42</text:p>
          </table:table-cell>
          <table:table-cell office:value-type="float" office:value="0.804956" calcext:value-type="float">
            <text:p>0.80495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399792" calcext:value-type="float">
            <text:p>-0.0399792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570786" calcext:value-type="float">
            <text:p>0.570786</text:p>
          </table:table-cell>
          <table:table-cell office:value-type="float" office:value="244.429" calcext:value-type="float">
            <text:p>244.429</text:p>
          </table:table-cell>
          <table:table-cell office:value-type="float" office:value="0.800723" calcext:value-type="float">
            <text:p>0.80072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419731" calcext:value-type="float">
            <text:p>-0.0419731</text:p>
          </table:table-cell>
        </table:table-row>
        <table:table-row table:style-name="ro1">
          <table:table-cell office:value-type="float" office:value="105.21" calcext:value-type="float">
            <text:p>105.21</text:p>
          </table:table-cell>
          <table:table-cell office:value-type="float" office:value="0.562073" calcext:value-type="float">
            <text:p>0.562073</text:p>
          </table:table-cell>
          <table:table-cell office:value-type="float" office:value="244.438" calcext:value-type="float">
            <text:p>244.438</text:p>
          </table:table-cell>
          <table:table-cell office:value-type="float" office:value="0.797628" calcext:value-type="float">
            <text:p>0.79762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428898" calcext:value-type="float">
            <text:p>-0.0428898</text:p>
          </table:table-cell>
        </table:table-row>
        <table:table-row table:style-name="ro1">
          <table:table-cell office:value-type="float" office:value="105.343" calcext:value-type="float">
            <text:p>105.343</text:p>
          </table:table-cell>
          <table:table-cell office:value-type="float" office:value="0.55098" calcext:value-type="float">
            <text:p>0.55098</text:p>
          </table:table-cell>
          <table:table-cell office:value-type="float" office:value="244.449" calcext:value-type="float">
            <text:p>244.449</text:p>
          </table:table-cell>
          <table:table-cell office:value-type="float" office:value="0.789078" calcext:value-type="float">
            <text:p>0.78907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486664" calcext:value-type="float">
            <text:p>-0.0486664</text:p>
          </table:table-cell>
        </table:table-row>
        <table:table-row table:style-name="ro1">
          <table:table-cell office:value-type="float" office:value="105.445" calcext:value-type="float">
            <text:p>105.445</text:p>
          </table:table-cell>
          <table:table-cell office:value-type="float" office:value="0.541992" calcext:value-type="float">
            <text:p>0.541992</text:p>
          </table:table-cell>
          <table:table-cell office:value-type="float" office:value="244.458" calcext:value-type="float">
            <text:p>244.458</text:p>
          </table:table-cell>
          <table:table-cell office:value-type="float" office:value="0.788717" calcext:value-type="float">
            <text:p>0.78871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467811" calcext:value-type="float">
            <text:p>-0.0467811</text:p>
          </table:table-cell>
        </table:table-row>
        <table:table-row table:style-name="ro1">
          <table:table-cell office:value-type="float" office:value="105.547" calcext:value-type="float">
            <text:p>105.547</text:p>
          </table:table-cell>
          <table:table-cell office:value-type="float" office:value="0.532562" calcext:value-type="float">
            <text:p>0.532562</text:p>
          </table:table-cell>
          <table:table-cell office:value-type="float" office:value="244.467" calcext:value-type="float">
            <text:p>244.467</text:p>
          </table:table-cell>
          <table:table-cell office:value-type="float" office:value="0.786065" calcext:value-type="float">
            <text:p>0.78606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470757" calcext:value-type="float">
            <text:p>-0.0470757</text:p>
          </table:table-cell>
        </table:table-row>
        <table:table-row table:style-name="ro1">
          <table:table-cell office:value-type="float" office:value="105.679" calcext:value-type="float">
            <text:p>105.679</text:p>
          </table:table-cell>
          <table:table-cell office:value-type="float" office:value="0.51973" calcext:value-type="float">
            <text:p>0.51973</text:p>
          </table:table-cell>
          <table:table-cell office:value-type="float" office:value="244.48" calcext:value-type="float">
            <text:p>244.48</text:p>
          </table:table-cell>
          <table:table-cell office:value-type="float" office:value="0.774975" calcext:value-type="float">
            <text:p>0.77497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549576" calcext:value-type="float">
            <text:p>-0.0549576</text:p>
          </table:table-cell>
        </table:table-row>
        <table:table-row table:style-name="ro1">
          <table:table-cell office:value-type="float" office:value="105.811" calcext:value-type="float">
            <text:p>105.811</text:p>
          </table:table-cell>
          <table:table-cell office:value-type="float" office:value="0.506119" calcext:value-type="float">
            <text:p>0.506119</text:p>
          </table:table-cell>
          <table:table-cell office:value-type="float" office:value="244.494" calcext:value-type="float">
            <text:p>244.494</text:p>
          </table:table-cell>
          <table:table-cell office:value-type="float" office:value="0.76544" calcext:value-type="float">
            <text:p>0.7654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610894" calcext:value-type="float">
            <text:p>-0.0610894</text:p>
          </table:table-cell>
        </table:table-row>
        <table:table-row table:style-name="ro1">
          <table:table-cell office:value-type="float" office:value="105.916" calcext:value-type="float">
            <text:p>105.916</text:p>
          </table:table-cell>
          <table:table-cell office:value-type="float" office:value="0.495026" calcext:value-type="float">
            <text:p>0.495026</text:p>
          </table:table-cell>
          <table:table-cell office:value-type="float" office:value="244.505" calcext:value-type="float">
            <text:p>244.505</text:p>
          </table:table-cell>
          <table:table-cell office:value-type="float" office:value="0.765785" calcext:value-type="float">
            <text:p>0.76578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579713" calcext:value-type="float">
            <text:p>-0.0579713</text:p>
          </table:table-cell>
        </table:table-row>
        <table:table-row table:style-name="ro1">
          <table:table-cell office:value-type="float" office:value="106.033" calcext:value-type="float">
            <text:p>106.033</text:p>
          </table:table-cell>
          <table:table-cell office:value-type="float" office:value="0.481964" calcext:value-type="float">
            <text:p>0.481964</text:p>
          </table:table-cell>
          <table:table-cell office:value-type="float" office:value="244.518" calcext:value-type="float">
            <text:p>244.518</text:p>
          </table:table-cell>
          <table:table-cell office:value-type="float" office:value="0.758665" calcext:value-type="float">
            <text:p>0.75866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618258" calcext:value-type="float">
            <text:p>-0.0618258</text:p>
          </table:table-cell>
        </table:table-row>
        <table:table-row table:style-name="ro1">
          <table:table-cell office:value-type="float" office:value="106.152" calcext:value-type="float">
            <text:p>106.152</text:p>
          </table:table-cell>
          <table:table-cell office:value-type="float" office:value="0.468262" calcext:value-type="float">
            <text:p>0.468262</text:p>
          </table:table-cell>
          <table:table-cell office:value-type="float" office:value="244.532" calcext:value-type="float">
            <text:p>244.532</text:p>
          </table:table-cell>
          <table:table-cell office:value-type="float" office:value="0.751677" calcext:value-type="float">
            <text:p>0.75167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653881" calcext:value-type="float">
            <text:p>-0.0653881</text:p>
          </table:table-cell>
        </table:table-row>
        <table:table-row table:style-name="ro1">
          <table:table-cell office:value-type="float" office:value="106.268" calcext:value-type="float">
            <text:p>106.268</text:p>
          </table:table-cell>
          <table:table-cell office:value-type="float" office:value="0.454376" calcext:value-type="float">
            <text:p>0.454376</text:p>
          </table:table-cell>
          <table:table-cell office:value-type="float" office:value="244.546" calcext:value-type="float">
            <text:p>244.546</text:p>
          </table:table-cell>
          <table:table-cell office:value-type="float" office:value="0.74596" calcext:value-type="float">
            <text:p>0.7459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676345" calcext:value-type="float">
            <text:p>-0.0676345</text:p>
          </table:table-cell>
        </table:table-row>
        <table:table-row table:style-name="ro1">
          <table:table-cell office:value-type="float" office:value="106.384" calcext:value-type="float">
            <text:p>106.384</text:p>
          </table:table-cell>
          <table:table-cell office:value-type="float" office:value="0.440262" calcext:value-type="float">
            <text:p>0.440262</text:p>
          </table:table-cell>
          <table:table-cell office:value-type="float" office:value="244.56" calcext:value-type="float">
            <text:p>244.56</text:p>
          </table:table-cell>
          <table:table-cell office:value-type="float" office:value="0.741906" calcext:value-type="float">
            <text:p>0.74190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681596" calcext:value-type="float">
            <text:p>-0.0681596</text:p>
          </table:table-cell>
        </table:table-row>
        <table:table-row table:style-name="ro1">
          <table:table-cell office:value-type="float" office:value="106.505" calcext:value-type="float">
            <text:p>106.505</text:p>
          </table:table-cell>
          <table:table-cell office:value-type="float" office:value="0.425262" calcext:value-type="float">
            <text:p>0.425262</text:p>
          </table:table-cell>
          <table:table-cell office:value-type="float" office:value="244.575" calcext:value-type="float">
            <text:p>244.575</text:p>
          </table:table-cell>
          <table:table-cell office:value-type="float" office:value="0.734935" calcext:value-type="float">
            <text:p>0.73493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713803" calcext:value-type="float">
            <text:p>-0.0713803</text:p>
          </table:table-cell>
        </table:table-row>
        <table:table-row table:style-name="ro1">
          <table:table-cell office:value-type="float" office:value="106.62" calcext:value-type="float">
            <text:p>106.62</text:p>
          </table:table-cell>
          <table:table-cell office:value-type="float" office:value="0.410614" calcext:value-type="float">
            <text:p>0.410614</text:p>
          </table:table-cell>
          <table:table-cell office:value-type="float" office:value="244.589" calcext:value-type="float">
            <text:p>244.589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722164" calcext:value-type="float">
            <text:p>-0.0722164</text:p>
          </table:table-cell>
        </table:table-row>
        <table:table-row table:style-name="ro1">
          <table:table-cell office:value-type="float" office:value="106.736" calcext:value-type="float">
            <text:p>106.736</text:p>
          </table:table-cell>
          <table:table-cell office:value-type="float" office:value="0.395859" calcext:value-type="float">
            <text:p>0.395859</text:p>
          </table:table-cell>
          <table:table-cell office:value-type="float" office:value="244.604" calcext:value-type="float">
            <text:p>244.604</text:p>
          </table:table-cell>
          <table:table-cell office:value-type="float" office:value="0.726335" calcext:value-type="float">
            <text:p>0.72633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726299" calcext:value-type="float">
            <text:p>-0.0726299</text:p>
          </table:table-cell>
        </table:table-row>
        <table:table-row table:style-name="ro1">
          <table:table-cell office:value-type="float" office:value="106.845" calcext:value-type="float">
            <text:p>106.845</text:p>
          </table:table-cell>
          <table:table-cell office:value-type="float" office:value="0.381989" calcext:value-type="float">
            <text:p>0.381989</text:p>
          </table:table-cell>
          <table:table-cell office:value-type="float" office:value="244.618" calcext:value-type="float">
            <text:p>244.618</text:p>
          </table:table-cell>
          <table:table-cell office:value-type="float" office:value="0.725052" calcext:value-type="float">
            <text:p>0.72505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704453" calcext:value-type="float">
            <text:p>-0.0704453</text:p>
          </table:table-cell>
        </table:table-row>
        <table:table-row table:style-name="ro1">
          <table:table-cell office:value-type="float" office:value="106.947" calcext:value-type="float">
            <text:p>106.947</text:p>
          </table:table-cell>
          <table:table-cell office:value-type="float" office:value="0.368988" calcext:value-type="float">
            <text:p>0.368988</text:p>
          </table:table-cell>
          <table:table-cell office:value-type="float" office:value="244.631" calcext:value-type="float">
            <text:p>244.631</text:p>
          </table:table-cell>
          <table:table-cell office:value-type="float" office:value="0.72494" calcext:value-type="float">
            <text:p>0.7249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673072" calcext:value-type="float">
            <text:p>-0.0673072</text:p>
          </table:table-cell>
        </table:table-row>
        <table:table-row table:style-name="ro1">
          <table:table-cell office:value-type="float" office:value="107.05" calcext:value-type="float">
            <text:p>107.05</text:p>
          </table:table-cell>
          <table:table-cell office:value-type="float" office:value="0.356094" calcext:value-type="float">
            <text:p>0.356094</text:p>
          </table:table-cell>
          <table:table-cell office:value-type="float" office:value="244.644" calcext:value-type="float">
            <text:p>244.644</text:p>
          </table:table-cell>
          <table:table-cell office:value-type="float" office:value="0.723316" calcext:value-type="float">
            <text:p>0.72331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657072" calcext:value-type="float">
            <text:p>-0.0657072</text:p>
          </table:table-cell>
        </table:table-row>
        <table:table-row table:style-name="ro1">
          <table:table-cell office:value-type="float" office:value="107.153" calcext:value-type="float">
            <text:p>107.153</text:p>
          </table:table-cell>
          <table:table-cell office:value-type="float" office:value="0.343445" calcext:value-type="float">
            <text:p>0.343445</text:p>
          </table:table-cell>
          <table:table-cell office:value-type="float" office:value="244.657" calcext:value-type="float">
            <text:p>244.657</text:p>
          </table:table-cell>
          <table:table-cell office:value-type="float" office:value="0.721664" calcext:value-type="float">
            <text:p>0.72166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641976" calcext:value-type="float">
            <text:p>-0.0641976</text:p>
          </table:table-cell>
        </table:table-row>
        <table:table-row table:style-name="ro1">
          <table:table-cell office:value-type="float" office:value="107.261" calcext:value-type="float">
            <text:p>107.261</text:p>
          </table:table-cell>
          <table:table-cell office:value-type="float" office:value="0.330322" calcext:value-type="float">
            <text:p>0.330322</text:p>
          </table:table-cell>
          <table:table-cell office:value-type="float" office:value="244.67" calcext:value-type="float">
            <text:p>244.67</text:p>
          </table:table-cell>
          <table:table-cell office:value-type="float" office:value="0.718131" calcext:value-type="float">
            <text:p>0.71813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644493" calcext:value-type="float">
            <text:p>-0.0644493</text:p>
          </table:table-cell>
        </table:table-row>
        <table:table-row table:style-name="ro1">
          <table:table-cell office:value-type="float" office:value="107.363" calcext:value-type="float">
            <text:p>107.363</text:p>
          </table:table-cell>
          <table:table-cell office:value-type="float" office:value="0.318344" calcext:value-type="float">
            <text:p>0.318344</text:p>
          </table:table-cell>
          <table:table-cell office:value-type="float" office:value="244.682" calcext:value-type="float">
            <text:p>244.682</text:p>
          </table:table-cell>
          <table:table-cell office:value-type="float" office:value="0.717783" calcext:value-type="float">
            <text:p>0.71778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618029" calcext:value-type="float">
            <text:p>-0.0618029</text:p>
          </table:table-cell>
        </table:table-row>
        <table:table-row table:style-name="ro1">
          <table:table-cell office:value-type="float" office:value="107.468" calcext:value-type="float">
            <text:p>107.468</text:p>
          </table:table-cell>
          <table:table-cell office:value-type="float" office:value="0.306366" calcext:value-type="float">
            <text:p>0.306366</text:p>
          </table:table-cell>
          <table:table-cell office:value-type="float" office:value="244.694" calcext:value-type="float">
            <text:p>244.694</text:p>
          </table:table-cell>
          <table:table-cell office:value-type="float" office:value="0.71594" calcext:value-type="float">
            <text:p>0.7159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60652" calcext:value-type="float">
            <text:p>-0.060652</text:p>
          </table:table-cell>
        </table:table-row>
        <table:table-row table:style-name="ro1">
          <table:table-cell office:value-type="float" office:value="107.577" calcext:value-type="float">
            <text:p>107.577</text:p>
          </table:table-cell>
          <table:table-cell office:value-type="float" office:value="0.294418" calcext:value-type="float">
            <text:p>0.294418</text:p>
          </table:table-cell>
          <table:table-cell office:value-type="float" office:value="244.706" calcext:value-type="float">
            <text:p>244.706</text:p>
          </table:table-cell>
          <table:table-cell office:value-type="float" office:value="0.713413" calcext:value-type="float">
            <text:p>0.71341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60192" calcext:value-type="float">
            <text:p>-0.060192</text:p>
          </table:table-cell>
        </table:table-row>
        <table:table-row table:style-name="ro1">
          <table:table-cell office:value-type="float" office:value="107.688" calcext:value-type="float">
            <text:p>107.688</text:p>
          </table:table-cell>
          <table:table-cell office:value-type="float" office:value="0.282654" calcext:value-type="float">
            <text:p>0.282654</text:p>
          </table:table-cell>
          <table:table-cell office:value-type="float" office:value="244.717" calcext:value-type="float">
            <text:p>244.717</text:p>
          </table:table-cell>
          <table:table-cell office:value-type="float" office:value="0.711289" calcext:value-type="float">
            <text:p>0.71128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593749" calcext:value-type="float">
            <text:p>-0.0593749</text:p>
          </table:table-cell>
        </table:table-row>
        <table:table-row table:style-name="ro1">
          <table:table-cell office:value-type="float" office:value="107.801" calcext:value-type="float">
            <text:p>107.801</text:p>
          </table:table-cell>
          <table:table-cell office:value-type="float" office:value="0.271423" calcext:value-type="float">
            <text:p>0.271423</text:p>
          </table:table-cell>
          <table:table-cell office:value-type="float" office:value="244.729" calcext:value-type="float">
            <text:p>244.729</text:p>
          </table:table-cell>
          <table:table-cell office:value-type="float" office:value="0.710188" calcext:value-type="float">
            <text:p>0.71018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576678" calcext:value-type="float">
            <text:p>-0.0576678</text:p>
          </table:table-cell>
        </table:table-row>
        <table:table-row table:style-name="ro1">
          <table:table-cell office:value-type="float" office:value="107.911" calcext:value-type="float">
            <text:p>107.911</text:p>
          </table:table-cell>
          <table:table-cell office:value-type="float" office:value="0.260986" calcext:value-type="float">
            <text:p>0.260986</text:p>
          </table:table-cell>
          <table:table-cell office:value-type="float" office:value="244.739" calcext:value-type="float">
            <text:p>244.739</text:p>
          </table:table-cell>
          <table:table-cell office:value-type="float" office:value="0.710474" calcext:value-type="float">
            <text:p>0.71047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547722" calcext:value-type="float">
            <text:p>-0.0547722</text:p>
          </table:table-cell>
        </table:table-row>
        <table:table-row table:style-name="ro1">
          <table:table-cell office:value-type="float" office:value="108.027" calcext:value-type="float">
            <text:p>108.027</text:p>
          </table:table-cell>
          <table:table-cell office:value-type="float" office:value="0.250854" calcext:value-type="float">
            <text:p>0.250854</text:p>
          </table:table-cell>
          <table:table-cell office:value-type="float" office:value="244.749" calcext:value-type="float">
            <text:p>244.749</text:p>
          </table:table-cell>
          <table:table-cell office:value-type="float" office:value="0.710054" calcext:value-type="float">
            <text:p>0.71005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526597" calcext:value-type="float">
            <text:p>-0.0526597</text:p>
          </table:table-cell>
        </table:table-row>
        <table:table-row table:style-name="ro1">
          <table:table-cell office:value-type="float" office:value="108.145" calcext:value-type="float">
            <text:p>108.145</text:p>
          </table:table-cell>
          <table:table-cell office:value-type="float" office:value="0.241486" calcext:value-type="float">
            <text:p>0.241486</text:p>
          </table:table-cell>
          <table:table-cell office:value-type="float" office:value="244.759" calcext:value-type="float">
            <text:p>244.759</text:p>
          </table:table-cell>
          <table:table-cell office:value-type="float" office:value="0.71088" calcext:value-type="float">
            <text:p>0.7108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494919" calcext:value-type="float">
            <text:p>-0.0494919</text:p>
          </table:table-cell>
        </table:table-row>
        <table:table-row table:style-name="ro1">
          <table:table-cell office:value-type="float" office:value="108.263" calcext:value-type="float">
            <text:p>108.263</text:p>
          </table:table-cell>
          <table:table-cell office:value-type="float" office:value="0.232773" calcext:value-type="float">
            <text:p>0.232773</text:p>
          </table:table-cell>
          <table:table-cell office:value-type="float" office:value="244.767" calcext:value-type="float">
            <text:p>244.767</text:p>
          </table:table-cell>
          <table:table-cell office:value-type="float" office:value="0.711653" calcext:value-type="float">
            <text:p>0.71165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465405" calcext:value-type="float">
            <text:p>-0.0465405</text:p>
          </table:table-cell>
        </table:table-row>
        <table:table-row table:style-name="ro1">
          <table:table-cell office:value-type="float" office:value="108.39" calcext:value-type="float">
            <text:p>108.39</text:p>
          </table:table-cell>
          <table:table-cell office:value-type="float" office:value="0.224228" calcext:value-type="float">
            <text:p>0.224228</text:p>
          </table:table-cell>
          <table:table-cell office:value-type="float" office:value="244.776" calcext:value-type="float">
            <text:p>244.776</text:p>
          </table:table-cell>
          <table:table-cell office:value-type="float" office:value="0.711408" calcext:value-type="float">
            <text:p>0.71140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44649" calcext:value-type="float">
            <text:p>-0.044649</text:p>
          </table:table-cell>
        </table:table-row>
        <table:table-row table:style-name="ro1">
          <table:table-cell office:value-type="float" office:value="108.518" calcext:value-type="float">
            <text:p>108.518</text:p>
          </table:table-cell>
          <table:table-cell office:value-type="float" office:value="0.216812" calcext:value-type="float">
            <text:p>0.216812</text:p>
          </table:table-cell>
          <table:table-cell office:value-type="float" office:value="244.783" calcext:value-type="float">
            <text:p>244.783</text:p>
          </table:table-cell>
          <table:table-cell office:value-type="float" office:value="0.713155" calcext:value-type="float">
            <text:p>0.71315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410478" calcext:value-type="float">
            <text:p>-0.0410478</text:p>
          </table:table-cell>
        </table:table-row>
        <table:table-row table:style-name="ro1">
          <table:table-cell office:value-type="float" office:value="108.647" calcext:value-type="float">
            <text:p>108.647</text:p>
          </table:table-cell>
          <table:table-cell office:value-type="float" office:value="0.210297" calcext:value-type="float">
            <text:p>0.210297</text:p>
          </table:table-cell>
          <table:table-cell office:value-type="float" office:value="244.79" calcext:value-type="float">
            <text:p>244.79</text:p>
          </table:table-cell>
          <table:table-cell office:value-type="float" office:value="0.715569" calcext:value-type="float">
            <text:p>0.71556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37005" calcext:value-type="float">
            <text:p>-0.037005</text:p>
          </table:table-cell>
        </table:table-row>
        <table:table-row table:style-name="ro1">
          <table:table-cell office:value-type="float" office:value="108.776" calcext:value-type="float">
            <text:p>108.776</text:p>
          </table:table-cell>
          <table:table-cell office:value-type="float" office:value="0.204803" calcext:value-type="float">
            <text:p>0.204803</text:p>
          </table:table-cell>
          <table:table-cell office:value-type="float" office:value="244.795" calcext:value-type="float">
            <text:p>244.795</text:p>
          </table:table-cell>
          <table:table-cell office:value-type="float" office:value="0.718776" calcext:value-type="float">
            <text:p>0.71877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324247" calcext:value-type="float">
            <text:p>-0.0324247</text:p>
          </table:table-cell>
        </table:table-row>
        <table:table-row table:style-name="ro1">
          <table:table-cell office:value-type="float" office:value="108.878" calcext:value-type="float">
            <text:p>108.878</text:p>
          </table:table-cell>
          <table:table-cell office:value-type="float" office:value="0.201096" calcext:value-type="float">
            <text:p>0.201096</text:p>
          </table:table-cell>
          <table:table-cell office:value-type="float" office:value="244.799" calcext:value-type="float">
            <text:p>244.799</text:p>
          </table:table-cell>
          <table:table-cell office:value-type="float" office:value="0.725494" calcext:value-type="float">
            <text:p>0.72549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247798" calcext:value-type="float">
            <text:p>-0.0247798</text:p>
          </table:table-cell>
        </table:table-row>
        <table:table-row table:style-name="ro1">
          <table:table-cell office:value-type="float" office:value="108.979" calcext:value-type="float">
            <text:p>108.979</text:p>
          </table:table-cell>
          <table:table-cell office:value-type="float" office:value="0.197983" calcext:value-type="float">
            <text:p>0.197983</text:p>
          </table:table-cell>
          <table:table-cell office:value-type="float" office:value="244.802" calcext:value-type="float">
            <text:p>244.802</text:p>
          </table:table-cell>
          <table:table-cell office:value-type="float" office:value="0.729862" calcext:value-type="float">
            <text:p>0.72986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96338" calcext:value-type="float">
            <text:p>-0.0196338</text:p>
          </table:table-cell>
        </table:table-row>
        <table:table-row table:style-name="ro1">
          <table:table-cell office:value-type="float" office:value="109.086" calcext:value-type="float">
            <text:p>109.086</text:p>
          </table:table-cell>
          <table:table-cell office:value-type="float" office:value="0.195374" calcext:value-type="float">
            <text:p>0.195374</text:p>
          </table:table-cell>
          <table:table-cell office:value-type="float" office:value="244.805" calcext:value-type="float">
            <text:p>244.805</text:p>
          </table:table-cell>
          <table:table-cell office:value-type="float" office:value="0.732819" calcext:value-type="float">
            <text:p>0.73281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60243" calcext:value-type="float">
            <text:p>-0.0160243</text:p>
          </table:table-cell>
        </table:table-row>
        <table:table-row table:style-name="ro1">
          <table:table-cell office:value-type="float" office:value="109.191" calcext:value-type="float">
            <text:p>109.191</text:p>
          </table:table-cell>
          <table:table-cell office:value-type="float" office:value="0.193481" calcext:value-type="float">
            <text:p>0.193481</text:p>
          </table:table-cell>
          <table:table-cell office:value-type="float" office:value="244.807" calcext:value-type="float">
            <text:p>244.807</text:p>
          </table:table-cell>
          <table:table-cell office:value-type="float" office:value="0.735912" calcext:value-type="float">
            <text:p>0.73591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2458" calcext:value-type="float">
            <text:p>-0.012458</text:p>
          </table:table-cell>
        </table:table-row>
        <table:table-row table:style-name="ro1">
          <table:table-cell office:value-type="float" office:value="109.306" calcext:value-type="float">
            <text:p>109.306</text:p>
          </table:table-cell>
          <table:table-cell office:value-type="float" office:value="0.191818" calcext:value-type="float">
            <text:p>0.191818</text:p>
          </table:table-cell>
          <table:table-cell office:value-type="float" office:value="244.808" calcext:value-type="float">
            <text:p>244.808</text:p>
          </table:table-cell>
          <table:table-cell office:value-type="float" office:value="0.737603" calcext:value-type="float">
            <text:p>0.73760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03514" calcext:value-type="float">
            <text:p>-0.0103514</text:p>
          </table:table-cell>
        </table:table-row>
        <table:table-row table:style-name="ro1">
          <table:table-cell office:value-type="float" office:value="109.435" calcext:value-type="float">
            <text:p>109.435</text:p>
          </table:table-cell>
          <table:table-cell office:value-type="float" office:value="0.190536" calcext:value-type="float">
            <text:p>0.190536</text:p>
          </table:table-cell>
          <table:table-cell office:value-type="float" office:value="244.809" calcext:value-type="float">
            <text:p>244.809</text:p>
          </table:table-cell>
          <table:table-cell office:value-type="float" office:value="0.739183" calcext:value-type="float">
            <text:p>0.73918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84508" calcext:value-type="float">
            <text:p>-0.0084508</text:p>
          </table:table-cell>
        </table:table-row>
        <table:table-row table:style-name="ro1">
          <table:table-cell office:value-type="float" office:value="109.562" calcext:value-type="float">
            <text:p>109.562</text:p>
          </table:table-cell>
          <table:table-cell office:value-type="float" office:value="0.190018" calcext:value-type="float">
            <text:p>0.190018</text:p>
          </table:table-cell>
          <table:table-cell office:value-type="float" office:value="244.81" calcext:value-type="float">
            <text:p>244.81</text:p>
          </table:table-cell>
          <table:table-cell office:value-type="float" office:value="0.741833" calcext:value-type="float">
            <text:p>0.74183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567124" calcext:value-type="float">
            <text:p>-0.00567124</text:p>
          </table:table-cell>
        </table:table-row>
        <table:table-row table:style-name="ro1">
          <table:table-cell office:value-type="float" office:value="109.69" calcext:value-type="float">
            <text:p>109.69</text:p>
          </table:table-cell>
          <table:table-cell office:value-type="float" office:value="0.18985" calcext:value-type="float">
            <text:p>0.18985</text:p>
          </table:table-cell>
          <table:table-cell office:value-type="float" office:value="244.81" calcext:value-type="float">
            <text:p>244.81</text:p>
          </table:table-cell>
          <table:table-cell office:value-type="float" office:value="0.744072" calcext:value-type="float">
            <text:p>0.74407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339079" calcext:value-type="float">
            <text:p>-0.00339079</text:p>
          </table:table-cell>
        </table:table-row>
        <table:table-row table:style-name="ro1">
          <table:table-cell office:value-type="float" office:value="109.805" calcext:value-type="float">
            <text:p>109.805</text:p>
          </table:table-cell>
          <table:table-cell office:value-type="float" office:value="0.190155" calcext:value-type="float">
            <text:p>0.190155</text:p>
          </table:table-cell>
          <table:table-cell office:value-type="float" office:value="244.81" calcext:value-type="float">
            <text:p>244.81</text:p>
          </table:table-cell>
          <table:table-cell office:value-type="float" office:value="0.746605" calcext:value-type="float">
            <text:p>0.74660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933349" calcext:value-type="float">
            <text:p>-0.000933349</text:p>
          </table:table-cell>
        </table:table-row>
        <table:table-row table:style-name="ro1">
          <table:table-cell office:value-type="float" office:value="109.91" calcext:value-type="float">
            <text:p>109.91</text:p>
          </table:table-cell>
          <table:table-cell office:value-type="float" office:value="0.190643" calcext:value-type="float">
            <text:p>0.190643</text:p>
          </table:table-cell>
          <table:table-cell office:value-type="float" office:value="244.809" calcext:value-type="float">
            <text:p>244.809</text:p>
          </table:table-cell>
          <table:table-cell office:value-type="float" office:value="0.748539" calcext:value-type="float">
            <text:p>0.74853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878532" calcext:value-type="float">
            <text:p>0.000878532</text:p>
          </table:table-cell>
        </table:table-row>
        <table:table-row table:style-name="ro1">
          <table:table-cell office:value-type="float" office:value="110.015" calcext:value-type="float">
            <text:p>110.015</text:p>
          </table:table-cell>
          <table:table-cell office:value-type="float" office:value="0.191254" calcext:value-type="float">
            <text:p>0.191254</text:p>
          </table:table-cell>
          <table:table-cell office:value-type="float" office:value="244.809" calcext:value-type="float">
            <text:p>244.809</text:p>
          </table:table-cell>
          <table:table-cell office:value-type="float" office:value="0.749859" calcext:value-type="float">
            <text:p>0.74985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0458" calcext:value-type="float">
            <text:p>0.0020458</text:p>
          </table:table-cell>
        </table:table-row>
        <table:table-row table:style-name="ro1">
          <table:table-cell office:value-type="float" office:value="110.146" calcext:value-type="float">
            <text:p>110.146</text:p>
          </table:table-cell>
          <table:table-cell office:value-type="float" office:value="0.192078" calcext:value-type="float">
            <text:p>0.192078</text:p>
          </table:table-cell>
          <table:table-cell office:value-type="float" office:value="244.808" calcext:value-type="float">
            <text:p>244.808</text:p>
          </table:table-cell>
          <table:table-cell office:value-type="float" office:value="0.751091" calcext:value-type="float">
            <text:p>0.75109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307173" calcext:value-type="float">
            <text:p>0.00307173</text:p>
          </table:table-cell>
        </table:table-row>
        <table:table-row table:style-name="ro1">
          <table:table-cell office:value-type="float" office:value="110.276" calcext:value-type="float">
            <text:p>110.276</text:p>
          </table:table-cell>
          <table:table-cell office:value-type="float" office:value="0.192871" calcext:value-type="float">
            <text:p>0.192871</text:p>
          </table:table-cell>
          <table:table-cell office:value-type="float" office:value="244.807" calcext:value-type="float">
            <text:p>244.807</text:p>
          </table:table-cell>
          <table:table-cell office:value-type="float" office:value="0.751679" calcext:value-type="float">
            <text:p>0.75167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346131" calcext:value-type="float">
            <text:p>0.00346131</text:p>
          </table:table-cell>
        </table:table-row>
        <table:table-row table:style-name="ro1">
          <table:table-cell office:value-type="float" office:value="110.405" calcext:value-type="float">
            <text:p>110.405</text:p>
          </table:table-cell>
          <table:table-cell office:value-type="float" office:value="0.193542" calcext:value-type="float">
            <text:p>0.193542</text:p>
          </table:table-cell>
          <table:table-cell office:value-type="float" office:value="244.806" calcext:value-type="float">
            <text:p>244.806</text:p>
          </table:table-cell>
          <table:table-cell office:value-type="float" office:value="0.751776" calcext:value-type="float">
            <text:p>0.75177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339021" calcext:value-type="float">
            <text:p>0.00339021</text:p>
          </table:table-cell>
        </table:table-row>
        <table:table-row table:style-name="ro1">
          <table:table-cell office:value-type="float" office:value="110.536" calcext:value-type="float">
            <text:p>110.536</text:p>
          </table:table-cell>
          <table:table-cell office:value-type="float" office:value="0.194031" calcext:value-type="float">
            <text:p>0.194031</text:p>
          </table:table-cell>
          <table:table-cell office:value-type="float" office:value="244.806" calcext:value-type="float">
            <text:p>244.806</text:p>
          </table:table-cell>
          <table:table-cell office:value-type="float" office:value="0.751461" calcext:value-type="float">
            <text:p>0.75146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95376" calcext:value-type="float">
            <text:p>0.00295376</text:p>
          </table:table-cell>
        </table:table-row>
        <table:table-row table:style-name="ro1">
          <table:table-cell office:value-type="float" office:value="110.663" calcext:value-type="float">
            <text:p>110.663</text:p>
          </table:table-cell>
          <table:table-cell office:value-type="float" office:value="0.194397" calcext:value-type="float">
            <text:p>0.194397</text:p>
          </table:table-cell>
          <table:table-cell office:value-type="float" office:value="244.806" calcext:value-type="float">
            <text:p>244.806</text:p>
          </table:table-cell>
          <table:table-cell office:value-type="float" office:value="0.751024" calcext:value-type="float">
            <text:p>0.75102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42463" calcext:value-type="float">
            <text:p>0.00242463</text:p>
          </table:table-cell>
        </table:table-row>
        <table:table-row table:style-name="ro1">
          <table:table-cell office:value-type="float" office:value="110.78" calcext:value-type="float">
            <text:p>110.78</text:p>
          </table:table-cell>
          <table:table-cell office:value-type="float" office:value="0.194366" calcext:value-type="float">
            <text:p>0.194366</text:p>
          </table:table-cell>
          <table:table-cell office:value-type="float" office:value="244.806" calcext:value-type="float">
            <text:p>244.806</text:p>
          </table:table-cell>
          <table:table-cell office:value-type="float" office:value="0.749695" calcext:value-type="float">
            <text:p>0.74969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10332" calcext:value-type="float">
            <text:p>0.00110332</text:p>
          </table:table-cell>
        </table:table-row>
        <table:table-row table:style-name="ro1">
          <table:table-cell office:value-type="float" office:value="110.897" calcext:value-type="float">
            <text:p>110.897</text:p>
          </table:table-cell>
          <table:table-cell office:value-type="float" office:value="0.193985" calcext:value-type="float">
            <text:p>0.193985</text:p>
          </table:table-cell>
          <table:table-cell office:value-type="float" office:value="244.806" calcext:value-type="float">
            <text:p>244.806</text:p>
          </table:table-cell>
          <table:table-cell office:value-type="float" office:value="0.748067" calcext:value-type="float">
            <text:p>0.74806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428796" calcext:value-type="float">
            <text:p>-0.000428796</text:p>
          </table:table-cell>
        </table:table-row>
        <table:table-row table:style-name="ro1">
          <table:table-cell office:value-type="float" office:value="110.999" calcext:value-type="float">
            <text:p>110.999</text:p>
          </table:table-cell>
          <table:table-cell office:value-type="float" office:value="0.193451" calcext:value-type="float">
            <text:p>0.193451</text:p>
          </table:table-cell>
          <table:table-cell office:value-type="float" office:value="244.807" calcext:value-type="float">
            <text:p>244.807</text:p>
          </table:table-cell>
          <table:table-cell office:value-type="float" office:value="0.746617" calcext:value-type="float">
            <text:p>0.74661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74541" calcext:value-type="float">
            <text:p>-0.00174541</text:p>
          </table:table-cell>
        </table:table-row>
        <table:table-row table:style-name="ro1">
          <table:table-cell office:value-type="float" office:value="111.116" calcext:value-type="float">
            <text:p>111.116</text:p>
          </table:table-cell>
          <table:table-cell office:value-type="float" office:value="0.192673" calcext:value-type="float">
            <text:p>0.192673</text:p>
          </table:table-cell>
          <table:table-cell office:value-type="float" office:value="244.807" calcext:value-type="float">
            <text:p>244.807</text:p>
          </table:table-cell>
          <table:table-cell office:value-type="float" office:value="0.745331" calcext:value-type="float">
            <text:p>0.74533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28374" calcext:value-type="float">
            <text:p>-0.0028374</text:p>
          </table:table-cell>
        </table:table-row>
        <table:table-row table:style-name="ro1">
          <table:table-cell office:value-type="float" office:value="111.22" calcext:value-type="float">
            <text:p>111.22</text:p>
          </table:table-cell>
          <table:table-cell office:value-type="float" office:value="0.191406" calcext:value-type="float">
            <text:p>0.191406</text:p>
          </table:table-cell>
          <table:table-cell office:value-type="float" office:value="244.809" calcext:value-type="float">
            <text:p>244.809</text:p>
          </table:table-cell>
          <table:table-cell office:value-type="float" office:value="0.743069" calcext:value-type="float">
            <text:p>0.74306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478285" calcext:value-type="float">
            <text:p>-0.00478285</text:p>
          </table:table-cell>
        </table:table-row>
        <table:table-row table:style-name="ro1">
          <table:table-cell office:value-type="float" office:value="111.334" calcext:value-type="float">
            <text:p>111.334</text:p>
          </table:table-cell>
          <table:table-cell office:value-type="float" office:value="0.189651" calcext:value-type="float">
            <text:p>0.189651</text:p>
          </table:table-cell>
          <table:table-cell office:value-type="float" office:value="244.81" calcext:value-type="float">
            <text:p>244.81</text:p>
          </table:table-cell>
          <table:table-cell office:value-type="float" office:value="0.740549" calcext:value-type="float">
            <text:p>0.74054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68637" calcext:value-type="float">
            <text:p>-0.0068637</text:p>
          </table:table-cell>
        </table:table-row>
        <table:table-row table:style-name="ro1">
          <table:table-cell office:value-type="float" office:value="111.435" calcext:value-type="float">
            <text:p>111.435</text:p>
          </table:table-cell>
          <table:table-cell office:value-type="float" office:value="0.187897" calcext:value-type="float">
            <text:p>0.187897</text:p>
          </table:table-cell>
          <table:table-cell office:value-type="float" office:value="244.812" calcext:value-type="float">
            <text:p>244.812</text:p>
          </table:table-cell>
          <table:table-cell office:value-type="float" office:value="0.739015" calcext:value-type="float">
            <text:p>0.73901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795886" calcext:value-type="float">
            <text:p>-0.00795886</text:p>
          </table:table-cell>
        </table:table-row>
        <table:table-row table:style-name="ro1">
          <table:table-cell office:value-type="float" office:value="111.551" calcext:value-type="float">
            <text:p>111.551</text:p>
          </table:table-cell>
          <table:table-cell office:value-type="float" office:value="0.18541" calcext:value-type="float">
            <text:p>0.18541</text:p>
          </table:table-cell>
          <table:table-cell office:value-type="float" office:value="244.815" calcext:value-type="float">
            <text:p>244.815</text:p>
          </table:table-cell>
          <table:table-cell office:value-type="float" office:value="0.736079" calcext:value-type="float">
            <text:p>0.73607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0273" calcext:value-type="float">
            <text:p>-0.010273</text:p>
          </table:table-cell>
        </table:table-row>
        <table:table-row table:style-name="ro1">
          <table:table-cell office:value-type="float" office:value="111.68" calcext:value-type="float">
            <text:p>111.68</text:p>
          </table:table-cell>
          <table:table-cell office:value-type="float" office:value="0.182312" calcext:value-type="float">
            <text:p>0.182312</text:p>
          </table:table-cell>
          <table:table-cell office:value-type="float" office:value="244.818" calcext:value-type="float">
            <text:p>244.818</text:p>
          </table:table-cell>
          <table:table-cell office:value-type="float" office:value="0.732841" calcext:value-type="float">
            <text:p>0.73284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2737" calcext:value-type="float">
            <text:p>-0.012737</text:p>
          </table:table-cell>
        </table:table-row>
        <table:table-row table:style-name="ro1">
          <table:table-cell office:value-type="float" office:value="111.808" calcext:value-type="float">
            <text:p>111.808</text:p>
          </table:table-cell>
          <table:table-cell office:value-type="float" office:value="0.178833" calcext:value-type="float">
            <text:p>0.178833</text:p>
          </table:table-cell>
          <table:table-cell office:value-type="float" office:value="244.821" calcext:value-type="float">
            <text:p>244.821</text:p>
          </table:table-cell>
          <table:table-cell office:value-type="float" office:value="0.729745" calcext:value-type="float">
            <text:p>0.72974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49635" calcext:value-type="float">
            <text:p>-0.0149635</text:p>
          </table:table-cell>
        </table:table-row>
        <table:table-row table:style-name="ro1">
          <table:table-cell office:value-type="float" office:value="111.937" calcext:value-type="float">
            <text:p>111.937</text:p>
          </table:table-cell>
          <table:table-cell office:value-type="float" office:value="0.174805" calcext:value-type="float">
            <text:p>0.174805</text:p>
          </table:table-cell>
          <table:table-cell office:value-type="float" office:value="244.825" calcext:value-type="float">
            <text:p>244.825</text:p>
          </table:table-cell>
          <table:table-cell office:value-type="float" office:value="0.726296" calcext:value-type="float">
            <text:p>0.72629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74055" calcext:value-type="float">
            <text:p>-0.0174055</text:p>
          </table:table-cell>
        </table:table-row>
        <table:table-row table:style-name="ro1">
          <table:table-cell office:value-type="float" office:value="112.057" calcext:value-type="float">
            <text:p>112.057</text:p>
          </table:table-cell>
          <table:table-cell office:value-type="float" office:value="0.170792" calcext:value-type="float">
            <text:p>0.170792</text:p>
          </table:table-cell>
          <table:table-cell office:value-type="float" office:value="244.829" calcext:value-type="float">
            <text:p>244.829</text:p>
          </table:table-cell>
          <table:table-cell office:value-type="float" office:value="0.724106" calcext:value-type="float">
            <text:p>0.72410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85924" calcext:value-type="float">
            <text:p>-0.0185924</text:p>
          </table:table-cell>
        </table:table-row>
        <table:table-row table:style-name="ro1">
          <table:table-cell office:value-type="float" office:value="112.172" calcext:value-type="float">
            <text:p>112.172</text:p>
          </table:table-cell>
          <table:table-cell office:value-type="float" office:value="0.166687" calcext:value-type="float">
            <text:p>0.166687</text:p>
          </table:table-cell>
          <table:table-cell office:value-type="float" office:value="244.833" calcext:value-type="float">
            <text:p>244.833</text:p>
          </table:table-cell>
          <table:table-cell office:value-type="float" office:value="0.722451" calcext:value-type="float">
            <text:p>0.72245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92203" calcext:value-type="float">
            <text:p>-0.0192203</text:p>
          </table:table-cell>
        </table:table-row>
        <table:table-row table:style-name="ro1">
          <table:table-cell office:value-type="float" office:value="112.289" calcext:value-type="float">
            <text:p>112.289</text:p>
          </table:table-cell>
          <table:table-cell office:value-type="float" office:value="0.162338" calcext:value-type="float">
            <text:p>0.162338</text:p>
          </table:table-cell>
          <table:table-cell office:value-type="float" office:value="244.838" calcext:value-type="float">
            <text:p>244.838</text:p>
          </table:table-cell>
          <table:table-cell office:value-type="float" office:value="0.720037" calcext:value-type="float">
            <text:p>0.72003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205473" calcext:value-type="float">
            <text:p>-0.0205473</text:p>
          </table:table-cell>
        </table:table-row>
        <table:table-row table:style-name="ro1">
          <table:table-cell office:value-type="float" office:value="112.402" calcext:value-type="float">
            <text:p>112.402</text:p>
          </table:table-cell>
          <table:table-cell office:value-type="float" office:value="0.158005" calcext:value-type="float">
            <text:p>0.158005</text:p>
          </table:table-cell>
          <table:table-cell office:value-type="float" office:value="244.842" calcext:value-type="float">
            <text:p>244.842</text:p>
          </table:table-cell>
          <table:table-cell office:value-type="float" office:value="0.718503" calcext:value-type="float">
            <text:p>0.71850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209979" calcext:value-type="float">
            <text:p>-0.0209979</text:p>
          </table:table-cell>
        </table:table-row>
        <table:table-row table:style-name="ro1">
          <table:table-cell office:value-type="float" office:value="112.505" calcext:value-type="float">
            <text:p>112.505</text:p>
          </table:table-cell>
          <table:table-cell office:value-type="float" office:value="0.154037" calcext:value-type="float">
            <text:p>0.154037</text:p>
          </table:table-cell>
          <table:table-cell office:value-type="float" office:value="244.846" calcext:value-type="float">
            <text:p>244.846</text:p>
          </table:table-cell>
          <table:table-cell office:value-type="float" office:value="0.71811" calcext:value-type="float">
            <text:p>0.7181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20399" calcext:value-type="float">
            <text:p>-0.020399</text:p>
          </table:table-cell>
        </table:table-row>
        <table:table-row table:style-name="ro1">
          <table:table-cell office:value-type="float" office:value="112.629" calcext:value-type="float">
            <text:p>112.629</text:p>
          </table:table-cell>
          <table:table-cell office:value-type="float" office:value="0.149139" calcext:value-type="float">
            <text:p>0.149139</text:p>
          </table:table-cell>
          <table:table-cell office:value-type="float" office:value="244.851" calcext:value-type="float">
            <text:p>244.851</text:p>
          </table:table-cell>
          <table:table-cell office:value-type="float" office:value="0.714968" calcext:value-type="float">
            <text:p>0.71496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223165" calcext:value-type="float">
            <text:p>-0.0223165</text:p>
          </table:table-cell>
        </table:table-row>
        <table:table-row table:style-name="ro1">
          <table:table-cell office:value-type="float" office:value="112.753" calcext:value-type="float">
            <text:p>112.753</text:p>
          </table:table-cell>
          <table:table-cell office:value-type="float" office:value="0.144363" calcext:value-type="float">
            <text:p>0.144363</text:p>
          </table:table-cell>
          <table:table-cell office:value-type="float" office:value="244.856" calcext:value-type="float">
            <text:p>244.856</text:p>
          </table:table-cell>
          <table:table-cell office:value-type="float" office:value="0.713007" calcext:value-type="float">
            <text:p>0.71300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230838" calcext:value-type="float">
            <text:p>-0.0230838</text:p>
          </table:table-cell>
        </table:table-row>
        <table:table-row table:style-name="ro1">
          <table:table-cell office:value-type="float" office:value="112.862" calcext:value-type="float">
            <text:p>112.862</text:p>
          </table:table-cell>
          <table:table-cell office:value-type="float" office:value="0.140167" calcext:value-type="float">
            <text:p>0.140167</text:p>
          </table:table-cell>
          <table:table-cell office:value-type="float" office:value="244.86" calcext:value-type="float">
            <text:p>244.86</text:p>
          </table:table-cell>
          <table:table-cell office:value-type="float" office:value="0.713025" calcext:value-type="float">
            <text:p>0.71302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220171" calcext:value-type="float">
            <text:p>-0.0220171</text:p>
          </table:table-cell>
        </table:table-row>
        <table:table-row table:style-name="ro1">
          <table:table-cell office:value-type="float" office:value="112.976" calcext:value-type="float">
            <text:p>112.976</text:p>
          </table:table-cell>
          <table:table-cell office:value-type="float" office:value="0.135925" calcext:value-type="float">
            <text:p>0.135925</text:p>
          </table:table-cell>
          <table:table-cell office:value-type="float" office:value="244.864" calcext:value-type="float">
            <text:p>244.864</text:p>
          </table:table-cell>
          <table:table-cell office:value-type="float" office:value="0.712392" calcext:value-type="float">
            <text:p>0.71239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215892" calcext:value-type="float">
            <text:p>-0.0215892</text:p>
          </table:table-cell>
        </table:table-row>
        <table:table-row table:style-name="ro1">
          <table:table-cell office:value-type="float" office:value="113.09" calcext:value-type="float">
            <text:p>113.09</text:p>
          </table:table-cell>
          <table:table-cell office:value-type="float" office:value="0.131973" calcext:value-type="float">
            <text:p>0.131973</text:p>
          </table:table-cell>
          <table:table-cell office:value-type="float" office:value="244.868" calcext:value-type="float">
            <text:p>244.868</text:p>
          </table:table-cell>
          <table:table-cell office:value-type="float" office:value="0.712364" calcext:value-type="float">
            <text:p>0.71236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206288" calcext:value-type="float">
            <text:p>-0.0206288</text:p>
          </table:table-cell>
        </table:table-row>
        <table:table-row table:style-name="ro1">
          <table:table-cell office:value-type="float" office:value="113.203" calcext:value-type="float">
            <text:p>113.203</text:p>
          </table:table-cell>
          <table:table-cell office:value-type="float" office:value="0.12822" calcext:value-type="float">
            <text:p>0.12822</text:p>
          </table:table-cell>
          <table:table-cell office:value-type="float" office:value="244.872" calcext:value-type="float">
            <text:p>244.872</text:p>
          </table:table-cell>
          <table:table-cell office:value-type="float" office:value="0.712488" calcext:value-type="float">
            <text:p>0.71248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95674" calcext:value-type="float">
            <text:p>-0.0195674</text:p>
          </table:table-cell>
        </table:table-row>
        <table:table-row table:style-name="ro1">
          <table:table-cell office:value-type="float" office:value="113.318" calcext:value-type="float">
            <text:p>113.318</text:p>
          </table:table-cell>
          <table:table-cell office:value-type="float" office:value="0.12468" calcext:value-type="float">
            <text:p>0.12468</text:p>
          </table:table-cell>
          <table:table-cell office:value-type="float" office:value="244.875" calcext:value-type="float">
            <text:p>244.875</text:p>
          </table:table-cell>
          <table:table-cell office:value-type="float" office:value="0.71261" calcext:value-type="float">
            <text:p>0.7126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85594" calcext:value-type="float">
            <text:p>-0.0185594</text:p>
          </table:table-cell>
        </table:table-row>
        <table:table-row table:style-name="ro1">
          <table:table-cell office:value-type="float" office:value="113.428" calcext:value-type="float">
            <text:p>113.428</text:p>
          </table:table-cell>
          <table:table-cell office:value-type="float" office:value="0.121552" calcext:value-type="float">
            <text:p>0.121552</text:p>
          </table:table-cell>
          <table:table-cell office:value-type="float" office:value="244.878" calcext:value-type="float">
            <text:p>244.878</text:p>
          </table:table-cell>
          <table:table-cell office:value-type="float" office:value="0.713262" calcext:value-type="float">
            <text:p>0.71326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71263" calcext:value-type="float">
            <text:p>-0.0171263</text:p>
          </table:table-cell>
        </table:table-row>
        <table:table-row table:style-name="ro1">
          <table:table-cell office:value-type="float" office:value="113.539" calcext:value-type="float">
            <text:p>113.539</text:p>
          </table:table-cell>
          <table:table-cell office:value-type="float" office:value="0.11853" calcext:value-type="float">
            <text:p>0.11853</text:p>
          </table:table-cell>
          <table:table-cell office:value-type="float" office:value="244.881" calcext:value-type="float">
            <text:p>244.881</text:p>
          </table:table-cell>
          <table:table-cell office:value-type="float" office:value="0.713498" calcext:value-type="float">
            <text:p>0.71349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61347" calcext:value-type="float">
            <text:p>-0.0161347</text:p>
          </table:table-cell>
        </table:table-row>
        <table:table-row table:style-name="ro1">
          <table:table-cell office:value-type="float" office:value="113.655" calcext:value-type="float">
            <text:p>113.655</text:p>
          </table:table-cell>
          <table:table-cell office:value-type="float" office:value="0.115906" calcext:value-type="float">
            <text:p>0.115906</text:p>
          </table:table-cell>
          <table:table-cell office:value-type="float" office:value="244.884" calcext:value-type="float">
            <text:p>244.884</text:p>
          </table:table-cell>
          <table:table-cell office:value-type="float" office:value="0.714444" calcext:value-type="float">
            <text:p>0.71444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45328" calcext:value-type="float">
            <text:p>-0.0145328</text:p>
          </table:table-cell>
        </table:table-row>
        <table:table-row table:style-name="ro1">
          <table:table-cell office:value-type="float" office:value="113.771" calcext:value-type="float">
            <text:p>113.771</text:p>
          </table:table-cell>
          <table:table-cell office:value-type="float" office:value="0.113586" calcext:value-type="float">
            <text:p>0.113586</text:p>
          </table:table-cell>
          <table:table-cell office:value-type="float" office:value="244.886" calcext:value-type="float">
            <text:p>244.886</text:p>
          </table:table-cell>
          <table:table-cell office:value-type="float" office:value="0.715393" calcext:value-type="float">
            <text:p>0.71539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30035" calcext:value-type="float">
            <text:p>-0.0130035</text:p>
          </table:table-cell>
        </table:table-row>
        <table:table-row table:style-name="ro1">
          <table:table-cell office:value-type="float" office:value="113.891" calcext:value-type="float">
            <text:p>113.891</text:p>
          </table:table-cell>
          <table:table-cell office:value-type="float" office:value="0.111572" calcext:value-type="float">
            <text:p>0.111572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16408" calcext:value-type="float">
            <text:p>0.71640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14853" calcext:value-type="float">
            <text:p>-0.0114853</text:p>
          </table:table-cell>
        </table:table-row>
        <table:table-row table:style-name="ro1">
          <table:table-cell office:value-type="float" office:value="114.023" calcext:value-type="float">
            <text:p>114.023</text:p>
          </table:table-cell>
          <table:table-cell office:value-type="float" office:value="0.109741" calcext:value-type="float">
            <text:p>0.109741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17021" calcext:value-type="float">
            <text:p>0.71702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104139" calcext:value-type="float">
            <text:p>-0.0104139</text:p>
          </table:table-cell>
        </table:table-row>
        <table:table-row table:style-name="ro1">
          <table:table-cell office:value-type="float" office:value="114.14" calcext:value-type="float">
            <text:p>114.14</text:p>
          </table:table-cell>
          <table:table-cell office:value-type="float" office:value="0.108643" calcext:value-type="float">
            <text:p>0.108643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19259" calcext:value-type="float">
            <text:p>0.71925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79014" calcext:value-type="float">
            <text:p>-0.0079014</text:p>
          </table:table-cell>
        </table:table-row>
        <table:table-row table:style-name="ro1">
          <table:table-cell office:value-type="float" office:value="114.255" calcext:value-type="float">
            <text:p>114.255</text:p>
          </table:table-cell>
          <table:table-cell office:value-type="float" office:value="0.107849" calcext:value-type="float">
            <text:p>0.107849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1073" calcext:value-type="float">
            <text:p>0.72107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588917" calcext:value-type="float">
            <text:p>-0.00588917</text:p>
          </table:table-cell>
        </table:table-row>
        <table:table-row table:style-name="ro1">
          <table:table-cell office:value-type="float" office:value="114.371" calcext:value-type="float">
            <text:p>114.371</text:p>
          </table:table-cell>
          <table:table-cell office:value-type="float" office:value="0.107529" calcext:value-type="float">
            <text:p>0.107529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3177" calcext:value-type="float">
            <text:p>0.72317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370545" calcext:value-type="float">
            <text:p>-0.00370545</text:p>
          </table:table-cell>
        </table:table-row>
        <table:table-row table:style-name="ro1">
          <table:table-cell office:value-type="float" office:value="114.483" calcext:value-type="float">
            <text:p>114.483</text:p>
          </table:table-cell>
          <table:table-cell office:value-type="float" office:value="0.10762" calcext:value-type="float">
            <text:p>0.10762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5458" calcext:value-type="float">
            <text:p>0.72545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44665" calcext:value-type="float">
            <text:p>-0.00144665</text:p>
          </table:table-cell>
        </table:table-row>
        <table:table-row table:style-name="ro1">
          <table:table-cell office:value-type="float" office:value="114.597" calcext:value-type="float">
            <text:p>114.597</text:p>
          </table:table-cell>
          <table:table-cell office:value-type="float" office:value="0.107925" calcext:value-type="float">
            <text:p>0.107925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7095" calcext:value-type="float">
            <text:p>0.72709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113976" calcext:value-type="float">
            <text:p>0.000113976</text:p>
          </table:table-cell>
        </table:table-row>
        <table:table-row table:style-name="ro1">
          <table:table-cell office:value-type="float" office:value="114.698" calcext:value-type="float">
            <text:p>114.698</text:p>
          </table:table-cell>
          <table:table-cell office:value-type="float" office:value="0.108322" calcext:value-type="float">
            <text:p>0.108322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8213" calcext:value-type="float">
            <text:p>0.72821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13206" calcext:value-type="float">
            <text:p>0.00113206</text:p>
          </table:table-cell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0.108994" calcext:value-type="float">
            <text:p>0.108994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29567" calcext:value-type="float">
            <text:p>0.72956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31897" calcext:value-type="float">
            <text:p>0.00231897</text:p>
          </table:table-cell>
        </table:table-row>
        <table:table-row table:style-name="ro1">
          <table:table-cell office:value-type="float" office:value="114.919" calcext:value-type="float">
            <text:p>114.919</text:p>
          </table:table-cell>
          <table:table-cell office:value-type="float" office:value="0.110138" calcext:value-type="float">
            <text:p>0.110138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31572" calcext:value-type="float">
            <text:p>0.73157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403748" calcext:value-type="float">
            <text:p>0.00403748</text:p>
          </table:table-cell>
        </table:table-row>
        <table:table-row table:style-name="ro1">
          <table:table-cell office:value-type="float" office:value="115.047" calcext:value-type="float">
            <text:p>115.047</text:p>
          </table:table-cell>
          <table:table-cell office:value-type="float" office:value="0.111511" calcext:value-type="float">
            <text:p>0.111511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33246" calcext:value-type="float">
            <text:p>0.73324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536855" calcext:value-type="float">
            <text:p>0.00536855</text:p>
          </table:table-cell>
        </table:table-row>
        <table:table-row table:style-name="ro1">
          <table:table-cell office:value-type="float" office:value="115.176" calcext:value-type="float">
            <text:p>115.176</text:p>
          </table:table-cell>
          <table:table-cell office:value-type="float" office:value="0.113251" calcext:value-type="float">
            <text:p>0.113251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35222" calcext:value-type="float">
            <text:p>0.73522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69095" calcext:value-type="float">
            <text:p>0.0069095</text:p>
          </table:table-cell>
        </table:table-row>
        <table:table-row table:style-name="ro1">
          <table:table-cell office:value-type="float" office:value="115.307" calcext:value-type="float">
            <text:p>115.307</text:p>
          </table:table-cell>
          <table:table-cell office:value-type="float" office:value="0.115082" calcext:value-type="float">
            <text:p>0.115082</text:p>
          </table:table-cell>
          <table:table-cell office:value-type="float" office:value="244.885" calcext:value-type="float">
            <text:p>244.885</text:p>
          </table:table-cell>
          <table:table-cell office:value-type="float" office:value="0.736742" calcext:value-type="float">
            <text:p>0.73674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797201" calcext:value-type="float">
            <text:p>0.00797201</text:p>
          </table:table-cell>
        </table:table-row>
        <table:table-row table:style-name="ro1">
          <table:table-cell office:value-type="float" office:value="115.439" calcext:value-type="float">
            <text:p>115.439</text:p>
          </table:table-cell>
          <table:table-cell office:value-type="float" office:value="0.117065" calcext:value-type="float">
            <text:p>0.117065</text:p>
          </table:table-cell>
          <table:table-cell office:value-type="float" office:value="244.883" calcext:value-type="float">
            <text:p>244.883</text:p>
          </table:table-cell>
          <table:table-cell office:value-type="float" office:value="0.738138" calcext:value-type="float">
            <text:p>0.73813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887142" calcext:value-type="float">
            <text:p>0.00887142</text:p>
          </table:table-cell>
        </table:table-row>
        <table:table-row table:style-name="ro1">
          <table:table-cell office:value-type="float" office:value="115.564" calcext:value-type="float">
            <text:p>115.564</text:p>
          </table:table-cell>
          <table:table-cell office:value-type="float" office:value="0.118896" calcext:value-type="float">
            <text:p>0.118896</text:p>
          </table:table-cell>
          <table:table-cell office:value-type="float" office:value="244.881" calcext:value-type="float">
            <text:p>244.881</text:p>
          </table:table-cell>
          <table:table-cell office:value-type="float" office:value="0.738649" calcext:value-type="float">
            <text:p>0.73864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892488" calcext:value-type="float">
            <text:p>0.00892488</text:p>
          </table:table-cell>
        </table:table-row>
        <table:table-row table:style-name="ro1">
          <table:table-cell office:value-type="float" office:value="115.682" calcext:value-type="float">
            <text:p>115.682</text:p>
          </table:table-cell>
          <table:table-cell office:value-type="float" office:value="0.120636" calcext:value-type="float">
            <text:p>0.120636</text:p>
          </table:table-cell>
          <table:table-cell office:value-type="float" office:value="244.879" calcext:value-type="float">
            <text:p>244.879</text:p>
          </table:table-cell>
          <table:table-cell office:value-type="float" office:value="0.738982" calcext:value-type="float">
            <text:p>0.73898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882311" calcext:value-type="float">
            <text:p>0.00882311</text:p>
          </table:table-cell>
        </table:table-row>
        <table:table-row table:style-name="ro1">
          <table:table-cell office:value-type="float" office:value="115.784" calcext:value-type="float">
            <text:p>115.784</text:p>
          </table:table-cell>
          <table:table-cell office:value-type="float" office:value="0.122116" calcext:value-type="float">
            <text:p>0.122116</text:p>
          </table:table-cell>
          <table:table-cell office:value-type="float" office:value="244.878" calcext:value-type="float">
            <text:p>244.878</text:p>
          </table:table-cell>
          <table:table-cell office:value-type="float" office:value="0.738594" calcext:value-type="float">
            <text:p>0.73859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806544" calcext:value-type="float">
            <text:p>0.00806544</text:p>
          </table:table-cell>
        </table:table-row>
        <table:table-row table:style-name="ro1">
          <table:table-cell office:value-type="float" office:value="115.901" calcext:value-type="float">
            <text:p>115.901</text:p>
          </table:table-cell>
          <table:table-cell office:value-type="float" office:value="0.123825" calcext:value-type="float">
            <text:p>0.123825</text:p>
          </table:table-cell>
          <table:table-cell office:value-type="float" office:value="244.876" calcext:value-type="float">
            <text:p>244.876</text:p>
          </table:table-cell>
          <table:table-cell office:value-type="float" office:value="0.739287" calcext:value-type="float">
            <text:p>0.73928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83306" calcext:value-type="float">
            <text:p>0.0083306</text:p>
          </table:table-cell>
        </table:table-row>
        <table:table-row table:style-name="ro1">
          <table:table-cell office:value-type="float" office:value="116.004" calcext:value-type="float">
            <text:p>116.004</text:p>
          </table:table-cell>
          <table:table-cell office:value-type="float" office:value="0.125168" calcext:value-type="float">
            <text:p>0.125168</text:p>
          </table:table-cell>
          <table:table-cell office:value-type="float" office:value="244.875" calcext:value-type="float">
            <text:p>244.875</text:p>
          </table:table-cell>
          <table:table-cell office:value-type="float" office:value="0.738741" calcext:value-type="float">
            <text:p>0.73874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74495" calcext:value-type="float">
            <text:p>0.0074495</text:p>
          </table:table-cell>
        </table:table-row>
        <table:table-row table:style-name="ro1">
          <table:table-cell office:value-type="float" office:value="116.125" calcext:value-type="float">
            <text:p>116.125</text:p>
          </table:table-cell>
          <table:table-cell office:value-type="float" office:value="0.126663" calcext:value-type="float">
            <text:p>0.126663</text:p>
          </table:table-cell>
          <table:table-cell office:value-type="float" office:value="244.873" calcext:value-type="float">
            <text:p>244.873</text:p>
          </table:table-cell>
          <table:table-cell office:value-type="float" office:value="0.73911" calcext:value-type="float">
            <text:p>0.7391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744406" calcext:value-type="float">
            <text:p>0.00744406</text:p>
          </table:table-cell>
        </table:table-row>
        <table:table-row table:style-name="ro1">
          <table:table-cell office:value-type="float" office:value="116.254" calcext:value-type="float">
            <text:p>116.254</text:p>
          </table:table-cell>
          <table:table-cell office:value-type="float" office:value="0.128204" calcext:value-type="float">
            <text:p>0.128204</text:p>
          </table:table-cell>
          <table:table-cell office:value-type="float" office:value="244.872" calcext:value-type="float">
            <text:p>244.872</text:p>
          </table:table-cell>
          <table:table-cell office:value-type="float" office:value="0.739556" calcext:value-type="float">
            <text:p>0.73955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750444" calcext:value-type="float">
            <text:p>0.00750444</text:p>
          </table:table-cell>
        </table:table-row>
        <table:table-row table:style-name="ro1">
          <table:table-cell office:value-type="float" office:value="116.38" calcext:value-type="float">
            <text:p>116.38</text:p>
          </table:table-cell>
          <table:table-cell office:value-type="float" office:value="0.129333" calcext:value-type="float">
            <text:p>0.129333</text:p>
          </table:table-cell>
          <table:table-cell office:value-type="float" office:value="244.871" calcext:value-type="float">
            <text:p>244.871</text:p>
          </table:table-cell>
          <table:table-cell office:value-type="float" office:value="0.738925" calcext:value-type="float">
            <text:p>0.73892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659147" calcext:value-type="float">
            <text:p>0.00659147</text:p>
          </table:table-cell>
        </table:table-row>
        <table:table-row table:style-name="ro1">
          <table:table-cell office:value-type="float" office:value="116.508" calcext:value-type="float">
            <text:p>116.508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244.87" calcext:value-type="float">
            <text:p>244.87</text:p>
          </table:table-cell>
          <table:table-cell office:value-type="float" office:value="0.73792" calcext:value-type="float">
            <text:p>0.7379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538854" calcext:value-type="float">
            <text:p>0.00538854</text:p>
          </table:table-cell>
        </table:table-row>
        <table:table-row table:style-name="ro1">
          <table:table-cell office:value-type="float" office:value="116.636" calcext:value-type="float">
            <text:p>116.636</text:p>
          </table:table-cell>
          <table:table-cell office:value-type="float" office:value="0.130859" calcext:value-type="float">
            <text:p>0.130859</text:p>
          </table:table-cell>
          <table:table-cell office:value-type="float" office:value="244.869" calcext:value-type="float">
            <text:p>244.869</text:p>
          </table:table-cell>
          <table:table-cell office:value-type="float" office:value="0.737244" calcext:value-type="float">
            <text:p>0.73724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452881" calcext:value-type="float">
            <text:p>0.00452881</text:p>
          </table:table-cell>
        </table:table-row>
        <table:table-row table:style-name="ro1">
          <table:table-cell office:value-type="float" office:value="116.765" calcext:value-type="float">
            <text:p>116.765</text:p>
          </table:table-cell>
          <table:table-cell office:value-type="float" office:value="0.131348" calcext:value-type="float">
            <text:p>0.131348</text:p>
          </table:table-cell>
          <table:table-cell office:value-type="float" office:value="244.869" calcext:value-type="float">
            <text:p>244.869</text:p>
          </table:table-cell>
          <table:table-cell office:value-type="float" office:value="0.736349" calcext:value-type="float">
            <text:p>0.73634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35123" calcext:value-type="float">
            <text:p>0.0035123</text:p>
          </table:table-cell>
        </table:table-row>
        <table:table-row table:style-name="ro1">
          <table:table-cell office:value-type="float" office:value="116.879" calcext:value-type="float">
            <text:p>116.879</text:p>
          </table:table-cell>
          <table:table-cell office:value-type="float" office:value="0.13147" calcext:value-type="float">
            <text:p>0.13147</text:p>
          </table:table-cell>
          <table:table-cell office:value-type="float" office:value="244.869" calcext:value-type="float">
            <text:p>244.869</text:p>
          </table:table-cell>
          <table:table-cell office:value-type="float" office:value="0.734805" calcext:value-type="float">
            <text:p>0.73480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93754" calcext:value-type="float">
            <text:p>0.00193754</text:p>
          </table:table-cell>
        </table:table-row>
        <table:table-row table:style-name="ro1">
          <table:table-cell office:value-type="float" office:value="117.006" calcext:value-type="float">
            <text:p>117.006</text:p>
          </table:table-cell>
          <table:table-cell office:value-type="float" office:value="0.131165" calcext:value-type="float">
            <text:p>0.131165</text:p>
          </table:table-cell>
          <table:table-cell office:value-type="float" office:value="244.869" calcext:value-type="float">
            <text:p>244.869</text:p>
          </table:table-cell>
          <table:table-cell office:value-type="float" office:value="0.733039" calcext:value-type="float">
            <text:p>0.73303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248049" calcext:value-type="float">
            <text:p>0.000248049</text:p>
          </table:table-cell>
        </table:table-row>
        <table:table-row table:style-name="ro1">
          <table:table-cell office:value-type="float" office:value="117.135" calcext:value-type="float">
            <text:p>117.135</text:p>
          </table:table-cell>
          <table:table-cell office:value-type="float" office:value="0.130676" calcext:value-type="float">
            <text:p>0.130676</text:p>
          </table:table-cell>
          <table:table-cell office:value-type="float" office:value="244.869" calcext:value-type="float">
            <text:p>244.869</text:p>
          </table:table-cell>
          <table:table-cell office:value-type="float" office:value="0.731664" calcext:value-type="float">
            <text:p>0.73166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00465" calcext:value-type="float">
            <text:p>-0.00100465</text:p>
          </table:table-cell>
        </table:table-row>
        <table:table-row table:style-name="ro1">
          <table:table-cell office:value-type="float" office:value="117.266" calcext:value-type="float">
            <text:p>117.266</text:p>
          </table:table-cell>
          <table:table-cell office:value-type="float" office:value="0.129837" calcext:value-type="float">
            <text:p>0.129837</text:p>
          </table:table-cell>
          <table:table-cell office:value-type="float" office:value="244.87" calcext:value-type="float">
            <text:p>244.87</text:p>
          </table:table-cell>
          <table:table-cell office:value-type="float" office:value="0.729984" calcext:value-type="float">
            <text:p>0.72998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247487" calcext:value-type="float">
            <text:p>-0.00247487</text:p>
          </table:table-cell>
        </table:table-row>
        <table:table-row table:style-name="ro1">
          <table:table-cell office:value-type="float" office:value="117.375" calcext:value-type="float">
            <text:p>117.375</text:p>
          </table:table-cell>
          <table:table-cell office:value-type="float" office:value="0.128967" calcext:value-type="float">
            <text:p>0.128967</text:p>
          </table:table-cell>
          <table:table-cell office:value-type="float" office:value="244.871" calcext:value-type="float">
            <text:p>244.871</text:p>
          </table:table-cell>
          <table:table-cell office:value-type="float" office:value="0.728769" calcext:value-type="float">
            <text:p>0.72876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347272" calcext:value-type="float">
            <text:p>-0.00347272</text:p>
          </table:table-cell>
        </table:table-row>
        <table:table-row table:style-name="ro1">
          <table:table-cell office:value-type="float" office:value="117.476" calcext:value-type="float">
            <text:p>117.476</text:p>
          </table:table-cell>
          <table:table-cell office:value-type="float" office:value="0.128082" calcext:value-type="float">
            <text:p>0.128082</text:p>
          </table:table-cell>
          <table:table-cell office:value-type="float" office:value="244.872" calcext:value-type="float">
            <text:p>244.872</text:p>
          </table:table-cell>
          <table:table-cell office:value-type="float" office:value="0.727934" calcext:value-type="float">
            <text:p>0.72793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40862" calcext:value-type="float">
            <text:p>-0.0040862</text:p>
          </table:table-cell>
        </table:table-row>
        <table:table-row table:style-name="ro1">
          <table:table-cell office:value-type="float" office:value="117.577" calcext:value-type="float">
            <text:p>117.577</text:p>
          </table:table-cell>
          <table:table-cell office:value-type="float" office:value="0.126923" calcext:value-type="float">
            <text:p>0.126923</text:p>
          </table:table-cell>
          <table:table-cell office:value-type="float" office:value="244.873" calcext:value-type="float">
            <text:p>244.873</text:p>
          </table:table-cell>
          <table:table-cell office:value-type="float" office:value="0.726732" calcext:value-type="float">
            <text:p>0.72673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499871" calcext:value-type="float">
            <text:p>-0.00499871</text:p>
          </table:table-cell>
        </table:table-row>
        <table:table-row table:style-name="ro1">
          <table:table-cell office:value-type="float" office:value="117.682" calcext:value-type="float">
            <text:p>117.682</text:p>
          </table:table-cell>
          <table:table-cell office:value-type="float" office:value="0.12561" calcext:value-type="float">
            <text:p>0.12561</text:p>
          </table:table-cell>
          <table:table-cell office:value-type="float" office:value="244.874" calcext:value-type="float">
            <text:p>244.874</text:p>
          </table:table-cell>
          <table:table-cell office:value-type="float" office:value="0.725524" calcext:value-type="float">
            <text:p>0.72552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587887" calcext:value-type="float">
            <text:p>-0.00587887</text:p>
          </table:table-cell>
        </table:table-row>
        <table:table-row table:style-name="ro1">
          <table:table-cell office:value-type="float" office:value="117.817" calcext:value-type="float">
            <text:p>117.817</text:p>
          </table:table-cell>
          <table:table-cell office:value-type="float" office:value="0.123901" calcext:value-type="float">
            <text:p>0.123901</text:p>
          </table:table-cell>
          <table:table-cell office:value-type="float" office:value="244.876" calcext:value-type="float">
            <text:p>244.876</text:p>
          </table:table-cell>
          <table:table-cell office:value-type="float" office:value="0.723929" calcext:value-type="float">
            <text:p>0.72392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704659" calcext:value-type="float">
            <text:p>-0.00704659</text:p>
          </table:table-cell>
        </table:table-row>
        <table:table-row table:style-name="ro1">
          <table:table-cell office:value-type="float" office:value="117.946" calcext:value-type="float">
            <text:p>117.946</text:p>
          </table:table-cell>
          <table:table-cell office:value-type="float" office:value="0.12204" calcext:value-type="float">
            <text:p>0.12204</text:p>
          </table:table-cell>
          <table:table-cell office:value-type="float" office:value="244.878" calcext:value-type="float">
            <text:p>244.878</text:p>
          </table:table-cell>
          <table:table-cell office:value-type="float" office:value="0.72238" calcext:value-type="float">
            <text:p>0.7223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813014" calcext:value-type="float">
            <text:p>-0.00813014</text:p>
          </table:table-cell>
        </table:table-row>
        <table:table-row table:style-name="ro1">
          <table:table-cell office:value-type="float" office:value="118.073" calcext:value-type="float">
            <text:p>118.073</text:p>
          </table:table-cell>
          <table:table-cell office:value-type="float" office:value="0.120148" calcext:value-type="float">
            <text:p>0.120148</text:p>
          </table:table-cell>
          <table:table-cell office:value-type="float" office:value="244.88" calcext:value-type="float">
            <text:p>244.88</text:p>
          </table:table-cell>
          <table:table-cell office:value-type="float" office:value="0.721225" calcext:value-type="float">
            <text:p>0.72122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881218" calcext:value-type="float">
            <text:p>-0.00881218</text:p>
          </table:table-cell>
        </table:table-row>
        <table:table-row table:style-name="ro1">
          <table:table-cell office:value-type="float" office:value="118.201" calcext:value-type="float">
            <text:p>118.201</text:p>
          </table:table-cell>
          <table:table-cell office:value-type="float" office:value="0.11824" calcext:value-type="float">
            <text:p>0.11824</text:p>
          </table:table-cell>
          <table:table-cell office:value-type="float" office:value="244.882" calcext:value-type="float">
            <text:p>244.882</text:p>
          </table:table-cell>
          <table:table-cell office:value-type="float" office:value="0.72039" calcext:value-type="float">
            <text:p>0.7203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917037" calcext:value-type="float">
            <text:p>-0.00917037</text:p>
          </table:table-cell>
        </table:table-row>
        <table:table-row table:style-name="ro1">
          <table:table-cell office:value-type="float" office:value="118.331" calcext:value-type="float">
            <text:p>118.331</text:p>
          </table:table-cell>
          <table:table-cell office:value-type="float" office:value="0.116226" calcext:value-type="float">
            <text:p>0.116226</text:p>
          </table:table-cell>
          <table:table-cell office:value-type="float" office:value="244.884" calcext:value-type="float">
            <text:p>244.884</text:p>
          </table:table-cell>
          <table:table-cell office:value-type="float" office:value="0.719492" calcext:value-type="float">
            <text:p>0.71949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956491" calcext:value-type="float">
            <text:p>-0.00956491</text:p>
          </table:table-cell>
        </table:table-row>
        <table:table-row table:style-name="ro1">
          <table:table-cell office:value-type="float" office:value="118.432" calcext:value-type="float">
            <text:p>118.432</text:p>
          </table:table-cell>
          <table:table-cell office:value-type="float" office:value="0.114594" calcext:value-type="float">
            <text:p>0.114594</text:p>
          </table:table-cell>
          <table:table-cell office:value-type="float" office:value="244.885" calcext:value-type="float">
            <text:p>244.885</text:p>
          </table:table-cell>
          <table:table-cell office:value-type="float" office:value="0.719897" calcext:value-type="float">
            <text:p>0.71989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875118" calcext:value-type="float">
            <text:p>-0.00875118</text:p>
          </table:table-cell>
        </table:table-row>
        <table:table-row table:style-name="ro1">
          <table:table-cell office:value-type="float" office:value="118.566" calcext:value-type="float">
            <text:p>118.566</text:p>
          </table:table-cell>
          <table:table-cell office:value-type="float" office:value="0.112473" calcext:value-type="float">
            <text:p>0.112473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18543" calcext:value-type="float">
            <text:p>0.71854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957502" calcext:value-type="float">
            <text:p>-0.00957502</text:p>
          </table:table-cell>
        </table:table-row>
        <table:table-row table:style-name="ro1">
          <table:table-cell office:value-type="float" office:value="118.684" calcext:value-type="float">
            <text:p>118.684</text:p>
          </table:table-cell>
          <table:table-cell office:value-type="float" office:value="0.11084" calcext:value-type="float">
            <text:p>0.11084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18826" calcext:value-type="float">
            <text:p>0.71882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888368" calcext:value-type="float">
            <text:p>-0.00888368</text:p>
          </table:table-cell>
        </table:table-row>
        <table:table-row table:style-name="ro1">
          <table:table-cell office:value-type="float" office:value="118.818" calcext:value-type="float">
            <text:p>118.818</text:p>
          </table:table-cell>
          <table:table-cell office:value-type="float" office:value="0.108887" calcext:value-type="float">
            <text:p>0.108887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1794" calcext:value-type="float">
            <text:p>0.7179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928201" calcext:value-type="float">
            <text:p>-0.00928201</text:p>
          </table:table-cell>
        </table:table-row>
        <table:table-row table:style-name="ro1">
          <table:table-cell office:value-type="float" office:value="118.919" calcext:value-type="float">
            <text:p>118.919</text:p>
          </table:table-cell>
          <table:table-cell office:value-type="float" office:value="0.107666" calcext:value-type="float">
            <text:p>0.107666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19385" calcext:value-type="float">
            <text:p>0.71938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753157" calcext:value-type="float">
            <text:p>-0.00753157</text:p>
          </table:table-cell>
        </table:table-row>
        <table:table-row table:style-name="ro1">
          <table:table-cell office:value-type="float" office:value="119.036" calcext:value-type="float">
            <text:p>119.036</text:p>
          </table:table-cell>
          <table:table-cell office:value-type="float" office:value="0.106415" calcext:value-type="float">
            <text:p>0.106415</text:p>
          </table:table-cell>
          <table:table-cell office:value-type="float" office:value="244.894" calcext:value-type="float">
            <text:p>244.894</text:p>
          </table:table-cell>
          <table:table-cell office:value-type="float" office:value="0.719841" calcext:value-type="float">
            <text:p>0.71984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676303" calcext:value-type="float">
            <text:p>-0.00676303</text:p>
          </table:table-cell>
        </table:table-row>
        <table:table-row table:style-name="ro1">
          <table:table-cell office:value-type="float" office:value="119.136" calcext:value-type="float">
            <text:p>119.136</text:p>
          </table:table-cell>
          <table:table-cell office:value-type="float" office:value="0.105286" calcext:value-type="float">
            <text:p>0.105286</text:p>
          </table:table-cell>
          <table:table-cell office:value-type="float" office:value="244.895" calcext:value-type="float">
            <text:p>244.895</text:p>
          </table:table-cell>
          <table:table-cell office:value-type="float" office:value="0.720193" calcext:value-type="float">
            <text:p>0.72019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612795" calcext:value-type="float">
            <text:p>-0.00612795</text:p>
          </table:table-cell>
        </table:table-row>
        <table:table-row table:style-name="ro1">
          <table:table-cell office:value-type="float" office:value="119.269" calcext:value-type="float">
            <text:p>119.269</text:p>
          </table:table-cell>
          <table:table-cell office:value-type="float" office:value="0.104065" calcext:value-type="float">
            <text:p>0.104065</text:p>
          </table:table-cell>
          <table:table-cell office:value-type="float" office:value="244.896" calcext:value-type="float">
            <text:p>244.896</text:p>
          </table:table-cell>
          <table:table-cell office:value-type="float" office:value="0.719944" calcext:value-type="float">
            <text:p>0.71994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607214" calcext:value-type="float">
            <text:p>-0.00607214</text:p>
          </table:table-cell>
        </table:table-row>
        <table:table-row table:style-name="ro1">
          <table:table-cell office:value-type="float" office:value="119.388" calcext:value-type="float">
            <text:p>119.388</text:p>
          </table:table-cell>
          <table:table-cell office:value-type="float" office:value="0.103149" calcext:value-type="float">
            <text:p>0.103149</text:p>
          </table:table-cell>
          <table:table-cell office:value-type="float" office:value="244.897" calcext:value-type="float">
            <text:p>244.897</text:p>
          </table:table-cell>
          <table:table-cell office:value-type="float" office:value="0.720469" calcext:value-type="float">
            <text:p>0.72046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531847" calcext:value-type="float">
            <text:p>-0.00531847</text:p>
          </table:table-cell>
        </table:table-row>
        <table:table-row table:style-name="ro1">
          <table:table-cell office:value-type="float" office:value="119.505" calcext:value-type="float">
            <text:p>119.505</text:p>
          </table:table-cell>
          <table:table-cell office:value-type="float" office:value="0.1026" calcext:value-type="float">
            <text:p>0.1026</text:p>
          </table:table-cell>
          <table:table-cell office:value-type="float" office:value="244.897" calcext:value-type="float">
            <text:p>244.897</text:p>
          </table:table-cell>
          <table:table-cell office:value-type="float" office:value="0.721663" calcext:value-type="float">
            <text:p>0.72166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398653" calcext:value-type="float">
            <text:p>-0.00398653</text:p>
          </table:table-cell>
        </table:table-row>
        <table:table-row table:style-name="ro1">
          <table:table-cell office:value-type="float" office:value="119.607" calcext:value-type="float">
            <text:p>119.607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244.898" calcext:value-type="float">
            <text:p>244.898</text:p>
          </table:table-cell>
          <table:table-cell office:value-type="float" office:value="0.7226" calcext:value-type="float">
            <text:p>0.722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29432" calcext:value-type="float">
            <text:p>-0.0029432</text:p>
          </table:table-cell>
        </table:table-row>
        <table:table-row table:style-name="ro1">
          <table:table-cell office:value-type="float" office:value="119.723" calcext:value-type="float">
            <text:p>119.723</text:p>
          </table:table-cell>
          <table:table-cell office:value-type="float" office:value="0.101929" calcext:value-type="float">
            <text:p>0.101929</text:p>
          </table:table-cell>
          <table:table-cell office:value-type="float" office:value="244.898" calcext:value-type="float">
            <text:p>244.898</text:p>
          </table:table-cell>
          <table:table-cell office:value-type="float" office:value="0.723415" calcext:value-type="float">
            <text:p>0.72341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20675" calcext:value-type="float">
            <text:p>-0.0020675</text:p>
          </table:table-cell>
        </table:table-row>
        <table:table-row table:style-name="ro1">
          <table:table-cell office:value-type="float" office:value="119.851" calcext:value-type="float">
            <text:p>119.851</text:p>
          </table:table-cell>
          <table:table-cell office:value-type="float" office:value="0.101868" calcext:value-type="float">
            <text:p>0.101868</text:p>
          </table:table-cell>
          <table:table-cell office:value-type="float" office:value="244.898" calcext:value-type="float">
            <text:p>244.898</text:p>
          </table:table-cell>
          <table:table-cell office:value-type="float" office:value="0.724245" calcext:value-type="float">
            <text:p>0.72424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2223" calcext:value-type="float">
            <text:p>-0.0012223</text:p>
          </table:table-cell>
        </table:table-row>
        <table:table-row table:style-name="ro1">
          <table:table-cell office:value-type="float" office:value="119.987" calcext:value-type="float">
            <text:p>119.987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244.898" calcext:value-type="float">
            <text:p>244.898</text:p>
          </table:table-cell>
          <table:table-cell office:value-type="float" office:value="0.725562" calcext:value-type="float">
            <text:p>0.72556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0189062" calcext:value-type="float">
            <text:p>0.0000189062</text:p>
          </table:table-cell>
        </table:table-row>
        <table:table-row table:style-name="ro1">
          <table:table-cell office:value-type="float" office:value="120.117" calcext:value-type="float">
            <text:p>120.117</text:p>
          </table:table-cell>
          <table:table-cell office:value-type="float" office:value="0.1026" calcext:value-type="float">
            <text:p>0.1026</text:p>
          </table:table-cell>
          <table:table-cell office:value-type="float" office:value="244.897" calcext:value-type="float">
            <text:p>244.897</text:p>
          </table:table-cell>
          <table:table-cell office:value-type="float" office:value="0.726669" calcext:value-type="float">
            <text:p>0.72666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01886" calcext:value-type="float">
            <text:p>0.00101886</text:p>
          </table:table-cell>
        </table:table-row>
        <table:table-row table:style-name="ro1">
          <table:table-cell office:value-type="float" office:value="120.249" calcext:value-type="float">
            <text:p>120.249</text:p>
          </table:table-cell>
          <table:table-cell office:value-type="float" office:value="0.10321" calcext:value-type="float">
            <text:p>0.10321</text:p>
          </table:table-cell>
          <table:table-cell office:value-type="float" office:value="244.897" calcext:value-type="float">
            <text:p>244.897</text:p>
          </table:table-cell>
          <table:table-cell office:value-type="float" office:value="0.72771" calcext:value-type="float">
            <text:p>0.7277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90706" calcext:value-type="float">
            <text:p>0.00190706</text:p>
          </table:table-cell>
        </table:table-row>
        <table:table-row table:style-name="ro1">
          <table:table-cell office:value-type="float" office:value="120.376" calcext:value-type="float">
            <text:p>120.376</text:p>
          </table:table-cell>
          <table:table-cell office:value-type="float" office:value="0.104004" calcext:value-type="float">
            <text:p>0.104004</text:p>
          </table:table-cell>
          <table:table-cell office:value-type="float" office:value="244.896" calcext:value-type="float">
            <text:p>244.896</text:p>
          </table:table-cell>
          <table:table-cell office:value-type="float" office:value="0.728937" calcext:value-type="float">
            <text:p>0.72893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93583" calcext:value-type="float">
            <text:p>0.00293583</text:p>
          </table:table-cell>
        </table:table-row>
        <table:table-row table:style-name="ro1">
          <table:table-cell office:value-type="float" office:value="120.504" calcext:value-type="float">
            <text:p>120.504</text:p>
          </table:table-cell>
          <table:table-cell office:value-type="float" office:value="0.104919" calcext:value-type="float">
            <text:p>0.104919</text:p>
          </table:table-cell>
          <table:table-cell office:value-type="float" office:value="244.895" calcext:value-type="float">
            <text:p>244.895</text:p>
          </table:table-cell>
          <table:table-cell office:value-type="float" office:value="0.729956" calcext:value-type="float">
            <text:p>0.72995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372633" calcext:value-type="float">
            <text:p>0.00372633</text:p>
          </table:table-cell>
        </table:table-row>
        <table:table-row table:style-name="ro1">
          <table:table-cell office:value-type="float" office:value="120.63" calcext:value-type="float">
            <text:p>120.63</text:p>
          </table:table-cell>
          <table:table-cell office:value-type="float" office:value="0.105865" calcext:value-type="float">
            <text:p>0.105865</text:p>
          </table:table-cell>
          <table:table-cell office:value-type="float" office:value="244.894" calcext:value-type="float">
            <text:p>244.894</text:p>
          </table:table-cell>
          <table:table-cell office:value-type="float" office:value="0.730678" calcext:value-type="float">
            <text:p>0.73067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421202" calcext:value-type="float">
            <text:p>0.00421202</text:p>
          </table:table-cell>
        </table:table-row>
        <table:table-row table:style-name="ro1">
          <table:table-cell office:value-type="float" office:value="120.759" calcext:value-type="float">
            <text:p>120.759</text:p>
          </table:table-cell>
          <table:table-cell office:value-type="float" office:value="0.107147" calcext:value-type="float">
            <text:p>0.107147</text:p>
          </table:table-cell>
          <table:table-cell office:value-type="float" office:value="244.893" calcext:value-type="float">
            <text:p>244.893</text:p>
          </table:table-cell>
          <table:table-cell office:value-type="float" office:value="0.732003" calcext:value-type="float">
            <text:p>0.73200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521578" calcext:value-type="float">
            <text:p>0.00521578</text:p>
          </table:table-cell>
        </table:table-row>
        <table:table-row table:style-name="ro1">
          <table:table-cell office:value-type="float" office:value="120.89" calcext:value-type="float">
            <text:p>120.89</text:p>
          </table:table-cell>
          <table:table-cell office:value-type="float" office:value="0.108521" calcext:value-type="float">
            <text:p>0.108521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33114" calcext:value-type="float">
            <text:p>0.73311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59836" calcext:value-type="float">
            <text:p>0.0059836</text:p>
          </table:table-cell>
        </table:table-row>
        <table:table-row table:style-name="ro1">
          <table:table-cell office:value-type="float" office:value="121.007" calcext:value-type="float">
            <text:p>121.007</text:p>
          </table:table-cell>
          <table:table-cell office:value-type="float" office:value="0.109711" calcext:value-type="float">
            <text:p>0.109711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33432" calcext:value-type="float">
            <text:p>0.73343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600433" calcext:value-type="float">
            <text:p>0.00600433</text:p>
          </table:table-cell>
        </table:table-row>
        <table:table-row table:style-name="ro1">
          <table:table-cell office:value-type="float" office:value="121.136" calcext:value-type="float">
            <text:p>121.136</text:p>
          </table:table-cell>
          <table:table-cell office:value-type="float" office:value="0.111053" calcext:value-type="float">
            <text:p>0.111053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34097" calcext:value-type="float">
            <text:p>0.73409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633342" calcext:value-type="float">
            <text:p>0.00633342</text:p>
          </table:table-cell>
        </table:table-row>
        <table:table-row table:style-name="ro1">
          <table:table-cell office:value-type="float" office:value="121.253" calcext:value-type="float">
            <text:p>121.253</text:p>
          </table:table-cell>
          <table:table-cell office:value-type="float" office:value="0.112274" calcext:value-type="float">
            <text:p>0.112274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34107" calcext:value-type="float">
            <text:p>0.73410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603851" calcext:value-type="float">
            <text:p>0.00603851</text:p>
          </table:table-cell>
        </table:table-row>
        <table:table-row table:style-name="ro1">
          <table:table-cell office:value-type="float" office:value="121.377" calcext:value-type="float">
            <text:p>121.377</text:p>
          </table:table-cell>
          <table:table-cell office:value-type="float" office:value="0.113449" calcext:value-type="float">
            <text:p>0.113449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34249" calcext:value-type="float">
            <text:p>0.73424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588685" calcext:value-type="float">
            <text:p>0.00588685</text:p>
          </table:table-cell>
        </table:table-row>
        <table:table-row table:style-name="ro1">
          <table:table-cell office:value-type="float" office:value="121.506" calcext:value-type="float">
            <text:p>121.506</text:p>
          </table:table-cell>
          <table:table-cell office:value-type="float" office:value="0.114609" calcext:value-type="float">
            <text:p>0.114609</text:p>
          </table:table-cell>
          <table:table-cell office:value-type="float" office:value="244.885" calcext:value-type="float">
            <text:p>244.885</text:p>
          </table:table-cell>
          <table:table-cell office:value-type="float" office:value="0.734518" calcext:value-type="float">
            <text:p>0.73451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586582" calcext:value-type="float">
            <text:p>0.00586582</text:p>
          </table:table-cell>
        </table:table-row>
        <table:table-row table:style-name="ro1">
          <table:table-cell office:value-type="float" office:value="121.623" calcext:value-type="float">
            <text:p>121.623</text:p>
          </table:table-cell>
          <table:table-cell office:value-type="float" office:value="0.115524" calcext:value-type="float">
            <text:p>0.115524</text:p>
          </table:table-cell>
          <table:table-cell office:value-type="float" office:value="244.884" calcext:value-type="float">
            <text:p>244.884</text:p>
          </table:table-cell>
          <table:table-cell office:value-type="float" office:value="0.734052" calcext:value-type="float">
            <text:p>0.73405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51713" calcext:value-type="float">
            <text:p>0.0051713</text:p>
          </table:table-cell>
        </table:table-row>
        <table:table-row table:style-name="ro1">
          <table:table-cell office:value-type="float" office:value="121.739" calcext:value-type="float">
            <text:p>121.739</text:p>
          </table:table-cell>
          <table:table-cell office:value-type="float" office:value="0.116394" calcext:value-type="float">
            <text:p>0.116394</text:p>
          </table:table-cell>
          <table:table-cell office:value-type="float" office:value="244.884" calcext:value-type="float">
            <text:p>244.884</text:p>
          </table:table-cell>
          <table:table-cell office:value-type="float" office:value="0.733868" calcext:value-type="float">
            <text:p>0.73386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47693" calcext:value-type="float">
            <text:p>0.0047693</text:p>
          </table:table-cell>
        </table:table-row>
        <table:table-row table:style-name="ro1">
          <table:table-cell office:value-type="float" office:value="121.841" calcext:value-type="float">
            <text:p>121.841</text:p>
          </table:table-cell>
          <table:table-cell office:value-type="float" office:value="0.117111" calcext:value-type="float">
            <text:p>0.117111</text:p>
          </table:table-cell>
          <table:table-cell office:value-type="float" office:value="244.883" calcext:value-type="float">
            <text:p>244.883</text:p>
          </table:table-cell>
          <table:table-cell office:value-type="float" office:value="0.733439" calcext:value-type="float">
            <text:p>0.73343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416083" calcext:value-type="float">
            <text:p>0.00416083</text:p>
          </table:table-cell>
        </table:table-row>
        <table:table-row table:style-name="ro1">
          <table:table-cell office:value-type="float" office:value="121.96" calcext:value-type="float">
            <text:p>121.96</text:p>
          </table:table-cell>
          <table:table-cell office:value-type="float" office:value="0.11763" calcext:value-type="float">
            <text:p>0.11763</text:p>
          </table:table-cell>
          <table:table-cell office:value-type="float" office:value="244.882" calcext:value-type="float">
            <text:p>244.882</text:p>
          </table:table-cell>
          <table:table-cell office:value-type="float" office:value="0.732789" calcext:value-type="float">
            <text:p>0.73278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338135" calcext:value-type="float">
            <text:p>0.00338135</text:p>
          </table:table-cell>
        </table:table-row>
        <table:table-row table:style-name="ro1">
          <table:table-cell office:value-type="float" office:value="122.082" calcext:value-type="float">
            <text:p>122.082</text:p>
          </table:table-cell>
          <table:table-cell office:value-type="float" office:value="0.118118" calcext:value-type="float">
            <text:p>0.118118</text:p>
          </table:table-cell>
          <table:table-cell office:value-type="float" office:value="244.882" calcext:value-type="float">
            <text:p>244.882</text:p>
          </table:table-cell>
          <table:table-cell office:value-type="float" office:value="0.732446" calcext:value-type="float">
            <text:p>0.73244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91632" calcext:value-type="float">
            <text:p>0.00291632</text:p>
          </table:table-cell>
        </table:table-row>
        <table:table-row table:style-name="ro1">
          <table:table-cell office:value-type="float" office:value="122.188" calcext:value-type="float">
            <text:p>122.188</text:p>
          </table:table-cell>
          <table:table-cell office:value-type="float" office:value="0.118317" calcext:value-type="float">
            <text:p>0.118317</text:p>
          </table:table-cell>
          <table:table-cell office:value-type="float" office:value="244.882" calcext:value-type="float">
            <text:p>244.882</text:p>
          </table:table-cell>
          <table:table-cell office:value-type="float" office:value="0.731444" calcext:value-type="float">
            <text:p>0.73144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86475" calcext:value-type="float">
            <text:p>0.00186475</text:p>
          </table:table-cell>
        </table:table-row>
        <table:table-row table:style-name="ro1">
          <table:table-cell office:value-type="float" office:value="122.29" calcext:value-type="float">
            <text:p>122.29</text:p>
          </table:table-cell>
          <table:table-cell office:value-type="float" office:value="0.118683" calcext:value-type="float">
            <text:p>0.118683</text:p>
          </table:table-cell>
          <table:table-cell office:value-type="float" office:value="244.881" calcext:value-type="float">
            <text:p>244.881</text:p>
          </table:table-cell>
          <table:table-cell office:value-type="float" office:value="0.731517" calcext:value-type="float">
            <text:p>0.73151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84631" calcext:value-type="float">
            <text:p>0.00184631</text:p>
          </table:table-cell>
        </table:table-row>
        <table:table-row table:style-name="ro1">
          <table:table-cell office:value-type="float" office:value="122.391" calcext:value-type="float">
            <text:p>122.391</text:p>
          </table:table-cell>
          <table:table-cell office:value-type="float" office:value="0.118774" calcext:value-type="float">
            <text:p>0.118774</text:p>
          </table:table-cell>
          <table:table-cell office:value-type="float" office:value="244.881" calcext:value-type="float">
            <text:p>244.881</text:p>
          </table:table-cell>
          <table:table-cell office:value-type="float" office:value="0.730791" calcext:value-type="float">
            <text:p>0.73079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09752" calcext:value-type="float">
            <text:p>0.00109752</text:p>
          </table:table-cell>
        </table:table-row>
        <table:table-row table:style-name="ro1">
          <table:table-cell office:value-type="float" office:value="122.492" calcext:value-type="float">
            <text:p>122.492</text:p>
          </table:table-cell>
          <table:table-cell office:value-type="float" office:value="0.118652" calcext:value-type="float">
            <text:p>0.118652</text:p>
          </table:table-cell>
          <table:table-cell office:value-type="float" office:value="244.881" calcext:value-type="float">
            <text:p>244.881</text:p>
          </table:table-cell>
          <table:table-cell office:value-type="float" office:value="0.729816" calcext:value-type="float">
            <text:p>0.72981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153153" calcext:value-type="float">
            <text:p>0.000153153</text:p>
          </table:table-cell>
        </table:table-row>
        <table:table-row table:style-name="ro1">
          <table:table-cell office:value-type="float" office:value="122.596" calcext:value-type="float">
            <text:p>122.596</text:p>
          </table:table-cell>
          <table:table-cell office:value-type="float" office:value="0.11853" calcext:value-type="float">
            <text:p>0.11853</text:p>
          </table:table-cell>
          <table:table-cell office:value-type="float" office:value="244.881" calcext:value-type="float">
            <text:p>244.881</text:p>
          </table:table-cell>
          <table:table-cell office:value-type="float" office:value="0.729309" calcext:value-type="float">
            <text:p>0.72930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323932" calcext:value-type="float">
            <text:p>-0.000323932</text:p>
          </table:table-cell>
        </table:table-row>
        <table:table-row table:style-name="ro1">
          <table:table-cell office:value-type="float" office:value="122.714" calcext:value-type="float">
            <text:p>122.714</text:p>
          </table:table-cell>
          <table:table-cell office:value-type="float" office:value="0.118179" calcext:value-type="float">
            <text:p>0.118179</text:p>
          </table:table-cell>
          <table:table-cell office:value-type="float" office:value="244.882" calcext:value-type="float">
            <text:p>244.882</text:p>
          </table:table-cell>
          <table:table-cell office:value-type="float" office:value="0.728484" calcext:value-type="float">
            <text:p>0.72848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06053" calcext:value-type="float">
            <text:p>-0.00106053</text:p>
          </table:table-cell>
        </table:table-row>
        <table:table-row table:style-name="ro1">
          <table:table-cell office:value-type="float" office:value="122.829" calcext:value-type="float">
            <text:p>122.829</text:p>
          </table:table-cell>
          <table:table-cell office:value-type="float" office:value="0.117737" calcext:value-type="float">
            <text:p>0.117737</text:p>
          </table:table-cell>
          <table:table-cell office:value-type="float" office:value="244.882" calcext:value-type="float">
            <text:p>244.882</text:p>
          </table:table-cell>
          <table:table-cell office:value-type="float" office:value="0.727776" calcext:value-type="float">
            <text:p>0.72777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65792" calcext:value-type="float">
            <text:p>-0.00165792</text:p>
          </table:table-cell>
        </table:table-row>
        <table:table-row table:style-name="ro1">
          <table:table-cell office:value-type="float" office:value="122.959" calcext:value-type="float">
            <text:p>122.959</text:p>
          </table:table-cell>
          <table:table-cell office:value-type="float" office:value="0.117065" calcext:value-type="float">
            <text:p>0.117065</text:p>
          </table:table-cell>
          <table:table-cell office:value-type="float" office:value="244.883" calcext:value-type="float">
            <text:p>244.883</text:p>
          </table:table-cell>
          <table:table-cell office:value-type="float" office:value="0.726841" calcext:value-type="float">
            <text:p>0.72684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242507" calcext:value-type="float">
            <text:p>-0.00242507</text:p>
          </table:table-cell>
        </table:table-row>
        <table:table-row table:style-name="ro1">
          <table:table-cell office:value-type="float" office:value="123.088" calcext:value-type="float">
            <text:p>123.088</text:p>
          </table:table-cell>
          <table:table-cell office:value-type="float" office:value="0.116516" calcext:value-type="float">
            <text:p>0.116516</text:p>
          </table:table-cell>
          <table:table-cell office:value-type="float" office:value="244.883" calcext:value-type="float">
            <text:p>244.883</text:p>
          </table:table-cell>
          <table:table-cell office:value-type="float" office:value="0.726533" calcext:value-type="float">
            <text:p>0.72653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259581" calcext:value-type="float">
            <text:p>-0.00259581</text:p>
          </table:table-cell>
        </table:table-row>
        <table:table-row table:style-name="ro1">
          <table:table-cell office:value-type="float" office:value="123.218" calcext:value-type="float">
            <text:p>123.218</text:p>
          </table:table-cell>
          <table:table-cell office:value-type="float" office:value="0.115662" calcext:value-type="float">
            <text:p>0.115662</text:p>
          </table:table-cell>
          <table:table-cell office:value-type="float" office:value="244.884" calcext:value-type="float">
            <text:p>244.884</text:p>
          </table:table-cell>
          <table:table-cell office:value-type="float" office:value="0.725544" calcext:value-type="float">
            <text:p>0.72554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337185" calcext:value-type="float">
            <text:p>-0.00337185</text:p>
          </table:table-cell>
        </table:table-row>
        <table:table-row table:style-name="ro1">
          <table:table-cell office:value-type="float" office:value="123.35" calcext:value-type="float">
            <text:p>123.35</text:p>
          </table:table-cell>
          <table:table-cell office:value-type="float" office:value="0.114685" calcext:value-type="float">
            <text:p>0.114685</text:p>
          </table:table-cell>
          <table:table-cell office:value-type="float" office:value="244.885" calcext:value-type="float">
            <text:p>244.885</text:p>
          </table:table-cell>
          <table:table-cell office:value-type="float" office:value="0.724607" calcext:value-type="float">
            <text:p>0.72460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406389" calcext:value-type="float">
            <text:p>-0.00406389</text:p>
          </table:table-cell>
        </table:table-row>
        <table:table-row table:style-name="ro1">
          <table:table-cell office:value-type="float" office:value="123.465" calcext:value-type="float">
            <text:p>123.465</text:p>
          </table:table-cell>
          <table:table-cell office:value-type="float" office:value="0.11377" calcext:value-type="float">
            <text:p>0.11377</text:p>
          </table:table-cell>
          <table:table-cell office:value-type="float" office:value="244.886" calcext:value-type="float">
            <text:p>244.886</text:p>
          </table:table-cell>
          <table:table-cell office:value-type="float" office:value="0.724108" calcext:value-type="float">
            <text:p>0.72410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43345" calcext:value-type="float">
            <text:p>-0.0043345</text:p>
          </table:table-cell>
        </table:table-row>
        <table:table-row table:style-name="ro1">
          <table:table-cell office:value-type="float" office:value="123.592" calcext:value-type="float">
            <text:p>123.592</text:p>
          </table:table-cell>
          <table:table-cell office:value-type="float" office:value="0.112701" calcext:value-type="float">
            <text:p>0.112701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3357" calcext:value-type="float">
            <text:p>0.72335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481814" calcext:value-type="float">
            <text:p>-0.00481814</text:p>
          </table:table-cell>
        </table:table-row>
        <table:table-row table:style-name="ro1">
          <table:table-cell office:value-type="float" office:value="123.722" calcext:value-type="float">
            <text:p>123.722</text:p>
          </table:table-cell>
          <table:table-cell office:value-type="float" office:value="0.111694" calcext:value-type="float">
            <text:p>0.111694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3039" calcext:value-type="float">
            <text:p>0.72303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488468" calcext:value-type="float">
            <text:p>-0.00488468</text:p>
          </table:table-cell>
        </table:table-row>
        <table:table-row table:style-name="ro1">
          <table:table-cell office:value-type="float" office:value="123.853" calcext:value-type="float">
            <text:p>123.853</text:p>
          </table:table-cell>
          <table:table-cell office:value-type="float" office:value="0.110626" calcext:value-type="float">
            <text:p>0.110626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2574" calcext:value-type="float">
            <text:p>0.72257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508305" calcext:value-type="float">
            <text:p>-0.00508305</text:p>
          </table:table-cell>
        </table:table-row>
        <table:table-row table:style-name="ro1">
          <table:table-cell office:value-type="float" office:value="123.998" calcext:value-type="float">
            <text:p>123.998</text:p>
          </table:table-cell>
          <table:table-cell office:value-type="float" office:value="0.109482" calcext:value-type="float">
            <text:p>0.109482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22002" calcext:value-type="float">
            <text:p>0.72200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536822" calcext:value-type="float">
            <text:p>-0.00536822</text:p>
          </table:table-cell>
        </table:table-row>
        <table:table-row table:style-name="ro1">
          <table:table-cell office:value-type="float" office:value="124.127" calcext:value-type="float">
            <text:p>124.127</text:p>
          </table:table-cell>
          <table:table-cell office:value-type="float" office:value="0.108566" calcext:value-type="float">
            <text:p>0.108566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22163" calcext:value-type="float">
            <text:p>0.72216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497904" calcext:value-type="float">
            <text:p>-0.00497904</text:p>
          </table:table-cell>
        </table:table-row>
        <table:table-row table:style-name="ro1">
          <table:table-cell office:value-type="float" office:value="124.255" calcext:value-type="float">
            <text:p>124.255</text:p>
          </table:table-cell>
          <table:table-cell office:value-type="float" office:value="0.107697" calcext:value-type="float">
            <text:p>0.107697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2233" calcext:value-type="float">
            <text:p>0.72223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469079" calcext:value-type="float">
            <text:p>-0.00469079</text:p>
          </table:table-cell>
        </table:table-row>
        <table:table-row table:style-name="ro1">
          <table:table-cell office:value-type="float" office:value="124.368" calcext:value-type="float">
            <text:p>124.368</text:p>
          </table:table-cell>
          <table:table-cell office:value-type="float" office:value="0.106995" calcext:value-type="float">
            <text:p>0.106995</text:p>
          </table:table-cell>
          <table:table-cell office:value-type="float" office:value="244.893" calcext:value-type="float">
            <text:p>244.893</text:p>
          </table:table-cell>
          <table:table-cell office:value-type="float" office:value="0.722652" calcext:value-type="float">
            <text:p>0.72265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409614" calcext:value-type="float">
            <text:p>-0.00409614</text:p>
          </table:table-cell>
        </table:table-row>
        <table:table-row table:style-name="ro1">
          <table:table-cell office:value-type="float" office:value="124.496" calcext:value-type="float">
            <text:p>124.496</text:p>
          </table:table-cell>
          <table:table-cell office:value-type="float" office:value="0.106201" calcext:value-type="float">
            <text:p>0.106201</text:p>
          </table:table-cell>
          <table:table-cell office:value-type="float" office:value="244.894" calcext:value-type="float">
            <text:p>244.894</text:p>
          </table:table-cell>
          <table:table-cell office:value-type="float" office:value="0.722538" calcext:value-type="float">
            <text:p>0.72253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401253" calcext:value-type="float">
            <text:p>-0.00401253</text:p>
          </table:table-cell>
        </table:table-row>
        <table:table-row table:style-name="ro1">
          <table:table-cell office:value-type="float" office:value="124.626" calcext:value-type="float">
            <text:p>124.626</text:p>
          </table:table-cell>
          <table:table-cell office:value-type="float" office:value="0.105652" calcext:value-type="float">
            <text:p>0.105652</text:p>
          </table:table-cell>
          <table:table-cell office:value-type="float" office:value="244.894" calcext:value-type="float">
            <text:p>244.894</text:p>
          </table:table-cell>
          <table:table-cell office:value-type="float" office:value="0.723006" calcext:value-type="float">
            <text:p>0.72300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340722" calcext:value-type="float">
            <text:p>-0.00340722</text:p>
          </table:table-cell>
        </table:table-row>
        <table:table-row table:style-name="ro1">
          <table:table-cell office:value-type="float" office:value="124.754" calcext:value-type="float">
            <text:p>124.754</text:p>
          </table:table-cell>
          <table:table-cell office:value-type="float" office:value="0.105194" calcext:value-type="float">
            <text:p>0.105194</text:p>
          </table:table-cell>
          <table:table-cell office:value-type="float" office:value="244.895" calcext:value-type="float">
            <text:p>244.895</text:p>
          </table:table-cell>
          <table:table-cell office:value-type="float" office:value="0.723447" calcext:value-type="float">
            <text:p>0.72344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285129" calcext:value-type="float">
            <text:p>-0.00285129</text:p>
          </table:table-cell>
        </table:table-row>
        <table:table-row table:style-name="ro1">
          <table:table-cell office:value-type="float" office:value="124.882" calcext:value-type="float">
            <text:p>124.882</text:p>
          </table:table-cell>
          <table:table-cell office:value-type="float" office:value="0.104828" calcext:value-type="float">
            <text:p>0.104828</text:p>
          </table:table-cell>
          <table:table-cell office:value-type="float" office:value="244.895" calcext:value-type="float">
            <text:p>244.895</text:p>
          </table:table-cell>
          <table:table-cell office:value-type="float" office:value="0.723876" calcext:value-type="float">
            <text:p>0.72387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23314" calcext:value-type="float">
            <text:p>-0.0023314</text:p>
          </table:table-cell>
        </table:table-row>
        <table:table-row table:style-name="ro1">
          <table:table-cell office:value-type="float" office:value="125.011" calcext:value-type="float">
            <text:p>125.011</text:p>
          </table:table-cell>
          <table:table-cell office:value-type="float" office:value="0.104584" calcext:value-type="float">
            <text:p>0.104584</text:p>
          </table:table-cell>
          <table:table-cell office:value-type="float" office:value="244.895" calcext:value-type="float">
            <text:p>244.895</text:p>
          </table:table-cell>
          <table:table-cell office:value-type="float" office:value="0.724329" calcext:value-type="float">
            <text:p>0.72432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81728" calcext:value-type="float">
            <text:p>-0.00181728</text:p>
          </table:table-cell>
        </table:table-row>
        <table:table-row table:style-name="ro1">
          <table:table-cell office:value-type="float" office:value="125.139" calcext:value-type="float">
            <text:p>125.139</text:p>
          </table:table-cell>
          <table:table-cell office:value-type="float" office:value="0.104523" calcext:value-type="float">
            <text:p>0.104523</text:p>
          </table:table-cell>
          <table:table-cell office:value-type="float" office:value="244.895" calcext:value-type="float">
            <text:p>244.895</text:p>
          </table:table-cell>
          <table:table-cell office:value-type="float" office:value="0.724997" calcext:value-type="float">
            <text:p>0.72499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13379" calcext:value-type="float">
            <text:p>-0.00113379</text:p>
          </table:table-cell>
        </table:table-row>
        <table:table-row table:style-name="ro1">
          <table:table-cell office:value-type="float" office:value="125.268" calcext:value-type="float">
            <text:p>125.268</text:p>
          </table:table-cell>
          <table:table-cell office:value-type="float" office:value="0.104401" calcext:value-type="float">
            <text:p>0.104401</text:p>
          </table:table-cell>
          <table:table-cell office:value-type="float" office:value="244.896" calcext:value-type="float">
            <text:p>244.896</text:p>
          </table:table-cell>
          <table:table-cell office:value-type="float" office:value="0.725211" calcext:value-type="float">
            <text:p>0.72521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889626" calcext:value-type="float">
            <text:p>-0.000889626</text:p>
          </table:table-cell>
        </table:table-row>
        <table:table-row table:style-name="ro1">
          <table:table-cell office:value-type="float" office:value="125.388" calcext:value-type="float">
            <text:p>125.388</text:p>
          </table:table-cell>
          <table:table-cell office:value-type="float" office:value="0.104523" calcext:value-type="float">
            <text:p>0.104523</text:p>
          </table:table-cell>
          <table:table-cell office:value-type="float" office:value="244.895" calcext:value-type="float">
            <text:p>244.895</text:p>
          </table:table-cell>
          <table:table-cell office:value-type="float" office:value="0.726064" calcext:value-type="float">
            <text:p>0.72606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0671344" calcext:value-type="float">
            <text:p>-0.0000671344</text:p>
          </table:table-cell>
        </table:table-row>
        <table:table-row table:style-name="ro1">
          <table:table-cell office:value-type="float" office:value="125.517" calcext:value-type="float">
            <text:p>125.517</text:p>
          </table:table-cell>
          <table:table-cell office:value-type="float" office:value="0.104828" calcext:value-type="float">
            <text:p>0.104828</text:p>
          </table:table-cell>
          <table:table-cell office:value-type="float" office:value="244.895" calcext:value-type="float">
            <text:p>244.895</text:p>
          </table:table-cell>
          <table:table-cell office:value-type="float" office:value="0.726856" calcext:value-type="float">
            <text:p>0.72685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648708" calcext:value-type="float">
            <text:p>0.000648708</text:p>
          </table:table-cell>
        </table:table-row>
        <table:table-row table:style-name="ro1">
          <table:table-cell office:value-type="float" office:value="125.646" calcext:value-type="float">
            <text:p>125.646</text:p>
          </table:table-cell>
          <table:table-cell office:value-type="float" office:value="0.105118" calcext:value-type="float">
            <text:p>0.105118</text:p>
          </table:table-cell>
          <table:table-cell office:value-type="float" office:value="244.895" calcext:value-type="float">
            <text:p>244.895</text:p>
          </table:table-cell>
          <table:table-cell office:value-type="float" office:value="0.727332" calcext:value-type="float">
            <text:p>0.72733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05258" calcext:value-type="float">
            <text:p>0.00105258</text:p>
          </table:table-cell>
        </table:table-row>
        <table:table-row table:style-name="ro1">
          <table:table-cell office:value-type="float" office:value="125.775" calcext:value-type="float">
            <text:p>125.775</text:p>
          </table:table-cell>
          <table:table-cell office:value-type="float" office:value="0.105606" calcext:value-type="float">
            <text:p>0.105606</text:p>
          </table:table-cell>
          <table:table-cell office:value-type="float" office:value="244.894" calcext:value-type="float">
            <text:p>244.894</text:p>
          </table:table-cell>
          <table:table-cell office:value-type="float" office:value="0.7281" calcext:value-type="float">
            <text:p>0.728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6981" calcext:value-type="float">
            <text:p>0.0016981</text:p>
          </table:table-cell>
        </table:table-row>
        <table:table-row table:style-name="ro1">
          <table:table-cell office:value-type="float" office:value="125.904" calcext:value-type="float">
            <text:p>125.904</text:p>
          </table:table-cell>
          <table:table-cell office:value-type="float" office:value="0.106216" calcext:value-type="float">
            <text:p>0.106216</text:p>
          </table:table-cell>
          <table:table-cell office:value-type="float" office:value="244.894" calcext:value-type="float">
            <text:p>244.894</text:p>
          </table:table-cell>
          <table:table-cell office:value-type="float" office:value="0.72884" calcext:value-type="float">
            <text:p>0.7288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2859" calcext:value-type="float">
            <text:p>0.0022859</text:p>
          </table:table-cell>
        </table:table-row>
        <table:table-row table:style-name="ro1">
          <table:table-cell office:value-type="float" office:value="126.032" calcext:value-type="float">
            <text:p>126.032</text:p>
          </table:table-cell>
          <table:table-cell office:value-type="float" office:value="0.106842" calcext:value-type="float">
            <text:p>0.106842</text:p>
          </table:table-cell>
          <table:table-cell office:value-type="float" office:value="244.893" calcext:value-type="float">
            <text:p>244.893</text:p>
          </table:table-cell>
          <table:table-cell office:value-type="float" office:value="0.729393" calcext:value-type="float">
            <text:p>0.72939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68292" calcext:value-type="float">
            <text:p>0.00268292</text:p>
          </table:table-cell>
        </table:table-row>
        <table:table-row table:style-name="ro1">
          <table:table-cell office:value-type="float" office:value="126.152" calcext:value-type="float">
            <text:p>126.152</text:p>
          </table:table-cell>
          <table:table-cell office:value-type="float" office:value="0.107391" calcext:value-type="float">
            <text:p>0.107391</text:p>
          </table:table-cell>
          <table:table-cell office:value-type="float" office:value="244.893" calcext:value-type="float">
            <text:p>244.893</text:p>
          </table:table-cell>
          <table:table-cell office:value-type="float" office:value="0.729562" calcext:value-type="float">
            <text:p>0.72956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71368" calcext:value-type="float">
            <text:p>0.00271368</text:p>
          </table:table-cell>
        </table:table-row>
        <table:table-row table:style-name="ro1">
          <table:table-cell office:value-type="float" office:value="126.269" calcext:value-type="float">
            <text:p>126.269</text:p>
          </table:table-cell>
          <table:table-cell office:value-type="float" office:value="0.107941" calcext:value-type="float">
            <text:p>0.107941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9736" calcext:value-type="float">
            <text:p>0.72973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75082" calcext:value-type="float">
            <text:p>0.00275082</text:p>
          </table:table-cell>
        </table:table-row>
        <table:table-row table:style-name="ro1">
          <table:table-cell office:value-type="float" office:value="126.384" calcext:value-type="float">
            <text:p>126.384</text:p>
          </table:table-cell>
          <table:table-cell office:value-type="float" office:value="0.108521" calcext:value-type="float">
            <text:p>0.108521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29794" calcext:value-type="float">
            <text:p>0.72979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66374" calcext:value-type="float">
            <text:p>0.00266374</text:p>
          </table:table-cell>
        </table:table-row>
        <table:table-row table:style-name="ro1">
          <table:table-cell office:value-type="float" office:value="126.511" calcext:value-type="float">
            <text:p>126.511</text:p>
          </table:table-cell>
          <table:table-cell office:value-type="float" office:value="0.109329" calcext:value-type="float">
            <text:p>0.109329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30575" calcext:value-type="float">
            <text:p>0.73057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324252" calcext:value-type="float">
            <text:p>0.00324252</text:p>
          </table:table-cell>
        </table:table-row>
        <table:table-row table:style-name="ro1">
          <table:table-cell office:value-type="float" office:value="126.629" calcext:value-type="float">
            <text:p>126.629</text:p>
          </table:table-cell>
          <table:table-cell office:value-type="float" office:value="0.110001" calcext:value-type="float">
            <text:p>0.110001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30754" calcext:value-type="float">
            <text:p>0.73075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325344" calcext:value-type="float">
            <text:p>0.00325344</text:p>
          </table:table-cell>
        </table:table-row>
        <table:table-row table:style-name="ro1">
          <table:table-cell office:value-type="float" office:value="126.731" calcext:value-type="float">
            <text:p>126.731</text:p>
          </table:table-cell>
          <table:table-cell office:value-type="float" office:value="0.11055" calcext:value-type="float">
            <text:p>0.11055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30515" calcext:value-type="float">
            <text:p>0.73051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87714" calcext:value-type="float">
            <text:p>0.00287714</text:p>
          </table:table-cell>
        </table:table-row>
        <table:table-row table:style-name="ro1">
          <table:table-cell office:value-type="float" office:value="126.845" calcext:value-type="float">
            <text:p>126.845</text:p>
          </table:table-cell>
          <table:table-cell office:value-type="float" office:value="0.110977" calcext:value-type="float">
            <text:p>0.110977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3025" calcext:value-type="float">
            <text:p>0.7302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50531" calcext:value-type="float">
            <text:p>0.00250531</text:p>
          </table:table-cell>
        </table:table-row>
        <table:table-row table:style-name="ro1">
          <table:table-cell office:value-type="float" office:value="126.974" calcext:value-type="float">
            <text:p>126.974</text:p>
          </table:table-cell>
          <table:table-cell office:value-type="float" office:value="0.111588" calcext:value-type="float">
            <text:p>0.111588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30657" calcext:value-type="float">
            <text:p>0.73065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76052" calcext:value-type="float">
            <text:p>0.00276052</text:p>
          </table:table-cell>
        </table:table-row>
        <table:table-row table:style-name="ro1">
          <table:table-cell office:value-type="float" office:value="127.101" calcext:value-type="float">
            <text:p>127.101</text:p>
          </table:table-cell>
          <table:table-cell office:value-type="float" office:value="0.112244" calcext:value-type="float">
            <text:p>0.112244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31036" calcext:value-type="float">
            <text:p>0.73103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9756" calcext:value-type="float">
            <text:p>0.0029756</text:p>
          </table:table-cell>
        </table:table-row>
        <table:table-row table:style-name="ro1">
          <table:table-cell office:value-type="float" office:value="127.228" calcext:value-type="float">
            <text:p>127.228</text:p>
          </table:table-cell>
          <table:table-cell office:value-type="float" office:value="0.112793" calcext:value-type="float">
            <text:p>0.112793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31045" calcext:value-type="float">
            <text:p>0.73104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84682" calcext:value-type="float">
            <text:p>0.00284682</text:p>
          </table:table-cell>
        </table:table-row>
        <table:table-row table:style-name="ro1">
          <table:table-cell office:value-type="float" office:value="127.359" calcext:value-type="float">
            <text:p>127.359</text:p>
          </table:table-cell>
          <table:table-cell office:value-type="float" office:value="0.113159" calcext:value-type="float">
            <text:p>0.113159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30628" calcext:value-type="float">
            <text:p>0.73062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33848" calcext:value-type="float">
            <text:p>0.00233848</text:p>
          </table:table-cell>
        </table:table-row>
        <table:table-row table:style-name="ro1">
          <table:table-cell office:value-type="float" office:value="127.468" calcext:value-type="float">
            <text:p>127.468</text:p>
          </table:table-cell>
          <table:table-cell office:value-type="float" office:value="0.113495" calcext:value-type="float">
            <text:p>0.113495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30386" calcext:value-type="float">
            <text:p>0.73038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201192" calcext:value-type="float">
            <text:p>0.00201192</text:p>
          </table:table-cell>
        </table:table-row>
        <table:table-row table:style-name="ro1">
          <table:table-cell office:value-type="float" office:value="127.572" calcext:value-type="float">
            <text:p>127.572</text:p>
          </table:table-cell>
          <table:table-cell office:value-type="float" office:value="0.113739" calcext:value-type="float">
            <text:p>0.113739</text:p>
          </table:table-cell>
          <table:table-cell office:value-type="float" office:value="244.886" calcext:value-type="float">
            <text:p>244.886</text:p>
          </table:table-cell>
          <table:table-cell office:value-type="float" office:value="0.72999" calcext:value-type="float">
            <text:p>0.7299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55504" calcext:value-type="float">
            <text:p>0.00155504</text:p>
          </table:table-cell>
        </table:table-row>
        <table:table-row table:style-name="ro1">
          <table:table-cell office:value-type="float" office:value="127.687" calcext:value-type="float">
            <text:p>127.687</text:p>
          </table:table-cell>
          <table:table-cell office:value-type="float" office:value="0.113922" calcext:value-type="float">
            <text:p>0.113922</text:p>
          </table:table-cell>
          <table:table-cell office:value-type="float" office:value="244.886" calcext:value-type="float">
            <text:p>244.886</text:p>
          </table:table-cell>
          <table:table-cell office:value-type="float" office:value="0.729717" calcext:value-type="float">
            <text:p>0.72971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23649" calcext:value-type="float">
            <text:p>0.00123649</text:p>
          </table:table-cell>
        </table:table-row>
        <table:table-row table:style-name="ro1">
          <table:table-cell office:value-type="float" office:value="127.814" calcext:value-type="float">
            <text:p>127.814</text:p>
          </table:table-cell>
          <table:table-cell office:value-type="float" office:value="0.114075" calcext:value-type="float">
            <text:p>0.114075</text:p>
          </table:table-cell>
          <table:table-cell office:value-type="float" office:value="244.886" calcext:value-type="float">
            <text:p>244.886</text:p>
          </table:table-cell>
          <table:table-cell office:value-type="float" office:value="0.729522" calcext:value-type="float">
            <text:p>0.72952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00376" calcext:value-type="float">
            <text:p>0.00100376</text:p>
          </table:table-cell>
        </table:table-row>
        <table:table-row table:style-name="ro1">
          <table:table-cell office:value-type="float" office:value="127.942" calcext:value-type="float">
            <text:p>127.942</text:p>
          </table:table-cell>
          <table:table-cell office:value-type="float" office:value="0.114105" calcext:value-type="float">
            <text:p>0.114105</text:p>
          </table:table-cell>
          <table:table-cell office:value-type="float" office:value="244.886" calcext:value-type="float">
            <text:p>244.886</text:p>
          </table:table-cell>
          <table:table-cell office:value-type="float" office:value="0.729143" calcext:value-type="float">
            <text:p>0.72914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616906" calcext:value-type="float">
            <text:p>0.000616906</text:p>
          </table:table-cell>
        </table:table-row>
        <table:table-row table:style-name="ro1">
          <table:table-cell office:value-type="float" office:value="128.062" calcext:value-type="float">
            <text:p>128.062</text:p>
          </table:table-cell>
          <table:table-cell office:value-type="float" office:value="0.11409" calcext:value-type="float">
            <text:p>0.11409</text:p>
          </table:table-cell>
          <table:table-cell office:value-type="float" office:value="244.886" calcext:value-type="float">
            <text:p>244.886</text:p>
          </table:table-cell>
          <table:table-cell office:value-type="float" office:value="0.728802" calcext:value-type="float">
            <text:p>0.72880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279924" calcext:value-type="float">
            <text:p>0.000279924</text:p>
          </table:table-cell>
        </table:table-row>
        <table:table-row table:style-name="ro1">
          <table:table-cell office:value-type="float" office:value="128.191" calcext:value-type="float">
            <text:p>128.191</text:p>
          </table:table-cell>
          <table:table-cell office:value-type="float" office:value="0.113953" calcext:value-type="float">
            <text:p>0.113953</text:p>
          </table:table-cell>
          <table:table-cell office:value-type="float" office:value="244.886" calcext:value-type="float">
            <text:p>244.886</text:p>
          </table:table-cell>
          <table:table-cell office:value-type="float" office:value="0.728263" calcext:value-type="float">
            <text:p>0.72826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224808" calcext:value-type="float">
            <text:p>-0.000224808</text:p>
          </table:table-cell>
        </table:table-row>
        <table:table-row table:style-name="ro1">
          <table:table-cell office:value-type="float" office:value="128.319" calcext:value-type="float">
            <text:p>128.319</text:p>
          </table:table-cell>
          <table:table-cell office:value-type="float" office:value="0.113724" calcext:value-type="float">
            <text:p>0.113724</text:p>
          </table:table-cell>
          <table:table-cell office:value-type="float" office:value="244.886" calcext:value-type="float">
            <text:p>244.886</text:p>
          </table:table-cell>
          <table:table-cell office:value-type="float" office:value="0.727771" calcext:value-type="float">
            <text:p>0.72777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660141" calcext:value-type="float">
            <text:p>-0.000660141</text:p>
          </table:table-cell>
        </table:table-row>
        <table:table-row table:style-name="ro1">
          <table:table-cell office:value-type="float" office:value="128.449" calcext:value-type="float">
            <text:p>128.449</text:p>
          </table:table-cell>
          <table:table-cell office:value-type="float" office:value="0.113464" calcext:value-type="float">
            <text:p>0.113464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7373" calcext:value-type="float">
            <text:p>0.72737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99324" calcext:value-type="float">
            <text:p>-0.00099324</text:p>
          </table:table-cell>
        </table:table-row>
        <table:table-row table:style-name="ro1">
          <table:table-cell office:value-type="float" office:value="128.565" calcext:value-type="float">
            <text:p>128.565</text:p>
          </table:table-cell>
          <table:table-cell office:value-type="float" office:value="0.11322" calcext:value-type="float">
            <text:p>0.11322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7197" calcext:value-type="float">
            <text:p>0.72719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10855" calcext:value-type="float">
            <text:p>-0.00110855</text:p>
          </table:table-cell>
        </table:table-row>
        <table:table-row table:style-name="ro1">
          <table:table-cell office:value-type="float" office:value="128.693" calcext:value-type="float">
            <text:p>128.693</text:p>
          </table:table-cell>
          <table:table-cell office:value-type="float" office:value="0.112915" calcext:value-type="float">
            <text:p>0.112915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6902" calcext:value-type="float">
            <text:p>0.72690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32624" calcext:value-type="float">
            <text:p>-0.00132624</text:p>
          </table:table-cell>
        </table:table-row>
        <table:table-row table:style-name="ro1">
          <table:table-cell office:value-type="float" office:value="128.822" calcext:value-type="float">
            <text:p>128.822</text:p>
          </table:table-cell>
          <table:table-cell office:value-type="float" office:value="0.112473" calcext:value-type="float">
            <text:p>0.112473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6352" calcext:value-type="float">
            <text:p>0.72635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76615" calcext:value-type="float">
            <text:p>-0.00176615</text:p>
          </table:table-cell>
        </table:table-row>
        <table:table-row table:style-name="ro1">
          <table:table-cell office:value-type="float" office:value="128.955" calcext:value-type="float">
            <text:p>128.955</text:p>
          </table:table-cell>
          <table:table-cell office:value-type="float" office:value="0.112061" calcext:value-type="float">
            <text:p>0.112061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6099" calcext:value-type="float">
            <text:p>0.72609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91639" calcext:value-type="float">
            <text:p>-0.00191639</text:p>
          </table:table-cell>
        </table:table-row>
        <table:table-row table:style-name="ro1">
          <table:table-cell office:value-type="float" office:value="129.062" calcext:value-type="float">
            <text:p>129.062</text:p>
          </table:table-cell>
          <table:table-cell office:value-type="float" office:value="0.111816" calcext:value-type="float">
            <text:p>0.111816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6407" calcext:value-type="float">
            <text:p>0.72640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54668" calcext:value-type="float">
            <text:p>-0.00154668</text:p>
          </table:table-cell>
        </table:table-row>
        <table:table-row table:style-name="ro1">
          <table:table-cell office:value-type="float" office:value="129.19" calcext:value-type="float">
            <text:p>129.19</text:p>
          </table:table-cell>
          <table:table-cell office:value-type="float" office:value="0.111298" calcext:value-type="float">
            <text:p>0.111298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5775" calcext:value-type="float">
            <text:p>0.72577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204952" calcext:value-type="float">
            <text:p>-0.00204952</text:p>
          </table:table-cell>
        </table:table-row>
        <table:table-row table:style-name="ro1">
          <table:table-cell office:value-type="float" office:value="129.316" calcext:value-type="float">
            <text:p>129.316</text:p>
          </table:table-cell>
          <table:table-cell office:value-type="float" office:value="0.110703" calcext:value-type="float">
            <text:p>0.110703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5233" calcext:value-type="float">
            <text:p>0.72523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244209" calcext:value-type="float">
            <text:p>-0.00244209</text:p>
          </table:table-cell>
        </table:table-row>
        <table:table-row table:style-name="ro1">
          <table:table-cell office:value-type="float" office:value="129.417" calcext:value-type="float">
            <text:p>129.417</text:p>
          </table:table-cell>
          <table:table-cell office:value-type="float" office:value="0.110336" calcext:value-type="float">
            <text:p>0.110336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5416" calcext:value-type="float">
            <text:p>0.72541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216812" calcext:value-type="float">
            <text:p>-0.00216812</text:p>
          </table:table-cell>
        </table:table-row>
        <table:table-row table:style-name="ro1">
          <table:table-cell office:value-type="float" office:value="129.548" calcext:value-type="float">
            <text:p>129.548</text:p>
          </table:table-cell>
          <table:table-cell office:value-type="float" office:value="0.110092" calcext:value-type="float">
            <text:p>0.110092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5751" calcext:value-type="float">
            <text:p>0.72575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77208" calcext:value-type="float">
            <text:p>-0.00177208</text:p>
          </table:table-cell>
        </table:table-row>
        <table:table-row table:style-name="ro1">
          <table:table-cell office:value-type="float" office:value="129.676" calcext:value-type="float">
            <text:p>129.676</text:p>
          </table:table-cell>
          <table:table-cell office:value-type="float" office:value="0.109421" calcext:value-type="float">
            <text:p>0.109421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24908" calcext:value-type="float">
            <text:p>0.72490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244716" calcext:value-type="float">
            <text:p>-0.00244716</text:p>
          </table:table-cell>
        </table:table-row>
        <table:table-row table:style-name="ro1">
          <table:table-cell office:value-type="float" office:value="129.803" calcext:value-type="float">
            <text:p>129.803</text:p>
          </table:table-cell>
          <table:table-cell office:value-type="float" office:value="0.109055" calcext:value-type="float">
            <text:p>0.109055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25106" calcext:value-type="float">
            <text:p>0.72510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215739" calcext:value-type="float">
            <text:p>-0.00215739</text:p>
          </table:table-cell>
        </table:table-row>
        <table:table-row table:style-name="ro1">
          <table:table-cell office:value-type="float" office:value="129.931" calcext:value-type="float">
            <text:p>129.931</text:p>
          </table:table-cell>
          <table:table-cell office:value-type="float" office:value="0.108749" calcext:value-type="float">
            <text:p>0.108749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25395" calcext:value-type="float">
            <text:p>0.72539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79237" calcext:value-type="float">
            <text:p>-0.00179237</text:p>
          </table:table-cell>
        </table:table-row>
        <table:table-row table:style-name="ro1">
          <table:table-cell office:value-type="float" office:value="130.058" calcext:value-type="float">
            <text:p>130.058</text:p>
          </table:table-cell>
          <table:table-cell office:value-type="float" office:value="0.108353" calcext:value-type="float">
            <text:p>0.108353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5218" calcext:value-type="float">
            <text:p>0.72521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87052" calcext:value-type="float">
            <text:p>-0.00187052</text:p>
          </table:table-cell>
        </table:table-row>
        <table:table-row table:style-name="ro1">
          <table:table-cell office:value-type="float" office:value="130.187" calcext:value-type="float">
            <text:p>130.187</text:p>
          </table:table-cell>
          <table:table-cell office:value-type="float" office:value="0.108109" calcext:value-type="float">
            <text:p>0.108109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5499" calcext:value-type="float">
            <text:p>0.72549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528" calcext:value-type="float">
            <text:p>-0.001528</text:p>
          </table:table-cell>
        </table:table-row>
        <table:table-row table:style-name="ro1">
          <table:table-cell office:value-type="float" office:value="130.307" calcext:value-type="float">
            <text:p>130.307</text:p>
          </table:table-cell>
          <table:table-cell office:value-type="float" office:value="0.107864" calcext:value-type="float">
            <text:p>0.107864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5591" calcext:value-type="float">
            <text:p>0.72559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37467" calcext:value-type="float">
            <text:p>-0.00137467</text:p>
          </table:table-cell>
        </table:table-row>
        <table:table-row table:style-name="ro1">
          <table:table-cell office:value-type="float" office:value="130.435" calcext:value-type="float">
            <text:p>130.435</text:p>
          </table:table-cell>
          <table:table-cell office:value-type="float" office:value="0.107727" calcext:value-type="float">
            <text:p>0.107727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5873" calcext:value-type="float">
            <text:p>0.72587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05869" calcext:value-type="float">
            <text:p>-0.00105869</text:p>
          </table:table-cell>
        </table:table-row>
        <table:table-row table:style-name="ro1">
          <table:table-cell office:value-type="float" office:value="130.563" calcext:value-type="float">
            <text:p>130.563</text:p>
          </table:table-cell>
          <table:table-cell office:value-type="float" office:value="0.107483" calcext:value-type="float">
            <text:p>0.107483</text:p>
          </table:table-cell>
          <table:table-cell office:value-type="float" office:value="244.893" calcext:value-type="float">
            <text:p>244.893</text:p>
          </table:table-cell>
          <table:table-cell office:value-type="float" office:value="0.725736" calcext:value-type="float">
            <text:p>0.72573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13436" calcext:value-type="float">
            <text:p>-0.00113436</text:p>
          </table:table-cell>
        </table:table-row>
        <table:table-row table:style-name="ro1">
          <table:table-cell office:value-type="float" office:value="130.666" calcext:value-type="float">
            <text:p>130.666</text:p>
          </table:table-cell>
          <table:table-cell office:value-type="float" office:value="0.107361" calcext:value-type="float">
            <text:p>0.107361</text:p>
          </table:table-cell>
          <table:table-cell office:value-type="float" office:value="244.893" calcext:value-type="float">
            <text:p>244.893</text:p>
          </table:table-cell>
          <table:table-cell office:value-type="float" office:value="0.726057" calcext:value-type="float">
            <text:p>0.72605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783023" calcext:value-type="float">
            <text:p>-0.000783023</text:p>
          </table:table-cell>
        </table:table-row>
        <table:table-row table:style-name="ro1">
          <table:table-cell office:value-type="float" office:value="130.772" calcext:value-type="float">
            <text:p>130.772</text:p>
          </table:table-cell>
          <table:table-cell office:value-type="float" office:value="0.1073" calcext:value-type="float">
            <text:p>0.1073</text:p>
          </table:table-cell>
          <table:table-cell office:value-type="float" office:value="244.893" calcext:value-type="float">
            <text:p>244.893</text:p>
          </table:table-cell>
          <table:table-cell office:value-type="float" office:value="0.726263" calcext:value-type="float">
            <text:p>0.72626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561715" calcext:value-type="float">
            <text:p>-0.000561715</text:p>
          </table:table-cell>
        </table:table-row>
        <table:table-row table:style-name="ro1">
          <table:table-cell office:value-type="float" office:value="130.874" calcext:value-type="float">
            <text:p>130.874</text:p>
          </table:table-cell>
          <table:table-cell office:value-type="float" office:value="0.107422" calcext:value-type="float">
            <text:p>0.107422</text:p>
          </table:table-cell>
          <table:table-cell office:value-type="float" office:value="244.893" calcext:value-type="float">
            <text:p>244.893</text:p>
          </table:table-cell>
          <table:table-cell office:value-type="float" office:value="0.726938" calcext:value-type="float">
            <text:p>0.72693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0823061" calcext:value-type="float">
            <text:p>0.0000823061</text:p>
          </table:table-cell>
        </table:table-row>
        <table:table-row table:style-name="ro1">
          <table:table-cell office:value-type="float" office:value="131.008" calcext:value-type="float">
            <text:p>131.008</text:p>
          </table:table-cell>
          <table:table-cell office:value-type="float" office:value="0.107483" calcext:value-type="float">
            <text:p>0.107483</text:p>
          </table:table-cell>
          <table:table-cell office:value-type="float" office:value="244.893" calcext:value-type="float">
            <text:p>244.893</text:p>
          </table:table-cell>
          <table:table-cell office:value-type="float" office:value="0.727075" calcext:value-type="float">
            <text:p>0.72707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204543" calcext:value-type="float">
            <text:p>0.000204543</text:p>
          </table:table-cell>
        </table:table-row>
        <table:table-row table:style-name="ro1">
          <table:table-cell office:value-type="float" office:value="131.11" calcext:value-type="float">
            <text:p>131.11</text:p>
          </table:table-cell>
          <table:table-cell office:value-type="float" office:value="0.107483" calcext:value-type="float">
            <text:p>0.107483</text:p>
          </table:table-cell>
          <table:table-cell office:value-type="float" office:value="244.893" calcext:value-type="float">
            <text:p>244.893</text:p>
          </table:table-cell>
          <table:table-cell office:value-type="float" office:value="0.726963" calcext:value-type="float">
            <text:p>0.72696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0925311" calcext:value-type="float">
            <text:p>0.0000925311</text:p>
          </table:table-cell>
        </table:table-row>
        <table:table-row table:style-name="ro1">
          <table:table-cell office:value-type="float" office:value="131.21" calcext:value-type="float">
            <text:p>131.21</text:p>
          </table:table-cell>
          <table:table-cell office:value-type="float" office:value="0.107727" calcext:value-type="float">
            <text:p>0.107727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7581" calcext:value-type="float">
            <text:p>0.72758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648838" calcext:value-type="float">
            <text:p>0.000648838</text:p>
          </table:table-cell>
        </table:table-row>
        <table:table-row table:style-name="ro1">
          <table:table-cell office:value-type="float" office:value="131.312" calcext:value-type="float">
            <text:p>131.312</text:p>
          </table:table-cell>
          <table:table-cell office:value-type="float" office:value="0.107788" calcext:value-type="float">
            <text:p>0.107788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7438" calcext:value-type="float">
            <text:p>0.72743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491418" calcext:value-type="float">
            <text:p>0.000491418</text:p>
          </table:table-cell>
        </table:table-row>
        <table:table-row table:style-name="ro1">
          <table:table-cell office:value-type="float" office:value="131.413" calcext:value-type="float">
            <text:p>131.413</text:p>
          </table:table-cell>
          <table:table-cell office:value-type="float" office:value="0.107971" calcext:value-type="float">
            <text:p>0.107971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775" calcext:value-type="float">
            <text:p>0.7277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756738" calcext:value-type="float">
            <text:p>0.000756738</text:p>
          </table:table-cell>
        </table:table-row>
        <table:table-row table:style-name="ro1">
          <table:table-cell office:value-type="float" office:value="131.518" calcext:value-type="float">
            <text:p>131.518</text:p>
          </table:table-cell>
          <table:table-cell office:value-type="float" office:value="0.108215" calcext:value-type="float">
            <text:p>0.108215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806" calcext:value-type="float">
            <text:p>0.7280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00664" calcext:value-type="float">
            <text:p>0.00100664</text:p>
          </table:table-cell>
        </table:table-row>
        <table:table-row table:style-name="ro1">
          <table:table-cell office:value-type="float" office:value="131.648" calcext:value-type="float">
            <text:p>131.648</text:p>
          </table:table-cell>
          <table:table-cell office:value-type="float" office:value="0.108459" calcext:value-type="float">
            <text:p>0.108459</text:p>
          </table:table-cell>
          <table:table-cell office:value-type="float" office:value="244.892" calcext:value-type="float">
            <text:p>244.892</text:p>
          </table:table-cell>
          <table:table-cell office:value-type="float" office:value="0.728221" calcext:value-type="float">
            <text:p>0.72822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1058" calcext:value-type="float">
            <text:p>0.0011058</text:p>
          </table:table-cell>
        </table:table-row>
        <table:table-row table:style-name="ro1">
          <table:table-cell office:value-type="float" office:value="131.776" calcext:value-type="float">
            <text:p>131.776</text:p>
          </table:table-cell>
          <table:table-cell office:value-type="float" office:value="0.10881" calcext:value-type="float">
            <text:p>0.10881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28573" calcext:value-type="float">
            <text:p>0.72857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37024" calcext:value-type="float">
            <text:p>0.00137024</text:p>
          </table:table-cell>
        </table:table-row>
        <table:table-row table:style-name="ro1">
          <table:table-cell office:value-type="float" office:value="131.905" calcext:value-type="float">
            <text:p>131.905</text:p>
          </table:table-cell>
          <table:table-cell office:value-type="float" office:value="0.108994" calcext:value-type="float">
            <text:p>0.108994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28385" calcext:value-type="float">
            <text:p>0.72838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13624" calcext:value-type="float">
            <text:p>0.00113624</text:p>
          </table:table-cell>
        </table:table-row>
        <table:table-row table:style-name="ro1">
          <table:table-cell office:value-type="float" office:value="132.034" calcext:value-type="float">
            <text:p>132.034</text:p>
          </table:table-cell>
          <table:table-cell office:value-type="float" office:value="0.10936" calcext:value-type="float">
            <text:p>0.10936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28845" calcext:value-type="float">
            <text:p>0.72884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50558" calcext:value-type="float">
            <text:p>0.00150558</text:p>
          </table:table-cell>
        </table:table-row>
        <table:table-row table:style-name="ro1">
          <table:table-cell office:value-type="float" office:value="132.15" calcext:value-type="float">
            <text:p>132.15</text:p>
          </table:table-cell>
          <table:table-cell office:value-type="float" office:value="0.109604" calcext:value-type="float">
            <text:p>0.109604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8761" calcext:value-type="float">
            <text:p>0.72876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36052" calcext:value-type="float">
            <text:p>0.00136052</text:p>
          </table:table-cell>
        </table:table-row>
        <table:table-row table:style-name="ro1">
          <table:table-cell office:value-type="float" office:value="132.265" calcext:value-type="float">
            <text:p>132.265</text:p>
          </table:table-cell>
          <table:table-cell office:value-type="float" office:value="0.110031" calcext:value-type="float">
            <text:p>0.110031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9217" calcext:value-type="float">
            <text:p>0.72921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70921" calcext:value-type="float">
            <text:p>0.00170921</text:p>
          </table:table-cell>
        </table:table-row>
        <table:table-row table:style-name="ro1">
          <table:table-cell office:value-type="float" office:value="132.366" calcext:value-type="float">
            <text:p>132.366</text:p>
          </table:table-cell>
          <table:table-cell office:value-type="float" office:value="0.110275" calcext:value-type="float">
            <text:p>0.110275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9073" calcext:value-type="float">
            <text:p>0.72907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50424" calcext:value-type="float">
            <text:p>0.00150424</text:p>
          </table:table-cell>
        </table:table-row>
        <table:table-row table:style-name="ro1">
          <table:table-cell office:value-type="float" office:value="132.498" calcext:value-type="float">
            <text:p>132.498</text:p>
          </table:table-cell>
          <table:table-cell office:value-type="float" office:value="0.110641" calcext:value-type="float">
            <text:p>0.110641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9269" calcext:value-type="float">
            <text:p>0.72926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60876" calcext:value-type="float">
            <text:p>0.00160876</text:p>
          </table:table-cell>
        </table:table-row>
        <table:table-row table:style-name="ro1">
          <table:table-cell office:value-type="float" office:value="132.622" calcext:value-type="float">
            <text:p>132.622</text:p>
          </table:table-cell>
          <table:table-cell office:value-type="float" office:value="0.111008" calcext:value-type="float">
            <text:p>0.111008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9468" calcext:value-type="float">
            <text:p>0.72946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71602" calcext:value-type="float">
            <text:p>0.00171602</text:p>
          </table:table-cell>
        </table:table-row>
        <table:table-row table:style-name="ro1">
          <table:table-cell office:value-type="float" office:value="132.74" calcext:value-type="float">
            <text:p>132.74</text:p>
          </table:table-cell>
          <table:table-cell office:value-type="float" office:value="0.111191" calcext:value-type="float">
            <text:p>0.111191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9116" calcext:value-type="float">
            <text:p>0.72911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31881" calcext:value-type="float">
            <text:p>0.00131881</text:p>
          </table:table-cell>
        </table:table-row>
        <table:table-row table:style-name="ro1">
          <table:table-cell office:value-type="float" office:value="132.867" calcext:value-type="float">
            <text:p>132.867</text:p>
          </table:table-cell>
          <table:table-cell office:value-type="float" office:value="0.111435" calcext:value-type="float">
            <text:p>0.111435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9179" calcext:value-type="float">
            <text:p>0.72917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32023" calcext:value-type="float">
            <text:p>0.00132023</text:p>
          </table:table-cell>
        </table:table-row>
        <table:table-row table:style-name="ro1">
          <table:table-cell office:value-type="float" office:value="132.995" calcext:value-type="float">
            <text:p>132.995</text:p>
          </table:table-cell>
          <table:table-cell office:value-type="float" office:value="0.111755" calcext:value-type="float">
            <text:p>0.111755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9375" calcext:value-type="float">
            <text:p>0.72937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4361" calcext:value-type="float">
            <text:p>0.0014361</text:p>
          </table:table-cell>
        </table:table-row>
        <table:table-row table:style-name="ro1">
          <table:table-cell office:value-type="float" office:value="133.121" calcext:value-type="float">
            <text:p>133.121</text:p>
          </table:table-cell>
          <table:table-cell office:value-type="float" office:value="0.112" calcext:value-type="float">
            <text:p>0.112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9287" calcext:value-type="float">
            <text:p>0.72928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28754" calcext:value-type="float">
            <text:p>0.00128754</text:p>
          </table:table-cell>
        </table:table-row>
        <table:table-row table:style-name="ro1">
          <table:table-cell office:value-type="float" office:value="133.248" calcext:value-type="float">
            <text:p>133.248</text:p>
          </table:table-cell>
          <table:table-cell office:value-type="float" office:value="0.112061" calcext:value-type="float">
            <text:p>0.112061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882" calcext:value-type="float">
            <text:p>0.7288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804498" calcext:value-type="float">
            <text:p>0.000804498</text:p>
          </table:table-cell>
        </table:table-row>
        <table:table-row table:style-name="ro1">
          <table:table-cell office:value-type="float" office:value="133.377" calcext:value-type="float">
            <text:p>133.377</text:p>
          </table:table-cell>
          <table:table-cell office:value-type="float" office:value="0.112427" calcext:value-type="float">
            <text:p>0.112427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9347" calcext:value-type="float">
            <text:p>0.72934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24009" calcext:value-type="float">
            <text:p>0.00124009</text:p>
          </table:table-cell>
        </table:table-row>
        <table:table-row table:style-name="ro1">
          <table:table-cell office:value-type="float" office:value="133.496" calcext:value-type="float">
            <text:p>133.496</text:p>
          </table:table-cell>
          <table:table-cell office:value-type="float" office:value="0.112488" calcext:value-type="float">
            <text:p>0.112488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8859" calcext:value-type="float">
            <text:p>0.72885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737159" calcext:value-type="float">
            <text:p>0.000737159</text:p>
          </table:table-cell>
        </table:table-row>
        <table:table-row table:style-name="ro1">
          <table:table-cell office:value-type="float" office:value="133.625" calcext:value-type="float">
            <text:p>133.625</text:p>
          </table:table-cell>
          <table:table-cell office:value-type="float" office:value="0.11261" calcext:value-type="float">
            <text:p>0.11261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831" calcext:value-type="float">
            <text:p>0.72883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678264" calcext:value-type="float">
            <text:p>0.000678264</text:p>
          </table:table-cell>
        </table:table-row>
        <table:table-row table:style-name="ro1">
          <table:table-cell office:value-type="float" office:value="133.741" calcext:value-type="float">
            <text:p>133.741</text:p>
          </table:table-cell>
          <table:table-cell office:value-type="float" office:value="0.11261" calcext:value-type="float">
            <text:p>0.11261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485" calcext:value-type="float">
            <text:p>0.72848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333033" calcext:value-type="float">
            <text:p>0.000333033</text:p>
          </table:table-cell>
        </table:table-row>
        <table:table-row table:style-name="ro1">
          <table:table-cell office:value-type="float" office:value="133.871" calcext:value-type="float">
            <text:p>133.871</text:p>
          </table:table-cell>
          <table:table-cell office:value-type="float" office:value="0.112671" calcext:value-type="float">
            <text:p>0.112671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464" calcext:value-type="float">
            <text:p>0.72846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296294" calcext:value-type="float">
            <text:p>0.000296294</text:p>
          </table:table-cell>
        </table:table-row>
        <table:table-row table:style-name="ro1">
          <table:table-cell office:value-type="float" office:value="133.999" calcext:value-type="float">
            <text:p>133.999</text:p>
          </table:table-cell>
          <table:table-cell office:value-type="float" office:value="0.112488" calcext:value-type="float">
            <text:p>0.112488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7828" calcext:value-type="float">
            <text:p>0.72782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293611" calcext:value-type="float">
            <text:p>-0.000293611</text:p>
          </table:table-cell>
        </table:table-row>
        <table:table-row table:style-name="ro1">
          <table:table-cell office:value-type="float" office:value="134.128" calcext:value-type="float">
            <text:p>134.128</text:p>
          </table:table-cell>
          <table:table-cell office:value-type="float" office:value="0.112244" calcext:value-type="float">
            <text:p>0.112244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7336" calcext:value-type="float">
            <text:p>0.72733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725141" calcext:value-type="float">
            <text:p>-0.000725141</text:p>
          </table:table-cell>
        </table:table-row>
        <table:table-row table:style-name="ro1">
          <table:table-cell office:value-type="float" office:value="134.257" calcext:value-type="float">
            <text:p>134.257</text:p>
          </table:table-cell>
          <table:table-cell office:value-type="float" office:value="0.112183" calcext:value-type="float">
            <text:p>0.112183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7538" calcext:value-type="float">
            <text:p>0.72753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50814" calcext:value-type="float">
            <text:p>-0.00050814</text:p>
          </table:table-cell>
        </table:table-row>
        <table:table-row table:style-name="ro1">
          <table:table-cell office:value-type="float" office:value="134.385" calcext:value-type="float">
            <text:p>134.385</text:p>
          </table:table-cell>
          <table:table-cell office:value-type="float" office:value="0.112091" calcext:value-type="float">
            <text:p>0.112091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7549" calcext:value-type="float">
            <text:p>0.72754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473664" calcext:value-type="float">
            <text:p>-0.000473664</text:p>
          </table:table-cell>
        </table:table-row>
        <table:table-row table:style-name="ro1">
          <table:table-cell office:value-type="float" office:value="134.516" calcext:value-type="float">
            <text:p>134.516</text:p>
          </table:table-cell>
          <table:table-cell office:value-type="float" office:value="0.111862" calcext:value-type="float">
            <text:p>0.111862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7224" calcext:value-type="float">
            <text:p>0.72722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741391" calcext:value-type="float">
            <text:p>-0.000741391</text:p>
          </table:table-cell>
        </table:table-row>
        <table:table-row table:style-name="ro1">
          <table:table-cell office:value-type="float" office:value="134.62" calcext:value-type="float">
            <text:p>134.62</text:p>
          </table:table-cell>
          <table:table-cell office:value-type="float" office:value="0.111679" calcext:value-type="float">
            <text:p>0.111679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7169" calcext:value-type="float">
            <text:p>0.72716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750943" calcext:value-type="float">
            <text:p>-0.000750943</text:p>
          </table:table-cell>
        </table:table-row>
        <table:table-row table:style-name="ro1">
          <table:table-cell office:value-type="float" office:value="134.738" calcext:value-type="float">
            <text:p>134.738</text:p>
          </table:table-cell>
          <table:table-cell office:value-type="float" office:value="0.111496" calcext:value-type="float">
            <text:p>0.111496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6895" calcext:value-type="float">
            <text:p>0.72689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979284" calcext:value-type="float">
            <text:p>-0.000979284</text:p>
          </table:table-cell>
        </table:table-row>
        <table:table-row table:style-name="ro1">
          <table:table-cell office:value-type="float" office:value="134.839" calcext:value-type="float">
            <text:p>134.839</text:p>
          </table:table-cell>
          <table:table-cell office:value-type="float" office:value="0.111313" calcext:value-type="float">
            <text:p>0.111313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6919" calcext:value-type="float">
            <text:p>0.72691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90907" calcext:value-type="float">
            <text:p>-0.00090907</text:p>
          </table:table-cell>
        </table:table-row>
        <table:table-row table:style-name="ro1">
          <table:table-cell office:value-type="float" office:value="134.946" calcext:value-type="float">
            <text:p>134.946</text:p>
          </table:table-cell>
          <table:table-cell office:value-type="float" office:value="0.11113" calcext:value-type="float">
            <text:p>0.11113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6848" calcext:value-type="float">
            <text:p>0.72684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934757" calcext:value-type="float">
            <text:p>-0.000934757</text:p>
          </table:table-cell>
        </table:table-row>
        <table:table-row table:style-name="ro1">
          <table:table-cell office:value-type="float" office:value="135.047" calcext:value-type="float">
            <text:p>135.047</text:p>
          </table:table-cell>
          <table:table-cell office:value-type="float" office:value="0.110886" calcext:value-type="float">
            <text:p>0.110886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6629" calcext:value-type="float">
            <text:p>0.72662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09223" calcext:value-type="float">
            <text:p>-0.00109223</text:p>
          </table:table-cell>
        </table:table-row>
        <table:table-row table:style-name="ro1">
          <table:table-cell office:value-type="float" office:value="135.15" calcext:value-type="float">
            <text:p>135.15</text:p>
          </table:table-cell>
          <table:table-cell office:value-type="float" office:value="0.110641" calcext:value-type="float">
            <text:p>0.110641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656" calcext:value-type="float">
            <text:p>0.7265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09995" calcext:value-type="float">
            <text:p>-0.00109995</text:p>
          </table:table-cell>
        </table:table-row>
        <table:table-row table:style-name="ro1">
          <table:table-cell office:value-type="float" office:value="135.269" calcext:value-type="float">
            <text:p>135.269</text:p>
          </table:table-cell>
          <table:table-cell office:value-type="float" office:value="0.110519" calcext:value-type="float">
            <text:p>0.110519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6773" calcext:value-type="float">
            <text:p>0.72677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856395" calcext:value-type="float">
            <text:p>-0.000856395</text:p>
          </table:table-cell>
        </table:table-row>
        <table:table-row table:style-name="ro1">
          <table:table-cell office:value-type="float" office:value="135.37" calcext:value-type="float">
            <text:p>135.37</text:p>
          </table:table-cell>
          <table:table-cell office:value-type="float" office:value="0.110275" calcext:value-type="float">
            <text:p>0.110275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6512" calcext:value-type="float">
            <text:p>0.72651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0572" calcext:value-type="float">
            <text:p>-0.0010572</text:p>
          </table:table-cell>
        </table:table-row>
        <table:table-row table:style-name="ro1">
          <table:table-cell office:value-type="float" office:value="135.471" calcext:value-type="float">
            <text:p>135.471</text:p>
          </table:table-cell>
          <table:table-cell office:value-type="float" office:value="0.110031" calcext:value-type="float">
            <text:p>0.110031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629" calcext:value-type="float">
            <text:p>0.7262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21747" calcext:value-type="float">
            <text:p>-0.00121747</text:p>
          </table:table-cell>
        </table:table-row>
        <table:table-row table:style-name="ro1">
          <table:table-cell office:value-type="float" office:value="135.597" calcext:value-type="float">
            <text:p>135.597</text:p>
          </table:table-cell>
          <table:table-cell office:value-type="float" office:value="0.109787" calcext:value-type="float">
            <text:p>0.109787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6196" calcext:value-type="float">
            <text:p>0.72619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125067" calcext:value-type="float">
            <text:p>-0.00125067</text:p>
          </table:table-cell>
        </table:table-row>
        <table:table-row table:style-name="ro1">
          <table:table-cell office:value-type="float" office:value="135.704" calcext:value-type="float">
            <text:p>135.704</text:p>
          </table:table-cell>
          <table:table-cell office:value-type="float" office:value="0.109711" calcext:value-type="float">
            <text:p>0.109711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6671" calcext:value-type="float">
            <text:p>0.72667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756579" calcext:value-type="float">
            <text:p>-0.000756579</text:p>
          </table:table-cell>
        </table:table-row>
        <table:table-row table:style-name="ro1">
          <table:table-cell office:value-type="float" office:value="135.823" calcext:value-type="float">
            <text:p>135.823</text:p>
          </table:table-cell>
          <table:table-cell office:value-type="float" office:value="0.109589" calcext:value-type="float">
            <text:p>0.109589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6714" calcext:value-type="float">
            <text:p>0.72671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68349" calcext:value-type="float">
            <text:p>-0.00068349</text:p>
          </table:table-cell>
        </table:table-row>
        <table:table-row table:style-name="ro1">
          <table:table-cell office:value-type="float" office:value="135.94" calcext:value-type="float">
            <text:p>135.94</text:p>
          </table:table-cell>
          <table:table-cell office:value-type="float" office:value="0.109467" calcext:value-type="float">
            <text:p>0.109467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2672" calcext:value-type="float">
            <text:p>0.7267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646589" calcext:value-type="float">
            <text:p>-0.000646589</text:p>
          </table:table-cell>
        </table:table-row>
        <table:table-row table:style-name="ro1">
          <table:table-cell office:value-type="float" office:value="136.059" calcext:value-type="float">
            <text:p>136.059</text:p>
          </table:table-cell>
          <table:table-cell office:value-type="float" office:value="0.109344" calcext:value-type="float">
            <text:p>0.109344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26708" calcext:value-type="float">
            <text:p>0.72670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628509" calcext:value-type="float">
            <text:p>-0.000628509</text:p>
          </table:table-cell>
        </table:table-row>
        <table:table-row table:style-name="ro1">
          <table:table-cell office:value-type="float" office:value="136.176" calcext:value-type="float">
            <text:p>136.176</text:p>
          </table:table-cell>
          <table:table-cell office:value-type="float" office:value="0.109467" calcext:value-type="float">
            <text:p>0.109467</text:p>
          </table:table-cell>
          <table:table-cell office:value-type="float" office:value="244.891" calcext:value-type="float">
            <text:p>244.891</text:p>
          </table:table-cell>
          <table:table-cell office:value-type="float" office:value="0.727365" calcext:value-type="float">
            <text:p>0.72736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0012818" calcext:value-type="float">
            <text:p>-0.0000012818</text:p>
          </table:table-cell>
        </table:table-row>
        <table:table-row table:style-name="ro1">
          <table:table-cell office:value-type="float" office:value="136.302" calcext:value-type="float">
            <text:p>136.302</text:p>
          </table:table-cell>
          <table:table-cell office:value-type="float" office:value="0.109589" calcext:value-type="float">
            <text:p>0.109589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7685" calcext:value-type="float">
            <text:p>0.72768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287583" calcext:value-type="float">
            <text:p>0.000287583</text:p>
          </table:table-cell>
        </table:table-row>
        <table:table-row table:style-name="ro1">
          <table:table-cell office:value-type="float" office:value="136.434" calcext:value-type="float">
            <text:p>136.434</text:p>
          </table:table-cell>
          <table:table-cell office:value-type="float" office:value="0.10968" calcext:value-type="float">
            <text:p>0.10968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7816" calcext:value-type="float">
            <text:p>0.72781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396161" calcext:value-type="float">
            <text:p>0.000396161</text:p>
          </table:table-cell>
        </table:table-row>
        <table:table-row table:style-name="ro1">
          <table:table-cell office:value-type="float" office:value="136.536" calcext:value-type="float">
            <text:p>136.536</text:p>
          </table:table-cell>
          <table:table-cell office:value-type="float" office:value="0.10965" calcext:value-type="float">
            <text:p>0.10965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7492" calcext:value-type="float">
            <text:p>0.72749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079646" calcext:value-type="float">
            <text:p>0.000079646</text:p>
          </table:table-cell>
        </table:table-row>
        <table:table-row table:style-name="ro1">
          <table:table-cell office:value-type="float" office:value="136.64" calcext:value-type="float">
            <text:p>136.64</text:p>
          </table:table-cell>
          <table:table-cell office:value-type="float" office:value="0.109772" calcext:value-type="float">
            <text:p>0.109772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7863" calcext:value-type="float">
            <text:p>0.727863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419644" calcext:value-type="float">
            <text:p>0.000419644</text:p>
          </table:table-cell>
        </table:table-row>
        <table:table-row table:style-name="ro1">
          <table:table-cell office:value-type="float" office:value="136.758" calcext:value-type="float">
            <text:p>136.758</text:p>
          </table:table-cell>
          <table:table-cell office:value-type="float" office:value="0.109894" calcext:value-type="float">
            <text:p>0.109894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7998" calcext:value-type="float">
            <text:p>0.72799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524643" calcext:value-type="float">
            <text:p>0.000524643</text:p>
          </table:table-cell>
        </table:table-row>
        <table:table-row table:style-name="ro1">
          <table:table-cell office:value-type="float" office:value="136.875" calcext:value-type="float">
            <text:p>136.875</text:p>
          </table:table-cell>
          <table:table-cell office:value-type="float" office:value="0.110016" calcext:value-type="float">
            <text:p>0.110016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8072" calcext:value-type="float">
            <text:p>0.72807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567922" calcext:value-type="float">
            <text:p>0.000567922</text:p>
          </table:table-cell>
        </table:table-row>
        <table:table-row table:style-name="ro1">
          <table:table-cell office:value-type="float" office:value="136.991" calcext:value-type="float">
            <text:p>136.991</text:p>
          </table:table-cell>
          <table:table-cell office:value-type="float" office:value="0.110077" calcext:value-type="float">
            <text:p>0.110077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7948" calcext:value-type="float">
            <text:p>0.72794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428963" calcext:value-type="float">
            <text:p>0.000428963</text:p>
          </table:table-cell>
        </table:table-row>
        <table:table-row table:style-name="ro1">
          <table:table-cell office:value-type="float" office:value="137.108" calcext:value-type="float">
            <text:p>137.108</text:p>
          </table:table-cell>
          <table:table-cell office:value-type="float" office:value="0.110199" calcext:value-type="float">
            <text:p>0.110199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8071" calcext:value-type="float">
            <text:p>0.72807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520812" calcext:value-type="float">
            <text:p>0.000520812</text:p>
          </table:table-cell>
        </table:table-row>
        <table:table-row table:style-name="ro1">
          <table:table-cell office:value-type="float" office:value="137.224" calcext:value-type="float">
            <text:p>137.224</text:p>
          </table:table-cell>
          <table:table-cell office:value-type="float" office:value="0.110382" calcext:value-type="float">
            <text:p>0.110382</text:p>
          </table:table-cell>
          <table:table-cell office:value-type="float" office:value="244.89" calcext:value-type="float">
            <text:p>244.89</text:p>
          </table:table-cell>
          <table:table-cell office:value-type="float" office:value="0.728311" calcext:value-type="float">
            <text:p>0.72831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715688" calcext:value-type="float">
            <text:p>0.000715688</text:p>
          </table:table-cell>
        </table:table-row>
        <table:table-row table:style-name="ro1">
          <table:table-cell office:value-type="float" office:value="137.325" calcext:value-type="float">
            <text:p>137.325</text:p>
          </table:table-cell>
          <table:table-cell office:value-type="float" office:value="0.110687" calcext:value-type="float">
            <text:p>0.110687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88" calcext:value-type="float">
            <text:p>0.728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12798" calcext:value-type="float">
            <text:p>0.00112798</text:p>
          </table:table-cell>
        </table:table-row>
        <table:table-row table:style-name="ro1">
          <table:table-cell office:value-type="float" office:value="137.427" calcext:value-type="float">
            <text:p>137.427</text:p>
          </table:table-cell>
          <table:table-cell office:value-type="float" office:value="0.110748" calcext:value-type="float">
            <text:p>0.110748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8332" calcext:value-type="float">
            <text:p>0.72833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644536" calcext:value-type="float">
            <text:p>0.000644536</text:p>
          </table:table-cell>
        </table:table-row>
        <table:table-row table:style-name="ro1">
          <table:table-cell office:value-type="float" office:value="137.528" calcext:value-type="float">
            <text:p>137.528</text:p>
          </table:table-cell>
          <table:table-cell office:value-type="float" office:value="0.110931" calcext:value-type="float">
            <text:p>0.110931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8494" calcext:value-type="float">
            <text:p>0.72849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761028" calcext:value-type="float">
            <text:p>0.000761028</text:p>
          </table:table-cell>
        </table:table-row>
        <table:table-row table:style-name="ro1">
          <table:table-cell office:value-type="float" office:value="137.647" calcext:value-type="float">
            <text:p>137.647</text:p>
          </table:table-cell>
          <table:table-cell office:value-type="float" office:value="0.111176" calcext:value-type="float">
            <text:p>0.111176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8805" calcext:value-type="float">
            <text:p>0.72880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01121" calcext:value-type="float">
            <text:p>0.00101121</text:p>
          </table:table-cell>
        </table:table-row>
        <table:table-row table:style-name="ro1">
          <table:table-cell office:value-type="float" office:value="137.776" calcext:value-type="float">
            <text:p>137.776</text:p>
          </table:table-cell>
          <table:table-cell office:value-type="float" office:value="0.111298" calcext:value-type="float">
            <text:p>0.111298</text:p>
          </table:table-cell>
          <table:table-cell office:value-type="float" office:value="244.889" calcext:value-type="float">
            <text:p>244.889</text:p>
          </table:table-cell>
          <table:table-cell office:value-type="float" office:value="0.728649" calcext:value-type="float">
            <text:p>0.72864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824635" calcext:value-type="float">
            <text:p>0.000824635</text:p>
          </table:table-cell>
        </table:table-row>
        <table:table-row table:style-name="ro1">
          <table:table-cell office:value-type="float" office:value="137.905" calcext:value-type="float">
            <text:p>137.905</text:p>
          </table:table-cell>
          <table:table-cell office:value-type="float" office:value="0.111603" calcext:value-type="float">
            <text:p>0.111603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9074" calcext:value-type="float">
            <text:p>0.72907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17293" calcext:value-type="float">
            <text:p>0.00117293</text:p>
          </table:table-cell>
        </table:table-row>
        <table:table-row table:style-name="ro1">
          <table:table-cell office:value-type="float" office:value="138.032" calcext:value-type="float">
            <text:p>138.032</text:p>
          </table:table-cell>
          <table:table-cell office:value-type="float" office:value="0.111908" calcext:value-type="float">
            <text:p>0.111908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9292" calcext:value-type="float">
            <text:p>0.72929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31533" calcext:value-type="float">
            <text:p>0.00131533</text:p>
          </table:table-cell>
        </table:table-row>
        <table:table-row table:style-name="ro1">
          <table:table-cell office:value-type="float" office:value="138.148" calcext:value-type="float">
            <text:p>138.148</text:p>
          </table:table-cell>
          <table:table-cell office:value-type="float" office:value="0.112152" calcext:value-type="float">
            <text:p>0.112152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9399" calcext:value-type="float">
            <text:p>0.72939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36075" calcext:value-type="float">
            <text:p>0.00136075</text:p>
          </table:table-cell>
        </table:table-row>
        <table:table-row table:style-name="ro1">
          <table:table-cell office:value-type="float" office:value="138.264" calcext:value-type="float">
            <text:p>138.264</text:p>
          </table:table-cell>
          <table:table-cell office:value-type="float" office:value="0.112335" calcext:value-type="float">
            <text:p>0.112335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9224" calcext:value-type="float">
            <text:p>0.72922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14028" calcext:value-type="float">
            <text:p>0.00114028</text:p>
          </table:table-cell>
        </table:table-row>
        <table:table-row table:style-name="ro1">
          <table:table-cell office:value-type="float" office:value="138.365" calcext:value-type="float">
            <text:p>138.365</text:p>
          </table:table-cell>
          <table:table-cell office:value-type="float" office:value="0.112427" calcext:value-type="float">
            <text:p>0.112427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8921" calcext:value-type="float">
            <text:p>0.728921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814274" calcext:value-type="float">
            <text:p>0.000814274</text:p>
          </table:table-cell>
        </table:table-row>
        <table:table-row table:style-name="ro1">
          <table:table-cell office:value-type="float" office:value="138.482" calcext:value-type="float">
            <text:p>138.482</text:p>
          </table:table-cell>
          <table:table-cell office:value-type="float" office:value="0.11261" calcext:value-type="float">
            <text:p>0.11261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9154" calcext:value-type="float">
            <text:p>0.72915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00169" calcext:value-type="float">
            <text:p>0.00100169</text:p>
          </table:table-cell>
        </table:table-row>
        <table:table-row table:style-name="ro1">
          <table:table-cell office:value-type="float" office:value="138.599" calcext:value-type="float">
            <text:p>138.599</text:p>
          </table:table-cell>
          <table:table-cell office:value-type="float" office:value="0.112854" calcext:value-type="float">
            <text:p>0.112854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934" calcext:value-type="float">
            <text:p>0.7293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112653" calcext:value-type="float">
            <text:p>0.00112653</text:p>
          </table:table-cell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0.112915" calcext:value-type="float">
            <text:p>0.112915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868" calcext:value-type="float">
            <text:p>0.72886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639288" calcext:value-type="float">
            <text:p>0.000639288</text:p>
          </table:table-cell>
        </table:table-row>
        <table:table-row table:style-name="ro1">
          <table:table-cell office:value-type="float" office:value="138.816" calcext:value-type="float">
            <text:p>138.816</text:p>
          </table:table-cell>
          <table:table-cell office:value-type="float" office:value="0.112976" calcext:value-type="float">
            <text:p>0.112976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665" calcext:value-type="float">
            <text:p>0.72866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421322" calcext:value-type="float">
            <text:p>0.000421322</text:p>
          </table:table-cell>
        </table:table-row>
        <table:table-row table:style-name="ro1">
          <table:table-cell office:value-type="float" office:value="138.931" calcext:value-type="float">
            <text:p>138.931</text:p>
          </table:table-cell>
          <table:table-cell office:value-type="float" office:value="0.112915" calcext:value-type="float">
            <text:p>0.112915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268" calcext:value-type="float">
            <text:p>0.72826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0388855" calcext:value-type="float">
            <text:p>0.0000388855</text:p>
          </table:table-cell>
        </table:table-row>
        <table:table-row table:style-name="ro1">
          <table:table-cell office:value-type="float" office:value="139.048" calcext:value-type="float">
            <text:p>139.048</text:p>
          </table:table-cell>
          <table:table-cell office:value-type="float" office:value="0.112991" calcext:value-type="float">
            <text:p>0.112991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428" calcext:value-type="float">
            <text:p>0.72842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179877" calcext:value-type="float">
            <text:p>0.000179877</text:p>
          </table:table-cell>
        </table:table-row>
        <table:table-row table:style-name="ro1">
          <table:table-cell office:value-type="float" office:value="139.163" calcext:value-type="float">
            <text:p>139.163</text:p>
          </table:table-cell>
          <table:table-cell office:value-type="float" office:value="0.11293" calcext:value-type="float">
            <text:p>0.11293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188" calcext:value-type="float">
            <text:p>0.728188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0445006" calcext:value-type="float">
            <text:p>-0.0000445006</text:p>
          </table:table-cell>
        </table:table-row>
        <table:table-row table:style-name="ro1">
          <table:table-cell office:value-type="float" office:value="139.293" calcext:value-type="float">
            <text:p>139.293</text:p>
          </table:table-cell>
          <table:table-cell office:value-type="float" office:value="0.112885" calcext:value-type="float">
            <text:p>0.112885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085" calcext:value-type="float">
            <text:p>0.72808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135799" calcext:value-type="float">
            <text:p>-0.000135799</text:p>
          </table:table-cell>
        </table:table-row>
        <table:table-row table:style-name="ro1">
          <table:table-cell office:value-type="float" office:value="139.421" calcext:value-type="float">
            <text:p>139.421</text:p>
          </table:table-cell>
          <table:table-cell office:value-type="float" office:value="0.113007" calcext:value-type="float">
            <text:p>0.113007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464" calcext:value-type="float">
            <text:p>0.728464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212441" calcext:value-type="float">
            <text:p>0.000212441</text:p>
          </table:table-cell>
        </table:table-row>
        <table:table-row table:style-name="ro1">
          <table:table-cell office:value-type="float" office:value="139.543" calcext:value-type="float">
            <text:p>139.543</text:p>
          </table:table-cell>
          <table:table-cell office:value-type="float" office:value="0.112961" calcext:value-type="float">
            <text:p>0.112961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267" calcext:value-type="float">
            <text:p>0.728267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0272838" calcext:value-type="float">
            <text:p>0.0000272838</text:p>
          </table:table-cell>
        </table:table-row>
        <table:table-row table:style-name="ro1">
          <table:table-cell office:value-type="float" office:value="139.664" calcext:value-type="float">
            <text:p>139.664</text:p>
          </table:table-cell>
          <table:table-cell office:value-type="float" office:value="0.112946" calcext:value-type="float">
            <text:p>0.112946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216" calcext:value-type="float">
            <text:p>0.72821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0202332" calcext:value-type="float">
            <text:p>-0.0000202332</text:p>
          </table:table-cell>
        </table:table-row>
        <table:table-row table:style-name="ro1">
          <table:table-cell office:value-type="float" office:value="139.781" calcext:value-type="float">
            <text:p>139.781</text:p>
          </table:table-cell>
          <table:table-cell office:value-type="float" office:value="0.112946" calcext:value-type="float">
            <text:p>0.112946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212" calcext:value-type="float">
            <text:p>0.728212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0246843" calcext:value-type="float">
            <text:p>-0.0000246843</text:p>
          </table:table-cell>
        </table:table-row>
        <table:table-row table:style-name="ro1">
          <table:table-cell office:value-type="float" office:value="139.911" calcext:value-type="float">
            <text:p>139.911</text:p>
          </table:table-cell>
          <table:table-cell office:value-type="float" office:value="0.112991" calcext:value-type="float">
            <text:p>0.112991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8335" calcext:value-type="float">
            <text:p>0.72833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0.0000874246" calcext:value-type="float">
            <text:p>0.0000874246</text:p>
          </table:table-cell>
        </table:table-row>
        <table:table-row table:style-name="ro1">
          <table:table-cell office:value-type="float" office:value="140.04" calcext:value-type="float">
            <text:p>140.04</text:p>
          </table:table-cell>
          <table:table-cell office:value-type="float" office:value="0.112854" calcext:value-type="float">
            <text:p>0.112854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7936" calcext:value-type="float">
            <text:p>0.727936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277423" calcext:value-type="float">
            <text:p>-0.000277423</text:p>
          </table:table-cell>
        </table:table-row>
        <table:table-row table:style-name="ro1">
          <table:table-cell office:value-type="float" office:value="140.157" calcext:value-type="float">
            <text:p>140.157</text:p>
          </table:table-cell>
          <table:table-cell office:value-type="float" office:value="0.112778" calcext:value-type="float">
            <text:p>0.112778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79" calcext:value-type="float">
            <text:p>0.727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294864" calcext:value-type="float">
            <text:p>-0.000294864</text:p>
          </table:table-cell>
        </table:table-row>
        <table:table-row table:style-name="ro1">
          <table:table-cell office:value-type="float" office:value="140.261" calcext:value-type="float">
            <text:p>140.261</text:p>
          </table:table-cell>
          <table:table-cell office:value-type="float" office:value="0.112656" calcext:value-type="float">
            <text:p>0.112656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7639" calcext:value-type="float">
            <text:p>0.72763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525074" calcext:value-type="float">
            <text:p>-0.000525074</text:p>
          </table:table-cell>
        </table:table-row>
        <table:table-row table:style-name="ro1">
          <table:table-cell office:value-type="float" office:value="140.389" calcext:value-type="float">
            <text:p>140.389</text:p>
          </table:table-cell>
          <table:table-cell office:value-type="float" office:value="0.11264" calcext:value-type="float">
            <text:p>0.11264</text:p>
          </table:table-cell>
          <table:table-cell office:value-type="float" office:value="244.887" calcext:value-type="float">
            <text:p>244.887</text:p>
          </table:table-cell>
          <table:table-cell office:value-type="float" office:value="0.727839" calcext:value-type="float">
            <text:p>0.727839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321205" calcext:value-type="float">
            <text:p>-0.000321205</text:p>
          </table:table-cell>
        </table:table-row>
        <table:table-row table:style-name="ro1">
          <table:table-cell office:value-type="float" office:value="140.52" calcext:value-type="float">
            <text:p>140.52</text:p>
          </table:table-cell>
          <table:table-cell office:value-type="float" office:value="0.112457" calcext:value-type="float">
            <text:p>0.112457</text:p>
          </table:table-cell>
          <table:table-cell office:value-type="float" office:value="244.888" calcext:value-type="float">
            <text:p>244.888</text:p>
          </table:table-cell>
          <table:table-cell office:value-type="float" office:value="0.7275" calcext:value-type="float">
            <text:p>0.7275</text:p>
          </table:table-cell>
          <table:table-cell office:value-type="float" office:value="245" calcext:value-type="float">
            <text:p>245</text:p>
          </table:table-cell>
          <table:table-cell office:value-type="float" office:value="0.7" calcext:value-type="float">
            <text:p>0.7</text:p>
          </table:table-cell>
          <table:table-cell office:value-type="float" office:value="-0.000614687" calcext:value-type="float">
            <text:p>-0.0006146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5-11T01:32:38.392000000</dc:date>
    <meta:editing-duration>PT2M15S</meta:editing-duration>
    <meta:editing-cycles>1</meta:editing-cycles>
    <meta:document-statistic meta:table-count="1" meta:cell-count="813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6cm" svg:height="19.551cm" xlink:href=".." xlink:type="simple" chart:class="chart:line" chart:style-name="ch1">
        <chart:legend chart:legend-position="end" svg:x="20.039cm" svg:y="9.227cm" style:legend-expansion="high" chart:style-name="ch2"/>
        <chart:plot-area chart:style-name="ch3" table:cell-range-address="cx_best_result.A13:cx_best_result.A1173 cx_best_result.C13:cx_best_result.C1173 cx_best_result.E13:cx_best_result.E1173" chart:data-source-has-labels="both" svg:x="0.452cm" svg:y="0.391cm" svg:width="19.135cm" svg:height="18.769cm">
          <chart:coordinate-region svg:x="1.555cm" svg:y="0.59cm" svg:width="18.032cm" svg:height="17.048cm"/>
          <chart:axis chart:dimension="x" chart:name="primary-x" chart:style-name="ch4" chartooo:axis-type="auto">
            <chartooo:date-scale/>
            <chart:categories table:cell-range-address="cx_best_result.A13:cx_best_result.A117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x_best_result.C14:cx_best_result.C1173" chart:label-cell-address="cx_best_result.C13:cx_best_result.C13" chart:class="chart:line">
            <chart:data-point chart:repeated="1160"/>
          </chart:series>
          <chart:series chart:style-name="ch7" chart:values-cell-range-address="cx_best_result.E14:cx_best_result.E1173" chart:label-cell-address="cx_best_result.E13:cx_best_result.E13" chart:class="chart:line">
            <chart:data-point chart:repeated="11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cx_best_result.C13:cx_best_result.C13</svg:desc>
                </draw:g>
              </table:table-cell>
              <table:table-cell office:value-type="string">
                <text:p>setpoint</text:p>
                <draw:g>
                  <svg:desc>cx_best_result.E13:cx_best_result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</text:p>
                <draw:g>
                  <svg:desc>cx_best_result.A13:cx_best_result.A1173</svg:desc>
                </draw:g>
              </table:table-cell>
              <table:table-cell office:value-type="float" office:value="239.675">
                <text:p>239.675</text:p>
                <draw:g>
                  <svg:desc>cx_best_result.C14:cx_best_result.C1173</svg:desc>
                </draw:g>
              </table:table-cell>
              <table:table-cell office:value-type="float" office:value="245">
                <text:p>245</text:p>
                <draw:g>
                  <svg:desc>cx_best_result.E14:cx_best_result.E1173</svg:desc>
                </draw:g>
              </table:table-cell>
            </table:table-row>
            <table:table-row>
              <table:table-cell office:value-type="float" office:value="0.196289">
                <text:p>0.196289</text:p>
              </table:table-cell>
              <table:table-cell office:value-type="float" office:value="239.737">
                <text:p>239.7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322998">
                <text:p>0.322998</text:p>
              </table:table-cell>
              <table:table-cell office:value-type="float" office:value="239.801">
                <text:p>239.8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449951">
                <text:p>0.449951</text:p>
              </table:table-cell>
              <table:table-cell office:value-type="float" office:value="239.864">
                <text:p>239.8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575562">
                <text:p>0.575562</text:p>
              </table:table-cell>
              <table:table-cell office:value-type="float" office:value="239.928">
                <text:p>239.9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70166">
                <text:p>0.70166</text:p>
              </table:table-cell>
              <table:table-cell office:value-type="float" office:value="239.992">
                <text:p>239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829102">
                <text:p>0.829102</text:p>
              </table:table-cell>
              <table:table-cell office:value-type="float" office:value="240.048">
                <text:p>240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0.944092">
                <text:p>0.944092</text:p>
              </table:table-cell>
              <table:table-cell office:value-type="float" office:value="240.106">
                <text:p>240.1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07178">
                <text:p>1.07178</text:p>
              </table:table-cell>
              <table:table-cell office:value-type="float" office:value="240.16">
                <text:p>240.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20251">
                <text:p>1.20251</text:p>
              </table:table-cell>
              <table:table-cell office:value-type="float" office:value="240.202">
                <text:p>240.2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31885">
                <text:p>1.31885</text:p>
              </table:table-cell>
              <table:table-cell office:value-type="float" office:value="240.238">
                <text:p>240.2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43726">
                <text:p>1.43726</text:p>
              </table:table-cell>
              <table:table-cell office:value-type="float" office:value="240.263">
                <text:p>240.2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5426">
                <text:p>1.5426</text:p>
              </table:table-cell>
              <table:table-cell office:value-type="float" office:value="240.285">
                <text:p>240.2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67053">
                <text:p>1.67053</text:p>
              </table:table-cell>
              <table:table-cell office:value-type="float" office:value="240.298">
                <text:p>240.2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7981">
                <text:p>1.7981</text:p>
              </table:table-cell>
              <table:table-cell office:value-type="float" office:value="240.302">
                <text:p>240.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.91565">
                <text:p>1.91565</text:p>
              </table:table-cell>
              <table:table-cell office:value-type="float" office:value="240.298">
                <text:p>240.2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03979">
                <text:p>2.03979</text:p>
              </table:table-cell>
              <table:table-cell office:value-type="float" office:value="240.287">
                <text:p>240.2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16382">
                <text:p>2.16382</text:p>
              </table:table-cell>
              <table:table-cell office:value-type="float" office:value="240.272">
                <text:p>240.2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28772">
                <text:p>2.28772</text:p>
              </table:table-cell>
              <table:table-cell office:value-type="float" office:value="240.251">
                <text:p>240.2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41687">
                <text:p>2.41687</text:p>
              </table:table-cell>
              <table:table-cell office:value-type="float" office:value="240.226">
                <text:p>240.2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55029">
                <text:p>2.55029</text:p>
              </table:table-cell>
              <table:table-cell office:value-type="float" office:value="240.2">
                <text:p>240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68335">
                <text:p>2.68335</text:p>
              </table:table-cell>
              <table:table-cell office:value-type="float" office:value="240.177">
                <text:p>240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79956">
                <text:p>2.79956</text:p>
              </table:table-cell>
              <table:table-cell office:value-type="float" office:value="240.155">
                <text:p>240.1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.91626">
                <text:p>2.91626</text:p>
              </table:table-cell>
              <table:table-cell office:value-type="float" office:value="240.134">
                <text:p>240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03589">
                <text:p>3.03589</text:p>
              </table:table-cell>
              <table:table-cell office:value-type="float" office:value="240.115">
                <text:p>240.1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1665">
                <text:p>3.1665</text:p>
              </table:table-cell>
              <table:table-cell office:value-type="float" office:value="240.102">
                <text:p>240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26819">
                <text:p>3.26819</text:p>
              </table:table-cell>
              <table:table-cell office:value-type="float" office:value="240.09">
                <text:p>240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40002">
                <text:p>3.40002</text:p>
              </table:table-cell>
              <table:table-cell office:value-type="float" office:value="240.084">
                <text:p>240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51807">
                <text:p>3.51807</text:p>
              </table:table-cell>
              <table:table-cell office:value-type="float" office:value="240.083">
                <text:p>240.0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64905">
                <text:p>3.64905</text:p>
              </table:table-cell>
              <table:table-cell office:value-type="float" office:value="240.087">
                <text:p>240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76611">
                <text:p>3.76611</text:p>
              </table:table-cell>
              <table:table-cell office:value-type="float" office:value="240.096">
                <text:p>240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87073">
                <text:p>3.87073</text:p>
              </table:table-cell>
              <table:table-cell office:value-type="float" office:value="240.112">
                <text:p>240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.99036">
                <text:p>3.99036</text:p>
              </table:table-cell>
              <table:table-cell office:value-type="float" office:value="240.135">
                <text:p>240.1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11621">
                <text:p>4.11621</text:p>
              </table:table-cell>
              <table:table-cell office:value-type="float" office:value="240.166">
                <text:p>240.1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24268">
                <text:p>4.24268</text:p>
              </table:table-cell>
              <table:table-cell office:value-type="float" office:value="240.2">
                <text:p>240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35852">
                <text:p>4.35852</text:p>
              </table:table-cell>
              <table:table-cell office:value-type="float" office:value="240.241">
                <text:p>240.2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47546">
                <text:p>4.47546</text:p>
              </table:table-cell>
              <table:table-cell office:value-type="float" office:value="240.288">
                <text:p>240.2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59143">
                <text:p>4.59143</text:p>
              </table:table-cell>
              <table:table-cell office:value-type="float" office:value="240.35">
                <text:p>240.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724">
                <text:p>4.724</text:p>
              </table:table-cell>
              <table:table-cell office:value-type="float" office:value="240.413">
                <text:p>240.4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84338">
                <text:p>4.84338</text:p>
              </table:table-cell>
              <table:table-cell office:value-type="float" office:value="240.488">
                <text:p>240.4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.97314">
                <text:p>4.97314</text:p>
              </table:table-cell>
              <table:table-cell office:value-type="float" office:value="240.573">
                <text:p>240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10498">
                <text:p>5.10498</text:p>
              </table:table-cell>
              <table:table-cell office:value-type="float" office:value="240.667">
                <text:p>240.6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23755">
                <text:p>5.23755</text:p>
              </table:table-cell>
              <table:table-cell office:value-type="float" office:value="240.754">
                <text:p>240.7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35303">
                <text:p>5.35303</text:p>
              </table:table-cell>
              <table:table-cell office:value-type="float" office:value="240.861">
                <text:p>240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48364">
                <text:p>5.48364</text:p>
              </table:table-cell>
              <table:table-cell office:value-type="float" office:value="240.975">
                <text:p>240.9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61499">
                <text:p>5.61499</text:p>
              </table:table-cell>
              <table:table-cell office:value-type="float" office:value="241.083">
                <text:p>241.0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73157">
                <text:p>5.73157</text:p>
              </table:table-cell>
              <table:table-cell office:value-type="float" office:value="241.211">
                <text:p>241.2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86292">
                <text:p>5.86292</text:p>
              </table:table-cell>
              <table:table-cell office:value-type="float" office:value="241.337">
                <text:p>241.3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.98621">
                <text:p>5.98621</text:p>
              </table:table-cell>
              <table:table-cell office:value-type="float" office:value="241.445">
                <text:p>241.4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08716">
                <text:p>6.08716</text:p>
              </table:table-cell>
              <table:table-cell office:value-type="float" office:value="241.556">
                <text:p>241.5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1875">
                <text:p>6.1875</text:p>
              </table:table-cell>
              <table:table-cell office:value-type="float" office:value="241.689">
                <text:p>241.6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30359">
                <text:p>6.30359</text:p>
              </table:table-cell>
              <table:table-cell office:value-type="float" office:value="241.826">
                <text:p>241.8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41968">
                <text:p>6.41968</text:p>
              </table:table-cell>
              <table:table-cell office:value-type="float" office:value="241.956">
                <text:p>241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52551">
                <text:p>6.52551</text:p>
              </table:table-cell>
              <table:table-cell office:value-type="float" office:value="242.117">
                <text:p>242.1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65381">
                <text:p>6.65381</text:p>
              </table:table-cell>
              <table:table-cell office:value-type="float" office:value="242.28">
                <text:p>242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77917">
                <text:p>6.77917</text:p>
              </table:table-cell>
              <table:table-cell office:value-type="float" office:value="242.451">
                <text:p>242.4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.90796">
                <text:p>6.90796</text:p>
              </table:table-cell>
              <table:table-cell office:value-type="float" office:value="242.608">
                <text:p>242.6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02429">
                <text:p>7.02429</text:p>
              </table:table-cell>
              <table:table-cell office:value-type="float" office:value="242.786">
                <text:p>242.7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15491">
                <text:p>7.15491</text:p>
              </table:table-cell>
              <table:table-cell office:value-type="float" office:value="242.963">
                <text:p>242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28491">
                <text:p>7.28491</text:p>
              </table:table-cell>
              <table:table-cell office:value-type="float" office:value="243.138">
                <text:p>243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41431">
                <text:p>7.41431</text:p>
              </table:table-cell>
              <table:table-cell office:value-type="float" office:value="243.309">
                <text:p>243.3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54382">
                <text:p>7.54382</text:p>
              </table:table-cell>
              <table:table-cell office:value-type="float" office:value="243.468">
                <text:p>243.4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66833">
                <text:p>7.66833</text:p>
              </table:table-cell>
              <table:table-cell office:value-type="float" office:value="243.627">
                <text:p>243.6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79907">
                <text:p>7.79907</text:p>
              </table:table-cell>
              <table:table-cell office:value-type="float" office:value="243.76">
                <text:p>243.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.91406">
                <text:p>7.91406</text:p>
              </table:table-cell>
              <table:table-cell office:value-type="float" office:value="243.885">
                <text:p>243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03088">
                <text:p>8.03088</text:p>
              </table:table-cell>
              <table:table-cell office:value-type="float" office:value="244.009">
                <text:p>244.0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15588">
                <text:p>8.15588</text:p>
              </table:table-cell>
              <table:table-cell office:value-type="float" office:value="244.122">
                <text:p>244.1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28271">
                <text:p>8.28271</text:p>
              </table:table-cell>
              <table:table-cell office:value-type="float" office:value="244.22">
                <text:p>244.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40723">
                <text:p>8.40723</text:p>
              </table:table-cell>
              <table:table-cell office:value-type="float" office:value="244.306">
                <text:p>244.3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53137">
                <text:p>8.53137</text:p>
              </table:table-cell>
              <table:table-cell office:value-type="float" office:value="244.379">
                <text:p>244.3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6571">
                <text:p>8.6571</text:p>
              </table:table-cell>
              <table:table-cell office:value-type="float" office:value="244.44">
                <text:p>244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78162">
                <text:p>8.78162</text:p>
              </table:table-cell>
              <table:table-cell office:value-type="float" office:value="244.489">
                <text:p>244.4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.90649">
                <text:p>8.90649</text:p>
              </table:table-cell>
              <table:table-cell office:value-type="float" office:value="244.525">
                <text:p>244.5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0304">
                <text:p>9.0304</text:p>
              </table:table-cell>
              <table:table-cell office:value-type="float" office:value="244.552">
                <text:p>244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15576">
                <text:p>9.15576</text:p>
              </table:table-cell>
              <table:table-cell office:value-type="float" office:value="244.569">
                <text:p>244.5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28088">
                <text:p>9.28088</text:p>
              </table:table-cell>
              <table:table-cell office:value-type="float" office:value="244.576">
                <text:p>244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40979">
                <text:p>9.40979</text:p>
              </table:table-cell>
              <table:table-cell office:value-type="float" office:value="244.576">
                <text:p>244.5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53638">
                <text:p>9.53638</text:p>
              </table:table-cell>
              <table:table-cell office:value-type="float" office:value="244.568">
                <text:p>244.5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6637">
                <text:p>9.6637</text:p>
              </table:table-cell>
              <table:table-cell office:value-type="float" office:value="244.555">
                <text:p>244.5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78894">
                <text:p>9.78894</text:p>
              </table:table-cell>
              <table:table-cell office:value-type="float" office:value="244.538">
                <text:p>244.5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.91724">
                <text:p>9.91724</text:p>
              </table:table-cell>
              <table:table-cell office:value-type="float" office:value="244.521">
                <text:p>244.5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0195">
                <text:p>10.0195</text:p>
              </table:table-cell>
              <table:table-cell office:value-type="float" office:value="244.499">
                <text:p>244.4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1451">
                <text:p>10.1451</text:p>
              </table:table-cell>
              <table:table-cell office:value-type="float" office:value="244.475">
                <text:p>244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275">
                <text:p>10.275</text:p>
              </table:table-cell>
              <table:table-cell office:value-type="float" office:value="244.454">
                <text:p>244.4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3901">
                <text:p>10.3901</text:p>
              </table:table-cell>
              <table:table-cell office:value-type="float" office:value="244.431">
                <text:p>244.4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5216">
                <text:p>10.5216</text:p>
              </table:table-cell>
              <table:table-cell office:value-type="float" office:value="244.41">
                <text:p>244.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6528">
                <text:p>10.6528</text:p>
              </table:table-cell>
              <table:table-cell office:value-type="float" office:value="244.395">
                <text:p>244.3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7699">
                <text:p>10.7699</text:p>
              </table:table-cell>
              <table:table-cell office:value-type="float" office:value="244.382">
                <text:p>244.3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.8965">
                <text:p>10.8965</text:p>
              </table:table-cell>
              <table:table-cell office:value-type="float" office:value="244.374">
                <text:p>244.3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0226">
                <text:p>11.0226</text:p>
              </table:table-cell>
              <table:table-cell office:value-type="float" office:value="244.372">
                <text:p>244.3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1493">
                <text:p>11.1493</text:p>
              </table:table-cell>
              <table:table-cell office:value-type="float" office:value="244.377">
                <text:p>244.3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2776">
                <text:p>11.2776</text:p>
              </table:table-cell>
              <table:table-cell office:value-type="float" office:value="244.387">
                <text:p>244.3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3925">
                <text:p>11.3925</text:p>
              </table:table-cell>
              <table:table-cell office:value-type="float" office:value="244.404">
                <text:p>244.4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5204">
                <text:p>11.5204</text:p>
              </table:table-cell>
              <table:table-cell office:value-type="float" office:value="244.428">
                <text:p>244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6458">
                <text:p>11.6458</text:p>
              </table:table-cell>
              <table:table-cell office:value-type="float" office:value="244.455">
                <text:p>244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7614">
                <text:p>11.7614</text:p>
              </table:table-cell>
              <table:table-cell office:value-type="float" office:value="244.484">
                <text:p>244.4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8674">
                <text:p>11.8674</text:p>
              </table:table-cell>
              <table:table-cell office:value-type="float" office:value="244.526">
                <text:p>244.5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985">
                <text:p>11.9985</text:p>
              </table:table-cell>
              <table:table-cell office:value-type="float" office:value="244.573">
                <text:p>244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1285">
                <text:p>12.1285</text:p>
              </table:table-cell>
              <table:table-cell office:value-type="float" office:value="244.623">
                <text:p>244.6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2563">
                <text:p>12.2563</text:p>
              </table:table-cell>
              <table:table-cell office:value-type="float" office:value="244.677">
                <text:p>244.6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3848">
                <text:p>12.3848</text:p>
              </table:table-cell>
              <table:table-cell office:value-type="float" office:value="244.734">
                <text:p>244.7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5122">
                <text:p>12.5122</text:p>
              </table:table-cell>
              <table:table-cell office:value-type="float" office:value="244.793">
                <text:p>244.7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6398">
                <text:p>12.6398</text:p>
              </table:table-cell>
              <table:table-cell office:value-type="float" office:value="244.855">
                <text:p>244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7688">
                <text:p>12.7688</text:p>
              </table:table-cell>
              <table:table-cell office:value-type="float" office:value="244.916">
                <text:p>244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.8966">
                <text:p>12.8966</text:p>
              </table:table-cell>
              <table:table-cell office:value-type="float" office:value="244.972">
                <text:p>244.9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0139">
                <text:p>13.0139</text:p>
              </table:table-cell>
              <table:table-cell office:value-type="float" office:value="245.027">
                <text:p>245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1299">
                <text:p>13.1299</text:p>
              </table:table-cell>
              <table:table-cell office:value-type="float" office:value="245.087">
                <text:p>245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2623">
                <text:p>13.2623</text:p>
              </table:table-cell>
              <table:table-cell office:value-type="float" office:value="245.131">
                <text:p>245.1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3638">
                <text:p>13.3638</text:p>
              </table:table-cell>
              <table:table-cell office:value-type="float" office:value="245.185">
                <text:p>245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4945">
                <text:p>13.4945</text:p>
              </table:table-cell>
              <table:table-cell office:value-type="float" office:value="245.235">
                <text:p>245.2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6243">
                <text:p>13.6243</text:p>
              </table:table-cell>
              <table:table-cell office:value-type="float" office:value="245.28">
                <text:p>245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7532">
                <text:p>13.7532</text:p>
              </table:table-cell>
              <table:table-cell office:value-type="float" office:value="245.32">
                <text:p>245.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.8838">
                <text:p>13.8838</text:p>
              </table:table-cell>
              <table:table-cell office:value-type="float" office:value="245.356">
                <text:p>245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016">
                <text:p>14.016</text:p>
              </table:table-cell>
              <table:table-cell office:value-type="float" office:value="245.383">
                <text:p>245.3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1295">
                <text:p>14.1295</text:p>
              </table:table-cell>
              <table:table-cell office:value-type="float" office:value="245.409">
                <text:p>245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2618">
                <text:p>14.2618</text:p>
              </table:table-cell>
              <table:table-cell office:value-type="float" office:value="245.425">
                <text:p>245.4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3646">
                <text:p>14.3646</text:p>
              </table:table-cell>
              <table:table-cell office:value-type="float" office:value="245.439">
                <text:p>245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48">
                <text:p>14.48</text:p>
              </table:table-cell>
              <table:table-cell office:value-type="float" office:value="245.45">
                <text:p>245.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6113">
                <text:p>14.6113</text:p>
              </table:table-cell>
              <table:table-cell office:value-type="float" office:value="245.455">
                <text:p>245.4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7421">
                <text:p>14.7421</text:p>
              </table:table-cell>
              <table:table-cell office:value-type="float" office:value="245.456">
                <text:p>245.4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8588">
                <text:p>14.8588</text:p>
              </table:table-cell>
              <table:table-cell office:value-type="float" office:value="245.453">
                <text:p>245.4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.9899">
                <text:p>14.9899</text:p>
              </table:table-cell>
              <table:table-cell office:value-type="float" office:value="245.447">
                <text:p>245.4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1067">
                <text:p>15.1067</text:p>
              </table:table-cell>
              <table:table-cell office:value-type="float" office:value="245.44">
                <text:p>245.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207">
                <text:p>15.207</text:p>
              </table:table-cell>
              <table:table-cell office:value-type="float" office:value="245.43">
                <text:p>245.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3088">
                <text:p>15.3088</text:p>
              </table:table-cell>
              <table:table-cell office:value-type="float" office:value="245.417">
                <text:p>245.4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4241">
                <text:p>15.4241</text:p>
              </table:table-cell>
              <table:table-cell office:value-type="float" office:value="245.402">
                <text:p>245.4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5411">
                <text:p>15.5411</text:p>
              </table:table-cell>
              <table:table-cell office:value-type="float" office:value="245.386">
                <text:p>245.3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6577">
                <text:p>15.6577</text:p>
              </table:table-cell>
              <table:table-cell office:value-type="float" office:value="245.37">
                <text:p>245.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7594">
                <text:p>15.7594</text:p>
              </table:table-cell>
              <table:table-cell office:value-type="float" office:value="245.353">
                <text:p>245.3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.8734">
                <text:p>15.8734</text:p>
              </table:table-cell>
              <table:table-cell office:value-type="float" office:value="245.332">
                <text:p>245.3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0039">
                <text:p>16.0039</text:p>
              </table:table-cell>
              <table:table-cell office:value-type="float" office:value="245.316">
                <text:p>245.3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1057">
                <text:p>16.1057</text:p>
              </table:table-cell>
              <table:table-cell office:value-type="float" office:value="245.296">
                <text:p>245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235">
                <text:p>16.235</text:p>
              </table:table-cell>
              <table:table-cell office:value-type="float" office:value="245.277">
                <text:p>245.2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3639">
                <text:p>16.3639</text:p>
              </table:table-cell>
              <table:table-cell office:value-type="float" office:value="245.258">
                <text:p>245.2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495">
                <text:p>16.495</text:p>
              </table:table-cell>
              <table:table-cell office:value-type="float" office:value="245.244">
                <text:p>245.2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611">
                <text:p>16.611</text:p>
              </table:table-cell>
              <table:table-cell office:value-type="float" office:value="245.229">
                <text:p>245.2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7417">
                <text:p>16.7417</text:p>
              </table:table-cell>
              <table:table-cell office:value-type="float" office:value="245.217">
                <text:p>245.2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6.871">
                <text:p>16.871</text:p>
              </table:table-cell>
              <table:table-cell office:value-type="float" office:value="245.207">
                <text:p>245.2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0006">
                <text:p>17.0006</text:p>
              </table:table-cell>
              <table:table-cell office:value-type="float" office:value="245.199">
                <text:p>245.1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1284">
                <text:p>17.1284</text:p>
              </table:table-cell>
              <table:table-cell office:value-type="float" office:value="245.195">
                <text:p>245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2579">
                <text:p>17.2579</text:p>
              </table:table-cell>
              <table:table-cell office:value-type="float" office:value="245.193">
                <text:p>245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3744">
                <text:p>17.3744</text:p>
              </table:table-cell>
              <table:table-cell office:value-type="float" office:value="245.193">
                <text:p>245.1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5051">
                <text:p>17.5051</text:p>
              </table:table-cell>
              <table:table-cell office:value-type="float" office:value="245.195">
                <text:p>245.1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6223">
                <text:p>17.6223</text:p>
              </table:table-cell>
              <table:table-cell office:value-type="float" office:value="245.199">
                <text:p>245.1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7272">
                <text:p>17.7272</text:p>
              </table:table-cell>
              <table:table-cell office:value-type="float" office:value="245.206">
                <text:p>245.2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8599">
                <text:p>17.8599</text:p>
              </table:table-cell>
              <table:table-cell office:value-type="float" office:value="245.213">
                <text:p>245.2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7.976">
                <text:p>17.976</text:p>
              </table:table-cell>
              <table:table-cell office:value-type="float" office:value="245.223">
                <text:p>245.2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0961">
                <text:p>18.0961</text:p>
              </table:table-cell>
              <table:table-cell office:value-type="float" office:value="245.236">
                <text:p>245.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2256">
                <text:p>18.2256</text:p>
              </table:table-cell>
              <table:table-cell office:value-type="float" office:value="245.249">
                <text:p>245.2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3541">
                <text:p>18.3541</text:p>
              </table:table-cell>
              <table:table-cell office:value-type="float" office:value="245.264">
                <text:p>245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4828">
                <text:p>18.4828</text:p>
              </table:table-cell>
              <table:table-cell office:value-type="float" office:value="245.279">
                <text:p>245.2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6116">
                <text:p>18.6116</text:p>
              </table:table-cell>
              <table:table-cell office:value-type="float" office:value="245.295">
                <text:p>245.2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7408">
                <text:p>18.7408</text:p>
              </table:table-cell>
              <table:table-cell office:value-type="float" office:value="245.312">
                <text:p>245.3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8.8704">
                <text:p>18.8704</text:p>
              </table:table-cell>
              <table:table-cell office:value-type="float" office:value="245.328">
                <text:p>245.3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5.343">
                <text:p>245.3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13">
                <text:p>19.13</text:p>
              </table:table-cell>
              <table:table-cell office:value-type="float" office:value="245.358">
                <text:p>245.3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2596">
                <text:p>19.2596</text:p>
              </table:table-cell>
              <table:table-cell office:value-type="float" office:value="245.372">
                <text:p>245.3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3894">
                <text:p>19.3894</text:p>
              </table:table-cell>
              <table:table-cell office:value-type="float" office:value="245.384">
                <text:p>245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5209">
                <text:p>19.5209</text:p>
              </table:table-cell>
              <table:table-cell office:value-type="float" office:value="245.394">
                <text:p>245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6381">
                <text:p>19.6381</text:p>
              </table:table-cell>
              <table:table-cell office:value-type="float" office:value="245.403">
                <text:p>245.4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7701">
                <text:p>19.7701</text:p>
              </table:table-cell>
              <table:table-cell office:value-type="float" office:value="245.409">
                <text:p>245.4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9.8877">
                <text:p>19.8877</text:p>
              </table:table-cell>
              <table:table-cell office:value-type="float" office:value="245.415">
                <text:p>245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0114">
                <text:p>20.0114</text:p>
              </table:table-cell>
              <table:table-cell office:value-type="float" office:value="245.417">
                <text:p>245.4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1328">
                <text:p>20.1328</text:p>
              </table:table-cell>
              <table:table-cell office:value-type="float" office:value="245.418">
                <text:p>245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2452">
                <text:p>20.2452</text:p>
              </table:table-cell>
              <table:table-cell office:value-type="float" office:value="245.418">
                <text:p>245.4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3535">
                <text:p>20.3535</text:p>
              </table:table-cell>
              <table:table-cell office:value-type="float" office:value="245.415">
                <text:p>245.4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4606">
                <text:p>20.4606</text:p>
              </table:table-cell>
              <table:table-cell office:value-type="float" office:value="245.412">
                <text:p>245.4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5636">
                <text:p>20.5636</text:p>
              </table:table-cell>
              <table:table-cell office:value-type="float" office:value="245.407">
                <text:p>245.4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667">
                <text:p>20.667</text:p>
              </table:table-cell>
              <table:table-cell office:value-type="float" office:value="245.401">
                <text:p>245.4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7687">
                <text:p>20.7687</text:p>
              </table:table-cell>
              <table:table-cell office:value-type="float" office:value="245.394">
                <text:p>245.3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8706">
                <text:p>20.8706</text:p>
              </table:table-cell>
              <table:table-cell office:value-type="float" office:value="245.385">
                <text:p>245.3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0.973">
                <text:p>20.973</text:p>
              </table:table-cell>
              <table:table-cell office:value-type="float" office:value="245.375">
                <text:p>245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0845">
                <text:p>21.0845</text:p>
              </table:table-cell>
              <table:table-cell office:value-type="float" office:value="245.364">
                <text:p>245.3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1873">
                <text:p>21.1873</text:p>
              </table:table-cell>
              <table:table-cell office:value-type="float" office:value="245.353">
                <text:p>245.3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2877">
                <text:p>21.2877</text:p>
              </table:table-cell>
              <table:table-cell office:value-type="float" office:value="245.34">
                <text:p>245.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4012">
                <text:p>21.4012</text:p>
              </table:table-cell>
              <table:table-cell office:value-type="float" office:value="245.325">
                <text:p>245.3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5146">
                <text:p>21.5146</text:p>
              </table:table-cell>
              <table:table-cell office:value-type="float" office:value="245.312">
                <text:p>245.3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6161">
                <text:p>21.6161</text:p>
              </table:table-cell>
              <table:table-cell office:value-type="float" office:value="245.296">
                <text:p>245.2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7301">
                <text:p>21.7301</text:p>
              </table:table-cell>
              <table:table-cell office:value-type="float" office:value="245.28">
                <text:p>245.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8448">
                <text:p>21.8448</text:p>
              </table:table-cell>
              <table:table-cell office:value-type="float" office:value="245.264">
                <text:p>245.2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1.9578">
                <text:p>21.9578</text:p>
              </table:table-cell>
              <table:table-cell office:value-type="float" office:value="245.249">
                <text:p>245.2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0671">
                <text:p>22.0671</text:p>
              </table:table-cell>
              <table:table-cell office:value-type="float" office:value="245.233">
                <text:p>245.2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1785">
                <text:p>22.1785</text:p>
              </table:table-cell>
              <table:table-cell office:value-type="float" office:value="245.216">
                <text:p>245.2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301">
                <text:p>22.301</text:p>
              </table:table-cell>
              <table:table-cell office:value-type="float" office:value="245.2">
                <text:p>245.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4133">
                <text:p>22.4133</text:p>
              </table:table-cell>
              <table:table-cell office:value-type="float" office:value="245.185">
                <text:p>245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5306">
                <text:p>22.5306</text:p>
              </table:table-cell>
              <table:table-cell office:value-type="float" office:value="245.17">
                <text:p>245.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6437">
                <text:p>22.6437</text:p>
              </table:table-cell>
              <table:table-cell office:value-type="float" office:value="245.156">
                <text:p>245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7545">
                <text:p>22.7545</text:p>
              </table:table-cell>
              <table:table-cell office:value-type="float" office:value="245.142">
                <text:p>245.1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2.8768">
                <text:p>22.8768</text:p>
              </table:table-cell>
              <table:table-cell office:value-type="float" office:value="245.128">
                <text:p>245.1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007">
                <text:p>23.007</text:p>
              </table:table-cell>
              <table:table-cell office:value-type="float" office:value="245.116">
                <text:p>245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1238">
                <text:p>23.1238</text:p>
              </table:table-cell>
              <table:table-cell office:value-type="float" office:value="245.106">
                <text:p>245.1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2386">
                <text:p>23.2386</text:p>
              </table:table-cell>
              <table:table-cell office:value-type="float" office:value="245.095">
                <text:p>245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37">
                <text:p>23.37</text:p>
              </table:table-cell>
              <table:table-cell office:value-type="float" office:value="245.086">
                <text:p>245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5001">
                <text:p>23.5001</text:p>
              </table:table-cell>
              <table:table-cell office:value-type="float" office:value="245.078">
                <text:p>245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6306">
                <text:p>23.6306</text:p>
              </table:table-cell>
              <table:table-cell office:value-type="float" office:value="245.072">
                <text:p>245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7578">
                <text:p>23.7578</text:p>
              </table:table-cell>
              <table:table-cell office:value-type="float" office:value="245.067">
                <text:p>245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8915">
                <text:p>23.8915</text:p>
              </table:table-cell>
              <table:table-cell office:value-type="float" office:value="245.064">
                <text:p>245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.9946">
                <text:p>23.9946</text:p>
              </table:table-cell>
              <table:table-cell office:value-type="float" office:value="245.061">
                <text:p>245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1138">
                <text:p>24.1138</text:p>
              </table:table-cell>
              <table:table-cell office:value-type="float" office:value="245.06">
                <text:p>245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2316">
                <text:p>24.2316</text:p>
              </table:table-cell>
              <table:table-cell office:value-type="float" office:value="245.06">
                <text:p>245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36">
                <text:p>24.36</text:p>
              </table:table-cell>
              <table:table-cell office:value-type="float" office:value="245.061">
                <text:p>245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4877">
                <text:p>24.4877</text:p>
              </table:table-cell>
              <table:table-cell office:value-type="float" office:value="245.062">
                <text:p>245.0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6184">
                <text:p>24.6184</text:p>
              </table:table-cell>
              <table:table-cell office:value-type="float" office:value="245.064">
                <text:p>245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733">
                <text:p>24.733</text:p>
              </table:table-cell>
              <table:table-cell office:value-type="float" office:value="245.067">
                <text:p>245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8485">
                <text:p>24.8485</text:p>
              </table:table-cell>
              <table:table-cell office:value-type="float" office:value="245.07">
                <text:p>245.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.9626">
                <text:p>24.9626</text:p>
              </table:table-cell>
              <table:table-cell office:value-type="float" office:value="245.074">
                <text:p>245.0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0889">
                <text:p>25.0889</text:p>
              </table:table-cell>
              <table:table-cell office:value-type="float" office:value="245.078">
                <text:p>245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212">
                <text:p>25.212</text:p>
              </table:table-cell>
              <table:table-cell office:value-type="float" office:value="245.082">
                <text:p>245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3414">
                <text:p>25.3414</text:p>
              </table:table-cell>
              <table:table-cell office:value-type="float" office:value="245.085">
                <text:p>245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4581">
                <text:p>25.4581</text:p>
              </table:table-cell>
              <table:table-cell office:value-type="float" office:value="245.089">
                <text:p>245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5769">
                <text:p>25.5769</text:p>
              </table:table-cell>
              <table:table-cell office:value-type="float" office:value="245.092">
                <text:p>245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7043">
                <text:p>25.7043</text:p>
              </table:table-cell>
              <table:table-cell office:value-type="float" office:value="245.096">
                <text:p>245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8317">
                <text:p>25.8317</text:p>
              </table:table-cell>
              <table:table-cell office:value-type="float" office:value="245.098">
                <text:p>245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5.9448">
                <text:p>25.9448</text:p>
              </table:table-cell>
              <table:table-cell office:value-type="float" office:value="245.1">
                <text:p>245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0784">
                <text:p>26.0784</text:p>
              </table:table-cell>
              <table:table-cell office:value-type="float" office:value="245.101">
                <text:p>245.1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1814">
                <text:p>26.1814</text:p>
              </table:table-cell>
              <table:table-cell office:value-type="float" office:value="245.102">
                <text:p>245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312">
                <text:p>26.312</text:p>
              </table:table-cell>
              <table:table-cell office:value-type="float" office:value="245.102">
                <text:p>245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4421">
                <text:p>26.4421</text:p>
              </table:table-cell>
              <table:table-cell office:value-type="float" office:value="245.1">
                <text:p>245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5697">
                <text:p>26.5697</text:p>
              </table:table-cell>
              <table:table-cell office:value-type="float" office:value="245.099">
                <text:p>245.0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6711">
                <text:p>26.6711</text:p>
              </table:table-cell>
              <table:table-cell office:value-type="float" office:value="245.096">
                <text:p>245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7887">
                <text:p>26.7887</text:p>
              </table:table-cell>
              <table:table-cell office:value-type="float" office:value="245.094">
                <text:p>245.0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.8905">
                <text:p>26.8905</text:p>
              </table:table-cell>
              <table:table-cell office:value-type="float" office:value="245.09">
                <text:p>245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0077">
                <text:p>27.0077</text:p>
              </table:table-cell>
              <table:table-cell office:value-type="float" office:value="245.085">
                <text:p>245.0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1086">
                <text:p>27.1086</text:p>
              </table:table-cell>
              <table:table-cell office:value-type="float" office:value="245.08">
                <text:p>245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2251">
                <text:p>27.2251</text:p>
              </table:table-cell>
              <table:table-cell office:value-type="float" office:value="245.073">
                <text:p>245.0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3567">
                <text:p>27.3567</text:p>
              </table:table-cell>
              <table:table-cell office:value-type="float" office:value="245.065">
                <text:p>245.0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4854">
                <text:p>27.4854</text:p>
              </table:table-cell>
              <table:table-cell office:value-type="float" office:value="245.056">
                <text:p>245.0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616">
                <text:p>27.616</text:p>
              </table:table-cell>
              <table:table-cell office:value-type="float" office:value="245.047">
                <text:p>245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7435">
                <text:p>27.7435</text:p>
              </table:table-cell>
              <table:table-cell office:value-type="float" office:value="245.039">
                <text:p>245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8589">
                <text:p>27.8589</text:p>
              </table:table-cell>
              <table:table-cell office:value-type="float" office:value="245.028">
                <text:p>245.0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7.9896">
                <text:p>27.9896</text:p>
              </table:table-cell>
              <table:table-cell office:value-type="float" office:value="245.018">
                <text:p>245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1188">
                <text:p>28.1188</text:p>
              </table:table-cell>
              <table:table-cell office:value-type="float" office:value="245.007">
                <text:p>245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2518">
                <text:p>28.2518</text:p>
              </table:table-cell>
              <table:table-cell office:value-type="float" office:value="244.997">
                <text:p>244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3785">
                <text:p>28.3785</text:p>
              </table:table-cell>
              <table:table-cell office:value-type="float" office:value="244.986">
                <text:p>244.9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5099">
                <text:p>28.5099</text:p>
              </table:table-cell>
              <table:table-cell office:value-type="float" office:value="244.975">
                <text:p>244.9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6392">
                <text:p>28.6392</text:p>
              </table:table-cell>
              <table:table-cell office:value-type="float" office:value="244.965">
                <text:p>244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7673">
                <text:p>28.7673</text:p>
              </table:table-cell>
              <table:table-cell office:value-type="float" office:value="244.956">
                <text:p>244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.8949">
                <text:p>28.8949</text:p>
              </table:table-cell>
              <table:table-cell office:value-type="float" office:value="244.947">
                <text:p>244.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0237">
                <text:p>29.0237</text:p>
              </table:table-cell>
              <table:table-cell office:value-type="float" office:value="244.939">
                <text:p>244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1411">
                <text:p>29.1411</text:p>
              </table:table-cell>
              <table:table-cell office:value-type="float" office:value="244.931">
                <text:p>244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2699">
                <text:p>29.2699</text:p>
              </table:table-cell>
              <table:table-cell office:value-type="float" office:value="244.924">
                <text:p>244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3984">
                <text:p>29.3984</text:p>
              </table:table-cell>
              <table:table-cell office:value-type="float" office:value="244.918">
                <text:p>244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5292">
                <text:p>29.5292</text:p>
              </table:table-cell>
              <table:table-cell office:value-type="float" office:value="244.913">
                <text:p>244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6445">
                <text:p>29.6445</text:p>
              </table:table-cell>
              <table:table-cell office:value-type="float" office:value="244.909">
                <text:p>244.9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7727">
                <text:p>29.7727</text:p>
              </table:table-cell>
              <table:table-cell office:value-type="float" office:value="244.906">
                <text:p>244.9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9.9009">
                <text:p>29.9009</text:p>
              </table:table-cell>
              <table:table-cell office:value-type="float" office:value="244.903">
                <text:p>244.9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0276">
                <text:p>30.0276</text:p>
              </table:table-cell>
              <table:table-cell office:value-type="float" office:value="244.902">
                <text:p>244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1543">
                <text:p>30.1543</text:p>
              </table:table-cell>
              <table:table-cell office:value-type="float" office:value="244.901">
                <text:p>244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2716">
                <text:p>30.2716</text:p>
              </table:table-cell>
              <table:table-cell office:value-type="float" office:value="244.902">
                <text:p>244.9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3966">
                <text:p>30.3966</text:p>
              </table:table-cell>
              <table:table-cell office:value-type="float" office:value="244.903">
                <text:p>244.9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5249">
                <text:p>30.5249</text:p>
              </table:table-cell>
              <table:table-cell office:value-type="float" office:value="244.905">
                <text:p>244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6486">
                <text:p>30.6486</text:p>
              </table:table-cell>
              <table:table-cell office:value-type="float" office:value="244.908">
                <text:p>244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7732">
                <text:p>30.7732</text:p>
              </table:table-cell>
              <table:table-cell office:value-type="float" office:value="244.911">
                <text:p>244.9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0.9005">
                <text:p>30.9005</text:p>
              </table:table-cell>
              <table:table-cell office:value-type="float" office:value="244.915">
                <text:p>244.9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0251">
                <text:p>31.0251</text:p>
              </table:table-cell>
              <table:table-cell office:value-type="float" office:value="244.92">
                <text:p>244.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1489">
                <text:p>31.1489</text:p>
              </table:table-cell>
              <table:table-cell office:value-type="float" office:value="244.925">
                <text:p>244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2725">
                <text:p>31.2725</text:p>
              </table:table-cell>
              <table:table-cell office:value-type="float" office:value="244.93">
                <text:p>244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3975">
                <text:p>31.3975</text:p>
              </table:table-cell>
              <table:table-cell office:value-type="float" office:value="244.936">
                <text:p>244.9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5238">
                <text:p>31.5238</text:p>
              </table:table-cell>
              <table:table-cell office:value-type="float" office:value="244.942">
                <text:p>244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6501">
                <text:p>31.6501</text:p>
              </table:table-cell>
              <table:table-cell office:value-type="float" office:value="244.948">
                <text:p>244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7748">
                <text:p>31.7748</text:p>
              </table:table-cell>
              <table:table-cell office:value-type="float" office:value="244.954">
                <text:p>244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1.8888">
                <text:p>31.8888</text:p>
              </table:table-cell>
              <table:table-cell office:value-type="float" office:value="244.96">
                <text:p>244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0148">
                <text:p>32.0148</text:p>
              </table:table-cell>
              <table:table-cell office:value-type="float" office:value="244.967">
                <text:p>244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1396">
                <text:p>32.1396</text:p>
              </table:table-cell>
              <table:table-cell office:value-type="float" office:value="244.973">
                <text:p>244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2582">
                <text:p>32.2582</text:p>
              </table:table-cell>
              <table:table-cell office:value-type="float" office:value="244.979">
                <text:p>244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3875">
                <text:p>32.3875</text:p>
              </table:table-cell>
              <table:table-cell office:value-type="float" office:value="244.985">
                <text:p>244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5059">
                <text:p>32.5059</text:p>
              </table:table-cell>
              <table:table-cell office:value-type="float" office:value="244.991">
                <text:p>244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6328">
                <text:p>32.6328</text:p>
              </table:table-cell>
              <table:table-cell office:value-type="float" office:value="244.997">
                <text:p>244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7578">
                <text:p>32.7578</text:p>
              </table:table-cell>
              <table:table-cell office:value-type="float" office:value="245.002">
                <text:p>245.0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2.8842">
                <text:p>32.8842</text:p>
              </table:table-cell>
              <table:table-cell office:value-type="float" office:value="245.007">
                <text:p>245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0105">
                <text:p>33.0105</text:p>
              </table:table-cell>
              <table:table-cell office:value-type="float" office:value="245.012">
                <text:p>245.0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1361">
                <text:p>33.1361</text:p>
              </table:table-cell>
              <table:table-cell office:value-type="float" office:value="245.016">
                <text:p>245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2648">
                <text:p>33.2648</text:p>
              </table:table-cell>
              <table:table-cell office:value-type="float" office:value="245.02">
                <text:p>245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3907">
                <text:p>33.3907</text:p>
              </table:table-cell>
              <table:table-cell office:value-type="float" office:value="245.024">
                <text:p>245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5167">
                <text:p>33.5167</text:p>
              </table:table-cell>
              <table:table-cell office:value-type="float" office:value="245.027">
                <text:p>245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6416">
                <text:p>33.6416</text:p>
              </table:table-cell>
              <table:table-cell office:value-type="float" office:value="245.029">
                <text:p>245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7664">
                <text:p>33.7664</text:p>
              </table:table-cell>
              <table:table-cell office:value-type="float" office:value="245.032">
                <text:p>245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3.8949">
                <text:p>33.8949</text:p>
              </table:table-cell>
              <table:table-cell office:value-type="float" office:value="245.033">
                <text:p>245.0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022">
                <text:p>34.022</text:p>
              </table:table-cell>
              <table:table-cell office:value-type="float" office:value="245.035">
                <text:p>245.0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1504">
                <text:p>34.1504</text:p>
              </table:table-cell>
              <table:table-cell office:value-type="float" office:value="245.036">
                <text:p>245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2672">
                <text:p>34.2672</text:p>
              </table:table-cell>
              <table:table-cell office:value-type="float" office:value="245.036">
                <text:p>245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3923">
                <text:p>34.3923</text:p>
              </table:table-cell>
              <table:table-cell office:value-type="float" office:value="245.036">
                <text:p>245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5177">
                <text:p>34.5177</text:p>
              </table:table-cell>
              <table:table-cell office:value-type="float" office:value="245.036">
                <text:p>245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6411">
                <text:p>34.6411</text:p>
              </table:table-cell>
              <table:table-cell office:value-type="float" office:value="245.036">
                <text:p>245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7653">
                <text:p>34.7653</text:p>
              </table:table-cell>
              <table:table-cell office:value-type="float" office:value="245.035">
                <text:p>245.0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4.8951">
                <text:p>34.8951</text:p>
              </table:table-cell>
              <table:table-cell office:value-type="float" office:value="245.034">
                <text:p>245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0266">
                <text:p>35.0266</text:p>
              </table:table-cell>
              <table:table-cell office:value-type="float" office:value="245.032">
                <text:p>245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1416">
                <text:p>35.1416</text:p>
              </table:table-cell>
              <table:table-cell office:value-type="float" office:value="245.031">
                <text:p>245.0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272">
                <text:p>35.272</text:p>
              </table:table-cell>
              <table:table-cell office:value-type="float" office:value="245.029">
                <text:p>245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4032">
                <text:p>35.4032</text:p>
              </table:table-cell>
              <table:table-cell office:value-type="float" office:value="245.027">
                <text:p>245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5189">
                <text:p>35.5189</text:p>
              </table:table-cell>
              <table:table-cell office:value-type="float" office:value="245.025">
                <text:p>245.0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6498">
                <text:p>35.6498</text:p>
              </table:table-cell>
              <table:table-cell office:value-type="float" office:value="245.023">
                <text:p>245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7725">
                <text:p>35.7725</text:p>
              </table:table-cell>
              <table:table-cell office:value-type="float" office:value="245.021">
                <text:p>245.0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5.8876">
                <text:p>35.8876</text:p>
              </table:table-cell>
              <table:table-cell office:value-type="float" office:value="245.019">
                <text:p>245.0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0122">
                <text:p>36.0122</text:p>
              </table:table-cell>
              <table:table-cell office:value-type="float" office:value="245.016">
                <text:p>245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1351">
                <text:p>36.1351</text:p>
              </table:table-cell>
              <table:table-cell office:value-type="float" office:value="245.013">
                <text:p>245.0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2587">
                <text:p>36.2587</text:p>
              </table:table-cell>
              <table:table-cell office:value-type="float" office:value="245.011">
                <text:p>245.0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3717">
                <text:p>36.3717</text:p>
              </table:table-cell>
              <table:table-cell office:value-type="float" office:value="245.008">
                <text:p>245.0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4956">
                <text:p>36.4956</text:p>
              </table:table-cell>
              <table:table-cell office:value-type="float" office:value="245.005">
                <text:p>245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6198">
                <text:p>36.6198</text:p>
              </table:table-cell>
              <table:table-cell office:value-type="float" office:value="245.003">
                <text:p>245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7446">
                <text:p>36.7446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8722">
                <text:p>36.8722</text:p>
              </table:table-cell>
              <table:table-cell office:value-type="float" office:value="244.997">
                <text:p>244.9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6.9884">
                <text:p>36.9884</text:p>
              </table:table-cell>
              <table:table-cell office:value-type="float" office:value="244.994">
                <text:p>244.9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1139">
                <text:p>37.1139</text:p>
              </table:table-cell>
              <table:table-cell office:value-type="float" office:value="244.99">
                <text:p>244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2399">
                <text:p>37.2399</text:p>
              </table:table-cell>
              <table:table-cell office:value-type="float" office:value="244.987">
                <text:p>244.9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3654">
                <text:p>37.3654</text:p>
              </table:table-cell>
              <table:table-cell office:value-type="float" office:value="244.984">
                <text:p>244.9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4877">
                <text:p>37.4877</text:p>
              </table:table-cell>
              <table:table-cell office:value-type="float" office:value="244.98">
                <text:p>244.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6128">
                <text:p>37.6128</text:p>
              </table:table-cell>
              <table:table-cell office:value-type="float" office:value="244.977">
                <text:p>244.9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7432">
                <text:p>37.7432</text:p>
              </table:table-cell>
              <table:table-cell office:value-type="float" office:value="244.973">
                <text:p>244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7.8738">
                <text:p>37.8738</text:p>
              </table:table-cell>
              <table:table-cell office:value-type="float" office:value="244.969">
                <text:p>244.9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005">
                <text:p>38.005</text:p>
              </table:table-cell>
              <table:table-cell office:value-type="float" office:value="244.965">
                <text:p>244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1351">
                <text:p>38.1351</text:p>
              </table:table-cell>
              <table:table-cell office:value-type="float" office:value="244.961">
                <text:p>244.9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2645">
                <text:p>38.2645</text:p>
              </table:table-cell>
              <table:table-cell office:value-type="float" office:value="244.958">
                <text:p>244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3796">
                <text:p>38.3796</text:p>
              </table:table-cell>
              <table:table-cell office:value-type="float" office:value="244.954">
                <text:p>244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502">
                <text:p>38.502</text:p>
              </table:table-cell>
              <table:table-cell office:value-type="float" office:value="244.95">
                <text:p>244.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6284">
                <text:p>38.6284</text:p>
              </table:table-cell>
              <table:table-cell office:value-type="float" office:value="244.945">
                <text:p>244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7572">
                <text:p>38.7572</text:p>
              </table:table-cell>
              <table:table-cell office:value-type="float" office:value="244.941">
                <text:p>244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8.8822">
                <text:p>38.8822</text:p>
              </table:table-cell>
              <table:table-cell office:value-type="float" office:value="244.936">
                <text:p>244.9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0068">
                <text:p>39.0068</text:p>
              </table:table-cell>
              <table:table-cell office:value-type="float" office:value="244.932">
                <text:p>244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1322">
                <text:p>39.1322</text:p>
              </table:table-cell>
              <table:table-cell office:value-type="float" office:value="244.927">
                <text:p>244.9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2583">
                <text:p>39.2583</text:p>
              </table:table-cell>
              <table:table-cell office:value-type="float" office:value="244.922">
                <text:p>244.9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3835">
                <text:p>39.3835</text:p>
              </table:table-cell>
              <table:table-cell office:value-type="float" office:value="244.918">
                <text:p>244.9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5101">
                <text:p>39.5101</text:p>
              </table:table-cell>
              <table:table-cell office:value-type="float" office:value="244.913">
                <text:p>244.9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6327">
                <text:p>39.6327</text:p>
              </table:table-cell>
              <table:table-cell office:value-type="float" office:value="244.908">
                <text:p>244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7576">
                <text:p>39.7576</text:p>
              </table:table-cell>
              <table:table-cell office:value-type="float" office:value="244.903">
                <text:p>244.9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39.8881">
                <text:p>39.8881</text:p>
              </table:table-cell>
              <table:table-cell office:value-type="float" office:value="244.898">
                <text:p>244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0107">
                <text:p>40.0107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1414">
                <text:p>40.1414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2716">
                <text:p>40.2716</text:p>
              </table:table-cell>
              <table:table-cell office:value-type="float" office:value="244.883">
                <text:p>244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3763">
                <text:p>40.3763</text:p>
              </table:table-cell>
              <table:table-cell office:value-type="float" office:value="244.878">
                <text:p>244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5015">
                <text:p>40.5015</text:p>
              </table:table-cell>
              <table:table-cell office:value-type="float" office:value="244.873">
                <text:p>244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6288">
                <text:p>40.6288</text:p>
              </table:table-cell>
              <table:table-cell office:value-type="float" office:value="244.868">
                <text:p>244.8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7571">
                <text:p>40.7571</text:p>
              </table:table-cell>
              <table:table-cell office:value-type="float" office:value="244.863">
                <text:p>244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.8904">
                <text:p>40.8904</text:p>
              </table:table-cell>
              <table:table-cell office:value-type="float" office:value="244.858">
                <text:p>244.8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0162">
                <text:p>41.0162</text:p>
              </table:table-cell>
              <table:table-cell office:value-type="float" office:value="244.854">
                <text:p>244.8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1425">
                <text:p>41.1425</text:p>
              </table:table-cell>
              <table:table-cell office:value-type="float" office:value="244.85">
                <text:p>244.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2676">
                <text:p>41.2676</text:p>
              </table:table-cell>
              <table:table-cell office:value-type="float" office:value="244.845">
                <text:p>244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3918">
                <text:p>41.3918</text:p>
              </table:table-cell>
              <table:table-cell office:value-type="float" office:value="244.842">
                <text:p>244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5052">
                <text:p>41.5052</text:p>
              </table:table-cell>
              <table:table-cell office:value-type="float" office:value="244.838">
                <text:p>244.8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6364">
                <text:p>41.6364</text:p>
              </table:table-cell>
              <table:table-cell office:value-type="float" office:value="244.835">
                <text:p>244.8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7512">
                <text:p>41.7512</text:p>
              </table:table-cell>
              <table:table-cell office:value-type="float" office:value="244.832">
                <text:p>244.8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8687">
                <text:p>41.8687</text:p>
              </table:table-cell>
              <table:table-cell office:value-type="float" office:value="244.829">
                <text:p>244.8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.9694">
                <text:p>41.9694</text:p>
              </table:table-cell>
              <table:table-cell office:value-type="float" office:value="244.827">
                <text:p>244.8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0709">
                <text:p>42.0709</text:p>
              </table:table-cell>
              <table:table-cell office:value-type="float" office:value="244.824">
                <text:p>244.8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1882">
                <text:p>42.1882</text:p>
              </table:table-cell>
              <table:table-cell office:value-type="float" office:value="244.822">
                <text:p>244.8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3065">
                <text:p>42.3065</text:p>
              </table:table-cell>
              <table:table-cell office:value-type="float" office:value="244.82">
                <text:p>244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415">
                <text:p>42.415</text:p>
              </table:table-cell>
              <table:table-cell office:value-type="float" office:value="244.819">
                <text:p>244.8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5314">
                <text:p>42.5314</text:p>
              </table:table-cell>
              <table:table-cell office:value-type="float" office:value="244.817">
                <text:p>244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6471">
                <text:p>42.6471</text:p>
              </table:table-cell>
              <table:table-cell office:value-type="float" office:value="244.816">
                <text:p>244.8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7649">
                <text:p>42.7649</text:p>
              </table:table-cell>
              <table:table-cell office:value-type="float" office:value="244.815">
                <text:p>244.8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.8882">
                <text:p>42.8882</text:p>
              </table:table-cell>
              <table:table-cell office:value-type="float" office:value="244.814">
                <text:p>244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014">
                <text:p>43.014</text:p>
              </table:table-cell>
              <table:table-cell office:value-type="float" office:value="244.814">
                <text:p>244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1365">
                <text:p>43.1365</text:p>
              </table:table-cell>
              <table:table-cell office:value-type="float" office:value="244.814">
                <text:p>244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265">
                <text:p>43.265</text:p>
              </table:table-cell>
              <table:table-cell office:value-type="float" office:value="244.814">
                <text:p>244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3865">
                <text:p>43.3865</text:p>
              </table:table-cell>
              <table:table-cell office:value-type="float" office:value="244.814">
                <text:p>244.8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5155">
                <text:p>43.5155</text:p>
              </table:table-cell>
              <table:table-cell office:value-type="float" office:value="244.815">
                <text:p>244.8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6381">
                <text:p>43.6381</text:p>
              </table:table-cell>
              <table:table-cell office:value-type="float" office:value="244.816">
                <text:p>244.8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769">
                <text:p>43.769</text:p>
              </table:table-cell>
              <table:table-cell office:value-type="float" office:value="244.817">
                <text:p>244.8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.8933">
                <text:p>43.8933</text:p>
              </table:table-cell>
              <table:table-cell office:value-type="float" office:value="244.818">
                <text:p>244.8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0271">
                <text:p>44.0271</text:p>
              </table:table-cell>
              <table:table-cell office:value-type="float" office:value="244.82">
                <text:p>244.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155">
                <text:p>44.155</text:p>
              </table:table-cell>
              <table:table-cell office:value-type="float" office:value="244.821">
                <text:p>244.8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2595">
                <text:p>44.2595</text:p>
              </table:table-cell>
              <table:table-cell office:value-type="float" office:value="244.823">
                <text:p>244.8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3799">
                <text:p>44.3799</text:p>
              </table:table-cell>
              <table:table-cell office:value-type="float" office:value="244.825">
                <text:p>244.8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4945">
                <text:p>44.4945</text:p>
              </table:table-cell>
              <table:table-cell office:value-type="float" office:value="244.828">
                <text:p>244.8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6221">
                <text:p>44.6221</text:p>
              </table:table-cell>
              <table:table-cell office:value-type="float" office:value="244.83">
                <text:p>244.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7499">
                <text:p>44.7499</text:p>
              </table:table-cell>
              <table:table-cell office:value-type="float" office:value="244.833">
                <text:p>244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4.8784">
                <text:p>44.8784</text:p>
              </table:table-cell>
              <table:table-cell office:value-type="float" office:value="244.836">
                <text:p>244.8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0059">
                <text:p>45.0059</text:p>
              </table:table-cell>
              <table:table-cell office:value-type="float" office:value="244.839">
                <text:p>244.8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1094">
                <text:p>45.1094</text:p>
              </table:table-cell>
              <table:table-cell office:value-type="float" office:value="244.842">
                <text:p>244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2334">
                <text:p>45.2334</text:p>
              </table:table-cell>
              <table:table-cell office:value-type="float" office:value="244.845">
                <text:p>244.8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3582">
                <text:p>45.3582</text:p>
              </table:table-cell>
              <table:table-cell office:value-type="float" office:value="244.849">
                <text:p>244.8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4834">
                <text:p>45.4834</text:p>
              </table:table-cell>
              <table:table-cell office:value-type="float" office:value="244.852">
                <text:p>244.8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5994">
                <text:p>45.5994</text:p>
              </table:table-cell>
              <table:table-cell office:value-type="float" office:value="244.855">
                <text:p>244.8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7008">
                <text:p>45.7008</text:p>
              </table:table-cell>
              <table:table-cell office:value-type="float" office:value="244.859">
                <text:p>244.8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8331">
                <text:p>45.8331</text:p>
              </table:table-cell>
              <table:table-cell office:value-type="float" office:value="244.863">
                <text:p>244.8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5.9586">
                <text:p>45.9586</text:p>
              </table:table-cell>
              <table:table-cell office:value-type="float" office:value="244.867">
                <text:p>244.8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0839">
                <text:p>46.0839</text:p>
              </table:table-cell>
              <table:table-cell office:value-type="float" office:value="244.871">
                <text:p>244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2058">
                <text:p>46.2058</text:p>
              </table:table-cell>
              <table:table-cell office:value-type="float" office:value="244.875">
                <text:p>244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3253">
                <text:p>46.3253</text:p>
              </table:table-cell>
              <table:table-cell office:value-type="float" office:value="244.879">
                <text:p>244.8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4369">
                <text:p>46.4369</text:p>
              </table:table-cell>
              <table:table-cell office:value-type="float" office:value="244.882">
                <text:p>244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5542">
                <text:p>46.5542</text:p>
              </table:table-cell>
              <table:table-cell office:value-type="float" office:value="244.886">
                <text:p>244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6648">
                <text:p>46.6648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7738">
                <text:p>46.7738</text:p>
              </table:table-cell>
              <table:table-cell office:value-type="float" office:value="244.894">
                <text:p>244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8821">
                <text:p>46.8821</text:p>
              </table:table-cell>
              <table:table-cell office:value-type="float" office:value="244.898">
                <text:p>244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6.989">
                <text:p>46.989</text:p>
              </table:table-cell>
              <table:table-cell office:value-type="float" office:value="244.901">
                <text:p>244.9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0956">
                <text:p>47.0956</text:p>
              </table:table-cell>
              <table:table-cell office:value-type="float" office:value="244.905">
                <text:p>244.9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2087">
                <text:p>47.2087</text:p>
              </table:table-cell>
              <table:table-cell office:value-type="float" office:value="244.91">
                <text:p>244.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3297">
                <text:p>47.3297</text:p>
              </table:table-cell>
              <table:table-cell office:value-type="float" office:value="244.914">
                <text:p>244.9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4504">
                <text:p>47.4504</text:p>
              </table:table-cell>
              <table:table-cell office:value-type="float" office:value="244.919">
                <text:p>244.9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5736">
                <text:p>47.5736</text:p>
              </table:table-cell>
              <table:table-cell office:value-type="float" office:value="244.924">
                <text:p>244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6949">
                <text:p>47.6949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8136">
                <text:p>47.8136</text:p>
              </table:table-cell>
              <table:table-cell office:value-type="float" office:value="244.934">
                <text:p>244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7.9436">
                <text:p>47.9436</text:p>
              </table:table-cell>
              <table:table-cell office:value-type="float" office:value="244.939">
                <text:p>244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0698">
                <text:p>48.0698</text:p>
              </table:table-cell>
              <table:table-cell office:value-type="float" office:value="244.944">
                <text:p>244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1926">
                <text:p>48.1926</text:p>
              </table:table-cell>
              <table:table-cell office:value-type="float" office:value="244.949">
                <text:p>244.9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312">
                <text:p>48.312</text:p>
              </table:table-cell>
              <table:table-cell office:value-type="float" office:value="244.954">
                <text:p>244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4362">
                <text:p>48.4362</text:p>
              </table:table-cell>
              <table:table-cell office:value-type="float" office:value="244.958">
                <text:p>244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5513">
                <text:p>48.5513</text:p>
              </table:table-cell>
              <table:table-cell office:value-type="float" office:value="244.963">
                <text:p>244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6692">
                <text:p>48.6692</text:p>
              </table:table-cell>
              <table:table-cell office:value-type="float" office:value="244.968">
                <text:p>244.9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7891">
                <text:p>48.7891</text:p>
              </table:table-cell>
              <table:table-cell office:value-type="float" office:value="244.973">
                <text:p>244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8.9164">
                <text:p>48.9164</text:p>
              </table:table-cell>
              <table:table-cell office:value-type="float" office:value="244.977">
                <text:p>244.9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0311">
                <text:p>49.0311</text:p>
              </table:table-cell>
              <table:table-cell office:value-type="float" office:value="244.982">
                <text:p>244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1442">
                <text:p>49.1442</text:p>
              </table:table-cell>
              <table:table-cell office:value-type="float" office:value="244.987">
                <text:p>244.9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2683">
                <text:p>49.2683</text:p>
              </table:table-cell>
              <table:table-cell office:value-type="float" office:value="244.992">
                <text:p>244.9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3932">
                <text:p>49.3932</text:p>
              </table:table-cell>
              <table:table-cell office:value-type="float" office:value="244.996">
                <text:p>244.9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5156">
                <text:p>49.5156</text:p>
              </table:table-cell>
              <table:table-cell office:value-type="float" office:value="245.001">
                <text:p>245.0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6285">
                <text:p>49.6285</text:p>
              </table:table-cell>
              <table:table-cell office:value-type="float" office:value="245.005">
                <text:p>245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7545">
                <text:p>49.7545</text:p>
              </table:table-cell>
              <table:table-cell office:value-type="float" office:value="245.01">
                <text:p>245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8798">
                <text:p>49.8798</text:p>
              </table:table-cell>
              <table:table-cell office:value-type="float" office:value="245.014">
                <text:p>245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9.9974">
                <text:p>49.9974</text:p>
              </table:table-cell>
              <table:table-cell office:value-type="float" office:value="245.018">
                <text:p>245.0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1139">
                <text:p>50.1139</text:p>
              </table:table-cell>
              <table:table-cell office:value-type="float" office:value="245.022">
                <text:p>245.02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241">
                <text:p>50.241</text:p>
              </table:table-cell>
              <table:table-cell office:value-type="float" office:value="245.027">
                <text:p>245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3698">
                <text:p>50.3698</text:p>
              </table:table-cell>
              <table:table-cell office:value-type="float" office:value="245.03">
                <text:p>245.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4854">
                <text:p>50.4854</text:p>
              </table:table-cell>
              <table:table-cell office:value-type="float" office:value="245.034">
                <text:p>245.0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6089">
                <text:p>50.6089</text:p>
              </table:table-cell>
              <table:table-cell office:value-type="float" office:value="245.038">
                <text:p>245.0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7346">
                <text:p>50.7346</text:p>
              </table:table-cell>
              <table:table-cell office:value-type="float" office:value="245.041">
                <text:p>245.0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8588">
                <text:p>50.8588</text:p>
              </table:table-cell>
              <table:table-cell office:value-type="float" office:value="245.045">
                <text:p>245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0.9854">
                <text:p>50.9854</text:p>
              </table:table-cell>
              <table:table-cell office:value-type="float" office:value="245.048">
                <text:p>245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103">
                <text:p>51.103</text:p>
              </table:table-cell>
              <table:table-cell office:value-type="float" office:value="245.052">
                <text:p>245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229">
                <text:p>51.229</text:p>
              </table:table-cell>
              <table:table-cell office:value-type="float" office:value="245.055">
                <text:p>245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3563">
                <text:p>51.3563</text:p>
              </table:table-cell>
              <table:table-cell office:value-type="float" office:value="245.058">
                <text:p>245.0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4841">
                <text:p>51.4841</text:p>
              </table:table-cell>
              <table:table-cell office:value-type="float" office:value="245.061">
                <text:p>245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5991">
                <text:p>51.5991</text:p>
              </table:table-cell>
              <table:table-cell office:value-type="float" office:value="245.064">
                <text:p>245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7307">
                <text:p>51.7307</text:p>
              </table:table-cell>
              <table:table-cell office:value-type="float" office:value="245.067">
                <text:p>245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8461">
                <text:p>51.8461</text:p>
              </table:table-cell>
              <table:table-cell office:value-type="float" office:value="245.069">
                <text:p>245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1.9746">
                <text:p>51.9746</text:p>
              </table:table-cell>
              <table:table-cell office:value-type="float" office:value="245.072">
                <text:p>245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1016">
                <text:p>52.1016</text:p>
              </table:table-cell>
              <table:table-cell office:value-type="float" office:value="245.074">
                <text:p>245.0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2266">
                <text:p>52.2266</text:p>
              </table:table-cell>
              <table:table-cell office:value-type="float" office:value="245.076">
                <text:p>245.0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3507">
                <text:p>52.3507</text:p>
              </table:table-cell>
              <table:table-cell office:value-type="float" office:value="245.079">
                <text:p>245.0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4781">
                <text:p>52.4781</text:p>
              </table:table-cell>
              <table:table-cell office:value-type="float" office:value="245.081">
                <text:p>245.0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6069">
                <text:p>52.6069</text:p>
              </table:table-cell>
              <table:table-cell office:value-type="float" office:value="245.082">
                <text:p>245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7308">
                <text:p>52.7308</text:p>
              </table:table-cell>
              <table:table-cell office:value-type="float" office:value="245.084">
                <text:p>245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8561">
                <text:p>52.8561</text:p>
              </table:table-cell>
              <table:table-cell office:value-type="float" office:value="245.086">
                <text:p>245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2.9814">
                <text:p>52.9814</text:p>
              </table:table-cell>
              <table:table-cell office:value-type="float" office:value="245.088">
                <text:p>245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1062">
                <text:p>53.1062</text:p>
              </table:table-cell>
              <table:table-cell office:value-type="float" office:value="245.089">
                <text:p>245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2285">
                <text:p>53.2285</text:p>
              </table:table-cell>
              <table:table-cell office:value-type="float" office:value="245.09">
                <text:p>245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359">
                <text:p>53.359</text:p>
              </table:table-cell>
              <table:table-cell office:value-type="float" office:value="245.091">
                <text:p>245.0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4867">
                <text:p>53.4867</text:p>
              </table:table-cell>
              <table:table-cell office:value-type="float" office:value="245.093">
                <text:p>245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6108">
                <text:p>53.6108</text:p>
              </table:table-cell>
              <table:table-cell office:value-type="float" office:value="245.094">
                <text:p>245.0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7383">
                <text:p>53.7383</text:p>
              </table:table-cell>
              <table:table-cell office:value-type="float" office:value="245.095">
                <text:p>245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865">
                <text:p>53.865</text:p>
              </table:table-cell>
              <table:table-cell office:value-type="float" office:value="245.096">
                <text:p>245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3.9988">
                <text:p>53.9988</text:p>
              </table:table-cell>
              <table:table-cell office:value-type="float" office:value="245.096">
                <text:p>245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1161">
                <text:p>54.1161</text:p>
              </table:table-cell>
              <table:table-cell office:value-type="float" office:value="245.097">
                <text:p>245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2471">
                <text:p>54.2471</text:p>
              </table:table-cell>
              <table:table-cell office:value-type="float" office:value="245.097">
                <text:p>245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3615">
                <text:p>54.3615</text:p>
              </table:table-cell>
              <table:table-cell office:value-type="float" office:value="245.098">
                <text:p>245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5247">
                <text:p>54.5247</text:p>
              </table:table-cell>
              <table:table-cell office:value-type="float" office:value="245.098">
                <text:p>245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6786">
                <text:p>54.6786</text:p>
              </table:table-cell>
              <table:table-cell office:value-type="float" office:value="245.098">
                <text:p>245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8036">
                <text:p>54.8036</text:p>
              </table:table-cell>
              <table:table-cell office:value-type="float" office:value="245.098">
                <text:p>245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4.9186">
                <text:p>54.9186</text:p>
              </table:table-cell>
              <table:table-cell office:value-type="float" office:value="245.098">
                <text:p>245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0457">
                <text:p>55.0457</text:p>
              </table:table-cell>
              <table:table-cell office:value-type="float" office:value="245.098">
                <text:p>245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1763">
                <text:p>55.1763</text:p>
              </table:table-cell>
              <table:table-cell office:value-type="float" office:value="245.098">
                <text:p>245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2942">
                <text:p>55.2942</text:p>
              </table:table-cell>
              <table:table-cell office:value-type="float" office:value="245.098">
                <text:p>245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4122">
                <text:p>55.4122</text:p>
              </table:table-cell>
              <table:table-cell office:value-type="float" office:value="245.097">
                <text:p>245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5361">
                <text:p>55.5361</text:p>
              </table:table-cell>
              <table:table-cell office:value-type="float" office:value="245.097">
                <text:p>245.0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66">
                <text:p>55.66</text:p>
              </table:table-cell>
              <table:table-cell office:value-type="float" office:value="245.096">
                <text:p>245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7847">
                <text:p>55.7847</text:p>
              </table:table-cell>
              <table:table-cell office:value-type="float" office:value="245.096">
                <text:p>245.0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.9028">
                <text:p>55.9028</text:p>
              </table:table-cell>
              <table:table-cell office:value-type="float" office:value="245.095">
                <text:p>245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0266">
                <text:p>56.0266</text:p>
              </table:table-cell>
              <table:table-cell office:value-type="float" office:value="245.095">
                <text:p>245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149">
                <text:p>56.149</text:p>
              </table:table-cell>
              <table:table-cell office:value-type="float" office:value="245.094">
                <text:p>245.0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2721">
                <text:p>56.2721</text:p>
              </table:table-cell>
              <table:table-cell office:value-type="float" office:value="245.093">
                <text:p>245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3956">
                <text:p>56.3956</text:p>
              </table:table-cell>
              <table:table-cell office:value-type="float" office:value="245.092">
                <text:p>245.0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5228">
                <text:p>56.5228</text:p>
              </table:table-cell>
              <table:table-cell office:value-type="float" office:value="245.091">
                <text:p>245.0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6519">
                <text:p>56.6519</text:p>
              </table:table-cell>
              <table:table-cell office:value-type="float" office:value="245.09">
                <text:p>245.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7756">
                <text:p>56.7756</text:p>
              </table:table-cell>
              <table:table-cell office:value-type="float" office:value="245.089">
                <text:p>245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6.8973">
                <text:p>56.8973</text:p>
              </table:table-cell>
              <table:table-cell office:value-type="float" office:value="245.088">
                <text:p>245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0226">
                <text:p>57.0226</text:p>
              </table:table-cell>
              <table:table-cell office:value-type="float" office:value="245.087">
                <text:p>245.0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1473">
                <text:p>57.1473</text:p>
              </table:table-cell>
              <table:table-cell office:value-type="float" office:value="245.086">
                <text:p>245.0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2715">
                <text:p>57.2715</text:p>
              </table:table-cell>
              <table:table-cell office:value-type="float" office:value="245.084">
                <text:p>245.0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3961">
                <text:p>57.3961</text:p>
              </table:table-cell>
              <table:table-cell office:value-type="float" office:value="245.083">
                <text:p>245.0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5247">
                <text:p>57.5247</text:p>
              </table:table-cell>
              <table:table-cell office:value-type="float" office:value="245.082">
                <text:p>245.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6525">
                <text:p>57.6525</text:p>
              </table:table-cell>
              <table:table-cell office:value-type="float" office:value="245.08">
                <text:p>245.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7804">
                <text:p>57.7804</text:p>
              </table:table-cell>
              <table:table-cell office:value-type="float" office:value="245.078">
                <text:p>245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7.9071">
                <text:p>57.9071</text:p>
              </table:table-cell>
              <table:table-cell office:value-type="float" office:value="245.077">
                <text:p>245.0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0227">
                <text:p>58.0227</text:p>
              </table:table-cell>
              <table:table-cell office:value-type="float" office:value="245.075">
                <text:p>245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1442">
                <text:p>58.1442</text:p>
              </table:table-cell>
              <table:table-cell office:value-type="float" office:value="245.074">
                <text:p>245.0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2606">
                <text:p>58.2606</text:p>
              </table:table-cell>
              <table:table-cell office:value-type="float" office:value="245.072">
                <text:p>245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3907">
                <text:p>58.3907</text:p>
              </table:table-cell>
              <table:table-cell office:value-type="float" office:value="245.071">
                <text:p>245.0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515">
                <text:p>58.515</text:p>
              </table:table-cell>
              <table:table-cell office:value-type="float" office:value="245.069">
                <text:p>245.0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6436">
                <text:p>58.6436</text:p>
              </table:table-cell>
              <table:table-cell office:value-type="float" office:value="245.067">
                <text:p>245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7675">
                <text:p>58.7675</text:p>
              </table:table-cell>
              <table:table-cell office:value-type="float" office:value="245.066">
                <text:p>245.0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8.8916">
                <text:p>58.8916</text:p>
              </table:table-cell>
              <table:table-cell office:value-type="float" office:value="245.064">
                <text:p>245.0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0231">
                <text:p>59.0231</text:p>
              </table:table-cell>
              <table:table-cell office:value-type="float" office:value="245.062">
                <text:p>245.0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1503">
                <text:p>59.1503</text:p>
              </table:table-cell>
              <table:table-cell office:value-type="float" office:value="245.061">
                <text:p>245.0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2633">
                <text:p>59.2633</text:p>
              </table:table-cell>
              <table:table-cell office:value-type="float" office:value="245.059">
                <text:p>245.0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3848">
                <text:p>59.3848</text:p>
              </table:table-cell>
              <table:table-cell office:value-type="float" office:value="245.057">
                <text:p>245.0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5072">
                <text:p>59.5072</text:p>
              </table:table-cell>
              <table:table-cell office:value-type="float" office:value="245.055">
                <text:p>245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6329">
                <text:p>59.6329</text:p>
              </table:table-cell>
              <table:table-cell office:value-type="float" office:value="245.054">
                <text:p>245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7625">
                <text:p>59.7625</text:p>
              </table:table-cell>
              <table:table-cell office:value-type="float" office:value="245.052">
                <text:p>245.0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9.8918">
                <text:p>59.8918</text:p>
              </table:table-cell>
              <table:table-cell office:value-type="float" office:value="245.05">
                <text:p>245.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0192">
                <text:p>60.0192</text:p>
              </table:table-cell>
              <table:table-cell office:value-type="float" office:value="245.048">
                <text:p>245.0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1462">
                <text:p>60.1462</text:p>
              </table:table-cell>
              <table:table-cell office:value-type="float" office:value="245.047">
                <text:p>245.0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2701">
                <text:p>60.2701</text:p>
              </table:table-cell>
              <table:table-cell office:value-type="float" office:value="245.045">
                <text:p>245.0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3939">
                <text:p>60.3939</text:p>
              </table:table-cell>
              <table:table-cell office:value-type="float" office:value="245.043">
                <text:p>245.0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5166">
                <text:p>60.5166</text:p>
              </table:table-cell>
              <table:table-cell office:value-type="float" office:value="245.042">
                <text:p>245.0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6307">
                <text:p>60.6307</text:p>
              </table:table-cell>
              <table:table-cell office:value-type="float" office:value="245.04">
                <text:p>245.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7535">
                <text:p>60.7535</text:p>
              </table:table-cell>
              <table:table-cell office:value-type="float" office:value="245.038">
                <text:p>245.0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0.8771">
                <text:p>60.8771</text:p>
              </table:table-cell>
              <table:table-cell office:value-type="float" office:value="245.037">
                <text:p>245.0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0018">
                <text:p>61.0018</text:p>
              </table:table-cell>
              <table:table-cell office:value-type="float" office:value="245.035">
                <text:p>245.0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1313">
                <text:p>61.1313</text:p>
              </table:table-cell>
              <table:table-cell office:value-type="float" office:value="245.033">
                <text:p>245.0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2605">
                <text:p>61.2605</text:p>
              </table:table-cell>
              <table:table-cell office:value-type="float" office:value="245.032">
                <text:p>245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3912">
                <text:p>61.3912</text:p>
              </table:table-cell>
              <table:table-cell office:value-type="float" office:value="245.03">
                <text:p>245.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5068">
                <text:p>61.5068</text:p>
              </table:table-cell>
              <table:table-cell office:value-type="float" office:value="245.029">
                <text:p>245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6385">
                <text:p>61.6385</text:p>
              </table:table-cell>
              <table:table-cell office:value-type="float" office:value="245.027">
                <text:p>245.0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7684">
                <text:p>61.7684</text:p>
              </table:table-cell>
              <table:table-cell office:value-type="float" office:value="245.026">
                <text:p>245.0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1.8826">
                <text:p>61.8826</text:p>
              </table:table-cell>
              <table:table-cell office:value-type="float" office:value="245.024">
                <text:p>245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0002">
                <text:p>62.0002</text:p>
              </table:table-cell>
              <table:table-cell office:value-type="float" office:value="245.023">
                <text:p>245.0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1298">
                <text:p>62.1298</text:p>
              </table:table-cell>
              <table:table-cell office:value-type="float" office:value="245.021">
                <text:p>245.0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2588">
                <text:p>62.2588</text:p>
              </table:table-cell>
              <table:table-cell office:value-type="float" office:value="245.02">
                <text:p>245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3892">
                <text:p>62.3892</text:p>
              </table:table-cell>
              <table:table-cell office:value-type="float" office:value="245.019">
                <text:p>245.0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5179">
                <text:p>62.5179</text:p>
              </table:table-cell>
              <table:table-cell office:value-type="float" office:value="245.017">
                <text:p>245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6499">
                <text:p>62.6499</text:p>
              </table:table-cell>
              <table:table-cell office:value-type="float" office:value="245.016">
                <text:p>245.0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7778">
                <text:p>62.7778</text:p>
              </table:table-cell>
              <table:table-cell office:value-type="float" office:value="245.015">
                <text:p>245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2.902">
                <text:p>62.902</text:p>
              </table:table-cell>
              <table:table-cell office:value-type="float" office:value="245.014">
                <text:p>245.0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0225">
                <text:p>63.0225</text:p>
              </table:table-cell>
              <table:table-cell office:value-type="float" office:value="245.013">
                <text:p>245.0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1421">
                <text:p>63.1421</text:p>
              </table:table-cell>
              <table:table-cell office:value-type="float" office:value="245.012">
                <text:p>245.0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2655">
                <text:p>63.2655</text:p>
              </table:table-cell>
              <table:table-cell office:value-type="float" office:value="245.011">
                <text:p>245.0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3866">
                <text:p>63.3866</text:p>
              </table:table-cell>
              <table:table-cell office:value-type="float" office:value="245.01">
                <text:p>245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5049">
                <text:p>63.5049</text:p>
              </table:table-cell>
              <table:table-cell office:value-type="float" office:value="245.009">
                <text:p>245.0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6289">
                <text:p>63.6289</text:p>
              </table:table-cell>
              <table:table-cell office:value-type="float" office:value="245.008">
                <text:p>245.0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7407">
                <text:p>63.7407</text:p>
              </table:table-cell>
              <table:table-cell office:value-type="float" office:value="245.007">
                <text:p>245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8608">
                <text:p>63.8608</text:p>
              </table:table-cell>
              <table:table-cell office:value-type="float" office:value="245.005">
                <text:p>245.0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3.9792">
                <text:p>63.9792</text:p>
              </table:table-cell>
              <table:table-cell office:value-type="float" office:value="245.004">
                <text:p>245.0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098">
                <text:p>64.098</text:p>
              </table:table-cell>
              <table:table-cell office:value-type="float" office:value="245.003">
                <text:p>245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2161">
                <text:p>64.2161</text:p>
              </table:table-cell>
              <table:table-cell office:value-type="float" office:value="245.001">
                <text:p>245.0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3375">
                <text:p>64.3375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4575">
                <text:p>64.4575</text:p>
              </table:table-cell>
              <table:table-cell office:value-type="float" office:value="244.998">
                <text:p>244.9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5763">
                <text:p>64.5763</text:p>
              </table:table-cell>
              <table:table-cell office:value-type="float" office:value="244.996">
                <text:p>244.9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7034">
                <text:p>64.7034</text:p>
              </table:table-cell>
              <table:table-cell office:value-type="float" office:value="244.995">
                <text:p>244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8229">
                <text:p>64.8229</text:p>
              </table:table-cell>
              <table:table-cell office:value-type="float" office:value="244.993">
                <text:p>244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4.9432">
                <text:p>64.9432</text:p>
              </table:table-cell>
              <table:table-cell office:value-type="float" office:value="244.991">
                <text:p>244.9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0669">
                <text:p>65.0669</text:p>
              </table:table-cell>
              <table:table-cell office:value-type="float" office:value="244.989">
                <text:p>244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1929">
                <text:p>65.1929</text:p>
              </table:table-cell>
              <table:table-cell office:value-type="float" office:value="244.987">
                <text:p>244.9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3176">
                <text:p>65.3176</text:p>
              </table:table-cell>
              <table:table-cell office:value-type="float" office:value="244.984">
                <text:p>244.9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4447">
                <text:p>65.4447</text:p>
              </table:table-cell>
              <table:table-cell office:value-type="float" office:value="244.982">
                <text:p>244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5553">
                <text:p>65.5553</text:p>
              </table:table-cell>
              <table:table-cell office:value-type="float" office:value="244.98">
                <text:p>244.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676">
                <text:p>65.676</text:p>
              </table:table-cell>
              <table:table-cell office:value-type="float" office:value="244.978">
                <text:p>244.9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7971">
                <text:p>65.7971</text:p>
              </table:table-cell>
              <table:table-cell office:value-type="float" office:value="244.975">
                <text:p>244.9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5.92">
                <text:p>65.92</text:p>
              </table:table-cell>
              <table:table-cell office:value-type="float" office:value="244.973">
                <text:p>244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0421">
                <text:p>66.0421</text:p>
              </table:table-cell>
              <table:table-cell office:value-type="float" office:value="244.97">
                <text:p>244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1664">
                <text:p>66.1664</text:p>
              </table:table-cell>
              <table:table-cell office:value-type="float" office:value="244.967">
                <text:p>244.9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2882">
                <text:p>66.2882</text:p>
              </table:table-cell>
              <table:table-cell office:value-type="float" office:value="244.965">
                <text:p>244.9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4104">
                <text:p>66.4104</text:p>
              </table:table-cell>
              <table:table-cell office:value-type="float" office:value="244.962">
                <text:p>244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5341">
                <text:p>66.5341</text:p>
              </table:table-cell>
              <table:table-cell office:value-type="float" office:value="244.959">
                <text:p>244.9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6534">
                <text:p>66.6534</text:p>
              </table:table-cell>
              <table:table-cell office:value-type="float" office:value="244.956">
                <text:p>244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7775">
                <text:p>66.7775</text:p>
              </table:table-cell>
              <table:table-cell office:value-type="float" office:value="244.954">
                <text:p>244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6.9009">
                <text:p>66.9009</text:p>
              </table:table-cell>
              <table:table-cell office:value-type="float" office:value="244.951">
                <text:p>244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0226">
                <text:p>67.0226</text:p>
              </table:table-cell>
              <table:table-cell office:value-type="float" office:value="244.949">
                <text:p>244.9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1448">
                <text:p>67.1448</text:p>
              </table:table-cell>
              <table:table-cell office:value-type="float" office:value="244.946">
                <text:p>244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2705">
                <text:p>67.2705</text:p>
              </table:table-cell>
              <table:table-cell office:value-type="float" office:value="244.944">
                <text:p>244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3972">
                <text:p>67.3972</text:p>
              </table:table-cell>
              <table:table-cell office:value-type="float" office:value="244.941">
                <text:p>244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5262">
                <text:p>67.5262</text:p>
              </table:table-cell>
              <table:table-cell office:value-type="float" office:value="244.939">
                <text:p>244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6295">
                <text:p>67.6295</text:p>
              </table:table-cell>
              <table:table-cell office:value-type="float" office:value="244.937">
                <text:p>244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7534">
                <text:p>67.7534</text:p>
              </table:table-cell>
              <table:table-cell office:value-type="float" office:value="244.935">
                <text:p>244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7.8777">
                <text:p>67.8777</text:p>
              </table:table-cell>
              <table:table-cell office:value-type="float" office:value="244.933">
                <text:p>244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0044">
                <text:p>68.0044</text:p>
              </table:table-cell>
              <table:table-cell office:value-type="float" office:value="244.931">
                <text:p>244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1296">
                <text:p>68.1296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259">
                <text:p>68.259</text:p>
              </table:table-cell>
              <table:table-cell office:value-type="float" office:value="244.927">
                <text:p>244.9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3871">
                <text:p>68.3871</text:p>
              </table:table-cell>
              <table:table-cell office:value-type="float" office:value="244.926">
                <text:p>244.9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5178">
                <text:p>68.5178</text:p>
              </table:table-cell>
              <table:table-cell office:value-type="float" office:value="244.925">
                <text:p>244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6478">
                <text:p>68.6478</text:p>
              </table:table-cell>
              <table:table-cell office:value-type="float" office:value="244.924">
                <text:p>244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7621">
                <text:p>68.7621</text:p>
              </table:table-cell>
              <table:table-cell office:value-type="float" office:value="244.924">
                <text:p>244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8.8909">
                <text:p>68.8909</text:p>
              </table:table-cell>
              <table:table-cell office:value-type="float" office:value="244.923">
                <text:p>244.9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0309">
                <text:p>69.0309</text:p>
              </table:table-cell>
              <table:table-cell office:value-type="float" office:value="244.923">
                <text:p>244.9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1548">
                <text:p>69.1548</text:p>
              </table:table-cell>
              <table:table-cell office:value-type="float" office:value="244.923">
                <text:p>244.9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2786">
                <text:p>69.2786</text:p>
              </table:table-cell>
              <table:table-cell office:value-type="float" office:value="244.923">
                <text:p>244.92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4011">
                <text:p>69.4011</text:p>
              </table:table-cell>
              <table:table-cell office:value-type="float" office:value="244.924">
                <text:p>244.9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5264">
                <text:p>69.5264</text:p>
              </table:table-cell>
              <table:table-cell office:value-type="float" office:value="244.925">
                <text:p>244.9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65">
                <text:p>69.65</text:p>
              </table:table-cell>
              <table:table-cell office:value-type="float" office:value="244.926">
                <text:p>244.9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775">
                <text:p>69.775</text:p>
              </table:table-cell>
              <table:table-cell office:value-type="float" office:value="244.928">
                <text:p>244.9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69.8918">
                <text:p>69.8918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0062">
                <text:p>70.0062</text:p>
              </table:table-cell>
              <table:table-cell office:value-type="float" office:value="244.931">
                <text:p>244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131">
                <text:p>70.131</text:p>
              </table:table-cell>
              <table:table-cell office:value-type="float" office:value="244.933">
                <text:p>244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2559">
                <text:p>70.2559</text:p>
              </table:table-cell>
              <table:table-cell office:value-type="float" office:value="244.936">
                <text:p>244.9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3798">
                <text:p>70.3798</text:p>
              </table:table-cell>
              <table:table-cell office:value-type="float" office:value="244.939">
                <text:p>244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5046">
                <text:p>70.5046</text:p>
              </table:table-cell>
              <table:table-cell office:value-type="float" office:value="244.942">
                <text:p>244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63">
                <text:p>70.63</text:p>
              </table:table-cell>
              <table:table-cell office:value-type="float" office:value="244.945">
                <text:p>244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7592">
                <text:p>70.7592</text:p>
              </table:table-cell>
              <table:table-cell office:value-type="float" office:value="244.949">
                <text:p>244.9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0.8829">
                <text:p>70.8829</text:p>
              </table:table-cell>
              <table:table-cell office:value-type="float" office:value="244.953">
                <text:p>244.9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0083">
                <text:p>71.0083</text:p>
              </table:table-cell>
              <table:table-cell office:value-type="float" office:value="244.957">
                <text:p>244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1346">
                <text:p>71.1346</text:p>
              </table:table-cell>
              <table:table-cell office:value-type="float" office:value="244.961">
                <text:p>244.9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2629">
                <text:p>71.2629</text:p>
              </table:table-cell>
              <table:table-cell office:value-type="float" office:value="244.966">
                <text:p>244.9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3887">
                <text:p>71.3887</text:p>
              </table:table-cell>
              <table:table-cell office:value-type="float" office:value="244.97">
                <text:p>244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515">
                <text:p>71.515</text:p>
              </table:table-cell>
              <table:table-cell office:value-type="float" office:value="244.975">
                <text:p>244.9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6422">
                <text:p>71.6422</text:p>
              </table:table-cell>
              <table:table-cell office:value-type="float" office:value="244.98">
                <text:p>244.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7687">
                <text:p>71.7687</text:p>
              </table:table-cell>
              <table:table-cell office:value-type="float" office:value="244.985">
                <text:p>244.9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1.8959">
                <text:p>71.8959</text:p>
              </table:table-cell>
              <table:table-cell office:value-type="float" office:value="244.99">
                <text:p>244.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0145">
                <text:p>72.0145</text:p>
              </table:table-cell>
              <table:table-cell office:value-type="float" office:value="244.995">
                <text:p>244.9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1403">
                <text:p>72.1403</text:p>
              </table:table-cell>
              <table:table-cell office:value-type="float" office:value="245.001">
                <text:p>245.0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2667">
                <text:p>72.2667</text:p>
              </table:table-cell>
              <table:table-cell office:value-type="float" office:value="245.006">
                <text:p>245.0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3835">
                <text:p>72.3835</text:p>
              </table:table-cell>
              <table:table-cell office:value-type="float" office:value="245.01">
                <text:p>245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4856">
                <text:p>72.4856</text:p>
              </table:table-cell>
              <table:table-cell office:value-type="float" office:value="245.015">
                <text:p>245.0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5862">
                <text:p>72.5862</text:p>
              </table:table-cell>
              <table:table-cell office:value-type="float" office:value="245.019">
                <text:p>245.01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6881">
                <text:p>72.6881</text:p>
              </table:table-cell>
              <table:table-cell office:value-type="float" office:value="245.024">
                <text:p>245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7982">
                <text:p>72.7982</text:p>
              </table:table-cell>
              <table:table-cell office:value-type="float" office:value="245.029">
                <text:p>245.0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2.9023">
                <text:p>72.9023</text:p>
              </table:table-cell>
              <table:table-cell office:value-type="float" office:value="245.033">
                <text:p>245.0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0052">
                <text:p>73.0052</text:p>
              </table:table-cell>
              <table:table-cell office:value-type="float" office:value="245.039">
                <text:p>245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1202">
                <text:p>73.1202</text:p>
              </table:table-cell>
              <table:table-cell office:value-type="float" office:value="245.044">
                <text:p>245.0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2491">
                <text:p>73.2491</text:p>
              </table:table-cell>
              <table:table-cell office:value-type="float" office:value="245.049">
                <text:p>245.0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3503">
                <text:p>73.3503</text:p>
              </table:table-cell>
              <table:table-cell office:value-type="float" office:value="245.054">
                <text:p>245.0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4641">
                <text:p>73.4641</text:p>
              </table:table-cell>
              <table:table-cell office:value-type="float" office:value="245.06">
                <text:p>245.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5972">
                <text:p>73.5972</text:p>
              </table:table-cell>
              <table:table-cell office:value-type="float" office:value="245.066">
                <text:p>245.0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7286">
                <text:p>73.7286</text:p>
              </table:table-cell>
              <table:table-cell office:value-type="float" office:value="245.072">
                <text:p>245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844">
                <text:p>73.844</text:p>
              </table:table-cell>
              <table:table-cell office:value-type="float" office:value="245.078">
                <text:p>245.0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3.9745">
                <text:p>73.9745</text:p>
              </table:table-cell>
              <table:table-cell office:value-type="float" office:value="245.083">
                <text:p>245.0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1031">
                <text:p>74.1031</text:p>
              </table:table-cell>
              <table:table-cell office:value-type="float" office:value="245.089">
                <text:p>245.0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2335">
                <text:p>74.2335</text:p>
              </table:table-cell>
              <table:table-cell office:value-type="float" office:value="245.095">
                <text:p>245.0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3496">
                <text:p>74.3496</text:p>
              </table:table-cell>
              <table:table-cell office:value-type="float" office:value="245.1">
                <text:p>245.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4812">
                <text:p>74.4812</text:p>
              </table:table-cell>
              <table:table-cell office:value-type="float" office:value="245.106">
                <text:p>245.1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6155">
                <text:p>74.6155</text:p>
              </table:table-cell>
              <table:table-cell office:value-type="float" office:value="245.111">
                <text:p>245.1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7172">
                <text:p>74.7172</text:p>
              </table:table-cell>
              <table:table-cell office:value-type="float" office:value="245.115">
                <text:p>245.1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8254">
                <text:p>74.8254</text:p>
              </table:table-cell>
              <table:table-cell office:value-type="float" office:value="245.121">
                <text:p>245.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4.9578">
                <text:p>74.9578</text:p>
              </table:table-cell>
              <table:table-cell office:value-type="float" office:value="245.126">
                <text:p>245.1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0876">
                <text:p>75.0876</text:p>
              </table:table-cell>
              <table:table-cell office:value-type="float" office:value="245.13">
                <text:p>245.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2036">
                <text:p>75.2036</text:p>
              </table:table-cell>
              <table:table-cell office:value-type="float" office:value="245.134">
                <text:p>245.1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3054">
                <text:p>75.3054</text:p>
              </table:table-cell>
              <table:table-cell office:value-type="float" office:value="245.138">
                <text:p>245.1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4092">
                <text:p>75.4092</text:p>
              </table:table-cell>
              <table:table-cell office:value-type="float" office:value="245.141">
                <text:p>245.1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5111">
                <text:p>75.5111</text:p>
              </table:table-cell>
              <table:table-cell office:value-type="float" office:value="245.145">
                <text:p>245.1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6296">
                <text:p>75.6296</text:p>
              </table:table-cell>
              <table:table-cell office:value-type="float" office:value="245.149">
                <text:p>245.1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733">
                <text:p>75.733</text:p>
              </table:table-cell>
              <table:table-cell office:value-type="float" office:value="245.152">
                <text:p>245.1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8417">
                <text:p>75.8417</text:p>
              </table:table-cell>
              <table:table-cell office:value-type="float" office:value="245.155">
                <text:p>245.1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5.9458">
                <text:p>75.9458</text:p>
              </table:table-cell>
              <table:table-cell office:value-type="float" office:value="245.158">
                <text:p>245.1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0641">
                <text:p>76.0641</text:p>
              </table:table-cell>
              <table:table-cell office:value-type="float" office:value="245.162">
                <text:p>245.1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181">
                <text:p>76.181</text:p>
              </table:table-cell>
              <table:table-cell office:value-type="float" office:value="245.164">
                <text:p>245.1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2871">
                <text:p>76.2871</text:p>
              </table:table-cell>
              <table:table-cell office:value-type="float" office:value="245.167">
                <text:p>245.1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4037">
                <text:p>76.4037</text:p>
              </table:table-cell>
              <table:table-cell office:value-type="float" office:value="245.17">
                <text:p>245.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5342">
                <text:p>76.5342</text:p>
              </table:table-cell>
              <table:table-cell office:value-type="float" office:value="245.173">
                <text:p>245.1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6642">
                <text:p>76.6642</text:p>
              </table:table-cell>
              <table:table-cell office:value-type="float" office:value="245.175">
                <text:p>245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7803">
                <text:p>76.7803</text:p>
              </table:table-cell>
              <table:table-cell office:value-type="float" office:value="245.177">
                <text:p>245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6.8959">
                <text:p>76.8959</text:p>
              </table:table-cell>
              <table:table-cell office:value-type="float" office:value="245.179">
                <text:p>245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0255">
                <text:p>77.0255</text:p>
              </table:table-cell>
              <table:table-cell office:value-type="float" office:value="245.181">
                <text:p>245.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1569">
                <text:p>77.1569</text:p>
              </table:table-cell>
              <table:table-cell office:value-type="float" office:value="245.182">
                <text:p>245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2574">
                <text:p>77.2574</text:p>
              </table:table-cell>
              <table:table-cell office:value-type="float" office:value="245.183">
                <text:p>245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3635">
                <text:p>77.3635</text:p>
              </table:table-cell>
              <table:table-cell office:value-type="float" office:value="245.184">
                <text:p>245.1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4656">
                <text:p>77.4656</text:p>
              </table:table-cell>
              <table:table-cell office:value-type="float" office:value="245.184">
                <text:p>245.1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5697">
                <text:p>77.5697</text:p>
              </table:table-cell>
              <table:table-cell office:value-type="float" office:value="245.185">
                <text:p>245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6736">
                <text:p>77.6736</text:p>
              </table:table-cell>
              <table:table-cell office:value-type="float" office:value="245.186">
                <text:p>245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7795">
                <text:p>77.7795</text:p>
              </table:table-cell>
              <table:table-cell office:value-type="float" office:value="245.186">
                <text:p>245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7.8839">
                <text:p>77.8839</text:p>
              </table:table-cell>
              <table:table-cell office:value-type="float" office:value="245.186">
                <text:p>245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0155">
                <text:p>78.0155</text:p>
              </table:table-cell>
              <table:table-cell office:value-type="float" office:value="245.186">
                <text:p>245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1342">
                <text:p>78.1342</text:p>
              </table:table-cell>
              <table:table-cell office:value-type="float" office:value="245.186">
                <text:p>245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2358">
                <text:p>78.2358</text:p>
              </table:table-cell>
              <table:table-cell office:value-type="float" office:value="245.186">
                <text:p>245.1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3683">
                <text:p>78.3683</text:p>
              </table:table-cell>
              <table:table-cell office:value-type="float" office:value="245.185">
                <text:p>245.1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4983">
                <text:p>78.4983</text:p>
              </table:table-cell>
              <table:table-cell office:value-type="float" office:value="245.184">
                <text:p>245.1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6277">
                <text:p>78.6277</text:p>
              </table:table-cell>
              <table:table-cell office:value-type="float" office:value="245.183">
                <text:p>245.1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7579">
                <text:p>78.7579</text:p>
              </table:table-cell>
              <table:table-cell office:value-type="float" office:value="245.182">
                <text:p>245.1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8608">
                <text:p>78.8608</text:p>
              </table:table-cell>
              <table:table-cell office:value-type="float" office:value="245.181">
                <text:p>245.1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8.9927">
                <text:p>78.9927</text:p>
              </table:table-cell>
              <table:table-cell office:value-type="float" office:value="245.179">
                <text:p>245.1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1091">
                <text:p>79.1091</text:p>
              </table:table-cell>
              <table:table-cell office:value-type="float" office:value="245.177">
                <text:p>245.17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2421">
                <text:p>79.2421</text:p>
              </table:table-cell>
              <table:table-cell office:value-type="float" office:value="245.175">
                <text:p>245.1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359">
                <text:p>79.359</text:p>
              </table:table-cell>
              <table:table-cell office:value-type="float" office:value="245.173">
                <text:p>245.1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4749">
                <text:p>79.4749</text:p>
              </table:table-cell>
              <table:table-cell office:value-type="float" office:value="245.17">
                <text:p>245.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6069">
                <text:p>79.6069</text:p>
              </table:table-cell>
              <table:table-cell office:value-type="float" office:value="245.168">
                <text:p>245.1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722">
                <text:p>79.722</text:p>
              </table:table-cell>
              <table:table-cell office:value-type="float" office:value="245.165">
                <text:p>245.1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8519">
                <text:p>79.8519</text:p>
              </table:table-cell>
              <table:table-cell office:value-type="float" office:value="245.162">
                <text:p>245.1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79.9811">
                <text:p>79.9811</text:p>
              </table:table-cell>
              <table:table-cell office:value-type="float" office:value="245.159">
                <text:p>245.1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1085">
                <text:p>80.1085</text:p>
              </table:table-cell>
              <table:table-cell office:value-type="float" office:value="245.156">
                <text:p>245.1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226">
                <text:p>80.226</text:p>
              </table:table-cell>
              <table:table-cell office:value-type="float" office:value="245.153">
                <text:p>245.1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3428">
                <text:p>80.3428</text:p>
              </table:table-cell>
              <table:table-cell office:value-type="float" office:value="245.149">
                <text:p>245.1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4729">
                <text:p>80.4729</text:p>
              </table:table-cell>
              <table:table-cell office:value-type="float" office:value="245.146">
                <text:p>245.1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576">
                <text:p>80.576</text:p>
              </table:table-cell>
              <table:table-cell office:value-type="float" office:value="245.143">
                <text:p>245.1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6792">
                <text:p>80.6792</text:p>
              </table:table-cell>
              <table:table-cell office:value-type="float" office:value="245.14">
                <text:p>245.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7843">
                <text:p>80.7843</text:p>
              </table:table-cell>
              <table:table-cell office:value-type="float" office:value="245.136">
                <text:p>245.1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0.8966">
                <text:p>80.8966</text:p>
              </table:table-cell>
              <table:table-cell office:value-type="float" office:value="245.133">
                <text:p>245.1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0131">
                <text:p>81.0131</text:p>
              </table:table-cell>
              <table:table-cell office:value-type="float" office:value="245.129">
                <text:p>245.1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1304">
                <text:p>81.1304</text:p>
              </table:table-cell>
              <table:table-cell office:value-type="float" office:value="245.125">
                <text:p>245.1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2471">
                <text:p>81.2471</text:p>
              </table:table-cell>
              <table:table-cell office:value-type="float" office:value="245.12">
                <text:p>245.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379">
                <text:p>81.379</text:p>
              </table:table-cell>
              <table:table-cell office:value-type="float" office:value="245.116">
                <text:p>245.1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4941">
                <text:p>81.4941</text:p>
              </table:table-cell>
              <table:table-cell office:value-type="float" office:value="245.112">
                <text:p>245.1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6259">
                <text:p>81.6259</text:p>
              </table:table-cell>
              <table:table-cell office:value-type="float" office:value="245.107">
                <text:p>245.1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7573">
                <text:p>81.7573</text:p>
              </table:table-cell>
              <table:table-cell office:value-type="float" office:value="245.102">
                <text:p>245.1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1.8881">
                <text:p>81.8881</text:p>
              </table:table-cell>
              <table:table-cell office:value-type="float" office:value="245.098">
                <text:p>245.0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0084">
                <text:p>82.0084</text:p>
              </table:table-cell>
              <table:table-cell office:value-type="float" office:value="245.093">
                <text:p>245.0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1383">
                <text:p>82.1383</text:p>
              </table:table-cell>
              <table:table-cell office:value-type="float" office:value="245.088">
                <text:p>245.0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2681">
                <text:p>82.2681</text:p>
              </table:table-cell>
              <table:table-cell office:value-type="float" office:value="245.083">
                <text:p>245.0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3971">
                <text:p>82.3971</text:p>
              </table:table-cell>
              <table:table-cell office:value-type="float" office:value="245.079">
                <text:p>245.0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5128">
                <text:p>82.5128</text:p>
              </table:table-cell>
              <table:table-cell office:value-type="float" office:value="245.075">
                <text:p>245.0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6149">
                <text:p>82.6149</text:p>
              </table:table-cell>
              <table:table-cell office:value-type="float" office:value="245.072">
                <text:p>245.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7174">
                <text:p>82.7174</text:p>
              </table:table-cell>
              <table:table-cell office:value-type="float" office:value="245.067">
                <text:p>245.0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847">
                <text:p>82.847</text:p>
              </table:table-cell>
              <table:table-cell office:value-type="float" office:value="245.063">
                <text:p>245.0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2.9666">
                <text:p>82.9666</text:p>
              </table:table-cell>
              <table:table-cell office:value-type="float" office:value="245.058">
                <text:p>245.0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0813">
                <text:p>83.0813</text:p>
              </table:table-cell>
              <table:table-cell office:value-type="float" office:value="245.055">
                <text:p>245.0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1847">
                <text:p>83.1847</text:p>
              </table:table-cell>
              <table:table-cell office:value-type="float" office:value="245.051">
                <text:p>245.0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303">
                <text:p>83.303</text:p>
              </table:table-cell>
              <table:table-cell office:value-type="float" office:value="245.046">
                <text:p>245.0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4209">
                <text:p>83.4209</text:p>
              </table:table-cell>
              <table:table-cell office:value-type="float" office:value="245.043">
                <text:p>245.0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5293">
                <text:p>83.5293</text:p>
              </table:table-cell>
              <table:table-cell office:value-type="float" office:value="245.039">
                <text:p>245.0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6334">
                <text:p>83.6334</text:p>
              </table:table-cell>
              <table:table-cell office:value-type="float" office:value="245.036">
                <text:p>245.0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7363">
                <text:p>83.7363</text:p>
              </table:table-cell>
              <table:table-cell office:value-type="float" office:value="245.032">
                <text:p>245.0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8392">
                <text:p>83.8392</text:p>
              </table:table-cell>
              <table:table-cell office:value-type="float" office:value="245.028">
                <text:p>245.0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3.9532">
                <text:p>83.9532</text:p>
              </table:table-cell>
              <table:table-cell office:value-type="float" office:value="245.024">
                <text:p>245.02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0813">
                <text:p>84.0813</text:p>
              </table:table-cell>
              <table:table-cell office:value-type="float" office:value="245.02">
                <text:p>245.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1959">
                <text:p>84.1959</text:p>
              </table:table-cell>
              <table:table-cell office:value-type="float" office:value="245.017">
                <text:p>245.0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2974">
                <text:p>84.2974</text:p>
              </table:table-cell>
              <table:table-cell office:value-type="float" office:value="245.013">
                <text:p>245.0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3989">
                <text:p>84.3989</text:p>
              </table:table-cell>
              <table:table-cell office:value-type="float" office:value="245.01">
                <text:p>245.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5037">
                <text:p>84.5037</text:p>
              </table:table-cell>
              <table:table-cell office:value-type="float" office:value="245.007">
                <text:p>245.0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6053">
                <text:p>84.6053</text:p>
              </table:table-cell>
              <table:table-cell office:value-type="float" office:value="245.003">
                <text:p>245.0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714">
                <text:p>84.714</text:p>
              </table:table-cell>
              <table:table-cell office:value-type="float" office:value="244.999">
                <text:p>244.9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8439">
                <text:p>84.8439</text:p>
              </table:table-cell>
              <table:table-cell office:value-type="float" office:value="244.996">
                <text:p>244.9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4.9489">
                <text:p>84.9489</text:p>
              </table:table-cell>
              <table:table-cell office:value-type="float" office:value="244.993">
                <text:p>244.9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0503">
                <text:p>85.0503</text:p>
              </table:table-cell>
              <table:table-cell office:value-type="float" office:value="244.989">
                <text:p>244.9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1664">
                <text:p>85.1664</text:p>
              </table:table-cell>
              <table:table-cell office:value-type="float" office:value="244.986">
                <text:p>244.9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2837">
                <text:p>85.2837</text:p>
              </table:table-cell>
              <table:table-cell office:value-type="float" office:value="244.982">
                <text:p>244.9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4124">
                <text:p>85.4124</text:p>
              </table:table-cell>
              <table:table-cell office:value-type="float" office:value="244.979">
                <text:p>244.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5138">
                <text:p>85.5138</text:p>
              </table:table-cell>
              <table:table-cell office:value-type="float" office:value="244.976">
                <text:p>244.9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6165">
                <text:p>85.6165</text:p>
              </table:table-cell>
              <table:table-cell office:value-type="float" office:value="244.973">
                <text:p>244.9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7332">
                <text:p>85.7332</text:p>
              </table:table-cell>
              <table:table-cell office:value-type="float" office:value="244.97">
                <text:p>244.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8492">
                <text:p>85.8492</text:p>
              </table:table-cell>
              <table:table-cell office:value-type="float" office:value="244.966">
                <text:p>244.9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5.9789">
                <text:p>85.9789</text:p>
              </table:table-cell>
              <table:table-cell office:value-type="float" office:value="244.963">
                <text:p>244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1071">
                <text:p>86.1071</text:p>
              </table:table-cell>
              <table:table-cell office:value-type="float" office:value="244.96">
                <text:p>244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2367">
                <text:p>86.2367</text:p>
              </table:table-cell>
              <table:table-cell office:value-type="float" office:value="244.957">
                <text:p>244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3658">
                <text:p>86.3658</text:p>
              </table:table-cell>
              <table:table-cell office:value-type="float" office:value="244.954">
                <text:p>244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4939">
                <text:p>86.4939</text:p>
              </table:table-cell>
              <table:table-cell office:value-type="float" office:value="244.951">
                <text:p>244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6206">
                <text:p>86.6206</text:p>
              </table:table-cell>
              <table:table-cell office:value-type="float" office:value="244.948">
                <text:p>244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7498">
                <text:p>86.7498</text:p>
              </table:table-cell>
              <table:table-cell office:value-type="float" office:value="244.946">
                <text:p>244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8766">
                <text:p>86.8766</text:p>
              </table:table-cell>
              <table:table-cell office:value-type="float" office:value="244.944">
                <text:p>244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6.9783">
                <text:p>86.9783</text:p>
              </table:table-cell>
              <table:table-cell office:value-type="float" office:value="244.942">
                <text:p>244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1072">
                <text:p>87.1072</text:p>
              </table:table-cell>
              <table:table-cell office:value-type="float" office:value="244.94">
                <text:p>244.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2382">
                <text:p>87.2382</text:p>
              </table:table-cell>
              <table:table-cell office:value-type="float" office:value="244.938">
                <text:p>244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3705">
                <text:p>87.3705</text:p>
              </table:table-cell>
              <table:table-cell office:value-type="float" office:value="244.936">
                <text:p>244.9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5004">
                <text:p>87.5004</text:p>
              </table:table-cell>
              <table:table-cell office:value-type="float" office:value="244.935">
                <text:p>244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6299">
                <text:p>87.6299</text:p>
              </table:table-cell>
              <table:table-cell office:value-type="float" office:value="244.933">
                <text:p>244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7792">
                <text:p>87.7792</text:p>
              </table:table-cell>
              <table:table-cell office:value-type="float" office:value="244.932">
                <text:p>244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7.8824">
                <text:p>87.8824</text:p>
              </table:table-cell>
              <table:table-cell office:value-type="float" office:value="244.931">
                <text:p>244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0009">
                <text:p>88.0009</text:p>
              </table:table-cell>
              <table:table-cell office:value-type="float" office:value="244.931">
                <text:p>244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1306">
                <text:p>88.1306</text:p>
              </table:table-cell>
              <table:table-cell office:value-type="float" office:value="244.93">
                <text:p>244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2603">
                <text:p>88.2603</text:p>
              </table:table-cell>
              <table:table-cell office:value-type="float" office:value="244.93">
                <text:p>244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377">
                <text:p>88.377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5078">
                <text:p>88.5078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6377">
                <text:p>88.6377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7679">
                <text:p>88.7679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8.8862">
                <text:p>88.8862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0101">
                <text:p>89.0101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127">
                <text:p>89.127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2471">
                <text:p>89.2471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3639">
                <text:p>89.3639</text:p>
              </table:table-cell>
              <table:table-cell office:value-type="float" office:value="244.929">
                <text:p>244.9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4923">
                <text:p>89.4923</text:p>
              </table:table-cell>
              <table:table-cell office:value-type="float" office:value="244.93">
                <text:p>244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6211">
                <text:p>89.6211</text:p>
              </table:table-cell>
              <table:table-cell office:value-type="float" office:value="244.93">
                <text:p>244.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7513">
                <text:p>89.7513</text:p>
              </table:table-cell>
              <table:table-cell office:value-type="float" office:value="244.931">
                <text:p>244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89.8798">
                <text:p>89.8798</text:p>
              </table:table-cell>
              <table:table-cell office:value-type="float" office:value="244.931">
                <text:p>244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0071">
                <text:p>90.0071</text:p>
              </table:table-cell>
              <table:table-cell office:value-type="float" office:value="244.931">
                <text:p>244.9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1356">
                <text:p>90.1356</text:p>
              </table:table-cell>
              <table:table-cell office:value-type="float" office:value="244.932">
                <text:p>244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2643">
                <text:p>90.2643</text:p>
              </table:table-cell>
              <table:table-cell office:value-type="float" office:value="244.932">
                <text:p>244.9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3933">
                <text:p>90.3933</text:p>
              </table:table-cell>
              <table:table-cell office:value-type="float" office:value="244.933">
                <text:p>244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5223">
                <text:p>90.5223</text:p>
              </table:table-cell>
              <table:table-cell office:value-type="float" office:value="244.933">
                <text:p>244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6377">
                <text:p>90.6377</text:p>
              </table:table-cell>
              <table:table-cell office:value-type="float" office:value="244.933">
                <text:p>244.9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7563">
                <text:p>90.7563</text:p>
              </table:table-cell>
              <table:table-cell office:value-type="float" office:value="244.934">
                <text:p>244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8754">
                <text:p>90.8754</text:p>
              </table:table-cell>
              <table:table-cell office:value-type="float" office:value="244.934">
                <text:p>244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0.9834">
                <text:p>90.9834</text:p>
              </table:table-cell>
              <table:table-cell office:value-type="float" office:value="244.934">
                <text:p>244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1011">
                <text:p>91.1011</text:p>
              </table:table-cell>
              <table:table-cell office:value-type="float" office:value="244.935">
                <text:p>244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2279">
                <text:p>91.2279</text:p>
              </table:table-cell>
              <table:table-cell office:value-type="float" office:value="244.935">
                <text:p>244.93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3573">
                <text:p>91.3573</text:p>
              </table:table-cell>
              <table:table-cell office:value-type="float" office:value="244.936">
                <text:p>244.9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4851">
                <text:p>91.4851</text:p>
              </table:table-cell>
              <table:table-cell office:value-type="float" office:value="244.936">
                <text:p>244.9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6144">
                <text:p>91.6144</text:p>
              </table:table-cell>
              <table:table-cell office:value-type="float" office:value="244.936">
                <text:p>244.9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7422">
                <text:p>91.7422</text:p>
              </table:table-cell>
              <table:table-cell office:value-type="float" office:value="244.937">
                <text:p>244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8448">
                <text:p>91.8448</text:p>
              </table:table-cell>
              <table:table-cell office:value-type="float" office:value="244.937">
                <text:p>244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1.9469">
                <text:p>91.9469</text:p>
              </table:table-cell>
              <table:table-cell office:value-type="float" office:value="244.937">
                <text:p>244.9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05">
                <text:p>92.05</text:p>
              </table:table-cell>
              <table:table-cell office:value-type="float" office:value="244.938">
                <text:p>244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1793">
                <text:p>92.1793</text:p>
              </table:table-cell>
              <table:table-cell office:value-type="float" office:value="244.938">
                <text:p>244.9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3082">
                <text:p>92.3082</text:p>
              </table:table-cell>
              <table:table-cell office:value-type="float" office:value="244.939">
                <text:p>244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4382">
                <text:p>92.4382</text:p>
              </table:table-cell>
              <table:table-cell office:value-type="float" office:value="244.939">
                <text:p>244.9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5669">
                <text:p>92.5669</text:p>
              </table:table-cell>
              <table:table-cell office:value-type="float" office:value="244.94">
                <text:p>244.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6978">
                <text:p>92.6978</text:p>
              </table:table-cell>
              <table:table-cell office:value-type="float" office:value="244.941">
                <text:p>244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8156">
                <text:p>92.8156</text:p>
              </table:table-cell>
              <table:table-cell office:value-type="float" office:value="244.941">
                <text:p>244.94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2.9333">
                <text:p>92.9333</text:p>
              </table:table-cell>
              <table:table-cell office:value-type="float" office:value="244.942">
                <text:p>244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0367">
                <text:p>93.0367</text:p>
              </table:table-cell>
              <table:table-cell office:value-type="float" office:value="244.942">
                <text:p>244.9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1525">
                <text:p>93.1525</text:p>
              </table:table-cell>
              <table:table-cell office:value-type="float" office:value="244.943">
                <text:p>244.9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2812">
                <text:p>93.2812</text:p>
              </table:table-cell>
              <table:table-cell office:value-type="float" office:value="244.944">
                <text:p>244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3965">
                <text:p>93.3965</text:p>
              </table:table-cell>
              <table:table-cell office:value-type="float" office:value="244.944">
                <text:p>244.9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4983">
                <text:p>93.4983</text:p>
              </table:table-cell>
              <table:table-cell office:value-type="float" office:value="244.945">
                <text:p>244.9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6003">
                <text:p>93.6003</text:p>
              </table:table-cell>
              <table:table-cell office:value-type="float" office:value="244.946">
                <text:p>244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7177">
                <text:p>93.7177</text:p>
              </table:table-cell>
              <table:table-cell office:value-type="float" office:value="244.947">
                <text:p>244.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8473">
                <text:p>93.8473</text:p>
              </table:table-cell>
              <table:table-cell office:value-type="float" office:value="244.947">
                <text:p>244.94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3.979">
                <text:p>93.979</text:p>
              </table:table-cell>
              <table:table-cell office:value-type="float" office:value="244.948">
                <text:p>244.9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111">
                <text:p>94.111</text:p>
              </table:table-cell>
              <table:table-cell office:value-type="float" office:value="244.949">
                <text:p>244.9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2284">
                <text:p>94.2284</text:p>
              </table:table-cell>
              <table:table-cell office:value-type="float" office:value="244.95">
                <text:p>244.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3459">
                <text:p>94.3459</text:p>
              </table:table-cell>
              <table:table-cell office:value-type="float" office:value="244.951">
                <text:p>244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4753">
                <text:p>94.4753</text:p>
              </table:table-cell>
              <table:table-cell office:value-type="float" office:value="244.952">
                <text:p>244.9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6038">
                <text:p>94.6038</text:p>
              </table:table-cell>
              <table:table-cell office:value-type="float" office:value="244.953">
                <text:p>244.95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7323">
                <text:p>94.7323</text:p>
              </table:table-cell>
              <table:table-cell office:value-type="float" office:value="244.954">
                <text:p>244.95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8635">
                <text:p>94.8635</text:p>
              </table:table-cell>
              <table:table-cell office:value-type="float" office:value="244.955">
                <text:p>244.9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4.9951">
                <text:p>94.9951</text:p>
              </table:table-cell>
              <table:table-cell office:value-type="float" office:value="244.955">
                <text:p>244.9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1171">
                <text:p>95.1171</text:p>
              </table:table-cell>
              <table:table-cell office:value-type="float" office:value="244.956">
                <text:p>244.9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2468">
                <text:p>95.2468</text:p>
              </table:table-cell>
              <table:table-cell office:value-type="float" office:value="244.957">
                <text:p>244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3623">
                <text:p>95.3623</text:p>
              </table:table-cell>
              <table:table-cell office:value-type="float" office:value="244.957">
                <text:p>244.9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4645">
                <text:p>95.4645</text:p>
              </table:table-cell>
              <table:table-cell office:value-type="float" office:value="244.958">
                <text:p>244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5936">
                <text:p>95.5936</text:p>
              </table:table-cell>
              <table:table-cell office:value-type="float" office:value="244.959">
                <text:p>244.9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7218">
                <text:p>95.7218</text:p>
              </table:table-cell>
              <table:table-cell office:value-type="float" office:value="244.96">
                <text:p>244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8517">
                <text:p>95.8517</text:p>
              </table:table-cell>
              <table:table-cell office:value-type="float" office:value="244.96">
                <text:p>244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5.9667">
                <text:p>95.9667</text:p>
              </table:table-cell>
              <table:table-cell office:value-type="float" office:value="244.961">
                <text:p>244.9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095">
                <text:p>96.095</text:p>
              </table:table-cell>
              <table:table-cell office:value-type="float" office:value="244.962">
                <text:p>244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2222">
                <text:p>96.2222</text:p>
              </table:table-cell>
              <table:table-cell office:value-type="float" office:value="244.963">
                <text:p>244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3502">
                <text:p>96.3502</text:p>
              </table:table-cell>
              <table:table-cell office:value-type="float" office:value="244.963">
                <text:p>244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4656">
                <text:p>96.4656</text:p>
              </table:table-cell>
              <table:table-cell office:value-type="float" office:value="244.964">
                <text:p>244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5942">
                <text:p>96.5942</text:p>
              </table:table-cell>
              <table:table-cell office:value-type="float" office:value="244.964">
                <text:p>244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7231">
                <text:p>96.7231</text:p>
              </table:table-cell>
              <table:table-cell office:value-type="float" office:value="244.964">
                <text:p>244.9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8542">
                <text:p>96.8542</text:p>
              </table:table-cell>
              <table:table-cell office:value-type="float" office:value="244.963">
                <text:p>244.96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.9717">
                <text:p>96.9717</text:p>
              </table:table-cell>
              <table:table-cell office:value-type="float" office:value="244.962">
                <text:p>244.9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0802">
                <text:p>97.0802</text:p>
              </table:table-cell>
              <table:table-cell office:value-type="float" office:value="244.96">
                <text:p>244.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1816">
                <text:p>97.1816</text:p>
              </table:table-cell>
              <table:table-cell office:value-type="float" office:value="244.958">
                <text:p>244.9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2981">
                <text:p>97.2981</text:p>
              </table:table-cell>
              <table:table-cell office:value-type="float" office:value="244.955">
                <text:p>244.95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431">
                <text:p>97.431</text:p>
              </table:table-cell>
              <table:table-cell office:value-type="float" office:value="244.951">
                <text:p>244.9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5627">
                <text:p>97.5627</text:p>
              </table:table-cell>
              <table:table-cell office:value-type="float" office:value="244.946">
                <text:p>244.9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6932">
                <text:p>97.6932</text:p>
              </table:table-cell>
              <table:table-cell office:value-type="float" office:value="244.94">
                <text:p>244.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822">
                <text:p>97.822</text:p>
              </table:table-cell>
              <table:table-cell office:value-type="float" office:value="244.934">
                <text:p>244.93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7.9377">
                <text:p>97.9377</text:p>
              </table:table-cell>
              <table:table-cell office:value-type="float" office:value="244.926">
                <text:p>244.9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0687">
                <text:p>98.0687</text:p>
              </table:table-cell>
              <table:table-cell office:value-type="float" office:value="244.916">
                <text:p>244.9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198">
                <text:p>98.198</text:p>
              </table:table-cell>
              <table:table-cell office:value-type="float" office:value="244.908">
                <text:p>244.9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299">
                <text:p>98.299</text:p>
              </table:table-cell>
              <table:table-cell office:value-type="float" office:value="244.899">
                <text:p>244.8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4017">
                <text:p>98.4017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5029">
                <text:p>98.5029</text:p>
              </table:table-cell>
              <table:table-cell office:value-type="float" office:value="244.876">
                <text:p>244.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6176">
                <text:p>98.6176</text:p>
              </table:table-cell>
              <table:table-cell office:value-type="float" office:value="244.861">
                <text:p>244.8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7469">
                <text:p>98.7469</text:p>
              </table:table-cell>
              <table:table-cell office:value-type="float" office:value="244.848">
                <text:p>244.8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8497">
                <text:p>98.8497</text:p>
              </table:table-cell>
              <table:table-cell office:value-type="float" office:value="244.829">
                <text:p>244.8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.9882">
                <text:p>98.9882</text:p>
              </table:table-cell>
              <table:table-cell office:value-type="float" office:value="244.812">
                <text:p>244.8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099">
                <text:p>99.099</text:p>
              </table:table-cell>
              <table:table-cell office:value-type="float" office:value="244.794">
                <text:p>244.7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2167">
                <text:p>99.2167</text:p>
              </table:table-cell>
              <table:table-cell office:value-type="float" office:value="244.772">
                <text:p>244.7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3474">
                <text:p>99.3474</text:p>
              </table:table-cell>
              <table:table-cell office:value-type="float" office:value="244.75">
                <text:p>244.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4749">
                <text:p>99.4749</text:p>
              </table:table-cell>
              <table:table-cell office:value-type="float" office:value="244.728">
                <text:p>244.7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6028">
                <text:p>99.6028</text:p>
              </table:table-cell>
              <table:table-cell office:value-type="float" office:value="244.705">
                <text:p>244.7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7285">
                <text:p>99.7285</text:p>
              </table:table-cell>
              <table:table-cell office:value-type="float" office:value="244.683">
                <text:p>244.6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856">
                <text:p>99.856</text:p>
              </table:table-cell>
              <table:table-cell office:value-type="float" office:value="244.66">
                <text:p>244.6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9.9827">
                <text:p>99.9827</text:p>
              </table:table-cell>
              <table:table-cell office:value-type="float" office:value="244.637">
                <text:p>244.6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109">
                <text:p>100.109</text:p>
              </table:table-cell>
              <table:table-cell office:value-type="float" office:value="244.614">
                <text:p>244.6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239">
                <text:p>100.239</text:p>
              </table:table-cell>
              <table:table-cell office:value-type="float" office:value="244.594">
                <text:p>244.5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356">
                <text:p>100.356</text:p>
              </table:table-cell>
              <table:table-cell office:value-type="float" office:value="244.573">
                <text:p>244.5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479">
                <text:p>100.479</text:p>
              </table:table-cell>
              <table:table-cell office:value-type="float" office:value="244.552">
                <text:p>244.5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612">
                <text:p>100.612</text:p>
              </table:table-cell>
              <table:table-cell office:value-type="float" office:value="244.531">
                <text:p>244.5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742">
                <text:p>100.742</text:p>
              </table:table-cell>
              <table:table-cell office:value-type="float" office:value="244.514">
                <text:p>244.51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857">
                <text:p>100.857</text:p>
              </table:table-cell>
              <table:table-cell office:value-type="float" office:value="244.498">
                <text:p>244.4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.973">
                <text:p>100.973</text:p>
              </table:table-cell>
              <table:table-cell office:value-type="float" office:value="244.482">
                <text:p>244.4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088">
                <text:p>101.088</text:p>
              </table:table-cell>
              <table:table-cell office:value-type="float" office:value="244.467">
                <text:p>244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206">
                <text:p>101.206</text:p>
              </table:table-cell>
              <table:table-cell office:value-type="float" office:value="244.452">
                <text:p>244.4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332">
                <text:p>101.332</text:p>
              </table:table-cell>
              <table:table-cell office:value-type="float" office:value="244.439">
                <text:p>244.4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459">
                <text:p>101.459</text:p>
              </table:table-cell>
              <table:table-cell office:value-type="float" office:value="244.428">
                <text:p>244.4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572">
                <text:p>101.572</text:p>
              </table:table-cell>
              <table:table-cell office:value-type="float" office:value="244.416">
                <text:p>244.41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7">
                <text:p>101.7</text:p>
              </table:table-cell>
              <table:table-cell office:value-type="float" office:value="244.406">
                <text:p>244.4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825">
                <text:p>101.825</text:p>
              </table:table-cell>
              <table:table-cell office:value-type="float" office:value="244.397">
                <text:p>244.3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1.951">
                <text:p>101.951</text:p>
              </table:table-cell>
              <table:table-cell office:value-type="float" office:value="244.388">
                <text:p>244.3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083">
                <text:p>102.083</text:p>
              </table:table-cell>
              <table:table-cell office:value-type="float" office:value="244.381">
                <text:p>244.3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213">
                <text:p>102.213</text:p>
              </table:table-cell>
              <table:table-cell office:value-type="float" office:value="244.375">
                <text:p>244.3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33">
                <text:p>102.33</text:p>
              </table:table-cell>
              <table:table-cell office:value-type="float" office:value="244.371">
                <text:p>244.3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431">
                <text:p>102.431</text:p>
              </table:table-cell>
              <table:table-cell office:value-type="float" office:value="244.367">
                <text:p>244.3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548">
                <text:p>102.548</text:p>
              </table:table-cell>
              <table:table-cell office:value-type="float" office:value="244.364">
                <text:p>244.3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665">
                <text:p>102.665</text:p>
              </table:table-cell>
              <table:table-cell office:value-type="float" office:value="244.361">
                <text:p>244.36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766">
                <text:p>102.766</text:p>
              </table:table-cell>
              <table:table-cell office:value-type="float" office:value="244.359">
                <text:p>244.3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2.898">
                <text:p>102.898</text:p>
              </table:table-cell>
              <table:table-cell office:value-type="float" office:value="244.357">
                <text:p>244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015">
                <text:p>103.015</text:p>
              </table:table-cell>
              <table:table-cell office:value-type="float" office:value="244.357">
                <text:p>244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134">
                <text:p>103.134</text:p>
              </table:table-cell>
              <table:table-cell office:value-type="float" office:value="244.356">
                <text:p>244.3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249">
                <text:p>103.249</text:p>
              </table:table-cell>
              <table:table-cell office:value-type="float" office:value="244.357">
                <text:p>244.3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377">
                <text:p>103.377</text:p>
              </table:table-cell>
              <table:table-cell office:value-type="float" office:value="244.358">
                <text:p>244.3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478">
                <text:p>103.478</text:p>
              </table:table-cell>
              <table:table-cell office:value-type="float" office:value="244.36">
                <text:p>244.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606">
                <text:p>103.606</text:p>
              </table:table-cell>
              <table:table-cell office:value-type="float" office:value="244.362">
                <text:p>244.36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731">
                <text:p>103.731</text:p>
              </table:table-cell>
              <table:table-cell office:value-type="float" office:value="244.365">
                <text:p>244.3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857">
                <text:p>103.857</text:p>
              </table:table-cell>
              <table:table-cell office:value-type="float" office:value="244.369">
                <text:p>244.3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3.984">
                <text:p>103.984</text:p>
              </table:table-cell>
              <table:table-cell office:value-type="float" office:value="244.373">
                <text:p>244.3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103">
                <text:p>104.103</text:p>
              </table:table-cell>
              <table:table-cell office:value-type="float" office:value="244.378">
                <text:p>244.3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23">
                <text:p>104.23</text:p>
              </table:table-cell>
              <table:table-cell office:value-type="float" office:value="244.384">
                <text:p>244.3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357">
                <text:p>104.357</text:p>
              </table:table-cell>
              <table:table-cell office:value-type="float" office:value="244.39">
                <text:p>244.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49">
                <text:p>104.49</text:p>
              </table:table-cell>
              <table:table-cell office:value-type="float" office:value="244.396">
                <text:p>244.3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607">
                <text:p>104.607</text:p>
              </table:table-cell>
              <table:table-cell office:value-type="float" office:value="244.403">
                <text:p>244.4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723">
                <text:p>104.723</text:p>
              </table:table-cell>
              <table:table-cell office:value-type="float" office:value="244.411">
                <text:p>244.41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852">
                <text:p>104.852</text:p>
              </table:table-cell>
              <table:table-cell office:value-type="float" office:value="244.42">
                <text:p>244.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4.979">
                <text:p>104.979</text:p>
              </table:table-cell>
              <table:table-cell office:value-type="float" office:value="244.429">
                <text:p>244.4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1">
                <text:p>105.1</text:p>
              </table:table-cell>
              <table:table-cell office:value-type="float" office:value="244.438">
                <text:p>244.4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21">
                <text:p>105.21</text:p>
              </table:table-cell>
              <table:table-cell office:value-type="float" office:value="244.449">
                <text:p>244.4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343">
                <text:p>105.343</text:p>
              </table:table-cell>
              <table:table-cell office:value-type="float" office:value="244.458">
                <text:p>244.45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445">
                <text:p>105.445</text:p>
              </table:table-cell>
              <table:table-cell office:value-type="float" office:value="244.467">
                <text:p>244.4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547">
                <text:p>105.547</text:p>
              </table:table-cell>
              <table:table-cell office:value-type="float" office:value="244.48">
                <text:p>244.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679">
                <text:p>105.679</text:p>
              </table:table-cell>
              <table:table-cell office:value-type="float" office:value="244.494">
                <text:p>244.4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811">
                <text:p>105.811</text:p>
              </table:table-cell>
              <table:table-cell office:value-type="float" office:value="244.505">
                <text:p>244.5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5.916">
                <text:p>105.916</text:p>
              </table:table-cell>
              <table:table-cell office:value-type="float" office:value="244.518">
                <text:p>244.5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033">
                <text:p>106.033</text:p>
              </table:table-cell>
              <table:table-cell office:value-type="float" office:value="244.532">
                <text:p>244.53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152">
                <text:p>106.152</text:p>
              </table:table-cell>
              <table:table-cell office:value-type="float" office:value="244.546">
                <text:p>244.5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268">
                <text:p>106.268</text:p>
              </table:table-cell>
              <table:table-cell office:value-type="float" office:value="244.56">
                <text:p>244.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384">
                <text:p>106.384</text:p>
              </table:table-cell>
              <table:table-cell office:value-type="float" office:value="244.575">
                <text:p>244.5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505">
                <text:p>106.505</text:p>
              </table:table-cell>
              <table:table-cell office:value-type="float" office:value="244.589">
                <text:p>244.5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62">
                <text:p>106.62</text:p>
              </table:table-cell>
              <table:table-cell office:value-type="float" office:value="244.604">
                <text:p>244.60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736">
                <text:p>106.736</text:p>
              </table:table-cell>
              <table:table-cell office:value-type="float" office:value="244.618">
                <text:p>244.6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845">
                <text:p>106.845</text:p>
              </table:table-cell>
              <table:table-cell office:value-type="float" office:value="244.631">
                <text:p>244.63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6.947">
                <text:p>106.947</text:p>
              </table:table-cell>
              <table:table-cell office:value-type="float" office:value="244.644">
                <text:p>244.64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7.05">
                <text:p>107.05</text:p>
              </table:table-cell>
              <table:table-cell office:value-type="float" office:value="244.657">
                <text:p>244.6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7.153">
                <text:p>107.153</text:p>
              </table:table-cell>
              <table:table-cell office:value-type="float" office:value="244.67">
                <text:p>244.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7.261">
                <text:p>107.261</text:p>
              </table:table-cell>
              <table:table-cell office:value-type="float" office:value="244.682">
                <text:p>244.6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7.363">
                <text:p>107.363</text:p>
              </table:table-cell>
              <table:table-cell office:value-type="float" office:value="244.694">
                <text:p>244.6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7.468">
                <text:p>107.468</text:p>
              </table:table-cell>
              <table:table-cell office:value-type="float" office:value="244.706">
                <text:p>244.7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7.577">
                <text:p>107.577</text:p>
              </table:table-cell>
              <table:table-cell office:value-type="float" office:value="244.717">
                <text:p>244.71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7.688">
                <text:p>107.688</text:p>
              </table:table-cell>
              <table:table-cell office:value-type="float" office:value="244.729">
                <text:p>244.7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7.801">
                <text:p>107.801</text:p>
              </table:table-cell>
              <table:table-cell office:value-type="float" office:value="244.739">
                <text:p>244.73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7.911">
                <text:p>107.911</text:p>
              </table:table-cell>
              <table:table-cell office:value-type="float" office:value="244.749">
                <text:p>244.74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8.027">
                <text:p>108.027</text:p>
              </table:table-cell>
              <table:table-cell office:value-type="float" office:value="244.759">
                <text:p>244.7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8.145">
                <text:p>108.145</text:p>
              </table:table-cell>
              <table:table-cell office:value-type="float" office:value="244.767">
                <text:p>244.76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8.263">
                <text:p>108.263</text:p>
              </table:table-cell>
              <table:table-cell office:value-type="float" office:value="244.776">
                <text:p>244.7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8.39">
                <text:p>108.39</text:p>
              </table:table-cell>
              <table:table-cell office:value-type="float" office:value="244.783">
                <text:p>244.7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8.518">
                <text:p>108.518</text:p>
              </table:table-cell>
              <table:table-cell office:value-type="float" office:value="244.79">
                <text:p>244.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8.647">
                <text:p>108.647</text:p>
              </table:table-cell>
              <table:table-cell office:value-type="float" office:value="244.795">
                <text:p>244.7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8.776">
                <text:p>108.776</text:p>
              </table:table-cell>
              <table:table-cell office:value-type="float" office:value="244.799">
                <text:p>244.7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8.878">
                <text:p>108.878</text:p>
              </table:table-cell>
              <table:table-cell office:value-type="float" office:value="244.802">
                <text:p>244.8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8.979">
                <text:p>108.979</text:p>
              </table:table-cell>
              <table:table-cell office:value-type="float" office:value="244.805">
                <text:p>244.80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9.086">
                <text:p>109.086</text:p>
              </table:table-cell>
              <table:table-cell office:value-type="float" office:value="244.807">
                <text:p>244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9.191">
                <text:p>109.191</text:p>
              </table:table-cell>
              <table:table-cell office:value-type="float" office:value="244.808">
                <text:p>244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9.306">
                <text:p>109.306</text:p>
              </table:table-cell>
              <table:table-cell office:value-type="float" office:value="244.809">
                <text:p>244.8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9.435">
                <text:p>109.435</text:p>
              </table:table-cell>
              <table:table-cell office:value-type="float" office:value="244.81">
                <text:p>244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9.562">
                <text:p>109.562</text:p>
              </table:table-cell>
              <table:table-cell office:value-type="float" office:value="244.81">
                <text:p>244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9.69">
                <text:p>109.69</text:p>
              </table:table-cell>
              <table:table-cell office:value-type="float" office:value="244.81">
                <text:p>244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9.805">
                <text:p>109.805</text:p>
              </table:table-cell>
              <table:table-cell office:value-type="float" office:value="244.809">
                <text:p>244.8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9.91">
                <text:p>109.91</text:p>
              </table:table-cell>
              <table:table-cell office:value-type="float" office:value="244.809">
                <text:p>244.8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0.015">
                <text:p>110.015</text:p>
              </table:table-cell>
              <table:table-cell office:value-type="float" office:value="244.808">
                <text:p>244.80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0.146">
                <text:p>110.146</text:p>
              </table:table-cell>
              <table:table-cell office:value-type="float" office:value="244.807">
                <text:p>244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0.276">
                <text:p>110.276</text:p>
              </table:table-cell>
              <table:table-cell office:value-type="float" office:value="244.806">
                <text:p>244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0.405">
                <text:p>110.405</text:p>
              </table:table-cell>
              <table:table-cell office:value-type="float" office:value="244.806">
                <text:p>244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0.536">
                <text:p>110.536</text:p>
              </table:table-cell>
              <table:table-cell office:value-type="float" office:value="244.806">
                <text:p>244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0.663">
                <text:p>110.663</text:p>
              </table:table-cell>
              <table:table-cell office:value-type="float" office:value="244.806">
                <text:p>244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0.78">
                <text:p>110.78</text:p>
              </table:table-cell>
              <table:table-cell office:value-type="float" office:value="244.806">
                <text:p>244.80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0.897">
                <text:p>110.897</text:p>
              </table:table-cell>
              <table:table-cell office:value-type="float" office:value="244.807">
                <text:p>244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0.999">
                <text:p>110.999</text:p>
              </table:table-cell>
              <table:table-cell office:value-type="float" office:value="244.807">
                <text:p>244.80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1.116">
                <text:p>111.116</text:p>
              </table:table-cell>
              <table:table-cell office:value-type="float" office:value="244.809">
                <text:p>244.80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1.22">
                <text:p>111.22</text:p>
              </table:table-cell>
              <table:table-cell office:value-type="float" office:value="244.81">
                <text:p>244.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1.334">
                <text:p>111.334</text:p>
              </table:table-cell>
              <table:table-cell office:value-type="float" office:value="244.812">
                <text:p>244.81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1.435">
                <text:p>111.435</text:p>
              </table:table-cell>
              <table:table-cell office:value-type="float" office:value="244.815">
                <text:p>244.8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1.551">
                <text:p>111.551</text:p>
              </table:table-cell>
              <table:table-cell office:value-type="float" office:value="244.818">
                <text:p>244.8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1.68">
                <text:p>111.68</text:p>
              </table:table-cell>
              <table:table-cell office:value-type="float" office:value="244.821">
                <text:p>244.8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1.808">
                <text:p>111.808</text:p>
              </table:table-cell>
              <table:table-cell office:value-type="float" office:value="244.825">
                <text:p>244.82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1.937">
                <text:p>111.937</text:p>
              </table:table-cell>
              <table:table-cell office:value-type="float" office:value="244.829">
                <text:p>244.8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2.057">
                <text:p>112.057</text:p>
              </table:table-cell>
              <table:table-cell office:value-type="float" office:value="244.833">
                <text:p>244.8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2.172">
                <text:p>112.172</text:p>
              </table:table-cell>
              <table:table-cell office:value-type="float" office:value="244.838">
                <text:p>244.83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2.289">
                <text:p>112.289</text:p>
              </table:table-cell>
              <table:table-cell office:value-type="float" office:value="244.842">
                <text:p>244.84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2.402">
                <text:p>112.402</text:p>
              </table:table-cell>
              <table:table-cell office:value-type="float" office:value="244.846">
                <text:p>244.8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2.505">
                <text:p>112.505</text:p>
              </table:table-cell>
              <table:table-cell office:value-type="float" office:value="244.851">
                <text:p>244.85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2.629">
                <text:p>112.629</text:p>
              </table:table-cell>
              <table:table-cell office:value-type="float" office:value="244.856">
                <text:p>244.85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2.753">
                <text:p>112.753</text:p>
              </table:table-cell>
              <table:table-cell office:value-type="float" office:value="244.86">
                <text:p>244.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2.862">
                <text:p>112.862</text:p>
              </table:table-cell>
              <table:table-cell office:value-type="float" office:value="244.864">
                <text:p>244.8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2.976">
                <text:p>112.976</text:p>
              </table:table-cell>
              <table:table-cell office:value-type="float" office:value="244.868">
                <text:p>244.86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3.09">
                <text:p>113.09</text:p>
              </table:table-cell>
              <table:table-cell office:value-type="float" office:value="244.872">
                <text:p>244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3.203">
                <text:p>113.203</text:p>
              </table:table-cell>
              <table:table-cell office:value-type="float" office:value="244.875">
                <text:p>244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3.318">
                <text:p>113.318</text:p>
              </table:table-cell>
              <table:table-cell office:value-type="float" office:value="244.878">
                <text:p>244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3.428">
                <text:p>113.428</text:p>
              </table:table-cell>
              <table:table-cell office:value-type="float" office:value="244.881">
                <text:p>244.8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3.539">
                <text:p>113.539</text:p>
              </table:table-cell>
              <table:table-cell office:value-type="float" office:value="244.884">
                <text:p>244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3.655">
                <text:p>113.655</text:p>
              </table:table-cell>
              <table:table-cell office:value-type="float" office:value="244.886">
                <text:p>244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3.771">
                <text:p>113.771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3.891">
                <text:p>113.891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4.023">
                <text:p>114.023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4.14">
                <text:p>114.14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4.255">
                <text:p>114.255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4.371">
                <text:p>114.371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4.483">
                <text:p>114.483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4.597">
                <text:p>114.597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4.698">
                <text:p>114.698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4.919">
                <text:p>114.919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5.047">
                <text:p>115.047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5.176">
                <text:p>115.176</text:p>
              </table:table-cell>
              <table:table-cell office:value-type="float" office:value="244.885">
                <text:p>244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5.307">
                <text:p>115.307</text:p>
              </table:table-cell>
              <table:table-cell office:value-type="float" office:value="244.883">
                <text:p>244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5.439">
                <text:p>115.439</text:p>
              </table:table-cell>
              <table:table-cell office:value-type="float" office:value="244.881">
                <text:p>244.8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5.564">
                <text:p>115.564</text:p>
              </table:table-cell>
              <table:table-cell office:value-type="float" office:value="244.879">
                <text:p>244.8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5.682">
                <text:p>115.682</text:p>
              </table:table-cell>
              <table:table-cell office:value-type="float" office:value="244.878">
                <text:p>244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5.784">
                <text:p>115.784</text:p>
              </table:table-cell>
              <table:table-cell office:value-type="float" office:value="244.876">
                <text:p>244.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5.901">
                <text:p>115.901</text:p>
              </table:table-cell>
              <table:table-cell office:value-type="float" office:value="244.875">
                <text:p>244.8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6.004">
                <text:p>116.004</text:p>
              </table:table-cell>
              <table:table-cell office:value-type="float" office:value="244.873">
                <text:p>244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6.125">
                <text:p>116.125</text:p>
              </table:table-cell>
              <table:table-cell office:value-type="float" office:value="244.872">
                <text:p>244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6.254">
                <text:p>116.254</text:p>
              </table:table-cell>
              <table:table-cell office:value-type="float" office:value="244.871">
                <text:p>244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6.38">
                <text:p>116.38</text:p>
              </table:table-cell>
              <table:table-cell office:value-type="float" office:value="244.87">
                <text:p>244.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6.508">
                <text:p>116.508</text:p>
              </table:table-cell>
              <table:table-cell office:value-type="float" office:value="244.869">
                <text:p>244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6.636">
                <text:p>116.636</text:p>
              </table:table-cell>
              <table:table-cell office:value-type="float" office:value="244.869">
                <text:p>244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6.765">
                <text:p>116.765</text:p>
              </table:table-cell>
              <table:table-cell office:value-type="float" office:value="244.869">
                <text:p>244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6.879">
                <text:p>116.879</text:p>
              </table:table-cell>
              <table:table-cell office:value-type="float" office:value="244.869">
                <text:p>244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7.006">
                <text:p>117.006</text:p>
              </table:table-cell>
              <table:table-cell office:value-type="float" office:value="244.869">
                <text:p>244.86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7.135">
                <text:p>117.135</text:p>
              </table:table-cell>
              <table:table-cell office:value-type="float" office:value="244.87">
                <text:p>244.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7.266">
                <text:p>117.266</text:p>
              </table:table-cell>
              <table:table-cell office:value-type="float" office:value="244.871">
                <text:p>244.87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7.375">
                <text:p>117.375</text:p>
              </table:table-cell>
              <table:table-cell office:value-type="float" office:value="244.872">
                <text:p>244.8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7.476">
                <text:p>117.476</text:p>
              </table:table-cell>
              <table:table-cell office:value-type="float" office:value="244.873">
                <text:p>244.87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7.577">
                <text:p>117.577</text:p>
              </table:table-cell>
              <table:table-cell office:value-type="float" office:value="244.874">
                <text:p>244.87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7.682">
                <text:p>117.682</text:p>
              </table:table-cell>
              <table:table-cell office:value-type="float" office:value="244.876">
                <text:p>244.87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7.817">
                <text:p>117.817</text:p>
              </table:table-cell>
              <table:table-cell office:value-type="float" office:value="244.878">
                <text:p>244.87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7.946">
                <text:p>117.946</text:p>
              </table:table-cell>
              <table:table-cell office:value-type="float" office:value="244.88">
                <text:p>244.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8.073">
                <text:p>118.073</text:p>
              </table:table-cell>
              <table:table-cell office:value-type="float" office:value="244.882">
                <text:p>244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8.201">
                <text:p>118.201</text:p>
              </table:table-cell>
              <table:table-cell office:value-type="float" office:value="244.884">
                <text:p>244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8.331">
                <text:p>118.331</text:p>
              </table:table-cell>
              <table:table-cell office:value-type="float" office:value="244.885">
                <text:p>244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8.432">
                <text:p>118.432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8.566">
                <text:p>118.566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8.684">
                <text:p>118.684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8.818">
                <text:p>118.818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8.919">
                <text:p>118.919</text:p>
              </table:table-cell>
              <table:table-cell office:value-type="float" office:value="244.894">
                <text:p>244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9.036">
                <text:p>119.036</text:p>
              </table:table-cell>
              <table:table-cell office:value-type="float" office:value="244.895">
                <text:p>244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9.136">
                <text:p>119.136</text:p>
              </table:table-cell>
              <table:table-cell office:value-type="float" office:value="244.896">
                <text:p>244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9.269">
                <text:p>119.269</text:p>
              </table:table-cell>
              <table:table-cell office:value-type="float" office:value="244.897">
                <text:p>244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9.388">
                <text:p>119.388</text:p>
              </table:table-cell>
              <table:table-cell office:value-type="float" office:value="244.897">
                <text:p>244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9.505">
                <text:p>119.505</text:p>
              </table:table-cell>
              <table:table-cell office:value-type="float" office:value="244.898">
                <text:p>244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9.607">
                <text:p>119.607</text:p>
              </table:table-cell>
              <table:table-cell office:value-type="float" office:value="244.898">
                <text:p>244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9.723">
                <text:p>119.723</text:p>
              </table:table-cell>
              <table:table-cell office:value-type="float" office:value="244.898">
                <text:p>244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9.851">
                <text:p>119.851</text:p>
              </table:table-cell>
              <table:table-cell office:value-type="float" office:value="244.898">
                <text:p>244.8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9.987">
                <text:p>119.987</text:p>
              </table:table-cell>
              <table:table-cell office:value-type="float" office:value="244.897">
                <text:p>244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0.117">
                <text:p>120.117</text:p>
              </table:table-cell>
              <table:table-cell office:value-type="float" office:value="244.897">
                <text:p>244.8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0.249">
                <text:p>120.249</text:p>
              </table:table-cell>
              <table:table-cell office:value-type="float" office:value="244.896">
                <text:p>244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0.376">
                <text:p>120.376</text:p>
              </table:table-cell>
              <table:table-cell office:value-type="float" office:value="244.895">
                <text:p>244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0.504">
                <text:p>120.504</text:p>
              </table:table-cell>
              <table:table-cell office:value-type="float" office:value="244.894">
                <text:p>244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0.63">
                <text:p>120.63</text:p>
              </table:table-cell>
              <table:table-cell office:value-type="float" office:value="244.893">
                <text:p>244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0.759">
                <text:p>120.759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0.89">
                <text:p>120.89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1.007">
                <text:p>121.007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1.136">
                <text:p>121.136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1.253">
                <text:p>121.253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1.377">
                <text:p>121.377</text:p>
              </table:table-cell>
              <table:table-cell office:value-type="float" office:value="244.885">
                <text:p>244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1.506">
                <text:p>121.506</text:p>
              </table:table-cell>
              <table:table-cell office:value-type="float" office:value="244.884">
                <text:p>244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1.623">
                <text:p>121.623</text:p>
              </table:table-cell>
              <table:table-cell office:value-type="float" office:value="244.884">
                <text:p>244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1.739">
                <text:p>121.739</text:p>
              </table:table-cell>
              <table:table-cell office:value-type="float" office:value="244.883">
                <text:p>244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1.841">
                <text:p>121.841</text:p>
              </table:table-cell>
              <table:table-cell office:value-type="float" office:value="244.882">
                <text:p>244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1.96">
                <text:p>121.96</text:p>
              </table:table-cell>
              <table:table-cell office:value-type="float" office:value="244.882">
                <text:p>244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2.082">
                <text:p>122.082</text:p>
              </table:table-cell>
              <table:table-cell office:value-type="float" office:value="244.882">
                <text:p>244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2.188">
                <text:p>122.188</text:p>
              </table:table-cell>
              <table:table-cell office:value-type="float" office:value="244.881">
                <text:p>244.8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2.29">
                <text:p>122.29</text:p>
              </table:table-cell>
              <table:table-cell office:value-type="float" office:value="244.881">
                <text:p>244.8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2.391">
                <text:p>122.391</text:p>
              </table:table-cell>
              <table:table-cell office:value-type="float" office:value="244.881">
                <text:p>244.8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2.492">
                <text:p>122.492</text:p>
              </table:table-cell>
              <table:table-cell office:value-type="float" office:value="244.881">
                <text:p>244.88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2.596">
                <text:p>122.596</text:p>
              </table:table-cell>
              <table:table-cell office:value-type="float" office:value="244.882">
                <text:p>244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2.714">
                <text:p>122.714</text:p>
              </table:table-cell>
              <table:table-cell office:value-type="float" office:value="244.882">
                <text:p>244.8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2.829">
                <text:p>122.829</text:p>
              </table:table-cell>
              <table:table-cell office:value-type="float" office:value="244.883">
                <text:p>244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2.959">
                <text:p>122.959</text:p>
              </table:table-cell>
              <table:table-cell office:value-type="float" office:value="244.883">
                <text:p>244.8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3.088">
                <text:p>123.088</text:p>
              </table:table-cell>
              <table:table-cell office:value-type="float" office:value="244.884">
                <text:p>244.88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3.218">
                <text:p>123.218</text:p>
              </table:table-cell>
              <table:table-cell office:value-type="float" office:value="244.885">
                <text:p>244.88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3.35">
                <text:p>123.35</text:p>
              </table:table-cell>
              <table:table-cell office:value-type="float" office:value="244.886">
                <text:p>244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3.465">
                <text:p>123.465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3.592">
                <text:p>123.592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3.722">
                <text:p>123.722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3.853">
                <text:p>123.853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3.998">
                <text:p>123.998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4.127">
                <text:p>124.127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4.255">
                <text:p>124.255</text:p>
              </table:table-cell>
              <table:table-cell office:value-type="float" office:value="244.893">
                <text:p>244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4.368">
                <text:p>124.368</text:p>
              </table:table-cell>
              <table:table-cell office:value-type="float" office:value="244.894">
                <text:p>244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4.496">
                <text:p>124.496</text:p>
              </table:table-cell>
              <table:table-cell office:value-type="float" office:value="244.894">
                <text:p>244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4.626">
                <text:p>124.626</text:p>
              </table:table-cell>
              <table:table-cell office:value-type="float" office:value="244.895">
                <text:p>244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4.754">
                <text:p>124.754</text:p>
              </table:table-cell>
              <table:table-cell office:value-type="float" office:value="244.895">
                <text:p>244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4.882">
                <text:p>124.882</text:p>
              </table:table-cell>
              <table:table-cell office:value-type="float" office:value="244.895">
                <text:p>244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5.011">
                <text:p>125.011</text:p>
              </table:table-cell>
              <table:table-cell office:value-type="float" office:value="244.895">
                <text:p>244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5.139">
                <text:p>125.139</text:p>
              </table:table-cell>
              <table:table-cell office:value-type="float" office:value="244.896">
                <text:p>244.89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5.268">
                <text:p>125.268</text:p>
              </table:table-cell>
              <table:table-cell office:value-type="float" office:value="244.895">
                <text:p>244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5.388">
                <text:p>125.388</text:p>
              </table:table-cell>
              <table:table-cell office:value-type="float" office:value="244.895">
                <text:p>244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5.517">
                <text:p>125.517</text:p>
              </table:table-cell>
              <table:table-cell office:value-type="float" office:value="244.895">
                <text:p>244.89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5.646">
                <text:p>125.646</text:p>
              </table:table-cell>
              <table:table-cell office:value-type="float" office:value="244.894">
                <text:p>244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5.775">
                <text:p>125.775</text:p>
              </table:table-cell>
              <table:table-cell office:value-type="float" office:value="244.894">
                <text:p>244.89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5.904">
                <text:p>125.904</text:p>
              </table:table-cell>
              <table:table-cell office:value-type="float" office:value="244.893">
                <text:p>244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6.032">
                <text:p>126.032</text:p>
              </table:table-cell>
              <table:table-cell office:value-type="float" office:value="244.893">
                <text:p>244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6.152">
                <text:p>126.152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6.269">
                <text:p>126.269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6.384">
                <text:p>126.384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6.511">
                <text:p>126.511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6.629">
                <text:p>126.629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6.731">
                <text:p>126.731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6.845">
                <text:p>126.845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6.974">
                <text:p>126.974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7.101">
                <text:p>127.101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7.228">
                <text:p>127.228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7.359">
                <text:p>127.359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7.468">
                <text:p>127.468</text:p>
              </table:table-cell>
              <table:table-cell office:value-type="float" office:value="244.886">
                <text:p>244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7.572">
                <text:p>127.572</text:p>
              </table:table-cell>
              <table:table-cell office:value-type="float" office:value="244.886">
                <text:p>244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7.687">
                <text:p>127.687</text:p>
              </table:table-cell>
              <table:table-cell office:value-type="float" office:value="244.886">
                <text:p>244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7.814">
                <text:p>127.814</text:p>
              </table:table-cell>
              <table:table-cell office:value-type="float" office:value="244.886">
                <text:p>244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7.942">
                <text:p>127.942</text:p>
              </table:table-cell>
              <table:table-cell office:value-type="float" office:value="244.886">
                <text:p>244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8.062">
                <text:p>128.062</text:p>
              </table:table-cell>
              <table:table-cell office:value-type="float" office:value="244.886">
                <text:p>244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8.191">
                <text:p>128.191</text:p>
              </table:table-cell>
              <table:table-cell office:value-type="float" office:value="244.886">
                <text:p>244.88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8.319">
                <text:p>128.319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8.449">
                <text:p>128.449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8.565">
                <text:p>128.565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8.693">
                <text:p>128.693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8.822">
                <text:p>128.822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8.955">
                <text:p>128.955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9.062">
                <text:p>129.062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9.19">
                <text:p>129.19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9.316">
                <text:p>129.316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9.417">
                <text:p>129.417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9.548">
                <text:p>129.548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9.676">
                <text:p>129.676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9.803">
                <text:p>129.803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29.931">
                <text:p>129.931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0.058">
                <text:p>130.058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0.187">
                <text:p>130.187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0.307">
                <text:p>130.307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0.435">
                <text:p>130.435</text:p>
              </table:table-cell>
              <table:table-cell office:value-type="float" office:value="244.893">
                <text:p>244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0.563">
                <text:p>130.563</text:p>
              </table:table-cell>
              <table:table-cell office:value-type="float" office:value="244.893">
                <text:p>244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0.666">
                <text:p>130.666</text:p>
              </table:table-cell>
              <table:table-cell office:value-type="float" office:value="244.893">
                <text:p>244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0.772">
                <text:p>130.772</text:p>
              </table:table-cell>
              <table:table-cell office:value-type="float" office:value="244.893">
                <text:p>244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0.874">
                <text:p>130.874</text:p>
              </table:table-cell>
              <table:table-cell office:value-type="float" office:value="244.893">
                <text:p>244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1.008">
                <text:p>131.008</text:p>
              </table:table-cell>
              <table:table-cell office:value-type="float" office:value="244.893">
                <text:p>244.89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1.11">
                <text:p>131.11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1.21">
                <text:p>131.21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1.312">
                <text:p>131.312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1.413">
                <text:p>131.413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1.518">
                <text:p>131.518</text:p>
              </table:table-cell>
              <table:table-cell office:value-type="float" office:value="244.892">
                <text:p>244.8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1.648">
                <text:p>131.648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1.776">
                <text:p>131.776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1.905">
                <text:p>131.905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2.034">
                <text:p>132.034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2.15">
                <text:p>132.15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2.265">
                <text:p>132.265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2.366">
                <text:p>132.366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2.498">
                <text:p>132.498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2.622">
                <text:p>132.622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2.74">
                <text:p>132.74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2.867">
                <text:p>132.867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2.995">
                <text:p>132.995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3.121">
                <text:p>133.121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3.248">
                <text:p>133.248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3.377">
                <text:p>133.377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3.496">
                <text:p>133.496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3.625">
                <text:p>133.625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3.741">
                <text:p>133.741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3.871">
                <text:p>133.871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3.999">
                <text:p>133.999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4.128">
                <text:p>134.128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4.257">
                <text:p>134.257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4.385">
                <text:p>134.385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4.516">
                <text:p>134.516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4.62">
                <text:p>134.62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4.738">
                <text:p>134.738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4.839">
                <text:p>134.839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4.946">
                <text:p>134.946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5.047">
                <text:p>135.047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5.15">
                <text:p>135.15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5.269">
                <text:p>135.269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5.37">
                <text:p>135.37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5.471">
                <text:p>135.471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5.597">
                <text:p>135.597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5.704">
                <text:p>135.704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5.823">
                <text:p>135.823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5.94">
                <text:p>135.94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6.059">
                <text:p>136.059</text:p>
              </table:table-cell>
              <table:table-cell office:value-type="float" office:value="244.891">
                <text:p>244.89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6.176">
                <text:p>136.176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6.302">
                <text:p>136.302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6.434">
                <text:p>136.434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6.536">
                <text:p>136.536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6.64">
                <text:p>136.64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6.758">
                <text:p>136.758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6.875">
                <text:p>136.875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6.991">
                <text:p>136.991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7.108">
                <text:p>137.108</text:p>
              </table:table-cell>
              <table:table-cell office:value-type="float" office:value="244.89">
                <text:p>244.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7.224">
                <text:p>137.224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7.325">
                <text:p>137.325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7.427">
                <text:p>137.427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7.528">
                <text:p>137.528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7.647">
                <text:p>137.647</text:p>
              </table:table-cell>
              <table:table-cell office:value-type="float" office:value="244.889">
                <text:p>244.88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7.776">
                <text:p>137.776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7.905">
                <text:p>137.905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8.032">
                <text:p>138.032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8.148">
                <text:p>138.148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8.264">
                <text:p>138.264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8.365">
                <text:p>138.365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8.482">
                <text:p>138.482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8.599">
                <text:p>138.599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8.7">
                <text:p>138.7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8.816">
                <text:p>138.816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8.931">
                <text:p>138.931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9.048">
                <text:p>139.048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9.163">
                <text:p>139.163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9.293">
                <text:p>139.293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9.421">
                <text:p>139.421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9.543">
                <text:p>139.543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9.664">
                <text:p>139.664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9.781">
                <text:p>139.781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39.911">
                <text:p>139.911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0.04">
                <text:p>140.04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0.157">
                <text:p>140.157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0.261">
                <text:p>140.261</text:p>
              </table:table-cell>
              <table:table-cell office:value-type="float" office:value="244.887">
                <text:p>244.88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40.389">
                <text:p>140.389</text:p>
              </table:table-cell>
              <table:table-cell office:value-type="float" office:value="244.888">
                <text:p>244.888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7.2$Windows_X86_64 LibreOffice_project/dd47e4b30cb7dab30588d6c79c651f218165e3c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